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Univers (E1)" svg:font-family="'Univers (E1)'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9.67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0.3mm"/>
    </style:style>
    <style:style style:name="co9" style:family="table-column">
      <style:table-column-properties fo:break-before="auto" style:column-width="52.76mm"/>
    </style:style>
    <style:style style:name="co10" style:family="table-column">
      <style:table-column-properties fo:break-before="auto" style:column-width="67.06mm"/>
    </style:style>
    <style:style style:name="co11" style:family="table-column">
      <style:table-column-properties fo:break-before="auto" style:column-width="17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3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2.12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97mm" fo:break-before="auto" style:use-optimal-row-height="false"/>
    </style:style>
    <style:style style:name="ro10" style:family="table-row">
      <style:table-row-properties style:row-height="4.5mm" fo:break-before="auto" style:use-optimal-row-height="true"/>
    </style:style>
    <style:style style:name="ta1" style:family="table" style:master-page-name="PageStyle_5f_T_20_1267">
      <style:table-properties table:display="true" style:writing-mode="lr-tb"/>
    </style:style>
    <style:style style:name="ta2" style:family="table" style:master-page-name="PageStyle_5f_ESRI_5f_MAPINFO_5f_SHEE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5f_Redes_20_de_20_Transporte_20_e_20_Tráfego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" style:family="table-cell" style:parent-style-name="Normal_5f_Redes_20_de_20_Transporte_20_e_20_Tráfego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" style:family="table-cell" style:parent-style-name="Normal_5f_Redes_20_de_20_Transporte_20_e_20_Tráfego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Normal_5f_Redes_20_de_20_Transporte_20_e_20_Tráfego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" style:family="table-cell" style:parent-style-name="cabecalho_5f_tab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cabecalho_5f_tab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cabecalho_5f_tab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Normal_5f_Redes_20_de_20_Transporte_20_e_20_Tráfego" style:data-style-name="N138">
      <style:table-cell-properties style:glyph-orientation-vertical="0" fo:background-color="#ccffff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A32]" style:apply-style-name="Excel_5f_CondFormat_5f_1_5f_1_5f_1" style:base-cell-address="'T 1267'.A32"/>
    </style:style>
    <style:style style:name="ce11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A52]" style:apply-style-name="Excel_5f_CondFormat_5f_1_5f_2_5f_1" style:base-cell-address="'T 1267'.A52"/>
    </style:style>
    <style:style style:name="ce12" style:family="table-cell" style:parent-style-name="Normal_5f_Redes_20_de_20_Transporte_20_e_20_Tráfego" style:data-style-name="N137">
      <style:table-cell-properties style:glyph-orientation-vertical="0" fo:background-color="#c0c0c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5f_Redes_20_de_20_Transporte_20_e_20_Tráfego" style:data-style-name="N137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4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Normal_5f_Redes_20_de_20_Transporte_20_e_20_Tráfego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Normal_5f_Redes_20_de_20_Transporte_20_e_20_Tráfego">
      <style:table-cell-properties style:glyph-orientation-vertical="0" fo:background-color="#ffffff" style:cell-protect="protected" style:print-content="tru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Normal_5f_Redes_20_de_20_Transporte_20_e_20_Tráfego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Normal_5f_Redes_20_de_20_Transporte_20_e_20_Tráfego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" style:family="table-cell" style:parent-style-name="Normal_5f_Redes_20_de_20_Transporte_20_e_20_Tráfego">
      <style:table-cell-properties style:glyph-orientation-vertical="0" fo:background-color="#ffffff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Normal_5f_Redes_20_de_20_Transporte_20_e_20_Tráfego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" style:family="table-cell" style:parent-style-name="Normal_5f_Redes_20_de_20_Transporte_20_e_20_Tráfeg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B32]" style:apply-style-name="Excel_5f_CondFormat_5f_1_5f_1_5f_1" style:base-cell-address="'T 1267'.B32"/>
    </style:style>
    <style:style style:name="ce23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B52]" style:apply-style-name="Excel_5f_CondFormat_5f_1_5f_2_5f_1" style:base-cell-address="'T 1267'.B52"/>
    </style:style>
    <style:style style:name="ce24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B32]" style:apply-style-name="Excel_5f_CondFormat_5f_1_5f_1_5f_1" style:base-cell-address="'T 1267'.C32"/>
    </style:style>
    <style:style style:name="ce25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B52]" style:apply-style-name="Excel_5f_CondFormat_5f_1_5f_2_5f_1" style:base-cell-address="'T 1267'.C52"/>
    </style:style>
    <style:style style:name="ce26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D32]" style:apply-style-name="Excel_5f_CondFormat_5f_1_5f_1_5f_1" style:base-cell-address="'T 1267'.D32"/>
    </style:style>
    <style:style style:name="ce27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D52]" style:apply-style-name="Excel_5f_CondFormat_5f_1_5f_2_5f_1" style:base-cell-address="'T 1267'.D52"/>
    </style:style>
    <style:style style:name="ce28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E32]" style:apply-style-name="Excel_5f_CondFormat_5f_1_5f_1_5f_1" style:base-cell-address="'T 1267'.E32"/>
    </style:style>
    <style:style style:name="ce29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E52]" style:apply-style-name="Excel_5f_CondFormat_5f_1_5f_2_5f_1" style:base-cell-address="'T 1267'.E52"/>
    </style:style>
    <style:style style:name="ce30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F32]" style:apply-style-name="Excel_5f_CondFormat_5f_1_5f_1_5f_1" style:base-cell-address="'T 1267'.F32"/>
    </style:style>
    <style:style style:name="ce31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F52]" style:apply-style-name="Excel_5f_CondFormat_5f_1_5f_2_5f_1" style:base-cell-address="'T 1267'.F52"/>
    </style:style>
    <style:style style:name="ce32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G32]" style:apply-style-name="Excel_5f_CondFormat_5f_1_5f_1_5f_1" style:base-cell-address="'T 1267'.G32"/>
    </style:style>
    <style:style style:name="ce33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G52]" style:apply-style-name="Excel_5f_CondFormat_5f_1_5f_2_5f_1" style:base-cell-address="'T 1267'.G52"/>
    </style:style>
    <style:style style:name="ce34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G32]" style:apply-style-name="Excel_5f_CondFormat_5f_1_5f_1_5f_1" style:base-cell-address="'T 1267'.H32"/>
    </style:style>
    <style:style style:name="ce35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G52]" style:apply-style-name="Excel_5f_CondFormat_5f_1_5f_2_5f_1" style:base-cell-address="'T 1267'.H52"/>
    </style:style>
    <style:style style:name="ce36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I32]" style:apply-style-name="Excel_5f_CondFormat_5f_1_5f_1_5f_1" style:base-cell-address="'T 1267'.I32"/>
    </style:style>
    <style:style style:name="ce37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I52]" style:apply-style-name="Excel_5f_CondFormat_5f_1_5f_2_5f_1" style:base-cell-address="'T 1267'.I52"/>
    </style:style>
    <style:style style:name="ce38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J32]" style:apply-style-name="Excel_5f_CondFormat_5f_1_5f_1_5f_1" style:base-cell-address="'T 1267'.J32"/>
    </style:style>
    <style:style style:name="ce39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J52]" style:apply-style-name="Excel_5f_CondFormat_5f_1_5f_2_5f_1" style:base-cell-address="'T 1267'.J52"/>
    </style:style>
    <style:style style:name="ce40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J32]" style:apply-style-name="Excel_5f_CondFormat_5f_1_5f_1_5f_1" style:base-cell-address="'T 1267'.K32"/>
    </style:style>
    <style:style style:name="ce41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J52]" style:apply-style-name="Excel_5f_CondFormat_5f_1_5f_2_5f_1" style:base-cell-address="'T 1267'.K52"/>
    </style:style>
    <style:style style:name="ce42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K32]" style:apply-style-name="Excel_5f_CondFormat_5f_1_5f_1_5f_1" style:base-cell-address="'T 1267'.L32"/>
    </style:style>
    <style:style style:name="ce43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K52]" style:apply-style-name="Excel_5f_CondFormat_5f_1_5f_2_5f_1" style:base-cell-address="'T 1267'.L52"/>
    </style:style>
    <style:style style:name="ce44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L32]" style:apply-style-name="Excel_5f_CondFormat_5f_1_5f_1_5f_1" style:base-cell-address="'T 1267'.M32"/>
    </style:style>
    <style:style style:name="ce45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L52]" style:apply-style-name="Excel_5f_CondFormat_5f_1_5f_2_5f_1" style:base-cell-address="'T 1267'.M52"/>
    </style:style>
    <style:style style:name="ce46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M32]" style:apply-style-name="Excel_5f_CondFormat_5f_1_5f_1_5f_1" style:base-cell-address="'T 1267'.N32"/>
    </style:style>
    <style:style style:name="ce47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M52]" style:apply-style-name="Excel_5f_CondFormat_5f_1_5f_2_5f_1" style:base-cell-address="'T 1267'.N52"/>
    </style:style>
    <style:style style:name="ce48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O32]" style:apply-style-name="Excel_5f_CondFormat_5f_1_5f_1_5f_1" style:base-cell-address="'T 1267'.O32"/>
    </style:style>
    <style:style style:name="ce49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O52]" style:apply-style-name="Excel_5f_CondFormat_5f_1_5f_2_5f_1" style:base-cell-address="'T 1267'.O52"/>
    </style:style>
    <style:style style:name="ce50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P32]" style:apply-style-name="Excel_5f_CondFormat_5f_1_5f_1_5f_1" style:base-cell-address="'T 1267'.P32"/>
    </style:style>
    <style:style style:name="ce51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P52]" style:apply-style-name="Excel_5f_CondFormat_5f_1_5f_2_5f_1" style:base-cell-address="'T 1267'.P52"/>
    </style:style>
    <style:style style:name="ce52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P32]" style:apply-style-name="Excel_5f_CondFormat_5f_1_5f_1_5f_1" style:base-cell-address="'T 1267'.Q32"/>
    </style:style>
    <style:style style:name="ce53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P52]" style:apply-style-name="Excel_5f_CondFormat_5f_1_5f_2_5f_1" style:base-cell-address="'T 1267'.Q52"/>
    </style:style>
    <style:style style:name="ce54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R32]" style:apply-style-name="Excel_5f_CondFormat_5f_1_5f_1_5f_1" style:base-cell-address="'T 1267'.R32"/>
    </style:style>
    <style:style style:name="ce55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R52]" style:apply-style-name="Excel_5f_CondFormat_5f_1_5f_2_5f_1" style:base-cell-address="'T 1267'.R52"/>
    </style:style>
    <style:style style:name="ce56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S32]" style:apply-style-name="Excel_5f_CondFormat_5f_1_5f_1_5f_1" style:base-cell-address="'T 1267'.S32"/>
    </style:style>
    <style:style style:name="ce57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S52]" style:apply-style-name="Excel_5f_CondFormat_5f_1_5f_2_5f_1" style:base-cell-address="'T 1267'.S52"/>
    </style:style>
    <style:style style:name="ce58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S32]" style:apply-style-name="Excel_5f_CondFormat_5f_1_5f_1_5f_1" style:base-cell-address="'T 1267'.T32"/>
    </style:style>
    <style:style style:name="ce59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S52]" style:apply-style-name="Excel_5f_CondFormat_5f_1_5f_2_5f_1" style:base-cell-address="'T 1267'.T52"/>
    </style:style>
    <style:style style:name="ce60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T32]" style:apply-style-name="Excel_5f_CondFormat_5f_1_5f_1_5f_1" style:base-cell-address="'T 1267'.U32"/>
    </style:style>
    <style:style style:name="ce61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T52]" style:apply-style-name="Excel_5f_CondFormat_5f_1_5f_2_5f_1" style:base-cell-address="'T 1267'.U52"/>
    </style:style>
    <style:style style:name="ce62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U32]" style:apply-style-name="Excel_5f_CondFormat_5f_1_5f_1_5f_1" style:base-cell-address="'T 1267'.V32"/>
    </style:style>
    <style:style style:name="ce63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U52]" style:apply-style-name="Excel_5f_CondFormat_5f_1_5f_2_5f_1" style:base-cell-address="'T 1267'.V52"/>
    </style:style>
    <style:style style:name="ce64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V32]" style:apply-style-name="Excel_5f_CondFormat_5f_1_5f_1_5f_1" style:base-cell-address="'T 1267'.W32"/>
    </style:style>
    <style:style style:name="ce65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[.IV52]" style:apply-style-name="Excel_5f_CondFormat_5f_1_5f_2_5f_1" style:base-cell-address="'T 1267'.W52"/>
    </style:style>
    <style:style style:name="ce66" style:family="table-cell" style:parent-style-name="Normal_5f_Redes_20_de_20_Transporte_20_e_20_Tráfego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" style:family="table-cell" style:parent-style-name="Normal_5f_Redes_20_de_20_Transporte_20_e_20_Tráfego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cabecalho_5f_tab">
      <style:table-cell-properties style:glyph-orientation-vertical="0" fo:background-color="#99cc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cabecalho_5f_tab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cabecalho_5f_tab" style:data-style-name="N13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cabecalho_5f_tab" style:data-style-name="N13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cabecalho_5f_tab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Normal_5f_Redes_20_de_20_Transporte_20_e_20_Tráfego" style:data-style-name="N13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Normal_5f_Redes_20_de_20_Transporte_20_e_20_Tráfego">
      <style:table-cell-properties style:glyph-orientation-vertical="0" fo:background-color="#ffffff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Normal_5f_Redes_20_de_20_Transporte_20_e_20_Tráfego" style:data-style-name="N138">
      <style:table-cell-properties style:glyph-orientation-vertical="0" fo:background-color="#ccffff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7" style:family="table-cell" style:parent-style-name="Normal_5f_Redes_20_de_20_Transporte_20_e_20_Tráfego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" style:family="table-cell" style:parent-style-name="Normal_5f_Redes_20_de_20_Transporte_20_e_20_Tráfego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Normal_5f_Redes_20_de_20_Transporte_20_e_20_Tráfego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Normal_5f_Redes_20_de_20_Transporte_20_e_20_Tráfego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81" style:family="table-cell" style:parent-style-name="Normal_5f_Redes_20_de_20_Transporte_20_e_20_Tráfego" style:data-style-name="N138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Normal_5f_Redes_20_de_20_Transporte_20_e_20_Tráfego" style:data-style-name="N138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Normal_5f_Redes_20_de_20_Transporte_20_e_20_Tráfego" style:data-style-name="N138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Normal_5f_Redes_20_de_20_Transporte_20_e_20_Tráfego">
      <style:table-cell-properties style:glyph-orientation-vertical="0" style:cell-protect="protected" style:print-content="tru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Normal_5f_Redes_20_de_20_Transporte_20_e_20_Tráfego">
      <style:table-cell-properties style:glyph-orientation-vertical="0" fo:background-color="#ffffff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" style:family="table-cell" style:parent-style-name="Normal_5f_Redes_20_de_20_Transporte_20_e_20_Tráfego" style:data-style-name="N138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Normal_5f_Redes_20_de_20_Transporte_20_e_20_Tráfego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Normal_5f_Redes_20_de_20_Transporte_20_e_20_Tráfego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89" style:family="table-cell" style:parent-style-name="Normal_5f_Redes_20_de_20_Transporte_20_e_20_Tráfego" style:data-style-name="N138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Normal_5f_Redes_20_de_20_Transporte_20_e_20_Tráfego">
      <style:table-cell-properties style:glyph-orientation-vertical="0" fo:background-color="#ffffff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Normal_5f_Redes_20_de_20_Transporte_20_e_20_Tráfego">
      <style:table-cell-properties style:glyph-orientation-vertical="0" fo:background-color="#ffffff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Normal_5f_Redes_20_de_20_Transporte_20_e_20_Tráfeg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cabecalho_5f_tab" style:data-style-name="N13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4" style:family="table-cell" style:parent-style-name="Normal_5f_Redes_20_de_20_Transporte_20_e_20_Tráfego">
      <style:table-cell-properties style:glyph-orientation-vertical="0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Normal_5f_Redes_20_de_20_Transporte_20_e_20_Tráfego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cabecalho_5f_tab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Normal_5f_Redes_20_de_20_Transporte_20_e_20_Tráfego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Normal_5f_Redes_20_de_20_Transporte_20_e_20_Tráfego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Normal_5f_Redes_20_de_20_Transporte_20_e_20_Tráfego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cabecalho_5f_tab" style:data-style-name="N137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1" style:family="table-cell" style:parent-style-name="Normal_5f_Redes_20_de_20_Transporte_20_e_20_Tráfego" style:data-style-name="N142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Normal_5f_Redes_20_de_20_Transporte_20_e_20_Tráfego">
      <style:table-cell-properties style:glyph-orientation-vertical="0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3" style:family="table-cell" style:parent-style-name="Normal_5f_Redes_20_de_20_Transporte_20_e_20_Tráfego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Normal_5f_Redes_20_de_20_Transporte_20_e_20_Tráfego" style:data-style-name="N142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Normal_5f_Redes_20_de_20_Transporte_20_e_20_Tráfego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Normal_5f_Redes_20_de_20_Transporte_20_e_20_Tráfego">
      <style:table-cell-properties style:glyph-orientation-vertical="0" fo:background-color="#ffffff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fo:border="0.06pt solid #000000" fo:padding="0.71mm"/>
    </style:style>
    <style:style style:name="ce108" style:family="table-cell" style:parent-style-name="Default">
      <style:table-cell-properties fo:padding="0.71mm"/>
    </style:style>
    <style:style style:name="ce109" style:family="table-cell" style:parent-style-name="Normal_5f_Redes_20_de_20_Transporte_20_e_20_Tráfego" style:data-style-name="N14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11" style:family="table-cell" style:parent-style-name="Normal_5f_Redes_20_de_20_Transporte_20_e_20_Tráfego" style:data-style-name="N138">
      <style:table-cell-properties style:glyph-orientation-vertical="0" fo:background-color="#cc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2" style:family="table-cell" style:parent-style-name="Normal_5f_Redes_20_de_20_Transporte_20_e_20_Tráfego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order="0.06pt solid #000000"/>
    </style:style>
    <style:style style:name="ce114" style:family="table-cell" style:parent-style-name="Normal_5f_Redes_20_de_20_Transporte_20_e_20_Tráfego" style:data-style-name="N1">
      <style:table-cell-properties style:glyph-orientation-vertical="0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5" style:family="table-cell" style:parent-style-name="Normal_5f_Redes_20_de_20_Transporte_20_e_20_Tráfeg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16" style:family="table-cell" style:parent-style-name="Normal_5f_Redes_20_de_20_Transporte_20_e_20_Tráfego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no-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Verdana" fo:font-size="50pt" fo:font-style="normal" fo:text-shadow="none" style:text-underline-style="none" fo:font-weight="bold" style:font-size-asian="50pt" style:font-style-asian="normal" style:font-weight-asian="bold" style:font-size-complex="5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 1267" table:style-name="ta1" table:print-ranges="'T 1267'.W1:'T 1267'.AM78">
        <office:forms form:automatic-focus="false" form:apply-design-mode="false"/>
        <table:table-column table:style-name="co1" table:number-columns-repeated="13" table:default-cell-style-name="ce21"/>
        <table:table-column table:style-name="co2" table:default-cell-style-name="ce21"/>
        <table:table-column table:style-name="co1" table:number-columns-repeated="8" table:default-cell-style-name="ce21"/>
        <table:table-column table:style-name="co2" table:default-cell-style-name="ce21"/>
        <table:table-column table:style-name="co3" table:default-cell-style-name="ce77"/>
        <table:table-column table:style-name="co4" table:default-cell-style-name="ce77"/>
        <table:table-column table:style-name="co3" table:number-columns-repeated="2" table:default-cell-style-name="ce21"/>
        <table:table-column table:style-name="co3" table:number-columns-repeated="3" table:default-cell-style-name="ce92"/>
        <table:table-column table:style-name="co3" table:default-cell-style-name="ce99"/>
        <table:table-column table:style-name="co3" table:number-columns-repeated="4" table:default-cell-style-name="ce21"/>
        <table:table-column table:style-name="co3" table:number-columns-repeated="10" table:default-cell-style-name="ce108"/>
        <table:table-column table:style-name="co5" table:default-cell-style-name="ce108"/>
        <table:table-column table:style-name="co6" table:number-columns-repeated="4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11" table:default-cell-style-name="ce21"/>
        <table:table-column table:style-name="co7" table:default-cell-style-name="ce21"/>
        <table:table-column table:style-name="co6" table:number-columns-repeated="7" table:default-cell-style-name="ce21"/>
        <table:table-column table:style-name="co9" table:default-cell-style-name="ce21"/>
        <table:table-column table:style-name="co10" table:default-cell-style-name="ce21"/>
        <table:table-column table:style-name="co6" table:number-columns-repeated="206" table:default-cell-style-name="ce21"/>
        <table:table-column table:style-name="co6" table:number-columns-repeated="745" table:default-cell-style-name="Default"/>
        <table:table-header-rows>
          <table:table-row table:style-name="ro1">
            <table:table-cell table:style-name="ce1" table:number-columns-repeated="23"/>
            <table:table-cell table:style-name="ce18" table:number-columns-repeated="4"/>
            <table:table-cell table:style-name="ce87" table:number-columns-repeated="3"/>
            <table:table-cell table:style-name="ce95"/>
            <table:table-cell table:style-name="ce18" table:number-columns-repeated="4"/>
            <table:table-cell table:style-name="ce107" table:number-columns-repeated="11"/>
            <table:table-cell table:style-name="ce113" office:value-type="string" calcext:value-type="string">
              <text:p>insert into possui values(</text:p>
            </table:table-cell>
            <table:table-cell table:style-name="ce113" office:value-type="string" calcext:value-type="string">
              <text:p>);</text:p>
            </table:table-cell>
            <table:table-cell table:style-name="ce113" office:value-type="string" calcext:value-type="string">
              <text:p>,</text:p>
            </table:table-cell>
            <table:table-cell table:style-name="ce113" office:value-type="string" calcext:value-type="string">
              <text:p>'</text:p>
            </table:table-cell>
            <table:table-cell table:style-name="ce113" table:number-columns-repeated="12"/>
            <table:table-cell table:style-name="ce18" table:number-columns-repeated="24"/>
            <table:table-cell table:number-columns-repeated="193"/>
            <table:table-cell table:style-name="ce21" table:number-columns-repeated="741"/>
            <table:table-cell table:number-columns-repeated="4"/>
          </table:table-row>
          <table:table-row table:style-name="ro2">
            <table:table-cell table:style-name="ce2" table:number-columns-repeated="23"/>
            <table:table-cell table:style-name="ce66" table:number-columns-repeated="2"/>
            <table:table-cell table:style-name="ce18" table:number-columns-repeated="2"/>
            <table:table-cell table:style-name="ce87" table:number-columns-repeated="3"/>
            <table:table-cell table:style-name="ce95"/>
            <table:table-cell table:style-name="ce18" table:number-columns-repeated="4"/>
            <table:table-cell table:style-name="ce107" table:number-columns-repeated="11"/>
            <table:table-cell table:style-name="ce113" office:value-type="string" calcext:value-type="string">
              <text:p>insert into possui values(</text:p>
            </table:table-cell>
            <table:table-cell table:style-name="ce113" office:value-type="string" calcext:value-type="string">
              <text:p>);</text:p>
            </table:table-cell>
            <table:table-cell table:style-name="ce113" office:value-type="string" calcext:value-type="string">
              <text:p>,</text:p>
            </table:table-cell>
            <table:table-cell table:number-columns-repeated="25" table:style-name="ce113" office:value-type="string" calcext:value-type="string">
              <text:p>'</text:p>
            </table:table-cell>
            <table:table-cell table:style-name="ce18" table:number-columns-repeated="12"/>
            <table:table-cell table:number-columns-repeated="193"/>
            <table:table-cell table:style-name="ce21" table:number-columns-repeated="741"/>
            <table:table-cell table:number-columns-repeated="4"/>
          </table:table-row>
          <table:table-row table:style-name="ro3">
            <table:table-cell table:style-name="ce3" table:number-columns-repeated="23"/>
            <table:table-cell table:style-name="ce67"/>
            <table:table-cell table:style-name="ce78"/>
            <table:table-cell table:style-name="ce80" table:number-columns-repeated="2"/>
            <table:table-cell table:style-name="ce88" table:number-columns-repeated="3"/>
            <table:table-cell table:style-name="ce80" table:number-columns-repeated="5"/>
            <table:table-cell table:style-name="ce107" table:number-columns-repeated="4"/>
            <table:table-cell table:style-name="ce107" office:value-type="string" calcext:value-type="string">
              <text:p>19.43</text:p>
            </table:table-cell>
            <table:table-cell table:style-name="ce107" table:number-columns-repeated="6"/>
            <table:table-cell table:style-name="ce113" office:value-type="string" calcext:value-type="string">
              <text:p>insert into possui values(</text:p>
            </table:table-cell>
            <table:table-cell table:style-name="ce113" office:value-type="string" calcext:value-type="string">
              <text:p>);</text:p>
            </table:table-cell>
            <table:table-cell table:style-name="ce113" office:value-type="string" calcext:value-type="string">
              <text:p>,</text:p>
            </table:table-cell>
            <table:table-cell table:style-name="ce113" office:value-type="string" calcext:value-type="string">
              <text:p>'</text:p>
            </table:table-cell>
            <table:table-cell table:number-columns-repeated="24" table:style-name="ce113" office:value-type="string" calcext:value-type="string">
              <text:p>,</text:p>
            </table:table-cell>
            <table:table-cell table:style-name="ce80" table:number-columns-repeated="12"/>
            <table:table-cell table:style-name="ce115" table:number-columns-repeated="934"/>
            <table:table-cell table:number-columns-repeated="4"/>
          </table:table-row>
          <table:table-row table:style-name="ro2">
            <table:table-cell table:style-name="ce4" table:number-columns-repeated="23"/>
            <table:table-cell table:style-name="ce67"/>
            <table:table-cell table:style-name="ce79"/>
            <table:table-cell table:style-name="ce80" table:number-columns-repeated="2"/>
            <table:table-cell table:style-name="ce88" table:number-columns-repeated="3"/>
            <table:table-cell table:style-name="ce80" table:number-columns-repeated="5"/>
            <table:table-cell table:style-name="ce107" table:number-columns-repeated="11"/>
            <table:table-cell table:style-name="ce113" office:value-type="string" calcext:value-type="string">
              <text:p>insert into possui values(</text:p>
            </table:table-cell>
            <table:table-cell table:style-name="ce113" office:value-type="string" calcext:value-type="string">
              <text:p>);</text:p>
            </table:table-cell>
            <table:table-cell table:style-name="ce113" office:value-type="string" calcext:value-type="string">
              <text:p>,</text:p>
            </table:table-cell>
            <table:table-cell table:style-name="ce113" office:value-type="string" calcext:value-type="string">
              <text:p>'</text:p>
            </table:table-cell>
            <table:table-cell table:number-columns-repeated="24" table:style-name="ce113" office:value-type="string" calcext:value-type="string">
              <text:p>);</text:p>
            </table:table-cell>
            <table:table-cell table:style-name="ce80" table:number-columns-repeated="12"/>
            <table:table-cell table:style-name="ce115" table:number-columns-repeated="934"/>
            <table:table-cell table:number-columns-repeated="4"/>
          </table:table-row>
          <table:table-row table:style-name="ro4">
            <table:table-cell table:style-name="ce5" office:value-type="string" calcext:value-type="string" table:number-columns-spanned="1" table:number-rows-spanned="2">
              <text:p>Linha/Estações <text:s text:c="2"/></text:p>
            </table:table-cell>
            <table:table-cell table:style-name="ce5" office:value-type="string" calcext:value-type="string" table:number-columns-spanned="1" table:number-rows-spanned="2">
              <text:p>Linha/Estações <text:s text:c="2"/></text:p>
            </table:table-cell>
            <table:table-cell table:style-name="ce5" office:value-type="string" calcext:value-type="string" table:number-columns-spanned="1" table:number-rows-spanned="2">
              <text:p>Linha/Estações <text:s text:c="2"/></text:p>
            </table:table-cell>
            <table:table-cell table:number-columns-repeated="20" table:style-name="ce5" office:value-type="string" calcext:value-type="string">
              <text:p>Linha/Estações <text:s text:c="2"/></text:p>
            </table:table-cell>
            <table:table-cell table:style-name="ce68" office:value-type="string" calcext:value-type="string">
              <text:p><text:s/>Passageiros transportados (nº em 1000) (1)</text:p>
            </table:table-cell>
            <table:table-cell table:style-name="ce68" table:number-columns-repeated="22"/>
            <table:table-cell table:style-name="ce113" office:value-type="string" calcext:value-type="string">
              <text:p>insert into possui values(</text:p>
            </table:table-cell>
            <table:table-cell table:style-name="ce113" office:value-type="string" calcext:value-type="string">
              <text:p>);</text:p>
            </table:table-cell>
            <table:table-cell table:style-name="ce113" office:value-type="string" calcext:value-type="string">
              <text:p>,</text:p>
            </table:table-cell>
            <table:table-cell table:style-name="ce113" office:value-type="string" calcext:value-type="string">
              <text:p>'</text:p>
            </table:table-cell>
            <table:table-cell table:number-columns-repeated="23" table:style-name="ce113" office:value-type="string" calcext:value-type="string">
              <text:p>insert into possui values(</text:p>
            </table:table-cell>
            <table:table-cell table:style-name="ce18" table:number-columns-repeated="13"/>
            <table:table-cell table:number-columns-repeated="938"/>
          </table:table-row>
          <table:table-row table:style-name="ro4">
            <table:covered-table-cell table:number-columns-repeated="3" table:style-name="ce5"/>
            <table:table-cell table:style-name="ce5" table:number-columns-repeated="20"/>
            <table:table-cell table:style-name="ce69" office:value-type="float" office:value="1995" calcext:value-type="float">
              <text:p>1995</text:p>
            </table:table-cell>
            <table:table-cell table:style-name="ce69" office:value-type="float" office:value="1996" calcext:value-type="float">
              <text:p>1996</text:p>
            </table:table-cell>
            <table:table-cell table:style-name="ce69" office:value-type="float" office:value="1997" calcext:value-type="float">
              <text:p>1997</text:p>
            </table:table-cell>
            <table:table-cell table:style-name="ce69" office:value-type="float" office:value="1998" calcext:value-type="float">
              <text:p>1998</text:p>
            </table:table-cell>
            <table:table-cell table:style-name="ce69" office:value-type="float" office:value="1999" calcext:value-type="float">
              <text:p>1999</text:p>
            </table:table-cell>
            <table:table-cell table:style-name="ce69" office:value-type="float" office:value="2000" calcext:value-type="float">
              <text:p>2000</text:p>
            </table:table-cell>
            <table:table-cell table:style-name="ce69" office:value-type="float" office:value="2001" calcext:value-type="float">
              <text:p>2001</text:p>
            </table:table-cell>
            <table:table-cell table:style-name="ce69" office:value-type="float" office:value="2002" calcext:value-type="float">
              <text:p>2002</text:p>
            </table:table-cell>
            <table:table-cell table:style-name="ce69" office:value-type="float" office:value="2003" calcext:value-type="float">
              <text:p>2003</text:p>
            </table:table-cell>
            <table:table-cell table:style-name="ce69" office:value-type="float" office:value="2004" calcext:value-type="float">
              <text:p>2004</text:p>
            </table:table-cell>
            <table:table-cell table:style-name="ce69" office:value-type="float" office:value="2005" calcext:value-type="float">
              <text:p>2005</text:p>
            </table:table-cell>
            <table:table-cell table:style-name="ce69" office:value-type="float" office:value="2006" calcext:value-type="float">
              <text:p>2006</text:p>
            </table:table-cell>
            <table:table-cell table:style-name="ce69" office:value-type="float" office:value="2007" calcext:value-type="float">
              <text:p>2007</text:p>
            </table:table-cell>
            <table:table-cell table:style-name="ce69" office:value-type="float" office:value="2008" calcext:value-type="float">
              <text:p>2008</text:p>
            </table:table-cell>
            <table:table-cell table:style-name="ce69" office:value-type="float" office:value="2009" calcext:value-type="float">
              <text:p>2009</text:p>
            </table:table-cell>
            <table:table-cell table:style-name="ce69" office:value-type="float" office:value="2010" calcext:value-type="float">
              <text:p>2010</text:p>
            </table:table-cell>
            <table:table-cell table:style-name="ce69" office:value-type="float" office:value="2011" calcext:value-type="float">
              <text:p>2011</text:p>
            </table:table-cell>
            <table:table-cell table:style-name="ce69" office:value-type="float" office:value="2012" calcext:value-type="float">
              <text:p>2012</text:p>
            </table:table-cell>
            <table:table-cell table:style-name="ce69" office:value-type="float" office:value="2013" calcext:value-type="float">
              <text:p>2013</text:p>
            </table:table-cell>
            <table:table-cell table:style-name="ce69" office:value-type="float" office:value="2014" calcext:value-type="float">
              <text:p>2014</text:p>
            </table:table-cell>
            <table:table-cell table:style-name="ce69" office:value-type="float" office:value="2015" calcext:value-type="float">
              <text:p>2015</text:p>
            </table:table-cell>
            <table:table-cell table:style-name="ce69" office:value-type="float" office:value="2016" calcext:value-type="float">
              <text:p>2016</text:p>
            </table:table-cell>
            <table:table-cell table:style-name="ce69" office:value-type="float" office:value="2017" calcext:value-type="float">
              <text:p>2017</text:p>
            </table:table-cell>
            <table:table-cell table:style-name="ce113" office:value-type="string" calcext:value-type="string">
              <text:p>insert into possui values(</text:p>
            </table:table-cell>
            <table:table-cell table:style-name="ce113" office:value-type="string" calcext:value-type="string">
              <text:p>);</text:p>
            </table:table-cell>
            <table:table-cell table:style-name="ce113" office:value-type="string" calcext:value-type="string">
              <text:p>,</text:p>
            </table:table-cell>
            <table:table-cell table:style-name="ce113" office:value-type="string" calcext:value-type="string">
              <text:p>'</text:p>
            </table:table-cell>
            <table:table-cell table:style-name="ce69" office:value-type="float" office:value="1995" calcext:value-type="float">
              <text:p>1995</text:p>
            </table:table-cell>
            <table:table-cell table:style-name="ce69" office:value-type="float" office:value="1996" calcext:value-type="float">
              <text:p>1996</text:p>
            </table:table-cell>
            <table:table-cell table:style-name="ce69" office:value-type="float" office:value="1997" calcext:value-type="float">
              <text:p>1997</text:p>
            </table:table-cell>
            <table:table-cell table:style-name="ce69" office:value-type="float" office:value="1998" calcext:value-type="float">
              <text:p>1998</text:p>
            </table:table-cell>
            <table:table-cell table:style-name="ce69" office:value-type="float" office:value="1999" calcext:value-type="float">
              <text:p>1999</text:p>
            </table:table-cell>
            <table:table-cell table:style-name="ce69" office:value-type="float" office:value="2000" calcext:value-type="float">
              <text:p>2000</text:p>
            </table:table-cell>
            <table:table-cell table:style-name="ce69" office:value-type="float" office:value="2001" calcext:value-type="float">
              <text:p>2001</text:p>
            </table:table-cell>
            <table:table-cell table:style-name="ce69" office:value-type="float" office:value="2002" calcext:value-type="float">
              <text:p>2002</text:p>
            </table:table-cell>
            <table:table-cell table:style-name="ce69" office:value-type="float" office:value="2003" calcext:value-type="float">
              <text:p>2003</text:p>
            </table:table-cell>
            <table:table-cell table:style-name="ce69" office:value-type="float" office:value="2004" calcext:value-type="float">
              <text:p>2004</text:p>
            </table:table-cell>
            <table:table-cell table:style-name="ce69" office:value-type="float" office:value="2005" calcext:value-type="float">
              <text:p>2005</text:p>
            </table:table-cell>
            <table:table-cell table:style-name="ce69" office:value-type="float" office:value="2006" calcext:value-type="float">
              <text:p>2006</text:p>
            </table:table-cell>
            <table:table-cell table:style-name="ce69" office:value-type="float" office:value="2007" calcext:value-type="float">
              <text:p>2007</text:p>
            </table:table-cell>
            <table:table-cell table:style-name="ce69" office:value-type="float" office:value="2008" calcext:value-type="float">
              <text:p>2008</text:p>
            </table:table-cell>
            <table:table-cell table:style-name="ce69" office:value-type="float" office:value="2009" calcext:value-type="float">
              <text:p>2009</text:p>
            </table:table-cell>
            <table:table-cell table:style-name="ce69" office:value-type="float" office:value="2010" calcext:value-type="float">
              <text:p>2010</text:p>
            </table:table-cell>
            <table:table-cell table:style-name="ce69" office:value-type="float" office:value="2011" calcext:value-type="float">
              <text:p>2011</text:p>
            </table:table-cell>
            <table:table-cell table:style-name="ce69" office:value-type="float" office:value="2012" calcext:value-type="float">
              <text:p>2012</text:p>
            </table:table-cell>
            <table:table-cell table:style-name="ce69" office:value-type="float" office:value="2013" calcext:value-type="float">
              <text:p>2013</text:p>
            </table:table-cell>
            <table:table-cell table:style-name="ce69" office:value-type="float" office:value="2014" calcext:value-type="float">
              <text:p>2014</text:p>
            </table:table-cell>
            <table:table-cell table:style-name="ce69" office:value-type="float" office:value="2015" calcext:value-type="float">
              <text:p>2015</text:p>
            </table:table-cell>
            <table:table-cell table:style-name="ce69" office:value-type="float" office:value="2016" calcext:value-type="float">
              <text:p>2016</text:p>
            </table:table-cell>
            <table:table-cell table:style-name="ce69" office:value-type="float" office:value="2017" calcext:value-type="float">
              <text:p>2017</text:p>
            </table:table-cell>
            <table:table-cell table:style-name="ce18" table:number-columns-repeated="13"/>
            <table:table-cell table:number-columns-repeated="938"/>
          </table:table-row>
        </table:table-header-rows>
        <table:table-row table:style-name="ro5">
          <table:table-cell table:style-name="ce6" table:number-columns-repeated="23"/>
          <table:table-cell table:style-name="ce70"/>
          <table:table-cell table:style-name="ce71"/>
          <table:table-cell table:style-name="ce81"/>
          <table:table-cell table:style-name="ce71" table:number-columns-repeated="2"/>
          <table:table-cell table:style-name="ce93" table:number-columns-repeated="2"/>
          <table:table-cell table:style-name="ce96"/>
          <table:table-cell table:style-name="ce100" table:number-columns-repeated="2"/>
          <table:table-cell table:style-name="ce18" table:number-columns-repeated="2"/>
          <table:table-cell table:style-name="ce107" table:number-columns-repeated="11"/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0" table:number-columns-repeated="12"/>
          <table:table-cell table:style-name="ce18" table:number-columns-repeated="24"/>
          <table:table-cell table:number-columns-repeated="938"/>
        </table:table-row>
        <table:table-row table:style-name="ro6">
          <table:table-cell table:number-columns-repeated="23" table:style-name="ce7" office:value-type="string" calcext:value-type="string">
            <text:p>Total</text:p>
          </table:table-cell>
          <table:table-cell table:style-name="ce71" office:value-type="float" office:value="84977" calcext:value-type="float">
            <text:p><text:s text:c="2"/>84 977</text:p>
          </table:table-cell>
          <table:table-cell table:style-name="ce71" office:value-type="float" office:value="92515.801" calcext:value-type="float">
            <text:p><text:s text:c="2"/>92 516</text:p>
          </table:table-cell>
          <table:table-cell table:style-name="ce71" office:value-type="float" office:value="70259.259" calcext:value-type="float">
            <text:p><text:s text:c="2"/>70 259</text:p>
          </table:table-cell>
          <table:table-cell table:style-name="ce71" office:value-type="float" office:value="86425.6019077683" calcext:value-type="float">
            <text:p><text:s text:c="2"/>86 426</text:p>
          </table:table-cell>
          <table:table-cell table:style-name="ce71" office:value-type="float" office:value="106890.3375" calcext:value-type="float">
            <text:p><text:s text:c="2"/>106 890</text:p>
          </table:table-cell>
          <table:table-cell table:style-name="ce71" office:value-type="float" office:value="113021.0165" calcext:value-type="float">
            <text:p><text:s text:c="2"/>113 021</text:p>
          </table:table-cell>
          <table:table-cell table:style-name="ce71" office:value-type="float" office:value="109918.325" calcext:value-type="float">
            <text:p><text:s text:c="2"/>109 918</text:p>
          </table:table-cell>
          <table:table-cell table:style-name="ce71" office:value-type="float" office:value="110843" calcext:value-type="float">
            <text:p><text:s text:c="2"/>110 843</text:p>
          </table:table-cell>
          <table:table-cell table:style-name="ce71" office:value-type="float" office:value="113382.589" calcext:value-type="float">
            <text:p><text:s text:c="2"/>113 383</text:p>
          </table:table-cell>
          <table:table-cell table:style-name="ce71" office:value-type="float" office:value="120405.232" calcext:value-type="float">
            <text:p><text:s text:c="2"/>120 405</text:p>
          </table:table-cell>
          <table:table-cell table:style-name="ce71" office:value-type="float" office:value="129091.111" calcext:value-type="float">
            <text:p><text:s text:c="2"/>129 091</text:p>
          </table:table-cell>
          <table:table-cell table:style-name="ce71" office:value-type="float" office:value="135211.605" calcext:value-type="float">
            <text:p><text:s text:c="2"/>135 212</text:p>
          </table:table-cell>
          <table:table-cell table:style-name="ce71" office:value-type="float" office:value="150103" calcext:value-type="float">
            <text:p><text:s text:c="2"/>150 103</text:p>
          </table:table-cell>
          <table:table-cell table:style-name="ce71" office:value-type="float" office:value="154012.573886961" calcext:value-type="float">
            <text:p><text:s text:c="2"/>154 013</text:p>
          </table:table-cell>
          <table:table-cell table:style-name="ce71" office:value-type="float" office:value="152746.976" calcext:value-type="float">
            <text:p><text:s text:c="2"/>152 747</text:p>
          </table:table-cell>
          <table:table-cell table:style-name="ce71" office:value-type="float" office:value="164240.59925" calcext:value-type="float">
            <text:p><text:s text:c="2"/>164 241</text:p>
          </table:table-cell>
          <table:table-cell table:style-name="ce71" office:value-type="float" office:value="179892.651" calcext:value-type="float">
            <text:p><text:s text:c="2"/>179 893</text:p>
          </table:table-cell>
          <table:table-cell table:style-name="ce71" office:value-type="float" office:value="187700.72" calcext:value-type="float">
            <text:p><text:s text:c="2"/>187 701</text:p>
          </table:table-cell>
          <table:table-cell table:style-name="ce71" office:value-type="float" office:value="192479.404" calcext:value-type="float">
            <text:p><text:s text:c="2"/>192 479</text:p>
          </table:table-cell>
          <table:table-cell table:style-name="ce71" office:value-type="float" office:value="227408.308" calcext:value-type="float">
            <text:p><text:s text:c="2"/>227 408</text:p>
          </table:table-cell>
          <table:table-cell table:style-name="ce71" office:value-type="float" office:value="232560.547" calcext:value-type="float">
            <text:p><text:s text:c="2"/>232 561</text:p>
          </table:table-cell>
          <table:table-cell table:style-name="ce71" office:value-type="float" office:value="249356.624" calcext:value-type="float">
            <text:p><text:s text:c="2"/>249 357</text:p>
          </table:table-cell>
          <table:table-cell table:style-name="ce71" office:value-type="float" office:value="244709.929" calcext:value-type="float">
            <text:p><text:s text:c="2"/>244 710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18" table:number-columns-repeated="36"/>
          <table:table-cell table:number-columns-repeated="938"/>
        </table:table-row>
        <table:table-row table:style-name="ro2">
          <table:table-cell table:style-name="ce6" table:number-columns-repeated="23"/>
          <table:table-cell table:style-name="ce71"/>
          <table:table-cell table:style-name="ce70"/>
          <table:table-cell table:style-name="ce82"/>
          <table:table-cell table:style-name="ce86"/>
          <table:table-cell table:style-name="ce89"/>
          <table:table-cell table:number-columns-repeated="2" table:style-name="ce89" office:value-type="float" office:value="0" calcext:value-type="float">
            <text:p><text:s text:c="3"/></text:p>
          </table:table-cell>
          <table:table-cell table:style-name="ce97"/>
          <table:table-cell table:style-name="ce101" table:number-columns-repeated="4"/>
          <table:table-cell table:style-name="ce107" table:number-columns-repeated="9"/>
          <table:table-cell table:style-name="ce110" table:number-columns-repeated="2"/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number-columns-repeated="3"/>
          <table:table-cell table:style-name="ce18" table:number-columns-repeated="33"/>
          <table:table-cell table:number-columns-repeated="938"/>
        </table:table-row>
        <table:table-row table:style-name="ro6">
          <table:table-cell table:number-columns-repeated="23" table:style-name="ce8" office:value-type="string" calcext:value-type="string">
            <text:p>Estações da Linha <text:s/>1</text:p>
          </table:table-cell>
          <table:table-cell table:style-name="ce8" office:value-type="float" office:value="75857" calcext:value-type="float">
            <text:p><text:s text:c="2"/>75 857</text:p>
          </table:table-cell>
          <table:table-cell table:style-name="ce8" office:value-type="float" office:value="80191.95" calcext:value-type="float">
            <text:p><text:s text:c="2"/>80 192</text:p>
          </table:table-cell>
          <table:table-cell table:style-name="ce8" office:value-type="float" office:value="59089.566" calcext:value-type="float">
            <text:p><text:s text:c="2"/>59 090</text:p>
          </table:table-cell>
          <table:table-cell table:style-name="ce8" office:value-type="float" office:value="71302.5980132265" calcext:value-type="float">
            <text:p><text:s text:c="2"/>71 303</text:p>
          </table:table-cell>
          <table:table-cell table:style-name="ce8" office:value-type="float" office:value="80898.8365" calcext:value-type="float">
            <text:p><text:s text:c="2"/>80 899</text:p>
          </table:table-cell>
          <table:table-cell table:style-name="ce8" office:value-type="float" office:value="83869.3662725" calcext:value-type="float">
            <text:p><text:s text:c="2"/>83 869</text:p>
          </table:table-cell>
          <table:table-cell table:style-name="ce8" office:value-type="float" office:value="80838.088" calcext:value-type="float">
            <text:p><text:s text:c="2"/>80 838</text:p>
          </table:table-cell>
          <table:table-cell table:style-name="ce8" office:value-type="float" office:value="81539" calcext:value-type="float">
            <text:p><text:s text:c="2"/>81 539</text:p>
          </table:table-cell>
          <table:table-cell table:style-name="ce8" office:value-type="float" office:value="84223.873908" calcext:value-type="float">
            <text:p><text:s text:c="2"/>84 224</text:p>
          </table:table-cell>
          <table:table-cell table:style-name="ce8" office:value-type="float" office:value="89031.86" calcext:value-type="float">
            <text:p><text:s text:c="2"/>89 032</text:p>
          </table:table-cell>
          <table:table-cell table:style-name="ce8" office:value-type="float" office:value="95013.56" calcext:value-type="float">
            <text:p><text:s text:c="2"/>95 014</text:p>
          </table:table-cell>
          <table:table-cell table:style-name="ce8" office:value-type="float" office:value="99415.838" calcext:value-type="float">
            <text:p><text:s text:c="2"/>99 416</text:p>
          </table:table-cell>
          <table:table-cell table:style-name="ce8" office:value-type="float" office:value="110407" calcext:value-type="float">
            <text:p><text:s text:c="2"/>110 407</text:p>
          </table:table-cell>
          <table:table-cell table:style-name="ce8" office:value-type="float" office:value="115098.506" calcext:value-type="float">
            <text:p><text:s text:c="2"/>115 099</text:p>
          </table:table-cell>
          <table:table-cell table:style-name="ce8" office:value-type="float" office:value="113222.15" calcext:value-type="float">
            <text:p><text:s text:c="2"/>113 222</text:p>
          </table:table-cell>
          <table:table-cell table:style-name="ce8" office:value-type="float" office:value="122630.432" calcext:value-type="float">
            <text:p><text:s text:c="2"/>122 630</text:p>
          </table:table-cell>
          <table:table-cell table:style-name="ce8" office:value-type="float" office:value="131809.645" calcext:value-type="float">
            <text:p><text:s text:c="2"/>131 810</text:p>
          </table:table-cell>
          <table:table-cell table:style-name="ce8" office:value-type="float" office:value="136557.344" calcext:value-type="float">
            <text:p><text:s text:c="2"/>136 557</text:p>
          </table:table-cell>
          <table:table-cell table:style-name="ce8" office:value-type="float" office:value="135815.422" calcext:value-type="float">
            <text:p><text:s text:c="2"/>135 815</text:p>
          </table:table-cell>
          <table:table-cell table:style-name="ce8" office:value-type="float" office:value="162281.439" calcext:value-type="float">
            <text:p><text:s text:c="2"/>162 281</text:p>
          </table:table-cell>
          <table:table-cell table:style-name="ce8" office:value-type="float" office:value="167337.156" calcext:value-type="float">
            <text:p><text:s text:c="2"/>167 337</text:p>
          </table:table-cell>
          <table:table-cell table:style-name="ce111" office:value-type="float" office:value="177163.943" calcext:value-type="float">
            <text:p><text:s text:c="2"/>177 164</text:p>
          </table:table-cell>
          <table:table-cell table:style-name="ce111" office:value-type="float" office:value="159412.37292111" calcext:value-type="float">
            <text:p><text:s text:c="2"/>159 412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number-columns-repeated="3"/>
          <table:table-cell table:style-name="ce18" table:number-columns-repeated="33"/>
          <table:table-cell table:number-columns-repeated="938"/>
        </table:table-row>
        <table:table-row table:style-name="ro2">
          <table:table-cell table:style-name="ce9" table:number-columns-repeated="23"/>
          <table:table-cell table:style-name="ce71" table:number-columns-repeated="23"/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number-columns-repeated="3"/>
          <table:table-cell table:style-name="ce18" table:number-columns-repeated="33"/>
          <table:table-cell table:number-columns-repeated="938"/>
        </table:table-row>
        <table:table-row table:style-name="ro2">
          <table:table-cell table:number-columns-repeated="23" table:style-name="ce9" office:value-type="float" office:value="19" calcext:value-type="float">
            <text:p>19</text:p>
          </table:table-cell>
          <table:table-cell table:style-name="ce70" table:formula="of:=SUBSTITUTE([.X80];&quot;,&quot;;&quot;.&quot;)" office:value-type="string" office:string-value="2796" calcext:value-type="string">
            <text:p>2796</text:p>
          </table:table-cell>
          <table:table-cell table:style-name="ce70" table:formula="of:=SUBSTITUTE([.Y80];&quot;,&quot;;&quot;.&quot;)" office:value-type="string" office:string-value="3039.249" calcext:value-type="string">
            <text:p>3039.249</text:p>
          </table:table-cell>
          <table:table-cell table:style-name="ce70" table:formula="of:=SUBSTITUTE([.Z80];&quot;,&quot;;&quot;.&quot;)" office:value-type="string" office:string-value="2234.187" calcext:value-type="string">
            <text:p>2234.187</text:p>
          </table:table-cell>
          <table:table-cell table:style-name="ce70" table:formula="of:=SUBSTITUTE([.AA80];&quot;,&quot;;&quot;.&quot;)" office:value-type="string" office:string-value="2621.218" calcext:value-type="string">
            <text:p>2621.218</text:p>
          </table:table-cell>
          <table:table-cell table:style-name="ce70" table:formula="of:=SUBSTITUTE([.AB80];&quot;,&quot;;&quot;.&quot;)" office:value-type="string" office:string-value="2893.83" calcext:value-type="string">
            <text:p>2893.83</text:p>
          </table:table-cell>
          <table:table-cell table:style-name="ce70" table:formula="of:=SUBSTITUTE([.AC80];&quot;,&quot;;&quot;.&quot;)" office:value-type="string" office:string-value="3051.289" calcext:value-type="string">
            <text:p>3051.289</text:p>
          </table:table-cell>
          <table:table-cell table:style-name="ce70" table:formula="of:=SUBSTITUTE([.AD80];&quot;,&quot;;&quot;.&quot;)" office:value-type="string" office:string-value="2961.188" calcext:value-type="string">
            <text:p>2961.188</text:p>
          </table:table-cell>
          <table:table-cell table:style-name="ce70" table:formula="of:=SUBSTITUTE([.AE80];&quot;,&quot;;&quot;.&quot;)" office:value-type="string" office:string-value="2942" calcext:value-type="string">
            <text:p>2942</text:p>
          </table:table-cell>
          <table:table-cell table:style-name="ce70" table:formula="of:=SUBSTITUTE([.AF80];&quot;,&quot;;&quot;.&quot;)" office:value-type="string" office:string-value="2895.864" calcext:value-type="string">
            <text:p>2895.864</text:p>
          </table:table-cell>
          <table:table-cell table:style-name="ce70" table:formula="of:=SUBSTITUTE([.AG80];&quot;,&quot;;&quot;.&quot;)" office:value-type="string" office:string-value="2952.068" calcext:value-type="string">
            <text:p>2952.068</text:p>
          </table:table-cell>
          <table:table-cell table:style-name="ce70" table:formula="of:=SUBSTITUTE([.AH80];&quot;,&quot;;&quot;.&quot;)" office:value-type="string" office:string-value="2926.316" calcext:value-type="string">
            <text:p>2926.316</text:p>
          </table:table-cell>
          <table:table-cell table:style-name="ce70" table:formula="of:=SUBSTITUTE([.AI80];&quot;,&quot;;&quot;.&quot;)" office:value-type="string" office:string-value="2950.81" calcext:value-type="string">
            <text:p>2950.81</text:p>
          </table:table-cell>
          <table:table-cell table:style-name="ce70" table:formula="of:=SUBSTITUTE([.AJ80];&quot;,&quot;;&quot;.&quot;)" office:value-type="string" office:string-value="3117" calcext:value-type="string">
            <text:p>3117</text:p>
          </table:table-cell>
          <table:table-cell table:style-name="ce70" table:formula="of:=SUBSTITUTE([.AK80];&quot;,&quot;;&quot;.&quot;)" office:value-type="string" office:string-value="3059.643" calcext:value-type="string">
            <text:p>3059.643</text:p>
          </table:table-cell>
          <table:table-cell table:style-name="ce70" table:formula="of:=SUBSTITUTE([.AL80];&quot;,&quot;;&quot;.&quot;)" office:value-type="string" office:string-value="2959.363" calcext:value-type="string">
            <text:p>2959.363</text:p>
          </table:table-cell>
          <table:table-cell table:style-name="ce70" table:formula="of:=SUBSTITUTE([.AM80];&quot;,&quot;;&quot;.&quot;)" office:value-type="string" office:string-value="2805.271" calcext:value-type="string">
            <text:p>2805.271</text:p>
          </table:table-cell>
          <table:table-cell table:style-name="ce70" table:formula="of:=SUBSTITUTE([.AN80];&quot;,&quot;;&quot;.&quot;)" office:value-type="string" office:string-value="2956.958" calcext:value-type="string">
            <text:p>2956.958</text:p>
          </table:table-cell>
          <table:table-cell table:style-name="ce70" table:formula="of:=SUBSTITUTE([.AO80];&quot;,&quot;;&quot;.&quot;)" office:value-type="string" office:string-value="3031.121" calcext:value-type="string">
            <text:p>3031.121</text:p>
          </table:table-cell>
          <table:table-cell table:style-name="ce70" table:formula="of:=SUBSTITUTE([.AP80];&quot;,&quot;;&quot;.&quot;)" office:value-type="string" office:string-value="3218.844" calcext:value-type="string">
            <text:p>3218.844</text:p>
          </table:table-cell>
          <table:table-cell table:style-name="ce70" table:formula="of:=SUBSTITUTE([.AQ80];&quot;,&quot;;&quot;.&quot;)" office:value-type="string" office:string-value="3706.599" calcext:value-type="string">
            <text:p>3706.599</text:p>
          </table:table-cell>
          <table:table-cell table:style-name="ce70" table:formula="of:=SUBSTITUTE([.AR80];&quot;,&quot;;&quot;.&quot;)" office:value-type="string" office:string-value="3732.994" calcext:value-type="string">
            <text:p>3732.994</text:p>
          </table:table-cell>
          <table:table-cell table:style-name="ce70" table:formula="of:=SUBSTITUTE([.AS80];&quot;,&quot;;&quot;.&quot;)" office:value-type="string" office:string-value="3849.354" calcext:value-type="string">
            <text:p>3849.354</text:p>
          </table:table-cell>
          <table:table-cell table:style-name="ce70" table:formula="of:=SUBSTITUTE([.AT80];&quot;,&quot;;&quot;.&quot;)" office:value-type="string" office:string-value="3564.05110628687" calcext:value-type="string">
            <text:p>3564.05110628687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0]);CONCATENATE([.AU80];[.A12];[.BS80];1;[.BS80];[.X12];[.BS80];[.DM80];[.CP80]);&quot; &quot;)" office:value-type="string" office:string-value="insert into possui values(19,1,2796,1995);" calcext:value-type="string">
            <text:p>insert into possui values(19,1,2796,1995);</text:p>
          </table:table-cell>
          <table:table-cell table:style-name="ce85" table:formula="of:=IF(ISNUMBER([.Y80]);CONCATENATE([.AV80];[.B12];[.BT80];1;[.BT80];[.Y12];[.BT80];[.DN80];[.CQ80]);&quot; &quot;)" office:value-type="string" office:string-value="insert into possui values(19,1,3039.249,1996);" calcext:value-type="string">
            <text:p>insert into possui values(19,1,3039.249,1996);</text:p>
          </table:table-cell>
          <table:table-cell table:style-name="ce85" table:formula="of:=IF(ISNUMBER([.Z80]);CONCATENATE([.AW80];[.C12];[.BU80];1;[.BU80];[.Z12];[.BU80];[.DO80];[.CR80]);&quot; &quot;)" office:value-type="string" office:string-value="insert into possui values(19,1,2234.187,1997);" calcext:value-type="string">
            <text:p>insert into possui values(19,1,2234.187,1997);</text:p>
          </table:table-cell>
          <table:table-cell table:style-name="ce85" table:formula="of:=IF(ISNUMBER([.AA80]);CONCATENATE([.AX80];[.D12];[.BV80];1;[.BV80];[.AA12];[.BV80];[.DP80];[.CS80]);&quot; &quot;)" office:value-type="string" office:string-value="insert into possui values(19,1,2621.218,1998);" calcext:value-type="string">
            <text:p>insert into possui values(19,1,2621.218,1998);</text:p>
          </table:table-cell>
          <table:table-cell table:style-name="ce85" table:formula="of:=IF(ISNUMBER([.AB80]);CONCATENATE([.AY80];[.E12];[.BW80];1;[.BW80];[.AB12];[.BW80];[.DQ80];[.CT80]);&quot; &quot;)" office:value-type="string" office:string-value="insert into possui values(19,1,2893.83,1999);" calcext:value-type="string">
            <text:p>insert into possui values(19,1,2893.83,1999);</text:p>
          </table:table-cell>
          <table:table-cell table:style-name="ce85" table:formula="of:=IF(ISNUMBER([.AC80]);CONCATENATE([.AZ80];[.F12];[.BX80];1;[.BX80];[.AC12];[.BX80];[.DR80];[.CU80]);&quot; &quot;)" office:value-type="string" office:string-value="insert into possui values(19,1,3051.289,2000);" calcext:value-type="string">
            <text:p>insert into possui values(19,1,3051.289,2000);</text:p>
          </table:table-cell>
          <table:table-cell table:style-name="ce85" table:formula="of:=IF(ISNUMBER([.AD80]);CONCATENATE([.BA80];[.G12];[.BY80];1;[.BY80];[.AD12];[.BY80];[.DS80];[.CV80]);&quot; &quot;)" office:value-type="string" office:string-value="insert into possui values(19,1,2961.188,2001);" calcext:value-type="string">
            <text:p>insert into possui values(19,1,2961.188,2001);</text:p>
          </table:table-cell>
          <table:table-cell table:style-name="ce85" table:formula="of:=IF(ISNUMBER([.AE80]);CONCATENATE([.BB80];[.H12];[.BZ80];1;[.BZ80];[.AE12];[.BZ80];[.DT80];[.CW80]);&quot; &quot;)" office:value-type="string" office:string-value="insert into possui values(19,1,2942,2002);" calcext:value-type="string">
            <text:p>insert into possui values(19,1,2942,2002);</text:p>
          </table:table-cell>
          <table:table-cell table:style-name="ce85" table:formula="of:=IF(ISNUMBER([.AF80]);CONCATENATE([.BC80];[.I12];[.CA80];1;[.CA80];[.AF12];[.CA80];[.DU80];[.CX80]);&quot; &quot;)" office:value-type="string" office:string-value="insert into possui values(19,1,2895.864,2003);" calcext:value-type="string">
            <text:p>insert into possui values(19,1,2895.864,2003);</text:p>
          </table:table-cell>
          <table:table-cell table:style-name="ce85" table:formula="of:=IF(ISNUMBER([.AG80]);CONCATENATE([.BD80];[.J12];[.CB80];1;[.CB80];[.AG12];[.CB80];[.DV80];[.CY80]);&quot; &quot;)" office:value-type="string" office:string-value="insert into possui values(19,1,2952.068,2004);" calcext:value-type="string">
            <text:p>insert into possui values(19,1,2952.068,2004);</text:p>
          </table:table-cell>
          <table:table-cell table:style-name="ce85" table:formula="of:=IF(ISNUMBER([.AH80]);CONCATENATE([.BE80];[.K12];[.CC80];1;[.CC80];[.AH12];[.CC80];[.DW80];[.CZ80]);&quot; &quot;)" office:value-type="string" office:string-value="insert into possui values(19,1,2926.316,2005);" calcext:value-type="string">
            <text:p>insert into possui values(19,1,2926.316,2005);</text:p>
          </table:table-cell>
          <table:table-cell table:style-name="ce85" table:formula="of:=IF(ISNUMBER([.AI80]);CONCATENATE([.BF80];[.L12];[.CD80];1;[.CD80];[.AI12];[.CD80];[.DX80];[.DA80]);&quot; &quot;)" office:value-type="string" office:string-value="insert into possui values(19,1,2950.81,2006);" calcext:value-type="string">
            <text:p>insert into possui values(19,1,2950.81,2006);</text:p>
          </table:table-cell>
          <table:table-cell table:style-name="ce85" table:formula="of:=IF(ISNUMBER([.AJ80]);CONCATENATE([.BG80];[.M12];[.CE80];1;[.CE80];[.AJ12];[.CE80];[.DY80];[.DB80]);&quot; &quot;)" office:value-type="string" office:string-value="insert into possui values(19,1,3117,2007);" calcext:value-type="string">
            <text:p>insert into possui values(19,1,3117,2007);</text:p>
          </table:table-cell>
          <table:table-cell table:style-name="ce85" table:formula="of:=IF(ISNUMBER([.AK80]);CONCATENATE([.BH80];[.N12];[.CF80];1;[.CF80];[.AK12];[.CF80];[.DZ80];[.DC80]);&quot; &quot;)" office:value-type="string" office:string-value="insert into possui values(19,1,3059.643,2008);" calcext:value-type="string">
            <text:p>insert into possui values(19,1,3059.643,2008);</text:p>
          </table:table-cell>
          <table:table-cell table:style-name="ce85" table:formula="of:=IF(ISNUMBER([.AL80]);CONCATENATE([.BI80];[.O12];[.CG80];1;[.CG80];[.AL12];[.CG80];[.EA80];[.DD80]);&quot; &quot;)" office:value-type="string" office:string-value="insert into possui values(19,1,2959.363,2009);" calcext:value-type="string">
            <text:p>insert into possui values(19,1,2959.363,2009);</text:p>
          </table:table-cell>
          <table:table-cell table:style-name="ce85" table:formula="of:=IF(ISNUMBER([.AM80]);CONCATENATE([.BJ80];[.P12];[.CH80];1;[.CH80];[.AM12];[.CH80];[.EB80];[.DE80]);&quot; &quot;)" office:value-type="string" office:string-value="insert into possui values(19,1,2805.271,2010);" calcext:value-type="string">
            <text:p>insert into possui values(19,1,2805.271,2010);</text:p>
          </table:table-cell>
          <table:table-cell table:style-name="ce85" table:formula="of:=IF(ISNUMBER([.AN80]);CONCATENATE([.BK80];[.Q12];[.CI80];1;[.CI80];[.AN12];[.CI80];[.EC80];[.DF80]);&quot; &quot;)" office:value-type="string" office:string-value="insert into possui values(19,1,2956.958,2011);" calcext:value-type="string">
            <text:p>insert into possui values(19,1,2956.958,2011);</text:p>
          </table:table-cell>
          <table:table-cell table:style-name="ce85" table:formula="of:=IF(ISNUMBER([.AO80]);CONCATENATE([.BL80];[.R12];[.CJ80];1;[.CJ80];[.AO12];[.CJ80];[.ED80];[.DG80]);&quot; &quot;)" office:value-type="string" office:string-value="insert into possui values(19,1,3031.121,2012);" calcext:value-type="string">
            <text:p>insert into possui values(19,1,3031.121,2012);</text:p>
          </table:table-cell>
          <table:table-cell table:style-name="ce85" table:formula="of:=IF(ISNUMBER([.AP80]);CONCATENATE([.BM80];[.S12];[.CK80];1;[.CK80];[.AP12];[.CK80];[.EE80];[.DH80]);&quot; &quot;)" office:value-type="string" office:string-value="insert into possui values(19,1,3218.844,2013);" calcext:value-type="string">
            <text:p>insert into possui values(19,1,3218.844,2013);</text:p>
          </table:table-cell>
          <table:table-cell table:style-name="ce85" table:formula="of:=IF(ISNUMBER([.AQ80]);CONCATENATE([.BN80];[.T12];[.CL80];1;[.CL80];[.AQ12];[.CL80];[.EF80];[.DI80]);&quot; &quot;)" office:value-type="string" office:string-value="insert into possui values(19,1,3706.599,2014);" calcext:value-type="string">
            <text:p>insert into possui values(19,1,3706.599,2014);</text:p>
          </table:table-cell>
          <table:table-cell table:style-name="ce85" table:formula="of:=IF(ISNUMBER([.AR80]);CONCATENATE([.BO80];[.U12];[.CM80];1;[.CM80];[.AR12];[.CM80];[.EG80];[.DJ80]);&quot; &quot;)" office:value-type="string" office:string-value="insert into possui values(19,1,3732.994,2015);" calcext:value-type="string">
            <text:p>insert into possui values(19,1,3732.994,2015);</text:p>
          </table:table-cell>
          <table:table-cell table:style-name="ce85" table:formula="of:=IF(ISNUMBER([.AS80]);CONCATENATE([.BP80];[.V12];[.CN80];1;[.CN80];[.AS12];[.CN80];[.EH80];[.DK80]);&quot; &quot;)" office:value-type="string" office:string-value="insert into possui values(19,1,3849.354,2016);" calcext:value-type="string">
            <text:p>insert into possui values(19,1,3849.354,2016);</text:p>
          </table:table-cell>
          <table:table-cell table:style-name="ce85" table:formula="of:=IF(ISNUMBER([.AT80]);CONCATENATE([.BQ80];[.W12];[.CO80];1;[.CO80];[.AT12];[.CO80];[.EI80];[.DL80]);&quot; &quot;)" office:value-type="string" office:string-value="insert into possui values(19,1,3564.05110628687,2017);" calcext:value-type="string">
            <text:p>insert into possui values(19,1,3564.05110628687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9" calcext:value-type="float">
            <text:p>29</text:p>
          </table:table-cell>
          <table:table-cell table:style-name="ce70" table:formula="of:=SUBSTITUTE([.X81];&quot;,&quot;;&quot;.&quot;)" office:value-type="string" office:string-value="9280" calcext:value-type="string">
            <text:p>9280</text:p>
          </table:table-cell>
          <table:table-cell table:style-name="ce70" table:formula="of:=SUBSTITUTE([.Y81];&quot;,&quot;;&quot;.&quot;)" office:value-type="string" office:string-value="10006.451" calcext:value-type="string">
            <text:p>10006.451</text:p>
          </table:table-cell>
          <table:table-cell table:style-name="ce70" table:formula="of:=SUBSTITUTE([.Z81];&quot;,&quot;;&quot;.&quot;)" office:value-type="string" office:string-value="7480.049" calcext:value-type="string">
            <text:p>7480.049</text:p>
          </table:table-cell>
          <table:table-cell table:style-name="ce70" table:formula="of:=SUBSTITUTE([.AA81];&quot;,&quot;;&quot;.&quot;)" office:value-type="string" office:string-value="8484.474" calcext:value-type="string">
            <text:p>8484.474</text:p>
          </table:table-cell>
          <table:table-cell table:style-name="ce70" table:formula="of:=SUBSTITUTE([.AB81];&quot;,&quot;;&quot;.&quot;)" office:value-type="string" office:string-value="9234.753" calcext:value-type="string">
            <text:p>9234.753</text:p>
          </table:table-cell>
          <table:table-cell table:style-name="ce70" table:formula="of:=SUBSTITUTE([.AC81];&quot;,&quot;;&quot;.&quot;)" office:value-type="string" office:string-value="9882.302" calcext:value-type="string">
            <text:p>9882.302</text:p>
          </table:table-cell>
          <table:table-cell table:style-name="ce70" table:formula="of:=SUBSTITUTE([.AD81];&quot;,&quot;;&quot;.&quot;)" office:value-type="string" office:string-value="9573.236" calcext:value-type="string">
            <text:p>9573.236</text:p>
          </table:table-cell>
          <table:table-cell table:style-name="ce70" table:formula="of:=SUBSTITUTE([.AE81];&quot;,&quot;;&quot;.&quot;)" office:value-type="string" office:string-value="9666" calcext:value-type="string">
            <text:p>9666</text:p>
          </table:table-cell>
          <table:table-cell table:style-name="ce70" table:formula="of:=SUBSTITUTE([.AF81];&quot;,&quot;;&quot;.&quot;)" office:value-type="string" office:string-value="9389.341" calcext:value-type="string">
            <text:p>9389.341</text:p>
          </table:table-cell>
          <table:table-cell table:style-name="ce70" table:formula="of:=SUBSTITUTE([.AG81];&quot;,&quot;;&quot;.&quot;)" office:value-type="string" office:string-value="9448.144" calcext:value-type="string">
            <text:p>9448.144</text:p>
          </table:table-cell>
          <table:table-cell table:style-name="ce70" table:formula="of:=SUBSTITUTE([.AH81];&quot;,&quot;;&quot;.&quot;)" office:value-type="string" office:string-value="9851.427" calcext:value-type="string">
            <text:p>9851.427</text:p>
          </table:table-cell>
          <table:table-cell table:style-name="ce70" table:formula="of:=SUBSTITUTE([.AI81];&quot;,&quot;;&quot;.&quot;)" office:value-type="string" office:string-value="10271.355" calcext:value-type="string">
            <text:p>10271.355</text:p>
          </table:table-cell>
          <table:table-cell table:style-name="ce70" table:formula="of:=SUBSTITUTE([.AJ81];&quot;,&quot;;&quot;.&quot;)" office:value-type="string" office:string-value="11407" calcext:value-type="string">
            <text:p>11407</text:p>
          </table:table-cell>
          <table:table-cell table:style-name="ce70" table:formula="of:=SUBSTITUTE([.AK81];&quot;,&quot;;&quot;.&quot;)" office:value-type="string" office:string-value="12368.108" calcext:value-type="string">
            <text:p>12368.108</text:p>
          </table:table-cell>
          <table:table-cell table:style-name="ce70" table:formula="of:=SUBSTITUTE([.AL81];&quot;,&quot;;&quot;.&quot;)" office:value-type="string" office:string-value="12399.348" calcext:value-type="string">
            <text:p>12399.348</text:p>
          </table:table-cell>
          <table:table-cell table:style-name="ce70" table:formula="of:=SUBSTITUTE([.AM81];&quot;,&quot;;&quot;.&quot;)" office:value-type="string" office:string-value="13487.265" calcext:value-type="string">
            <text:p>13487.265</text:p>
          </table:table-cell>
          <table:table-cell table:style-name="ce70" table:formula="of:=SUBSTITUTE([.AN81];&quot;,&quot;;&quot;.&quot;)" office:value-type="string" office:string-value="14615.53" calcext:value-type="string">
            <text:p>14615.53</text:p>
          </table:table-cell>
          <table:table-cell table:style-name="ce70" table:formula="of:=SUBSTITUTE([.AO81];&quot;,&quot;;&quot;.&quot;)" office:value-type="string" office:string-value="15055.861" calcext:value-type="string">
            <text:p>15055.861</text:p>
          </table:table-cell>
          <table:table-cell table:style-name="ce70" table:formula="of:=SUBSTITUTE([.AP81];&quot;,&quot;;&quot;.&quot;)" office:value-type="string" office:string-value="15693.647" calcext:value-type="string">
            <text:p>15693.647</text:p>
          </table:table-cell>
          <table:table-cell table:style-name="ce70" table:formula="of:=SUBSTITUTE([.AQ81];&quot;,&quot;;&quot;.&quot;)" office:value-type="string" office:string-value="17390.66" calcext:value-type="string">
            <text:p>17390.66</text:p>
          </table:table-cell>
          <table:table-cell table:style-name="ce70" table:formula="of:=SUBSTITUTE([.AR81];&quot;,&quot;;&quot;.&quot;)" office:value-type="string" office:string-value="18350.472" calcext:value-type="string">
            <text:p>18350.472</text:p>
          </table:table-cell>
          <table:table-cell table:style-name="ce70" table:formula="of:=SUBSTITUTE([.AS81];&quot;,&quot;;&quot;.&quot;)" office:value-type="string" office:string-value="19394.585" calcext:value-type="string">
            <text:p>19394.585</text:p>
          </table:table-cell>
          <table:table-cell table:style-name="ce70" table:formula="of:=SUBSTITUTE([.AT81];&quot;,&quot;;&quot;.&quot;)" office:value-type="string" office:string-value="17858.2788712964" calcext:value-type="string">
            <text:p>17858.2788712964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1]);CONCATENATE([.AU81];[.A13];[.BS81];1;[.BS81];[.X13];[.BS81];[.DM81];[.CP81]);&quot; &quot;)" office:value-type="string" office:string-value="insert into possui values(29,1,9280,1995);" calcext:value-type="string">
            <text:p>insert into possui values(29,1,9280,1995);</text:p>
          </table:table-cell>
          <table:table-cell table:style-name="ce85" table:formula="of:=IF(ISNUMBER([.Y81]);CONCATENATE([.AV81];[.B13];[.BT81];1;[.BT81];[.Y13];[.BT81];[.DN81];[.CQ81]);&quot; &quot;)" office:value-type="string" office:string-value="insert into possui values(29,1,10006.451,1996);" calcext:value-type="string">
            <text:p>insert into possui values(29,1,10006.451,1996);</text:p>
          </table:table-cell>
          <table:table-cell table:style-name="ce85" table:formula="of:=IF(ISNUMBER([.Z81]);CONCATENATE([.AW81];[.C13];[.BU81];1;[.BU81];[.Z13];[.BU81];[.DO81];[.CR81]);&quot; &quot;)" office:value-type="string" office:string-value="insert into possui values(29,1,7480.049,1997);" calcext:value-type="string">
            <text:p>insert into possui values(29,1,7480.049,1997);</text:p>
          </table:table-cell>
          <table:table-cell table:style-name="ce85" table:formula="of:=IF(ISNUMBER([.AA81]);CONCATENATE([.AX81];[.D13];[.BV81];1;[.BV81];[.AA13];[.BV81];[.DP81];[.CS81]);&quot; &quot;)" office:value-type="string" office:string-value="insert into possui values(29,1,8484.474,1998);" calcext:value-type="string">
            <text:p>insert into possui values(29,1,8484.474,1998);</text:p>
          </table:table-cell>
          <table:table-cell table:style-name="ce85" table:formula="of:=IF(ISNUMBER([.AB81]);CONCATENATE([.AY81];[.E13];[.BW81];1;[.BW81];[.AB13];[.BW81];[.DQ81];[.CT81]);&quot; &quot;)" office:value-type="string" office:string-value="insert into possui values(29,1,9234.753,1999);" calcext:value-type="string">
            <text:p>insert into possui values(29,1,9234.753,1999);</text:p>
          </table:table-cell>
          <table:table-cell table:style-name="ce85" table:formula="of:=IF(ISNUMBER([.AC81]);CONCATENATE([.AZ81];[.F13];[.BX81];1;[.BX81];[.AC13];[.BX81];[.DR81];[.CU81]);&quot; &quot;)" office:value-type="string" office:string-value="insert into possui values(29,1,9882.302,2000);" calcext:value-type="string">
            <text:p>insert into possui values(29,1,9882.302,2000);</text:p>
          </table:table-cell>
          <table:table-cell table:style-name="ce85" table:formula="of:=IF(ISNUMBER([.AD81]);CONCATENATE([.BA81];[.G13];[.BY81];1;[.BY81];[.AD13];[.BY81];[.DS81];[.CV81]);&quot; &quot;)" office:value-type="string" office:string-value="insert into possui values(29,1,9573.236,2001);" calcext:value-type="string">
            <text:p>insert into possui values(29,1,9573.236,2001);</text:p>
          </table:table-cell>
          <table:table-cell table:style-name="ce85" table:formula="of:=IF(ISNUMBER([.AE81]);CONCATENATE([.BB81];[.H13];[.BZ81];1;[.BZ81];[.AE13];[.BZ81];[.DT81];[.CW81]);&quot; &quot;)" office:value-type="string" office:string-value="insert into possui values(29,1,9666,2002);" calcext:value-type="string">
            <text:p>insert into possui values(29,1,9666,2002);</text:p>
          </table:table-cell>
          <table:table-cell table:style-name="ce85" table:formula="of:=IF(ISNUMBER([.AF81]);CONCATENATE([.BC81];[.I13];[.CA81];1;[.CA81];[.AF13];[.CA81];[.DU81];[.CX81]);&quot; &quot;)" office:value-type="string" office:string-value="insert into possui values(29,1,9389.341,2003);" calcext:value-type="string">
            <text:p>insert into possui values(29,1,9389.341,2003);</text:p>
          </table:table-cell>
          <table:table-cell table:style-name="ce85" table:formula="of:=IF(ISNUMBER([.AG81]);CONCATENATE([.BD81];[.J13];[.CB81];1;[.CB81];[.AG13];[.CB81];[.DV81];[.CY81]);&quot; &quot;)" office:value-type="string" office:string-value="insert into possui values(29,1,9448.144,2004);" calcext:value-type="string">
            <text:p>insert into possui values(29,1,9448.144,2004);</text:p>
          </table:table-cell>
          <table:table-cell table:style-name="ce85" table:formula="of:=IF(ISNUMBER([.AH81]);CONCATENATE([.BE81];[.K13];[.CC81];1;[.CC81];[.AH13];[.CC81];[.DW81];[.CZ81]);&quot; &quot;)" office:value-type="string" office:string-value="insert into possui values(29,1,9851.427,2005);" calcext:value-type="string">
            <text:p>insert into possui values(29,1,9851.427,2005);</text:p>
          </table:table-cell>
          <table:table-cell table:style-name="ce85" table:formula="of:=IF(ISNUMBER([.AI81]);CONCATENATE([.BF81];[.L13];[.CD81];1;[.CD81];[.AI13];[.CD81];[.DX81];[.DA81]);&quot; &quot;)" office:value-type="string" office:string-value="insert into possui values(29,1,10271.355,2006);" calcext:value-type="string">
            <text:p>insert into possui values(29,1,10271.355,2006);</text:p>
          </table:table-cell>
          <table:table-cell table:style-name="ce85" table:formula="of:=IF(ISNUMBER([.AJ81]);CONCATENATE([.BG81];[.M13];[.CE81];1;[.CE81];[.AJ13];[.CE81];[.DY81];[.DB81]);&quot; &quot;)" office:value-type="string" office:string-value="insert into possui values(29,1,11407,2007);" calcext:value-type="string">
            <text:p>insert into possui values(29,1,11407,2007);</text:p>
          </table:table-cell>
          <table:table-cell table:style-name="ce85" table:formula="of:=IF(ISNUMBER([.AK81]);CONCATENATE([.BH81];[.N13];[.CF81];1;[.CF81];[.AK13];[.CF81];[.DZ81];[.DC81]);&quot; &quot;)" office:value-type="string" office:string-value="insert into possui values(29,1,12368.108,2008);" calcext:value-type="string">
            <text:p>insert into possui values(29,1,12368.108,2008);</text:p>
          </table:table-cell>
          <table:table-cell table:style-name="ce85" table:formula="of:=IF(ISNUMBER([.AL81]);CONCATENATE([.BI81];[.O13];[.CG81];1;[.CG81];[.AL13];[.CG81];[.EA81];[.DD81]);&quot; &quot;)" office:value-type="string" office:string-value="insert into possui values(29,1,12399.348,2009);" calcext:value-type="string">
            <text:p>insert into possui values(29,1,12399.348,2009);</text:p>
          </table:table-cell>
          <table:table-cell table:style-name="ce85" table:formula="of:=IF(ISNUMBER([.AM81]);CONCATENATE([.BJ81];[.P13];[.CH81];1;[.CH81];[.AM13];[.CH81];[.EB81];[.DE81]);&quot; &quot;)" office:value-type="string" office:string-value="insert into possui values(29,1,13487.265,2010);" calcext:value-type="string">
            <text:p>insert into possui values(29,1,13487.265,2010);</text:p>
          </table:table-cell>
          <table:table-cell table:style-name="ce85" table:formula="of:=IF(ISNUMBER([.AN81]);CONCATENATE([.BK81];[.Q13];[.CI81];1;[.CI81];[.AN13];[.CI81];[.EC81];[.DF81]);&quot; &quot;)" office:value-type="string" office:string-value="insert into possui values(29,1,14615.53,2011);" calcext:value-type="string">
            <text:p>insert into possui values(29,1,14615.53,2011);</text:p>
          </table:table-cell>
          <table:table-cell table:style-name="ce85" table:formula="of:=IF(ISNUMBER([.AO81]);CONCATENATE([.BL81];[.R13];[.CJ81];1;[.CJ81];[.AO13];[.CJ81];[.ED81];[.DG81]);&quot; &quot;)" office:value-type="string" office:string-value="insert into possui values(29,1,15055.861,2012);" calcext:value-type="string">
            <text:p>insert into possui values(29,1,15055.861,2012);</text:p>
          </table:table-cell>
          <table:table-cell table:style-name="ce85" table:formula="of:=IF(ISNUMBER([.AP81]);CONCATENATE([.BM81];[.S13];[.CK81];1;[.CK81];[.AP13];[.CK81];[.EE81];[.DH81]);&quot; &quot;)" office:value-type="string" office:string-value="insert into possui values(29,1,15693.647,2013);" calcext:value-type="string">
            <text:p>insert into possui values(29,1,15693.647,2013);</text:p>
          </table:table-cell>
          <table:table-cell table:style-name="ce85" table:formula="of:=IF(ISNUMBER([.AQ81]);CONCATENATE([.BN81];[.T13];[.CL81];1;[.CL81];[.AQ13];[.CL81];[.EF81];[.DI81]);&quot; &quot;)" office:value-type="string" office:string-value="insert into possui values(29,1,17390.66,2014);" calcext:value-type="string">
            <text:p>insert into possui values(29,1,17390.66,2014);</text:p>
          </table:table-cell>
          <table:table-cell table:style-name="ce85" table:formula="of:=IF(ISNUMBER([.AR81]);CONCATENATE([.BO81];[.U13];[.CM81];1;[.CM81];[.AR13];[.CM81];[.EG81];[.DJ81]);&quot; &quot;)" office:value-type="string" office:string-value="insert into possui values(29,1,18350.472,2015);" calcext:value-type="string">
            <text:p>insert into possui values(29,1,18350.472,2015);</text:p>
          </table:table-cell>
          <table:table-cell table:style-name="ce85" table:formula="of:=IF(ISNUMBER([.AS81]);CONCATENATE([.BP81];[.V13];[.CN81];1;[.CN81];[.AS13];[.CN81];[.EH81];[.DK81]);&quot; &quot;)" office:value-type="string" office:string-value="insert into possui values(29,1,19394.585,2016);" calcext:value-type="string">
            <text:p>insert into possui values(29,1,19394.585,2016);</text:p>
          </table:table-cell>
          <table:table-cell table:style-name="ce85" table:formula="of:=IF(ISNUMBER([.AT81]);CONCATENATE([.BQ81];[.W13];[.CO81];1;[.CO81];[.AT13];[.CO81];[.EI81];[.DL81]);&quot; &quot;)" office:value-type="string" office:string-value="insert into possui values(29,1,17858.2788712964,2017);" calcext:value-type="string">
            <text:p>insert into possui values(29,1,17858.2788712964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33" calcext:value-type="float">
            <text:p>33</text:p>
          </table:table-cell>
          <table:table-cell table:style-name="ce70" table:formula="of:=SUBSTITUTE([.X82];&quot;,&quot;;&quot;.&quot;)" office:value-type="string" office:string-value="..." calcext:value-type="string">
            <text:p>...</text:p>
          </table:table-cell>
          <table:table-cell table:style-name="ce70" table:formula="of:=SUBSTITUTE([.Y82];&quot;,&quot;;&quot;.&quot;)" office:value-type="string" office:string-value="..." calcext:value-type="string">
            <text:p>...</text:p>
          </table:table-cell>
          <table:table-cell table:style-name="ce70" table:formula="of:=SUBSTITUTE([.Z82];&quot;,&quot;;&quot;.&quot;)" office:value-type="string" office:string-value="..." calcext:value-type="string">
            <text:p>...</text:p>
          </table:table-cell>
          <table:table-cell table:style-name="ce70" table:formula="of:=SUBSTITUTE([.AA82];&quot;,&quot;;&quot;.&quot;)" office:value-type="string" office:string-value="..." calcext:value-type="string">
            <text:p>...</text:p>
          </table:table-cell>
          <table:table-cell table:style-name="ce70" table:formula="of:=SUBSTITUTE([.AB82];&quot;,&quot;;&quot;.&quot;)" office:value-type="string" office:string-value="..." calcext:value-type="string">
            <text:p>...</text:p>
          </table:table-cell>
          <table:table-cell table:style-name="ce70" table:formula="of:=SUBSTITUTE([.AC82];&quot;,&quot;;&quot;.&quot;)" office:value-type="string" office:string-value="..." calcext:value-type="string">
            <text:p>...</text:p>
          </table:table-cell>
          <table:table-cell table:style-name="ce70" table:formula="of:=SUBSTITUTE([.AD82];&quot;,&quot;;&quot;.&quot;)" office:value-type="string" office:string-value="..." calcext:value-type="string">
            <text:p>...</text:p>
          </table:table-cell>
          <table:table-cell table:style-name="ce70" table:formula="of:=SUBSTITUTE([.AE82];&quot;,&quot;;&quot;.&quot;)" office:value-type="string" office:string-value="..." calcext:value-type="string">
            <text:p>...</text:p>
          </table:table-cell>
          <table:table-cell table:style-name="ce70" table:formula="of:=SUBSTITUTE([.AF82];&quot;,&quot;;&quot;.&quot;)" office:value-type="string" office:string-value="..." calcext:value-type="string">
            <text:p>...</text:p>
          </table:table-cell>
          <table:table-cell table:style-name="ce70" table:formula="of:=SUBSTITUTE([.AG82];&quot;,&quot;;&quot;.&quot;)" office:value-type="string" office:string-value="..." calcext:value-type="string">
            <text:p>...</text:p>
          </table:table-cell>
          <table:table-cell table:style-name="ce70" table:formula="of:=SUBSTITUTE([.AH82];&quot;,&quot;;&quot;.&quot;)" office:value-type="string" office:string-value="..." calcext:value-type="string">
            <text:p>...</text:p>
          </table:table-cell>
          <table:table-cell table:style-name="ce70" table:formula="of:=SUBSTITUTE([.AI82];&quot;,&quot;;&quot;.&quot;)" office:value-type="string" office:string-value="..." calcext:value-type="string">
            <text:p>...</text:p>
          </table:table-cell>
          <table:table-cell table:style-name="ce70" table:formula="of:=SUBSTITUTE([.AJ82];&quot;,&quot;;&quot;.&quot;)" office:value-type="string" office:string-value="3967" calcext:value-type="string">
            <text:p>3967</text:p>
          </table:table-cell>
          <table:table-cell table:style-name="ce70" table:formula="of:=SUBSTITUTE([.AK82];&quot;,&quot;;&quot;.&quot;)" office:value-type="string" office:string-value="5544.464" calcext:value-type="string">
            <text:p>5544.464</text:p>
          </table:table-cell>
          <table:table-cell table:style-name="ce70" table:formula="of:=SUBSTITUTE([.AL82];&quot;,&quot;;&quot;.&quot;)" office:value-type="string" office:string-value="5778.904" calcext:value-type="string">
            <text:p>5778.904</text:p>
          </table:table-cell>
          <table:table-cell table:style-name="ce70" table:formula="of:=SUBSTITUTE([.AM82];&quot;,&quot;;&quot;.&quot;)" office:value-type="string" office:string-value="3812.781" calcext:value-type="string">
            <text:p>3812.781</text:p>
          </table:table-cell>
          <table:table-cell table:style-name="ce70" table:formula="of:=SUBSTITUTE([.AN82];&quot;,&quot;;&quot;.&quot;)" office:value-type="string" office:string-value="3840.025" calcext:value-type="string">
            <text:p>3840.025</text:p>
          </table:table-cell>
          <table:table-cell table:style-name="ce70" table:formula="of:=SUBSTITUTE([.AO82];&quot;,&quot;;&quot;.&quot;)" office:value-type="string" office:string-value="4028.922" calcext:value-type="string">
            <text:p>4028.922</text:p>
          </table:table-cell>
          <table:table-cell table:style-name="ce70" table:formula="of:=SUBSTITUTE([.AP82];&quot;,&quot;;&quot;.&quot;)" office:value-type="string" office:string-value="3542.384" calcext:value-type="string">
            <text:p>3542.384</text:p>
          </table:table-cell>
          <table:table-cell table:style-name="ce70" table:formula="of:=SUBSTITUTE([.AQ82];&quot;,&quot;;&quot;.&quot;)" office:value-type="string" office:string-value="4345.147" calcext:value-type="string">
            <text:p>4345.147</text:p>
          </table:table-cell>
          <table:table-cell table:style-name="ce70" table:formula="of:=SUBSTITUTE([.AR82];&quot;,&quot;;&quot;.&quot;)" office:value-type="string" office:string-value="4546.151" calcext:value-type="string">
            <text:p>4546.151</text:p>
          </table:table-cell>
          <table:table-cell table:style-name="ce70" table:formula="of:=SUBSTITUTE([.AS82];&quot;,&quot;;&quot;.&quot;)" office:value-type="string" office:string-value="5004.061" calcext:value-type="string">
            <text:p>5004.061</text:p>
          </table:table-cell>
          <table:table-cell table:style-name="ce70" table:formula="of:=SUBSTITUTE([.AT82];&quot;,&quot;;&quot;.&quot;)" office:value-type="string" office:string-value="4611.98366045639" calcext:value-type="string">
            <text:p>4611.98366045639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2]);CONCATENATE([.AU82];[.A14];[.BS82];1;[.BS82];[.X14];[.BS82];[.DM82];[.CP82]);&quot; &quot;)" office:value-type="string" office:string-value=" " calcext:value-type="string">
            <text:p><text:s/></text:p>
          </table:table-cell>
          <table:table-cell table:style-name="ce85" table:formula="of:=IF(ISNUMBER([.Y82]);CONCATENATE([.AV82];[.B14];[.BT82];1;[.BT82];[.Y14];[.BT82];[.DN82];[.CQ82]);&quot; &quot;)" office:value-type="string" office:string-value=" " calcext:value-type="string">
            <text:p><text:s/></text:p>
          </table:table-cell>
          <table:table-cell table:style-name="ce85" table:formula="of:=IF(ISNUMBER([.Z82]);CONCATENATE([.AW82];[.C14];[.BU82];1;[.BU82];[.Z14];[.BU82];[.DO82];[.CR82]);&quot; &quot;)" office:value-type="string" office:string-value=" " calcext:value-type="string">
            <text:p><text:s/></text:p>
          </table:table-cell>
          <table:table-cell table:style-name="ce85" table:formula="of:=IF(ISNUMBER([.AA82]);CONCATENATE([.AX82];[.D14];[.BV82];1;[.BV82];[.AA14];[.BV82];[.DP82];[.CS82]);&quot; &quot;)" office:value-type="string" office:string-value=" " calcext:value-type="string">
            <text:p><text:s/></text:p>
          </table:table-cell>
          <table:table-cell table:style-name="ce85" table:formula="of:=IF(ISNUMBER([.AB82]);CONCATENATE([.AY82];[.E14];[.BW82];1;[.BW82];[.AB14];[.BW82];[.DQ82];[.CT82]);&quot; &quot;)" office:value-type="string" office:string-value=" " calcext:value-type="string">
            <text:p><text:s/></text:p>
          </table:table-cell>
          <table:table-cell table:style-name="ce85" table:formula="of:=IF(ISNUMBER([.AC82]);CONCATENATE([.AZ82];[.F14];[.BX82];1;[.BX82];[.AC14];[.BX82];[.DR82];[.CU82]);&quot; &quot;)" office:value-type="string" office:string-value=" " calcext:value-type="string">
            <text:p><text:s/></text:p>
          </table:table-cell>
          <table:table-cell table:style-name="ce85" table:formula="of:=IF(ISNUMBER([.AD82]);CONCATENATE([.BA82];[.G14];[.BY82];1;[.BY82];[.AD14];[.BY82];[.DS82];[.CV82]);&quot; &quot;)" office:value-type="string" office:string-value=" " calcext:value-type="string">
            <text:p><text:s/></text:p>
          </table:table-cell>
          <table:table-cell table:style-name="ce85" table:formula="of:=IF(ISNUMBER([.AE82]);CONCATENATE([.BB82];[.H14];[.BZ82];1;[.BZ82];[.AE14];[.BZ82];[.DT82];[.CW82]);&quot; &quot;)" office:value-type="string" office:string-value=" " calcext:value-type="string">
            <text:p><text:s/></text:p>
          </table:table-cell>
          <table:table-cell table:style-name="ce85" table:formula="of:=IF(ISNUMBER([.AF82]);CONCATENATE([.BC82];[.I14];[.CA82];1;[.CA82];[.AF14];[.CA82];[.DU82];[.CX82]);&quot; &quot;)" office:value-type="string" office:string-value=" " calcext:value-type="string">
            <text:p><text:s/></text:p>
          </table:table-cell>
          <table:table-cell table:style-name="ce85" table:formula="of:=IF(ISNUMBER([.AG82]);CONCATENATE([.BD82];[.J14];[.CB82];1;[.CB82];[.AG14];[.CB82];[.DV82];[.CY82]);&quot; &quot;)" office:value-type="string" office:string-value=" " calcext:value-type="string">
            <text:p><text:s/></text:p>
          </table:table-cell>
          <table:table-cell table:style-name="ce85" table:formula="of:=IF(ISNUMBER([.AH82]);CONCATENATE([.BE82];[.K14];[.CC82];1;[.CC82];[.AH14];[.CC82];[.DW82];[.CZ82]);&quot; &quot;)" office:value-type="string" office:string-value=" " calcext:value-type="string">
            <text:p><text:s/></text:p>
          </table:table-cell>
          <table:table-cell table:style-name="ce85" table:formula="of:=IF(ISNUMBER([.AI82]);CONCATENATE([.BF82];[.L14];[.CD82];1;[.CD82];[.AI14];[.CD82];[.DX82];[.DA82]);&quot; &quot;)" office:value-type="string" office:string-value=" " calcext:value-type="string">
            <text:p><text:s/></text:p>
          </table:table-cell>
          <table:table-cell table:style-name="ce85" table:formula="of:=IF(ISNUMBER([.AJ82]);CONCATENATE([.BG82];[.M14];[.CE82];1;[.CE82];[.AJ14];[.CE82];[.DY82];[.DB82]);&quot; &quot;)" office:value-type="string" office:string-value="insert into possui values(33,1,3967,2007);" calcext:value-type="string">
            <text:p>insert into possui values(33,1,3967,2007);</text:p>
          </table:table-cell>
          <table:table-cell table:style-name="ce85" table:formula="of:=IF(ISNUMBER([.AK82]);CONCATENATE([.BH82];[.N14];[.CF82];1;[.CF82];[.AK14];[.CF82];[.DZ82];[.DC82]);&quot; &quot;)" office:value-type="string" office:string-value="insert into possui values(33,1,5544.464,2008);" calcext:value-type="string">
            <text:p>insert into possui values(33,1,5544.464,2008);</text:p>
          </table:table-cell>
          <table:table-cell table:style-name="ce85" table:formula="of:=IF(ISNUMBER([.AL82]);CONCATENATE([.BI82];[.O14];[.CG82];1;[.CG82];[.AL14];[.CG82];[.EA82];[.DD82]);&quot; &quot;)" office:value-type="string" office:string-value="insert into possui values(33,1,5778.904,2009);" calcext:value-type="string">
            <text:p>insert into possui values(33,1,5778.904,2009);</text:p>
          </table:table-cell>
          <table:table-cell table:style-name="ce85" table:formula="of:=IF(ISNUMBER([.AM82]);CONCATENATE([.BJ82];[.P14];[.CH82];1;[.CH82];[.AM14];[.CH82];[.EB82];[.DE82]);&quot; &quot;)" office:value-type="string" office:string-value="insert into possui values(33,1,3812.781,2010);" calcext:value-type="string">
            <text:p>insert into possui values(33,1,3812.781,2010);</text:p>
          </table:table-cell>
          <table:table-cell table:style-name="ce85" table:formula="of:=IF(ISNUMBER([.AN82]);CONCATENATE([.BK82];[.Q14];[.CI82];1;[.CI82];[.AN14];[.CI82];[.EC82];[.DF82]);&quot; &quot;)" office:value-type="string" office:string-value="insert into possui values(33,1,3840.025,2011);" calcext:value-type="string">
            <text:p>insert into possui values(33,1,3840.025,2011);</text:p>
          </table:table-cell>
          <table:table-cell table:style-name="ce85" table:formula="of:=IF(ISNUMBER([.AO82]);CONCATENATE([.BL82];[.R14];[.CJ82];1;[.CJ82];[.AO14];[.CJ82];[.ED82];[.DG82]);&quot; &quot;)" office:value-type="string" office:string-value="insert into possui values(33,1,4028.922,2012);" calcext:value-type="string">
            <text:p>insert into possui values(33,1,4028.922,2012);</text:p>
          </table:table-cell>
          <table:table-cell table:style-name="ce85" table:formula="of:=IF(ISNUMBER([.AP82]);CONCATENATE([.BM82];[.S14];[.CK82];1;[.CK82];[.AP14];[.CK82];[.EE82];[.DH82]);&quot; &quot;)" office:value-type="string" office:string-value="insert into possui values(33,1,3542.384,2013);" calcext:value-type="string">
            <text:p>insert into possui values(33,1,3542.384,2013);</text:p>
          </table:table-cell>
          <table:table-cell table:style-name="ce85" table:formula="of:=IF(ISNUMBER([.AQ82]);CONCATENATE([.BN82];[.T14];[.CL82];1;[.CL82];[.AQ14];[.CL82];[.EF82];[.DI82]);&quot; &quot;)" office:value-type="string" office:string-value="insert into possui values(33,1,4345.147,2014);" calcext:value-type="string">
            <text:p>insert into possui values(33,1,4345.147,2014);</text:p>
          </table:table-cell>
          <table:table-cell table:style-name="ce85" table:formula="of:=IF(ISNUMBER([.AR82]);CONCATENATE([.BO82];[.U14];[.CM82];1;[.CM82];[.AR14];[.CM82];[.EG82];[.DJ82]);&quot; &quot;)" office:value-type="string" office:string-value="insert into possui values(33,1,4546.151,2015);" calcext:value-type="string">
            <text:p>insert into possui values(33,1,4546.151,2015);</text:p>
          </table:table-cell>
          <table:table-cell table:style-name="ce85" table:formula="of:=IF(ISNUMBER([.AS82]);CONCATENATE([.BP82];[.V14];[.CN82];1;[.CN82];[.AS14];[.CN82];[.EH82];[.DK82]);&quot; &quot;)" office:value-type="string" office:string-value="insert into possui values(33,1,5004.061,2016);" calcext:value-type="string">
            <text:p>insert into possui values(33,1,5004.061,2016);</text:p>
          </table:table-cell>
          <table:table-cell table:style-name="ce85" table:formula="of:=IF(ISNUMBER([.AT82]);CONCATENATE([.BQ82];[.W14];[.CO82];1;[.CO82];[.AT14];[.CO82];[.EI82];[.DL82]);&quot; &quot;)" office:value-type="string" office:string-value="insert into possui values(33,1,4611.98366045639,2017);" calcext:value-type="string">
            <text:p>insert into possui values(33,1,4611.98366045639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30" calcext:value-type="float">
            <text:p>30</text:p>
          </table:table-cell>
          <table:table-cell table:style-name="ce70" table:formula="of:=SUBSTITUTE([.X83];&quot;,&quot;;&quot;.&quot;)" office:value-type="string" office:string-value="..." calcext:value-type="string">
            <text:p>...</text:p>
          </table:table-cell>
          <table:table-cell table:style-name="ce70" table:formula="of:=SUBSTITUTE([.Y83];&quot;,&quot;;&quot;.&quot;)" office:value-type="string" office:string-value="..." calcext:value-type="string">
            <text:p>...</text:p>
          </table:table-cell>
          <table:table-cell table:style-name="ce70" table:formula="of:=SUBSTITUTE([.Z83];&quot;,&quot;;&quot;.&quot;)" office:value-type="string" office:string-value="..." calcext:value-type="string">
            <text:p>...</text:p>
          </table:table-cell>
          <table:table-cell table:style-name="ce70" table:formula="of:=SUBSTITUTE([.AA83];&quot;,&quot;;&quot;.&quot;)" office:value-type="string" office:string-value="2619.52401322645" calcext:value-type="string">
            <text:p>2619.52401322645</text:p>
          </table:table-cell>
          <table:table-cell table:style-name="ce70" table:formula="of:=SUBSTITUTE([.AB83];&quot;,&quot;;&quot;.&quot;)" office:value-type="string" office:string-value="6161.651" calcext:value-type="string">
            <text:p>6161.651</text:p>
          </table:table-cell>
          <table:table-cell table:style-name="ce70" table:formula="of:=SUBSTITUTE([.AC83];&quot;,&quot;;&quot;.&quot;)" office:value-type="string" office:string-value="6820.896" calcext:value-type="string">
            <text:p>6820.896</text:p>
          </table:table-cell>
          <table:table-cell table:style-name="ce70" table:formula="of:=SUBSTITUTE([.AD83];&quot;,&quot;;&quot;.&quot;)" office:value-type="string" office:string-value="6526.541" calcext:value-type="string">
            <text:p>6526.541</text:p>
          </table:table-cell>
          <table:table-cell table:style-name="ce70" table:formula="of:=SUBSTITUTE([.AE83];&quot;,&quot;;&quot;.&quot;)" office:value-type="string" office:string-value="6999" calcext:value-type="string">
            <text:p>6999</text:p>
          </table:table-cell>
          <table:table-cell table:style-name="ce70" table:formula="of:=SUBSTITUTE([.AF83];&quot;,&quot;;&quot;.&quot;)" office:value-type="string" office:string-value="4252.22" calcext:value-type="string">
            <text:p>4252.22</text:p>
          </table:table-cell>
          <table:table-cell table:style-name="ce70" table:formula="of:=SUBSTITUTE([.AG83];&quot;,&quot;;&quot;.&quot;)" office:value-type="string" office:string-value="3362.492" calcext:value-type="string">
            <text:p>3362.492</text:p>
          </table:table-cell>
          <table:table-cell table:style-name="ce70" table:formula="of:=SUBSTITUTE([.AH83];&quot;,&quot;;&quot;.&quot;)" office:value-type="string" office:string-value="3500.414" calcext:value-type="string">
            <text:p>3500.414</text:p>
          </table:table-cell>
          <table:table-cell table:style-name="ce70" table:formula="of:=SUBSTITUTE([.AI83];&quot;,&quot;;&quot;.&quot;)" office:value-type="string" office:string-value="3622.564" calcext:value-type="string">
            <text:p>3622.564</text:p>
          </table:table-cell>
          <table:table-cell table:style-name="ce70" table:formula="of:=SUBSTITUTE([.AJ83];&quot;,&quot;;&quot;.&quot;)" office:value-type="string" office:string-value="3776" calcext:value-type="string">
            <text:p>3776</text:p>
          </table:table-cell>
          <table:table-cell table:style-name="ce70" table:formula="of:=SUBSTITUTE([.AK83];&quot;,&quot;;&quot;.&quot;)" office:value-type="string" office:string-value="3665.021" calcext:value-type="string">
            <text:p>3665.021</text:p>
          </table:table-cell>
          <table:table-cell table:style-name="ce70" table:formula="of:=SUBSTITUTE([.AL83];&quot;,&quot;;&quot;.&quot;)" office:value-type="string" office:string-value="3673.647" calcext:value-type="string">
            <text:p>3673.647</text:p>
          </table:table-cell>
          <table:table-cell table:style-name="ce70" table:formula="of:=SUBSTITUTE([.AM83];&quot;,&quot;;&quot;.&quot;)" office:value-type="string" office:string-value="3634.58" calcext:value-type="string">
            <text:p>3634.58</text:p>
          </table:table-cell>
          <table:table-cell table:style-name="ce70" table:formula="of:=SUBSTITUTE([.AN83];&quot;,&quot;;&quot;.&quot;)" office:value-type="string" office:string-value="3869.533" calcext:value-type="string">
            <text:p>3869.533</text:p>
          </table:table-cell>
          <table:table-cell table:style-name="ce70" table:formula="of:=SUBSTITUTE([.AO83];&quot;,&quot;;&quot;.&quot;)" office:value-type="string" office:string-value="3974.606" calcext:value-type="string">
            <text:p>3974.606</text:p>
          </table:table-cell>
          <table:table-cell table:style-name="ce70" table:formula="of:=SUBSTITUTE([.AP83];&quot;,&quot;;&quot;.&quot;)" office:value-type="string" office:string-value="4289.448" calcext:value-type="string">
            <text:p>4289.448</text:p>
          </table:table-cell>
          <table:table-cell table:style-name="ce70" table:formula="of:=SUBSTITUTE([.AQ83];&quot;,&quot;;&quot;.&quot;)" office:value-type="string" office:string-value="4901.429" calcext:value-type="string">
            <text:p>4901.429</text:p>
          </table:table-cell>
          <table:table-cell table:style-name="ce70" table:formula="of:=SUBSTITUTE([.AR83];&quot;,&quot;;&quot;.&quot;)" office:value-type="string" office:string-value="4756.545" calcext:value-type="string">
            <text:p>4756.545</text:p>
          </table:table-cell>
          <table:table-cell table:style-name="ce70" table:formula="of:=SUBSTITUTE([.AS83];&quot;,&quot;;&quot;.&quot;)" office:value-type="string" office:string-value="5433.956" calcext:value-type="string">
            <text:p>5433.956</text:p>
          </table:table-cell>
          <table:table-cell table:style-name="ce70" table:formula="of:=SUBSTITUTE([.AT83];&quot;,&quot;;&quot;.&quot;)" office:value-type="string" office:string-value="4798.89748968094" calcext:value-type="string">
            <text:p>4798.89748968094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3]);CONCATENATE([.AU83];[.A15];[.BS83];1;[.BS83];[.X15];[.BS83];[.DM83];[.CP83]);&quot; &quot;)" office:value-type="string" office:string-value=" " calcext:value-type="string">
            <text:p><text:s/></text:p>
          </table:table-cell>
          <table:table-cell table:style-name="ce85" table:formula="of:=IF(ISNUMBER([.Y83]);CONCATENATE([.AV83];[.B15];[.BT83];1;[.BT83];[.Y15];[.BT83];[.DN83];[.CQ83]);&quot; &quot;)" office:value-type="string" office:string-value=" " calcext:value-type="string">
            <text:p><text:s/></text:p>
          </table:table-cell>
          <table:table-cell table:style-name="ce85" table:formula="of:=IF(ISNUMBER([.Z83]);CONCATENATE([.AW83];[.C15];[.BU83];1;[.BU83];[.Z15];[.BU83];[.DO83];[.CR83]);&quot; &quot;)" office:value-type="string" office:string-value=" " calcext:value-type="string">
            <text:p><text:s/></text:p>
          </table:table-cell>
          <table:table-cell table:style-name="ce85" table:formula="of:=IF(ISNUMBER([.AA83]);CONCATENATE([.AX83];[.D15];[.BV83];1;[.BV83];[.AA15];[.BV83];[.DP83];[.CS83]);&quot; &quot;)" office:value-type="string" office:string-value="insert into possui values(30,1,2619.52401322645,1998);" calcext:value-type="string">
            <text:p>insert into possui values(30,1,2619.52401322645,1998);</text:p>
          </table:table-cell>
          <table:table-cell table:style-name="ce85" table:formula="of:=IF(ISNUMBER([.AB83]);CONCATENATE([.AY83];[.E15];[.BW83];1;[.BW83];[.AB15];[.BW83];[.DQ83];[.CT83]);&quot; &quot;)" office:value-type="string" office:string-value="insert into possui values(30,1,6161.651,1999);" calcext:value-type="string">
            <text:p>insert into possui values(30,1,6161.651,1999);</text:p>
          </table:table-cell>
          <table:table-cell table:style-name="ce85" table:formula="of:=IF(ISNUMBER([.AC83]);CONCATENATE([.AZ83];[.F15];[.BX83];1;[.BX83];[.AC15];[.BX83];[.DR83];[.CU83]);&quot; &quot;)" office:value-type="string" office:string-value="insert into possui values(30,1,6820.896,2000);" calcext:value-type="string">
            <text:p>insert into possui values(30,1,6820.896,2000);</text:p>
          </table:table-cell>
          <table:table-cell table:style-name="ce85" table:formula="of:=IF(ISNUMBER([.AD83]);CONCATENATE([.BA83];[.G15];[.BY83];1;[.BY83];[.AD15];[.BY83];[.DS83];[.CV83]);&quot; &quot;)" office:value-type="string" office:string-value="insert into possui values(30,1,6526.541,2001);" calcext:value-type="string">
            <text:p>insert into possui values(30,1,6526.541,2001);</text:p>
          </table:table-cell>
          <table:table-cell table:style-name="ce85" table:formula="of:=IF(ISNUMBER([.AE83]);CONCATENATE([.BB83];[.H15];[.BZ83];1;[.BZ83];[.AE15];[.BZ83];[.DT83];[.CW83]);&quot; &quot;)" office:value-type="string" office:string-value="insert into possui values(30,1,6999,2002);" calcext:value-type="string">
            <text:p>insert into possui values(30,1,6999,2002);</text:p>
          </table:table-cell>
          <table:table-cell table:style-name="ce85" table:formula="of:=IF(ISNUMBER([.AF83]);CONCATENATE([.BC83];[.I15];[.CA83];1;[.CA83];[.AF15];[.CA83];[.DU83];[.CX83]);&quot; &quot;)" office:value-type="string" office:string-value="insert into possui values(30,1,4252.22,2003);" calcext:value-type="string">
            <text:p>insert into possui values(30,1,4252.22,2003);</text:p>
          </table:table-cell>
          <table:table-cell table:style-name="ce85" table:formula="of:=IF(ISNUMBER([.AG83]);CONCATENATE([.BD83];[.J15];[.CB83];1;[.CB83];[.AG15];[.CB83];[.DV83];[.CY83]);&quot; &quot;)" office:value-type="string" office:string-value="insert into possui values(30,1,3362.492,2004);" calcext:value-type="string">
            <text:p>insert into possui values(30,1,3362.492,2004);</text:p>
          </table:table-cell>
          <table:table-cell table:style-name="ce85" table:formula="of:=IF(ISNUMBER([.AH83]);CONCATENATE([.BE83];[.K15];[.CC83];1;[.CC83];[.AH15];[.CC83];[.DW83];[.CZ83]);&quot; &quot;)" office:value-type="string" office:string-value="insert into possui values(30,1,3500.414,2005);" calcext:value-type="string">
            <text:p>insert into possui values(30,1,3500.414,2005);</text:p>
          </table:table-cell>
          <table:table-cell table:style-name="ce85" table:formula="of:=IF(ISNUMBER([.AI83]);CONCATENATE([.BF83];[.L15];[.CD83];1;[.CD83];[.AI15];[.CD83];[.DX83];[.DA83]);&quot; &quot;)" office:value-type="string" office:string-value="insert into possui values(30,1,3622.564,2006);" calcext:value-type="string">
            <text:p>insert into possui values(30,1,3622.564,2006);</text:p>
          </table:table-cell>
          <table:table-cell table:style-name="ce85" table:formula="of:=IF(ISNUMBER([.AJ83]);CONCATENATE([.BG83];[.M15];[.CE83];1;[.CE83];[.AJ15];[.CE83];[.DY83];[.DB83]);&quot; &quot;)" office:value-type="string" office:string-value="insert into possui values(30,1,3776,2007);" calcext:value-type="string">
            <text:p>insert into possui values(30,1,3776,2007);</text:p>
          </table:table-cell>
          <table:table-cell table:style-name="ce85" table:formula="of:=IF(ISNUMBER([.AK83]);CONCATENATE([.BH83];[.N15];[.CF83];1;[.CF83];[.AK15];[.CF83];[.DZ83];[.DC83]);&quot; &quot;)" office:value-type="string" office:string-value="insert into possui values(30,1,3665.021,2008);" calcext:value-type="string">
            <text:p>insert into possui values(30,1,3665.021,2008);</text:p>
          </table:table-cell>
          <table:table-cell table:style-name="ce85" table:formula="of:=IF(ISNUMBER([.AL83]);CONCATENATE([.BI83];[.O15];[.CG83];1;[.CG83];[.AL15];[.CG83];[.EA83];[.DD83]);&quot; &quot;)" office:value-type="string" office:string-value="insert into possui values(30,1,3673.647,2009);" calcext:value-type="string">
            <text:p>insert into possui values(30,1,3673.647,2009);</text:p>
          </table:table-cell>
          <table:table-cell table:style-name="ce85" table:formula="of:=IF(ISNUMBER([.AM83]);CONCATENATE([.BJ83];[.P15];[.CH83];1;[.CH83];[.AM15];[.CH83];[.EB83];[.DE83]);&quot; &quot;)" office:value-type="string" office:string-value="insert into possui values(30,1,3634.58,2010);" calcext:value-type="string">
            <text:p>insert into possui values(30,1,3634.58,2010);</text:p>
          </table:table-cell>
          <table:table-cell table:style-name="ce85" table:formula="of:=IF(ISNUMBER([.AN83]);CONCATENATE([.BK83];[.Q15];[.CI83];1;[.CI83];[.AN15];[.CI83];[.EC83];[.DF83]);&quot; &quot;)" office:value-type="string" office:string-value="insert into possui values(30,1,3869.533,2011);" calcext:value-type="string">
            <text:p>insert into possui values(30,1,3869.533,2011);</text:p>
          </table:table-cell>
          <table:table-cell table:style-name="ce85" table:formula="of:=IF(ISNUMBER([.AO83]);CONCATENATE([.BL83];[.R15];[.CJ83];1;[.CJ83];[.AO15];[.CJ83];[.ED83];[.DG83]);&quot; &quot;)" office:value-type="string" office:string-value="insert into possui values(30,1,3974.606,2012);" calcext:value-type="string">
            <text:p>insert into possui values(30,1,3974.606,2012);</text:p>
          </table:table-cell>
          <table:table-cell table:style-name="ce85" table:formula="of:=IF(ISNUMBER([.AP83]);CONCATENATE([.BM83];[.S15];[.CK83];1;[.CK83];[.AP15];[.CK83];[.EE83];[.DH83]);&quot; &quot;)" office:value-type="string" office:string-value="insert into possui values(30,1,4289.448,2013);" calcext:value-type="string">
            <text:p>insert into possui values(30,1,4289.448,2013);</text:p>
          </table:table-cell>
          <table:table-cell table:style-name="ce85" table:formula="of:=IF(ISNUMBER([.AQ83]);CONCATENATE([.BN83];[.T15];[.CL83];1;[.CL83];[.AQ15];[.CL83];[.EF83];[.DI83]);&quot; &quot;)" office:value-type="string" office:string-value="insert into possui values(30,1,4901.429,2014);" calcext:value-type="string">
            <text:p>insert into possui values(30,1,4901.429,2014);</text:p>
          </table:table-cell>
          <table:table-cell table:style-name="ce85" table:formula="of:=IF(ISNUMBER([.AR83]);CONCATENATE([.BO83];[.U15];[.CM83];1;[.CM83];[.AR15];[.CM83];[.EG83];[.DJ83]);&quot; &quot;)" office:value-type="string" office:string-value="insert into possui values(30,1,4756.545,2015);" calcext:value-type="string">
            <text:p>insert into possui values(30,1,4756.545,2015);</text:p>
          </table:table-cell>
          <table:table-cell table:style-name="ce85" table:formula="of:=IF(ISNUMBER([.AS83]);CONCATENATE([.BP83];[.V15];[.CN83];1;[.CN83];[.AS15];[.CN83];[.EH83];[.DK83]);&quot; &quot;)" office:value-type="string" office:string-value="insert into possui values(30,1,5433.956,2016);" calcext:value-type="string">
            <text:p>insert into possui values(30,1,5433.956,2016);</text:p>
          </table:table-cell>
          <table:table-cell table:style-name="ce85" table:formula="of:=IF(ISNUMBER([.AT83]);CONCATENATE([.BQ83];[.W15];[.CO83];1;[.CO83];[.AT15];[.CO83];[.EI83];[.DL83]);&quot; &quot;)" office:value-type="string" office:string-value="insert into possui values(30,1,4798.89748968094,2017);" calcext:value-type="string">
            <text:p>insert into possui values(30,1,4798.89748968094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3" calcext:value-type="float">
            <text:p>23</text:p>
          </table:table-cell>
          <table:table-cell table:style-name="ce70" table:formula="of:=SUBSTITUTE([.X84];&quot;,&quot;;&quot;.&quot;)" office:value-type="string" office:string-value="9970" calcext:value-type="string">
            <text:p>9970</text:p>
          </table:table-cell>
          <table:table-cell table:style-name="ce70" table:formula="of:=SUBSTITUTE([.Y84];&quot;,&quot;;&quot;.&quot;)" office:value-type="string" office:string-value="10620.768" calcext:value-type="string">
            <text:p>10620.768</text:p>
          </table:table-cell>
          <table:table-cell table:style-name="ce70" table:formula="of:=SUBSTITUTE([.Z84];&quot;,&quot;;&quot;.&quot;)" office:value-type="string" office:string-value="8314.866" calcext:value-type="string">
            <text:p>8314.866</text:p>
          </table:table-cell>
          <table:table-cell table:style-name="ce70" table:formula="of:=SUBSTITUTE([.AA84];&quot;,&quot;;&quot;.&quot;)" office:value-type="string" office:string-value="9589.351" calcext:value-type="string">
            <text:p>9589.351</text:p>
          </table:table-cell>
          <table:table-cell table:style-name="ce70" table:formula="of:=SUBSTITUTE([.AB84];&quot;,&quot;;&quot;.&quot;)" office:value-type="string" office:string-value="10333.087" calcext:value-type="string">
            <text:p>10333.087</text:p>
          </table:table-cell>
          <table:table-cell table:style-name="ce70" table:formula="of:=SUBSTITUTE([.AC84];&quot;,&quot;;&quot;.&quot;)" office:value-type="string" office:string-value="10275.13" calcext:value-type="string">
            <text:p>10275.13</text:p>
          </table:table-cell>
          <table:table-cell table:style-name="ce70" table:formula="of:=SUBSTITUTE([.AD84];&quot;,&quot;;&quot;.&quot;)" office:value-type="string" office:string-value="10041.441" calcext:value-type="string">
            <text:p>10041.441</text:p>
          </table:table-cell>
          <table:table-cell table:style-name="ce70" table:formula="of:=SUBSTITUTE([.AE84];&quot;,&quot;;&quot;.&quot;)" office:value-type="string" office:string-value="10010" calcext:value-type="string">
            <text:p>10010</text:p>
          </table:table-cell>
          <table:table-cell table:style-name="ce70" table:formula="of:=SUBSTITUTE([.AF84];&quot;,&quot;;&quot;.&quot;)" office:value-type="string" office:string-value="10053.443" calcext:value-type="string">
            <text:p>10053.443</text:p>
          </table:table-cell>
          <table:table-cell table:style-name="ce70" table:formula="of:=SUBSTITUTE([.AG84];&quot;,&quot;;&quot;.&quot;)" office:value-type="string" office:string-value="10150.328" calcext:value-type="string">
            <text:p>10150.328</text:p>
          </table:table-cell>
          <table:table-cell table:style-name="ce70" table:formula="of:=SUBSTITUTE([.AH84];&quot;,&quot;;&quot;.&quot;)" office:value-type="string" office:string-value="10461.189" calcext:value-type="string">
            <text:p>10461.189</text:p>
          </table:table-cell>
          <table:table-cell table:style-name="ce70" table:formula="of:=SUBSTITUTE([.AI84];&quot;,&quot;;&quot;.&quot;)" office:value-type="string" office:string-value="11040.931" calcext:value-type="string">
            <text:p>11040.931</text:p>
          </table:table-cell>
          <table:table-cell table:style-name="ce70" table:formula="of:=SUBSTITUTE([.AJ84];&quot;,&quot;;&quot;.&quot;)" office:value-type="string" office:string-value="12080" calcext:value-type="string">
            <text:p>12080</text:p>
          </table:table-cell>
          <table:table-cell table:style-name="ce70" table:formula="of:=SUBSTITUTE([.AK84];&quot;,&quot;;&quot;.&quot;)" office:value-type="string" office:string-value="12235.455" calcext:value-type="string">
            <text:p>12235.455</text:p>
          </table:table-cell>
          <table:table-cell table:style-name="ce70" table:formula="of:=SUBSTITUTE([.AL84];&quot;,&quot;;&quot;.&quot;)" office:value-type="string" office:string-value="11814.156" calcext:value-type="string">
            <text:p>11814.156</text:p>
          </table:table-cell>
          <table:table-cell table:style-name="ce70" table:formula="of:=SUBSTITUTE([.AM84];&quot;,&quot;;&quot;.&quot;)" office:value-type="string" office:string-value="12845.796" calcext:value-type="string">
            <text:p>12845.796</text:p>
          </table:table-cell>
          <table:table-cell table:style-name="ce70" table:formula="of:=SUBSTITUTE([.AN84];&quot;,&quot;;&quot;.&quot;)" office:value-type="string" office:string-value="14166.812" calcext:value-type="string">
            <text:p>14166.812</text:p>
          </table:table-cell>
          <table:table-cell table:style-name="ce70" table:formula="of:=SUBSTITUTE([.AO84];&quot;,&quot;;&quot;.&quot;)" office:value-type="string" office:string-value="14954.791" calcext:value-type="string">
            <text:p>14954.791</text:p>
          </table:table-cell>
          <table:table-cell table:style-name="ce70" table:formula="of:=SUBSTITUTE([.AP84];&quot;,&quot;;&quot;.&quot;)" office:value-type="string" office:string-value="15660.107" calcext:value-type="string">
            <text:p>15660.107</text:p>
          </table:table-cell>
          <table:table-cell table:style-name="ce70" table:formula="of:=SUBSTITUTE([.AQ84];&quot;,&quot;;&quot;.&quot;)" office:value-type="string" office:string-value="17566.327" calcext:value-type="string">
            <text:p>17566.327</text:p>
          </table:table-cell>
          <table:table-cell table:style-name="ce70" table:formula="of:=SUBSTITUTE([.AR84];&quot;,&quot;;&quot;.&quot;)" office:value-type="string" office:string-value="17959.867" calcext:value-type="string">
            <text:p>17959.867</text:p>
          </table:table-cell>
          <table:table-cell table:style-name="ce70" table:formula="of:=SUBSTITUTE([.AS84];&quot;,&quot;;&quot;.&quot;)" office:value-type="string" office:string-value="19285.428" calcext:value-type="string">
            <text:p>19285.428</text:p>
          </table:table-cell>
          <table:table-cell table:style-name="ce70" table:formula="of:=SUBSTITUTE([.AT84];&quot;,&quot;;&quot;.&quot;)" office:value-type="string" office:string-value="18223.6498068628" calcext:value-type="string">
            <text:p>18223.6498068628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4]);CONCATENATE([.AU84];[.A16];[.BS84];1;[.BS84];[.X16];[.BS84];[.DM84];[.CP84]);&quot; &quot;)" office:value-type="string" office:string-value="insert into possui values(23,1,9970,1995);" calcext:value-type="string">
            <text:p>insert into possui values(23,1,9970,1995);</text:p>
          </table:table-cell>
          <table:table-cell table:style-name="ce85" table:formula="of:=IF(ISNUMBER([.Y84]);CONCATENATE([.AV84];[.B16];[.BT84];1;[.BT84];[.Y16];[.BT84];[.DN84];[.CQ84]);&quot; &quot;)" office:value-type="string" office:string-value="insert into possui values(23,1,10620.768,1996);" calcext:value-type="string">
            <text:p>insert into possui values(23,1,10620.768,1996);</text:p>
          </table:table-cell>
          <table:table-cell table:style-name="ce85" table:formula="of:=IF(ISNUMBER([.Z84]);CONCATENATE([.AW84];[.C16];[.BU84];1;[.BU84];[.Z16];[.BU84];[.DO84];[.CR84]);&quot; &quot;)" office:value-type="string" office:string-value="insert into possui values(23,1,8314.866,1997);" calcext:value-type="string">
            <text:p>insert into possui values(23,1,8314.866,1997);</text:p>
          </table:table-cell>
          <table:table-cell table:style-name="ce85" table:formula="of:=IF(ISNUMBER([.AA84]);CONCATENATE([.AX84];[.D16];[.BV84];1;[.BV84];[.AA16];[.BV84];[.DP84];[.CS84]);&quot; &quot;)" office:value-type="string" office:string-value="insert into possui values(23,1,9589.351,1998);" calcext:value-type="string">
            <text:p>insert into possui values(23,1,9589.351,1998);</text:p>
          </table:table-cell>
          <table:table-cell table:style-name="ce85" table:formula="of:=IF(ISNUMBER([.AB84]);CONCATENATE([.AY84];[.E16];[.BW84];1;[.BW84];[.AB16];[.BW84];[.DQ84];[.CT84]);&quot; &quot;)" office:value-type="string" office:string-value="insert into possui values(23,1,10333.087,1999);" calcext:value-type="string">
            <text:p>insert into possui values(23,1,10333.087,1999);</text:p>
          </table:table-cell>
          <table:table-cell table:style-name="ce85" table:formula="of:=IF(ISNUMBER([.AC84]);CONCATENATE([.AZ84];[.F16];[.BX84];1;[.BX84];[.AC16];[.BX84];[.DR84];[.CU84]);&quot; &quot;)" office:value-type="string" office:string-value="insert into possui values(23,1,10275.13,2000);" calcext:value-type="string">
            <text:p>insert into possui values(23,1,10275.13,2000);</text:p>
          </table:table-cell>
          <table:table-cell table:style-name="ce85" table:formula="of:=IF(ISNUMBER([.AD84]);CONCATENATE([.BA84];[.G16];[.BY84];1;[.BY84];[.AD16];[.BY84];[.DS84];[.CV84]);&quot; &quot;)" office:value-type="string" office:string-value="insert into possui values(23,1,10041.441,2001);" calcext:value-type="string">
            <text:p>insert into possui values(23,1,10041.441,2001);</text:p>
          </table:table-cell>
          <table:table-cell table:style-name="ce85" table:formula="of:=IF(ISNUMBER([.AE84]);CONCATENATE([.BB84];[.H16];[.BZ84];1;[.BZ84];[.AE16];[.BZ84];[.DT84];[.CW84]);&quot; &quot;)" office:value-type="string" office:string-value="insert into possui values(23,1,10010,2002);" calcext:value-type="string">
            <text:p>insert into possui values(23,1,10010,2002);</text:p>
          </table:table-cell>
          <table:table-cell table:style-name="ce85" table:formula="of:=IF(ISNUMBER([.AF84]);CONCATENATE([.BC84];[.I16];[.CA84];1;[.CA84];[.AF16];[.CA84];[.DU84];[.CX84]);&quot; &quot;)" office:value-type="string" office:string-value="insert into possui values(23,1,10053.443,2003);" calcext:value-type="string">
            <text:p>insert into possui values(23,1,10053.443,2003);</text:p>
          </table:table-cell>
          <table:table-cell table:style-name="ce85" table:formula="of:=IF(ISNUMBER([.AG84]);CONCATENATE([.BD84];[.J16];[.CB84];1;[.CB84];[.AG16];[.CB84];[.DV84];[.CY84]);&quot; &quot;)" office:value-type="string" office:string-value="insert into possui values(23,1,10150.328,2004);" calcext:value-type="string">
            <text:p>insert into possui values(23,1,10150.328,2004);</text:p>
          </table:table-cell>
          <table:table-cell table:style-name="ce85" table:formula="of:=IF(ISNUMBER([.AH84]);CONCATENATE([.BE84];[.K16];[.CC84];1;[.CC84];[.AH16];[.CC84];[.DW84];[.CZ84]);&quot; &quot;)" office:value-type="string" office:string-value="insert into possui values(23,1,10461.189,2005);" calcext:value-type="string">
            <text:p>insert into possui values(23,1,10461.189,2005);</text:p>
          </table:table-cell>
          <table:table-cell table:style-name="ce85" table:formula="of:=IF(ISNUMBER([.AI84]);CONCATENATE([.BF84];[.L16];[.CD84];1;[.CD84];[.AI16];[.CD84];[.DX84];[.DA84]);&quot; &quot;)" office:value-type="string" office:string-value="insert into possui values(23,1,11040.931,2006);" calcext:value-type="string">
            <text:p>insert into possui values(23,1,11040.931,2006);</text:p>
          </table:table-cell>
          <table:table-cell table:style-name="ce85" table:formula="of:=IF(ISNUMBER([.AJ84]);CONCATENATE([.BG84];[.M16];[.CE84];1;[.CE84];[.AJ16];[.CE84];[.DY84];[.DB84]);&quot; &quot;)" office:value-type="string" office:string-value="insert into possui values(23,1,12080,2007);" calcext:value-type="string">
            <text:p>insert into possui values(23,1,12080,2007);</text:p>
          </table:table-cell>
          <table:table-cell table:style-name="ce85" table:formula="of:=IF(ISNUMBER([.AK84]);CONCATENATE([.BH84];[.N16];[.CF84];1;[.CF84];[.AK16];[.CF84];[.DZ84];[.DC84]);&quot; &quot;)" office:value-type="string" office:string-value="insert into possui values(23,1,12235.455,2008);" calcext:value-type="string">
            <text:p>insert into possui values(23,1,12235.455,2008);</text:p>
          </table:table-cell>
          <table:table-cell table:style-name="ce85" table:formula="of:=IF(ISNUMBER([.AL84]);CONCATENATE([.BI84];[.O16];[.CG84];1;[.CG84];[.AL16];[.CG84];[.EA84];[.DD84]);&quot; &quot;)" office:value-type="string" office:string-value="insert into possui values(23,1,11814.156,2009);" calcext:value-type="string">
            <text:p>insert into possui values(23,1,11814.156,2009);</text:p>
          </table:table-cell>
          <table:table-cell table:style-name="ce85" table:formula="of:=IF(ISNUMBER([.AM84]);CONCATENATE([.BJ84];[.P16];[.CH84];1;[.CH84];[.AM16];[.CH84];[.EB84];[.DE84]);&quot; &quot;)" office:value-type="string" office:string-value="insert into possui values(23,1,12845.796,2010);" calcext:value-type="string">
            <text:p>insert into possui values(23,1,12845.796,2010);</text:p>
          </table:table-cell>
          <table:table-cell table:style-name="ce85" table:formula="of:=IF(ISNUMBER([.AN84]);CONCATENATE([.BK84];[.Q16];[.CI84];1;[.CI84];[.AN16];[.CI84];[.EC84];[.DF84]);&quot; &quot;)" office:value-type="string" office:string-value="insert into possui values(23,1,14166.812,2011);" calcext:value-type="string">
            <text:p>insert into possui values(23,1,14166.812,2011);</text:p>
          </table:table-cell>
          <table:table-cell table:style-name="ce85" table:formula="of:=IF(ISNUMBER([.AO84]);CONCATENATE([.BL84];[.R16];[.CJ84];1;[.CJ84];[.AO16];[.CJ84];[.ED84];[.DG84]);&quot; &quot;)" office:value-type="string" office:string-value="insert into possui values(23,1,14954.791,2012);" calcext:value-type="string">
            <text:p>insert into possui values(23,1,14954.791,2012);</text:p>
          </table:table-cell>
          <table:table-cell table:style-name="ce85" table:formula="of:=IF(ISNUMBER([.AP84]);CONCATENATE([.BM84];[.S16];[.CK84];1;[.CK84];[.AP16];[.CK84];[.EE84];[.DH84]);&quot; &quot;)" office:value-type="string" office:string-value="insert into possui values(23,1,15660.107,2013);" calcext:value-type="string">
            <text:p>insert into possui values(23,1,15660.107,2013);</text:p>
          </table:table-cell>
          <table:table-cell table:style-name="ce85" table:formula="of:=IF(ISNUMBER([.AQ84]);CONCATENATE([.BN84];[.T16];[.CL84];1;[.CL84];[.AQ16];[.CL84];[.EF84];[.DI84]);&quot; &quot;)" office:value-type="string" office:string-value="insert into possui values(23,1,17566.327,2014);" calcext:value-type="string">
            <text:p>insert into possui values(23,1,17566.327,2014);</text:p>
          </table:table-cell>
          <table:table-cell table:style-name="ce85" table:formula="of:=IF(ISNUMBER([.AR84]);CONCATENATE([.BO84];[.U16];[.CM84];1;[.CM84];[.AR16];[.CM84];[.EG84];[.DJ84]);&quot; &quot;)" office:value-type="string" office:string-value="insert into possui values(23,1,17959.867,2015);" calcext:value-type="string">
            <text:p>insert into possui values(23,1,17959.867,2015);</text:p>
          </table:table-cell>
          <table:table-cell table:style-name="ce85" table:formula="of:=IF(ISNUMBER([.AS84]);CONCATENATE([.BP84];[.V16];[.CN84];1;[.CN84];[.AS16];[.CN84];[.EH84];[.DK84]);&quot; &quot;)" office:value-type="string" office:string-value="insert into possui values(23,1,19285.428,2016);" calcext:value-type="string">
            <text:p>insert into possui values(23,1,19285.428,2016);</text:p>
          </table:table-cell>
          <table:table-cell table:style-name="ce85" table:formula="of:=IF(ISNUMBER([.AT84]);CONCATENATE([.BQ84];[.W16];[.CO84];1;[.CO84];[.AT16];[.CO84];[.EI84];[.DL84]);&quot; &quot;)" office:value-type="string" office:string-value="insert into possui values(23,1,18223.6498068628,2017);" calcext:value-type="string">
            <text:p>insert into possui values(23,1,18223.6498068628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6" calcext:value-type="float">
            <text:p>26</text:p>
          </table:table-cell>
          <table:table-cell table:style-name="ce70" table:formula="of:=SUBSTITUTE([.X85];&quot;,&quot;;&quot;.&quot;)" office:value-type="string" office:string-value="2457" calcext:value-type="string">
            <text:p>2457</text:p>
          </table:table-cell>
          <table:table-cell table:style-name="ce70" table:formula="of:=SUBSTITUTE([.Y85];&quot;,&quot;;&quot;.&quot;)" office:value-type="string" office:string-value="2570.577" calcext:value-type="string">
            <text:p>2570.577</text:p>
          </table:table-cell>
          <table:table-cell table:style-name="ce70" table:formula="of:=SUBSTITUTE([.Z85];&quot;,&quot;;&quot;.&quot;)" office:value-type="string" office:string-value="1875.652" calcext:value-type="string">
            <text:p>1875.652</text:p>
          </table:table-cell>
          <table:table-cell table:style-name="ce70" table:formula="of:=SUBSTITUTE([.AA85];&quot;,&quot;;&quot;.&quot;)" office:value-type="string" office:string-value="2402.838" calcext:value-type="string">
            <text:p>2402.838</text:p>
          </table:table-cell>
          <table:table-cell table:style-name="ce70" table:formula="of:=SUBSTITUTE([.AB85];&quot;,&quot;;&quot;.&quot;)" office:value-type="string" office:string-value="2638.074" calcext:value-type="string">
            <text:p>2638.074</text:p>
          </table:table-cell>
          <table:table-cell table:style-name="ce70" table:formula="of:=SUBSTITUTE([.AC85];&quot;,&quot;;&quot;.&quot;)" office:value-type="string" office:string-value="2756.135" calcext:value-type="string">
            <text:p>2756.135</text:p>
          </table:table-cell>
          <table:table-cell table:style-name="ce70" table:formula="of:=SUBSTITUTE([.AD85];&quot;,&quot;;&quot;.&quot;)" office:value-type="string" office:string-value="2592.057" calcext:value-type="string">
            <text:p>2592.057</text:p>
          </table:table-cell>
          <table:table-cell table:style-name="ce70" table:formula="of:=SUBSTITUTE([.AE85];&quot;,&quot;;&quot;.&quot;)" office:value-type="string" office:string-value="2616" calcext:value-type="string">
            <text:p>2616</text:p>
          </table:table-cell>
          <table:table-cell table:style-name="ce70" table:formula="of:=SUBSTITUTE([.AF85];&quot;,&quot;;&quot;.&quot;)" office:value-type="string" office:string-value="2566.288" calcext:value-type="string">
            <text:p>2566.288</text:p>
          </table:table-cell>
          <table:table-cell table:style-name="ce70" table:formula="of:=SUBSTITUTE([.AG85];&quot;,&quot;;&quot;.&quot;)" office:value-type="string" office:string-value="2642.568" calcext:value-type="string">
            <text:p>2642.568</text:p>
          </table:table-cell>
          <table:table-cell table:style-name="ce70" table:formula="of:=SUBSTITUTE([.AH85];&quot;,&quot;;&quot;.&quot;)" office:value-type="string" office:string-value="2647.798" calcext:value-type="string">
            <text:p>2647.798</text:p>
          </table:table-cell>
          <table:table-cell table:style-name="ce70" table:formula="of:=SUBSTITUTE([.AI85];&quot;,&quot;;&quot;.&quot;)" office:value-type="string" office:string-value="2699.562" calcext:value-type="string">
            <text:p>2699.562</text:p>
          </table:table-cell>
          <table:table-cell table:style-name="ce70" table:formula="of:=SUBSTITUTE([.AJ85];&quot;,&quot;;&quot;.&quot;)" office:value-type="string" office:string-value="2774" calcext:value-type="string">
            <text:p>2774</text:p>
          </table:table-cell>
          <table:table-cell table:style-name="ce70" table:formula="of:=SUBSTITUTE([.AK85];&quot;,&quot;;&quot;.&quot;)" office:value-type="string" office:string-value="2817.11" calcext:value-type="string">
            <text:p>2817.11</text:p>
          </table:table-cell>
          <table:table-cell table:style-name="ce70" table:formula="of:=SUBSTITUTE([.AL85];&quot;,&quot;;&quot;.&quot;)" office:value-type="string" office:string-value="2765.261" calcext:value-type="string">
            <text:p>2765.261</text:p>
          </table:table-cell>
          <table:table-cell table:style-name="ce70" table:formula="of:=SUBSTITUTE([.AM85];&quot;,&quot;;&quot;.&quot;)" office:value-type="string" office:string-value="3005.502" calcext:value-type="string">
            <text:p>3005.502</text:p>
          </table:table-cell>
          <table:table-cell table:style-name="ce70" table:formula="of:=SUBSTITUTE([.AN85];&quot;,&quot;;&quot;.&quot;)" office:value-type="string" office:string-value="3198.609" calcext:value-type="string">
            <text:p>3198.609</text:p>
          </table:table-cell>
          <table:table-cell table:style-name="ce70" table:formula="of:=SUBSTITUTE([.AO85];&quot;,&quot;;&quot;.&quot;)" office:value-type="string" office:string-value="3270.934" calcext:value-type="string">
            <text:p>3270.934</text:p>
          </table:table-cell>
          <table:table-cell table:style-name="ce70" table:formula="of:=SUBSTITUTE([.AP85];&quot;,&quot;;&quot;.&quot;)" office:value-type="string" office:string-value="3215.166" calcext:value-type="string">
            <text:p>3215.166</text:p>
          </table:table-cell>
          <table:table-cell table:style-name="ce70" table:formula="of:=SUBSTITUTE([.AQ85];&quot;,&quot;;&quot;.&quot;)" office:value-type="string" office:string-value="3699.074" calcext:value-type="string">
            <text:p>3699.074</text:p>
          </table:table-cell>
          <table:table-cell table:style-name="ce70" table:formula="of:=SUBSTITUTE([.AR85];&quot;,&quot;;&quot;.&quot;)" office:value-type="string" office:string-value="3814.692" calcext:value-type="string">
            <text:p>3814.692</text:p>
          </table:table-cell>
          <table:table-cell table:style-name="ce70" table:formula="of:=SUBSTITUTE([.AS85];&quot;,&quot;;&quot;.&quot;)" office:value-type="string" office:string-value="3845.968" calcext:value-type="string">
            <text:p>3845.968</text:p>
          </table:table-cell>
          <table:table-cell table:style-name="ce70" table:formula="of:=SUBSTITUTE([.AT85];&quot;,&quot;;&quot;.&quot;)" office:value-type="string" office:string-value="3670.50469779388" calcext:value-type="string">
            <text:p>3670.50469779388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5]);CONCATENATE([.AU85];[.A17];[.BS85];1;[.BS85];[.X17];[.BS85];[.DM85];[.CP85]);&quot; &quot;)" office:value-type="string" office:string-value="insert into possui values(26,1,2457,1995);" calcext:value-type="string">
            <text:p>insert into possui values(26,1,2457,1995);</text:p>
          </table:table-cell>
          <table:table-cell table:style-name="ce85" table:formula="of:=IF(ISNUMBER([.Y85]);CONCATENATE([.AV85];[.B17];[.BT85];1;[.BT85];[.Y17];[.BT85];[.DN85];[.CQ85]);&quot; &quot;)" office:value-type="string" office:string-value="insert into possui values(26,1,2570.577,1996);" calcext:value-type="string">
            <text:p>insert into possui values(26,1,2570.577,1996);</text:p>
          </table:table-cell>
          <table:table-cell table:style-name="ce85" table:formula="of:=IF(ISNUMBER([.Z85]);CONCATENATE([.AW85];[.C17];[.BU85];1;[.BU85];[.Z17];[.BU85];[.DO85];[.CR85]);&quot; &quot;)" office:value-type="string" office:string-value="insert into possui values(26,1,1875.652,1997);" calcext:value-type="string">
            <text:p>insert into possui values(26,1,1875.652,1997);</text:p>
          </table:table-cell>
          <table:table-cell table:style-name="ce85" table:formula="of:=IF(ISNUMBER([.AA85]);CONCATENATE([.AX85];[.D17];[.BV85];1;[.BV85];[.AA17];[.BV85];[.DP85];[.CS85]);&quot; &quot;)" office:value-type="string" office:string-value="insert into possui values(26,1,2402.838,1998);" calcext:value-type="string">
            <text:p>insert into possui values(26,1,2402.838,1998);</text:p>
          </table:table-cell>
          <table:table-cell table:style-name="ce85" table:formula="of:=IF(ISNUMBER([.AB85]);CONCATENATE([.AY85];[.E17];[.BW85];1;[.BW85];[.AB17];[.BW85];[.DQ85];[.CT85]);&quot; &quot;)" office:value-type="string" office:string-value="insert into possui values(26,1,2638.074,1999);" calcext:value-type="string">
            <text:p>insert into possui values(26,1,2638.074,1999);</text:p>
          </table:table-cell>
          <table:table-cell table:style-name="ce85" table:formula="of:=IF(ISNUMBER([.AC85]);CONCATENATE([.AZ85];[.F17];[.BX85];1;[.BX85];[.AC17];[.BX85];[.DR85];[.CU85]);&quot; &quot;)" office:value-type="string" office:string-value="insert into possui values(26,1,2756.135,2000);" calcext:value-type="string">
            <text:p>insert into possui values(26,1,2756.135,2000);</text:p>
          </table:table-cell>
          <table:table-cell table:style-name="ce85" table:formula="of:=IF(ISNUMBER([.AD85]);CONCATENATE([.BA85];[.G17];[.BY85];1;[.BY85];[.AD17];[.BY85];[.DS85];[.CV85]);&quot; &quot;)" office:value-type="string" office:string-value="insert into possui values(26,1,2592.057,2001);" calcext:value-type="string">
            <text:p>insert into possui values(26,1,2592.057,2001);</text:p>
          </table:table-cell>
          <table:table-cell table:style-name="ce85" table:formula="of:=IF(ISNUMBER([.AE85]);CONCATENATE([.BB85];[.H17];[.BZ85];1;[.BZ85];[.AE17];[.BZ85];[.DT85];[.CW85]);&quot; &quot;)" office:value-type="string" office:string-value="insert into possui values(26,1,2616,2002);" calcext:value-type="string">
            <text:p>insert into possui values(26,1,2616,2002);</text:p>
          </table:table-cell>
          <table:table-cell table:style-name="ce85" table:formula="of:=IF(ISNUMBER([.AF85]);CONCATENATE([.BC85];[.I17];[.CA85];1;[.CA85];[.AF17];[.CA85];[.DU85];[.CX85]);&quot; &quot;)" office:value-type="string" office:string-value="insert into possui values(26,1,2566.288,2003);" calcext:value-type="string">
            <text:p>insert into possui values(26,1,2566.288,2003);</text:p>
          </table:table-cell>
          <table:table-cell table:style-name="ce85" table:formula="of:=IF(ISNUMBER([.AG85]);CONCATENATE([.BD85];[.J17];[.CB85];1;[.CB85];[.AG17];[.CB85];[.DV85];[.CY85]);&quot; &quot;)" office:value-type="string" office:string-value="insert into possui values(26,1,2642.568,2004);" calcext:value-type="string">
            <text:p>insert into possui values(26,1,2642.568,2004);</text:p>
          </table:table-cell>
          <table:table-cell table:style-name="ce85" table:formula="of:=IF(ISNUMBER([.AH85]);CONCATENATE([.BE85];[.K17];[.CC85];1;[.CC85];[.AH17];[.CC85];[.DW85];[.CZ85]);&quot; &quot;)" office:value-type="string" office:string-value="insert into possui values(26,1,2647.798,2005);" calcext:value-type="string">
            <text:p>insert into possui values(26,1,2647.798,2005);</text:p>
          </table:table-cell>
          <table:table-cell table:style-name="ce85" table:formula="of:=IF(ISNUMBER([.AI85]);CONCATENATE([.BF85];[.L17];[.CD85];1;[.CD85];[.AI17];[.CD85];[.DX85];[.DA85]);&quot; &quot;)" office:value-type="string" office:string-value="insert into possui values(26,1,2699.562,2006);" calcext:value-type="string">
            <text:p>insert into possui values(26,1,2699.562,2006);</text:p>
          </table:table-cell>
          <table:table-cell table:style-name="ce85" table:formula="of:=IF(ISNUMBER([.AJ85]);CONCATENATE([.BG85];[.M17];[.CE85];1;[.CE85];[.AJ17];[.CE85];[.DY85];[.DB85]);&quot; &quot;)" office:value-type="string" office:string-value="insert into possui values(26,1,2774,2007);" calcext:value-type="string">
            <text:p>insert into possui values(26,1,2774,2007);</text:p>
          </table:table-cell>
          <table:table-cell table:style-name="ce85" table:formula="of:=IF(ISNUMBER([.AK85]);CONCATENATE([.BH85];[.N17];[.CF85];1;[.CF85];[.AK17];[.CF85];[.DZ85];[.DC85]);&quot; &quot;)" office:value-type="string" office:string-value="insert into possui values(26,1,2817.11,2008);" calcext:value-type="string">
            <text:p>insert into possui values(26,1,2817.11,2008);</text:p>
          </table:table-cell>
          <table:table-cell table:style-name="ce85" table:formula="of:=IF(ISNUMBER([.AL85]);CONCATENATE([.BI85];[.O17];[.CG85];1;[.CG85];[.AL17];[.CG85];[.EA85];[.DD85]);&quot; &quot;)" office:value-type="string" office:string-value="insert into possui values(26,1,2765.261,2009);" calcext:value-type="string">
            <text:p>insert into possui values(26,1,2765.261,2009);</text:p>
          </table:table-cell>
          <table:table-cell table:style-name="ce85" table:formula="of:=IF(ISNUMBER([.AM85]);CONCATENATE([.BJ85];[.P17];[.CH85];1;[.CH85];[.AM17];[.CH85];[.EB85];[.DE85]);&quot; &quot;)" office:value-type="string" office:string-value="insert into possui values(26,1,3005.502,2010);" calcext:value-type="string">
            <text:p>insert into possui values(26,1,3005.502,2010);</text:p>
          </table:table-cell>
          <table:table-cell table:style-name="ce85" table:formula="of:=IF(ISNUMBER([.AN85]);CONCATENATE([.BK85];[.Q17];[.CI85];1;[.CI85];[.AN17];[.CI85];[.EC85];[.DF85]);&quot; &quot;)" office:value-type="string" office:string-value="insert into possui values(26,1,3198.609,2011);" calcext:value-type="string">
            <text:p>insert into possui values(26,1,3198.609,2011);</text:p>
          </table:table-cell>
          <table:table-cell table:style-name="ce85" table:formula="of:=IF(ISNUMBER([.AO85]);CONCATENATE([.BL85];[.R17];[.CJ85];1;[.CJ85];[.AO17];[.CJ85];[.ED85];[.DG85]);&quot; &quot;)" office:value-type="string" office:string-value="insert into possui values(26,1,3270.934,2012);" calcext:value-type="string">
            <text:p>insert into possui values(26,1,3270.934,2012);</text:p>
          </table:table-cell>
          <table:table-cell table:style-name="ce85" table:formula="of:=IF(ISNUMBER([.AP85]);CONCATENATE([.BM85];[.S17];[.CK85];1;[.CK85];[.AP17];[.CK85];[.EE85];[.DH85]);&quot; &quot;)" office:value-type="string" office:string-value="insert into possui values(26,1,3215.166,2013);" calcext:value-type="string">
            <text:p>insert into possui values(26,1,3215.166,2013);</text:p>
          </table:table-cell>
          <table:table-cell table:style-name="ce85" table:formula="of:=IF(ISNUMBER([.AQ85]);CONCATENATE([.BN85];[.T17];[.CL85];1;[.CL85];[.AQ17];[.CL85];[.EF85];[.DI85]);&quot; &quot;)" office:value-type="string" office:string-value="insert into possui values(26,1,3699.074,2014);" calcext:value-type="string">
            <text:p>insert into possui values(26,1,3699.074,2014);</text:p>
          </table:table-cell>
          <table:table-cell table:style-name="ce85" table:formula="of:=IF(ISNUMBER([.AR85]);CONCATENATE([.BO85];[.U17];[.CM85];1;[.CM85];[.AR17];[.CM85];[.EG85];[.DJ85]);&quot; &quot;)" office:value-type="string" office:string-value="insert into possui values(26,1,3814.692,2015);" calcext:value-type="string">
            <text:p>insert into possui values(26,1,3814.692,2015);</text:p>
          </table:table-cell>
          <table:table-cell table:style-name="ce85" table:formula="of:=IF(ISNUMBER([.AS85]);CONCATENATE([.BP85];[.V17];[.CN85];1;[.CN85];[.AS17];[.CN85];[.EH85];[.DK85]);&quot; &quot;)" office:value-type="string" office:string-value="insert into possui values(26,1,3845.968,2016);" calcext:value-type="string">
            <text:p>insert into possui values(26,1,3845.968,2016);</text:p>
          </table:table-cell>
          <table:table-cell table:style-name="ce85" table:formula="of:=IF(ISNUMBER([.AT85]);CONCATENATE([.BQ85];[.W17];[.CO85];1;[.CO85];[.AT17];[.CO85];[.EI85];[.DL85]);&quot; &quot;)" office:value-type="string" office:string-value="insert into possui values(26,1,3670.50469779388,2017);" calcext:value-type="string">
            <text:p>insert into possui values(26,1,3670.50469779388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0" calcext:value-type="float">
            <text:p>20</text:p>
          </table:table-cell>
          <table:table-cell table:style-name="ce70" table:formula="of:=SUBSTITUTE([.X86];&quot;,&quot;;&quot;.&quot;)" office:value-type="string" office:string-value="7931" calcext:value-type="string">
            <text:p>7931</text:p>
          </table:table-cell>
          <table:table-cell table:style-name="ce70" table:formula="of:=SUBSTITUTE([.Y86];&quot;,&quot;;&quot;.&quot;)" office:value-type="string" office:string-value="8009.909" calcext:value-type="string">
            <text:p>8009.909</text:p>
          </table:table-cell>
          <table:table-cell table:style-name="ce70" table:formula="of:=SUBSTITUTE([.Z86];&quot;,&quot;;&quot;.&quot;)" office:value-type="string" office:string-value="4495.763" calcext:value-type="string">
            <text:p>4495.763</text:p>
          </table:table-cell>
          <table:table-cell table:style-name="ce70" table:formula="of:=SUBSTITUTE([.AA86];&quot;,&quot;;&quot;.&quot;)" office:value-type="string" office:string-value="4553.874" calcext:value-type="string">
            <text:p>4553.874</text:p>
          </table:table-cell>
          <table:table-cell table:style-name="ce70" table:formula="of:=SUBSTITUTE([.AB86];&quot;,&quot;;&quot;.&quot;)" office:value-type="string" office:string-value="5027.8915" calcext:value-type="string">
            <text:p>5027.8915</text:p>
          </table:table-cell>
          <table:table-cell table:style-name="ce70" table:formula="of:=SUBSTITUTE([.AC86];&quot;,&quot;;&quot;.&quot;)" office:value-type="string" office:string-value="5653.023" calcext:value-type="string">
            <text:p>5653.023</text:p>
          </table:table-cell>
          <table:table-cell table:style-name="ce70" table:formula="of:=SUBSTITUTE([.AD86];&quot;,&quot;;&quot;.&quot;)" office:value-type="string" office:string-value="5557.323" calcext:value-type="string">
            <text:p>5557.323</text:p>
          </table:table-cell>
          <table:table-cell table:style-name="ce70" table:formula="of:=SUBSTITUTE([.AE86];&quot;,&quot;;&quot;.&quot;)" office:value-type="string" office:string-value="5915" calcext:value-type="string">
            <text:p>5915</text:p>
          </table:table-cell>
          <table:table-cell table:style-name="ce70" table:formula="of:=SUBSTITUTE([.AF86];&quot;,&quot;;&quot;.&quot;)" office:value-type="string" office:string-value="6241.937" calcext:value-type="string">
            <text:p>6241.937</text:p>
          </table:table-cell>
          <table:table-cell table:style-name="ce70" table:formula="of:=SUBSTITUTE([.AG86];&quot;,&quot;;&quot;.&quot;)" office:value-type="string" office:string-value="6824.18" calcext:value-type="string">
            <text:p>6824.18</text:p>
          </table:table-cell>
          <table:table-cell table:style-name="ce70" table:formula="of:=SUBSTITUTE([.AH86];&quot;,&quot;;&quot;.&quot;)" office:value-type="string" office:string-value="7381.092" calcext:value-type="string">
            <text:p>7381.092</text:p>
          </table:table-cell>
          <table:table-cell table:style-name="ce70" table:formula="of:=SUBSTITUTE([.AI86];&quot;,&quot;;&quot;.&quot;)" office:value-type="string" office:string-value="8655.229" calcext:value-type="string">
            <text:p>8655.229</text:p>
          </table:table-cell>
          <table:table-cell table:style-name="ce70" table:formula="of:=SUBSTITUTE([.AJ86];&quot;,&quot;;&quot;.&quot;)" office:value-type="string" office:string-value="11087" calcext:value-type="string">
            <text:p>11087</text:p>
          </table:table-cell>
          <table:table-cell table:style-name="ce70" table:formula="of:=SUBSTITUTE([.AK86];&quot;,&quot;;&quot;.&quot;)" office:value-type="string" office:string-value="12598.91" calcext:value-type="string">
            <text:p>12598.91</text:p>
          </table:table-cell>
          <table:table-cell table:style-name="ce70" table:formula="of:=SUBSTITUTE([.AL86];&quot;,&quot;;&quot;.&quot;)" office:value-type="string" office:string-value="12539.23" calcext:value-type="string">
            <text:p>12539.23</text:p>
          </table:table-cell>
          <table:table-cell table:style-name="ce70" table:formula="of:=SUBSTITUTE([.AM86];&quot;,&quot;;&quot;.&quot;)" office:value-type="string" office:string-value="14835.941" calcext:value-type="string">
            <text:p>14835.941</text:p>
          </table:table-cell>
          <table:table-cell table:style-name="ce70" table:formula="of:=SUBSTITUTE([.AN86];&quot;,&quot;;&quot;.&quot;)" office:value-type="string" office:string-value="16642.107" calcext:value-type="string">
            <text:p>16642.107</text:p>
          </table:table-cell>
          <table:table-cell table:style-name="ce70" table:formula="of:=SUBSTITUTE([.AO86];&quot;,&quot;;&quot;.&quot;)" office:value-type="string" office:string-value="16532.8" calcext:value-type="string">
            <text:p>16532.8</text:p>
          </table:table-cell>
          <table:table-cell table:style-name="ce70" table:formula="of:=SUBSTITUTE([.AP86];&quot;,&quot;;&quot;.&quot;)" office:value-type="string" office:string-value="17187.073" calcext:value-type="string">
            <text:p>17187.073</text:p>
          </table:table-cell>
          <table:table-cell table:style-name="ce70" table:formula="of:=SUBSTITUTE([.AQ86];&quot;,&quot;;&quot;.&quot;)" office:value-type="string" office:string-value="20920.761" calcext:value-type="string">
            <text:p>20920.761</text:p>
          </table:table-cell>
          <table:table-cell table:style-name="ce70" table:formula="of:=SUBSTITUTE([.AR86];&quot;,&quot;;&quot;.&quot;)" office:value-type="string" office:string-value="21886.886" calcext:value-type="string">
            <text:p>21886.886</text:p>
          </table:table-cell>
          <table:table-cell table:style-name="ce70" table:formula="of:=SUBSTITUTE([.AS86];&quot;,&quot;;&quot;.&quot;)" office:value-type="string" office:string-value="23210.152" calcext:value-type="string">
            <text:p>23210.152</text:p>
          </table:table-cell>
          <table:table-cell table:style-name="ce70" table:formula="of:=SUBSTITUTE([.AT86];&quot;,&quot;;&quot;.&quot;)" office:value-type="string" office:string-value="20577.6944884648" calcext:value-type="string">
            <text:p>20577.6944884648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6]);CONCATENATE([.AU86];[.A18];[.BS86];1;[.BS86];[.X18];[.BS86];[.DM86];[.CP86]);&quot; &quot;)" office:value-type="string" office:string-value="insert into possui values(20,1,7931,1995);" calcext:value-type="string">
            <text:p>insert into possui values(20,1,7931,1995);</text:p>
          </table:table-cell>
          <table:table-cell table:style-name="ce85" table:formula="of:=IF(ISNUMBER([.Y86]);CONCATENATE([.AV86];[.B18];[.BT86];1;[.BT86];[.Y18];[.BT86];[.DN86];[.CQ86]);&quot; &quot;)" office:value-type="string" office:string-value="insert into possui values(20,1,8009.909,1996);" calcext:value-type="string">
            <text:p>insert into possui values(20,1,8009.909,1996);</text:p>
          </table:table-cell>
          <table:table-cell table:style-name="ce85" table:formula="of:=IF(ISNUMBER([.Z86]);CONCATENATE([.AW86];[.C18];[.BU86];1;[.BU86];[.Z18];[.BU86];[.DO86];[.CR86]);&quot; &quot;)" office:value-type="string" office:string-value="insert into possui values(20,1,4495.763,1997);" calcext:value-type="string">
            <text:p>insert into possui values(20,1,4495.763,1997);</text:p>
          </table:table-cell>
          <table:table-cell table:style-name="ce85" table:formula="of:=IF(ISNUMBER([.AA86]);CONCATENATE([.AX86];[.D18];[.BV86];1;[.BV86];[.AA18];[.BV86];[.DP86];[.CS86]);&quot; &quot;)" office:value-type="string" office:string-value="insert into possui values(20,1,4553.874,1998);" calcext:value-type="string">
            <text:p>insert into possui values(20,1,4553.874,1998);</text:p>
          </table:table-cell>
          <table:table-cell table:style-name="ce85" table:formula="of:=IF(ISNUMBER([.AB86]);CONCATENATE([.AY86];[.E18];[.BW86];1;[.BW86];[.AB18];[.BW86];[.DQ86];[.CT86]);&quot; &quot;)" office:value-type="string" office:string-value="insert into possui values(20,1,5027.8915,1999);" calcext:value-type="string">
            <text:p>insert into possui values(20,1,5027.8915,1999);</text:p>
          </table:table-cell>
          <table:table-cell table:style-name="ce85" table:formula="of:=IF(ISNUMBER([.AC86]);CONCATENATE([.AZ86];[.F18];[.BX86];1;[.BX86];[.AC18];[.BX86];[.DR86];[.CU86]);&quot; &quot;)" office:value-type="string" office:string-value="insert into possui values(20,1,5653.023,2000);" calcext:value-type="string">
            <text:p>insert into possui values(20,1,5653.023,2000);</text:p>
          </table:table-cell>
          <table:table-cell table:style-name="ce85" table:formula="of:=IF(ISNUMBER([.AD86]);CONCATENATE([.BA86];[.G18];[.BY86];1;[.BY86];[.AD18];[.BY86];[.DS86];[.CV86]);&quot; &quot;)" office:value-type="string" office:string-value="insert into possui values(20,1,5557.323,2001);" calcext:value-type="string">
            <text:p>insert into possui values(20,1,5557.323,2001);</text:p>
          </table:table-cell>
          <table:table-cell table:style-name="ce85" table:formula="of:=IF(ISNUMBER([.AE86]);CONCATENATE([.BB86];[.H18];[.BZ86];1;[.BZ86];[.AE18];[.BZ86];[.DT86];[.CW86]);&quot; &quot;)" office:value-type="string" office:string-value="insert into possui values(20,1,5915,2002);" calcext:value-type="string">
            <text:p>insert into possui values(20,1,5915,2002);</text:p>
          </table:table-cell>
          <table:table-cell table:style-name="ce85" table:formula="of:=IF(ISNUMBER([.AF86]);CONCATENATE([.BC86];[.I18];[.CA86];1;[.CA86];[.AF18];[.CA86];[.DU86];[.CX86]);&quot; &quot;)" office:value-type="string" office:string-value="insert into possui values(20,1,6241.937,2003);" calcext:value-type="string">
            <text:p>insert into possui values(20,1,6241.937,2003);</text:p>
          </table:table-cell>
          <table:table-cell table:style-name="ce85" table:formula="of:=IF(ISNUMBER([.AG86]);CONCATENATE([.BD86];[.J18];[.CB86];1;[.CB86];[.AG18];[.CB86];[.DV86];[.CY86]);&quot; &quot;)" office:value-type="string" office:string-value="insert into possui values(20,1,6824.18,2004);" calcext:value-type="string">
            <text:p>insert into possui values(20,1,6824.18,2004);</text:p>
          </table:table-cell>
          <table:table-cell table:style-name="ce85" table:formula="of:=IF(ISNUMBER([.AH86]);CONCATENATE([.BE86];[.K18];[.CC86];1;[.CC86];[.AH18];[.CC86];[.DW86];[.CZ86]);&quot; &quot;)" office:value-type="string" office:string-value="insert into possui values(20,1,7381.092,2005);" calcext:value-type="string">
            <text:p>insert into possui values(20,1,7381.092,2005);</text:p>
          </table:table-cell>
          <table:table-cell table:style-name="ce85" table:formula="of:=IF(ISNUMBER([.AI86]);CONCATENATE([.BF86];[.L18];[.CD86];1;[.CD86];[.AI18];[.CD86];[.DX86];[.DA86]);&quot; &quot;)" office:value-type="string" office:string-value="insert into possui values(20,1,8655.229,2006);" calcext:value-type="string">
            <text:p>insert into possui values(20,1,8655.229,2006);</text:p>
          </table:table-cell>
          <table:table-cell table:style-name="ce85" table:formula="of:=IF(ISNUMBER([.AJ86]);CONCATENATE([.BG86];[.M18];[.CE86];1;[.CE86];[.AJ18];[.CE86];[.DY86];[.DB86]);&quot; &quot;)" office:value-type="string" office:string-value="insert into possui values(20,1,11087,2007);" calcext:value-type="string">
            <text:p>insert into possui values(20,1,11087,2007);</text:p>
          </table:table-cell>
          <table:table-cell table:style-name="ce85" table:formula="of:=IF(ISNUMBER([.AK86]);CONCATENATE([.BH86];[.N18];[.CF86];1;[.CF86];[.AK18];[.CF86];[.DZ86];[.DC86]);&quot; &quot;)" office:value-type="string" office:string-value="insert into possui values(20,1,12598.91,2008);" calcext:value-type="string">
            <text:p>insert into possui values(20,1,12598.91,2008);</text:p>
          </table:table-cell>
          <table:table-cell table:style-name="ce85" table:formula="of:=IF(ISNUMBER([.AL86]);CONCATENATE([.BI86];[.O18];[.CG86];1;[.CG86];[.AL18];[.CG86];[.EA86];[.DD86]);&quot; &quot;)" office:value-type="string" office:string-value="insert into possui values(20,1,12539.23,2009);" calcext:value-type="string">
            <text:p>insert into possui values(20,1,12539.23,2009);</text:p>
          </table:table-cell>
          <table:table-cell table:style-name="ce85" table:formula="of:=IF(ISNUMBER([.AM86]);CONCATENATE([.BJ86];[.P18];[.CH86];1;[.CH86];[.AM18];[.CH86];[.EB86];[.DE86]);&quot; &quot;)" office:value-type="string" office:string-value="insert into possui values(20,1,14835.941,2010);" calcext:value-type="string">
            <text:p>insert into possui values(20,1,14835.941,2010);</text:p>
          </table:table-cell>
          <table:table-cell table:style-name="ce85" table:formula="of:=IF(ISNUMBER([.AN86]);CONCATENATE([.BK86];[.Q18];[.CI86];1;[.CI86];[.AN18];[.CI86];[.EC86];[.DF86]);&quot; &quot;)" office:value-type="string" office:string-value="insert into possui values(20,1,16642.107,2011);" calcext:value-type="string">
            <text:p>insert into possui values(20,1,16642.107,2011);</text:p>
          </table:table-cell>
          <table:table-cell table:style-name="ce85" table:formula="of:=IF(ISNUMBER([.AO86]);CONCATENATE([.BL86];[.R18];[.CJ86];1;[.CJ86];[.AO18];[.CJ86];[.ED86];[.DG86]);&quot; &quot;)" office:value-type="string" office:string-value="insert into possui values(20,1,16532.8,2012);" calcext:value-type="string">
            <text:p>insert into possui values(20,1,16532.8,2012);</text:p>
          </table:table-cell>
          <table:table-cell table:style-name="ce85" table:formula="of:=IF(ISNUMBER([.AP86]);CONCATENATE([.BM86];[.S18];[.CK86];1;[.CK86];[.AP18];[.CK86];[.EE86];[.DH86]);&quot; &quot;)" office:value-type="string" office:string-value="insert into possui values(20,1,17187.073,2013);" calcext:value-type="string">
            <text:p>insert into possui values(20,1,17187.073,2013);</text:p>
          </table:table-cell>
          <table:table-cell table:style-name="ce85" table:formula="of:=IF(ISNUMBER([.AQ86]);CONCATENATE([.BN86];[.T18];[.CL86];1;[.CL86];[.AQ18];[.CL86];[.EF86];[.DI86]);&quot; &quot;)" office:value-type="string" office:string-value="insert into possui values(20,1,20920.761,2014);" calcext:value-type="string">
            <text:p>insert into possui values(20,1,20920.761,2014);</text:p>
          </table:table-cell>
          <table:table-cell table:style-name="ce85" table:formula="of:=IF(ISNUMBER([.AR86]);CONCATENATE([.BO86];[.U18];[.CM86];1;[.CM86];[.AR18];[.CM86];[.EG86];[.DJ86]);&quot; &quot;)" office:value-type="string" office:string-value="insert into possui values(20,1,21886.886,2015);" calcext:value-type="string">
            <text:p>insert into possui values(20,1,21886.886,2015);</text:p>
          </table:table-cell>
          <table:table-cell table:style-name="ce85" table:formula="of:=IF(ISNUMBER([.AS86]);CONCATENATE([.BP86];[.V18];[.CN86];1;[.CN86];[.AS18];[.CN86];[.EH86];[.DK86]);&quot; &quot;)" office:value-type="string" office:string-value="insert into possui values(20,1,23210.152,2016);" calcext:value-type="string">
            <text:p>insert into possui values(20,1,23210.152,2016);</text:p>
          </table:table-cell>
          <table:table-cell table:style-name="ce85" table:formula="of:=IF(ISNUMBER([.AT86]);CONCATENATE([.BQ86];[.W18];[.CO86];1;[.CO86];[.AT18];[.CO86];[.EI86];[.DL86]);&quot; &quot;)" office:value-type="string" office:string-value="insert into possui values(20,1,20577.6944884648,2017);" calcext:value-type="string">
            <text:p>insert into possui values(20,1,20577.6944884648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4" calcext:value-type="float">
            <text:p>24</text:p>
          </table:table-cell>
          <table:table-cell table:style-name="ce70" table:formula="of:=SUBSTITUTE([.X87];&quot;,&quot;;&quot;.&quot;)" office:value-type="string" office:string-value="7058" calcext:value-type="string">
            <text:p>7058</text:p>
          </table:table-cell>
          <table:table-cell table:style-name="ce70" table:formula="of:=SUBSTITUTE([.Y87];&quot;,&quot;;&quot;.&quot;)" office:value-type="string" office:string-value="7258.822" calcext:value-type="string">
            <text:p>7258.822</text:p>
          </table:table-cell>
          <table:table-cell table:style-name="ce70" table:formula="of:=SUBSTITUTE([.Z87];&quot;,&quot;;&quot;.&quot;)" office:value-type="string" office:string-value="5608.543" calcext:value-type="string">
            <text:p>5608.543</text:p>
          </table:table-cell>
          <table:table-cell table:style-name="ce70" table:formula="of:=SUBSTITUTE([.AA87];&quot;,&quot;;&quot;.&quot;)" office:value-type="string" office:string-value="6448.713" calcext:value-type="string">
            <text:p>6448.713</text:p>
          </table:table-cell>
          <table:table-cell table:style-name="ce70" table:formula="of:=SUBSTITUTE([.AB87];&quot;,&quot;;&quot;.&quot;)" office:value-type="string" office:string-value="6603.593" calcext:value-type="string">
            <text:p>6603.593</text:p>
          </table:table-cell>
          <table:table-cell table:style-name="ce70" table:formula="of:=SUBSTITUTE([.AC87];&quot;,&quot;;&quot;.&quot;)" office:value-type="string" office:string-value="6511.45" calcext:value-type="string">
            <text:p>6511.45</text:p>
          </table:table-cell>
          <table:table-cell table:style-name="ce70" table:formula="of:=SUBSTITUTE([.AD87];&quot;,&quot;;&quot;.&quot;)" office:value-type="string" office:string-value="6265.6" calcext:value-type="string">
            <text:p>6265.6</text:p>
          </table:table-cell>
          <table:table-cell table:style-name="ce70" table:formula="of:=SUBSTITUTE([.AE87];&quot;,&quot;;&quot;.&quot;)" office:value-type="string" office:string-value="6124" calcext:value-type="string">
            <text:p>6124</text:p>
          </table:table-cell>
          <table:table-cell table:style-name="ce70" table:formula="of:=SUBSTITUTE([.AF87];&quot;,&quot;;&quot;.&quot;)" office:value-type="string" office:string-value="5980.421" calcext:value-type="string">
            <text:p>5980.421</text:p>
          </table:table-cell>
          <table:table-cell table:style-name="ce70" table:formula="of:=SUBSTITUTE([.AG87];&quot;,&quot;;&quot;.&quot;)" office:value-type="string" office:string-value="6172.045" calcext:value-type="string">
            <text:p>6172.045</text:p>
          </table:table-cell>
          <table:table-cell table:style-name="ce70" table:formula="of:=SUBSTITUTE([.AH87];&quot;,&quot;;&quot;.&quot;)" office:value-type="string" office:string-value="6518.471" calcext:value-type="string">
            <text:p>6518.471</text:p>
          </table:table-cell>
          <table:table-cell table:style-name="ce70" table:formula="of:=SUBSTITUTE([.AI87];&quot;,&quot;;&quot;.&quot;)" office:value-type="string" office:string-value="6985.485" calcext:value-type="string">
            <text:p>6985.485</text:p>
          </table:table-cell>
          <table:table-cell table:style-name="ce70" table:formula="of:=SUBSTITUTE([.AJ87];&quot;,&quot;;&quot;.&quot;)" office:value-type="string" office:string-value="7569" calcext:value-type="string">
            <text:p>7569</text:p>
          </table:table-cell>
          <table:table-cell table:style-name="ce70" table:formula="of:=SUBSTITUTE([.AK87];&quot;,&quot;;&quot;.&quot;)" office:value-type="string" office:string-value="7702.257" calcext:value-type="string">
            <text:p>7702.257</text:p>
          </table:table-cell>
          <table:table-cell table:style-name="ce70" table:formula="of:=SUBSTITUTE([.AL87];&quot;,&quot;;&quot;.&quot;)" office:value-type="string" office:string-value="7544.177" calcext:value-type="string">
            <text:p>7544.177</text:p>
          </table:table-cell>
          <table:table-cell table:style-name="ce70" table:formula="of:=SUBSTITUTE([.AM87];&quot;,&quot;;&quot;.&quot;)" office:value-type="string" office:string-value="8175.716" calcext:value-type="string">
            <text:p>8175.716</text:p>
          </table:table-cell>
          <table:table-cell table:style-name="ce70" table:formula="of:=SUBSTITUTE([.AN87];&quot;,&quot;;&quot;.&quot;)" office:value-type="string" office:string-value="8937.719" calcext:value-type="string">
            <text:p>8937.719</text:p>
          </table:table-cell>
          <table:table-cell table:style-name="ce70" table:formula="of:=SUBSTITUTE([.AO87];&quot;,&quot;;&quot;.&quot;)" office:value-type="string" office:string-value="9670.652" calcext:value-type="string">
            <text:p>9670.652</text:p>
          </table:table-cell>
          <table:table-cell table:style-name="ce70" table:formula="of:=SUBSTITUTE([.AP87];&quot;,&quot;;&quot;.&quot;)" office:value-type="string" office:string-value="9794.566" calcext:value-type="string">
            <text:p>9794.566</text:p>
          </table:table-cell>
          <table:table-cell table:style-name="ce70" table:formula="of:=SUBSTITUTE([.AQ87];&quot;,&quot;;&quot;.&quot;)" office:value-type="string" office:string-value="11018.933" calcext:value-type="string">
            <text:p>11018.933</text:p>
          </table:table-cell>
          <table:table-cell table:style-name="ce70" table:formula="of:=SUBSTITUTE([.AR87];&quot;,&quot;;&quot;.&quot;)" office:value-type="string" office:string-value="11655.546" calcext:value-type="string">
            <text:p>11655.546</text:p>
          </table:table-cell>
          <table:table-cell table:style-name="ce70" table:formula="of:=SUBSTITUTE([.AS87];&quot;,&quot;;&quot;.&quot;)" office:value-type="string" office:string-value="12013.769" calcext:value-type="string">
            <text:p>12013.769</text:p>
          </table:table-cell>
          <table:table-cell table:style-name="ce70" table:formula="of:=SUBSTITUTE([.AT87];&quot;,&quot;;&quot;.&quot;)" office:value-type="string" office:string-value="11240.1561986477" calcext:value-type="string">
            <text:p>11240.1561986477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7]);CONCATENATE([.AU87];[.A19];[.BS87];1;[.BS87];[.X19];[.BS87];[.DM87];[.CP87]);&quot; &quot;)" office:value-type="string" office:string-value="insert into possui values(24,1,7058,1995);" calcext:value-type="string">
            <text:p>insert into possui values(24,1,7058,1995);</text:p>
          </table:table-cell>
          <table:table-cell table:style-name="ce85" table:formula="of:=IF(ISNUMBER([.Y87]);CONCATENATE([.AV87];[.B19];[.BT87];1;[.BT87];[.Y19];[.BT87];[.DN87];[.CQ87]);&quot; &quot;)" office:value-type="string" office:string-value="insert into possui values(24,1,7258.822,1996);" calcext:value-type="string">
            <text:p>insert into possui values(24,1,7258.822,1996);</text:p>
          </table:table-cell>
          <table:table-cell table:style-name="ce85" table:formula="of:=IF(ISNUMBER([.Z87]);CONCATENATE([.AW87];[.C19];[.BU87];1;[.BU87];[.Z19];[.BU87];[.DO87];[.CR87]);&quot; &quot;)" office:value-type="string" office:string-value="insert into possui values(24,1,5608.543,1997);" calcext:value-type="string">
            <text:p>insert into possui values(24,1,5608.543,1997);</text:p>
          </table:table-cell>
          <table:table-cell table:style-name="ce85" table:formula="of:=IF(ISNUMBER([.AA87]);CONCATENATE([.AX87];[.D19];[.BV87];1;[.BV87];[.AA19];[.BV87];[.DP87];[.CS87]);&quot; &quot;)" office:value-type="string" office:string-value="insert into possui values(24,1,6448.713,1998);" calcext:value-type="string">
            <text:p>insert into possui values(24,1,6448.713,1998);</text:p>
          </table:table-cell>
          <table:table-cell table:style-name="ce85" table:formula="of:=IF(ISNUMBER([.AB87]);CONCATENATE([.AY87];[.E19];[.BW87];1;[.BW87];[.AB19];[.BW87];[.DQ87];[.CT87]);&quot; &quot;)" office:value-type="string" office:string-value="insert into possui values(24,1,6603.593,1999);" calcext:value-type="string">
            <text:p>insert into possui values(24,1,6603.593,1999);</text:p>
          </table:table-cell>
          <table:table-cell table:style-name="ce85" table:formula="of:=IF(ISNUMBER([.AC87]);CONCATENATE([.AZ87];[.F19];[.BX87];1;[.BX87];[.AC19];[.BX87];[.DR87];[.CU87]);&quot; &quot;)" office:value-type="string" office:string-value="insert into possui values(24,1,6511.45,2000);" calcext:value-type="string">
            <text:p>insert into possui values(24,1,6511.45,2000);</text:p>
          </table:table-cell>
          <table:table-cell table:style-name="ce85" table:formula="of:=IF(ISNUMBER([.AD87]);CONCATENATE([.BA87];[.G19];[.BY87];1;[.BY87];[.AD19];[.BY87];[.DS87];[.CV87]);&quot; &quot;)" office:value-type="string" office:string-value="insert into possui values(24,1,6265.6,2001);" calcext:value-type="string">
            <text:p>insert into possui values(24,1,6265.6,2001);</text:p>
          </table:table-cell>
          <table:table-cell table:style-name="ce85" table:formula="of:=IF(ISNUMBER([.AE87]);CONCATENATE([.BB87];[.H19];[.BZ87];1;[.BZ87];[.AE19];[.BZ87];[.DT87];[.CW87]);&quot; &quot;)" office:value-type="string" office:string-value="insert into possui values(24,1,6124,2002);" calcext:value-type="string">
            <text:p>insert into possui values(24,1,6124,2002);</text:p>
          </table:table-cell>
          <table:table-cell table:style-name="ce85" table:formula="of:=IF(ISNUMBER([.AF87]);CONCATENATE([.BC87];[.I19];[.CA87];1;[.CA87];[.AF19];[.CA87];[.DU87];[.CX87]);&quot; &quot;)" office:value-type="string" office:string-value="insert into possui values(24,1,5980.421,2003);" calcext:value-type="string">
            <text:p>insert into possui values(24,1,5980.421,2003);</text:p>
          </table:table-cell>
          <table:table-cell table:style-name="ce85" table:formula="of:=IF(ISNUMBER([.AG87]);CONCATENATE([.BD87];[.J19];[.CB87];1;[.CB87];[.AG19];[.CB87];[.DV87];[.CY87]);&quot; &quot;)" office:value-type="string" office:string-value="insert into possui values(24,1,6172.045,2004);" calcext:value-type="string">
            <text:p>insert into possui values(24,1,6172.045,2004);</text:p>
          </table:table-cell>
          <table:table-cell table:style-name="ce85" table:formula="of:=IF(ISNUMBER([.AH87]);CONCATENATE([.BE87];[.K19];[.CC87];1;[.CC87];[.AH19];[.CC87];[.DW87];[.CZ87]);&quot; &quot;)" office:value-type="string" office:string-value="insert into possui values(24,1,6518.471,2005);" calcext:value-type="string">
            <text:p>insert into possui values(24,1,6518.471,2005);</text:p>
          </table:table-cell>
          <table:table-cell table:style-name="ce85" table:formula="of:=IF(ISNUMBER([.AI87]);CONCATENATE([.BF87];[.L19];[.CD87];1;[.CD87];[.AI19];[.CD87];[.DX87];[.DA87]);&quot; &quot;)" office:value-type="string" office:string-value="insert into possui values(24,1,6985.485,2006);" calcext:value-type="string">
            <text:p>insert into possui values(24,1,6985.485,2006);</text:p>
          </table:table-cell>
          <table:table-cell table:style-name="ce85" table:formula="of:=IF(ISNUMBER([.AJ87]);CONCATENATE([.BG87];[.M19];[.CE87];1;[.CE87];[.AJ19];[.CE87];[.DY87];[.DB87]);&quot; &quot;)" office:value-type="string" office:string-value="insert into possui values(24,1,7569,2007);" calcext:value-type="string">
            <text:p>insert into possui values(24,1,7569,2007);</text:p>
          </table:table-cell>
          <table:table-cell table:style-name="ce85" table:formula="of:=IF(ISNUMBER([.AK87]);CONCATENATE([.BH87];[.N19];[.CF87];1;[.CF87];[.AK19];[.CF87];[.DZ87];[.DC87]);&quot; &quot;)" office:value-type="string" office:string-value="insert into possui values(24,1,7702.257,2008);" calcext:value-type="string">
            <text:p>insert into possui values(24,1,7702.257,2008);</text:p>
          </table:table-cell>
          <table:table-cell table:style-name="ce85" table:formula="of:=IF(ISNUMBER([.AL87]);CONCATENATE([.BI87];[.O19];[.CG87];1;[.CG87];[.AL19];[.CG87];[.EA87];[.DD87]);&quot; &quot;)" office:value-type="string" office:string-value="insert into possui values(24,1,7544.177,2009);" calcext:value-type="string">
            <text:p>insert into possui values(24,1,7544.177,2009);</text:p>
          </table:table-cell>
          <table:table-cell table:style-name="ce85" table:formula="of:=IF(ISNUMBER([.AM87]);CONCATENATE([.BJ87];[.P19];[.CH87];1;[.CH87];[.AM19];[.CH87];[.EB87];[.DE87]);&quot; &quot;)" office:value-type="string" office:string-value="insert into possui values(24,1,8175.716,2010);" calcext:value-type="string">
            <text:p>insert into possui values(24,1,8175.716,2010);</text:p>
          </table:table-cell>
          <table:table-cell table:style-name="ce85" table:formula="of:=IF(ISNUMBER([.AN87]);CONCATENATE([.BK87];[.Q19];[.CI87];1;[.CI87];[.AN19];[.CI87];[.EC87];[.DF87]);&quot; &quot;)" office:value-type="string" office:string-value="insert into possui values(24,1,8937.719,2011);" calcext:value-type="string">
            <text:p>insert into possui values(24,1,8937.719,2011);</text:p>
          </table:table-cell>
          <table:table-cell table:style-name="ce85" table:formula="of:=IF(ISNUMBER([.AO87]);CONCATENATE([.BL87];[.R19];[.CJ87];1;[.CJ87];[.AO19];[.CJ87];[.ED87];[.DG87]);&quot; &quot;)" office:value-type="string" office:string-value="insert into possui values(24,1,9670.652,2012);" calcext:value-type="string">
            <text:p>insert into possui values(24,1,9670.652,2012);</text:p>
          </table:table-cell>
          <table:table-cell table:style-name="ce85" table:formula="of:=IF(ISNUMBER([.AP87]);CONCATENATE([.BM87];[.S19];[.CK87];1;[.CK87];[.AP19];[.CK87];[.EE87];[.DH87]);&quot; &quot;)" office:value-type="string" office:string-value="insert into possui values(24,1,9794.566,2013);" calcext:value-type="string">
            <text:p>insert into possui values(24,1,9794.566,2013);</text:p>
          </table:table-cell>
          <table:table-cell table:style-name="ce85" table:formula="of:=IF(ISNUMBER([.AQ87]);CONCATENATE([.BN87];[.T19];[.CL87];1;[.CL87];[.AQ19];[.CL87];[.EF87];[.DI87]);&quot; &quot;)" office:value-type="string" office:string-value="insert into possui values(24,1,11018.933,2014);" calcext:value-type="string">
            <text:p>insert into possui values(24,1,11018.933,2014);</text:p>
          </table:table-cell>
          <table:table-cell table:style-name="ce85" table:formula="of:=IF(ISNUMBER([.AR87]);CONCATENATE([.BO87];[.U19];[.CM87];1;[.CM87];[.AR19];[.CM87];[.EG87];[.DJ87]);&quot; &quot;)" office:value-type="string" office:string-value="insert into possui values(24,1,11655.546,2015);" calcext:value-type="string">
            <text:p>insert into possui values(24,1,11655.546,2015);</text:p>
          </table:table-cell>
          <table:table-cell table:style-name="ce85" table:formula="of:=IF(ISNUMBER([.AS87]);CONCATENATE([.BP87];[.V19];[.CN87];1;[.CN87];[.AS19];[.CN87];[.EH87];[.DK87]);&quot; &quot;)" office:value-type="string" office:string-value="insert into possui values(24,1,12013.769,2016);" calcext:value-type="string">
            <text:p>insert into possui values(24,1,12013.769,2016);</text:p>
          </table:table-cell>
          <table:table-cell table:style-name="ce85" table:formula="of:=IF(ISNUMBER([.AT87]);CONCATENATE([.BQ87];[.W19];[.CO87];1;[.CO87];[.AT19];[.CO87];[.EI87];[.DL87]);&quot; &quot;)" office:value-type="string" office:string-value="insert into possui values(24,1,11240.1561986477,2017);" calcext:value-type="string">
            <text:p>insert into possui values(24,1,11240.1561986477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16" calcext:value-type="float">
            <text:p>16</text:p>
          </table:table-cell>
          <table:table-cell table:style-name="ce70" table:formula="of:=SUBSTITUTE([.X88];&quot;,&quot;;&quot;.&quot;)" office:value-type="string" office:string-value="2161" calcext:value-type="string">
            <text:p>2161</text:p>
          </table:table-cell>
          <table:table-cell table:style-name="ce70" table:formula="of:=SUBSTITUTE([.Y88];&quot;,&quot;;&quot;.&quot;)" office:value-type="string" office:string-value="2418.4" calcext:value-type="string">
            <text:p>2418.4</text:p>
          </table:table-cell>
          <table:table-cell table:style-name="ce70" table:formula="of:=SUBSTITUTE([.Z88];&quot;,&quot;;&quot;.&quot;)" office:value-type="string" office:string-value="1767.458" calcext:value-type="string">
            <text:p>1767.458</text:p>
          </table:table-cell>
          <table:table-cell table:style-name="ce70" table:formula="of:=SUBSTITUTE([.AA88];&quot;,&quot;;&quot;.&quot;)" office:value-type="string" office:string-value="1601.862" calcext:value-type="string">
            <text:p>1601.862</text:p>
          </table:table-cell>
          <table:table-cell table:style-name="ce70" table:formula="of:=SUBSTITUTE([.AB88];&quot;,&quot;;&quot;.&quot;)" office:value-type="string" office:string-value="1736.422" calcext:value-type="string">
            <text:p>1736.422</text:p>
          </table:table-cell>
          <table:table-cell table:style-name="ce70" table:formula="of:=SUBSTITUTE([.AC88];&quot;,&quot;;&quot;.&quot;)" office:value-type="string" office:string-value="1738.0982725" calcext:value-type="string">
            <text:p>1738.0982725</text:p>
          </table:table-cell>
          <table:table-cell table:style-name="ce70" table:formula="of:=SUBSTITUTE([.AD88];&quot;,&quot;;&quot;.&quot;)" office:value-type="string" office:string-value="1641.289" calcext:value-type="string">
            <text:p>1641.289</text:p>
          </table:table-cell>
          <table:table-cell table:style-name="ce70" table:formula="of:=SUBSTITUTE([.AE88];&quot;,&quot;;&quot;.&quot;)" office:value-type="string" office:string-value="1593" calcext:value-type="string">
            <text:p>1593</text:p>
          </table:table-cell>
          <table:table-cell table:style-name="ce70" table:formula="of:=SUBSTITUTE([.AF88];&quot;,&quot;;&quot;.&quot;)" office:value-type="string" office:string-value="1587.802908" calcext:value-type="string">
            <text:p>1587.802908</text:p>
          </table:table-cell>
          <table:table-cell table:style-name="ce70" table:formula="of:=SUBSTITUTE([.AG88];&quot;,&quot;;&quot;.&quot;)" office:value-type="string" office:string-value="1840.866" calcext:value-type="string">
            <text:p>1840.866</text:p>
          </table:table-cell>
          <table:table-cell table:style-name="ce70" table:formula="of:=SUBSTITUTE([.AH88];&quot;,&quot;;&quot;.&quot;)" office:value-type="string" office:string-value="2034.889" calcext:value-type="string">
            <text:p>2034.889</text:p>
          </table:table-cell>
          <table:table-cell table:style-name="ce70" table:formula="of:=SUBSTITUTE([.AI88];&quot;,&quot;;&quot;.&quot;)" office:value-type="string" office:string-value="1882.416" calcext:value-type="string">
            <text:p>1882.416</text:p>
          </table:table-cell>
          <table:table-cell table:style-name="ce70" table:formula="of:=SUBSTITUTE([.AJ88];&quot;,&quot;;&quot;.&quot;)" office:value-type="string" office:string-value="1866" calcext:value-type="string">
            <text:p>1866</text:p>
          </table:table-cell>
          <table:table-cell table:style-name="ce70" table:formula="of:=SUBSTITUTE([.AK88];&quot;,&quot;;&quot;.&quot;)" office:value-type="string" office:string-value="3371 (8)" calcext:value-type="string">
            <text:p>3371 (8)</text:p>
          </table:table-cell>
          <table:table-cell table:style-name="ce70" table:formula="of:=SUBSTITUTE([.AL88];&quot;,&quot;;&quot;.&quot;)" office:value-type="string" office:string-value="3465 (8)" calcext:value-type="string">
            <text:p>3465 (8)</text:p>
          </table:table-cell>
          <table:table-cell table:style-name="ce70" table:formula="of:=SUBSTITUTE([.AM88];&quot;,&quot;;&quot;.&quot;)" office:value-type="string" office:string-value="2735.368" calcext:value-type="string">
            <text:p>2735.368</text:p>
          </table:table-cell>
          <table:table-cell table:style-name="ce70" table:formula="of:=SUBSTITUTE([.AN88];&quot;,&quot;;&quot;.&quot;)" office:value-type="string" office:string-value="2368.395" calcext:value-type="string">
            <text:p>2368.395</text:p>
          </table:table-cell>
          <table:table-cell table:style-name="ce70" table:formula="of:=SUBSTITUTE([.AO88];&quot;,&quot;;&quot;.&quot;)" office:value-type="string" office:string-value="2426.969" calcext:value-type="string">
            <text:p>2426.969</text:p>
          </table:table-cell>
          <table:table-cell table:style-name="ce70" table:formula="of:=SUBSTITUTE([.AP88];&quot;,&quot;;&quot;.&quot;)" office:value-type="string" office:string-value="2535.375" calcext:value-type="string">
            <text:p>2535.375</text:p>
          </table:table-cell>
          <table:table-cell table:style-name="ce70" table:formula="of:=SUBSTITUTE([.AQ88];&quot;,&quot;;&quot;.&quot;)" office:value-type="string" office:string-value="3080.178" calcext:value-type="string">
            <text:p>3080.178</text:p>
          </table:table-cell>
          <table:table-cell table:style-name="ce70" table:formula="of:=SUBSTITUTE([.AR88];&quot;,&quot;;&quot;.&quot;)" office:value-type="string" office:string-value="3449.079" calcext:value-type="string">
            <text:p>3449.079</text:p>
          </table:table-cell>
          <table:table-cell table:style-name="ce70" table:formula="of:=SUBSTITUTE([.AS88];&quot;,&quot;;&quot;.&quot;)" office:value-type="string" office:string-value="3586.739" calcext:value-type="string">
            <text:p>3586.739</text:p>
          </table:table-cell>
          <table:table-cell table:style-name="ce70" table:formula="of:=SUBSTITUTE([.AT88];&quot;,&quot;;&quot;.&quot;)" office:value-type="string" office:string-value="2979.47379209153" calcext:value-type="string">
            <text:p>2979.47379209153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8]);CONCATENATE([.AU88];[.A20];[.BS88];1;[.BS88];[.X20];[.BS88];[.DM88];[.CP88]);&quot; &quot;)" office:value-type="string" office:string-value="insert into possui values(16,1,2161,1995);" calcext:value-type="string">
            <text:p>insert into possui values(16,1,2161,1995);</text:p>
          </table:table-cell>
          <table:table-cell table:style-name="ce85" table:formula="of:=IF(ISNUMBER([.Y88]);CONCATENATE([.AV88];[.B20];[.BT88];1;[.BT88];[.Y20];[.BT88];[.DN88];[.CQ88]);&quot; &quot;)" office:value-type="string" office:string-value="insert into possui values(16,1,2418.4,1996);" calcext:value-type="string">
            <text:p>insert into possui values(16,1,2418.4,1996);</text:p>
          </table:table-cell>
          <table:table-cell table:style-name="ce85" table:formula="of:=IF(ISNUMBER([.Z88]);CONCATENATE([.AW88];[.C20];[.BU88];1;[.BU88];[.Z20];[.BU88];[.DO88];[.CR88]);&quot; &quot;)" office:value-type="string" office:string-value="insert into possui values(16,1,1767.458,1997);" calcext:value-type="string">
            <text:p>insert into possui values(16,1,1767.458,1997);</text:p>
          </table:table-cell>
          <table:table-cell table:style-name="ce85" table:formula="of:=IF(ISNUMBER([.AA88]);CONCATENATE([.AX88];[.D20];[.BV88];1;[.BV88];[.AA20];[.BV88];[.DP88];[.CS88]);&quot; &quot;)" office:value-type="string" office:string-value="insert into possui values(16,1,1601.862,1998);" calcext:value-type="string">
            <text:p>insert into possui values(16,1,1601.862,1998);</text:p>
          </table:table-cell>
          <table:table-cell table:style-name="ce85" table:formula="of:=IF(ISNUMBER([.AB88]);CONCATENATE([.AY88];[.E20];[.BW88];1;[.BW88];[.AB20];[.BW88];[.DQ88];[.CT88]);&quot; &quot;)" office:value-type="string" office:string-value="insert into possui values(16,1,1736.422,1999);" calcext:value-type="string">
            <text:p>insert into possui values(16,1,1736.422,1999);</text:p>
          </table:table-cell>
          <table:table-cell table:style-name="ce85" table:formula="of:=IF(ISNUMBER([.AC88]);CONCATENATE([.AZ88];[.F20];[.BX88];1;[.BX88];[.AC20];[.BX88];[.DR88];[.CU88]);&quot; &quot;)" office:value-type="string" office:string-value="insert into possui values(16,1,1738.0982725,2000);" calcext:value-type="string">
            <text:p>insert into possui values(16,1,1738.0982725,2000);</text:p>
          </table:table-cell>
          <table:table-cell table:style-name="ce85" table:formula="of:=IF(ISNUMBER([.AD88]);CONCATENATE([.BA88];[.G20];[.BY88];1;[.BY88];[.AD20];[.BY88];[.DS88];[.CV88]);&quot; &quot;)" office:value-type="string" office:string-value="insert into possui values(16,1,1641.289,2001);" calcext:value-type="string">
            <text:p>insert into possui values(16,1,1641.289,2001);</text:p>
          </table:table-cell>
          <table:table-cell table:style-name="ce85" table:formula="of:=IF(ISNUMBER([.AE88]);CONCATENATE([.BB88];[.H20];[.BZ88];1;[.BZ88];[.AE20];[.BZ88];[.DT88];[.CW88]);&quot; &quot;)" office:value-type="string" office:string-value="insert into possui values(16,1,1593,2002);" calcext:value-type="string">
            <text:p>insert into possui values(16,1,1593,2002);</text:p>
          </table:table-cell>
          <table:table-cell table:style-name="ce85" table:formula="of:=IF(ISNUMBER([.AF88]);CONCATENATE([.BC88];[.I20];[.CA88];1;[.CA88];[.AF20];[.CA88];[.DU88];[.CX88]);&quot; &quot;)" office:value-type="string" office:string-value="insert into possui values(16,1,1587.802908,2003);" calcext:value-type="string">
            <text:p>insert into possui values(16,1,1587.802908,2003);</text:p>
          </table:table-cell>
          <table:table-cell table:style-name="ce85" table:formula="of:=IF(ISNUMBER([.AG88]);CONCATENATE([.BD88];[.J20];[.CB88];1;[.CB88];[.AG20];[.CB88];[.DV88];[.CY88]);&quot; &quot;)" office:value-type="string" office:string-value="insert into possui values(16,1,1840.866,2004);" calcext:value-type="string">
            <text:p>insert into possui values(16,1,1840.866,2004);</text:p>
          </table:table-cell>
          <table:table-cell table:style-name="ce85" table:formula="of:=IF(ISNUMBER([.AH88]);CONCATENATE([.BE88];[.K20];[.CC88];1;[.CC88];[.AH20];[.CC88];[.DW88];[.CZ88]);&quot; &quot;)" office:value-type="string" office:string-value="insert into possui values(16,1,2034.889,2005);" calcext:value-type="string">
            <text:p>insert into possui values(16,1,2034.889,2005);</text:p>
          </table:table-cell>
          <table:table-cell table:style-name="ce85" table:formula="of:=IF(ISNUMBER([.AI88]);CONCATENATE([.BF88];[.L20];[.CD88];1;[.CD88];[.AI20];[.CD88];[.DX88];[.DA88]);&quot; &quot;)" office:value-type="string" office:string-value="insert into possui values(16,1,1882.416,2006);" calcext:value-type="string">
            <text:p>insert into possui values(16,1,1882.416,2006);</text:p>
          </table:table-cell>
          <table:table-cell table:style-name="ce85" table:formula="of:=IF(ISNUMBER([.AJ88]);CONCATENATE([.BG88];[.M20];[.CE88];1;[.CE88];[.AJ20];[.CE88];[.DY88];[.DB88]);&quot; &quot;)" office:value-type="string" office:string-value="insert into possui values(16,1,1866,2007);" calcext:value-type="string">
            <text:p>insert into possui values(16,1,1866,2007);</text:p>
          </table:table-cell>
          <table:table-cell table:style-name="ce85" table:formula="of:=IF(ISNUMBER([.AK88]);CONCATENATE([.BH88];[.N20];[.CF88];1;[.CF88];[.AK20];[.CF88];[.DZ88];[.DC88]);&quot; &quot;)" office:value-type="string" office:string-value=" " calcext:value-type="string">
            <text:p><text:s/></text:p>
          </table:table-cell>
          <table:table-cell table:style-name="ce85" table:formula="of:=IF(ISNUMBER([.AL88]);CONCATENATE([.BI88];[.O20];[.CG88];1;[.CG88];[.AL20];[.CG88];[.EA88];[.DD88]);&quot; &quot;)" office:value-type="string" office:string-value=" " calcext:value-type="string">
            <text:p><text:s/></text:p>
          </table:table-cell>
          <table:table-cell table:style-name="ce85" table:formula="of:=IF(ISNUMBER([.AM88]);CONCATENATE([.BJ88];[.P20];[.CH88];1;[.CH88];[.AM20];[.CH88];[.EB88];[.DE88]);&quot; &quot;)" office:value-type="string" office:string-value="insert into possui values(16,1,2735.368,2010);" calcext:value-type="string">
            <text:p>insert into possui values(16,1,2735.368,2010);</text:p>
          </table:table-cell>
          <table:table-cell table:style-name="ce85" table:formula="of:=IF(ISNUMBER([.AN88]);CONCATENATE([.BK88];[.Q20];[.CI88];1;[.CI88];[.AN20];[.CI88];[.EC88];[.DF88]);&quot; &quot;)" office:value-type="string" office:string-value="insert into possui values(16,1,2368.395,2011);" calcext:value-type="string">
            <text:p>insert into possui values(16,1,2368.395,2011);</text:p>
          </table:table-cell>
          <table:table-cell table:style-name="ce85" table:formula="of:=IF(ISNUMBER([.AO88]);CONCATENATE([.BL88];[.R20];[.CJ88];1;[.CJ88];[.AO20];[.CJ88];[.ED88];[.DG88]);&quot; &quot;)" office:value-type="string" office:string-value="insert into possui values(16,1,2426.969,2012);" calcext:value-type="string">
            <text:p>insert into possui values(16,1,2426.969,2012);</text:p>
          </table:table-cell>
          <table:table-cell table:style-name="ce85" table:formula="of:=IF(ISNUMBER([.AP88]);CONCATENATE([.BM88];[.S20];[.CK88];1;[.CK88];[.AP20];[.CK88];[.EE88];[.DH88]);&quot; &quot;)" office:value-type="string" office:string-value="insert into possui values(16,1,2535.375,2013);" calcext:value-type="string">
            <text:p>insert into possui values(16,1,2535.375,2013);</text:p>
          </table:table-cell>
          <table:table-cell table:style-name="ce85" table:formula="of:=IF(ISNUMBER([.AQ88]);CONCATENATE([.BN88];[.T20];[.CL88];1;[.CL88];[.AQ20];[.CL88];[.EF88];[.DI88]);&quot; &quot;)" office:value-type="string" office:string-value="insert into possui values(16,1,3080.178,2014);" calcext:value-type="string">
            <text:p>insert into possui values(16,1,3080.178,2014);</text:p>
          </table:table-cell>
          <table:table-cell table:style-name="ce85" table:formula="of:=IF(ISNUMBER([.AR88]);CONCATENATE([.BO88];[.U20];[.CM88];1;[.CM88];[.AR20];[.CM88];[.EG88];[.DJ88]);&quot; &quot;)" office:value-type="string" office:string-value="insert into possui values(16,1,3449.079,2015);" calcext:value-type="string">
            <text:p>insert into possui values(16,1,3449.079,2015);</text:p>
          </table:table-cell>
          <table:table-cell table:style-name="ce85" table:formula="of:=IF(ISNUMBER([.AS88]);CONCATENATE([.BP88];[.V20];[.CN88];1;[.CN88];[.AS20];[.CN88];[.EH88];[.DK88]);&quot; &quot;)" office:value-type="string" office:string-value="insert into possui values(16,1,3586.739,2016);" calcext:value-type="string">
            <text:p>insert into possui values(16,1,3586.739,2016);</text:p>
          </table:table-cell>
          <table:table-cell table:style-name="ce85" table:formula="of:=IF(ISNUMBER([.AT88]);CONCATENATE([.BQ88];[.W20];[.CO88];1;[.CO88];[.AT20];[.CO88];[.EI88];[.DL88]);&quot; &quot;)" office:value-type="string" office:string-value="insert into possui values(16,1,2979.47379209153,2017);" calcext:value-type="string">
            <text:p>insert into possui values(16,1,2979.47379209153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8" calcext:value-type="float">
            <text:p>28</text:p>
          </table:table-cell>
          <table:table-cell table:style-name="ce70" table:formula="of:=SUBSTITUTE([.X89];&quot;,&quot;;&quot;.&quot;)" office:value-type="string" office:string-value="3725" calcext:value-type="string">
            <text:p>3725</text:p>
          </table:table-cell>
          <table:table-cell table:style-name="ce70" table:formula="of:=SUBSTITUTE([.Y89];&quot;,&quot;;&quot;.&quot;)" office:value-type="string" office:string-value="3809.191" calcext:value-type="string">
            <text:p>3809.191</text:p>
          </table:table-cell>
          <table:table-cell table:style-name="ce70" table:formula="of:=SUBSTITUTE([.Z89];&quot;,&quot;;&quot;.&quot;)" office:value-type="string" office:string-value="2848.24" calcext:value-type="string">
            <text:p>2848.24</text:p>
          </table:table-cell>
          <table:table-cell table:style-name="ce70" table:formula="of:=SUBSTITUTE([.AA89];&quot;,&quot;;&quot;.&quot;)" office:value-type="string" office:string-value="3423.308" calcext:value-type="string">
            <text:p>3423.308</text:p>
          </table:table-cell>
          <table:table-cell table:style-name="ce70" table:formula="of:=SUBSTITUTE([.AB89];&quot;,&quot;;&quot;.&quot;)" office:value-type="string" office:string-value="3771.528" calcext:value-type="string">
            <text:p>3771.528</text:p>
          </table:table-cell>
          <table:table-cell table:style-name="ce70" table:formula="of:=SUBSTITUTE([.AC89];&quot;,&quot;;&quot;.&quot;)" office:value-type="string" office:string-value="3864.252" calcext:value-type="string">
            <text:p>3864.252</text:p>
          </table:table-cell>
          <table:table-cell table:style-name="ce70" table:formula="of:=SUBSTITUTE([.AD89];&quot;,&quot;;&quot;.&quot;)" office:value-type="string" office:string-value="3714.442" calcext:value-type="string">
            <text:p>3714.442</text:p>
          </table:table-cell>
          <table:table-cell table:style-name="ce70" table:formula="of:=SUBSTITUTE([.AE89];&quot;,&quot;;&quot;.&quot;)" office:value-type="string" office:string-value="3832" calcext:value-type="string">
            <text:p>3832</text:p>
          </table:table-cell>
          <table:table-cell table:style-name="ce70" table:formula="of:=SUBSTITUTE([.AF89];&quot;,&quot;;&quot;.&quot;)" office:value-type="string" office:string-value="3788.228" calcext:value-type="string">
            <text:p>3788.228</text:p>
          </table:table-cell>
          <table:table-cell table:style-name="ce70" table:formula="of:=SUBSTITUTE([.AG89];&quot;,&quot;;&quot;.&quot;)" office:value-type="string" office:string-value="3888.693" calcext:value-type="string">
            <text:p>3888.693</text:p>
          </table:table-cell>
          <table:table-cell table:style-name="ce70" table:formula="of:=SUBSTITUTE([.AH89];&quot;,&quot;;&quot;.&quot;)" office:value-type="string" office:string-value="4001.951" calcext:value-type="string">
            <text:p>4001.951</text:p>
          </table:table-cell>
          <table:table-cell table:style-name="ce70" table:formula="of:=SUBSTITUTE([.AI89];&quot;,&quot;;&quot;.&quot;)" office:value-type="string" office:string-value="4049.053" calcext:value-type="string">
            <text:p>4049.053</text:p>
          </table:table-cell>
          <table:table-cell table:style-name="ce70" table:formula="of:=SUBSTITUTE([.AJ89];&quot;,&quot;;&quot;.&quot;)" office:value-type="string" office:string-value="4272" calcext:value-type="string">
            <text:p>4272</text:p>
          </table:table-cell>
          <table:table-cell table:style-name="ce70" table:formula="of:=SUBSTITUTE([.AK89];&quot;,&quot;;&quot;.&quot;)" office:value-type="string" office:string-value="4354.363" calcext:value-type="string">
            <text:p>4354.363</text:p>
          </table:table-cell>
          <table:table-cell table:style-name="ce70" table:formula="of:=SUBSTITUTE([.AL89];&quot;,&quot;;&quot;.&quot;)" office:value-type="string" office:string-value="4219.143" calcext:value-type="string">
            <text:p>4219.143</text:p>
          </table:table-cell>
          <table:table-cell table:style-name="ce70" table:formula="of:=SUBSTITUTE([.AM89];&quot;,&quot;;&quot;.&quot;)" office:value-type="string" office:string-value="4469.556" calcext:value-type="string">
            <text:p>4469.556</text:p>
          </table:table-cell>
          <table:table-cell table:style-name="ce70" table:formula="of:=SUBSTITUTE([.AN89];&quot;,&quot;;&quot;.&quot;)" office:value-type="string" office:string-value="4700.201" calcext:value-type="string">
            <text:p>4700.201</text:p>
          </table:table-cell>
          <table:table-cell table:style-name="ce70" table:formula="of:=SUBSTITUTE([.AO89];&quot;,&quot;;&quot;.&quot;)" office:value-type="string" office:string-value="4801.438" calcext:value-type="string">
            <text:p>4801.438</text:p>
          </table:table-cell>
          <table:table-cell table:style-name="ce70" table:formula="of:=SUBSTITUTE([.AP89];&quot;,&quot;;&quot;.&quot;)" office:value-type="string" office:string-value="4778.933" calcext:value-type="string">
            <text:p>4778.933</text:p>
          </table:table-cell>
          <table:table-cell table:style-name="ce70" table:formula="of:=SUBSTITUTE([.AQ89];&quot;,&quot;;&quot;.&quot;)" office:value-type="string" office:string-value="5407.975" calcext:value-type="string">
            <text:p>5407.975</text:p>
          </table:table-cell>
          <table:table-cell table:style-name="ce70" table:formula="of:=SUBSTITUTE([.AR89];&quot;,&quot;;&quot;.&quot;)" office:value-type="string" office:string-value="5574.225" calcext:value-type="string">
            <text:p>5574.225</text:p>
          </table:table-cell>
          <table:table-cell table:style-name="ce70" table:formula="of:=SUBSTITUTE([.AS89];&quot;,&quot;;&quot;.&quot;)" office:value-type="string" office:string-value="5966.835" calcext:value-type="string">
            <text:p>5966.835</text:p>
          </table:table-cell>
          <table:table-cell table:style-name="ce70" table:formula="of:=SUBSTITUTE([.AT89];&quot;,&quot;;&quot;.&quot;)" office:value-type="string" office:string-value="5907.91726476869" calcext:value-type="string">
            <text:p>5907.91726476869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89]);CONCATENATE([.AU89];[.A21];[.BS89];1;[.BS89];[.X21];[.BS89];[.DM89];[.CP89]);&quot; &quot;)" office:value-type="string" office:string-value="insert into possui values(28,1,3725,1995);" calcext:value-type="string">
            <text:p>insert into possui values(28,1,3725,1995);</text:p>
          </table:table-cell>
          <table:table-cell table:style-name="ce85" table:formula="of:=IF(ISNUMBER([.Y89]);CONCATENATE([.AV89];[.B21];[.BT89];1;[.BT89];[.Y21];[.BT89];[.DN89];[.CQ89]);&quot; &quot;)" office:value-type="string" office:string-value="insert into possui values(28,1,3809.191,1996);" calcext:value-type="string">
            <text:p>insert into possui values(28,1,3809.191,1996);</text:p>
          </table:table-cell>
          <table:table-cell table:style-name="ce85" table:formula="of:=IF(ISNUMBER([.Z89]);CONCATENATE([.AW89];[.C21];[.BU89];1;[.BU89];[.Z21];[.BU89];[.DO89];[.CR89]);&quot; &quot;)" office:value-type="string" office:string-value="insert into possui values(28,1,2848.24,1997);" calcext:value-type="string">
            <text:p>insert into possui values(28,1,2848.24,1997);</text:p>
          </table:table-cell>
          <table:table-cell table:style-name="ce85" table:formula="of:=IF(ISNUMBER([.AA89]);CONCATENATE([.AX89];[.D21];[.BV89];1;[.BV89];[.AA21];[.BV89];[.DP89];[.CS89]);&quot; &quot;)" office:value-type="string" office:string-value="insert into possui values(28,1,3423.308,1998);" calcext:value-type="string">
            <text:p>insert into possui values(28,1,3423.308,1998);</text:p>
          </table:table-cell>
          <table:table-cell table:style-name="ce85" table:formula="of:=IF(ISNUMBER([.AB89]);CONCATENATE([.AY89];[.E21];[.BW89];1;[.BW89];[.AB21];[.BW89];[.DQ89];[.CT89]);&quot; &quot;)" office:value-type="string" office:string-value="insert into possui values(28,1,3771.528,1999);" calcext:value-type="string">
            <text:p>insert into possui values(28,1,3771.528,1999);</text:p>
          </table:table-cell>
          <table:table-cell table:style-name="ce85" table:formula="of:=IF(ISNUMBER([.AC89]);CONCATENATE([.AZ89];[.F21];[.BX89];1;[.BX89];[.AC21];[.BX89];[.DR89];[.CU89]);&quot; &quot;)" office:value-type="string" office:string-value="insert into possui values(28,1,3864.252,2000);" calcext:value-type="string">
            <text:p>insert into possui values(28,1,3864.252,2000);</text:p>
          </table:table-cell>
          <table:table-cell table:style-name="ce85" table:formula="of:=IF(ISNUMBER([.AD89]);CONCATENATE([.BA89];[.G21];[.BY89];1;[.BY89];[.AD21];[.BY89];[.DS89];[.CV89]);&quot; &quot;)" office:value-type="string" office:string-value="insert into possui values(28,1,3714.442,2001);" calcext:value-type="string">
            <text:p>insert into possui values(28,1,3714.442,2001);</text:p>
          </table:table-cell>
          <table:table-cell table:style-name="ce85" table:formula="of:=IF(ISNUMBER([.AE89]);CONCATENATE([.BB89];[.H21];[.BZ89];1;[.BZ89];[.AE21];[.BZ89];[.DT89];[.CW89]);&quot; &quot;)" office:value-type="string" office:string-value="insert into possui values(28,1,3832,2002);" calcext:value-type="string">
            <text:p>insert into possui values(28,1,3832,2002);</text:p>
          </table:table-cell>
          <table:table-cell table:style-name="ce85" table:formula="of:=IF(ISNUMBER([.AF89]);CONCATENATE([.BC89];[.I21];[.CA89];1;[.CA89];[.AF21];[.CA89];[.DU89];[.CX89]);&quot; &quot;)" office:value-type="string" office:string-value="insert into possui values(28,1,3788.228,2003);" calcext:value-type="string">
            <text:p>insert into possui values(28,1,3788.228,2003);</text:p>
          </table:table-cell>
          <table:table-cell table:style-name="ce85" table:formula="of:=IF(ISNUMBER([.AG89]);CONCATENATE([.BD89];[.J21];[.CB89];1;[.CB89];[.AG21];[.CB89];[.DV89];[.CY89]);&quot; &quot;)" office:value-type="string" office:string-value="insert into possui values(28,1,3888.693,2004);" calcext:value-type="string">
            <text:p>insert into possui values(28,1,3888.693,2004);</text:p>
          </table:table-cell>
          <table:table-cell table:style-name="ce85" table:formula="of:=IF(ISNUMBER([.AH89]);CONCATENATE([.BE89];[.K21];[.CC89];1;[.CC89];[.AH21];[.CC89];[.DW89];[.CZ89]);&quot; &quot;)" office:value-type="string" office:string-value="insert into possui values(28,1,4001.951,2005);" calcext:value-type="string">
            <text:p>insert into possui values(28,1,4001.951,2005);</text:p>
          </table:table-cell>
          <table:table-cell table:style-name="ce85" table:formula="of:=IF(ISNUMBER([.AI89]);CONCATENATE([.BF89];[.L21];[.CD89];1;[.CD89];[.AI21];[.CD89];[.DX89];[.DA89]);&quot; &quot;)" office:value-type="string" office:string-value="insert into possui values(28,1,4049.053,2006);" calcext:value-type="string">
            <text:p>insert into possui values(28,1,4049.053,2006);</text:p>
          </table:table-cell>
          <table:table-cell table:style-name="ce85" table:formula="of:=IF(ISNUMBER([.AJ89]);CONCATENATE([.BG89];[.M21];[.CE89];1;[.CE89];[.AJ21];[.CE89];[.DY89];[.DB89]);&quot; &quot;)" office:value-type="string" office:string-value="insert into possui values(28,1,4272,2007);" calcext:value-type="string">
            <text:p>insert into possui values(28,1,4272,2007);</text:p>
          </table:table-cell>
          <table:table-cell table:style-name="ce85" table:formula="of:=IF(ISNUMBER([.AK89]);CONCATENATE([.BH89];[.N21];[.CF89];1;[.CF89];[.AK21];[.CF89];[.DZ89];[.DC89]);&quot; &quot;)" office:value-type="string" office:string-value="insert into possui values(28,1,4354.363,2008);" calcext:value-type="string">
            <text:p>insert into possui values(28,1,4354.363,2008);</text:p>
          </table:table-cell>
          <table:table-cell table:style-name="ce85" table:formula="of:=IF(ISNUMBER([.AL89]);CONCATENATE([.BI89];[.O21];[.CG89];1;[.CG89];[.AL21];[.CG89];[.EA89];[.DD89]);&quot; &quot;)" office:value-type="string" office:string-value="insert into possui values(28,1,4219.143,2009);" calcext:value-type="string">
            <text:p>insert into possui values(28,1,4219.143,2009);</text:p>
          </table:table-cell>
          <table:table-cell table:style-name="ce85" table:formula="of:=IF(ISNUMBER([.AM89]);CONCATENATE([.BJ89];[.P21];[.CH89];1;[.CH89];[.AM21];[.CH89];[.EB89];[.DE89]);&quot; &quot;)" office:value-type="string" office:string-value="insert into possui values(28,1,4469.556,2010);" calcext:value-type="string">
            <text:p>insert into possui values(28,1,4469.556,2010);</text:p>
          </table:table-cell>
          <table:table-cell table:style-name="ce85" table:formula="of:=IF(ISNUMBER([.AN89]);CONCATENATE([.BK89];[.Q21];[.CI89];1;[.CI89];[.AN21];[.CI89];[.EC89];[.DF89]);&quot; &quot;)" office:value-type="string" office:string-value="insert into possui values(28,1,4700.201,2011);" calcext:value-type="string">
            <text:p>insert into possui values(28,1,4700.201,2011);</text:p>
          </table:table-cell>
          <table:table-cell table:style-name="ce85" table:formula="of:=IF(ISNUMBER([.AO89]);CONCATENATE([.BL89];[.R21];[.CJ89];1;[.CJ89];[.AO21];[.CJ89];[.ED89];[.DG89]);&quot; &quot;)" office:value-type="string" office:string-value="insert into possui values(28,1,4801.438,2012);" calcext:value-type="string">
            <text:p>insert into possui values(28,1,4801.438,2012);</text:p>
          </table:table-cell>
          <table:table-cell table:style-name="ce85" table:formula="of:=IF(ISNUMBER([.AP89]);CONCATENATE([.BM89];[.S21];[.CK89];1;[.CK89];[.AP21];[.CK89];[.EE89];[.DH89]);&quot; &quot;)" office:value-type="string" office:string-value="insert into possui values(28,1,4778.933,2013);" calcext:value-type="string">
            <text:p>insert into possui values(28,1,4778.933,2013);</text:p>
          </table:table-cell>
          <table:table-cell table:style-name="ce85" table:formula="of:=IF(ISNUMBER([.AQ89]);CONCATENATE([.BN89];[.T21];[.CL89];1;[.CL89];[.AQ21];[.CL89];[.EF89];[.DI89]);&quot; &quot;)" office:value-type="string" office:string-value="insert into possui values(28,1,5407.975,2014);" calcext:value-type="string">
            <text:p>insert into possui values(28,1,5407.975,2014);</text:p>
          </table:table-cell>
          <table:table-cell table:style-name="ce85" table:formula="of:=IF(ISNUMBER([.AR89]);CONCATENATE([.BO89];[.U21];[.CM89];1;[.CM89];[.AR21];[.CM89];[.EG89];[.DJ89]);&quot; &quot;)" office:value-type="string" office:string-value="insert into possui values(28,1,5574.225,2015);" calcext:value-type="string">
            <text:p>insert into possui values(28,1,5574.225,2015);</text:p>
          </table:table-cell>
          <table:table-cell table:style-name="ce85" table:formula="of:=IF(ISNUMBER([.AS89]);CONCATENATE([.BP89];[.V21];[.CN89];1;[.CN89];[.AS21];[.CN89];[.EH89];[.DK89]);&quot; &quot;)" office:value-type="string" office:string-value="insert into possui values(28,1,5966.835,2016);" calcext:value-type="string">
            <text:p>insert into possui values(28,1,5966.835,2016);</text:p>
          </table:table-cell>
          <table:table-cell table:style-name="ce85" table:formula="of:=IF(ISNUMBER([.AT89]);CONCATENATE([.BQ89];[.W21];[.CO89];1;[.CO89];[.AT21];[.CO89];[.EI89];[.DL89]);&quot; &quot;)" office:value-type="string" office:string-value="insert into possui values(28,1,5907.91726476869,2017);" calcext:value-type="string">
            <text:p>insert into possui values(28,1,5907.91726476869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5" calcext:value-type="float">
            <text:p>25</text:p>
          </table:table-cell>
          <table:table-cell table:style-name="ce70" table:formula="of:=SUBSTITUTE([.X90];&quot;,&quot;;&quot;.&quot;)" office:value-type="string" office:string-value="2626" calcext:value-type="string">
            <text:p>2626</text:p>
          </table:table-cell>
          <table:table-cell table:style-name="ce70" table:formula="of:=SUBSTITUTE([.Y90];&quot;,&quot;;&quot;.&quot;)" office:value-type="string" office:string-value="2627.368" calcext:value-type="string">
            <text:p>2627.368</text:p>
          </table:table-cell>
          <table:table-cell table:style-name="ce70" table:formula="of:=SUBSTITUTE([.Z90];&quot;,&quot;;&quot;.&quot;)" office:value-type="string" office:string-value="1925.435" calcext:value-type="string">
            <text:p>1925.435</text:p>
          </table:table-cell>
          <table:table-cell table:style-name="ce70" table:formula="of:=SUBSTITUTE([.AA90];&quot;,&quot;;&quot;.&quot;)" office:value-type="string" office:string-value="2372.27" calcext:value-type="string">
            <text:p>2372.27</text:p>
          </table:table-cell>
          <table:table-cell table:style-name="ce70" table:formula="of:=SUBSTITUTE([.AB90];&quot;,&quot;;&quot;.&quot;)" office:value-type="string" office:string-value="2497.295" calcext:value-type="string">
            <text:p>2497.295</text:p>
          </table:table-cell>
          <table:table-cell table:style-name="ce70" table:formula="of:=SUBSTITUTE([.AC90];&quot;,&quot;;&quot;.&quot;)" office:value-type="string" office:string-value="2528.058" calcext:value-type="string">
            <text:p>2528.058</text:p>
          </table:table-cell>
          <table:table-cell table:style-name="ce70" table:formula="of:=SUBSTITUTE([.AD90];&quot;,&quot;;&quot;.&quot;)" office:value-type="string" office:string-value="2390.079" calcext:value-type="string">
            <text:p>2390.079</text:p>
          </table:table-cell>
          <table:table-cell table:style-name="ce70" table:formula="of:=SUBSTITUTE([.AE90];&quot;,&quot;;&quot;.&quot;)" office:value-type="string" office:string-value="2399" calcext:value-type="string">
            <text:p>2399</text:p>
          </table:table-cell>
          <table:table-cell table:style-name="ce70" table:formula="of:=SUBSTITUTE([.AF90];&quot;,&quot;;&quot;.&quot;)" office:value-type="string" office:string-value="2323.202" calcext:value-type="string">
            <text:p>2323.202</text:p>
          </table:table-cell>
          <table:table-cell table:style-name="ce70" table:formula="of:=SUBSTITUTE([.AG90];&quot;,&quot;;&quot;.&quot;)" office:value-type="string" office:string-value="2447.27" calcext:value-type="string">
            <text:p>2447.27</text:p>
          </table:table-cell>
          <table:table-cell table:style-name="ce70" table:formula="of:=SUBSTITUTE([.AH90];&quot;,&quot;;&quot;.&quot;)" office:value-type="string" office:string-value="2521.386" calcext:value-type="string">
            <text:p>2521.386</text:p>
          </table:table-cell>
          <table:table-cell table:style-name="ce70" table:formula="of:=SUBSTITUTE([.AI90];&quot;,&quot;;&quot;.&quot;)" office:value-type="string" office:string-value="2519.53" calcext:value-type="string">
            <text:p>2519.53</text:p>
          </table:table-cell>
          <table:table-cell table:style-name="ce70" table:formula="of:=SUBSTITUTE([.AJ90];&quot;,&quot;;&quot;.&quot;)" office:value-type="string" office:string-value="2679" calcext:value-type="string">
            <text:p>2679</text:p>
          </table:table-cell>
          <table:table-cell table:style-name="ce70" table:formula="of:=SUBSTITUTE([.AK90];&quot;,&quot;;&quot;.&quot;)" office:value-type="string" office:string-value="2638.136" calcext:value-type="string">
            <text:p>2638.136</text:p>
          </table:table-cell>
          <table:table-cell table:style-name="ce70" table:formula="of:=SUBSTITUTE([.AL90];&quot;,&quot;;&quot;.&quot;)" office:value-type="string" office:string-value="2565.573" calcext:value-type="string">
            <text:p>2565.573</text:p>
          </table:table-cell>
          <table:table-cell table:style-name="ce70" table:formula="of:=SUBSTITUTE([.AM90];&quot;,&quot;;&quot;.&quot;)" office:value-type="string" office:string-value="2784.234" calcext:value-type="string">
            <text:p>2784.234</text:p>
          </table:table-cell>
          <table:table-cell table:style-name="ce70" table:formula="of:=SUBSTITUTE([.AN90];&quot;,&quot;;&quot;.&quot;)" office:value-type="string" office:string-value="2950.495" calcext:value-type="string">
            <text:p>2950.495</text:p>
          </table:table-cell>
          <table:table-cell table:style-name="ce70" table:formula="of:=SUBSTITUTE([.AO90];&quot;,&quot;;&quot;.&quot;)" office:value-type="string" office:string-value="3230.238" calcext:value-type="string">
            <text:p>3230.238</text:p>
          </table:table-cell>
          <table:table-cell table:style-name="ce70" table:formula="of:=SUBSTITUTE([.AP90];&quot;,&quot;;&quot;.&quot;)" office:value-type="string" office:string-value="3289.622" calcext:value-type="string">
            <text:p>3289.622</text:p>
          </table:table-cell>
          <table:table-cell table:style-name="ce70" table:formula="of:=SUBSTITUTE([.AQ90];&quot;,&quot;;&quot;.&quot;)" office:value-type="string" office:string-value="3841.67" calcext:value-type="string">
            <text:p>3841.67</text:p>
          </table:table-cell>
          <table:table-cell table:style-name="ce70" table:formula="of:=SUBSTITUTE([.AR90];&quot;,&quot;;&quot;.&quot;)" office:value-type="string" office:string-value="3718.843" calcext:value-type="string">
            <text:p>3718.843</text:p>
          </table:table-cell>
          <table:table-cell table:style-name="ce70" table:formula="of:=SUBSTITUTE([.AS90];&quot;,&quot;;&quot;.&quot;)" office:value-type="string" office:string-value="3744.994" calcext:value-type="string">
            <text:p>3744.994</text:p>
          </table:table-cell>
          <table:table-cell table:style-name="ce70" table:formula="of:=SUBSTITUTE([.AT90];&quot;,&quot;;&quot;.&quot;)" office:value-type="string" office:string-value="3506.18685820079" calcext:value-type="string">
            <text:p>3506.18685820079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0]);CONCATENATE([.AU90];[.A22];[.BS90];1;[.BS90];[.X22];[.BS90];[.DM90];[.CP90]);&quot; &quot;)" office:value-type="string" office:string-value="insert into possui values(25,1,2626,1995);" calcext:value-type="string">
            <text:p>insert into possui values(25,1,2626,1995);</text:p>
          </table:table-cell>
          <table:table-cell table:style-name="ce85" table:formula="of:=IF(ISNUMBER([.Y90]);CONCATENATE([.AV90];[.B22];[.BT90];1;[.BT90];[.Y22];[.BT90];[.DN90];[.CQ90]);&quot; &quot;)" office:value-type="string" office:string-value="insert into possui values(25,1,2627.368,1996);" calcext:value-type="string">
            <text:p>insert into possui values(25,1,2627.368,1996);</text:p>
          </table:table-cell>
          <table:table-cell table:style-name="ce85" table:formula="of:=IF(ISNUMBER([.Z90]);CONCATENATE([.AW90];[.C22];[.BU90];1;[.BU90];[.Z22];[.BU90];[.DO90];[.CR90]);&quot; &quot;)" office:value-type="string" office:string-value="insert into possui values(25,1,1925.435,1997);" calcext:value-type="string">
            <text:p>insert into possui values(25,1,1925.435,1997);</text:p>
          </table:table-cell>
          <table:table-cell table:style-name="ce85" table:formula="of:=IF(ISNUMBER([.AA90]);CONCATENATE([.AX90];[.D22];[.BV90];1;[.BV90];[.AA22];[.BV90];[.DP90];[.CS90]);&quot; &quot;)" office:value-type="string" office:string-value="insert into possui values(25,1,2372.27,1998);" calcext:value-type="string">
            <text:p>insert into possui values(25,1,2372.27,1998);</text:p>
          </table:table-cell>
          <table:table-cell table:style-name="ce85" table:formula="of:=IF(ISNUMBER([.AB90]);CONCATENATE([.AY90];[.E22];[.BW90];1;[.BW90];[.AB22];[.BW90];[.DQ90];[.CT90]);&quot; &quot;)" office:value-type="string" office:string-value="insert into possui values(25,1,2497.295,1999);" calcext:value-type="string">
            <text:p>insert into possui values(25,1,2497.295,1999);</text:p>
          </table:table-cell>
          <table:table-cell table:style-name="ce85" table:formula="of:=IF(ISNUMBER([.AC90]);CONCATENATE([.AZ90];[.F22];[.BX90];1;[.BX90];[.AC22];[.BX90];[.DR90];[.CU90]);&quot; &quot;)" office:value-type="string" office:string-value="insert into possui values(25,1,2528.058,2000);" calcext:value-type="string">
            <text:p>insert into possui values(25,1,2528.058,2000);</text:p>
          </table:table-cell>
          <table:table-cell table:style-name="ce85" table:formula="of:=IF(ISNUMBER([.AD90]);CONCATENATE([.BA90];[.G22];[.BY90];1;[.BY90];[.AD22];[.BY90];[.DS90];[.CV90]);&quot; &quot;)" office:value-type="string" office:string-value="insert into possui values(25,1,2390.079,2001);" calcext:value-type="string">
            <text:p>insert into possui values(25,1,2390.079,2001);</text:p>
          </table:table-cell>
          <table:table-cell table:style-name="ce85" table:formula="of:=IF(ISNUMBER([.AE90]);CONCATENATE([.BB90];[.H22];[.BZ90];1;[.BZ90];[.AE22];[.BZ90];[.DT90];[.CW90]);&quot; &quot;)" office:value-type="string" office:string-value="insert into possui values(25,1,2399,2002);" calcext:value-type="string">
            <text:p>insert into possui values(25,1,2399,2002);</text:p>
          </table:table-cell>
          <table:table-cell table:style-name="ce85" table:formula="of:=IF(ISNUMBER([.AF90]);CONCATENATE([.BC90];[.I22];[.CA90];1;[.CA90];[.AF22];[.CA90];[.DU90];[.CX90]);&quot; &quot;)" office:value-type="string" office:string-value="insert into possui values(25,1,2323.202,2003);" calcext:value-type="string">
            <text:p>insert into possui values(25,1,2323.202,2003);</text:p>
          </table:table-cell>
          <table:table-cell table:style-name="ce85" table:formula="of:=IF(ISNUMBER([.AG90]);CONCATENATE([.BD90];[.J22];[.CB90];1;[.CB90];[.AG22];[.CB90];[.DV90];[.CY90]);&quot; &quot;)" office:value-type="string" office:string-value="insert into possui values(25,1,2447.27,2004);" calcext:value-type="string">
            <text:p>insert into possui values(25,1,2447.27,2004);</text:p>
          </table:table-cell>
          <table:table-cell table:style-name="ce85" table:formula="of:=IF(ISNUMBER([.AH90]);CONCATENATE([.BE90];[.K22];[.CC90];1;[.CC90];[.AH22];[.CC90];[.DW90];[.CZ90]);&quot; &quot;)" office:value-type="string" office:string-value="insert into possui values(25,1,2521.386,2005);" calcext:value-type="string">
            <text:p>insert into possui values(25,1,2521.386,2005);</text:p>
          </table:table-cell>
          <table:table-cell table:style-name="ce85" table:formula="of:=IF(ISNUMBER([.AI90]);CONCATENATE([.BF90];[.L22];[.CD90];1;[.CD90];[.AI22];[.CD90];[.DX90];[.DA90]);&quot; &quot;)" office:value-type="string" office:string-value="insert into possui values(25,1,2519.53,2006);" calcext:value-type="string">
            <text:p>insert into possui values(25,1,2519.53,2006);</text:p>
          </table:table-cell>
          <table:table-cell table:style-name="ce85" table:formula="of:=IF(ISNUMBER([.AJ90]);CONCATENATE([.BG90];[.M22];[.CE90];1;[.CE90];[.AJ22];[.CE90];[.DY90];[.DB90]);&quot; &quot;)" office:value-type="string" office:string-value="insert into possui values(25,1,2679,2007);" calcext:value-type="string">
            <text:p>insert into possui values(25,1,2679,2007);</text:p>
          </table:table-cell>
          <table:table-cell table:style-name="ce85" table:formula="of:=IF(ISNUMBER([.AK90]);CONCATENATE([.BH90];[.N22];[.CF90];1;[.CF90];[.AK22];[.CF90];[.DZ90];[.DC90]);&quot; &quot;)" office:value-type="string" office:string-value="insert into possui values(25,1,2638.136,2008);" calcext:value-type="string">
            <text:p>insert into possui values(25,1,2638.136,2008);</text:p>
          </table:table-cell>
          <table:table-cell table:style-name="ce85" table:formula="of:=IF(ISNUMBER([.AL90]);CONCATENATE([.BI90];[.O22];[.CG90];1;[.CG90];[.AL22];[.CG90];[.EA90];[.DD90]);&quot; &quot;)" office:value-type="string" office:string-value="insert into possui values(25,1,2565.573,2009);" calcext:value-type="string">
            <text:p>insert into possui values(25,1,2565.573,2009);</text:p>
          </table:table-cell>
          <table:table-cell table:style-name="ce85" table:formula="of:=IF(ISNUMBER([.AM90]);CONCATENATE([.BJ90];[.P22];[.CH90];1;[.CH90];[.AM22];[.CH90];[.EB90];[.DE90]);&quot; &quot;)" office:value-type="string" office:string-value="insert into possui values(25,1,2784.234,2010);" calcext:value-type="string">
            <text:p>insert into possui values(25,1,2784.234,2010);</text:p>
          </table:table-cell>
          <table:table-cell table:style-name="ce85" table:formula="of:=IF(ISNUMBER([.AN90]);CONCATENATE([.BK90];[.Q22];[.CI90];1;[.CI90];[.AN22];[.CI90];[.EC90];[.DF90]);&quot; &quot;)" office:value-type="string" office:string-value="insert into possui values(25,1,2950.495,2011);" calcext:value-type="string">
            <text:p>insert into possui values(25,1,2950.495,2011);</text:p>
          </table:table-cell>
          <table:table-cell table:style-name="ce85" table:formula="of:=IF(ISNUMBER([.AO90]);CONCATENATE([.BL90];[.R22];[.CJ90];1;[.CJ90];[.AO22];[.CJ90];[.ED90];[.DG90]);&quot; &quot;)" office:value-type="string" office:string-value="insert into possui values(25,1,3230.238,2012);" calcext:value-type="string">
            <text:p>insert into possui values(25,1,3230.238,2012);</text:p>
          </table:table-cell>
          <table:table-cell table:style-name="ce85" table:formula="of:=IF(ISNUMBER([.AP90]);CONCATENATE([.BM90];[.S22];[.CK90];1;[.CK90];[.AP22];[.CK90];[.EE90];[.DH90]);&quot; &quot;)" office:value-type="string" office:string-value="insert into possui values(25,1,3289.622,2013);" calcext:value-type="string">
            <text:p>insert into possui values(25,1,3289.622,2013);</text:p>
          </table:table-cell>
          <table:table-cell table:style-name="ce85" table:formula="of:=IF(ISNUMBER([.AQ90]);CONCATENATE([.BN90];[.T22];[.CL90];1;[.CL90];[.AQ22];[.CL90];[.EF90];[.DI90]);&quot; &quot;)" office:value-type="string" office:string-value="insert into possui values(25,1,3841.67,2014);" calcext:value-type="string">
            <text:p>insert into possui values(25,1,3841.67,2014);</text:p>
          </table:table-cell>
          <table:table-cell table:style-name="ce85" table:formula="of:=IF(ISNUMBER([.AR90]);CONCATENATE([.BO90];[.U22];[.CM90];1;[.CM90];[.AR22];[.CM90];[.EG90];[.DJ90]);&quot; &quot;)" office:value-type="string" office:string-value="insert into possui values(25,1,3718.843,2015);" calcext:value-type="string">
            <text:p>insert into possui values(25,1,3718.843,2015);</text:p>
          </table:table-cell>
          <table:table-cell table:style-name="ce85" table:formula="of:=IF(ISNUMBER([.AS90]);CONCATENATE([.BP90];[.V22];[.CN90];1;[.CN90];[.AS22];[.CN90];[.EH90];[.DK90]);&quot; &quot;)" office:value-type="string" office:string-value="insert into possui values(25,1,3744.994,2016);" calcext:value-type="string">
            <text:p>insert into possui values(25,1,3744.994,2016);</text:p>
          </table:table-cell>
          <table:table-cell table:style-name="ce85" table:formula="of:=IF(ISNUMBER([.AT90]);CONCATENATE([.BQ90];[.W22];[.CO90];1;[.CO90];[.AT22];[.CO90];[.EI90];[.DL90]);&quot; &quot;)" office:value-type="string" office:string-value="insert into possui values(25,1,3506.18685820079,2017);" calcext:value-type="string">
            <text:p>insert into possui values(25,1,3506.18685820079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35" calcext:value-type="float">
            <text:p>35</text:p>
          </table:table-cell>
          <table:table-cell table:style-name="ce70" table:formula="of:=SUBSTITUTE([.X91];&quot;,&quot;;&quot;.&quot;)" office:value-type="string" office:string-value="..." calcext:value-type="string">
            <text:p>...</text:p>
          </table:table-cell>
          <table:table-cell table:style-name="ce70" table:formula="of:=SUBSTITUTE([.Y91];&quot;,&quot;;&quot;.&quot;)" office:value-type="string" office:string-value="..." calcext:value-type="string">
            <text:p>...</text:p>
          </table:table-cell>
          <table:table-cell table:style-name="ce70" table:formula="of:=SUBSTITUTE([.Z91];&quot;,&quot;;&quot;.&quot;)" office:value-type="string" office:string-value="..." calcext:value-type="string">
            <text:p>...</text:p>
          </table:table-cell>
          <table:table-cell table:style-name="ce70" table:formula="of:=SUBSTITUTE([.AA91];&quot;,&quot;;&quot;.&quot;)" office:value-type="string" office:string-value="..." calcext:value-type="string">
            <text:p>...</text:p>
          </table:table-cell>
          <table:table-cell table:style-name="ce70" table:formula="of:=SUBSTITUTE([.AB91];&quot;,&quot;;&quot;.&quot;)" office:value-type="string" office:string-value="..." calcext:value-type="string">
            <text:p>...</text:p>
          </table:table-cell>
          <table:table-cell table:style-name="ce70" table:formula="of:=SUBSTITUTE([.AC91];&quot;,&quot;;&quot;.&quot;)" office:value-type="string" office:string-value="..." calcext:value-type="string">
            <text:p>...</text:p>
          </table:table-cell>
          <table:table-cell table:style-name="ce70" table:formula="of:=SUBSTITUTE([.AD91];&quot;,&quot;;&quot;.&quot;)" office:value-type="string" office:string-value="..." calcext:value-type="string">
            <text:p>...</text:p>
          </table:table-cell>
          <table:table-cell table:style-name="ce70" table:formula="of:=SUBSTITUTE([.AE91];&quot;,&quot;;&quot;.&quot;)" office:value-type="string" office:string-value="..." calcext:value-type="string">
            <text:p>...</text:p>
          </table:table-cell>
          <table:table-cell table:style-name="ce70" table:formula="of:=SUBSTITUTE([.AF91];&quot;,&quot;;&quot;.&quot;)" office:value-type="string" office:string-value="..." calcext:value-type="string">
            <text:p>...</text:p>
          </table:table-cell>
          <table:table-cell table:style-name="ce70" table:formula="of:=SUBSTITUTE([.AG91];&quot;,&quot;;&quot;.&quot;)" office:value-type="string" office:string-value="..." calcext:value-type="string">
            <text:p>...</text:p>
          </table:table-cell>
          <table:table-cell table:style-name="ce70" table:formula="of:=SUBSTITUTE([.AH91];&quot;,&quot;;&quot;.&quot;)" office:value-type="string" office:string-value="..." calcext:value-type="string">
            <text:p>...</text:p>
          </table:table-cell>
          <table:table-cell table:style-name="ce70" table:formula="of:=SUBSTITUTE([.AI91];&quot;,&quot;;&quot;.&quot;)" office:value-type="string" office:string-value="..." calcext:value-type="string">
            <text:p>...</text:p>
          </table:table-cell>
          <table:table-cell table:style-name="ce70" table:formula="of:=SUBSTITUTE([.AJ91];&quot;,&quot;;&quot;.&quot;)" office:value-type="string" office:string-value="..." calcext:value-type="string">
            <text:p>...</text:p>
          </table:table-cell>
          <table:table-cell table:style-name="ce70" table:formula="of:=SUBSTITUTE([.AK91];&quot;,&quot;;&quot;.&quot;)" office:value-type="string" office:string-value="..." calcext:value-type="string">
            <text:p>...</text:p>
          </table:table-cell>
          <table:table-cell table:style-name="ce70" table:formula="of:=SUBSTITUTE([.AL91];&quot;,&quot;;&quot;.&quot;)" office:value-type="string" office:string-value="139.676" calcext:value-type="string">
            <text:p>139.676</text:p>
          </table:table-cell>
          <table:table-cell table:style-name="ce70" table:formula="of:=SUBSTITUTE([.AM91];&quot;,&quot;;&quot;.&quot;)" office:value-type="string" office:string-value="8950.679" calcext:value-type="string">
            <text:p>8950.679</text:p>
          </table:table-cell>
          <table:table-cell table:style-name="ce70" table:formula="of:=SUBSTITUTE([.AN91];&quot;,&quot;;&quot;.&quot;)" office:value-type="string" office:string-value="10169.057" calcext:value-type="string">
            <text:p>10169.057</text:p>
          </table:table-cell>
          <table:table-cell table:style-name="ce70" table:formula="of:=SUBSTITUTE([.AO91];&quot;,&quot;;&quot;.&quot;)" office:value-type="string" office:string-value="10827.739" calcext:value-type="string">
            <text:p>10827.739</text:p>
          </table:table-cell>
          <table:table-cell table:style-name="ce70" table:formula="of:=SUBSTITUTE([.AP91];&quot;,&quot;;&quot;.&quot;)" office:value-type="string" office:string-value="2082.436" calcext:value-type="string">
            <text:p>2082.436</text:p>
          </table:table-cell>
          <table:table-cell table:style-name="ce70" table:formula="of:=SUBSTITUTE([.AQ91];&quot;,&quot;;&quot;.&quot;)" office:value-type="string" office:string-value="11285.181" calcext:value-type="string">
            <text:p>11285.181</text:p>
          </table:table-cell>
          <table:table-cell table:style-name="ce70" table:formula="of:=SUBSTITUTE([.AR91];&quot;,&quot;;&quot;.&quot;)" office:value-type="string" office:string-value="12192.476" calcext:value-type="string">
            <text:p>12192.476</text:p>
          </table:table-cell>
          <table:table-cell table:style-name="ce70" table:formula="of:=SUBSTITUTE([.AS91];&quot;,&quot;;&quot;.&quot;)" office:value-type="string" office:string-value="12816.639" calcext:value-type="string">
            <text:p>12816.639</text:p>
          </table:table-cell>
          <table:table-cell table:style-name="ce70" table:formula="of:=SUBSTITUTE([.AT91];&quot;,&quot;;&quot;.&quot;)" office:value-type="string" office:string-value="7251.10287729122" calcext:value-type="string">
            <text:p>7251.10287729122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1]);CONCATENATE([.AU91];[.A23];[.BS91];1;[.BS91];[.X23];[.BS91];[.DM91];[.CP91]);&quot; &quot;)" office:value-type="string" office:string-value=" " calcext:value-type="string">
            <text:p><text:s/></text:p>
          </table:table-cell>
          <table:table-cell table:style-name="ce85" table:formula="of:=IF(ISNUMBER([.Y91]);CONCATENATE([.AV91];[.B23];[.BT91];1;[.BT91];[.Y23];[.BT91];[.DN91];[.CQ91]);&quot; &quot;)" office:value-type="string" office:string-value=" " calcext:value-type="string">
            <text:p><text:s/></text:p>
          </table:table-cell>
          <table:table-cell table:style-name="ce85" table:formula="of:=IF(ISNUMBER([.Z91]);CONCATENATE([.AW91];[.C23];[.BU91];1;[.BU91];[.Z23];[.BU91];[.DO91];[.CR91]);&quot; &quot;)" office:value-type="string" office:string-value=" " calcext:value-type="string">
            <text:p><text:s/></text:p>
          </table:table-cell>
          <table:table-cell table:style-name="ce85" table:formula="of:=IF(ISNUMBER([.AA91]);CONCATENATE([.AX91];[.D23];[.BV91];1;[.BV91];[.AA23];[.BV91];[.DP91];[.CS91]);&quot; &quot;)" office:value-type="string" office:string-value=" " calcext:value-type="string">
            <text:p><text:s/></text:p>
          </table:table-cell>
          <table:table-cell table:style-name="ce85" table:formula="of:=IF(ISNUMBER([.AB91]);CONCATENATE([.AY91];[.E23];[.BW91];1;[.BW91];[.AB23];[.BW91];[.DQ91];[.CT91]);&quot; &quot;)" office:value-type="string" office:string-value=" " calcext:value-type="string">
            <text:p><text:s/></text:p>
          </table:table-cell>
          <table:table-cell table:style-name="ce85" table:formula="of:=IF(ISNUMBER([.AC91]);CONCATENATE([.AZ91];[.F23];[.BX91];1;[.BX91];[.AC23];[.BX91];[.DR91];[.CU91]);&quot; &quot;)" office:value-type="string" office:string-value=" " calcext:value-type="string">
            <text:p><text:s/></text:p>
          </table:table-cell>
          <table:table-cell table:style-name="ce85" table:formula="of:=IF(ISNUMBER([.AD91]);CONCATENATE([.BA91];[.G23];[.BY91];1;[.BY91];[.AD23];[.BY91];[.DS91];[.CV91]);&quot; &quot;)" office:value-type="string" office:string-value=" " calcext:value-type="string">
            <text:p><text:s/></text:p>
          </table:table-cell>
          <table:table-cell table:style-name="ce85" table:formula="of:=IF(ISNUMBER([.AE91]);CONCATENATE([.BB91];[.H23];[.BZ91];1;[.BZ91];[.AE23];[.BZ91];[.DT91];[.CW91]);&quot; &quot;)" office:value-type="string" office:string-value=" " calcext:value-type="string">
            <text:p><text:s/></text:p>
          </table:table-cell>
          <table:table-cell table:style-name="ce85" table:formula="of:=IF(ISNUMBER([.AF91]);CONCATENATE([.BC91];[.I23];[.CA91];1;[.CA91];[.AF23];[.CA91];[.DU91];[.CX91]);&quot; &quot;)" office:value-type="string" office:string-value=" " calcext:value-type="string">
            <text:p><text:s/></text:p>
          </table:table-cell>
          <table:table-cell table:style-name="ce85" table:formula="of:=IF(ISNUMBER([.AG91]);CONCATENATE([.BD91];[.J23];[.CB91];1;[.CB91];[.AG23];[.CB91];[.DV91];[.CY91]);&quot; &quot;)" office:value-type="string" office:string-value=" " calcext:value-type="string">
            <text:p><text:s/></text:p>
          </table:table-cell>
          <table:table-cell table:style-name="ce85" table:formula="of:=IF(ISNUMBER([.AH91]);CONCATENATE([.BE91];[.K23];[.CC91];1;[.CC91];[.AH23];[.CC91];[.DW91];[.CZ91]);&quot; &quot;)" office:value-type="string" office:string-value=" " calcext:value-type="string">
            <text:p><text:s/></text:p>
          </table:table-cell>
          <table:table-cell table:style-name="ce85" table:formula="of:=IF(ISNUMBER([.AI91]);CONCATENATE([.BF91];[.L23];[.CD91];1;[.CD91];[.AI23];[.CD91];[.DX91];[.DA91]);&quot; &quot;)" office:value-type="string" office:string-value=" " calcext:value-type="string">
            <text:p><text:s/></text:p>
          </table:table-cell>
          <table:table-cell table:style-name="ce85" table:formula="of:=IF(ISNUMBER([.AJ91]);CONCATENATE([.BG91];[.M23];[.CE91];1;[.CE91];[.AJ23];[.CE91];[.DY91];[.DB91]);&quot; &quot;)" office:value-type="string" office:string-value=" " calcext:value-type="string">
            <text:p><text:s/></text:p>
          </table:table-cell>
          <table:table-cell table:style-name="ce85" table:formula="of:=IF(ISNUMBER([.AK91]);CONCATENATE([.BH91];[.N23];[.CF91];1;[.CF91];[.AK23];[.CF91];[.DZ91];[.DC91]);&quot; &quot;)" office:value-type="string" office:string-value=" " calcext:value-type="string">
            <text:p><text:s/></text:p>
          </table:table-cell>
          <table:table-cell table:style-name="ce85" table:formula="of:=IF(ISNUMBER([.AL91]);CONCATENATE([.BI91];[.O23];[.CG91];1;[.CG91];[.AL23];[.CG91];[.EA91];[.DD91]);&quot; &quot;)" office:value-type="string" office:string-value="insert into possui values(35,1,139.676,2009);" calcext:value-type="string">
            <text:p>insert into possui values(35,1,139.676,2009);</text:p>
          </table:table-cell>
          <table:table-cell table:style-name="ce85" table:formula="of:=IF(ISNUMBER([.AM91]);CONCATENATE([.BJ91];[.P23];[.CH91];1;[.CH91];[.AM23];[.CH91];[.EB91];[.DE91]);&quot; &quot;)" office:value-type="string" office:string-value="insert into possui values(35,1,8950.679,2010);" calcext:value-type="string">
            <text:p>insert into possui values(35,1,8950.679,2010);</text:p>
          </table:table-cell>
          <table:table-cell table:style-name="ce85" table:formula="of:=IF(ISNUMBER([.AN91]);CONCATENATE([.BK91];[.Q23];[.CI91];1;[.CI91];[.AN23];[.CI91];[.EC91];[.DF91]);&quot; &quot;)" office:value-type="string" office:string-value="insert into possui values(35,1,10169.057,2011);" calcext:value-type="string">
            <text:p>insert into possui values(35,1,10169.057,2011);</text:p>
          </table:table-cell>
          <table:table-cell table:style-name="ce85" table:formula="of:=IF(ISNUMBER([.AO91]);CONCATENATE([.BL91];[.R23];[.CJ91];1;[.CJ91];[.AO23];[.CJ91];[.ED91];[.DG91]);&quot; &quot;)" office:value-type="string" office:string-value="insert into possui values(35,1,10827.739,2012);" calcext:value-type="string">
            <text:p>insert into possui values(35,1,10827.739,2012);</text:p>
          </table:table-cell>
          <table:table-cell table:style-name="ce85" table:formula="of:=IF(ISNUMBER([.AP91]);CONCATENATE([.BM91];[.S23];[.CK91];1;[.CK91];[.AP23];[.CK91];[.EE91];[.DH91]);&quot; &quot;)" office:value-type="string" office:string-value="insert into possui values(35,1,2082.436,2013);" calcext:value-type="string">
            <text:p>insert into possui values(35,1,2082.436,2013);</text:p>
          </table:table-cell>
          <table:table-cell table:style-name="ce85" table:formula="of:=IF(ISNUMBER([.AQ91]);CONCATENATE([.BN91];[.T23];[.CL91];1;[.CL91];[.AQ23];[.CL91];[.EF91];[.DI91]);&quot; &quot;)" office:value-type="string" office:string-value="insert into possui values(35,1,11285.181,2014);" calcext:value-type="string">
            <text:p>insert into possui values(35,1,11285.181,2014);</text:p>
          </table:table-cell>
          <table:table-cell table:style-name="ce85" table:formula="of:=IF(ISNUMBER([.AR91]);CONCATENATE([.BO91];[.U23];[.CM91];1;[.CM91];[.AR23];[.CM91];[.EG91];[.DJ91]);&quot; &quot;)" office:value-type="string" office:string-value="insert into possui values(35,1,12192.476,2015);" calcext:value-type="string">
            <text:p>insert into possui values(35,1,12192.476,2015);</text:p>
          </table:table-cell>
          <table:table-cell table:style-name="ce85" table:formula="of:=IF(ISNUMBER([.AS91]);CONCATENATE([.BP91];[.V23];[.CN91];1;[.CN91];[.AS23];[.CN91];[.EH91];[.DK91]);&quot; &quot;)" office:value-type="string" office:string-value="insert into possui values(35,1,12816.639,2016);" calcext:value-type="string">
            <text:p>insert into possui values(35,1,12816.639,2016);</text:p>
          </table:table-cell>
          <table:table-cell table:style-name="ce85" table:formula="of:=IF(ISNUMBER([.AT91]);CONCATENATE([.BQ91];[.W23];[.CO91];1;[.CO91];[.AT23];[.CO91];[.EI91];[.DL91]);&quot; &quot;)" office:value-type="string" office:string-value="insert into possui values(35,1,7251.10287729122,2017);" calcext:value-type="string">
            <text:p>insert into possui values(35,1,7251.10287729122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7" calcext:value-type="float">
            <text:p>27</text:p>
          </table:table-cell>
          <table:table-cell table:style-name="ce70" table:formula="of:=SUBSTITUTE([.X92];&quot;,&quot;;&quot;.&quot;)" office:value-type="string" office:string-value="4818" calcext:value-type="string">
            <text:p>4818</text:p>
          </table:table-cell>
          <table:table-cell table:style-name="ce70" table:formula="of:=SUBSTITUTE([.Y92];&quot;,&quot;;&quot;.&quot;)" office:value-type="string" office:string-value="4967.184" calcext:value-type="string">
            <text:p>4967.184</text:p>
          </table:table-cell>
          <table:table-cell table:style-name="ce70" table:formula="of:=SUBSTITUTE([.Z92];&quot;,&quot;;&quot;.&quot;)" office:value-type="string" office:string-value="3633.458" calcext:value-type="string">
            <text:p>3633.458</text:p>
          </table:table-cell>
          <table:table-cell table:style-name="ce70" table:formula="of:=SUBSTITUTE([.AA92];&quot;,&quot;;&quot;.&quot;)" office:value-type="string" office:string-value="4621.764" calcext:value-type="string">
            <text:p>4621.764</text:p>
          </table:table-cell>
          <table:table-cell table:style-name="ce70" table:formula="of:=SUBSTITUTE([.AB92];&quot;,&quot;;&quot;.&quot;)" office:value-type="string" office:string-value="5131.442" calcext:value-type="string">
            <text:p>5131.442</text:p>
          </table:table-cell>
          <table:table-cell table:style-name="ce70" table:formula="of:=SUBSTITUTE([.AC92];&quot;,&quot;;&quot;.&quot;)" office:value-type="string" office:string-value="5392.719" calcext:value-type="string">
            <text:p>5392.719</text:p>
          </table:table-cell>
          <table:table-cell table:style-name="ce70" table:formula="of:=SUBSTITUTE([.AD92];&quot;,&quot;;&quot;.&quot;)" office:value-type="string" office:string-value="5181.409" calcext:value-type="string">
            <text:p>5181.409</text:p>
          </table:table-cell>
          <table:table-cell table:style-name="ce70" table:formula="of:=SUBSTITUTE([.AE92];&quot;,&quot;;&quot;.&quot;)" office:value-type="string" office:string-value="5228" calcext:value-type="string">
            <text:p>5228</text:p>
          </table:table-cell>
          <table:table-cell table:style-name="ce70" table:formula="of:=SUBSTITUTE([.AF92];&quot;,&quot;;&quot;.&quot;)" office:value-type="string" office:string-value="5337.33" calcext:value-type="string">
            <text:p>5337.33</text:p>
          </table:table-cell>
          <table:table-cell table:style-name="ce70" table:formula="of:=SUBSTITUTE([.AG92];&quot;,&quot;;&quot;.&quot;)" office:value-type="string" office:string-value="5557.788" calcext:value-type="string">
            <text:p>5557.788</text:p>
          </table:table-cell>
          <table:table-cell table:style-name="ce70" table:formula="of:=SUBSTITUTE([.AH92];&quot;,&quot;;&quot;.&quot;)" office:value-type="string" office:string-value="6026.195" calcext:value-type="string">
            <text:p>6026.195</text:p>
          </table:table-cell>
          <table:table-cell table:style-name="ce70" table:formula="of:=SUBSTITUTE([.AI92];&quot;,&quot;;&quot;.&quot;)" office:value-type="string" office:string-value="6072.966" calcext:value-type="string">
            <text:p>6072.966</text:p>
          </table:table-cell>
          <table:table-cell table:style-name="ce70" table:formula="of:=SUBSTITUTE([.AJ92];&quot;,&quot;;&quot;.&quot;)" office:value-type="string" office:string-value="6420" calcext:value-type="string">
            <text:p>6420</text:p>
          </table:table-cell>
          <table:table-cell table:style-name="ce70" table:formula="of:=SUBSTITUTE([.AK92];&quot;,&quot;;&quot;.&quot;)" office:value-type="string" office:string-value="6297.525" calcext:value-type="string">
            <text:p>6297.525</text:p>
          </table:table-cell>
          <table:table-cell table:style-name="ce70" table:formula="of:=SUBSTITUTE([.AL92];&quot;,&quot;;&quot;.&quot;)" office:value-type="string" office:string-value="6059.251" calcext:value-type="string">
            <text:p>6059.251</text:p>
          </table:table-cell>
          <table:table-cell table:style-name="ce70" table:formula="of:=SUBSTITUTE([.AM92];&quot;,&quot;;&quot;.&quot;)" office:value-type="string" office:string-value="6418.012" calcext:value-type="string">
            <text:p>6418.012</text:p>
          </table:table-cell>
          <table:table-cell table:style-name="ce70" table:formula="of:=SUBSTITUTE([.AN92];&quot;,&quot;;&quot;.&quot;)" office:value-type="string" office:string-value="6766.016" calcext:value-type="string">
            <text:p>6766.016</text:p>
          </table:table-cell>
          <table:table-cell table:style-name="ce70" table:formula="of:=SUBSTITUTE([.AO92];&quot;,&quot;;&quot;.&quot;)" office:value-type="string" office:string-value="6866.52" calcext:value-type="string">
            <text:p>6866.52</text:p>
          </table:table-cell>
          <table:table-cell table:style-name="ce70" table:formula="of:=SUBSTITUTE([.AP92];&quot;,&quot;;&quot;.&quot;)" office:value-type="string" office:string-value="7201.672" calcext:value-type="string">
            <text:p>7201.672</text:p>
          </table:table-cell>
          <table:table-cell table:style-name="ce70" table:formula="of:=SUBSTITUTE([.AQ92];&quot;,&quot;;&quot;.&quot;)" office:value-type="string" office:string-value="8173.958" calcext:value-type="string">
            <text:p>8173.958</text:p>
          </table:table-cell>
          <table:table-cell table:style-name="ce70" table:formula="of:=SUBSTITUTE([.AR92];&quot;,&quot;;&quot;.&quot;)" office:value-type="string" office:string-value="8142.068" calcext:value-type="string">
            <text:p>8142.068</text:p>
          </table:table-cell>
          <table:table-cell table:style-name="ce70" table:formula="of:=SUBSTITUTE([.AS92];&quot;,&quot;;&quot;.&quot;)" office:value-type="string" office:string-value="8682.768" calcext:value-type="string">
            <text:p>8682.768</text:p>
          </table:table-cell>
          <table:table-cell table:style-name="ce70" table:formula="of:=SUBSTITUTE([.AT92];&quot;,&quot;;&quot;.&quot;)" office:value-type="string" office:string-value="8380.18569595179" calcext:value-type="string">
            <text:p>8380.18569595179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2]);CONCATENATE([.AU92];[.A24];[.BS92];1;[.BS92];[.X24];[.BS92];[.DM92];[.CP92]);&quot; &quot;)" office:value-type="string" office:string-value="insert into possui values(27,1,4818,1995);" calcext:value-type="string">
            <text:p>insert into possui values(27,1,4818,1995);</text:p>
          </table:table-cell>
          <table:table-cell table:style-name="ce85" table:formula="of:=IF(ISNUMBER([.Y92]);CONCATENATE([.AV92];[.B24];[.BT92];1;[.BT92];[.Y24];[.BT92];[.DN92];[.CQ92]);&quot; &quot;)" office:value-type="string" office:string-value="insert into possui values(27,1,4967.184,1996);" calcext:value-type="string">
            <text:p>insert into possui values(27,1,4967.184,1996);</text:p>
          </table:table-cell>
          <table:table-cell table:style-name="ce85" table:formula="of:=IF(ISNUMBER([.Z92]);CONCATENATE([.AW92];[.C24];[.BU92];1;[.BU92];[.Z24];[.BU92];[.DO92];[.CR92]);&quot; &quot;)" office:value-type="string" office:string-value="insert into possui values(27,1,3633.458,1997);" calcext:value-type="string">
            <text:p>insert into possui values(27,1,3633.458,1997);</text:p>
          </table:table-cell>
          <table:table-cell table:style-name="ce85" table:formula="of:=IF(ISNUMBER([.AA92]);CONCATENATE([.AX92];[.D24];[.BV92];1;[.BV92];[.AA24];[.BV92];[.DP92];[.CS92]);&quot; &quot;)" office:value-type="string" office:string-value="insert into possui values(27,1,4621.764,1998);" calcext:value-type="string">
            <text:p>insert into possui values(27,1,4621.764,1998);</text:p>
          </table:table-cell>
          <table:table-cell table:style-name="ce85" table:formula="of:=IF(ISNUMBER([.AB92]);CONCATENATE([.AY92];[.E24];[.BW92];1;[.BW92];[.AB24];[.BW92];[.DQ92];[.CT92]);&quot; &quot;)" office:value-type="string" office:string-value="insert into possui values(27,1,5131.442,1999);" calcext:value-type="string">
            <text:p>insert into possui values(27,1,5131.442,1999);</text:p>
          </table:table-cell>
          <table:table-cell table:style-name="ce85" table:formula="of:=IF(ISNUMBER([.AC92]);CONCATENATE([.AZ92];[.F24];[.BX92];1;[.BX92];[.AC24];[.BX92];[.DR92];[.CU92]);&quot; &quot;)" office:value-type="string" office:string-value="insert into possui values(27,1,5392.719,2000);" calcext:value-type="string">
            <text:p>insert into possui values(27,1,5392.719,2000);</text:p>
          </table:table-cell>
          <table:table-cell table:style-name="ce85" table:formula="of:=IF(ISNUMBER([.AD92]);CONCATENATE([.BA92];[.G24];[.BY92];1;[.BY92];[.AD24];[.BY92];[.DS92];[.CV92]);&quot; &quot;)" office:value-type="string" office:string-value="insert into possui values(27,1,5181.409,2001);" calcext:value-type="string">
            <text:p>insert into possui values(27,1,5181.409,2001);</text:p>
          </table:table-cell>
          <table:table-cell table:style-name="ce85" table:formula="of:=IF(ISNUMBER([.AE92]);CONCATENATE([.BB92];[.H24];[.BZ92];1;[.BZ92];[.AE24];[.BZ92];[.DT92];[.CW92]);&quot; &quot;)" office:value-type="string" office:string-value="insert into possui values(27,1,5228,2002);" calcext:value-type="string">
            <text:p>insert into possui values(27,1,5228,2002);</text:p>
          </table:table-cell>
          <table:table-cell table:style-name="ce85" table:formula="of:=IF(ISNUMBER([.AF92]);CONCATENATE([.BC92];[.I24];[.CA92];1;[.CA92];[.AF24];[.CA92];[.DU92];[.CX92]);&quot; &quot;)" office:value-type="string" office:string-value="insert into possui values(27,1,5337.33,2003);" calcext:value-type="string">
            <text:p>insert into possui values(27,1,5337.33,2003);</text:p>
          </table:table-cell>
          <table:table-cell table:style-name="ce85" table:formula="of:=IF(ISNUMBER([.AG92]);CONCATENATE([.BD92];[.J24];[.CB92];1;[.CB92];[.AG24];[.CB92];[.DV92];[.CY92]);&quot; &quot;)" office:value-type="string" office:string-value="insert into possui values(27,1,5557.788,2004);" calcext:value-type="string">
            <text:p>insert into possui values(27,1,5557.788,2004);</text:p>
          </table:table-cell>
          <table:table-cell table:style-name="ce85" table:formula="of:=IF(ISNUMBER([.AH92]);CONCATENATE([.BE92];[.K24];[.CC92];1;[.CC92];[.AH24];[.CC92];[.DW92];[.CZ92]);&quot; &quot;)" office:value-type="string" office:string-value="insert into possui values(27,1,6026.195,2005);" calcext:value-type="string">
            <text:p>insert into possui values(27,1,6026.195,2005);</text:p>
          </table:table-cell>
          <table:table-cell table:style-name="ce85" table:formula="of:=IF(ISNUMBER([.AI92]);CONCATENATE([.BF92];[.L24];[.CD92];1;[.CD92];[.AI24];[.CD92];[.DX92];[.DA92]);&quot; &quot;)" office:value-type="string" office:string-value="insert into possui values(27,1,6072.966,2006);" calcext:value-type="string">
            <text:p>insert into possui values(27,1,6072.966,2006);</text:p>
          </table:table-cell>
          <table:table-cell table:style-name="ce85" table:formula="of:=IF(ISNUMBER([.AJ92]);CONCATENATE([.BG92];[.M24];[.CE92];1;[.CE92];[.AJ24];[.CE92];[.DY92];[.DB92]);&quot; &quot;)" office:value-type="string" office:string-value="insert into possui values(27,1,6420,2007);" calcext:value-type="string">
            <text:p>insert into possui values(27,1,6420,2007);</text:p>
          </table:table-cell>
          <table:table-cell table:style-name="ce85" table:formula="of:=IF(ISNUMBER([.AK92]);CONCATENATE([.BH92];[.N24];[.CF92];1;[.CF92];[.AK24];[.CF92];[.DZ92];[.DC92]);&quot; &quot;)" office:value-type="string" office:string-value="insert into possui values(27,1,6297.525,2008);" calcext:value-type="string">
            <text:p>insert into possui values(27,1,6297.525,2008);</text:p>
          </table:table-cell>
          <table:table-cell table:style-name="ce85" table:formula="of:=IF(ISNUMBER([.AL92]);CONCATENATE([.BI92];[.O24];[.CG92];1;[.CG92];[.AL24];[.CG92];[.EA92];[.DD92]);&quot; &quot;)" office:value-type="string" office:string-value="insert into possui values(27,1,6059.251,2009);" calcext:value-type="string">
            <text:p>insert into possui values(27,1,6059.251,2009);</text:p>
          </table:table-cell>
          <table:table-cell table:style-name="ce85" table:formula="of:=IF(ISNUMBER([.AM92]);CONCATENATE([.BJ92];[.P24];[.CH92];1;[.CH92];[.AM24];[.CH92];[.EB92];[.DE92]);&quot; &quot;)" office:value-type="string" office:string-value="insert into possui values(27,1,6418.012,2010);" calcext:value-type="string">
            <text:p>insert into possui values(27,1,6418.012,2010);</text:p>
          </table:table-cell>
          <table:table-cell table:style-name="ce85" table:formula="of:=IF(ISNUMBER([.AN92]);CONCATENATE([.BK92];[.Q24];[.CI92];1;[.CI92];[.AN24];[.CI92];[.EC92];[.DF92]);&quot; &quot;)" office:value-type="string" office:string-value="insert into possui values(27,1,6766.016,2011);" calcext:value-type="string">
            <text:p>insert into possui values(27,1,6766.016,2011);</text:p>
          </table:table-cell>
          <table:table-cell table:style-name="ce85" table:formula="of:=IF(ISNUMBER([.AO92]);CONCATENATE([.BL92];[.R24];[.CJ92];1;[.CJ92];[.AO24];[.CJ92];[.ED92];[.DG92]);&quot; &quot;)" office:value-type="string" office:string-value="insert into possui values(27,1,6866.52,2012);" calcext:value-type="string">
            <text:p>insert into possui values(27,1,6866.52,2012);</text:p>
          </table:table-cell>
          <table:table-cell table:style-name="ce85" table:formula="of:=IF(ISNUMBER([.AP92]);CONCATENATE([.BM92];[.S24];[.CK92];1;[.CK92];[.AP24];[.CK92];[.EE92];[.DH92]);&quot; &quot;)" office:value-type="string" office:string-value="insert into possui values(27,1,7201.672,2013);" calcext:value-type="string">
            <text:p>insert into possui values(27,1,7201.672,2013);</text:p>
          </table:table-cell>
          <table:table-cell table:style-name="ce85" table:formula="of:=IF(ISNUMBER([.AQ92]);CONCATENATE([.BN92];[.T24];[.CL92];1;[.CL92];[.AQ24];[.CL92];[.EF92];[.DI92]);&quot; &quot;)" office:value-type="string" office:string-value="insert into possui values(27,1,8173.958,2014);" calcext:value-type="string">
            <text:p>insert into possui values(27,1,8173.958,2014);</text:p>
          </table:table-cell>
          <table:table-cell table:style-name="ce85" table:formula="of:=IF(ISNUMBER([.AR92]);CONCATENATE([.BO92];[.U24];[.CM92];1;[.CM92];[.AR24];[.CM92];[.EG92];[.DJ92]);&quot; &quot;)" office:value-type="string" office:string-value="insert into possui values(27,1,8142.068,2015);" calcext:value-type="string">
            <text:p>insert into possui values(27,1,8142.068,2015);</text:p>
          </table:table-cell>
          <table:table-cell table:style-name="ce85" table:formula="of:=IF(ISNUMBER([.AS92]);CONCATENATE([.BP92];[.V24];[.CN92];1;[.CN92];[.AS24];[.CN92];[.EH92];[.DK92]);&quot; &quot;)" office:value-type="string" office:string-value="insert into possui values(27,1,8682.768,2016);" calcext:value-type="string">
            <text:p>insert into possui values(27,1,8682.768,2016);</text:p>
          </table:table-cell>
          <table:table-cell table:style-name="ce85" table:formula="of:=IF(ISNUMBER([.AT92]);CONCATENATE([.BQ92];[.W24];[.CO92];1;[.CO92];[.AT24];[.CO92];[.EI92];[.DL92]);&quot; &quot;)" office:value-type="string" office:string-value="insert into possui values(27,1,8380.18569595179,2017);" calcext:value-type="string">
            <text:p>insert into possui values(27,1,8380.18569595179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32" calcext:value-type="float">
            <text:p>32</text:p>
          </table:table-cell>
          <table:table-cell table:style-name="ce70" table:formula="of:=SUBSTITUTE([.X93];&quot;,&quot;;&quot;.&quot;)" office:value-type="string" office:string-value="2114" calcext:value-type="string">
            <text:p>2114</text:p>
          </table:table-cell>
          <table:table-cell table:style-name="ce70" table:formula="of:=SUBSTITUTE([.Y93];&quot;,&quot;;&quot;.&quot;)" office:value-type="string" office:string-value="2215.45" calcext:value-type="string">
            <text:p>2215.45</text:p>
          </table:table-cell>
          <table:table-cell table:style-name="ce70" table:formula="of:=SUBSTITUTE([.Z93];&quot;,&quot;;&quot;.&quot;)" office:value-type="string" office:string-value="1621.911" calcext:value-type="string">
            <text:p>1621.911</text:p>
          </table:table-cell>
          <table:table-cell table:style-name="ce70" table:formula="of:=SUBSTITUTE([.AA93];&quot;,&quot;;&quot;.&quot;)" office:value-type="string" office:string-value="1667.558" calcext:value-type="string">
            <text:p>1667.558</text:p>
          </table:table-cell>
          <table:table-cell table:style-name="ce70" table:formula="of:=SUBSTITUTE([.AB93];&quot;,&quot;;&quot;.&quot;)" office:value-type="string" office:string-value="1696.923" calcext:value-type="string">
            <text:p>1696.923</text:p>
          </table:table-cell>
          <table:table-cell table:style-name="ce70" table:formula="of:=SUBSTITUTE([.AC93];&quot;,&quot;;&quot;.&quot;)" office:value-type="string" office:string-value="1681.278" calcext:value-type="string">
            <text:p>1681.278</text:p>
          </table:table-cell>
          <table:table-cell table:style-name="ce70" table:formula="of:=SUBSTITUTE([.AD93];&quot;,&quot;;&quot;.&quot;)" office:value-type="string" office:string-value="1459.158" calcext:value-type="string">
            <text:p>1459.158</text:p>
          </table:table-cell>
          <table:table-cell table:style-name="ce70" table:formula="of:=SUBSTITUTE([.AE93];&quot;,&quot;;&quot;.&quot;)" office:value-type="string" office:string-value="1454" calcext:value-type="string">
            <text:p>1454</text:p>
          </table:table-cell>
          <table:table-cell table:style-name="ce70" table:formula="of:=SUBSTITUTE([.AF93];&quot;,&quot;;&quot;.&quot;)" office:value-type="string" office:string-value="1402.89" calcext:value-type="string">
            <text:p>1402.89</text:p>
          </table:table-cell>
          <table:table-cell table:style-name="ce70" table:formula="of:=SUBSTITUTE([.AG93];&quot;,&quot;;&quot;.&quot;)" office:value-type="string" office:string-value="1432.081" calcext:value-type="string">
            <text:p>1432.081</text:p>
          </table:table-cell>
          <table:table-cell table:style-name="ce70" table:formula="of:=SUBSTITUTE([.AH93];&quot;,&quot;;&quot;.&quot;)" office:value-type="string" office:string-value="1574.422" calcext:value-type="string">
            <text:p>1574.422</text:p>
          </table:table-cell>
          <table:table-cell table:style-name="ce70" table:formula="of:=SUBSTITUTE([.AI93];&quot;,&quot;;&quot;.&quot;)" office:value-type="string" office:string-value="1645.05" calcext:value-type="string">
            <text:p>1645.05</text:p>
          </table:table-cell>
          <table:table-cell table:style-name="ce70" table:formula="of:=SUBSTITUTE([.AJ93];&quot;,&quot;;&quot;.&quot;)" office:value-type="string" office:string-value="1728" calcext:value-type="string">
            <text:p>1728</text:p>
          </table:table-cell>
          <table:table-cell table:style-name="ce70" table:formula="of:=SUBSTITUTE([.AK93];&quot;,&quot;;&quot;.&quot;)" office:value-type="string" office:string-value="1767.544" calcext:value-type="string">
            <text:p>1767.544</text:p>
          </table:table-cell>
          <table:table-cell table:style-name="ce70" table:formula="of:=SUBSTITUTE([.AL93];&quot;,&quot;;&quot;.&quot;)" office:value-type="string" office:string-value="1738.688" calcext:value-type="string">
            <text:p>1738.688</text:p>
          </table:table-cell>
          <table:table-cell table:style-name="ce70" table:formula="of:=SUBSTITUTE([.AM93];&quot;,&quot;;&quot;.&quot;)" office:value-type="string" office:string-value="1894.818" calcext:value-type="string">
            <text:p>1894.818</text:p>
          </table:table-cell>
          <table:table-cell table:style-name="ce70" table:formula="of:=SUBSTITUTE([.AN93];&quot;,&quot;;&quot;.&quot;)" office:value-type="string" office:string-value="1800.365" calcext:value-type="string">
            <text:p>1800.365</text:p>
          </table:table-cell>
          <table:table-cell table:style-name="ce70" table:formula="of:=SUBSTITUTE([.AO93];&quot;,&quot;;&quot;.&quot;)" office:value-type="string" office:string-value="1981.207" calcext:value-type="string">
            <text:p>1981.207</text:p>
          </table:table-cell>
          <table:table-cell table:style-name="ce70" table:formula="of:=SUBSTITUTE([.AP93];&quot;,&quot;;&quot;.&quot;)" office:value-type="string" office:string-value="2011.875" calcext:value-type="string">
            <text:p>2011.875</text:p>
          </table:table-cell>
          <table:table-cell table:style-name="ce70" table:formula="of:=SUBSTITUTE([.AQ93];&quot;,&quot;;&quot;.&quot;)" office:value-type="string" office:string-value="2664.691" calcext:value-type="string">
            <text:p>2664.691</text:p>
          </table:table-cell>
          <table:table-cell table:style-name="ce70" table:formula="of:=SUBSTITUTE([.AR93];&quot;,&quot;;&quot;.&quot;)" office:value-type="string" office:string-value="2817.91" calcext:value-type="string">
            <text:p>2817.91</text:p>
          </table:table-cell>
          <table:table-cell table:style-name="ce70" table:formula="of:=SUBSTITUTE([.AS93];&quot;,&quot;;&quot;.&quot;)" office:value-type="string" office:string-value="2752.798" calcext:value-type="string">
            <text:p>2752.798</text:p>
          </table:table-cell>
          <table:table-cell table:style-name="ce70" table:formula="of:=SUBSTITUTE([.AT93];&quot;,&quot;;&quot;.&quot;)" office:value-type="string" office:string-value="2521.1874596466" calcext:value-type="string">
            <text:p>2521.1874596466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3]);CONCATENATE([.AU93];[.A25];[.BS93];1;[.BS93];[.X25];[.BS93];[.DM93];[.CP93]);&quot; &quot;)" office:value-type="string" office:string-value="insert into possui values(32,1,2114,1995);" calcext:value-type="string">
            <text:p>insert into possui values(32,1,2114,1995);</text:p>
          </table:table-cell>
          <table:table-cell table:style-name="ce85" table:formula="of:=IF(ISNUMBER([.Y93]);CONCATENATE([.AV93];[.B25];[.BT93];1;[.BT93];[.Y25];[.BT93];[.DN93];[.CQ93]);&quot; &quot;)" office:value-type="string" office:string-value="insert into possui values(32,1,2215.45,1996);" calcext:value-type="string">
            <text:p>insert into possui values(32,1,2215.45,1996);</text:p>
          </table:table-cell>
          <table:table-cell table:style-name="ce85" table:formula="of:=IF(ISNUMBER([.Z93]);CONCATENATE([.AW93];[.C25];[.BU93];1;[.BU93];[.Z25];[.BU93];[.DO93];[.CR93]);&quot; &quot;)" office:value-type="string" office:string-value="insert into possui values(32,1,1621.911,1997);" calcext:value-type="string">
            <text:p>insert into possui values(32,1,1621.911,1997);</text:p>
          </table:table-cell>
          <table:table-cell table:style-name="ce85" table:formula="of:=IF(ISNUMBER([.AA93]);CONCATENATE([.AX93];[.D25];[.BV93];1;[.BV93];[.AA25];[.BV93];[.DP93];[.CS93]);&quot; &quot;)" office:value-type="string" office:string-value="insert into possui values(32,1,1667.558,1998);" calcext:value-type="string">
            <text:p>insert into possui values(32,1,1667.558,1998);</text:p>
          </table:table-cell>
          <table:table-cell table:style-name="ce85" table:formula="of:=IF(ISNUMBER([.AB93]);CONCATENATE([.AY93];[.E25];[.BW93];1;[.BW93];[.AB25];[.BW93];[.DQ93];[.CT93]);&quot; &quot;)" office:value-type="string" office:string-value="insert into possui values(32,1,1696.923,1999);" calcext:value-type="string">
            <text:p>insert into possui values(32,1,1696.923,1999);</text:p>
          </table:table-cell>
          <table:table-cell table:style-name="ce85" table:formula="of:=IF(ISNUMBER([.AC93]);CONCATENATE([.AZ93];[.F25];[.BX93];1;[.BX93];[.AC25];[.BX93];[.DR93];[.CU93]);&quot; &quot;)" office:value-type="string" office:string-value="insert into possui values(32,1,1681.278,2000);" calcext:value-type="string">
            <text:p>insert into possui values(32,1,1681.278,2000);</text:p>
          </table:table-cell>
          <table:table-cell table:style-name="ce85" table:formula="of:=IF(ISNUMBER([.AD93]);CONCATENATE([.BA93];[.G25];[.BY93];1;[.BY93];[.AD25];[.BY93];[.DS93];[.CV93]);&quot; &quot;)" office:value-type="string" office:string-value="insert into possui values(32,1,1459.158,2001);" calcext:value-type="string">
            <text:p>insert into possui values(32,1,1459.158,2001);</text:p>
          </table:table-cell>
          <table:table-cell table:style-name="ce85" table:formula="of:=IF(ISNUMBER([.AE93]);CONCATENATE([.BB93];[.H25];[.BZ93];1;[.BZ93];[.AE25];[.BZ93];[.DT93];[.CW93]);&quot; &quot;)" office:value-type="string" office:string-value="insert into possui values(32,1,1454,2002);" calcext:value-type="string">
            <text:p>insert into possui values(32,1,1454,2002);</text:p>
          </table:table-cell>
          <table:table-cell table:style-name="ce85" table:formula="of:=IF(ISNUMBER([.AF93]);CONCATENATE([.BC93];[.I25];[.CA93];1;[.CA93];[.AF25];[.CA93];[.DU93];[.CX93]);&quot; &quot;)" office:value-type="string" office:string-value="insert into possui values(32,1,1402.89,2003);" calcext:value-type="string">
            <text:p>insert into possui values(32,1,1402.89,2003);</text:p>
          </table:table-cell>
          <table:table-cell table:style-name="ce85" table:formula="of:=IF(ISNUMBER([.AG93]);CONCATENATE([.BD93];[.J25];[.CB93];1;[.CB93];[.AG25];[.CB93];[.DV93];[.CY93]);&quot; &quot;)" office:value-type="string" office:string-value="insert into possui values(32,1,1432.081,2004);" calcext:value-type="string">
            <text:p>insert into possui values(32,1,1432.081,2004);</text:p>
          </table:table-cell>
          <table:table-cell table:style-name="ce85" table:formula="of:=IF(ISNUMBER([.AH93]);CONCATENATE([.BE93];[.K25];[.CC93];1;[.CC93];[.AH25];[.CC93];[.DW93];[.CZ93]);&quot; &quot;)" office:value-type="string" office:string-value="insert into possui values(32,1,1574.422,2005);" calcext:value-type="string">
            <text:p>insert into possui values(32,1,1574.422,2005);</text:p>
          </table:table-cell>
          <table:table-cell table:style-name="ce85" table:formula="of:=IF(ISNUMBER([.AI93]);CONCATENATE([.BF93];[.L25];[.CD93];1;[.CD93];[.AI25];[.CD93];[.DX93];[.DA93]);&quot; &quot;)" office:value-type="string" office:string-value="insert into possui values(32,1,1645.05,2006);" calcext:value-type="string">
            <text:p>insert into possui values(32,1,1645.05,2006);</text:p>
          </table:table-cell>
          <table:table-cell table:style-name="ce85" table:formula="of:=IF(ISNUMBER([.AJ93]);CONCATENATE([.BG93];[.M25];[.CE93];1;[.CE93];[.AJ25];[.CE93];[.DY93];[.DB93]);&quot; &quot;)" office:value-type="string" office:string-value="insert into possui values(32,1,1728,2007);" calcext:value-type="string">
            <text:p>insert into possui values(32,1,1728,2007);</text:p>
          </table:table-cell>
          <table:table-cell table:style-name="ce85" table:formula="of:=IF(ISNUMBER([.AK93]);CONCATENATE([.BH93];[.N25];[.CF93];1;[.CF93];[.AK25];[.CF93];[.DZ93];[.DC93]);&quot; &quot;)" office:value-type="string" office:string-value="insert into possui values(32,1,1767.544,2008);" calcext:value-type="string">
            <text:p>insert into possui values(32,1,1767.544,2008);</text:p>
          </table:table-cell>
          <table:table-cell table:style-name="ce85" table:formula="of:=IF(ISNUMBER([.AL93]);CONCATENATE([.BI93];[.O25];[.CG93];1;[.CG93];[.AL25];[.CG93];[.EA93];[.DD93]);&quot; &quot;)" office:value-type="string" office:string-value="insert into possui values(32,1,1738.688,2009);" calcext:value-type="string">
            <text:p>insert into possui values(32,1,1738.688,2009);</text:p>
          </table:table-cell>
          <table:table-cell table:style-name="ce85" table:formula="of:=IF(ISNUMBER([.AM93]);CONCATENATE([.BJ93];[.P25];[.CH93];1;[.CH93];[.AM25];[.CH93];[.EB93];[.DE93]);&quot; &quot;)" office:value-type="string" office:string-value="insert into possui values(32,1,1894.818,2010);" calcext:value-type="string">
            <text:p>insert into possui values(32,1,1894.818,2010);</text:p>
          </table:table-cell>
          <table:table-cell table:style-name="ce85" table:formula="of:=IF(ISNUMBER([.AN93]);CONCATENATE([.BK93];[.Q25];[.CI93];1;[.CI93];[.AN25];[.CI93];[.EC93];[.DF93]);&quot; &quot;)" office:value-type="string" office:string-value="insert into possui values(32,1,1800.365,2011);" calcext:value-type="string">
            <text:p>insert into possui values(32,1,1800.365,2011);</text:p>
          </table:table-cell>
          <table:table-cell table:style-name="ce85" table:formula="of:=IF(ISNUMBER([.AO93]);CONCATENATE([.BL93];[.R25];[.CJ93];1;[.CJ93];[.AO25];[.CJ93];[.ED93];[.DG93]);&quot; &quot;)" office:value-type="string" office:string-value="insert into possui values(32,1,1981.207,2012);" calcext:value-type="string">
            <text:p>insert into possui values(32,1,1981.207,2012);</text:p>
          </table:table-cell>
          <table:table-cell table:style-name="ce85" table:formula="of:=IF(ISNUMBER([.AP93]);CONCATENATE([.BM93];[.S25];[.CK93];1;[.CK93];[.AP25];[.CK93];[.EE93];[.DH93]);&quot; &quot;)" office:value-type="string" office:string-value="insert into possui values(32,1,2011.875,2013);" calcext:value-type="string">
            <text:p>insert into possui values(32,1,2011.875,2013);</text:p>
          </table:table-cell>
          <table:table-cell table:style-name="ce85" table:formula="of:=IF(ISNUMBER([.AQ93]);CONCATENATE([.BN93];[.T25];[.CL93];1;[.CL93];[.AQ25];[.CL93];[.EF93];[.DI93]);&quot; &quot;)" office:value-type="string" office:string-value="insert into possui values(32,1,2664.691,2014);" calcext:value-type="string">
            <text:p>insert into possui values(32,1,2664.691,2014);</text:p>
          </table:table-cell>
          <table:table-cell table:style-name="ce85" table:formula="of:=IF(ISNUMBER([.AR93]);CONCATENATE([.BO93];[.U25];[.CM93];1;[.CM93];[.AR25];[.CM93];[.EG93];[.DJ93]);&quot; &quot;)" office:value-type="string" office:string-value="insert into possui values(32,1,2817.91,2015);" calcext:value-type="string">
            <text:p>insert into possui values(32,1,2817.91,2015);</text:p>
          </table:table-cell>
          <table:table-cell table:style-name="ce85" table:formula="of:=IF(ISNUMBER([.AS93]);CONCATENATE([.BP93];[.V25];[.CN93];1;[.CN93];[.AS25];[.CN93];[.EH93];[.DK93]);&quot; &quot;)" office:value-type="string" office:string-value="insert into possui values(32,1,2752.798,2016);" calcext:value-type="string">
            <text:p>insert into possui values(32,1,2752.798,2016);</text:p>
          </table:table-cell>
          <table:table-cell table:style-name="ce85" table:formula="of:=IF(ISNUMBER([.AT93]);CONCATENATE([.BQ93];[.W25];[.CO93];1;[.CO93];[.AT25];[.CO93];[.EI93];[.DL93]);&quot; &quot;)" office:value-type="string" office:string-value="insert into possui values(32,1,2521.1874596466,2017);" calcext:value-type="string">
            <text:p>insert into possui values(32,1,2521.1874596466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21" calcext:value-type="float">
            <text:p>21</text:p>
          </table:table-cell>
          <table:table-cell table:style-name="ce70" table:formula="of:=SUBSTITUTE([.X94];&quot;,&quot;;&quot;.&quot;)" office:value-type="string" office:string-value="2184" calcext:value-type="string">
            <text:p>2184</text:p>
          </table:table-cell>
          <table:table-cell table:style-name="ce70" table:formula="of:=SUBSTITUTE([.Y94];&quot;,&quot;;&quot;.&quot;)" office:value-type="string" office:string-value="2269.38" calcext:value-type="string">
            <text:p>2269.38</text:p>
          </table:table-cell>
          <table:table-cell table:style-name="ce70" table:formula="of:=SUBSTITUTE([.Z94];&quot;,&quot;;&quot;.&quot;)" office:value-type="string" office:string-value="1652.081" calcext:value-type="string">
            <text:p>1652.081</text:p>
          </table:table-cell>
          <table:table-cell table:style-name="ce70" table:formula="of:=SUBSTITUTE([.AA94];&quot;,&quot;;&quot;.&quot;)" office:value-type="string" office:string-value="1931" calcext:value-type="string">
            <text:p>1931</text:p>
          </table:table-cell>
          <table:table-cell table:style-name="ce70" table:formula="of:=SUBSTITUTE([.AB94];&quot;,&quot;;&quot;.&quot;)" office:value-type="string" office:string-value="2057.458" calcext:value-type="string">
            <text:p>2057.458</text:p>
          </table:table-cell>
          <table:table-cell table:style-name="ce70" table:formula="of:=SUBSTITUTE([.AC94];&quot;,&quot;;&quot;.&quot;)" office:value-type="string" office:string-value="2115.392" calcext:value-type="string">
            <text:p>2115.392</text:p>
          </table:table-cell>
          <table:table-cell table:style-name="ce70" table:formula="of:=SUBSTITUTE([.AD94];&quot;,&quot;;&quot;.&quot;)" office:value-type="string" office:string-value="2118.115" calcext:value-type="string">
            <text:p>2118.115</text:p>
          </table:table-cell>
          <table:table-cell table:style-name="ce70" table:formula="of:=SUBSTITUTE([.AE94];&quot;,&quot;;&quot;.&quot;)" office:value-type="string" office:string-value="2083" calcext:value-type="string">
            <text:p>2083</text:p>
          </table:table-cell>
          <table:table-cell table:style-name="ce70" table:formula="of:=SUBSTITUTE([.AF94];&quot;,&quot;;&quot;.&quot;)" office:value-type="string" office:string-value="2037.518" calcext:value-type="string">
            <text:p>2037.518</text:p>
          </table:table-cell>
          <table:table-cell table:style-name="ce70" table:formula="of:=SUBSTITUTE([.AG94];&quot;,&quot;;&quot;.&quot;)" office:value-type="string" office:string-value="2082.349" calcext:value-type="string">
            <text:p>2082.349</text:p>
          </table:table-cell>
          <table:table-cell table:style-name="ce70" table:formula="of:=SUBSTITUTE([.AH94];&quot;,&quot;;&quot;.&quot;)" office:value-type="string" office:string-value="2049.53" calcext:value-type="string">
            <text:p>2049.53</text:p>
          </table:table-cell>
          <table:table-cell table:style-name="ce70" table:formula="of:=SUBSTITUTE([.AI94];&quot;,&quot;;&quot;.&quot;)" office:value-type="string" office:string-value="2097.579" calcext:value-type="string">
            <text:p>2097.579</text:p>
          </table:table-cell>
          <table:table-cell table:style-name="ce70" table:formula="of:=SUBSTITUTE([.AJ94];&quot;,&quot;;&quot;.&quot;)" office:value-type="string" office:string-value="2024" calcext:value-type="string">
            <text:p>2024</text:p>
          </table:table-cell>
          <table:table-cell table:style-name="ce70" table:formula="of:=SUBSTITUTE([.AK94];&quot;,&quot;;&quot;.&quot;)" office:value-type="string" office:string-value="1951.787" calcext:value-type="string">
            <text:p>1951.787</text:p>
          </table:table-cell>
          <table:table-cell table:style-name="ce70" table:formula="of:=SUBSTITUTE([.AL94];&quot;,&quot;;&quot;.&quot;)" office:value-type="string" office:string-value="1851.994" calcext:value-type="string">
            <text:p>1851.994</text:p>
          </table:table-cell>
          <table:table-cell table:style-name="ce70" table:formula="of:=SUBSTITUTE([.AM94];&quot;,&quot;;&quot;.&quot;)" office:value-type="string" office:string-value="2040.422" calcext:value-type="string">
            <text:p>2040.422</text:p>
          </table:table-cell>
          <table:table-cell table:style-name="ce70" table:formula="of:=SUBSTITUTE([.AN94];&quot;,&quot;;&quot;.&quot;)" office:value-type="string" office:string-value="2169.477" calcext:value-type="string">
            <text:p>2169.477</text:p>
          </table:table-cell>
          <table:table-cell table:style-name="ce70" table:formula="of:=SUBSTITUTE([.AO94];&quot;,&quot;;&quot;.&quot;)" office:value-type="string" office:string-value="2123.92" calcext:value-type="string">
            <text:p>2123.92</text:p>
          </table:table-cell>
          <table:table-cell table:style-name="ce70" table:formula="of:=SUBSTITUTE([.AP94];&quot;,&quot;;&quot;.&quot;)" office:value-type="string" office:string-value="2313.419" calcext:value-type="string">
            <text:p>2313.419</text:p>
          </table:table-cell>
          <table:table-cell table:style-name="ce70" table:formula="of:=SUBSTITUTE([.AQ94];&quot;,&quot;;&quot;.&quot;)" office:value-type="string" office:string-value="2772.306" calcext:value-type="string">
            <text:p>2772.306</text:p>
          </table:table-cell>
          <table:table-cell table:style-name="ce70" table:formula="of:=SUBSTITUTE([.AR94];&quot;,&quot;;&quot;.&quot;)" office:value-type="string" office:string-value="2847.363" calcext:value-type="string">
            <text:p>2847.363</text:p>
          </table:table-cell>
          <table:table-cell table:style-name="ce70" table:formula="of:=SUBSTITUTE([.AS94];&quot;,&quot;;&quot;.&quot;)" office:value-type="string" office:string-value="2973.709" calcext:value-type="string">
            <text:p>2973.709</text:p>
          </table:table-cell>
          <table:table-cell table:style-name="ce70" table:formula="of:=SUBSTITUTE([.AT94];&quot;,&quot;;&quot;.&quot;)" office:value-type="string" office:string-value="2921.34921343832" calcext:value-type="string">
            <text:p>2921.34921343832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4]);CONCATENATE([.AU94];[.A26];[.BS94];1;[.BS94];[.X26];[.BS94];[.DM94];[.CP94]);&quot; &quot;)" office:value-type="string" office:string-value="insert into possui values(21,1,2184,1995);" calcext:value-type="string">
            <text:p>insert into possui values(21,1,2184,1995);</text:p>
          </table:table-cell>
          <table:table-cell table:style-name="ce85" table:formula="of:=IF(ISNUMBER([.Y94]);CONCATENATE([.AV94];[.B26];[.BT94];1;[.BT94];[.Y26];[.BT94];[.DN94];[.CQ94]);&quot; &quot;)" office:value-type="string" office:string-value="insert into possui values(21,1,2269.38,1996);" calcext:value-type="string">
            <text:p>insert into possui values(21,1,2269.38,1996);</text:p>
          </table:table-cell>
          <table:table-cell table:style-name="ce85" table:formula="of:=IF(ISNUMBER([.Z94]);CONCATENATE([.AW94];[.C26];[.BU94];1;[.BU94];[.Z26];[.BU94];[.DO94];[.CR94]);&quot; &quot;)" office:value-type="string" office:string-value="insert into possui values(21,1,1652.081,1997);" calcext:value-type="string">
            <text:p>insert into possui values(21,1,1652.081,1997);</text:p>
          </table:table-cell>
          <table:table-cell table:style-name="ce85" table:formula="of:=IF(ISNUMBER([.AA94]);CONCATENATE([.AX94];[.D26];[.BV94];1;[.BV94];[.AA26];[.BV94];[.DP94];[.CS94]);&quot; &quot;)" office:value-type="string" office:string-value="insert into possui values(21,1,1931,1998);" calcext:value-type="string">
            <text:p>insert into possui values(21,1,1931,1998);</text:p>
          </table:table-cell>
          <table:table-cell table:style-name="ce85" table:formula="of:=IF(ISNUMBER([.AB94]);CONCATENATE([.AY94];[.E26];[.BW94];1;[.BW94];[.AB26];[.BW94];[.DQ94];[.CT94]);&quot; &quot;)" office:value-type="string" office:string-value="insert into possui values(21,1,2057.458,1999);" calcext:value-type="string">
            <text:p>insert into possui values(21,1,2057.458,1999);</text:p>
          </table:table-cell>
          <table:table-cell table:style-name="ce85" table:formula="of:=IF(ISNUMBER([.AC94]);CONCATENATE([.AZ94];[.F26];[.BX94];1;[.BX94];[.AC26];[.BX94];[.DR94];[.CU94]);&quot; &quot;)" office:value-type="string" office:string-value="insert into possui values(21,1,2115.392,2000);" calcext:value-type="string">
            <text:p>insert into possui values(21,1,2115.392,2000);</text:p>
          </table:table-cell>
          <table:table-cell table:style-name="ce85" table:formula="of:=IF(ISNUMBER([.AD94]);CONCATENATE([.BA94];[.G26];[.BY94];1;[.BY94];[.AD26];[.BY94];[.DS94];[.CV94]);&quot; &quot;)" office:value-type="string" office:string-value="insert into possui values(21,1,2118.115,2001);" calcext:value-type="string">
            <text:p>insert into possui values(21,1,2118.115,2001);</text:p>
          </table:table-cell>
          <table:table-cell table:style-name="ce85" table:formula="of:=IF(ISNUMBER([.AE94]);CONCATENATE([.BB94];[.H26];[.BZ94];1;[.BZ94];[.AE26];[.BZ94];[.DT94];[.CW94]);&quot; &quot;)" office:value-type="string" office:string-value="insert into possui values(21,1,2083,2002);" calcext:value-type="string">
            <text:p>insert into possui values(21,1,2083,2002);</text:p>
          </table:table-cell>
          <table:table-cell table:style-name="ce85" table:formula="of:=IF(ISNUMBER([.AF94]);CONCATENATE([.BC94];[.I26];[.CA94];1;[.CA94];[.AF26];[.CA94];[.DU94];[.CX94]);&quot; &quot;)" office:value-type="string" office:string-value="insert into possui values(21,1,2037.518,2003);" calcext:value-type="string">
            <text:p>insert into possui values(21,1,2037.518,2003);</text:p>
          </table:table-cell>
          <table:table-cell table:style-name="ce85" table:formula="of:=IF(ISNUMBER([.AG94]);CONCATENATE([.BD94];[.J26];[.CB94];1;[.CB94];[.AG26];[.CB94];[.DV94];[.CY94]);&quot; &quot;)" office:value-type="string" office:string-value="insert into possui values(21,1,2082.349,2004);" calcext:value-type="string">
            <text:p>insert into possui values(21,1,2082.349,2004);</text:p>
          </table:table-cell>
          <table:table-cell table:style-name="ce85" table:formula="of:=IF(ISNUMBER([.AH94]);CONCATENATE([.BE94];[.K26];[.CC94];1;[.CC94];[.AH26];[.CC94];[.DW94];[.CZ94]);&quot; &quot;)" office:value-type="string" office:string-value="insert into possui values(21,1,2049.53,2005);" calcext:value-type="string">
            <text:p>insert into possui values(21,1,2049.53,2005);</text:p>
          </table:table-cell>
          <table:table-cell table:style-name="ce85" table:formula="of:=IF(ISNUMBER([.AI94]);CONCATENATE([.BF94];[.L26];[.CD94];1;[.CD94];[.AI26];[.CD94];[.DX94];[.DA94]);&quot; &quot;)" office:value-type="string" office:string-value="insert into possui values(21,1,2097.579,2006);" calcext:value-type="string">
            <text:p>insert into possui values(21,1,2097.579,2006);</text:p>
          </table:table-cell>
          <table:table-cell table:style-name="ce85" table:formula="of:=IF(ISNUMBER([.AJ94]);CONCATENATE([.BG94];[.M26];[.CE94];1;[.CE94];[.AJ26];[.CE94];[.DY94];[.DB94]);&quot; &quot;)" office:value-type="string" office:string-value="insert into possui values(21,1,2024,2007);" calcext:value-type="string">
            <text:p>insert into possui values(21,1,2024,2007);</text:p>
          </table:table-cell>
          <table:table-cell table:style-name="ce85" table:formula="of:=IF(ISNUMBER([.AK94]);CONCATENATE([.BH94];[.N26];[.CF94];1;[.CF94];[.AK26];[.CF94];[.DZ94];[.DC94]);&quot; &quot;)" office:value-type="string" office:string-value="insert into possui values(21,1,1951.787,2008);" calcext:value-type="string">
            <text:p>insert into possui values(21,1,1951.787,2008);</text:p>
          </table:table-cell>
          <table:table-cell table:style-name="ce85" table:formula="of:=IF(ISNUMBER([.AL94]);CONCATENATE([.BI94];[.O26];[.CG94];1;[.CG94];[.AL26];[.CG94];[.EA94];[.DD94]);&quot; &quot;)" office:value-type="string" office:string-value="insert into possui values(21,1,1851.994,2009);" calcext:value-type="string">
            <text:p>insert into possui values(21,1,1851.994,2009);</text:p>
          </table:table-cell>
          <table:table-cell table:style-name="ce85" table:formula="of:=IF(ISNUMBER([.AM94]);CONCATENATE([.BJ94];[.P26];[.CH94];1;[.CH94];[.AM26];[.CH94];[.EB94];[.DE94]);&quot; &quot;)" office:value-type="string" office:string-value="insert into possui values(21,1,2040.422,2010);" calcext:value-type="string">
            <text:p>insert into possui values(21,1,2040.422,2010);</text:p>
          </table:table-cell>
          <table:table-cell table:style-name="ce85" table:formula="of:=IF(ISNUMBER([.AN94]);CONCATENATE([.BK94];[.Q26];[.CI94];1;[.CI94];[.AN26];[.CI94];[.EC94];[.DF94]);&quot; &quot;)" office:value-type="string" office:string-value="insert into possui values(21,1,2169.477,2011);" calcext:value-type="string">
            <text:p>insert into possui values(21,1,2169.477,2011);</text:p>
          </table:table-cell>
          <table:table-cell table:style-name="ce85" table:formula="of:=IF(ISNUMBER([.AO94]);CONCATENATE([.BL94];[.R26];[.CJ94];1;[.CJ94];[.AO26];[.CJ94];[.ED94];[.DG94]);&quot; &quot;)" office:value-type="string" office:string-value="insert into possui values(21,1,2123.92,2012);" calcext:value-type="string">
            <text:p>insert into possui values(21,1,2123.92,2012);</text:p>
          </table:table-cell>
          <table:table-cell table:style-name="ce85" table:formula="of:=IF(ISNUMBER([.AP94]);CONCATENATE([.BM94];[.S26];[.CK94];1;[.CK94];[.AP26];[.CK94];[.EE94];[.DH94]);&quot; &quot;)" office:value-type="string" office:string-value="insert into possui values(21,1,2313.419,2013);" calcext:value-type="string">
            <text:p>insert into possui values(21,1,2313.419,2013);</text:p>
          </table:table-cell>
          <table:table-cell table:style-name="ce85" table:formula="of:=IF(ISNUMBER([.AQ94]);CONCATENATE([.BN94];[.T26];[.CL94];1;[.CL94];[.AQ26];[.CL94];[.EF94];[.DI94]);&quot; &quot;)" office:value-type="string" office:string-value="insert into possui values(21,1,2772.306,2014);" calcext:value-type="string">
            <text:p>insert into possui values(21,1,2772.306,2014);</text:p>
          </table:table-cell>
          <table:table-cell table:style-name="ce85" table:formula="of:=IF(ISNUMBER([.AR94]);CONCATENATE([.BO94];[.U26];[.CM94];1;[.CM94];[.AR26];[.CM94];[.EG94];[.DJ94]);&quot; &quot;)" office:value-type="string" office:string-value="insert into possui values(21,1,2847.363,2015);" calcext:value-type="string">
            <text:p>insert into possui values(21,1,2847.363,2015);</text:p>
          </table:table-cell>
          <table:table-cell table:style-name="ce85" table:formula="of:=IF(ISNUMBER([.AS94]);CONCATENATE([.BP94];[.V26];[.CN94];1;[.CN94];[.AS26];[.CN94];[.EH94];[.DK94]);&quot; &quot;)" office:value-type="string" office:string-value="insert into possui values(21,1,2973.709,2016);" calcext:value-type="string">
            <text:p>insert into possui values(21,1,2973.709,2016);</text:p>
          </table:table-cell>
          <table:table-cell table:style-name="ce85" table:formula="of:=IF(ISNUMBER([.AT94]);CONCATENATE([.BQ94];[.W26];[.CO94];1;[.CO94];[.AT26];[.CO94];[.EI94];[.DL94]);&quot; &quot;)" office:value-type="string" office:string-value="insert into possui values(21,1,2921.34921343832,2017);" calcext:value-type="string">
            <text:p>insert into possui values(21,1,2921.34921343832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17" calcext:value-type="float">
            <text:p>17</text:p>
          </table:table-cell>
          <table:table-cell table:style-name="ce70" table:formula="of:=SUBSTITUTE([.X95];&quot;,&quot;;&quot;.&quot;)" office:value-type="string" office:string-value="9156" calcext:value-type="string">
            <text:p>9156</text:p>
          </table:table-cell>
          <table:table-cell table:style-name="ce70" table:formula="of:=SUBSTITUTE([.Y95];&quot;,&quot;;&quot;.&quot;)" office:value-type="string" office:string-value="9984" calcext:value-type="string">
            <text:p>9984</text:p>
          </table:table-cell>
          <table:table-cell table:style-name="ce70" table:formula="of:=SUBSTITUTE([.Z95];&quot;,&quot;;&quot;.&quot;)" office:value-type="string" office:string-value="7530.229" calcext:value-type="string">
            <text:p>7530.229</text:p>
          </table:table-cell>
          <table:table-cell table:style-name="ce70" table:formula="of:=SUBSTITUTE([.AA95];&quot;,&quot;;&quot;.&quot;)" office:value-type="string" office:string-value="9105.143" calcext:value-type="string">
            <text:p>9105.143</text:p>
          </table:table-cell>
          <table:table-cell table:style-name="ce70" table:formula="of:=SUBSTITUTE([.AB95];&quot;,&quot;;&quot;.&quot;)" office:value-type="string" office:string-value="10182.198" calcext:value-type="string">
            <text:p>10182.198</text:p>
          </table:table-cell>
          <table:table-cell table:style-name="ce70" table:formula="of:=SUBSTITUTE([.AC95];&quot;,&quot;;&quot;.&quot;)" office:value-type="string" office:string-value="10487.459" calcext:value-type="string">
            <text:p>10487.459</text:p>
          </table:table-cell>
          <table:table-cell table:style-name="ce70" table:formula="of:=SUBSTITUTE([.AD95];&quot;,&quot;;&quot;.&quot;)" office:value-type="string" office:string-value="10063.969" calcext:value-type="string">
            <text:p>10063.969</text:p>
          </table:table-cell>
          <table:table-cell table:style-name="ce70" table:formula="of:=SUBSTITUTE([.AE95];&quot;,&quot;;&quot;.&quot;)" office:value-type="string" office:string-value="9983" calcext:value-type="string">
            <text:p>9983</text:p>
          </table:table-cell>
          <table:table-cell table:style-name="ce70" table:formula="of:=SUBSTITUTE([.AF95];&quot;,&quot;;&quot;.&quot;)" office:value-type="string" office:string-value="9651.933" calcext:value-type="string">
            <text:p>9651.933</text:p>
          </table:table-cell>
          <table:table-cell table:style-name="ce70" table:formula="of:=SUBSTITUTE([.AG95];&quot;,&quot;;&quot;.&quot;)" office:value-type="string" office:string-value="10236.043" calcext:value-type="string">
            <text:p>10236.043</text:p>
          </table:table-cell>
          <table:table-cell table:style-name="ce70" table:formula="of:=SUBSTITUTE([.AH95];&quot;,&quot;;&quot;.&quot;)" office:value-type="string" office:string-value="11864.483" calcext:value-type="string">
            <text:p>11864.483</text:p>
          </table:table-cell>
          <table:table-cell table:style-name="ce70" table:formula="of:=SUBSTITUTE([.AI95];&quot;,&quot;;&quot;.&quot;)" office:value-type="string" office:string-value="12056.413" calcext:value-type="string">
            <text:p>12056.413</text:p>
          </table:table-cell>
          <table:table-cell table:style-name="ce70" table:formula="of:=SUBSTITUTE([.AJ95];&quot;,&quot;;&quot;.&quot;)" office:value-type="string" office:string-value="12520" calcext:value-type="string">
            <text:p>12520</text:p>
          </table:table-cell>
          <table:table-cell table:style-name="ce70" table:formula="of:=SUBSTITUTE([.AK95];&quot;,&quot;;&quot;.&quot;)" office:value-type="string" office:string-value="12214.612" calcext:value-type="string">
            <text:p>12214.612</text:p>
          </table:table-cell>
          <table:table-cell table:style-name="ce70" table:formula="of:=SUBSTITUTE([.AL95];&quot;,&quot;;&quot;.&quot;)" office:value-type="string" office:string-value="11977.007" calcext:value-type="string">
            <text:p>11977.007</text:p>
          </table:table-cell>
          <table:table-cell table:style-name="ce70" table:formula="of:=SUBSTITUTE([.AM95];&quot;,&quot;;&quot;.&quot;)" office:value-type="string" office:string-value="11350.66" calcext:value-type="string">
            <text:p>11350.66</text:p>
          </table:table-cell>
          <table:table-cell table:style-name="ce70" table:formula="of:=SUBSTITUTE([.AN95];&quot;,&quot;;&quot;.&quot;)" office:value-type="string" office:string-value="11843.9" calcext:value-type="string">
            <text:p>11843.9</text:p>
          </table:table-cell>
          <table:table-cell table:style-name="ce70" table:formula="of:=SUBSTITUTE([.AO95];&quot;,&quot;;&quot;.&quot;)" office:value-type="string" office:string-value="12054.762" calcext:value-type="string">
            <text:p>12054.762</text:p>
          </table:table-cell>
          <table:table-cell table:style-name="ce70" table:formula="of:=SUBSTITUTE([.AP95];&quot;,&quot;;&quot;.&quot;)" office:value-type="string" office:string-value="12637.869" calcext:value-type="string">
            <text:p>12637.869</text:p>
          </table:table-cell>
          <table:table-cell table:style-name="ce70" table:formula="of:=SUBSTITUTE([.AQ95];&quot;,&quot;;&quot;.&quot;)" office:value-type="string" office:string-value="10394.953" calcext:value-type="string">
            <text:p>10394.953</text:p>
          </table:table-cell>
          <table:table-cell table:style-name="ce70" table:formula="of:=SUBSTITUTE([.AR95];&quot;,&quot;;&quot;.&quot;)" office:value-type="string" office:string-value="9130.138" calcext:value-type="string">
            <text:p>9130.138</text:p>
          </table:table-cell>
          <table:table-cell table:style-name="ce70" table:formula="of:=SUBSTITUTE([.AS95];&quot;,&quot;;&quot;.&quot;)" office:value-type="string" office:string-value="9089.765" calcext:value-type="string">
            <text:p>9089.765</text:p>
          </table:table-cell>
          <table:table-cell table:style-name="ce70" table:formula="of:=SUBSTITUTE([.AT95];&quot;,&quot;;&quot;.&quot;)" office:value-type="string" office:string-value="8368.78743868791" calcext:value-type="string">
            <text:p>8368.78743868791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5]);CONCATENATE([.AU95];[.A27];[.BS95];1;[.BS95];[.X27];[.BS95];[.DM95];[.CP95]);&quot; &quot;)" office:value-type="string" office:string-value="insert into possui values(17,1,9156,1995);" calcext:value-type="string">
            <text:p>insert into possui values(17,1,9156,1995);</text:p>
          </table:table-cell>
          <table:table-cell table:style-name="ce85" table:formula="of:=IF(ISNUMBER([.Y95]);CONCATENATE([.AV95];[.B27];[.BT95];1;[.BT95];[.Y27];[.BT95];[.DN95];[.CQ95]);&quot; &quot;)" office:value-type="string" office:string-value="insert into possui values(17,1,9984,1996);" calcext:value-type="string">
            <text:p>insert into possui values(17,1,9984,1996);</text:p>
          </table:table-cell>
          <table:table-cell table:style-name="ce85" table:formula="of:=IF(ISNUMBER([.Z95]);CONCATENATE([.AW95];[.C27];[.BU95];1;[.BU95];[.Z27];[.BU95];[.DO95];[.CR95]);&quot; &quot;)" office:value-type="string" office:string-value="insert into possui values(17,1,7530.229,1997);" calcext:value-type="string">
            <text:p>insert into possui values(17,1,7530.229,1997);</text:p>
          </table:table-cell>
          <table:table-cell table:style-name="ce85" table:formula="of:=IF(ISNUMBER([.AA95]);CONCATENATE([.AX95];[.D27];[.BV95];1;[.BV95];[.AA27];[.BV95];[.DP95];[.CS95]);&quot; &quot;)" office:value-type="string" office:string-value="insert into possui values(17,1,9105.143,1998);" calcext:value-type="string">
            <text:p>insert into possui values(17,1,9105.143,1998);</text:p>
          </table:table-cell>
          <table:table-cell table:style-name="ce85" table:formula="of:=IF(ISNUMBER([.AB95]);CONCATENATE([.AY95];[.E27];[.BW95];1;[.BW95];[.AB27];[.BW95];[.DQ95];[.CT95]);&quot; &quot;)" office:value-type="string" office:string-value="insert into possui values(17,1,10182.198,1999);" calcext:value-type="string">
            <text:p>insert into possui values(17,1,10182.198,1999);</text:p>
          </table:table-cell>
          <table:table-cell table:style-name="ce85" table:formula="of:=IF(ISNUMBER([.AC95]);CONCATENATE([.AZ95];[.F27];[.BX95];1;[.BX95];[.AC27];[.BX95];[.DR95];[.CU95]);&quot; &quot;)" office:value-type="string" office:string-value="insert into possui values(17,1,10487.459,2000);" calcext:value-type="string">
            <text:p>insert into possui values(17,1,10487.459,2000);</text:p>
          </table:table-cell>
          <table:table-cell table:style-name="ce85" table:formula="of:=IF(ISNUMBER([.AD95]);CONCATENATE([.BA95];[.G27];[.BY95];1;[.BY95];[.AD27];[.BY95];[.DS95];[.CV95]);&quot; &quot;)" office:value-type="string" office:string-value="insert into possui values(17,1,10063.969,2001);" calcext:value-type="string">
            <text:p>insert into possui values(17,1,10063.969,2001);</text:p>
          </table:table-cell>
          <table:table-cell table:style-name="ce85" table:formula="of:=IF(ISNUMBER([.AE95]);CONCATENATE([.BB95];[.H27];[.BZ95];1;[.BZ95];[.AE27];[.BZ95];[.DT95];[.CW95]);&quot; &quot;)" office:value-type="string" office:string-value="insert into possui values(17,1,9983,2002);" calcext:value-type="string">
            <text:p>insert into possui values(17,1,9983,2002);</text:p>
          </table:table-cell>
          <table:table-cell table:style-name="ce85" table:formula="of:=IF(ISNUMBER([.AF95]);CONCATENATE([.BC95];[.I27];[.CA95];1;[.CA95];[.AF27];[.CA95];[.DU95];[.CX95]);&quot; &quot;)" office:value-type="string" office:string-value="insert into possui values(17,1,9651.933,2003);" calcext:value-type="string">
            <text:p>insert into possui values(17,1,9651.933,2003);</text:p>
          </table:table-cell>
          <table:table-cell table:style-name="ce85" table:formula="of:=IF(ISNUMBER([.AG95]);CONCATENATE([.BD95];[.J27];[.CB95];1;[.CB95];[.AG27];[.CB95];[.DV95];[.CY95]);&quot; &quot;)" office:value-type="string" office:string-value="insert into possui values(17,1,10236.043,2004);" calcext:value-type="string">
            <text:p>insert into possui values(17,1,10236.043,2004);</text:p>
          </table:table-cell>
          <table:table-cell table:style-name="ce85" table:formula="of:=IF(ISNUMBER([.AH95]);CONCATENATE([.BE95];[.K27];[.CC95];1;[.CC95];[.AH27];[.CC95];[.DW95];[.CZ95]);&quot; &quot;)" office:value-type="string" office:string-value="insert into possui values(17,1,11864.483,2005);" calcext:value-type="string">
            <text:p>insert into possui values(17,1,11864.483,2005);</text:p>
          </table:table-cell>
          <table:table-cell table:style-name="ce85" table:formula="of:=IF(ISNUMBER([.AI95]);CONCATENATE([.BF95];[.L27];[.CD95];1;[.CD95];[.AI27];[.CD95];[.DX95];[.DA95]);&quot; &quot;)" office:value-type="string" office:string-value="insert into possui values(17,1,12056.413,2006);" calcext:value-type="string">
            <text:p>insert into possui values(17,1,12056.413,2006);</text:p>
          </table:table-cell>
          <table:table-cell table:style-name="ce85" table:formula="of:=IF(ISNUMBER([.AJ95]);CONCATENATE([.BG95];[.M27];[.CE95];1;[.CE95];[.AJ27];[.CE95];[.DY95];[.DB95]);&quot; &quot;)" office:value-type="string" office:string-value="insert into possui values(17,1,12520,2007);" calcext:value-type="string">
            <text:p>insert into possui values(17,1,12520,2007);</text:p>
          </table:table-cell>
          <table:table-cell table:style-name="ce85" table:formula="of:=IF(ISNUMBER([.AK95]);CONCATENATE([.BH95];[.N27];[.CF95];1;[.CF95];[.AK27];[.CF95];[.DZ95];[.DC95]);&quot; &quot;)" office:value-type="string" office:string-value="insert into possui values(17,1,12214.612,2008);" calcext:value-type="string">
            <text:p>insert into possui values(17,1,12214.612,2008);</text:p>
          </table:table-cell>
          <table:table-cell table:style-name="ce85" table:formula="of:=IF(ISNUMBER([.AL95]);CONCATENATE([.BI95];[.O27];[.CG95];1;[.CG95];[.AL27];[.CG95];[.EA95];[.DD95]);&quot; &quot;)" office:value-type="string" office:string-value="insert into possui values(17,1,11977.007,2009);" calcext:value-type="string">
            <text:p>insert into possui values(17,1,11977.007,2009);</text:p>
          </table:table-cell>
          <table:table-cell table:style-name="ce85" table:formula="of:=IF(ISNUMBER([.AM95]);CONCATENATE([.BJ95];[.P27];[.CH95];1;[.CH95];[.AM27];[.CH95];[.EB95];[.DE95]);&quot; &quot;)" office:value-type="string" office:string-value="insert into possui values(17,1,11350.66,2010);" calcext:value-type="string">
            <text:p>insert into possui values(17,1,11350.66,2010);</text:p>
          </table:table-cell>
          <table:table-cell table:style-name="ce85" table:formula="of:=IF(ISNUMBER([.AN95]);CONCATENATE([.BK95];[.Q27];[.CI95];1;[.CI95];[.AN27];[.CI95];[.EC95];[.DF95]);&quot; &quot;)" office:value-type="string" office:string-value="insert into possui values(17,1,11843.9,2011);" calcext:value-type="string">
            <text:p>insert into possui values(17,1,11843.9,2011);</text:p>
          </table:table-cell>
          <table:table-cell table:style-name="ce85" table:formula="of:=IF(ISNUMBER([.AO95]);CONCATENATE([.BL95];[.R27];[.CJ95];1;[.CJ95];[.AO27];[.CJ95];[.ED95];[.DG95]);&quot; &quot;)" office:value-type="string" office:string-value="insert into possui values(17,1,12054.762,2012);" calcext:value-type="string">
            <text:p>insert into possui values(17,1,12054.762,2012);</text:p>
          </table:table-cell>
          <table:table-cell table:style-name="ce85" table:formula="of:=IF(ISNUMBER([.AP95]);CONCATENATE([.BM95];[.S27];[.CK95];1;[.CK95];[.AP27];[.CK95];[.EE95];[.DH95]);&quot; &quot;)" office:value-type="string" office:string-value="insert into possui values(17,1,12637.869,2013);" calcext:value-type="string">
            <text:p>insert into possui values(17,1,12637.869,2013);</text:p>
          </table:table-cell>
          <table:table-cell table:style-name="ce85" table:formula="of:=IF(ISNUMBER([.AQ95]);CONCATENATE([.BN95];[.T27];[.CL95];1;[.CL95];[.AQ27];[.CL95];[.EF95];[.DI95]);&quot; &quot;)" office:value-type="string" office:string-value="insert into possui values(17,1,10394.953,2014);" calcext:value-type="string">
            <text:p>insert into possui values(17,1,10394.953,2014);</text:p>
          </table:table-cell>
          <table:table-cell table:style-name="ce85" table:formula="of:=IF(ISNUMBER([.AR95]);CONCATENATE([.BO95];[.U27];[.CM95];1;[.CM95];[.AR27];[.CM95];[.EG95];[.DJ95]);&quot; &quot;)" office:value-type="string" office:string-value="insert into possui values(17,1,9130.138,2015);" calcext:value-type="string">
            <text:p>insert into possui values(17,1,9130.138,2015);</text:p>
          </table:table-cell>
          <table:table-cell table:style-name="ce85" table:formula="of:=IF(ISNUMBER([.AS95]);CONCATENATE([.BP95];[.V27];[.CN95];1;[.CN95];[.AS27];[.CN95];[.EH95];[.DK95]);&quot; &quot;)" office:value-type="string" office:string-value="insert into possui values(17,1,9089.765,2016);" calcext:value-type="string">
            <text:p>insert into possui values(17,1,9089.765,2016);</text:p>
          </table:table-cell>
          <table:table-cell table:style-name="ce85" table:formula="of:=IF(ISNUMBER([.AT95]);CONCATENATE([.BQ95];[.W27];[.CO95];1;[.CO95];[.AT27];[.CO95];[.EI95];[.DL95]);&quot; &quot;)" office:value-type="string" office:string-value="insert into possui values(17,1,8368.78743868791,2017);" calcext:value-type="string">
            <text:p>insert into possui values(17,1,8368.78743868791,2017);</text:p>
          </table:table-cell>
          <table:table-cell table:style-name="ce18" table:number-columns-repeated="13"/>
          <table:table-cell table:number-columns-repeated="938"/>
        </table:table-row>
        <table:table-row table:style-name="ro7">
          <table:table-cell table:number-columns-repeated="23" table:style-name="ce9" office:value-type="float" office:value="18" calcext:value-type="float">
            <text:p>18</text:p>
          </table:table-cell>
          <table:table-cell table:style-name="ce70" table:formula="of:=SUBSTITUTE([.X96];&quot;,&quot;;&quot;.&quot;)" office:value-type="string" office:string-value="2171" calcext:value-type="string">
            <text:p>2171</text:p>
          </table:table-cell>
          <table:table-cell table:style-name="ce70" table:formula="of:=SUBSTITUTE([.Y96];&quot;,&quot;;&quot;.&quot;)" office:value-type="string" office:string-value="2459.802" calcext:value-type="string">
            <text:p>2459.802</text:p>
          </table:table-cell>
          <table:table-cell table:style-name="ce70" table:formula="of:=SUBSTITUTE([.Z96];&quot;,&quot;;&quot;.&quot;)" office:value-type="string" office:string-value="1839.892" calcext:value-type="string">
            <text:p>1839.892</text:p>
          </table:table-cell>
          <table:table-cell table:style-name="ce70" table:formula="of:=SUBSTITUTE([.AA96];&quot;,&quot;;&quot;.&quot;)" office:value-type="string" office:string-value="2210.651" calcext:value-type="string">
            <text:p>2210.651</text:p>
          </table:table-cell>
          <table:table-cell table:style-name="ce70" table:formula="of:=SUBSTITUTE([.AB96];&quot;,&quot;;&quot;.&quot;)" office:value-type="string" office:string-value="2536.799" calcext:value-type="string">
            <text:p>2536.799</text:p>
          </table:table-cell>
          <table:table-cell table:style-name="ce70" table:formula="of:=SUBSTITUTE([.AC96];&quot;,&quot;;&quot;.&quot;)" office:value-type="string" office:string-value="2584.684" calcext:value-type="string">
            <text:p>2584.684</text:p>
          </table:table-cell>
          <table:table-cell table:style-name="ce70" table:formula="of:=SUBSTITUTE([.AD96];&quot;,&quot;;&quot;.&quot;)" office:value-type="string" office:string-value="2437.491" calcext:value-type="string">
            <text:p>2437.491</text:p>
          </table:table-cell>
          <table:table-cell table:style-name="ce70" table:formula="of:=SUBSTITUTE([.AE96];&quot;,&quot;;&quot;.&quot;)" office:value-type="string" office:string-value="2455" calcext:value-type="string">
            <text:p>2455</text:p>
          </table:table-cell>
          <table:table-cell table:style-name="ce70" table:formula="of:=SUBSTITUTE([.AF96];&quot;,&quot;;&quot;.&quot;)" office:value-type="string" office:string-value="2354.192" calcext:value-type="string">
            <text:p>2354.192</text:p>
          </table:table-cell>
          <table:table-cell table:style-name="ce70" table:formula="of:=SUBSTITUTE([.AG96];&quot;,&quot;;&quot;.&quot;)" office:value-type="string" office:string-value="2407.34" calcext:value-type="string">
            <text:p>2407.34</text:p>
          </table:table-cell>
          <table:table-cell table:style-name="ce70" table:formula="of:=SUBSTITUTE([.AH96];&quot;,&quot;;&quot;.&quot;)" office:value-type="string" office:string-value="2623.952" calcext:value-type="string">
            <text:p>2623.952</text:p>
          </table:table-cell>
          <table:table-cell table:style-name="ce70" table:formula="of:=SUBSTITUTE([.AI96];&quot;,&quot;;&quot;.&quot;)" office:value-type="string" office:string-value="2922.081" calcext:value-type="string">
            <text:p>2922.081</text:p>
          </table:table-cell>
          <table:table-cell table:style-name="ce70" table:formula="of:=SUBSTITUTE([.AJ96];&quot;,&quot;;&quot;.&quot;)" office:value-type="string" office:string-value="3091" calcext:value-type="string">
            <text:p>3091</text:p>
          </table:table-cell>
          <table:table-cell table:style-name="ce70" table:formula="of:=SUBSTITUTE([.AK96];&quot;,&quot;;&quot;.&quot;)" office:value-type="string" office:string-value="3101.792" calcext:value-type="string">
            <text:p>3101.792</text:p>
          </table:table-cell>
          <table:table-cell table:style-name="ce70" table:formula="of:=SUBSTITUTE([.AL96];&quot;,&quot;;&quot;.&quot;)" office:value-type="string" office:string-value="2950.332" calcext:value-type="string">
            <text:p>2950.332</text:p>
          </table:table-cell>
          <table:table-cell table:style-name="ce70" table:formula="of:=SUBSTITUTE([.AM96];&quot;,&quot;;&quot;.&quot;)" office:value-type="string" office:string-value="2833.754" calcext:value-type="string">
            <text:p>2833.754</text:p>
          </table:table-cell>
          <table:table-cell table:style-name="ce70" table:formula="of:=SUBSTITUTE([.AN96];&quot;,&quot;;&quot;.&quot;)" office:value-type="string" office:string-value="3014.848" calcext:value-type="string">
            <text:p>3014.848</text:p>
          </table:table-cell>
          <table:table-cell table:style-name="ce70" table:formula="of:=SUBSTITUTE([.AO96];&quot;,&quot;;&quot;.&quot;)" office:value-type="string" office:string-value="3037.854" calcext:value-type="string">
            <text:p>3037.854</text:p>
          </table:table-cell>
          <table:table-cell table:style-name="ce70" table:formula="of:=SUBSTITUTE([.AP96];&quot;,&quot;;&quot;.&quot;)" office:value-type="string" office:string-value="3063.758" calcext:value-type="string">
            <text:p>3063.758</text:p>
          </table:table-cell>
          <table:table-cell table:style-name="ce70" table:formula="of:=SUBSTITUTE([.AQ96];&quot;,&quot;;&quot;.&quot;)" office:value-type="string" office:string-value="3446.334" calcext:value-type="string">
            <text:p>3446.334</text:p>
          </table:table-cell>
          <table:table-cell table:style-name="ce70" table:formula="of:=SUBSTITUTE([.AR96];&quot;,&quot;;&quot;.&quot;)" office:value-type="string" office:string-value="3344.496" calcext:value-type="string">
            <text:p>3344.496</text:p>
          </table:table-cell>
          <table:table-cell table:style-name="ce70" table:formula="of:=SUBSTITUTE([.AS96];&quot;,&quot;;&quot;.&quot;)" office:value-type="string" office:string-value="3419.22" calcext:value-type="string">
            <text:p>3419.22</text:p>
          </table:table-cell>
          <table:table-cell table:style-name="ce70" table:formula="of:=SUBSTITUTE([.AT96];&quot;,&quot;;&quot;.&quot;)" office:value-type="string" office:string-value="3009.4535205114" calcext:value-type="string">
            <text:p>3009.4535205114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6]);CONCATENATE([.AU96];[.A28];[.BS96];1;[.BS96];[.X28];[.BS96];[.DM96];[.CP96]);&quot; &quot;)" office:value-type="string" office:string-value="insert into possui values(18,1,2171,1995);" calcext:value-type="string">
            <text:p>insert into possui values(18,1,2171,1995);</text:p>
          </table:table-cell>
          <table:table-cell table:style-name="ce85" table:formula="of:=IF(ISNUMBER([.Y96]);CONCATENATE([.AV96];[.B28];[.BT96];1;[.BT96];[.Y28];[.BT96];[.DN96];[.CQ96]);&quot; &quot;)" office:value-type="string" office:string-value="insert into possui values(18,1,2459.802,1996);" calcext:value-type="string">
            <text:p>insert into possui values(18,1,2459.802,1996);</text:p>
          </table:table-cell>
          <table:table-cell table:style-name="ce85" table:formula="of:=IF(ISNUMBER([.Z96]);CONCATENATE([.AW96];[.C28];[.BU96];1;[.BU96];[.Z28];[.BU96];[.DO96];[.CR96]);&quot; &quot;)" office:value-type="string" office:string-value="insert into possui values(18,1,1839.892,1997);" calcext:value-type="string">
            <text:p>insert into possui values(18,1,1839.892,1997);</text:p>
          </table:table-cell>
          <table:table-cell table:style-name="ce85" table:formula="of:=IF(ISNUMBER([.AA96]);CONCATENATE([.AX96];[.D28];[.BV96];1;[.BV96];[.AA28];[.BV96];[.DP96];[.CS96]);&quot; &quot;)" office:value-type="string" office:string-value="insert into possui values(18,1,2210.651,1998);" calcext:value-type="string">
            <text:p>insert into possui values(18,1,2210.651,1998);</text:p>
          </table:table-cell>
          <table:table-cell table:style-name="ce85" table:formula="of:=IF(ISNUMBER([.AB96]);CONCATENATE([.AY96];[.E28];[.BW96];1;[.BW96];[.AB28];[.BW96];[.DQ96];[.CT96]);&quot; &quot;)" office:value-type="string" office:string-value="insert into possui values(18,1,2536.799,1999);" calcext:value-type="string">
            <text:p>insert into possui values(18,1,2536.799,1999);</text:p>
          </table:table-cell>
          <table:table-cell table:style-name="ce85" table:formula="of:=IF(ISNUMBER([.AC96]);CONCATENATE([.AZ96];[.F28];[.BX96];1;[.BX96];[.AC28];[.BX96];[.DR96];[.CU96]);&quot; &quot;)" office:value-type="string" office:string-value="insert into possui values(18,1,2584.684,2000);" calcext:value-type="string">
            <text:p>insert into possui values(18,1,2584.684,2000);</text:p>
          </table:table-cell>
          <table:table-cell table:style-name="ce85" table:formula="of:=IF(ISNUMBER([.AD96]);CONCATENATE([.BA96];[.G28];[.BY96];1;[.BY96];[.AD28];[.BY96];[.DS96];[.CV96]);&quot; &quot;)" office:value-type="string" office:string-value="insert into possui values(18,1,2437.491,2001);" calcext:value-type="string">
            <text:p>insert into possui values(18,1,2437.491,2001);</text:p>
          </table:table-cell>
          <table:table-cell table:style-name="ce85" table:formula="of:=IF(ISNUMBER([.AE96]);CONCATENATE([.BB96];[.H28];[.BZ96];1;[.BZ96];[.AE28];[.BZ96];[.DT96];[.CW96]);&quot; &quot;)" office:value-type="string" office:string-value="insert into possui values(18,1,2455,2002);" calcext:value-type="string">
            <text:p>insert into possui values(18,1,2455,2002);</text:p>
          </table:table-cell>
          <table:table-cell table:style-name="ce85" table:formula="of:=IF(ISNUMBER([.AF96]);CONCATENATE([.BC96];[.I28];[.CA96];1;[.CA96];[.AF28];[.CA96];[.DU96];[.CX96]);&quot; &quot;)" office:value-type="string" office:string-value="insert into possui values(18,1,2354.192,2003);" calcext:value-type="string">
            <text:p>insert into possui values(18,1,2354.192,2003);</text:p>
          </table:table-cell>
          <table:table-cell table:style-name="ce85" table:formula="of:=IF(ISNUMBER([.AG96]);CONCATENATE([.BD96];[.J28];[.CB96];1;[.CB96];[.AG28];[.CB96];[.DV96];[.CY96]);&quot; &quot;)" office:value-type="string" office:string-value="insert into possui values(18,1,2407.34,2004);" calcext:value-type="string">
            <text:p>insert into possui values(18,1,2407.34,2004);</text:p>
          </table:table-cell>
          <table:table-cell table:style-name="ce85" table:formula="of:=IF(ISNUMBER([.AH96]);CONCATENATE([.BE96];[.K28];[.CC96];1;[.CC96];[.AH28];[.CC96];[.DW96];[.CZ96]);&quot; &quot;)" office:value-type="string" office:string-value="insert into possui values(18,1,2623.952,2005);" calcext:value-type="string">
            <text:p>insert into possui values(18,1,2623.952,2005);</text:p>
          </table:table-cell>
          <table:table-cell table:style-name="ce85" table:formula="of:=IF(ISNUMBER([.AI96]);CONCATENATE([.BF96];[.L28];[.CD96];1;[.CD96];[.AI28];[.CD96];[.DX96];[.DA96]);&quot; &quot;)" office:value-type="string" office:string-value="insert into possui values(18,1,2922.081,2006);" calcext:value-type="string">
            <text:p>insert into possui values(18,1,2922.081,2006);</text:p>
          </table:table-cell>
          <table:table-cell table:style-name="ce85" table:formula="of:=IF(ISNUMBER([.AJ96]);CONCATENATE([.BG96];[.M28];[.CE96];1;[.CE96];[.AJ28];[.CE96];[.DY96];[.DB96]);&quot; &quot;)" office:value-type="string" office:string-value="insert into possui values(18,1,3091,2007);" calcext:value-type="string">
            <text:p>insert into possui values(18,1,3091,2007);</text:p>
          </table:table-cell>
          <table:table-cell table:style-name="ce85" table:formula="of:=IF(ISNUMBER([.AK96]);CONCATENATE([.BH96];[.N28];[.CF96];1;[.CF96];[.AK28];[.CF96];[.DZ96];[.DC96]);&quot; &quot;)" office:value-type="string" office:string-value="insert into possui values(18,1,3101.792,2008);" calcext:value-type="string">
            <text:p>insert into possui values(18,1,3101.792,2008);</text:p>
          </table:table-cell>
          <table:table-cell table:style-name="ce85" table:formula="of:=IF(ISNUMBER([.AL96]);CONCATENATE([.BI96];[.O28];[.CG96];1;[.CG96];[.AL28];[.CG96];[.EA96];[.DD96]);&quot; &quot;)" office:value-type="string" office:string-value="insert into possui values(18,1,2950.332,2009);" calcext:value-type="string">
            <text:p>insert into possui values(18,1,2950.332,2009);</text:p>
          </table:table-cell>
          <table:table-cell table:style-name="ce85" table:formula="of:=IF(ISNUMBER([.AM96]);CONCATENATE([.BJ96];[.P28];[.CH96];1;[.CH96];[.AM28];[.CH96];[.EB96];[.DE96]);&quot; &quot;)" office:value-type="string" office:string-value="insert into possui values(18,1,2833.754,2010);" calcext:value-type="string">
            <text:p>insert into possui values(18,1,2833.754,2010);</text:p>
          </table:table-cell>
          <table:table-cell table:style-name="ce85" table:formula="of:=IF(ISNUMBER([.AN96]);CONCATENATE([.BK96];[.Q28];[.CI96];1;[.CI96];[.AN28];[.CI96];[.EC96];[.DF96]);&quot; &quot;)" office:value-type="string" office:string-value="insert into possui values(18,1,3014.848,2011);" calcext:value-type="string">
            <text:p>insert into possui values(18,1,3014.848,2011);</text:p>
          </table:table-cell>
          <table:table-cell table:style-name="ce85" table:formula="of:=IF(ISNUMBER([.AO96]);CONCATENATE([.BL96];[.R28];[.CJ96];1;[.CJ96];[.AO28];[.CJ96];[.ED96];[.DG96]);&quot; &quot;)" office:value-type="string" office:string-value="insert into possui values(18,1,3037.854,2012);" calcext:value-type="string">
            <text:p>insert into possui values(18,1,3037.854,2012);</text:p>
          </table:table-cell>
          <table:table-cell table:style-name="ce85" table:formula="of:=IF(ISNUMBER([.AP96]);CONCATENATE([.BM96];[.S28];[.CK96];1;[.CK96];[.AP28];[.CK96];[.EE96];[.DH96]);&quot; &quot;)" office:value-type="string" office:string-value="insert into possui values(18,1,3063.758,2013);" calcext:value-type="string">
            <text:p>insert into possui values(18,1,3063.758,2013);</text:p>
          </table:table-cell>
          <table:table-cell table:style-name="ce85" table:formula="of:=IF(ISNUMBER([.AQ96]);CONCATENATE([.BN96];[.T28];[.CL96];1;[.CL96];[.AQ28];[.CL96];[.EF96];[.DI96]);&quot; &quot;)" office:value-type="string" office:string-value="insert into possui values(18,1,3446.334,2014);" calcext:value-type="string">
            <text:p>insert into possui values(18,1,3446.334,2014);</text:p>
          </table:table-cell>
          <table:table-cell table:style-name="ce85" table:formula="of:=IF(ISNUMBER([.AR96]);CONCATENATE([.BO96];[.U28];[.CM96];1;[.CM96];[.AR28];[.CM96];[.EG96];[.DJ96]);&quot; &quot;)" office:value-type="string" office:string-value="insert into possui values(18,1,3344.496,2015);" calcext:value-type="string">
            <text:p>insert into possui values(18,1,3344.496,2015);</text:p>
          </table:table-cell>
          <table:table-cell table:style-name="ce85" table:formula="of:=IF(ISNUMBER([.AS96]);CONCATENATE([.BP96];[.V28];[.CN96];1;[.CN96];[.AS28];[.CN96];[.EH96];[.DK96]);&quot; &quot;)" office:value-type="string" office:string-value="insert into possui values(18,1,3419.22,2016);" calcext:value-type="string">
            <text:p>insert into possui values(18,1,3419.22,2016);</text:p>
          </table:table-cell>
          <table:table-cell table:style-name="ce85" table:formula="of:=IF(ISNUMBER([.AT96]);CONCATENATE([.BQ96];[.W28];[.CO96];1;[.CO96];[.AT28];[.CO96];[.EI96];[.DL96]);&quot; &quot;)" office:value-type="string" office:string-value="insert into possui values(18,1,3009.4535205114,2017);" calcext:value-type="string">
            <text:p>insert into possui values(18,1,3009.4535205114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31" calcext:value-type="float">
            <text:p>31</text:p>
          </table:table-cell>
          <table:table-cell table:style-name="ce70" table:formula="of:=SUBSTITUTE([.X97];&quot;,&quot;;&quot;.&quot;)" office:value-type="string" office:string-value="..." calcext:value-type="string">
            <text:p>...</text:p>
          </table:table-cell>
          <table:table-cell table:style-name="ce70" table:formula="of:=SUBSTITUTE([.Y97];&quot;,&quot;;&quot;.&quot;)" office:value-type="string" office:string-value="..." calcext:value-type="string">
            <text:p>...</text:p>
          </table:table-cell>
          <table:table-cell table:style-name="ce70" table:formula="of:=SUBSTITUTE([.Z97];&quot;,&quot;;&quot;.&quot;)" office:value-type="string" office:string-value="..." calcext:value-type="string">
            <text:p>...</text:p>
          </table:table-cell>
          <table:table-cell table:style-name="ce70" table:formula="of:=SUBSTITUTE([.AA97];&quot;,&quot;;&quot;.&quot;)" office:value-type="string" office:string-value="..." calcext:value-type="string">
            <text:p>...</text:p>
          </table:table-cell>
          <table:table-cell table:style-name="ce70" table:formula="of:=SUBSTITUTE([.AB97];&quot;,&quot;;&quot;.&quot;)" office:value-type="string" office:string-value="..." calcext:value-type="string">
            <text:p>...</text:p>
          </table:table-cell>
          <table:table-cell table:style-name="ce70" table:formula="of:=SUBSTITUTE([.AC97];&quot;,&quot;;&quot;.&quot;)" office:value-type="string" office:string-value="..." calcext:value-type="string">
            <text:p>...</text:p>
          </table:table-cell>
          <table:table-cell table:style-name="ce70" table:formula="of:=SUBSTITUTE([.AD97];&quot;,&quot;;&quot;.&quot;)" office:value-type="string" office:string-value="..." calcext:value-type="string">
            <text:p>...</text:p>
          </table:table-cell>
          <table:table-cell table:style-name="ce70" table:formula="of:=SUBSTITUTE([.AE97];&quot;,&quot;;&quot;.&quot;)" office:value-type="string" office:string-value="..." calcext:value-type="string">
            <text:p>...</text:p>
          </table:table-cell>
          <table:table-cell table:style-name="ce70" table:formula="of:=SUBSTITUTE([.AF97];&quot;,&quot;;&quot;.&quot;)" office:value-type="string" office:string-value="6270.871" calcext:value-type="string">
            <text:p>6270.871</text:p>
          </table:table-cell>
          <table:table-cell table:style-name="ce70" table:formula="of:=SUBSTITUTE([.AG97];&quot;,&quot;;&quot;.&quot;)" office:value-type="string" office:string-value="9288.502" calcext:value-type="string">
            <text:p>9288.502</text:p>
          </table:table-cell>
          <table:table-cell table:style-name="ce70" table:formula="of:=SUBSTITUTE([.AH97];&quot;,&quot;;&quot;.&quot;)" office:value-type="string" office:string-value="10370.802" calcext:value-type="string">
            <text:p>10370.802</text:p>
          </table:table-cell>
          <table:table-cell table:style-name="ce70" table:formula="of:=SUBSTITUTE([.AI97];&quot;,&quot;;&quot;.&quot;)" office:value-type="string" office:string-value="10974.082" calcext:value-type="string">
            <text:p>10974.082</text:p>
          </table:table-cell>
          <table:table-cell table:style-name="ce70" table:formula="of:=SUBSTITUTE([.AJ97];&quot;,&quot;;&quot;.&quot;)" office:value-type="string" office:string-value="10573" calcext:value-type="string">
            <text:p>10573</text:p>
          </table:table-cell>
          <table:table-cell table:style-name="ce70" table:formula="of:=SUBSTITUTE([.AK97];&quot;,&quot;;&quot;.&quot;)" office:value-type="string" office:string-value="9869.539" calcext:value-type="string">
            <text:p>9869.539</text:p>
          </table:table-cell>
          <table:table-cell table:style-name="ce70" table:formula="of:=SUBSTITUTE([.AL97];&quot;,&quot;;&quot;.&quot;)" office:value-type="string" office:string-value="9584.55" calcext:value-type="string">
            <text:p>9584.55</text:p>
          </table:table-cell>
          <table:table-cell table:style-name="ce70" table:formula="of:=SUBSTITUTE([.AM97];&quot;,&quot;;&quot;.&quot;)" office:value-type="string" office:string-value="6667.661" calcext:value-type="string">
            <text:p>6667.661</text:p>
          </table:table-cell>
          <table:table-cell table:style-name="ce70" table:formula="of:=SUBSTITUTE([.AN97];&quot;,&quot;;&quot;.&quot;)" office:value-type="string" office:string-value="6981.736" calcext:value-type="string">
            <text:p>6981.736</text:p>
          </table:table-cell>
          <table:table-cell table:style-name="ce70" table:formula="of:=SUBSTITUTE([.AO97];&quot;,&quot;;&quot;.&quot;)" office:value-type="string" office:string-value="7362.261" calcext:value-type="string">
            <text:p>7362.261</text:p>
          </table:table-cell>
          <table:table-cell table:style-name="ce70" table:formula="of:=SUBSTITUTE([.AP97];&quot;,&quot;;&quot;.&quot;)" office:value-type="string" office:string-value="11145.758" calcext:value-type="string">
            <text:p>11145.758</text:p>
          </table:table-cell>
          <table:table-cell table:style-name="ce70" table:formula="of:=SUBSTITUTE([.AQ97];&quot;,&quot;;&quot;.&quot;)" office:value-type="string" office:string-value="8416.731" calcext:value-type="string">
            <text:p>8416.731</text:p>
          </table:table-cell>
          <table:table-cell table:style-name="ce70" table:formula="of:=SUBSTITUTE([.AR97];&quot;,&quot;;&quot;.&quot;)" office:value-type="string" office:string-value="8519.544" calcext:value-type="string">
            <text:p>8519.544</text:p>
          </table:table-cell>
          <table:table-cell table:style-name="ce70" table:formula="of:=SUBSTITUTE([.AS97];&quot;,&quot;;&quot;.&quot;)" office:value-type="string" office:string-value="9333.73" calcext:value-type="string">
            <text:p>9333.73</text:p>
          </table:table-cell>
          <table:table-cell table:style-name="ce70" table:formula="of:=SUBSTITUTE([.AT97];&quot;,&quot;;&quot;.&quot;)" office:value-type="string" office:string-value="9132.64004100754" calcext:value-type="string">
            <text:p>9132.64004100754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7]);CONCATENATE([.AU97];[.A29];[.BS97];1;[.BS97];[.X29];[.BS97];[.DM97];[.CP97]);&quot; &quot;)" office:value-type="string" office:string-value=" " calcext:value-type="string">
            <text:p><text:s/></text:p>
          </table:table-cell>
          <table:table-cell table:style-name="ce85" table:formula="of:=IF(ISNUMBER([.Y97]);CONCATENATE([.AV97];[.B29];[.BT97];1;[.BT97];[.Y29];[.BT97];[.DN97];[.CQ97]);&quot; &quot;)" office:value-type="string" office:string-value=" " calcext:value-type="string">
            <text:p><text:s/></text:p>
          </table:table-cell>
          <table:table-cell table:style-name="ce85" table:formula="of:=IF(ISNUMBER([.Z97]);CONCATENATE([.AW97];[.C29];[.BU97];1;[.BU97];[.Z29];[.BU97];[.DO97];[.CR97]);&quot; &quot;)" office:value-type="string" office:string-value=" " calcext:value-type="string">
            <text:p><text:s/></text:p>
          </table:table-cell>
          <table:table-cell table:style-name="ce85" table:formula="of:=IF(ISNUMBER([.AA97]);CONCATENATE([.AX97];[.D29];[.BV97];1;[.BV97];[.AA29];[.BV97];[.DP97];[.CS97]);&quot; &quot;)" office:value-type="string" office:string-value=" " calcext:value-type="string">
            <text:p><text:s/></text:p>
          </table:table-cell>
          <table:table-cell table:style-name="ce85" table:formula="of:=IF(ISNUMBER([.AB97]);CONCATENATE([.AY97];[.E29];[.BW97];1;[.BW97];[.AB29];[.BW97];[.DQ97];[.CT97]);&quot; &quot;)" office:value-type="string" office:string-value=" " calcext:value-type="string">
            <text:p><text:s/></text:p>
          </table:table-cell>
          <table:table-cell table:style-name="ce85" table:formula="of:=IF(ISNUMBER([.AC97]);CONCATENATE([.AZ97];[.F29];[.BX97];1;[.BX97];[.AC29];[.BX97];[.DR97];[.CU97]);&quot; &quot;)" office:value-type="string" office:string-value=" " calcext:value-type="string">
            <text:p><text:s/></text:p>
          </table:table-cell>
          <table:table-cell table:style-name="ce85" table:formula="of:=IF(ISNUMBER([.AD97]);CONCATENATE([.BA97];[.G29];[.BY97];1;[.BY97];[.AD29];[.BY97];[.DS97];[.CV97]);&quot; &quot;)" office:value-type="string" office:string-value=" " calcext:value-type="string">
            <text:p><text:s/></text:p>
          </table:table-cell>
          <table:table-cell table:style-name="ce85" table:formula="of:=IF(ISNUMBER([.AE97]);CONCATENATE([.BB97];[.H29];[.BZ97];1;[.BZ97];[.AE29];[.BZ97];[.DT97];[.CW97]);&quot; &quot;)" office:value-type="string" office:string-value=" " calcext:value-type="string">
            <text:p><text:s/></text:p>
          </table:table-cell>
          <table:table-cell table:style-name="ce85" table:formula="of:=IF(ISNUMBER([.AF97]);CONCATENATE([.BC97];[.I29];[.CA97];1;[.CA97];[.AF29];[.CA97];[.DU97];[.CX97]);&quot; &quot;)" office:value-type="string" office:string-value="insert into possui values(31,1,6270.871,2003);" calcext:value-type="string">
            <text:p>insert into possui values(31,1,6270.871,2003);</text:p>
          </table:table-cell>
          <table:table-cell table:style-name="ce85" table:formula="of:=IF(ISNUMBER([.AG97]);CONCATENATE([.BD97];[.J29];[.CB97];1;[.CB97];[.AG29];[.CB97];[.DV97];[.CY97]);&quot; &quot;)" office:value-type="string" office:string-value="insert into possui values(31,1,9288.502,2004);" calcext:value-type="string">
            <text:p>insert into possui values(31,1,9288.502,2004);</text:p>
          </table:table-cell>
          <table:table-cell table:style-name="ce85" table:formula="of:=IF(ISNUMBER([.AH97]);CONCATENATE([.BE97];[.K29];[.CC97];1;[.CC97];[.AH29];[.CC97];[.DW97];[.CZ97]);&quot; &quot;)" office:value-type="string" office:string-value="insert into possui values(31,1,10370.802,2005);" calcext:value-type="string">
            <text:p>insert into possui values(31,1,10370.802,2005);</text:p>
          </table:table-cell>
          <table:table-cell table:style-name="ce85" table:formula="of:=IF(ISNUMBER([.AI97]);CONCATENATE([.BF97];[.L29];[.CD97];1;[.CD97];[.AI29];[.CD97];[.DX97];[.DA97]);&quot; &quot;)" office:value-type="string" office:string-value="insert into possui values(31,1,10974.082,2006);" calcext:value-type="string">
            <text:p>insert into possui values(31,1,10974.082,2006);</text:p>
          </table:table-cell>
          <table:table-cell table:style-name="ce85" table:formula="of:=IF(ISNUMBER([.AJ97]);CONCATENATE([.BG97];[.M29];[.CE97];1;[.CE97];[.AJ29];[.CE97];[.DY97];[.DB97]);&quot; &quot;)" office:value-type="string" office:string-value="insert into possui values(31,1,10573,2007);" calcext:value-type="string">
            <text:p>insert into possui values(31,1,10573,2007);</text:p>
          </table:table-cell>
          <table:table-cell table:style-name="ce85" table:formula="of:=IF(ISNUMBER([.AK97]);CONCATENATE([.BH97];[.N29];[.CF97];1;[.CF97];[.AK29];[.CF97];[.DZ97];[.DC97]);&quot; &quot;)" office:value-type="string" office:string-value="insert into possui values(31,1,9869.539,2008);" calcext:value-type="string">
            <text:p>insert into possui values(31,1,9869.539,2008);</text:p>
          </table:table-cell>
          <table:table-cell table:style-name="ce85" table:formula="of:=IF(ISNUMBER([.AL97]);CONCATENATE([.BI97];[.O29];[.CG97];1;[.CG97];[.AL29];[.CG97];[.EA97];[.DD97]);&quot; &quot;)" office:value-type="string" office:string-value="insert into possui values(31,1,9584.55,2009);" calcext:value-type="string">
            <text:p>insert into possui values(31,1,9584.55,2009);</text:p>
          </table:table-cell>
          <table:table-cell table:style-name="ce85" table:formula="of:=IF(ISNUMBER([.AM97]);CONCATENATE([.BJ97];[.P29];[.CH97];1;[.CH97];[.AM29];[.CH97];[.EB97];[.DE97]);&quot; &quot;)" office:value-type="string" office:string-value="insert into possui values(31,1,6667.661,2010);" calcext:value-type="string">
            <text:p>insert into possui values(31,1,6667.661,2010);</text:p>
          </table:table-cell>
          <table:table-cell table:style-name="ce85" table:formula="of:=IF(ISNUMBER([.AN97]);CONCATENATE([.BK97];[.Q29];[.CI97];1;[.CI97];[.AN29];[.CI97];[.EC97];[.DF97]);&quot; &quot;)" office:value-type="string" office:string-value="insert into possui values(31,1,6981.736,2011);" calcext:value-type="string">
            <text:p>insert into possui values(31,1,6981.736,2011);</text:p>
          </table:table-cell>
          <table:table-cell table:style-name="ce85" table:formula="of:=IF(ISNUMBER([.AO97]);CONCATENATE([.BL97];[.R29];[.CJ97];1;[.CJ97];[.AO29];[.CJ97];[.ED97];[.DG97]);&quot; &quot;)" office:value-type="string" office:string-value="insert into possui values(31,1,7362.261,2012);" calcext:value-type="string">
            <text:p>insert into possui values(31,1,7362.261,2012);</text:p>
          </table:table-cell>
          <table:table-cell table:style-name="ce85" table:formula="of:=IF(ISNUMBER([.AP97]);CONCATENATE([.BM97];[.S29];[.CK97];1;[.CK97];[.AP29];[.CK97];[.EE97];[.DH97]);&quot; &quot;)" office:value-type="string" office:string-value="insert into possui values(31,1,11145.758,2013);" calcext:value-type="string">
            <text:p>insert into possui values(31,1,11145.758,2013);</text:p>
          </table:table-cell>
          <table:table-cell table:style-name="ce85" table:formula="of:=IF(ISNUMBER([.AQ97]);CONCATENATE([.BN97];[.T29];[.CL97];1;[.CL97];[.AQ29];[.CL97];[.EF97];[.DI97]);&quot; &quot;)" office:value-type="string" office:string-value="insert into possui values(31,1,8416.731,2014);" calcext:value-type="string">
            <text:p>insert into possui values(31,1,8416.731,2014);</text:p>
          </table:table-cell>
          <table:table-cell table:style-name="ce85" table:formula="of:=IF(ISNUMBER([.AR97]);CONCATENATE([.BO97];[.U29];[.CM97];1;[.CM97];[.AR29];[.CM97];[.EG97];[.DJ97]);&quot; &quot;)" office:value-type="string" office:string-value="insert into possui values(31,1,8519.544,2015);" calcext:value-type="string">
            <text:p>insert into possui values(31,1,8519.544,2015);</text:p>
          </table:table-cell>
          <table:table-cell table:style-name="ce85" table:formula="of:=IF(ISNUMBER([.AS97]);CONCATENATE([.BP97];[.V29];[.CN97];1;[.CN97];[.AS29];[.CN97];[.EH97];[.DK97]);&quot; &quot;)" office:value-type="string" office:string-value="insert into possui values(31,1,9333.73,2016);" calcext:value-type="string">
            <text:p>insert into possui values(31,1,9333.73,2016);</text:p>
          </table:table-cell>
          <table:table-cell table:style-name="ce85" table:formula="of:=IF(ISNUMBER([.AT97]);CONCATENATE([.BQ97];[.W29];[.CO97];1;[.CO97];[.AT29];[.CO97];[.EI97];[.DL97]);&quot; &quot;)" office:value-type="string" office:string-value="insert into possui values(31,1,9132.64004100754,2017);" calcext:value-type="string">
            <text:p>insert into possui values(31,1,9132.64004100754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36" calcext:value-type="float">
            <text:p>36</text:p>
          </table:table-cell>
          <table:table-cell table:style-name="ce70" table:formula="of:=SUBSTITUTE([.X98];&quot;,&quot;;&quot;.&quot;)" office:value-type="string" office:string-value="..." calcext:value-type="string">
            <text:p>...</text:p>
          </table:table-cell>
          <table:table-cell table:style-name="ce70" table:formula="of:=SUBSTITUTE([.Y98];&quot;,&quot;;&quot;.&quot;)" office:value-type="string" office:string-value="..." calcext:value-type="string">
            <text:p>...</text:p>
          </table:table-cell>
          <table:table-cell table:style-name="ce70" table:formula="of:=SUBSTITUTE([.Z98];&quot;,&quot;;&quot;.&quot;)" office:value-type="string" office:string-value="..." calcext:value-type="string">
            <text:p>...</text:p>
          </table:table-cell>
          <table:table-cell table:style-name="ce70" table:formula="of:=SUBSTITUTE([.AA98];&quot;,&quot;;&quot;.&quot;)" office:value-type="string" office:string-value="..." calcext:value-type="string">
            <text:p>...</text:p>
          </table:table-cell>
          <table:table-cell table:style-name="ce70" table:formula="of:=SUBSTITUTE([.AB98];&quot;,&quot;;&quot;.&quot;)" office:value-type="string" office:string-value="..." calcext:value-type="string">
            <text:p>...</text:p>
          </table:table-cell>
          <table:table-cell table:style-name="ce70" table:formula="of:=SUBSTITUTE([.AC98];&quot;,&quot;;&quot;.&quot;)" office:value-type="string" office:string-value="..." calcext:value-type="string">
            <text:p>...</text:p>
          </table:table-cell>
          <table:table-cell table:style-name="ce70" table:formula="of:=SUBSTITUTE([.AD98];&quot;,&quot;;&quot;.&quot;)" office:value-type="string" office:string-value="..." calcext:value-type="string">
            <text:p>...</text:p>
          </table:table-cell>
          <table:table-cell table:style-name="ce70" table:formula="of:=SUBSTITUTE([.AE98];&quot;,&quot;;&quot;.&quot;)" office:value-type="string" office:string-value="..." calcext:value-type="string">
            <text:p>...</text:p>
          </table:table-cell>
          <table:table-cell table:style-name="ce70" table:formula="of:=SUBSTITUTE([.AF98];&quot;,&quot;;&quot;.&quot;)" office:value-type="string" office:string-value="..." calcext:value-type="string">
            <text:p>...</text:p>
          </table:table-cell>
          <table:table-cell table:style-name="ce70" table:formula="of:=SUBSTITUTE([.AG98];&quot;,&quot;;&quot;.&quot;)" office:value-type="string" office:string-value="..." calcext:value-type="string">
            <text:p>...</text:p>
          </table:table-cell>
          <table:table-cell table:style-name="ce70" table:formula="of:=SUBSTITUTE([.AH98];&quot;,&quot;;&quot;.&quot;)" office:value-type="string" office:string-value="..." calcext:value-type="string">
            <text:p>...</text:p>
          </table:table-cell>
          <table:table-cell table:style-name="ce70" table:formula="of:=SUBSTITUTE([.AI98];&quot;,&quot;;&quot;.&quot;)" office:value-type="string" office:string-value="..." calcext:value-type="string">
            <text:p>...</text:p>
          </table:table-cell>
          <table:table-cell table:style-name="ce70" table:formula="of:=SUBSTITUTE([.AJ98];&quot;,&quot;;&quot;.&quot;)" office:value-type="string" office:string-value="..." calcext:value-type="string">
            <text:p>...</text:p>
          </table:table-cell>
          <table:table-cell table:style-name="ce70" table:formula="of:=SUBSTITUTE([.AK98];&quot;,&quot;;&quot;.&quot;)" office:value-type="string" office:string-value="..." calcext:value-type="string">
            <text:p>...</text:p>
          </table:table-cell>
          <table:table-cell table:style-name="ce70" table:formula="of:=SUBSTITUTE([.AL98];&quot;,&quot;;&quot;.&quot;)" office:value-type="string" office:string-value="..." calcext:value-type="string">
            <text:p>...</text:p>
          </table:table-cell>
          <table:table-cell table:style-name="ce70" table:formula="of:=SUBSTITUTE([.AM98];&quot;,&quot;;&quot;.&quot;)" office:value-type="string" office:string-value="..." calcext:value-type="string">
            <text:p>...</text:p>
          </table:table-cell>
          <table:table-cell table:style-name="ce70" table:formula="of:=SUBSTITUTE([.AN98];&quot;,&quot;;&quot;.&quot;)" office:value-type="string" office:string-value="..." calcext:value-type="string">
            <text:p>...</text:p>
          </table:table-cell>
          <table:table-cell table:style-name="ce70" table:formula="of:=SUBSTITUTE([.AO98];&quot;,&quot;;&quot;.&quot;)" office:value-type="string" office:string-value="..." calcext:value-type="string">
            <text:p>...</text:p>
          </table:table-cell>
          <table:table-cell table:style-name="ce70" table:formula="of:=SUBSTITUTE([.AP98];&quot;,&quot;;&quot;.&quot;)" office:value-type="string" office:string-value="..." calcext:value-type="string">
            <text:p>...</text:p>
          </table:table-cell>
          <table:table-cell table:style-name="ce70" table:formula="of:=SUBSTITUTE([.AQ98];&quot;,&quot;;&quot;.&quot;)" office:value-type="string" office:string-value="5437.874" calcext:value-type="string">
            <text:p>5437.874</text:p>
          </table:table-cell>
          <table:table-cell table:style-name="ce70" table:formula="of:=SUBSTITUTE([.AR98];&quot;,&quot;;&quot;.&quot;)" office:value-type="string" office:string-value="7297.128" calcext:value-type="string">
            <text:p>7297.128</text:p>
          </table:table-cell>
          <table:table-cell table:style-name="ce70" table:formula="of:=SUBSTITUTE([.AS98];&quot;,&quot;;&quot;.&quot;)" office:value-type="string" office:string-value="7759.343" calcext:value-type="string">
            <text:p>7759.343</text:p>
          </table:table-cell>
          <table:table-cell table:style-name="ce70" table:formula="of:=SUBSTITUTE([.AT98];&quot;,&quot;;&quot;.&quot;)" office:value-type="string" office:string-value="7197.77732679554" calcext:value-type="string">
            <text:p>7197.77732679554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8]);CONCATENATE([.AU98];[.A30];[.BS98];1;[.BS98];[.X30];[.BS98];[.DM98];[.CP98]);&quot; &quot;)" office:value-type="string" office:string-value=" " calcext:value-type="string">
            <text:p><text:s/></text:p>
          </table:table-cell>
          <table:table-cell table:style-name="ce85" table:formula="of:=IF(ISNUMBER([.Y98]);CONCATENATE([.AV98];[.B30];[.BT98];1;[.BT98];[.Y30];[.BT98];[.DN98];[.CQ98]);&quot; &quot;)" office:value-type="string" office:string-value=" " calcext:value-type="string">
            <text:p><text:s/></text:p>
          </table:table-cell>
          <table:table-cell table:style-name="ce85" table:formula="of:=IF(ISNUMBER([.Z98]);CONCATENATE([.AW98];[.C30];[.BU98];1;[.BU98];[.Z30];[.BU98];[.DO98];[.CR98]);&quot; &quot;)" office:value-type="string" office:string-value=" " calcext:value-type="string">
            <text:p><text:s/></text:p>
          </table:table-cell>
          <table:table-cell table:style-name="ce85" table:formula="of:=IF(ISNUMBER([.AA98]);CONCATENATE([.AX98];[.D30];[.BV98];1;[.BV98];[.AA30];[.BV98];[.DP98];[.CS98]);&quot; &quot;)" office:value-type="string" office:string-value=" " calcext:value-type="string">
            <text:p><text:s/></text:p>
          </table:table-cell>
          <table:table-cell table:style-name="ce85" table:formula="of:=IF(ISNUMBER([.AB98]);CONCATENATE([.AY98];[.E30];[.BW98];1;[.BW98];[.AB30];[.BW98];[.DQ98];[.CT98]);&quot; &quot;)" office:value-type="string" office:string-value=" " calcext:value-type="string">
            <text:p><text:s/></text:p>
          </table:table-cell>
          <table:table-cell table:style-name="ce85" table:formula="of:=IF(ISNUMBER([.AC98]);CONCATENATE([.AZ98];[.F30];[.BX98];1;[.BX98];[.AC30];[.BX98];[.DR98];[.CU98]);&quot; &quot;)" office:value-type="string" office:string-value=" " calcext:value-type="string">
            <text:p><text:s/></text:p>
          </table:table-cell>
          <table:table-cell table:style-name="ce85" table:formula="of:=IF(ISNUMBER([.AD98]);CONCATENATE([.BA98];[.G30];[.BY98];1;[.BY98];[.AD30];[.BY98];[.DS98];[.CV98]);&quot; &quot;)" office:value-type="string" office:string-value=" " calcext:value-type="string">
            <text:p><text:s/></text:p>
          </table:table-cell>
          <table:table-cell table:style-name="ce85" table:formula="of:=IF(ISNUMBER([.AE98]);CONCATENATE([.BB98];[.H30];[.BZ98];1;[.BZ98];[.AE30];[.BZ98];[.DT98];[.CW98]);&quot; &quot;)" office:value-type="string" office:string-value=" " calcext:value-type="string">
            <text:p><text:s/></text:p>
          </table:table-cell>
          <table:table-cell table:style-name="ce85" table:formula="of:=IF(ISNUMBER([.AF98]);CONCATENATE([.BC98];[.I30];[.CA98];1;[.CA98];[.AF30];[.CA98];[.DU98];[.CX98]);&quot; &quot;)" office:value-type="string" office:string-value=" " calcext:value-type="string">
            <text:p><text:s/></text:p>
          </table:table-cell>
          <table:table-cell table:style-name="ce85" table:formula="of:=IF(ISNUMBER([.AG98]);CONCATENATE([.BD98];[.J30];[.CB98];1;[.CB98];[.AG30];[.CB98];[.DV98];[.CY98]);&quot; &quot;)" office:value-type="string" office:string-value=" " calcext:value-type="string">
            <text:p><text:s/></text:p>
          </table:table-cell>
          <table:table-cell table:style-name="ce85" table:formula="of:=IF(ISNUMBER([.AH98]);CONCATENATE([.BE98];[.K30];[.CC98];1;[.CC98];[.AH30];[.CC98];[.DW98];[.CZ98]);&quot; &quot;)" office:value-type="string" office:string-value=" " calcext:value-type="string">
            <text:p><text:s/></text:p>
          </table:table-cell>
          <table:table-cell table:style-name="ce85" table:formula="of:=IF(ISNUMBER([.AI98]);CONCATENATE([.BF98];[.L30];[.CD98];1;[.CD98];[.AI30];[.CD98];[.DX98];[.DA98]);&quot; &quot;)" office:value-type="string" office:string-value=" " calcext:value-type="string">
            <text:p><text:s/></text:p>
          </table:table-cell>
          <table:table-cell table:style-name="ce85" table:formula="of:=IF(ISNUMBER([.AJ98]);CONCATENATE([.BG98];[.M30];[.CE98];1;[.CE98];[.AJ30];[.CE98];[.DY98];[.DB98]);&quot; &quot;)" office:value-type="string" office:string-value=" " calcext:value-type="string">
            <text:p><text:s/></text:p>
          </table:table-cell>
          <table:table-cell table:style-name="ce85" table:formula="of:=IF(ISNUMBER([.AK98]);CONCATENATE([.BH98];[.N30];[.CF98];1;[.CF98];[.AK30];[.CF98];[.DZ98];[.DC98]);&quot; &quot;)" office:value-type="string" office:string-value=" " calcext:value-type="string">
            <text:p><text:s/></text:p>
          </table:table-cell>
          <table:table-cell table:style-name="ce85" table:formula="of:=IF(ISNUMBER([.AL98]);CONCATENATE([.BI98];[.O30];[.CG98];1;[.CG98];[.AL30];[.CG98];[.EA98];[.DD98]);&quot; &quot;)" office:value-type="string" office:string-value=" " calcext:value-type="string">
            <text:p><text:s/></text:p>
          </table:table-cell>
          <table:table-cell table:style-name="ce85" table:formula="of:=IF(ISNUMBER([.AM98]);CONCATENATE([.BJ98];[.P30];[.CH98];1;[.CH98];[.AM30];[.CH98];[.EB98];[.DE98]);&quot; &quot;)" office:value-type="string" office:string-value=" " calcext:value-type="string">
            <text:p><text:s/></text:p>
          </table:table-cell>
          <table:table-cell table:style-name="ce85" table:formula="of:=IF(ISNUMBER([.AN98]);CONCATENATE([.BK98];[.Q30];[.CI98];1;[.CI98];[.AN30];[.CI98];[.EC98];[.DF98]);&quot; &quot;)" office:value-type="string" office:string-value=" " calcext:value-type="string">
            <text:p><text:s/></text:p>
          </table:table-cell>
          <table:table-cell table:style-name="ce85" table:formula="of:=IF(ISNUMBER([.AO98]);CONCATENATE([.BL98];[.R30];[.CJ98];1;[.CJ98];[.AO30];[.CJ98];[.ED98];[.DG98]);&quot; &quot;)" office:value-type="string" office:string-value=" " calcext:value-type="string">
            <text:p><text:s/></text:p>
          </table:table-cell>
          <table:table-cell table:style-name="ce85" table:formula="of:=IF(ISNUMBER([.AP98]);CONCATENATE([.BM98];[.S30];[.CK98];1;[.CK98];[.AP30];[.CK98];[.EE98];[.DH98]);&quot; &quot;)" office:value-type="string" office:string-value=" " calcext:value-type="string">
            <text:p><text:s/></text:p>
          </table:table-cell>
          <table:table-cell table:style-name="ce85" table:formula="of:=IF(ISNUMBER([.AQ98]);CONCATENATE([.BN98];[.T30];[.CL98];1;[.CL98];[.AQ30];[.CL98];[.EF98];[.DI98]);&quot; &quot;)" office:value-type="string" office:string-value="insert into possui values(36,1,5437.874,2014);" calcext:value-type="string">
            <text:p>insert into possui values(36,1,5437.874,2014);</text:p>
          </table:table-cell>
          <table:table-cell table:style-name="ce85" table:formula="of:=IF(ISNUMBER([.AR98]);CONCATENATE([.BO98];[.U30];[.CM98];1;[.CM98];[.AR30];[.CM98];[.EG98];[.DJ98]);&quot; &quot;)" office:value-type="string" office:string-value="insert into possui values(36,1,7297.128,2015);" calcext:value-type="string">
            <text:p>insert into possui values(36,1,7297.128,2015);</text:p>
          </table:table-cell>
          <table:table-cell table:style-name="ce85" table:formula="of:=IF(ISNUMBER([.AS98]);CONCATENATE([.BP98];[.V30];[.CN98];1;[.CN98];[.AS30];[.CN98];[.EH98];[.DK98]);&quot; &quot;)" office:value-type="string" office:string-value="insert into possui values(36,1,7759.343,2016);" calcext:value-type="string">
            <text:p>insert into possui values(36,1,7759.343,2016);</text:p>
          </table:table-cell>
          <table:table-cell table:style-name="ce85" table:formula="of:=IF(ISNUMBER([.AT98]);CONCATENATE([.BQ98];[.W30];[.CO98];1;[.CO98];[.AT30];[.CO98];[.EI98];[.DL98]);&quot; &quot;)" office:value-type="string" office:string-value="insert into possui values(36,1,7197.77732679554,2017);" calcext:value-type="string">
            <text:p>insert into possui values(36,1,7197.77732679554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22" calcext:value-type="float">
            <text:p>22</text:p>
          </table:table-cell>
          <table:table-cell table:style-name="ce70" table:formula="of:=SUBSTITUTE([.X99];&quot;,&quot;;&quot;.&quot;)" office:value-type="string" office:string-value="7410" calcext:value-type="string">
            <text:p>7410</text:p>
          </table:table-cell>
          <table:table-cell table:style-name="ce70" table:formula="of:=SUBSTITUTE([.Y99];&quot;,&quot;;&quot;.&quot;)" office:value-type="string" office:string-value="7935.323" calcext:value-type="string">
            <text:p>7935.323</text:p>
          </table:table-cell>
          <table:table-cell table:style-name="ce70" table:formula="of:=SUBSTITUTE([.Z99];&quot;,&quot;;&quot;.&quot;)" office:value-type="string" office:string-value="6261.802" calcext:value-type="string">
            <text:p>6261.802</text:p>
          </table:table-cell>
          <table:table-cell table:style-name="ce70" table:formula="of:=SUBSTITUTE([.AA99];&quot;,&quot;;&quot;.&quot;)" office:value-type="string" office:string-value="7649.05" calcext:value-type="string">
            <text:p>7649.05</text:p>
          </table:table-cell>
          <table:table-cell table:style-name="ce70" table:formula="of:=SUBSTITUTE([.AB99];&quot;,&quot;;&quot;.&quot;)" office:value-type="string" office:string-value="8395.892" calcext:value-type="string">
            <text:p>8395.892</text:p>
          </table:table-cell>
          <table:table-cell table:style-name="ce70" table:formula="of:=SUBSTITUTE([.AC99];&quot;,&quot;;&quot;.&quot;)" office:value-type="string" office:string-value="8527.201" calcext:value-type="string">
            <text:p>8527.201</text:p>
          </table:table-cell>
          <table:table-cell table:style-name="ce70" table:formula="of:=SUBSTITUTE([.AD99];&quot;,&quot;;&quot;.&quot;)" office:value-type="string" office:string-value="8314.75" calcext:value-type="string">
            <text:p>8314.75</text:p>
          </table:table-cell>
          <table:table-cell table:style-name="ce70" table:formula="of:=SUBSTITUTE([.AE99];&quot;,&quot;;&quot;.&quot;)" office:value-type="string" office:string-value="8239" calcext:value-type="string">
            <text:p>8239</text:p>
          </table:table-cell>
          <table:table-cell table:style-name="ce70" table:formula="of:=SUBSTITUTE([.AF99];&quot;,&quot;;&quot;.&quot;)" office:value-type="string" office:string-value="8090.393" calcext:value-type="string">
            <text:p>8090.393</text:p>
          </table:table-cell>
          <table:table-cell table:style-name="ce70" table:formula="of:=SUBSTITUTE([.AG99];&quot;,&quot;;&quot;.&quot;)" office:value-type="string" office:string-value="8299.103" calcext:value-type="string">
            <text:p>8299.103</text:p>
          </table:table-cell>
          <table:table-cell table:style-name="ce70" table:formula="of:=SUBSTITUTE([.AH99];&quot;,&quot;;&quot;.&quot;)" office:value-type="string" office:string-value="8659.243" calcext:value-type="string">
            <text:p>8659.243</text:p>
          </table:table-cell>
          <table:table-cell table:style-name="ce70" table:formula="of:=SUBSTITUTE([.AI99];&quot;,&quot;;&quot;.&quot;)" office:value-type="string" office:string-value="8970.732" calcext:value-type="string">
            <text:p>8970.732</text:p>
          </table:table-cell>
          <table:table-cell table:style-name="ce70" table:formula="of:=SUBSTITUTE([.AJ99];&quot;,&quot;;&quot;.&quot;)" office:value-type="string" office:string-value="9457" calcext:value-type="string">
            <text:p>9457</text:p>
          </table:table-cell>
          <table:table-cell table:style-name="ce70" table:formula="of:=SUBSTITUTE([.AK99];&quot;,&quot;;&quot;.&quot;)" office:value-type="string" office:string-value="9541.052" calcext:value-type="string">
            <text:p>9541.052</text:p>
          </table:table-cell>
          <table:table-cell table:style-name="ce70" table:formula="of:=SUBSTITUTE([.AL99];&quot;,&quot;;&quot;.&quot;)" office:value-type="string" office:string-value="9196.667" calcext:value-type="string">
            <text:p>9196.667</text:p>
          </table:table-cell>
          <table:table-cell table:style-name="ce70" table:formula="of:=SUBSTITUTE([.AM99];&quot;,&quot;;&quot;.&quot;)" office:value-type="string" office:string-value="9882.416" calcext:value-type="string">
            <text:p>9882.416</text:p>
          </table:table-cell>
          <table:table-cell table:style-name="ce70" table:formula="of:=SUBSTITUTE([.AN99];&quot;,&quot;;&quot;.&quot;)" office:value-type="string" office:string-value="10817.862" calcext:value-type="string">
            <text:p>10817.862</text:p>
          </table:table-cell>
          <table:table-cell table:style-name="ce70" table:formula="of:=SUBSTITUTE([.AO99];&quot;,&quot;;&quot;.&quot;)" office:value-type="string" office:string-value="11324.749" calcext:value-type="string">
            <text:p>11324.749</text:p>
          </table:table-cell>
          <table:table-cell table:style-name="ce70" table:formula="of:=SUBSTITUTE([.AP99];&quot;,&quot;;&quot;.&quot;)" office:value-type="string" office:string-value="12153.47" calcext:value-type="string">
            <text:p>12153.47</text:p>
          </table:table-cell>
          <table:table-cell table:style-name="ce70" table:formula="of:=SUBSTITUTE([.AQ99];&quot;,&quot;;&quot;.&quot;)" office:value-type="string" office:string-value="13810.658" calcext:value-type="string">
            <text:p>13810.658</text:p>
          </table:table-cell>
          <table:table-cell table:style-name="ce70" table:formula="of:=SUBSTITUTE([.AR99];&quot;,&quot;;&quot;.&quot;)" office:value-type="string" office:string-value="13600.733" calcext:value-type="string">
            <text:p>13600.733</text:p>
          </table:table-cell>
          <table:table-cell table:style-name="ce70" table:formula="of:=SUBSTITUTE([.AS99];&quot;,&quot;;&quot;.&quot;)" office:value-type="string" office:string-value="15000.13" calcext:value-type="string">
            <text:p>15000.13</text:p>
          </table:table-cell>
          <table:table-cell table:style-name="ce70" table:formula="of:=SUBSTITUTE([.AT99];&quot;,&quot;;&quot;.&quot;)" office:value-type="string" office:string-value="13691.0951132286" calcext:value-type="string">
            <text:p>13691.0951132286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99]);CONCATENATE([.AU99];[.A31];[.BS99];1;[.BS99];[.X31];[.BS99];[.DM99];[.CP99]);&quot; &quot;)" office:value-type="string" office:string-value="insert into possui values(22,1,7410,1995);" calcext:value-type="string">
            <text:p>insert into possui values(22,1,7410,1995);</text:p>
          </table:table-cell>
          <table:table-cell table:style-name="ce85" table:formula="of:=IF(ISNUMBER([.Y99]);CONCATENATE([.AV99];[.B31];[.BT99];1;[.BT99];[.Y31];[.BT99];[.DN99];[.CQ99]);&quot; &quot;)" office:value-type="string" office:string-value="insert into possui values(22,1,7935.323,1996);" calcext:value-type="string">
            <text:p>insert into possui values(22,1,7935.323,1996);</text:p>
          </table:table-cell>
          <table:table-cell table:style-name="ce85" table:formula="of:=IF(ISNUMBER([.Z99]);CONCATENATE([.AW99];[.C31];[.BU99];1;[.BU99];[.Z31];[.BU99];[.DO99];[.CR99]);&quot; &quot;)" office:value-type="string" office:string-value="insert into possui values(22,1,6261.802,1997);" calcext:value-type="string">
            <text:p>insert into possui values(22,1,6261.802,1997);</text:p>
          </table:table-cell>
          <table:table-cell table:style-name="ce85" table:formula="of:=IF(ISNUMBER([.AA99]);CONCATENATE([.AX99];[.D31];[.BV99];1;[.BV99];[.AA31];[.BV99];[.DP99];[.CS99]);&quot; &quot;)" office:value-type="string" office:string-value="insert into possui values(22,1,7649.05,1998);" calcext:value-type="string">
            <text:p>insert into possui values(22,1,7649.05,1998);</text:p>
          </table:table-cell>
          <table:table-cell table:style-name="ce85" table:formula="of:=IF(ISNUMBER([.AB99]);CONCATENATE([.AY99];[.E31];[.BW99];1;[.BW99];[.AB31];[.BW99];[.DQ99];[.CT99]);&quot; &quot;)" office:value-type="string" office:string-value="insert into possui values(22,1,8395.892,1999);" calcext:value-type="string">
            <text:p>insert into possui values(22,1,8395.892,1999);</text:p>
          </table:table-cell>
          <table:table-cell table:style-name="ce85" table:formula="of:=IF(ISNUMBER([.AC99]);CONCATENATE([.AZ99];[.F31];[.BX99];1;[.BX99];[.AC31];[.BX99];[.DR99];[.CU99]);&quot; &quot;)" office:value-type="string" office:string-value="insert into possui values(22,1,8527.201,2000);" calcext:value-type="string">
            <text:p>insert into possui values(22,1,8527.201,2000);</text:p>
          </table:table-cell>
          <table:table-cell table:style-name="ce85" table:formula="of:=IF(ISNUMBER([.AD99]);CONCATENATE([.BA99];[.G31];[.BY99];1;[.BY99];[.AD31];[.BY99];[.DS99];[.CV99]);&quot; &quot;)" office:value-type="string" office:string-value="insert into possui values(22,1,8314.75,2001);" calcext:value-type="string">
            <text:p>insert into possui values(22,1,8314.75,2001);</text:p>
          </table:table-cell>
          <table:table-cell table:style-name="ce85" table:formula="of:=IF(ISNUMBER([.AE99]);CONCATENATE([.BB99];[.H31];[.BZ99];1;[.BZ99];[.AE31];[.BZ99];[.DT99];[.CW99]);&quot; &quot;)" office:value-type="string" office:string-value="insert into possui values(22,1,8239,2002);" calcext:value-type="string">
            <text:p>insert into possui values(22,1,8239,2002);</text:p>
          </table:table-cell>
          <table:table-cell table:style-name="ce85" table:formula="of:=IF(ISNUMBER([.AF99]);CONCATENATE([.BC99];[.I31];[.CA99];1;[.CA99];[.AF31];[.CA99];[.DU99];[.CX99]);&quot; &quot;)" office:value-type="string" office:string-value="insert into possui values(22,1,8090.393,2003);" calcext:value-type="string">
            <text:p>insert into possui values(22,1,8090.393,2003);</text:p>
          </table:table-cell>
          <table:table-cell table:style-name="ce85" table:formula="of:=IF(ISNUMBER([.AG99]);CONCATENATE([.BD99];[.J31];[.CB99];1;[.CB99];[.AG31];[.CB99];[.DV99];[.CY99]);&quot; &quot;)" office:value-type="string" office:string-value="insert into possui values(22,1,8299.103,2004);" calcext:value-type="string">
            <text:p>insert into possui values(22,1,8299.103,2004);</text:p>
          </table:table-cell>
          <table:table-cell table:style-name="ce85" table:formula="of:=IF(ISNUMBER([.AH99]);CONCATENATE([.BE99];[.K31];[.CC99];1;[.CC99];[.AH31];[.CC99];[.DW99];[.CZ99]);&quot; &quot;)" office:value-type="string" office:string-value="insert into possui values(22,1,8659.243,2005);" calcext:value-type="string">
            <text:p>insert into possui values(22,1,8659.243,2005);</text:p>
          </table:table-cell>
          <table:table-cell table:style-name="ce85" table:formula="of:=IF(ISNUMBER([.AI99]);CONCATENATE([.BF99];[.L31];[.CD99];1;[.CD99];[.AI31];[.CD99];[.DX99];[.DA99]);&quot; &quot;)" office:value-type="string" office:string-value="insert into possui values(22,1,8970.732,2006);" calcext:value-type="string">
            <text:p>insert into possui values(22,1,8970.732,2006);</text:p>
          </table:table-cell>
          <table:table-cell table:style-name="ce85" table:formula="of:=IF(ISNUMBER([.AJ99]);CONCATENATE([.BG99];[.M31];[.CE99];1;[.CE99];[.AJ31];[.CE99];[.DY99];[.DB99]);&quot; &quot;)" office:value-type="string" office:string-value="insert into possui values(22,1,9457,2007);" calcext:value-type="string">
            <text:p>insert into possui values(22,1,9457,2007);</text:p>
          </table:table-cell>
          <table:table-cell table:style-name="ce85" table:formula="of:=IF(ISNUMBER([.AK99]);CONCATENATE([.BH99];[.N31];[.CF99];1;[.CF99];[.AK31];[.CF99];[.DZ99];[.DC99]);&quot; &quot;)" office:value-type="string" office:string-value="insert into possui values(22,1,9541.052,2008);" calcext:value-type="string">
            <text:p>insert into possui values(22,1,9541.052,2008);</text:p>
          </table:table-cell>
          <table:table-cell table:style-name="ce85" table:formula="of:=IF(ISNUMBER([.AL99]);CONCATENATE([.BI99];[.O31];[.CG99];1;[.CG99];[.AL31];[.CG99];[.EA99];[.DD99]);&quot; &quot;)" office:value-type="string" office:string-value="insert into possui values(22,1,9196.667,2009);" calcext:value-type="string">
            <text:p>insert into possui values(22,1,9196.667,2009);</text:p>
          </table:table-cell>
          <table:table-cell table:style-name="ce85" table:formula="of:=IF(ISNUMBER([.AM99]);CONCATENATE([.BJ99];[.P31];[.CH99];1;[.CH99];[.AM31];[.CH99];[.EB99];[.DE99]);&quot; &quot;)" office:value-type="string" office:string-value="insert into possui values(22,1,9882.416,2010);" calcext:value-type="string">
            <text:p>insert into possui values(22,1,9882.416,2010);</text:p>
          </table:table-cell>
          <table:table-cell table:style-name="ce85" table:formula="of:=IF(ISNUMBER([.AN99]);CONCATENATE([.BK99];[.Q31];[.CI99];1;[.CI99];[.AN31];[.CI99];[.EC99];[.DF99]);&quot; &quot;)" office:value-type="string" office:string-value="insert into possui values(22,1,10817.862,2011);" calcext:value-type="string">
            <text:p>insert into possui values(22,1,10817.862,2011);</text:p>
          </table:table-cell>
          <table:table-cell table:style-name="ce85" table:formula="of:=IF(ISNUMBER([.AO99]);CONCATENATE([.BL99];[.R31];[.CJ99];1;[.CJ99];[.AO31];[.CJ99];[.ED99];[.DG99]);&quot; &quot;)" office:value-type="string" office:string-value="insert into possui values(22,1,11324.749,2012);" calcext:value-type="string">
            <text:p>insert into possui values(22,1,11324.749,2012);</text:p>
          </table:table-cell>
          <table:table-cell table:style-name="ce85" table:formula="of:=IF(ISNUMBER([.AP99]);CONCATENATE([.BM99];[.S31];[.CK99];1;[.CK99];[.AP31];[.CK99];[.EE99];[.DH99]);&quot; &quot;)" office:value-type="string" office:string-value="insert into possui values(22,1,12153.47,2013);" calcext:value-type="string">
            <text:p>insert into possui values(22,1,12153.47,2013);</text:p>
          </table:table-cell>
          <table:table-cell table:style-name="ce85" table:formula="of:=IF(ISNUMBER([.AQ99]);CONCATENATE([.BN99];[.T31];[.CL99];1;[.CL99];[.AQ31];[.CL99];[.EF99];[.DI99]);&quot; &quot;)" office:value-type="string" office:string-value="insert into possui values(22,1,13810.658,2014);" calcext:value-type="string">
            <text:p>insert into possui values(22,1,13810.658,2014);</text:p>
          </table:table-cell>
          <table:table-cell table:style-name="ce85" table:formula="of:=IF(ISNUMBER([.AR99]);CONCATENATE([.BO99];[.U31];[.CM99];1;[.CM99];[.AR31];[.CM99];[.EG99];[.DJ99]);&quot; &quot;)" office:value-type="string" office:string-value="insert into possui values(22,1,13600.733,2015);" calcext:value-type="string">
            <text:p>insert into possui values(22,1,13600.733,2015);</text:p>
          </table:table-cell>
          <table:table-cell table:style-name="ce85" table:formula="of:=IF(ISNUMBER([.AS99]);CONCATENATE([.BP99];[.V31];[.CN99];1;[.CN99];[.AS31];[.CN99];[.EH99];[.DK99]);&quot; &quot;)" office:value-type="string" office:string-value="insert into possui values(22,1,15000.13,2016);" calcext:value-type="string">
            <text:p>insert into possui values(22,1,15000.13,2016);</text:p>
          </table:table-cell>
          <table:table-cell table:style-name="ce85" table:formula="of:=IF(ISNUMBER([.AT99]);CONCATENATE([.BQ99];[.W31];[.CO99];1;[.CO99];[.AT31];[.CO99];[.EI99];[.DL99]);&quot; &quot;)" office:value-type="string" office:string-value="insert into possui values(22,1,13691.0951132286,2017);" calcext:value-type="string">
            <text:p>insert into possui values(22,1,13691.0951132286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style-name="ce1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40"/>
          <table:table-cell table:style-name="ce42"/>
          <table:table-cell table:style-name="ce44"/>
          <table:table-cell table:style-name="ce46"/>
          <table:table-cell table:style-name="ce48"/>
          <table:table-cell table:style-name="ce50"/>
          <table:table-cell table:style-name="ce52"/>
          <table:table-cell table:style-name="ce54"/>
          <table:table-cell table:style-name="ce56"/>
          <table:table-cell table:style-name="ce58"/>
          <table:table-cell table:style-name="ce60"/>
          <table:table-cell table:style-name="ce62"/>
          <table:table-cell table:style-name="ce64"/>
          <table:table-cell table:style-name="ce70" table:formula="of:=SUBSTITUTE([.X100];&quot;,&quot;;&quot;.&quot;)">
            <text:p/>
          </table:table-cell>
          <table:table-cell table:style-name="ce70" table:formula="of:=SUBSTITUTE([.Y100];&quot;,&quot;;&quot;.&quot;)">
            <text:p/>
          </table:table-cell>
          <table:table-cell table:style-name="ce70" table:formula="of:=SUBSTITUTE([.Z100];&quot;,&quot;;&quot;.&quot;)">
            <text:p/>
          </table:table-cell>
          <table:table-cell table:style-name="ce70" table:formula="of:=SUBSTITUTE([.AA100];&quot;,&quot;;&quot;.&quot;)">
            <text:p/>
          </table:table-cell>
          <table:table-cell table:style-name="ce70" table:formula="of:=SUBSTITUTE([.AB100];&quot;,&quot;;&quot;.&quot;)">
            <text:p/>
          </table:table-cell>
          <table:table-cell table:style-name="ce70" table:formula="of:=SUBSTITUTE([.AC100];&quot;,&quot;;&quot;.&quot;)">
            <text:p/>
          </table:table-cell>
          <table:table-cell table:style-name="ce70" table:formula="of:=SUBSTITUTE([.AD100];&quot;,&quot;;&quot;.&quot;)">
            <text:p/>
          </table:table-cell>
          <table:table-cell table:style-name="ce70" table:formula="of:=SUBSTITUTE([.AE100];&quot;,&quot;;&quot;.&quot;)">
            <text:p/>
          </table:table-cell>
          <table:table-cell table:style-name="ce70" table:formula="of:=SUBSTITUTE([.AF100];&quot;,&quot;;&quot;.&quot;)">
            <text:p/>
          </table:table-cell>
          <table:table-cell table:style-name="ce70" table:formula="of:=SUBSTITUTE([.AG100];&quot;,&quot;;&quot;.&quot;)">
            <text:p/>
          </table:table-cell>
          <table:table-cell table:style-name="ce70" table:formula="of:=SUBSTITUTE([.AH100];&quot;,&quot;;&quot;.&quot;)">
            <text:p/>
          </table:table-cell>
          <table:table-cell table:style-name="ce70" table:formula="of:=SUBSTITUTE([.AI100];&quot;,&quot;;&quot;.&quot;)">
            <text:p/>
          </table:table-cell>
          <table:table-cell table:style-name="ce70" table:formula="of:=SUBSTITUTE([.AJ100];&quot;,&quot;;&quot;.&quot;)">
            <text:p/>
          </table:table-cell>
          <table:table-cell table:style-name="ce70" table:formula="of:=SUBSTITUTE([.AK100];&quot;,&quot;;&quot;.&quot;)">
            <text:p/>
          </table:table-cell>
          <table:table-cell table:style-name="ce70" table:formula="of:=SUBSTITUTE([.AL100];&quot;,&quot;;&quot;.&quot;)">
            <text:p/>
          </table:table-cell>
          <table:table-cell table:style-name="ce70" table:formula="of:=SUBSTITUTE([.AM100];&quot;,&quot;;&quot;.&quot;)">
            <text:p/>
          </table:table-cell>
          <table:table-cell table:style-name="ce70" table:formula="of:=SUBSTITUTE([.AN100];&quot;,&quot;;&quot;.&quot;)">
            <text:p/>
          </table:table-cell>
          <table:table-cell table:style-name="ce70" table:formula="of:=SUBSTITUTE([.AO100];&quot;,&quot;;&quot;.&quot;)">
            <text:p/>
          </table:table-cell>
          <table:table-cell table:style-name="ce70" table:formula="of:=SUBSTITUTE([.AP100];&quot;,&quot;;&quot;.&quot;)">
            <text:p/>
          </table:table-cell>
          <table:table-cell table:style-name="ce70" table:formula="of:=SUBSTITUTE([.AQ100];&quot;,&quot;;&quot;.&quot;)">
            <text:p/>
          </table:table-cell>
          <table:table-cell table:style-name="ce70" table:formula="of:=SUBSTITUTE([.AR100];&quot;,&quot;;&quot;.&quot;)">
            <text:p/>
          </table:table-cell>
          <table:table-cell table:style-name="ce70" table:formula="of:=SUBSTITUTE([.AS100];&quot;,&quot;;&quot;.&quot;)">
            <text:p/>
          </table:table-cell>
          <table:table-cell table:style-name="ce70" table:formula="of:=SUBSTITUTE([.AT100];&quot;,&quot;;&quot;.&quot;)">
            <text:p/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0]);CONCATENATE([.AU100];[.A32];[.BS100];1;[.BS100];[.X32];[.BS100];[.DM100];[.CP100]);&quot; &quot;)" office:value-type="string" office:string-value=" " calcext:value-type="string">
            <text:p><text:s/></text:p>
          </table:table-cell>
          <table:table-cell table:style-name="ce18" table:number-columns-repeated="35"/>
          <table:table-cell table:number-columns-repeated="938"/>
        </table:table-row>
        <table:table-row table:style-name="ro8">
          <table:table-cell table:number-columns-repeated="23" table:style-name="ce8" office:value-type="string" calcext:value-type="string">
            <text:p>Estações da Linha 2</text:p>
          </table:table-cell>
          <table:table-cell table:style-name="ce70" table:formula="of:=SUBSTITUTE([.X101];&quot;,&quot;;&quot;.&quot;)" office:value-type="string" office:string-value="9120" calcext:value-type="string">
            <text:p>9120</text:p>
          </table:table-cell>
          <table:table-cell table:style-name="ce70" table:formula="of:=SUBSTITUTE([.Y101];&quot;,&quot;;&quot;.&quot;)" office:value-type="string" office:string-value="12323.851" calcext:value-type="string">
            <text:p>12323.851</text:p>
          </table:table-cell>
          <table:table-cell table:style-name="ce70" table:formula="of:=SUBSTITUTE([.Z101];&quot;,&quot;;&quot;.&quot;)" office:value-type="string" office:string-value="11169.693" calcext:value-type="string">
            <text:p>11169.693</text:p>
          </table:table-cell>
          <table:table-cell table:style-name="ce70" table:formula="of:=SUBSTITUTE([.AA101];&quot;,&quot;;&quot;.&quot;)" office:value-type="string" office:string-value="15123.0038945418" calcext:value-type="string">
            <text:p>15123.0038945418</text:p>
          </table:table-cell>
          <table:table-cell table:style-name="ce70" table:formula="of:=SUBSTITUTE([.AB101];&quot;,&quot;;&quot;.&quot;)" office:value-type="string" office:string-value="25991.501" calcext:value-type="string">
            <text:p>25991.501</text:p>
          </table:table-cell>
          <table:table-cell table:style-name="ce70" table:formula="of:=SUBSTITUTE([.AC101];&quot;,&quot;;&quot;.&quot;)" office:value-type="string" office:string-value="29151.6502275" calcext:value-type="string">
            <text:p>29151.6502275</text:p>
          </table:table-cell>
          <table:table-cell table:style-name="ce70" table:formula="of:=SUBSTITUTE([.AD101];&quot;,&quot;;&quot;.&quot;)" office:value-type="string" office:string-value="29080.237" calcext:value-type="string">
            <text:p>29080.237</text:p>
          </table:table-cell>
          <table:table-cell table:style-name="ce70" table:formula="of:=SUBSTITUTE([.AE101];&quot;,&quot;;&quot;.&quot;)" office:value-type="string" office:string-value="29304" calcext:value-type="string">
            <text:p>29304</text:p>
          </table:table-cell>
          <table:table-cell table:style-name="ce70" table:formula="of:=SUBSTITUTE([.AF101];&quot;,&quot;;&quot;.&quot;)" office:value-type="string" office:string-value="29158.715092" calcext:value-type="string">
            <text:p>29158.715092</text:p>
          </table:table-cell>
          <table:table-cell table:style-name="ce70" table:formula="of:=SUBSTITUTE([.AG101];&quot;,&quot;;&quot;.&quot;)" office:value-type="string" office:string-value="31373.372" calcext:value-type="string">
            <text:p>31373.372</text:p>
          </table:table-cell>
          <table:table-cell table:style-name="ce70" table:formula="of:=SUBSTITUTE([.AH101];&quot;,&quot;;&quot;.&quot;)" office:value-type="string" office:string-value="34077.551" calcext:value-type="string">
            <text:p>34077.551</text:p>
          </table:table-cell>
          <table:table-cell table:style-name="ce70" table:formula="of:=SUBSTITUTE([.AI101];&quot;,&quot;;&quot;.&quot;)" office:value-type="string" office:string-value="35795.767" calcext:value-type="string">
            <text:p>35795.767</text:p>
          </table:table-cell>
          <table:table-cell table:style-name="ce70" table:formula="of:=SUBSTITUTE([.AJ101];&quot;,&quot;;&quot;.&quot;)" office:value-type="string" office:string-value="39696" calcext:value-type="string">
            <text:p>39696</text:p>
          </table:table-cell>
          <table:table-cell table:style-name="ce70" table:formula="of:=SUBSTITUTE([.AK101];&quot;,&quot;;&quot;.&quot;)" office:value-type="string" office:string-value="38914.0678869612" calcext:value-type="string">
            <text:p>38914.0678869612</text:p>
          </table:table-cell>
          <table:table-cell table:style-name="ce70" table:formula="of:=SUBSTITUTE([.AL101];&quot;,&quot;;&quot;.&quot;)" office:value-type="string" office:string-value="39524.826" calcext:value-type="string">
            <text:p>39524.826</text:p>
          </table:table-cell>
          <table:table-cell table:style-name="ce70" table:formula="of:=SUBSTITUTE([.AM101];&quot;,&quot;;&quot;.&quot;)" office:value-type="string" office:string-value="41610.16725" calcext:value-type="string">
            <text:p>41610.16725</text:p>
          </table:table-cell>
          <table:table-cell table:style-name="ce70" table:formula="of:=SUBSTITUTE([.AN101];&quot;,&quot;;&quot;.&quot;)" office:value-type="string" office:string-value="48083.006" calcext:value-type="string">
            <text:p>48083.006</text:p>
          </table:table-cell>
          <table:table-cell table:style-name="ce70" table:formula="of:=SUBSTITUTE([.AO101];&quot;,&quot;;&quot;.&quot;)" office:value-type="string" office:string-value="51143.376" calcext:value-type="string">
            <text:p>51143.376</text:p>
          </table:table-cell>
          <table:table-cell table:style-name="ce70" table:formula="of:=SUBSTITUTE([.AP101];&quot;,&quot;;&quot;.&quot;)" office:value-type="string" office:string-value="56663.982" calcext:value-type="string">
            <text:p>56663.982</text:p>
          </table:table-cell>
          <table:table-cell table:style-name="ce70" table:formula="of:=SUBSTITUTE([.AQ101];&quot;,&quot;;&quot;.&quot;)" office:value-type="string" office:string-value="65126.869" calcext:value-type="string">
            <text:p>65126.869</text:p>
          </table:table-cell>
          <table:table-cell table:style-name="ce70" table:formula="of:=SUBSTITUTE([.AR101];&quot;,&quot;;&quot;.&quot;)" office:value-type="string" office:string-value="65223.391" calcext:value-type="string">
            <text:p>65223.391</text:p>
          </table:table-cell>
          <table:table-cell table:style-name="ce70" table:formula="of:=SUBSTITUTE([.AS101];&quot;,&quot;;&quot;.&quot;)" office:value-type="string" office:string-value="66373.415" calcext:value-type="string">
            <text:p>66373.415</text:p>
          </table:table-cell>
          <table:table-cell table:style-name="ce70" table:formula="of:=SUBSTITUTE([.AT101];&quot;,&quot;;&quot;.&quot;)" office:value-type="string" office:string-value="59256.2230643426" calcext:value-type="string">
            <text:p>59256.2230643426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1]);CONCATENATE([.AU101];[.A33];[.BS101];1;[.BS101];[.X33];[.BS101];[.DM101];[.CP101]);&quot; &quot;)" office:value-type="string" office:string-value="insert into possui values(Estações da Linha 2,1,9120,1995);" calcext:value-type="string">
            <text:p>insert into possui values(Estações da Linha 2,1,9120,1995);</text:p>
          </table:table-cell>
          <table:table-cell table:style-name="ce18" table:number-columns-repeated="35"/>
          <table:table-cell table:number-columns-repeated="938"/>
        </table:table-row>
        <table:table-row table:style-name="ro8">
          <table:table-cell table:style-name="ce9" table:number-columns-repeated="23"/>
          <table:table-cell table:style-name="ce70" table:formula="of:=SUBSTITUTE([.X102];&quot;,&quot;;&quot;.&quot;)">
            <text:p/>
          </table:table-cell>
          <table:table-cell table:style-name="ce70" table:formula="of:=SUBSTITUTE([.Y102];&quot;,&quot;;&quot;.&quot;)">
            <text:p/>
          </table:table-cell>
          <table:table-cell table:style-name="ce70" table:formula="of:=SUBSTITUTE([.Z102];&quot;,&quot;;&quot;.&quot;)">
            <text:p/>
          </table:table-cell>
          <table:table-cell table:style-name="ce70" table:formula="of:=SUBSTITUTE([.AA102];&quot;,&quot;;&quot;.&quot;)">
            <text:p/>
          </table:table-cell>
          <table:table-cell table:style-name="ce70" table:formula="of:=SUBSTITUTE([.AB102];&quot;,&quot;;&quot;.&quot;)">
            <text:p/>
          </table:table-cell>
          <table:table-cell table:style-name="ce70" table:formula="of:=SUBSTITUTE([.AC102];&quot;,&quot;;&quot;.&quot;)">
            <text:p/>
          </table:table-cell>
          <table:table-cell table:style-name="ce70" table:formula="of:=SUBSTITUTE([.AD102];&quot;,&quot;;&quot;.&quot;)">
            <text:p/>
          </table:table-cell>
          <table:table-cell table:style-name="ce70" table:formula="of:=SUBSTITUTE([.AE102];&quot;,&quot;;&quot;.&quot;)">
            <text:p/>
          </table:table-cell>
          <table:table-cell table:style-name="ce70" table:formula="of:=SUBSTITUTE([.AF102];&quot;,&quot;;&quot;.&quot;)">
            <text:p/>
          </table:table-cell>
          <table:table-cell table:style-name="ce70" table:formula="of:=SUBSTITUTE([.AG102];&quot;,&quot;;&quot;.&quot;)">
            <text:p/>
          </table:table-cell>
          <table:table-cell table:style-name="ce70" table:formula="of:=SUBSTITUTE([.AH102];&quot;,&quot;;&quot;.&quot;)">
            <text:p/>
          </table:table-cell>
          <table:table-cell table:style-name="ce70" table:formula="of:=SUBSTITUTE([.AI102];&quot;,&quot;;&quot;.&quot;)">
            <text:p/>
          </table:table-cell>
          <table:table-cell table:style-name="ce70" table:formula="of:=SUBSTITUTE([.AJ102];&quot;,&quot;;&quot;.&quot;)">
            <text:p/>
          </table:table-cell>
          <table:table-cell table:style-name="ce70" table:formula="of:=SUBSTITUTE([.AK102];&quot;,&quot;;&quot;.&quot;)">
            <text:p/>
          </table:table-cell>
          <table:table-cell table:style-name="ce70" table:formula="of:=SUBSTITUTE([.AL102];&quot;,&quot;;&quot;.&quot;)">
            <text:p/>
          </table:table-cell>
          <table:table-cell table:style-name="ce70" table:formula="of:=SUBSTITUTE([.AM102];&quot;,&quot;;&quot;.&quot;)">
            <text:p/>
          </table:table-cell>
          <table:table-cell table:style-name="ce70" table:formula="of:=SUBSTITUTE([.AN102];&quot;,&quot;;&quot;.&quot;)">
            <text:p/>
          </table:table-cell>
          <table:table-cell table:style-name="ce70" table:formula="of:=SUBSTITUTE([.AO102];&quot;,&quot;;&quot;.&quot;)">
            <text:p/>
          </table:table-cell>
          <table:table-cell table:style-name="ce70" table:formula="of:=SUBSTITUTE([.AP102];&quot;,&quot;;&quot;.&quot;)">
            <text:p/>
          </table:table-cell>
          <table:table-cell table:style-name="ce70" table:formula="of:=SUBSTITUTE([.AQ102];&quot;,&quot;;&quot;.&quot;)">
            <text:p/>
          </table:table-cell>
          <table:table-cell table:style-name="ce70" table:formula="of:=SUBSTITUTE([.AR102];&quot;,&quot;;&quot;.&quot;)">
            <text:p/>
          </table:table-cell>
          <table:table-cell table:style-name="ce70" table:formula="of:=SUBSTITUTE([.AS102];&quot;,&quot;;&quot;.&quot;)">
            <text:p/>
          </table:table-cell>
          <table:table-cell table:style-name="ce70" table:formula="of:=SUBSTITUTE([.AT102];&quot;,&quot;;&quot;.&quot;)">
            <text:p/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2]);CONCATENATE([.AU102];[.A34];[.BS102];1;[.BS102];[.X34];[.BS102];[.DM102];[.CP102]);&quot; &quot;)" office:value-type="string" office:string-value=" " calcext:value-type="string">
            <text:p><text:s/></text:p>
          </table:table-cell>
          <table:table-cell table:style-name="ce18" table:number-columns-repeated="35"/>
          <table:table-cell table:number-columns-repeated="938"/>
        </table:table-row>
        <table:table-row table:style-name="ro8">
          <table:table-cell table:number-columns-repeated="23" table:style-name="ce9" office:value-type="float" office:value="3" calcext:value-type="float">
            <text:p>3</text:p>
          </table:table-cell>
          <table:table-cell table:style-name="ce70" table:formula="of:=SUBSTITUTE([.X103];&quot;,&quot;;&quot;.&quot;)" office:value-type="string" office:string-value="..." calcext:value-type="string">
            <text:p>...</text:p>
          </table:table-cell>
          <table:table-cell table:style-name="ce70" table:formula="of:=SUBSTITUTE([.Y103];&quot;,&quot;;&quot;.&quot;)" office:value-type="string" office:string-value="..." calcext:value-type="string">
            <text:p>...</text:p>
          </table:table-cell>
          <table:table-cell table:style-name="ce70" table:formula="of:=SUBSTITUTE([.Z103];&quot;,&quot;;&quot;.&quot;)" office:value-type="string" office:string-value="..." calcext:value-type="string">
            <text:p>...</text:p>
          </table:table-cell>
          <table:table-cell table:style-name="ce70" table:formula="of:=SUBSTITUTE([.AA103];&quot;,&quot;;&quot;.&quot;)" office:value-type="string" office:string-value="135.133" calcext:value-type="string">
            <text:p>135.133</text:p>
          </table:table-cell>
          <table:table-cell table:style-name="ce70" table:formula="of:=SUBSTITUTE([.AB103];&quot;,&quot;;&quot;.&quot;)" office:value-type="string" office:string-value="699.877" calcext:value-type="string">
            <text:p>699.877</text:p>
          </table:table-cell>
          <table:table-cell table:style-name="ce70" table:formula="of:=SUBSTITUTE([.AC103];&quot;,&quot;;&quot;.&quot;)" office:value-type="string" office:string-value="842.006" calcext:value-type="string">
            <text:p>842.006</text:p>
          </table:table-cell>
          <table:table-cell table:style-name="ce70" table:formula="of:=SUBSTITUTE([.AD103];&quot;,&quot;;&quot;.&quot;)" office:value-type="string" office:string-value="885.817" calcext:value-type="string">
            <text:p>885.817</text:p>
          </table:table-cell>
          <table:table-cell table:style-name="ce70" table:formula="of:=SUBSTITUTE([.AE103];&quot;,&quot;;&quot;.&quot;)" office:value-type="string" office:string-value="916" calcext:value-type="string">
            <text:p>916</text:p>
          </table:table-cell>
          <table:table-cell table:style-name="ce70" table:formula="of:=SUBSTITUTE([.AF103];&quot;,&quot;;&quot;.&quot;)" office:value-type="string" office:string-value="929.961" calcext:value-type="string">
            <text:p>929.961</text:p>
          </table:table-cell>
          <table:table-cell table:style-name="ce70" table:formula="of:=SUBSTITUTE([.AG103];&quot;,&quot;;&quot;.&quot;)" office:value-type="string" office:string-value="1005.327" calcext:value-type="string">
            <text:p>1005.327</text:p>
          </table:table-cell>
          <table:table-cell table:style-name="ce70" table:formula="of:=SUBSTITUTE([.AH103];&quot;,&quot;;&quot;.&quot;)" office:value-type="string" office:string-value="1029.949" calcext:value-type="string">
            <text:p>1029.949</text:p>
          </table:table-cell>
          <table:table-cell table:style-name="ce70" table:formula="of:=SUBSTITUTE([.AI103];&quot;,&quot;;&quot;.&quot;)" office:value-type="string" office:string-value="1093.17" calcext:value-type="string">
            <text:p>1093.17</text:p>
          </table:table-cell>
          <table:table-cell table:style-name="ce70" table:formula="of:=SUBSTITUTE([.AJ103];&quot;,&quot;;&quot;.&quot;)" office:value-type="string" office:string-value="1167" calcext:value-type="string">
            <text:p>1167</text:p>
          </table:table-cell>
          <table:table-cell table:style-name="ce70" table:formula="of:=SUBSTITUTE([.AK103];&quot;,&quot;;&quot;.&quot;)" office:value-type="string" office:string-value="1216.608" calcext:value-type="string">
            <text:p>1216.608</text:p>
          </table:table-cell>
          <table:table-cell table:style-name="ce70" table:formula="of:=SUBSTITUTE([.AL103];&quot;,&quot;;&quot;.&quot;)" office:value-type="string" office:string-value="1271.434" calcext:value-type="string">
            <text:p>1271.434</text:p>
          </table:table-cell>
          <table:table-cell table:style-name="ce70" table:formula="of:=SUBSTITUTE([.AM103];&quot;,&quot;;&quot;.&quot;)" office:value-type="string" office:string-value="1365.196" calcext:value-type="string">
            <text:p>1365.196</text:p>
          </table:table-cell>
          <table:table-cell table:style-name="ce70" table:formula="of:=SUBSTITUTE([.AN103];&quot;,&quot;;&quot;.&quot;)" office:value-type="string" office:string-value="1468.498" calcext:value-type="string">
            <text:p>1468.498</text:p>
          </table:table-cell>
          <table:table-cell table:style-name="ce70" table:formula="of:=SUBSTITUTE([.AO103];&quot;,&quot;;&quot;.&quot;)" office:value-type="string" office:string-value="1572.486" calcext:value-type="string">
            <text:p>1572.486</text:p>
          </table:table-cell>
          <table:table-cell table:style-name="ce70" table:formula="of:=SUBSTITUTE([.AP103];&quot;,&quot;;&quot;.&quot;)" office:value-type="string" office:string-value="1574.77" calcext:value-type="string">
            <text:p>1574.77</text:p>
          </table:table-cell>
          <table:table-cell table:style-name="ce70" table:formula="of:=SUBSTITUTE([.AQ103];&quot;,&quot;;&quot;.&quot;)" office:value-type="string" office:string-value="1770.329" calcext:value-type="string">
            <text:p>1770.329</text:p>
          </table:table-cell>
          <table:table-cell table:style-name="ce70" table:formula="of:=SUBSTITUTE([.AR103];&quot;,&quot;;&quot;.&quot;)" office:value-type="string" office:string-value="2030.851" calcext:value-type="string">
            <text:p>2030.851</text:p>
          </table:table-cell>
          <table:table-cell table:style-name="ce70" table:formula="of:=SUBSTITUTE([.AS103];&quot;,&quot;;&quot;.&quot;)" office:value-type="string" office:string-value="1760.699" calcext:value-type="string">
            <text:p>1760.699</text:p>
          </table:table-cell>
          <table:table-cell table:style-name="ce70" table:formula="of:=SUBSTITUTE([.AT103];&quot;,&quot;;&quot;.&quot;)" office:value-type="string" office:string-value="1661.22865201069" calcext:value-type="string">
            <text:p>1661.22865201069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3]);CONCATENATE([.AU103];[.A35];[.BS103];2;[.BS103];[.X35];[.BS103];[.DM103];[.CP103]);&quot; &quot;)" office:value-type="string" office:string-value=" " calcext:value-type="string">
            <text:p><text:s/></text:p>
          </table:table-cell>
          <table:table-cell table:style-name="ce85" table:formula="of:=IF(ISNUMBER([.Y103]);CONCATENATE([.AV103];[.B35];[.BT103];2;[.BT103];[.Y35];[.BT103];[.DN103];[.CQ103]);&quot; &quot;)" office:value-type="string" office:string-value=" " calcext:value-type="string">
            <text:p><text:s/></text:p>
          </table:table-cell>
          <table:table-cell table:style-name="ce85" table:formula="of:=IF(ISNUMBER([.Z103]);CONCATENATE([.AW103];[.C35];[.BU103];2;[.BU103];[.Z35];[.BU103];[.DO103];[.CR103]);&quot; &quot;)" office:value-type="string" office:string-value=" " calcext:value-type="string">
            <text:p><text:s/></text:p>
          </table:table-cell>
          <table:table-cell table:style-name="ce85" table:formula="of:=IF(ISNUMBER([.AA103]);CONCATENATE([.AX103];[.D35];[.BV103];2;[.BV103];[.AA35];[.BV103];[.DP103];[.CS103]);&quot; &quot;)" office:value-type="string" office:string-value="insert into possui values(3,2,135.133,1998);" calcext:value-type="string">
            <text:p>insert into possui values(3,2,135.133,1998);</text:p>
          </table:table-cell>
          <table:table-cell table:style-name="ce85" table:formula="of:=IF(ISNUMBER([.AB103]);CONCATENATE([.AY103];[.E35];[.BW103];2;[.BW103];[.AB35];[.BW103];[.DQ103];[.CT103]);&quot; &quot;)" office:value-type="string" office:string-value="insert into possui values(3,2,699.877,1999);" calcext:value-type="string">
            <text:p>insert into possui values(3,2,699.877,1999);</text:p>
          </table:table-cell>
          <table:table-cell table:style-name="ce85" table:formula="of:=IF(ISNUMBER([.AC103]);CONCATENATE([.AZ103];[.F35];[.BX103];2;[.BX103];[.AC35];[.BX103];[.DR103];[.CU103]);&quot; &quot;)" office:value-type="string" office:string-value="insert into possui values(3,2,842.006,2000);" calcext:value-type="string">
            <text:p>insert into possui values(3,2,842.006,2000);</text:p>
          </table:table-cell>
          <table:table-cell table:style-name="ce85" table:formula="of:=IF(ISNUMBER([.AD103]);CONCATENATE([.BA103];[.G35];[.BY103];2;[.BY103];[.AD35];[.BY103];[.DS103];[.CV103]);&quot; &quot;)" office:value-type="string" office:string-value="insert into possui values(3,2,885.817,2001);" calcext:value-type="string">
            <text:p>insert into possui values(3,2,885.817,2001);</text:p>
          </table:table-cell>
          <table:table-cell table:style-name="ce85" table:formula="of:=IF(ISNUMBER([.AE103]);CONCATENATE([.BB103];[.H35];[.BZ103];2;[.BZ103];[.AE35];[.BZ103];[.DT103];[.CW103]);&quot; &quot;)" office:value-type="string" office:string-value="insert into possui values(3,2,916,2002);" calcext:value-type="string">
            <text:p>insert into possui values(3,2,916,2002);</text:p>
          </table:table-cell>
          <table:table-cell table:style-name="ce85" table:formula="of:=IF(ISNUMBER([.AF103]);CONCATENATE([.BC103];[.I35];[.CA103];2;[.CA103];[.AF35];[.CA103];[.DU103];[.CX103]);&quot; &quot;)" office:value-type="string" office:string-value="insert into possui values(3,2,929.961,2003);" calcext:value-type="string">
            <text:p>insert into possui values(3,2,929.961,2003);</text:p>
          </table:table-cell>
          <table:table-cell table:style-name="ce85" table:formula="of:=IF(ISNUMBER([.AG103]);CONCATENATE([.BD103];[.J35];[.CB103];2;[.CB103];[.AG35];[.CB103];[.DV103];[.CY103]);&quot; &quot;)" office:value-type="string" office:string-value="insert into possui values(3,2,1005.327,2004);" calcext:value-type="string">
            <text:p>insert into possui values(3,2,1005.327,2004);</text:p>
          </table:table-cell>
          <table:table-cell table:style-name="ce85" table:formula="of:=IF(ISNUMBER([.AH103]);CONCATENATE([.BE103];[.K35];[.CC103];2;[.CC103];[.AH35];[.CC103];[.DW103];[.CZ103]);&quot; &quot;)" office:value-type="string" office:string-value="insert into possui values(3,2,1029.949,2005);" calcext:value-type="string">
            <text:p>insert into possui values(3,2,1029.949,2005);</text:p>
          </table:table-cell>
          <table:table-cell table:style-name="ce85" table:formula="of:=IF(ISNUMBER([.AI103]);CONCATENATE([.BF103];[.L35];[.CD103];2;[.CD103];[.AI35];[.CD103];[.DX103];[.DA103]);&quot; &quot;)" office:value-type="string" office:string-value="insert into possui values(3,2,1093.17,2006);" calcext:value-type="string">
            <text:p>insert into possui values(3,2,1093.17,2006);</text:p>
          </table:table-cell>
          <table:table-cell table:style-name="ce85" table:formula="of:=IF(ISNUMBER([.AJ103]);CONCATENATE([.BG103];[.M35];[.CE103];2;[.CE103];[.AJ35];[.CE103];[.DY103];[.DB103]);&quot; &quot;)" office:value-type="string" office:string-value="insert into possui values(3,2,1167,2007);" calcext:value-type="string">
            <text:p>insert into possui values(3,2,1167,2007);</text:p>
          </table:table-cell>
          <table:table-cell table:style-name="ce85" table:formula="of:=IF(ISNUMBER([.AK103]);CONCATENATE([.BH103];[.N35];[.CF103];2;[.CF103];[.AK35];[.CF103];[.DZ103];[.DC103]);&quot; &quot;)" office:value-type="string" office:string-value="insert into possui values(3,2,1216.608,2008);" calcext:value-type="string">
            <text:p>insert into possui values(3,2,1216.608,2008);</text:p>
          </table:table-cell>
          <table:table-cell table:style-name="ce85" table:formula="of:=IF(ISNUMBER([.AL103]);CONCATENATE([.BI103];[.O35];[.CG103];2;[.CG103];[.AL35];[.CG103];[.EA103];[.DD103]);&quot; &quot;)" office:value-type="string" office:string-value="insert into possui values(3,2,1271.434,2009);" calcext:value-type="string">
            <text:p>insert into possui values(3,2,1271.434,2009);</text:p>
          </table:table-cell>
          <table:table-cell table:style-name="ce85" table:formula="of:=IF(ISNUMBER([.AM103]);CONCATENATE([.BJ103];[.P35];[.CH103];2;[.CH103];[.AM35];[.CH103];[.EB103];[.DE103]);&quot; &quot;)" office:value-type="string" office:string-value="insert into possui values(3,2,1365.196,2010);" calcext:value-type="string">
            <text:p>insert into possui values(3,2,1365.196,2010);</text:p>
          </table:table-cell>
          <table:table-cell table:style-name="ce85" table:formula="of:=IF(ISNUMBER([.AN103]);CONCATENATE([.BK103];[.Q35];[.CI103];2;[.CI103];[.AN35];[.CI103];[.EC103];[.DF103]);&quot; &quot;)" office:value-type="string" office:string-value="insert into possui values(3,2,1468.498,2011);" calcext:value-type="string">
            <text:p>insert into possui values(3,2,1468.498,2011);</text:p>
          </table:table-cell>
          <table:table-cell table:style-name="ce85" table:formula="of:=IF(ISNUMBER([.AO103]);CONCATENATE([.BL103];[.R35];[.CJ103];2;[.CJ103];[.AO35];[.CJ103];[.ED103];[.DG103]);&quot; &quot;)" office:value-type="string" office:string-value="insert into possui values(3,2,1572.486,2012);" calcext:value-type="string">
            <text:p>insert into possui values(3,2,1572.486,2012);</text:p>
          </table:table-cell>
          <table:table-cell table:style-name="ce85" table:formula="of:=IF(ISNUMBER([.AP103]);CONCATENATE([.BM103];[.S35];[.CK103];2;[.CK103];[.AP35];[.CK103];[.EE103];[.DH103]);&quot; &quot;)" office:value-type="string" office:string-value="insert into possui values(3,2,1574.77,2013);" calcext:value-type="string">
            <text:p>insert into possui values(3,2,1574.77,2013);</text:p>
          </table:table-cell>
          <table:table-cell table:style-name="ce85" table:formula="of:=IF(ISNUMBER([.AQ103]);CONCATENATE([.BN103];[.T35];[.CL103];2;[.CL103];[.AQ35];[.CL103];[.EF103];[.DI103]);&quot; &quot;)" office:value-type="string" office:string-value="insert into possui values(3,2,1770.329,2014);" calcext:value-type="string">
            <text:p>insert into possui values(3,2,1770.329,2014);</text:p>
          </table:table-cell>
          <table:table-cell table:style-name="ce85" table:formula="of:=IF(ISNUMBER([.AR103]);CONCATENATE([.BO103];[.U35];[.CM103];2;[.CM103];[.AR35];[.CM103];[.EG103];[.DJ103]);&quot; &quot;)" office:value-type="string" office:string-value="insert into possui values(3,2,2030.851,2015);" calcext:value-type="string">
            <text:p>insert into possui values(3,2,2030.851,2015);</text:p>
          </table:table-cell>
          <table:table-cell table:style-name="ce85" table:formula="of:=IF(ISNUMBER([.AS103]);CONCATENATE([.BP103];[.V35];[.CN103];2;[.CN103];[.AS35];[.CN103];[.EH103];[.DK103]);&quot; &quot;)" office:value-type="string" office:string-value="insert into possui values(3,2,1760.699,2016);" calcext:value-type="string">
            <text:p>insert into possui values(3,2,1760.699,2016);</text:p>
          </table:table-cell>
          <table:table-cell table:style-name="ce85" table:formula="of:=IF(ISNUMBER([.AT103]);CONCATENATE([.BQ103];[.W35];[.CO103];2;[.CO103];[.AT35];[.CO103];[.EI103];[.DL103]);&quot; &quot;)" office:value-type="string" office:string-value="insert into possui values(3,2,1661.22865201069,2017);" calcext:value-type="string">
            <text:p>insert into possui values(3,2,1661.22865201069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34" calcext:value-type="float">
            <text:p>34</text:p>
          </table:table-cell>
          <table:table-cell table:style-name="ce70" table:formula="of:=SUBSTITUTE([.X104];&quot;,&quot;;&quot;.&quot;)" office:value-type="string" office:string-value="..." calcext:value-type="string">
            <text:p>...</text:p>
          </table:table-cell>
          <table:table-cell table:style-name="ce70" table:formula="of:=SUBSTITUTE([.Y104];&quot;,&quot;;&quot;.&quot;)" office:value-type="string" office:string-value="..." calcext:value-type="string">
            <text:p>...</text:p>
          </table:table-cell>
          <table:table-cell table:style-name="ce70" table:formula="of:=SUBSTITUTE([.Z104];&quot;,&quot;;&quot;.&quot;)" office:value-type="string" office:string-value="..." calcext:value-type="string">
            <text:p>...</text:p>
          </table:table-cell>
          <table:table-cell table:style-name="ce70" table:formula="of:=SUBSTITUTE([.AA104];&quot;,&quot;;&quot;.&quot;)" office:value-type="string" office:string-value="..." calcext:value-type="string">
            <text:p>...</text:p>
          </table:table-cell>
          <table:table-cell table:style-name="ce70" table:formula="of:=SUBSTITUTE([.AB104];&quot;,&quot;;&quot;.&quot;)" office:value-type="string" office:string-value="..." calcext:value-type="string">
            <text:p>...</text:p>
          </table:table-cell>
          <table:table-cell table:style-name="ce70" table:formula="of:=SUBSTITUTE([.AC104];&quot;,&quot;;&quot;.&quot;)" office:value-type="string" office:string-value="..." calcext:value-type="string">
            <text:p>...</text:p>
          </table:table-cell>
          <table:table-cell table:style-name="ce70" table:formula="of:=SUBSTITUTE([.AD104];&quot;,&quot;;&quot;.&quot;)" office:value-type="string" office:string-value="..." calcext:value-type="string">
            <text:p>...</text:p>
          </table:table-cell>
          <table:table-cell table:style-name="ce70" table:formula="of:=SUBSTITUTE([.AE104];&quot;,&quot;;&quot;.&quot;)" office:value-type="string" office:string-value="..." calcext:value-type="string">
            <text:p>...</text:p>
          </table:table-cell>
          <table:table-cell table:style-name="ce70" table:formula="of:=SUBSTITUTE([.AF104];&quot;,&quot;;&quot;.&quot;)" office:value-type="string" office:string-value="..." calcext:value-type="string">
            <text:p>...</text:p>
          </table:table-cell>
          <table:table-cell table:style-name="ce70" table:formula="of:=SUBSTITUTE([.AG104];&quot;,&quot;;&quot;.&quot;)" office:value-type="string" office:string-value="..." calcext:value-type="string">
            <text:p>...</text:p>
          </table:table-cell>
          <table:table-cell table:style-name="ce70" table:formula="of:=SUBSTITUTE([.AH104];&quot;,&quot;;&quot;.&quot;)" office:value-type="string" office:string-value="..." calcext:value-type="string">
            <text:p>...</text:p>
          </table:table-cell>
          <table:table-cell table:style-name="ce70" table:formula="of:=SUBSTITUTE([.AI104];&quot;,&quot;;&quot;.&quot;)" office:value-type="string" office:string-value="..." calcext:value-type="string">
            <text:p>...</text:p>
          </table:table-cell>
          <table:table-cell table:style-name="ce70" table:formula="of:=SUBSTITUTE([.AJ104];&quot;,&quot;;&quot;.&quot;)" office:value-type="string" office:string-value="..." calcext:value-type="string">
            <text:p>...</text:p>
          </table:table-cell>
          <table:table-cell table:style-name="ce70" table:formula="of:=SUBSTITUTE([.AK104];&quot;,&quot;;&quot;.&quot;)" office:value-type="string" office:string-value="..." calcext:value-type="string">
            <text:p>...</text:p>
          </table:table-cell>
          <table:table-cell table:style-name="ce70" table:formula="of:=SUBSTITUTE([.AL104];&quot;,&quot;;&quot;.&quot;)" office:value-type="string" office:string-value="..." calcext:value-type="string">
            <text:p>...</text:p>
          </table:table-cell>
          <table:table-cell table:style-name="ce70" table:formula="of:=SUBSTITUTE([.AM104];&quot;,&quot;;&quot;.&quot;)" office:value-type="string" office:string-value="204.817" calcext:value-type="string">
            <text:p>204.817</text:p>
          </table:table-cell>
          <table:table-cell table:style-name="ce70" table:formula="of:=SUBSTITUTE([.AN104];&quot;,&quot;;&quot;.&quot;)" office:value-type="string" office:string-value="1802.452" calcext:value-type="string">
            <text:p>1802.452</text:p>
          </table:table-cell>
          <table:table-cell table:style-name="ce70" table:formula="of:=SUBSTITUTE([.AO104];&quot;,&quot;;&quot;.&quot;)" office:value-type="string" office:string-value="2033.84" calcext:value-type="string">
            <text:p>2033.84</text:p>
          </table:table-cell>
          <table:table-cell table:style-name="ce70" table:formula="of:=SUBSTITUTE([.AP104];&quot;,&quot;;&quot;.&quot;)" office:value-type="string" office:string-value="2380.723" calcext:value-type="string">
            <text:p>2380.723</text:p>
          </table:table-cell>
          <table:table-cell table:style-name="ce70" table:formula="of:=SUBSTITUTE([.AQ104];&quot;,&quot;;&quot;.&quot;)" office:value-type="string" office:string-value="2783.28" calcext:value-type="string">
            <text:p>2783.28</text:p>
          </table:table-cell>
          <table:table-cell table:style-name="ce70" table:formula="of:=SUBSTITUTE([.AR104];&quot;,&quot;;&quot;.&quot;)" office:value-type="string" office:string-value="2894.578" calcext:value-type="string">
            <text:p>2894.578</text:p>
          </table:table-cell>
          <table:table-cell table:style-name="ce70" table:formula="of:=SUBSTITUTE([.AS104];&quot;,&quot;;&quot;.&quot;)" office:value-type="string" office:string-value="3022.738" calcext:value-type="string">
            <text:p>3022.738</text:p>
          </table:table-cell>
          <table:table-cell table:style-name="ce70" table:formula="of:=SUBSTITUTE([.AT104];&quot;,&quot;;&quot;.&quot;)" office:value-type="string" office:string-value="2641.99893527055" calcext:value-type="string">
            <text:p>2641.99893527055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4]);CONCATENATE([.AU104];[.A36];[.BS104];2;[.BS104];[.X36];[.BS104];[.DM104];[.CP104]);&quot; &quot;)" office:value-type="string" office:string-value=" " calcext:value-type="string">
            <text:p><text:s/></text:p>
          </table:table-cell>
          <table:table-cell table:style-name="ce85" table:formula="of:=IF(ISNUMBER([.Y104]);CONCATENATE([.AV104];[.B36];[.BT104];2;[.BT104];[.Y36];[.BT104];[.DN104];[.CQ104]);&quot; &quot;)" office:value-type="string" office:string-value=" " calcext:value-type="string">
            <text:p><text:s/></text:p>
          </table:table-cell>
          <table:table-cell table:style-name="ce85" table:formula="of:=IF(ISNUMBER([.Z104]);CONCATENATE([.AW104];[.C36];[.BU104];2;[.BU104];[.Z36];[.BU104];[.DO104];[.CR104]);&quot; &quot;)" office:value-type="string" office:string-value=" " calcext:value-type="string">
            <text:p><text:s/></text:p>
          </table:table-cell>
          <table:table-cell table:style-name="ce85" table:formula="of:=IF(ISNUMBER([.AA104]);CONCATENATE([.AX104];[.D36];[.BV104];2;[.BV104];[.AA36];[.BV104];[.DP104];[.CS104]);&quot; &quot;)" office:value-type="string" office:string-value=" " calcext:value-type="string">
            <text:p><text:s/></text:p>
          </table:table-cell>
          <table:table-cell table:style-name="ce85" table:formula="of:=IF(ISNUMBER([.AB104]);CONCATENATE([.AY104];[.E36];[.BW104];2;[.BW104];[.AB36];[.BW104];[.DQ104];[.CT104]);&quot; &quot;)" office:value-type="string" office:string-value=" " calcext:value-type="string">
            <text:p><text:s/></text:p>
          </table:table-cell>
          <table:table-cell table:style-name="ce85" table:formula="of:=IF(ISNUMBER([.AC104]);CONCATENATE([.AZ104];[.F36];[.BX104];2;[.BX104];[.AC36];[.BX104];[.DR104];[.CU104]);&quot; &quot;)" office:value-type="string" office:string-value=" " calcext:value-type="string">
            <text:p><text:s/></text:p>
          </table:table-cell>
          <table:table-cell table:style-name="ce85" table:formula="of:=IF(ISNUMBER([.AD104]);CONCATENATE([.BA104];[.G36];[.BY104];2;[.BY104];[.AD36];[.BY104];[.DS104];[.CV104]);&quot; &quot;)" office:value-type="string" office:string-value=" " calcext:value-type="string">
            <text:p><text:s/></text:p>
          </table:table-cell>
          <table:table-cell table:style-name="ce85" table:formula="of:=IF(ISNUMBER([.AE104]);CONCATENATE([.BB104];[.H36];[.BZ104];2;[.BZ104];[.AE36];[.BZ104];[.DT104];[.CW104]);&quot; &quot;)" office:value-type="string" office:string-value=" " calcext:value-type="string">
            <text:p><text:s/></text:p>
          </table:table-cell>
          <table:table-cell table:style-name="ce85" table:formula="of:=IF(ISNUMBER([.AF104]);CONCATENATE([.BC104];[.I36];[.CA104];2;[.CA104];[.AF36];[.CA104];[.DU104];[.CX104]);&quot; &quot;)" office:value-type="string" office:string-value=" " calcext:value-type="string">
            <text:p><text:s/></text:p>
          </table:table-cell>
          <table:table-cell table:style-name="ce85" table:formula="of:=IF(ISNUMBER([.AG104]);CONCATENATE([.BD104];[.J36];[.CB104];2;[.CB104];[.AG36];[.CB104];[.DV104];[.CY104]);&quot; &quot;)" office:value-type="string" office:string-value=" " calcext:value-type="string">
            <text:p><text:s/></text:p>
          </table:table-cell>
          <table:table-cell table:style-name="ce85" table:formula="of:=IF(ISNUMBER([.AH104]);CONCATENATE([.BE104];[.K36];[.CC104];2;[.CC104];[.AH36];[.CC104];[.DW104];[.CZ104]);&quot; &quot;)" office:value-type="string" office:string-value=" " calcext:value-type="string">
            <text:p><text:s/></text:p>
          </table:table-cell>
          <table:table-cell table:style-name="ce85" table:formula="of:=IF(ISNUMBER([.AI104]);CONCATENATE([.BF104];[.L36];[.CD104];2;[.CD104];[.AI36];[.CD104];[.DX104];[.DA104]);&quot; &quot;)" office:value-type="string" office:string-value=" " calcext:value-type="string">
            <text:p><text:s/></text:p>
          </table:table-cell>
          <table:table-cell table:style-name="ce85" table:formula="of:=IF(ISNUMBER([.AJ104]);CONCATENATE([.BG104];[.M36];[.CE104];2;[.CE104];[.AJ36];[.CE104];[.DY104];[.DB104]);&quot; &quot;)" office:value-type="string" office:string-value=" " calcext:value-type="string">
            <text:p><text:s/></text:p>
          </table:table-cell>
          <table:table-cell table:style-name="ce85" table:formula="of:=IF(ISNUMBER([.AK104]);CONCATENATE([.BH104];[.N36];[.CF104];2;[.CF104];[.AK36];[.CF104];[.DZ104];[.DC104]);&quot; &quot;)" office:value-type="string" office:string-value=" " calcext:value-type="string">
            <text:p><text:s/></text:p>
          </table:table-cell>
          <table:table-cell table:style-name="ce85" table:formula="of:=IF(ISNUMBER([.AL104]);CONCATENATE([.BI104];[.O36];[.CG104];2;[.CG104];[.AL36];[.CG104];[.EA104];[.DD104]);&quot; &quot;)" office:value-type="string" office:string-value=" " calcext:value-type="string">
            <text:p><text:s/></text:p>
          </table:table-cell>
          <table:table-cell table:style-name="ce85" table:formula="of:=IF(ISNUMBER([.AM104]);CONCATENATE([.BJ104];[.P36];[.CH104];2;[.CH104];[.AM36];[.CH104];[.EB104];[.DE104]);&quot; &quot;)" office:value-type="string" office:string-value="insert into possui values(34,2,204.817,2010);" calcext:value-type="string">
            <text:p>insert into possui values(34,2,204.817,2010);</text:p>
          </table:table-cell>
          <table:table-cell table:style-name="ce85" table:formula="of:=IF(ISNUMBER([.AN104]);CONCATENATE([.BK104];[.Q36];[.CI104];2;[.CI104];[.AN36];[.CI104];[.EC104];[.DF104]);&quot; &quot;)" office:value-type="string" office:string-value="insert into possui values(34,2,1802.452,2011);" calcext:value-type="string">
            <text:p>insert into possui values(34,2,1802.452,2011);</text:p>
          </table:table-cell>
          <table:table-cell table:style-name="ce85" table:formula="of:=IF(ISNUMBER([.AO104]);CONCATENATE([.BL104];[.R36];[.CJ104];2;[.CJ104];[.AO36];[.CJ104];[.ED104];[.DG104]);&quot; &quot;)" office:value-type="string" office:string-value="insert into possui values(34,2,2033.84,2012);" calcext:value-type="string">
            <text:p>insert into possui values(34,2,2033.84,2012);</text:p>
          </table:table-cell>
          <table:table-cell table:style-name="ce85" table:formula="of:=IF(ISNUMBER([.AP104]);CONCATENATE([.BM104];[.S36];[.CK104];2;[.CK104];[.AP36];[.CK104];[.EE104];[.DH104]);&quot; &quot;)" office:value-type="string" office:string-value="insert into possui values(34,2,2380.723,2013);" calcext:value-type="string">
            <text:p>insert into possui values(34,2,2380.723,2013);</text:p>
          </table:table-cell>
          <table:table-cell table:style-name="ce85" table:formula="of:=IF(ISNUMBER([.AQ104]);CONCATENATE([.BN104];[.T36];[.CL104];2;[.CL104];[.AQ36];[.CL104];[.EF104];[.DI104]);&quot; &quot;)" office:value-type="string" office:string-value="insert into possui values(34,2,2783.28,2014);" calcext:value-type="string">
            <text:p>insert into possui values(34,2,2783.28,2014);</text:p>
          </table:table-cell>
          <table:table-cell table:style-name="ce85" table:formula="of:=IF(ISNUMBER([.AR104]);CONCATENATE([.BO104];[.U36];[.CM104];2;[.CM104];[.AR36];[.CM104];[.EG104];[.DJ104]);&quot; &quot;)" office:value-type="string" office:string-value="insert into possui values(34,2,2894.578,2015);" calcext:value-type="string">
            <text:p>insert into possui values(34,2,2894.578,2015);</text:p>
          </table:table-cell>
          <table:table-cell table:style-name="ce85" table:formula="of:=IF(ISNUMBER([.AS104]);CONCATENATE([.BP104];[.V36];[.CN104];2;[.CN104];[.AS36];[.CN104];[.EH104];[.DK104]);&quot; &quot;)" office:value-type="string" office:string-value="insert into possui values(34,2,3022.738,2016);" calcext:value-type="string">
            <text:p>insert into possui values(34,2,3022.738,2016);</text:p>
          </table:table-cell>
          <table:table-cell table:style-name="ce85" table:formula="of:=IF(ISNUMBER([.AT104]);CONCATENATE([.BQ104];[.W36];[.CO104];2;[.CO104];[.AT36];[.CO104];[.EI104];[.DL104]);&quot; &quot;)" office:value-type="string" office:string-value="insert into possui values(34,2,2641.99893527055,2017);" calcext:value-type="string">
            <text:p>insert into possui values(34,2,2641.99893527055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4" calcext:value-type="float">
            <text:p>4</text:p>
          </table:table-cell>
          <table:table-cell table:style-name="ce70" table:formula="of:=SUBSTITUTE([.X105];&quot;,&quot;;&quot;.&quot;)" office:value-type="string" office:string-value="..." calcext:value-type="string">
            <text:p>...</text:p>
          </table:table-cell>
          <table:table-cell table:style-name="ce70" table:formula="of:=SUBSTITUTE([.Y105];&quot;,&quot;;&quot;.&quot;)" office:value-type="string" office:string-value="..." calcext:value-type="string">
            <text:p>...</text:p>
          </table:table-cell>
          <table:table-cell table:style-name="ce70" table:formula="of:=SUBSTITUTE([.Z105];&quot;,&quot;;&quot;.&quot;)" office:value-type="string" office:string-value="..." calcext:value-type="string">
            <text:p>...</text:p>
          </table:table-cell>
          <table:table-cell table:style-name="ce70" table:formula="of:=SUBSTITUTE([.AA105];&quot;,&quot;;&quot;.&quot;)" office:value-type="string" office:string-value="148.162" calcext:value-type="string">
            <text:p>148.162</text:p>
          </table:table-cell>
          <table:table-cell table:style-name="ce70" table:formula="of:=SUBSTITUTE([.AB105];&quot;,&quot;;&quot;.&quot;)" office:value-type="string" office:string-value="923.891" calcext:value-type="string">
            <text:p>923.891</text:p>
          </table:table-cell>
          <table:table-cell table:style-name="ce70" table:formula="of:=SUBSTITUTE([.AC105];&quot;,&quot;;&quot;.&quot;)" office:value-type="string" office:string-value="1130.619" calcext:value-type="string">
            <text:p>1130.619</text:p>
          </table:table-cell>
          <table:table-cell table:style-name="ce70" table:formula="of:=SUBSTITUTE([.AD105];&quot;,&quot;;&quot;.&quot;)" office:value-type="string" office:string-value="1233.493" calcext:value-type="string">
            <text:p>1233.493</text:p>
          </table:table-cell>
          <table:table-cell table:style-name="ce70" table:formula="of:=SUBSTITUTE([.AE105];&quot;,&quot;;&quot;.&quot;)" office:value-type="string" office:string-value="1272" calcext:value-type="string">
            <text:p>1272</text:p>
          </table:table-cell>
          <table:table-cell table:style-name="ce70" table:formula="of:=SUBSTITUTE([.AF105];&quot;,&quot;;&quot;.&quot;)" office:value-type="string" office:string-value="1355.936" calcext:value-type="string">
            <text:p>1355.936</text:p>
          </table:table-cell>
          <table:table-cell table:style-name="ce70" table:formula="of:=SUBSTITUTE([.AG105];&quot;,&quot;;&quot;.&quot;)" office:value-type="string" office:string-value="1492.005" calcext:value-type="string">
            <text:p>1492.005</text:p>
          </table:table-cell>
          <table:table-cell table:style-name="ce70" table:formula="of:=SUBSTITUTE([.AH105];&quot;,&quot;;&quot;.&quot;)" office:value-type="string" office:string-value="2507.913" calcext:value-type="string">
            <text:p>2507.913</text:p>
          </table:table-cell>
          <table:table-cell table:style-name="ce70" table:formula="of:=SUBSTITUTE([.AI105];&quot;,&quot;;&quot;.&quot;)" office:value-type="string" office:string-value="2137.02" calcext:value-type="string">
            <text:p>2137.02</text:p>
          </table:table-cell>
          <table:table-cell table:style-name="ce70" table:formula="of:=SUBSTITUTE([.AJ105];&quot;,&quot;;&quot;.&quot;)" office:value-type="string" office:string-value="2472" calcext:value-type="string">
            <text:p>2472</text:p>
          </table:table-cell>
          <table:table-cell table:style-name="ce70" table:formula="of:=SUBSTITUTE([.AK105];&quot;,&quot;;&quot;.&quot;)" office:value-type="string" office:string-value="2471.48106796116" calcext:value-type="string">
            <text:p>2471.48106796116</text:p>
          </table:table-cell>
          <table:table-cell table:style-name="ce70" table:formula="of:=SUBSTITUTE([.AL105];&quot;,&quot;;&quot;.&quot;)" office:value-type="string" office:string-value="2564.739" calcext:value-type="string">
            <text:p>2564.739</text:p>
          </table:table-cell>
          <table:table-cell table:style-name="ce70" table:formula="of:=SUBSTITUTE([.AM105];&quot;,&quot;;&quot;.&quot;)" office:value-type="string" office:string-value="2990.353" calcext:value-type="string">
            <text:p>2990.353</text:p>
          </table:table-cell>
          <table:table-cell table:style-name="ce70" table:formula="of:=SUBSTITUTE([.AN105];&quot;,&quot;;&quot;.&quot;)" office:value-type="string" office:string-value="3252.665" calcext:value-type="string">
            <text:p>3252.665</text:p>
          </table:table-cell>
          <table:table-cell table:style-name="ce70" table:formula="of:=SUBSTITUTE([.AO105];&quot;,&quot;;&quot;.&quot;)" office:value-type="string" office:string-value="3675.917" calcext:value-type="string">
            <text:p>3675.917</text:p>
          </table:table-cell>
          <table:table-cell table:style-name="ce70" table:formula="of:=SUBSTITUTE([.AP105];&quot;,&quot;;&quot;.&quot;)" office:value-type="string" office:string-value="4169.9" calcext:value-type="string">
            <text:p>4169.9</text:p>
          </table:table-cell>
          <table:table-cell table:style-name="ce70" table:formula="of:=SUBSTITUTE([.AQ105];&quot;,&quot;;&quot;.&quot;)" office:value-type="string" office:string-value="5086.306" calcext:value-type="string">
            <text:p>5086.306</text:p>
          </table:table-cell>
          <table:table-cell table:style-name="ce70" table:formula="of:=SUBSTITUTE([.AR105];&quot;,&quot;;&quot;.&quot;)" office:value-type="string" office:string-value="4609.505" calcext:value-type="string">
            <text:p>4609.505</text:p>
          </table:table-cell>
          <table:table-cell table:style-name="ce70" table:formula="of:=SUBSTITUTE([.AS105];&quot;,&quot;;&quot;.&quot;)" office:value-type="string" office:string-value="5087.162" calcext:value-type="string">
            <text:p>5087.162</text:p>
          </table:table-cell>
          <table:table-cell table:style-name="ce70" table:formula="of:=SUBSTITUTE([.AT105];&quot;,&quot;;&quot;.&quot;)" office:value-type="string" office:string-value="4854.75598623526" calcext:value-type="string">
            <text:p>4854.75598623526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5]);CONCATENATE([.AU105];[.A37];[.BS105];2;[.BS105];[.X37];[.BS105];[.DM105];[.CP105]);&quot; &quot;)" office:value-type="string" office:string-value=" " calcext:value-type="string">
            <text:p><text:s/></text:p>
          </table:table-cell>
          <table:table-cell table:style-name="ce85" table:formula="of:=IF(ISNUMBER([.Y105]);CONCATENATE([.AV105];[.B37];[.BT105];2;[.BT105];[.Y37];[.BT105];[.DN105];[.CQ105]);&quot; &quot;)" office:value-type="string" office:string-value=" " calcext:value-type="string">
            <text:p><text:s/></text:p>
          </table:table-cell>
          <table:table-cell table:style-name="ce85" table:formula="of:=IF(ISNUMBER([.Z105]);CONCATENATE([.AW105];[.C37];[.BU105];2;[.BU105];[.Z37];[.BU105];[.DO105];[.CR105]);&quot; &quot;)" office:value-type="string" office:string-value=" " calcext:value-type="string">
            <text:p><text:s/></text:p>
          </table:table-cell>
          <table:table-cell table:style-name="ce85" table:formula="of:=IF(ISNUMBER([.AA105]);CONCATENATE([.AX105];[.D37];[.BV105];2;[.BV105];[.AA37];[.BV105];[.DP105];[.CS105]);&quot; &quot;)" office:value-type="string" office:string-value="insert into possui values(4,2,148.162,1998);" calcext:value-type="string">
            <text:p>insert into possui values(4,2,148.162,1998);</text:p>
          </table:table-cell>
          <table:table-cell table:style-name="ce85" table:formula="of:=IF(ISNUMBER([.AB105]);CONCATENATE([.AY105];[.E37];[.BW105];2;[.BW105];[.AB37];[.BW105];[.DQ105];[.CT105]);&quot; &quot;)" office:value-type="string" office:string-value="insert into possui values(4,2,923.891,1999);" calcext:value-type="string">
            <text:p>insert into possui values(4,2,923.891,1999);</text:p>
          </table:table-cell>
          <table:table-cell table:style-name="ce85" table:formula="of:=IF(ISNUMBER([.AC105]);CONCATENATE([.AZ105];[.F37];[.BX105];2;[.BX105];[.AC37];[.BX105];[.DR105];[.CU105]);&quot; &quot;)" office:value-type="string" office:string-value="insert into possui values(4,2,1130.619,2000);" calcext:value-type="string">
            <text:p>insert into possui values(4,2,1130.619,2000);</text:p>
          </table:table-cell>
          <table:table-cell table:style-name="ce85" table:formula="of:=IF(ISNUMBER([.AD105]);CONCATENATE([.BA105];[.G37];[.BY105];2;[.BY105];[.AD37];[.BY105];[.DS105];[.CV105]);&quot; &quot;)" office:value-type="string" office:string-value="insert into possui values(4,2,1233.493,2001);" calcext:value-type="string">
            <text:p>insert into possui values(4,2,1233.493,2001);</text:p>
          </table:table-cell>
          <table:table-cell table:style-name="ce85" table:formula="of:=IF(ISNUMBER([.AE105]);CONCATENATE([.BB105];[.H37];[.BZ105];2;[.BZ105];[.AE37];[.BZ105];[.DT105];[.CW105]);&quot; &quot;)" office:value-type="string" office:string-value="insert into possui values(4,2,1272,2002);" calcext:value-type="string">
            <text:p>insert into possui values(4,2,1272,2002);</text:p>
          </table:table-cell>
          <table:table-cell table:style-name="ce85" table:formula="of:=IF(ISNUMBER([.AF105]);CONCATENATE([.BC105];[.I37];[.CA105];2;[.CA105];[.AF37];[.CA105];[.DU105];[.CX105]);&quot; &quot;)" office:value-type="string" office:string-value="insert into possui values(4,2,1355.936,2003);" calcext:value-type="string">
            <text:p>insert into possui values(4,2,1355.936,2003);</text:p>
          </table:table-cell>
          <table:table-cell table:style-name="ce85" table:formula="of:=IF(ISNUMBER([.AG105]);CONCATENATE([.BD105];[.J37];[.CB105];2;[.CB105];[.AG37];[.CB105];[.DV105];[.CY105]);&quot; &quot;)" office:value-type="string" office:string-value="insert into possui values(4,2,1492.005,2004);" calcext:value-type="string">
            <text:p>insert into possui values(4,2,1492.005,2004);</text:p>
          </table:table-cell>
          <table:table-cell table:style-name="ce85" table:formula="of:=IF(ISNUMBER([.AH105]);CONCATENATE([.BE105];[.K37];[.CC105];2;[.CC105];[.AH37];[.CC105];[.DW105];[.CZ105]);&quot; &quot;)" office:value-type="string" office:string-value="insert into possui values(4,2,2507.913,2005);" calcext:value-type="string">
            <text:p>insert into possui values(4,2,2507.913,2005);</text:p>
          </table:table-cell>
          <table:table-cell table:style-name="ce85" table:formula="of:=IF(ISNUMBER([.AI105]);CONCATENATE([.BF105];[.L37];[.CD105];2;[.CD105];[.AI37];[.CD105];[.DX105];[.DA105]);&quot; &quot;)" office:value-type="string" office:string-value="insert into possui values(4,2,2137.02,2006);" calcext:value-type="string">
            <text:p>insert into possui values(4,2,2137.02,2006);</text:p>
          </table:table-cell>
          <table:table-cell table:style-name="ce85" table:formula="of:=IF(ISNUMBER([.AJ105]);CONCATENATE([.BG105];[.M37];[.CE105];2;[.CE105];[.AJ37];[.CE105];[.DY105];[.DB105]);&quot; &quot;)" office:value-type="string" office:string-value="insert into possui values(4,2,2472,2007);" calcext:value-type="string">
            <text:p>insert into possui values(4,2,2472,2007);</text:p>
          </table:table-cell>
          <table:table-cell table:style-name="ce85" table:formula="of:=IF(ISNUMBER([.AK105]);CONCATENATE([.BH105];[.N37];[.CF105];2;[.CF105];[.AK37];[.CF105];[.DZ105];[.DC105]);&quot; &quot;)" office:value-type="string" office:string-value="insert into possui values(4,2,2471.48106796116,2008);" calcext:value-type="string">
            <text:p>insert into possui values(4,2,2471.48106796116,2008);</text:p>
          </table:table-cell>
          <table:table-cell table:style-name="ce85" table:formula="of:=IF(ISNUMBER([.AL105]);CONCATENATE([.BI105];[.O37];[.CG105];2;[.CG105];[.AL37];[.CG105];[.EA105];[.DD105]);&quot; &quot;)" office:value-type="string" office:string-value="insert into possui values(4,2,2564.739,2009);" calcext:value-type="string">
            <text:p>insert into possui values(4,2,2564.739,2009);</text:p>
          </table:table-cell>
          <table:table-cell table:style-name="ce85" table:formula="of:=IF(ISNUMBER([.AM105]);CONCATENATE([.BJ105];[.P37];[.CH105];2;[.CH105];[.AM37];[.CH105];[.EB105];[.DE105]);&quot; &quot;)" office:value-type="string" office:string-value="insert into possui values(4,2,2990.353,2010);" calcext:value-type="string">
            <text:p>insert into possui values(4,2,2990.353,2010);</text:p>
          </table:table-cell>
          <table:table-cell table:style-name="ce85" table:formula="of:=IF(ISNUMBER([.AN105]);CONCATENATE([.BK105];[.Q37];[.CI105];2;[.CI105];[.AN37];[.CI105];[.EC105];[.DF105]);&quot; &quot;)" office:value-type="string" office:string-value="insert into possui values(4,2,3252.665,2011);" calcext:value-type="string">
            <text:p>insert into possui values(4,2,3252.665,2011);</text:p>
          </table:table-cell>
          <table:table-cell table:style-name="ce85" table:formula="of:=IF(ISNUMBER([.AO105]);CONCATENATE([.BL105];[.R37];[.CJ105];2;[.CJ105];[.AO37];[.CJ105];[.ED105];[.DG105]);&quot; &quot;)" office:value-type="string" office:string-value="insert into possui values(4,2,3675.917,2012);" calcext:value-type="string">
            <text:p>insert into possui values(4,2,3675.917,2012);</text:p>
          </table:table-cell>
          <table:table-cell table:style-name="ce85" table:formula="of:=IF(ISNUMBER([.AP105]);CONCATENATE([.BM105];[.S37];[.CK105];2;[.CK105];[.AP37];[.CK105];[.EE105];[.DH105]);&quot; &quot;)" office:value-type="string" office:string-value="insert into possui values(4,2,4169.9,2013);" calcext:value-type="string">
            <text:p>insert into possui values(4,2,4169.9,2013);</text:p>
          </table:table-cell>
          <table:table-cell table:style-name="ce85" table:formula="of:=IF(ISNUMBER([.AQ105]);CONCATENATE([.BN105];[.T37];[.CL105];2;[.CL105];[.AQ37];[.CL105];[.EF105];[.DI105]);&quot; &quot;)" office:value-type="string" office:string-value="insert into possui values(4,2,5086.306,2014);" calcext:value-type="string">
            <text:p>insert into possui values(4,2,5086.306,2014);</text:p>
          </table:table-cell>
          <table:table-cell table:style-name="ce85" table:formula="of:=IF(ISNUMBER([.AR105]);CONCATENATE([.BO105];[.U37];[.CM105];2;[.CM105];[.AR37];[.CM105];[.EG105];[.DJ105]);&quot; &quot;)" office:value-type="string" office:string-value="insert into possui values(4,2,4609.505,2015);" calcext:value-type="string">
            <text:p>insert into possui values(4,2,4609.505,2015);</text:p>
          </table:table-cell>
          <table:table-cell table:style-name="ce85" table:formula="of:=IF(ISNUMBER([.AS105]);CONCATENATE([.BP105];[.V37];[.CN105];2;[.CN105];[.AS37];[.CN105];[.EH105];[.DK105]);&quot; &quot;)" office:value-type="string" office:string-value="insert into possui values(4,2,5087.162,2016);" calcext:value-type="string">
            <text:p>insert into possui values(4,2,5087.162,2016);</text:p>
          </table:table-cell>
          <table:table-cell table:style-name="ce85" table:formula="of:=IF(ISNUMBER([.AT105]);CONCATENATE([.BQ105];[.W37];[.CO105];2;[.CO105];[.AT37];[.CO105];[.EI105];[.DL105]);&quot; &quot;)" office:value-type="string" office:string-value="insert into possui values(4,2,4854.75598623526,2017);" calcext:value-type="string">
            <text:p>insert into possui values(4,2,4854.75598623526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5" calcext:value-type="float">
            <text:p>5</text:p>
          </table:table-cell>
          <table:table-cell table:style-name="ce70" table:formula="of:=SUBSTITUTE([.X106];&quot;,&quot;;&quot;.&quot;)" office:value-type="string" office:string-value="..." calcext:value-type="string">
            <text:p>...</text:p>
          </table:table-cell>
          <table:table-cell table:style-name="ce70" table:formula="of:=SUBSTITUTE([.Y106];&quot;,&quot;;&quot;.&quot;)" office:value-type="string" office:string-value="..." calcext:value-type="string">
            <text:p>...</text:p>
          </table:table-cell>
          <table:table-cell table:style-name="ce70" table:formula="of:=SUBSTITUTE([.Z106];&quot;,&quot;;&quot;.&quot;)" office:value-type="string" office:string-value="..." calcext:value-type="string">
            <text:p>...</text:p>
          </table:table-cell>
          <table:table-cell table:style-name="ce70" table:formula="of:=SUBSTITUTE([.AA106];&quot;,&quot;;&quot;.&quot;)" office:value-type="string" office:string-value="187.471" calcext:value-type="string">
            <text:p>187.471</text:p>
          </table:table-cell>
          <table:table-cell table:style-name="ce70" table:formula="of:=SUBSTITUTE([.AB106];&quot;,&quot;;&quot;.&quot;)" office:value-type="string" office:string-value="996.477" calcext:value-type="string">
            <text:p>996.477</text:p>
          </table:table-cell>
          <table:table-cell table:style-name="ce70" table:formula="of:=SUBSTITUTE([.AC106];&quot;,&quot;;&quot;.&quot;)" office:value-type="string" office:string-value="1199.738" calcext:value-type="string">
            <text:p>1199.738</text:p>
          </table:table-cell>
          <table:table-cell table:style-name="ce70" table:formula="of:=SUBSTITUTE([.AD106];&quot;,&quot;;&quot;.&quot;)" office:value-type="string" office:string-value="1247.919" calcext:value-type="string">
            <text:p>1247.919</text:p>
          </table:table-cell>
          <table:table-cell table:style-name="ce70" table:formula="of:=SUBSTITUTE([.AE106];&quot;,&quot;;&quot;.&quot;)" office:value-type="string" office:string-value="1291" calcext:value-type="string">
            <text:p>1291</text:p>
          </table:table-cell>
          <table:table-cell table:style-name="ce70" table:formula="of:=SUBSTITUTE([.AF106];&quot;,&quot;;&quot;.&quot;)" office:value-type="string" office:string-value="1271.494" calcext:value-type="string">
            <text:p>1271.494</text:p>
          </table:table-cell>
          <table:table-cell table:style-name="ce70" table:formula="of:=SUBSTITUTE([.AG106];&quot;,&quot;;&quot;.&quot;)" office:value-type="string" office:string-value="1416.263" calcext:value-type="string">
            <text:p>1416.263</text:p>
          </table:table-cell>
          <table:table-cell table:style-name="ce70" table:formula="of:=SUBSTITUTE([.AH106];&quot;,&quot;;&quot;.&quot;)" office:value-type="string" office:string-value="1507.861" calcext:value-type="string">
            <text:p>1507.861</text:p>
          </table:table-cell>
          <table:table-cell table:style-name="ce70" table:formula="of:=SUBSTITUTE([.AI106];&quot;,&quot;;&quot;.&quot;)" office:value-type="string" office:string-value="1588.416" calcext:value-type="string">
            <text:p>1588.416</text:p>
          </table:table-cell>
          <table:table-cell table:style-name="ce70" table:formula="of:=SUBSTITUTE([.AJ106];&quot;,&quot;;&quot;.&quot;)" office:value-type="string" office:string-value="1741" calcext:value-type="string">
            <text:p>1741</text:p>
          </table:table-cell>
          <table:table-cell table:style-name="ce70" table:formula="of:=SUBSTITUTE([.AK106];&quot;,&quot;;&quot;.&quot;)" office:value-type="string" office:string-value="1800.629" calcext:value-type="string">
            <text:p>1800.629</text:p>
          </table:table-cell>
          <table:table-cell table:style-name="ce70" table:formula="of:=SUBSTITUTE([.AL106];&quot;,&quot;;&quot;.&quot;)" office:value-type="string" office:string-value="1854.304" calcext:value-type="string">
            <text:p>1854.304</text:p>
          </table:table-cell>
          <table:table-cell table:style-name="ce70" table:formula="of:=SUBSTITUTE([.AM106];&quot;,&quot;;&quot;.&quot;)" office:value-type="string" office:string-value="1990.598" calcext:value-type="string">
            <text:p>1990.598</text:p>
          </table:table-cell>
          <table:table-cell table:style-name="ce70" table:formula="of:=SUBSTITUTE([.AN106];&quot;,&quot;;&quot;.&quot;)" office:value-type="string" office:string-value="2190.883" calcext:value-type="string">
            <text:p>2190.883</text:p>
          </table:table-cell>
          <table:table-cell table:style-name="ce70" table:formula="of:=SUBSTITUTE([.AO106];&quot;,&quot;;&quot;.&quot;)" office:value-type="string" office:string-value="2299.981" calcext:value-type="string">
            <text:p>2299.981</text:p>
          </table:table-cell>
          <table:table-cell table:style-name="ce70" table:formula="of:=SUBSTITUTE([.AP106];&quot;,&quot;;&quot;.&quot;)" office:value-type="string" office:string-value="2480.746" calcext:value-type="string">
            <text:p>2480.746</text:p>
          </table:table-cell>
          <table:table-cell table:style-name="ce70" table:formula="of:=SUBSTITUTE([.AQ106];&quot;,&quot;;&quot;.&quot;)" office:value-type="string" office:string-value="2718.101" calcext:value-type="string">
            <text:p>2718.101</text:p>
          </table:table-cell>
          <table:table-cell table:style-name="ce70" table:formula="of:=SUBSTITUTE([.AR106];&quot;,&quot;;&quot;.&quot;)" office:value-type="string" office:string-value="2644.838" calcext:value-type="string">
            <text:p>2644.838</text:p>
          </table:table-cell>
          <table:table-cell table:style-name="ce70" table:formula="of:=SUBSTITUTE([.AS106];&quot;,&quot;;&quot;.&quot;)" office:value-type="string" office:string-value="2595.282" calcext:value-type="string">
            <text:p>2595.282</text:p>
          </table:table-cell>
          <table:table-cell table:style-name="ce70" table:formula="of:=SUBSTITUTE([.AT106];&quot;,&quot;;&quot;.&quot;)" office:value-type="string" office:string-value="2329.4921921677" calcext:value-type="string">
            <text:p>2329.4921921677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6]);CONCATENATE([.AU106];[.A38];[.BS106];2;[.BS106];[.X38];[.BS106];[.DM106];[.CP106]);&quot; &quot;)" office:value-type="string" office:string-value=" " calcext:value-type="string">
            <text:p><text:s/></text:p>
          </table:table-cell>
          <table:table-cell table:style-name="ce85" table:formula="of:=IF(ISNUMBER([.Y106]);CONCATENATE([.AV106];[.B38];[.BT106];2;[.BT106];[.Y38];[.BT106];[.DN106];[.CQ106]);&quot; &quot;)" office:value-type="string" office:string-value=" " calcext:value-type="string">
            <text:p><text:s/></text:p>
          </table:table-cell>
          <table:table-cell table:style-name="ce85" table:formula="of:=IF(ISNUMBER([.Z106]);CONCATENATE([.AW106];[.C38];[.BU106];2;[.BU106];[.Z38];[.BU106];[.DO106];[.CR106]);&quot; &quot;)" office:value-type="string" office:string-value=" " calcext:value-type="string">
            <text:p><text:s/></text:p>
          </table:table-cell>
          <table:table-cell table:style-name="ce85" table:formula="of:=IF(ISNUMBER([.AA106]);CONCATENATE([.AX106];[.D38];[.BV106];2;[.BV106];[.AA38];[.BV106];[.DP106];[.CS106]);&quot; &quot;)" office:value-type="string" office:string-value="insert into possui values(5,2,187.471,1998);" calcext:value-type="string">
            <text:p>insert into possui values(5,2,187.471,1998);</text:p>
          </table:table-cell>
          <table:table-cell table:style-name="ce85" table:formula="of:=IF(ISNUMBER([.AB106]);CONCATENATE([.AY106];[.E38];[.BW106];2;[.BW106];[.AB38];[.BW106];[.DQ106];[.CT106]);&quot; &quot;)" office:value-type="string" office:string-value="insert into possui values(5,2,996.477,1999);" calcext:value-type="string">
            <text:p>insert into possui values(5,2,996.477,1999);</text:p>
          </table:table-cell>
          <table:table-cell table:style-name="ce85" table:formula="of:=IF(ISNUMBER([.AC106]);CONCATENATE([.AZ106];[.F38];[.BX106];2;[.BX106];[.AC38];[.BX106];[.DR106];[.CU106]);&quot; &quot;)" office:value-type="string" office:string-value="insert into possui values(5,2,1199.738,2000);" calcext:value-type="string">
            <text:p>insert into possui values(5,2,1199.738,2000);</text:p>
          </table:table-cell>
          <table:table-cell table:style-name="ce85" table:formula="of:=IF(ISNUMBER([.AD106]);CONCATENATE([.BA106];[.G38];[.BY106];2;[.BY106];[.AD38];[.BY106];[.DS106];[.CV106]);&quot; &quot;)" office:value-type="string" office:string-value="insert into possui values(5,2,1247.919,2001);" calcext:value-type="string">
            <text:p>insert into possui values(5,2,1247.919,2001);</text:p>
          </table:table-cell>
          <table:table-cell table:style-name="ce85" table:formula="of:=IF(ISNUMBER([.AE106]);CONCATENATE([.BB106];[.H38];[.BZ106];2;[.BZ106];[.AE38];[.BZ106];[.DT106];[.CW106]);&quot; &quot;)" office:value-type="string" office:string-value="insert into possui values(5,2,1291,2002);" calcext:value-type="string">
            <text:p>insert into possui values(5,2,1291,2002);</text:p>
          </table:table-cell>
          <table:table-cell table:style-name="ce85" table:formula="of:=IF(ISNUMBER([.AF106]);CONCATENATE([.BC106];[.I38];[.CA106];2;[.CA106];[.AF38];[.CA106];[.DU106];[.CX106]);&quot; &quot;)" office:value-type="string" office:string-value="insert into possui values(5,2,1271.494,2003);" calcext:value-type="string">
            <text:p>insert into possui values(5,2,1271.494,2003);</text:p>
          </table:table-cell>
          <table:table-cell table:style-name="ce85" table:formula="of:=IF(ISNUMBER([.AG106]);CONCATENATE([.BD106];[.J38];[.CB106];2;[.CB106];[.AG38];[.CB106];[.DV106];[.CY106]);&quot; &quot;)" office:value-type="string" office:string-value="insert into possui values(5,2,1416.263,2004);" calcext:value-type="string">
            <text:p>insert into possui values(5,2,1416.263,2004);</text:p>
          </table:table-cell>
          <table:table-cell table:style-name="ce85" table:formula="of:=IF(ISNUMBER([.AH106]);CONCATENATE([.BE106];[.K38];[.CC106];2;[.CC106];[.AH38];[.CC106];[.DW106];[.CZ106]);&quot; &quot;)" office:value-type="string" office:string-value="insert into possui values(5,2,1507.861,2005);" calcext:value-type="string">
            <text:p>insert into possui values(5,2,1507.861,2005);</text:p>
          </table:table-cell>
          <table:table-cell table:style-name="ce85" table:formula="of:=IF(ISNUMBER([.AI106]);CONCATENATE([.BF106];[.L38];[.CD106];2;[.CD106];[.AI38];[.CD106];[.DX106];[.DA106]);&quot; &quot;)" office:value-type="string" office:string-value="insert into possui values(5,2,1588.416,2006);" calcext:value-type="string">
            <text:p>insert into possui values(5,2,1588.416,2006);</text:p>
          </table:table-cell>
          <table:table-cell table:style-name="ce85" table:formula="of:=IF(ISNUMBER([.AJ106]);CONCATENATE([.BG106];[.M38];[.CE106];2;[.CE106];[.AJ38];[.CE106];[.DY106];[.DB106]);&quot; &quot;)" office:value-type="string" office:string-value="insert into possui values(5,2,1741,2007);" calcext:value-type="string">
            <text:p>insert into possui values(5,2,1741,2007);</text:p>
          </table:table-cell>
          <table:table-cell table:style-name="ce85" table:formula="of:=IF(ISNUMBER([.AK106]);CONCATENATE([.BH106];[.N38];[.CF106];2;[.CF106];[.AK38];[.CF106];[.DZ106];[.DC106]);&quot; &quot;)" office:value-type="string" office:string-value="insert into possui values(5,2,1800.629,2008);" calcext:value-type="string">
            <text:p>insert into possui values(5,2,1800.629,2008);</text:p>
          </table:table-cell>
          <table:table-cell table:style-name="ce85" table:formula="of:=IF(ISNUMBER([.AL106]);CONCATENATE([.BI106];[.O38];[.CG106];2;[.CG106];[.AL38];[.CG106];[.EA106];[.DD106]);&quot; &quot;)" office:value-type="string" office:string-value="insert into possui values(5,2,1854.304,2009);" calcext:value-type="string">
            <text:p>insert into possui values(5,2,1854.304,2009);</text:p>
          </table:table-cell>
          <table:table-cell table:style-name="ce85" table:formula="of:=IF(ISNUMBER([.AM106]);CONCATENATE([.BJ106];[.P38];[.CH106];2;[.CH106];[.AM38];[.CH106];[.EB106];[.DE106]);&quot; &quot;)" office:value-type="string" office:string-value="insert into possui values(5,2,1990.598,2010);" calcext:value-type="string">
            <text:p>insert into possui values(5,2,1990.598,2010);</text:p>
          </table:table-cell>
          <table:table-cell table:style-name="ce85" table:formula="of:=IF(ISNUMBER([.AN106]);CONCATENATE([.BK106];[.Q38];[.CI106];2;[.CI106];[.AN38];[.CI106];[.EC106];[.DF106]);&quot; &quot;)" office:value-type="string" office:string-value="insert into possui values(5,2,2190.883,2011);" calcext:value-type="string">
            <text:p>insert into possui values(5,2,2190.883,2011);</text:p>
          </table:table-cell>
          <table:table-cell table:style-name="ce85" table:formula="of:=IF(ISNUMBER([.AO106]);CONCATENATE([.BL106];[.R38];[.CJ106];2;[.CJ106];[.AO38];[.CJ106];[.ED106];[.DG106]);&quot; &quot;)" office:value-type="string" office:string-value="insert into possui values(5,2,2299.981,2012);" calcext:value-type="string">
            <text:p>insert into possui values(5,2,2299.981,2012);</text:p>
          </table:table-cell>
          <table:table-cell table:style-name="ce85" table:formula="of:=IF(ISNUMBER([.AP106]);CONCATENATE([.BM106];[.S38];[.CK106];2;[.CK106];[.AP38];[.CK106];[.EE106];[.DH106]);&quot; &quot;)" office:value-type="string" office:string-value="insert into possui values(5,2,2480.746,2013);" calcext:value-type="string">
            <text:p>insert into possui values(5,2,2480.746,2013);</text:p>
          </table:table-cell>
          <table:table-cell table:style-name="ce85" table:formula="of:=IF(ISNUMBER([.AQ106]);CONCATENATE([.BN106];[.T38];[.CL106];2;[.CL106];[.AQ38];[.CL106];[.EF106];[.DI106]);&quot; &quot;)" office:value-type="string" office:string-value="insert into possui values(5,2,2718.101,2014);" calcext:value-type="string">
            <text:p>insert into possui values(5,2,2718.101,2014);</text:p>
          </table:table-cell>
          <table:table-cell table:style-name="ce85" table:formula="of:=IF(ISNUMBER([.AR106]);CONCATENATE([.BO106];[.U38];[.CM106];2;[.CM106];[.AR38];[.CM106];[.EG106];[.DJ106]);&quot; &quot;)" office:value-type="string" office:string-value="insert into possui values(5,2,2644.838,2015);" calcext:value-type="string">
            <text:p>insert into possui values(5,2,2644.838,2015);</text:p>
          </table:table-cell>
          <table:table-cell table:style-name="ce85" table:formula="of:=IF(ISNUMBER([.AS106]);CONCATENATE([.BP106];[.V38];[.CN106];2;[.CN106];[.AS38];[.CN106];[.EH106];[.DK106]);&quot; &quot;)" office:value-type="string" office:string-value="insert into possui values(5,2,2595.282,2016);" calcext:value-type="string">
            <text:p>insert into possui values(5,2,2595.282,2016);</text:p>
          </table:table-cell>
          <table:table-cell table:style-name="ce85" table:formula="of:=IF(ISNUMBER([.AT106]);CONCATENATE([.BQ106];[.W38];[.CO106];2;[.CO106];[.AT38];[.CO106];[.EI106];[.DL106]);&quot; &quot;)" office:value-type="string" office:string-value="insert into possui values(5,2,2329.4921921677,2017);" calcext:value-type="string">
            <text:p>insert into possui values(5,2,2329.4921921677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11" calcext:value-type="float">
            <text:p>11</text:p>
          </table:table-cell>
          <table:table-cell table:style-name="ce70" table:formula="of:=SUBSTITUTE([.X107];&quot;,&quot;;&quot;.&quot;)" office:value-type="string" office:string-value="369" calcext:value-type="string">
            <text:p>369</text:p>
          </table:table-cell>
          <table:table-cell table:style-name="ce70" table:formula="of:=SUBSTITUTE([.Y107];&quot;,&quot;;&quot;.&quot;)" office:value-type="string" office:string-value="1053.432" calcext:value-type="string">
            <text:p>1053.432</text:p>
          </table:table-cell>
          <table:table-cell table:style-name="ce70" table:formula="of:=SUBSTITUTE([.Z107];&quot;,&quot;;&quot;.&quot;)" office:value-type="string" office:string-value="962.939" calcext:value-type="string">
            <text:p>962.939</text:p>
          </table:table-cell>
          <table:table-cell table:style-name="ce70" table:formula="of:=SUBSTITUTE([.AA107];&quot;,&quot;;&quot;.&quot;)" office:value-type="string" office:string-value="1252.313" calcext:value-type="string">
            <text:p>1252.313</text:p>
          </table:table-cell>
          <table:table-cell table:style-name="ce70" table:formula="of:=SUBSTITUTE([.AB107];&quot;,&quot;;&quot;.&quot;)" office:value-type="string" office:string-value="1685.037" calcext:value-type="string">
            <text:p>1685.037</text:p>
          </table:table-cell>
          <table:table-cell table:style-name="ce70" table:formula="of:=SUBSTITUTE([.AC107];&quot;,&quot;;&quot;.&quot;)" office:value-type="string" office:string-value="1840.189" calcext:value-type="string">
            <text:p>1840.189</text:p>
          </table:table-cell>
          <table:table-cell table:style-name="ce70" table:formula="of:=SUBSTITUTE([.AD107];&quot;,&quot;;&quot;.&quot;)" office:value-type="string" office:string-value="1770.584" calcext:value-type="string">
            <text:p>1770.584</text:p>
          </table:table-cell>
          <table:table-cell table:style-name="ce70" table:formula="of:=SUBSTITUTE([.AE107];&quot;,&quot;;&quot;.&quot;)" office:value-type="string" office:string-value="1911" calcext:value-type="string">
            <text:p>1911</text:p>
          </table:table-cell>
          <table:table-cell table:style-name="ce70" table:formula="of:=SUBSTITUTE([.AF107];&quot;,&quot;;&quot;.&quot;)" office:value-type="string" office:string-value="1992.934" calcext:value-type="string">
            <text:p>1992.934</text:p>
          </table:table-cell>
          <table:table-cell table:style-name="ce70" table:formula="of:=SUBSTITUTE([.AG107];&quot;,&quot;;&quot;.&quot;)" office:value-type="string" office:string-value="2289.233" calcext:value-type="string">
            <text:p>2289.233</text:p>
          </table:table-cell>
          <table:table-cell table:style-name="ce70" table:formula="of:=SUBSTITUTE([.AH107];&quot;,&quot;;&quot;.&quot;)" office:value-type="string" office:string-value="2768.015" calcext:value-type="string">
            <text:p>2768.015</text:p>
          </table:table-cell>
          <table:table-cell table:style-name="ce70" table:formula="of:=SUBSTITUTE([.AI107];&quot;,&quot;;&quot;.&quot;)" office:value-type="string" office:string-value="3014.569" calcext:value-type="string">
            <text:p>3014.569</text:p>
          </table:table-cell>
          <table:table-cell table:style-name="ce70" table:formula="of:=SUBSTITUTE([.AJ107];&quot;,&quot;;&quot;.&quot;)" office:value-type="string" office:string-value="3429" calcext:value-type="string">
            <text:p>3429</text:p>
          </table:table-cell>
          <table:table-cell table:style-name="ce70" table:formula="of:=SUBSTITUTE([.AK107];&quot;,&quot;;&quot;.&quot;)" office:value-type="string" office:string-value="3795.51" calcext:value-type="string">
            <text:p>3795.51</text:p>
          </table:table-cell>
          <table:table-cell table:style-name="ce70" table:formula="of:=SUBSTITUTE([.AL107];&quot;,&quot;;&quot;.&quot;)" office:value-type="string" office:string-value="4018.146" calcext:value-type="string">
            <text:p>4018.146</text:p>
          </table:table-cell>
          <table:table-cell table:style-name="ce70" table:formula="of:=SUBSTITUTE([.AM107];&quot;,&quot;;&quot;.&quot;)" office:value-type="string" office:string-value="4259.734" calcext:value-type="string">
            <text:p>4259.734</text:p>
          </table:table-cell>
          <table:table-cell table:style-name="ce70" table:formula="of:=SUBSTITUTE([.AN107];&quot;,&quot;;&quot;.&quot;)" office:value-type="string" office:string-value="4988.107" calcext:value-type="string">
            <text:p>4988.107</text:p>
          </table:table-cell>
          <table:table-cell table:style-name="ce70" table:formula="of:=SUBSTITUTE([.AO107];&quot;,&quot;;&quot;.&quot;)" office:value-type="string" office:string-value="5309.163" calcext:value-type="string">
            <text:p>5309.163</text:p>
          </table:table-cell>
          <table:table-cell table:style-name="ce70" table:formula="of:=SUBSTITUTE([.AP107];&quot;,&quot;;&quot;.&quot;)" office:value-type="string" office:string-value="6625.547" calcext:value-type="string">
            <text:p>6625.547</text:p>
          </table:table-cell>
          <table:table-cell table:style-name="ce70" table:formula="of:=SUBSTITUTE([.AQ107];&quot;,&quot;;&quot;.&quot;)" office:value-type="string" office:string-value="8002.793" calcext:value-type="string">
            <text:p>8002.793</text:p>
          </table:table-cell>
          <table:table-cell table:style-name="ce70" table:formula="of:=SUBSTITUTE([.AR107];&quot;,&quot;;&quot;.&quot;)" office:value-type="string" office:string-value="7782.565" calcext:value-type="string">
            <text:p>7782.565</text:p>
          </table:table-cell>
          <table:table-cell table:style-name="ce70" table:formula="of:=SUBSTITUTE([.AS107];&quot;,&quot;;&quot;.&quot;)" office:value-type="string" office:string-value="8180.379" calcext:value-type="string">
            <text:p>8180.379</text:p>
          </table:table-cell>
          <table:table-cell table:style-name="ce70" table:formula="of:=SUBSTITUTE([.AT107];&quot;,&quot;;&quot;.&quot;)" office:value-type="string" office:string-value="6910.41861699197" calcext:value-type="string">
            <text:p>6910.41861699197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7]);CONCATENATE([.AU107];[.A39];[.BS107];2;[.BS107];[.X39];[.BS107];[.DM107];[.CP107]);&quot; &quot;)" office:value-type="string" office:string-value="insert into possui values(11,2,369,1995);" calcext:value-type="string">
            <text:p>insert into possui values(11,2,369,1995);</text:p>
          </table:table-cell>
          <table:table-cell table:style-name="ce85" table:formula="of:=IF(ISNUMBER([.Y107]);CONCATENATE([.AV107];[.B39];[.BT107];2;[.BT107];[.Y39];[.BT107];[.DN107];[.CQ107]);&quot; &quot;)" office:value-type="string" office:string-value="insert into possui values(11,2,1053.432,1996);" calcext:value-type="string">
            <text:p>insert into possui values(11,2,1053.432,1996);</text:p>
          </table:table-cell>
          <table:table-cell table:style-name="ce85" table:formula="of:=IF(ISNUMBER([.Z107]);CONCATENATE([.AW107];[.C39];[.BU107];2;[.BU107];[.Z39];[.BU107];[.DO107];[.CR107]);&quot; &quot;)" office:value-type="string" office:string-value="insert into possui values(11,2,962.939,1997);" calcext:value-type="string">
            <text:p>insert into possui values(11,2,962.939,1997);</text:p>
          </table:table-cell>
          <table:table-cell table:style-name="ce85" table:formula="of:=IF(ISNUMBER([.AA107]);CONCATENATE([.AX107];[.D39];[.BV107];2;[.BV107];[.AA39];[.BV107];[.DP107];[.CS107]);&quot; &quot;)" office:value-type="string" office:string-value="insert into possui values(11,2,1252.313,1998);" calcext:value-type="string">
            <text:p>insert into possui values(11,2,1252.313,1998);</text:p>
          </table:table-cell>
          <table:table-cell table:style-name="ce85" table:formula="of:=IF(ISNUMBER([.AB107]);CONCATENATE([.AY107];[.E39];[.BW107];2;[.BW107];[.AB39];[.BW107];[.DQ107];[.CT107]);&quot; &quot;)" office:value-type="string" office:string-value="insert into possui values(11,2,1685.037,1999);" calcext:value-type="string">
            <text:p>insert into possui values(11,2,1685.037,1999);</text:p>
          </table:table-cell>
          <table:table-cell table:style-name="ce85" table:formula="of:=IF(ISNUMBER([.AC107]);CONCATENATE([.AZ107];[.F39];[.BX107];2;[.BX107];[.AC39];[.BX107];[.DR107];[.CU107]);&quot; &quot;)" office:value-type="string" office:string-value="insert into possui values(11,2,1840.189,2000);" calcext:value-type="string">
            <text:p>insert into possui values(11,2,1840.189,2000);</text:p>
          </table:table-cell>
          <table:table-cell table:style-name="ce85" table:formula="of:=IF(ISNUMBER([.AD107]);CONCATENATE([.BA107];[.G39];[.BY107];2;[.BY107];[.AD39];[.BY107];[.DS107];[.CV107]);&quot; &quot;)" office:value-type="string" office:string-value="insert into possui values(11,2,1770.584,2001);" calcext:value-type="string">
            <text:p>insert into possui values(11,2,1770.584,2001);</text:p>
          </table:table-cell>
          <table:table-cell table:style-name="ce85" table:formula="of:=IF(ISNUMBER([.AE107]);CONCATENATE([.BB107];[.H39];[.BZ107];2;[.BZ107];[.AE39];[.BZ107];[.DT107];[.CW107]);&quot; &quot;)" office:value-type="string" office:string-value="insert into possui values(11,2,1911,2002);" calcext:value-type="string">
            <text:p>insert into possui values(11,2,1911,2002);</text:p>
          </table:table-cell>
          <table:table-cell table:style-name="ce85" table:formula="of:=IF(ISNUMBER([.AF107]);CONCATENATE([.BC107];[.I39];[.CA107];2;[.CA107];[.AF39];[.CA107];[.DU107];[.CX107]);&quot; &quot;)" office:value-type="string" office:string-value="insert into possui values(11,2,1992.934,2003);" calcext:value-type="string">
            <text:p>insert into possui values(11,2,1992.934,2003);</text:p>
          </table:table-cell>
          <table:table-cell table:style-name="ce85" table:formula="of:=IF(ISNUMBER([.AG107]);CONCATENATE([.BD107];[.J39];[.CB107];2;[.CB107];[.AG39];[.CB107];[.DV107];[.CY107]);&quot; &quot;)" office:value-type="string" office:string-value="insert into possui values(11,2,2289.233,2004);" calcext:value-type="string">
            <text:p>insert into possui values(11,2,2289.233,2004);</text:p>
          </table:table-cell>
          <table:table-cell table:style-name="ce85" table:formula="of:=IF(ISNUMBER([.AH107]);CONCATENATE([.BE107];[.K39];[.CC107];2;[.CC107];[.AH39];[.CC107];[.DW107];[.CZ107]);&quot; &quot;)" office:value-type="string" office:string-value="insert into possui values(11,2,2768.015,2005);" calcext:value-type="string">
            <text:p>insert into possui values(11,2,2768.015,2005);</text:p>
          </table:table-cell>
          <table:table-cell table:style-name="ce85" table:formula="of:=IF(ISNUMBER([.AI107]);CONCATENATE([.BF107];[.L39];[.CD107];2;[.CD107];[.AI39];[.CD107];[.DX107];[.DA107]);&quot; &quot;)" office:value-type="string" office:string-value="insert into possui values(11,2,3014.569,2006);" calcext:value-type="string">
            <text:p>insert into possui values(11,2,3014.569,2006);</text:p>
          </table:table-cell>
          <table:table-cell table:style-name="ce85" table:formula="of:=IF(ISNUMBER([.AJ107]);CONCATENATE([.BG107];[.M39];[.CE107];2;[.CE107];[.AJ39];[.CE107];[.DY107];[.DB107]);&quot; &quot;)" office:value-type="string" office:string-value="insert into possui values(11,2,3429,2007);" calcext:value-type="string">
            <text:p>insert into possui values(11,2,3429,2007);</text:p>
          </table:table-cell>
          <table:table-cell table:style-name="ce85" table:formula="of:=IF(ISNUMBER([.AK107]);CONCATENATE([.BH107];[.N39];[.CF107];2;[.CF107];[.AK39];[.CF107];[.DZ107];[.DC107]);&quot; &quot;)" office:value-type="string" office:string-value="insert into possui values(11,2,3795.51,2008);" calcext:value-type="string">
            <text:p>insert into possui values(11,2,3795.51,2008);</text:p>
          </table:table-cell>
          <table:table-cell table:style-name="ce85" table:formula="of:=IF(ISNUMBER([.AL107]);CONCATENATE([.BI107];[.O39];[.CG107];2;[.CG107];[.AL39];[.CG107];[.EA107];[.DD107]);&quot; &quot;)" office:value-type="string" office:string-value="insert into possui values(11,2,4018.146,2009);" calcext:value-type="string">
            <text:p>insert into possui values(11,2,4018.146,2009);</text:p>
          </table:table-cell>
          <table:table-cell table:style-name="ce85" table:formula="of:=IF(ISNUMBER([.AM107]);CONCATENATE([.BJ107];[.P39];[.CH107];2;[.CH107];[.AM39];[.CH107];[.EB107];[.DE107]);&quot; &quot;)" office:value-type="string" office:string-value="insert into possui values(11,2,4259.734,2010);" calcext:value-type="string">
            <text:p>insert into possui values(11,2,4259.734,2010);</text:p>
          </table:table-cell>
          <table:table-cell table:style-name="ce85" table:formula="of:=IF(ISNUMBER([.AN107]);CONCATENATE([.BK107];[.Q39];[.CI107];2;[.CI107];[.AN39];[.CI107];[.EC107];[.DF107]);&quot; &quot;)" office:value-type="string" office:string-value="insert into possui values(11,2,4988.107,2011);" calcext:value-type="string">
            <text:p>insert into possui values(11,2,4988.107,2011);</text:p>
          </table:table-cell>
          <table:table-cell table:style-name="ce85" table:formula="of:=IF(ISNUMBER([.AO107]);CONCATENATE([.BL107];[.R39];[.CJ107];2;[.CJ107];[.AO39];[.CJ107];[.ED107];[.DG107]);&quot; &quot;)" office:value-type="string" office:string-value="insert into possui values(11,2,5309.163,2012);" calcext:value-type="string">
            <text:p>insert into possui values(11,2,5309.163,2012);</text:p>
          </table:table-cell>
          <table:table-cell table:style-name="ce85" table:formula="of:=IF(ISNUMBER([.AP107]);CONCATENATE([.BM107];[.S39];[.CK107];2;[.CK107];[.AP39];[.CK107];[.EE107];[.DH107]);&quot; &quot;)" office:value-type="string" office:string-value="insert into possui values(11,2,6625.547,2013);" calcext:value-type="string">
            <text:p>insert into possui values(11,2,6625.547,2013);</text:p>
          </table:table-cell>
          <table:table-cell table:style-name="ce85" table:formula="of:=IF(ISNUMBER([.AQ107]);CONCATENATE([.BN107];[.T39];[.CL107];2;[.CL107];[.AQ39];[.CL107];[.EF107];[.DI107]);&quot; &quot;)" office:value-type="string" office:string-value="insert into possui values(11,2,8002.793,2014);" calcext:value-type="string">
            <text:p>insert into possui values(11,2,8002.793,2014);</text:p>
          </table:table-cell>
          <table:table-cell table:style-name="ce85" table:formula="of:=IF(ISNUMBER([.AR107]);CONCATENATE([.BO107];[.U39];[.CM107];2;[.CM107];[.AR39];[.CM107];[.EG107];[.DJ107]);&quot; &quot;)" office:value-type="string" office:string-value="insert into possui values(11,2,7782.565,2015);" calcext:value-type="string">
            <text:p>insert into possui values(11,2,7782.565,2015);</text:p>
          </table:table-cell>
          <table:table-cell table:style-name="ce85" table:formula="of:=IF(ISNUMBER([.AS107]);CONCATENATE([.BP107];[.V39];[.CN107];2;[.CN107];[.AS39];[.CN107];[.EH107];[.DK107]);&quot; &quot;)" office:value-type="string" office:string-value="insert into possui values(11,2,8180.379,2016);" calcext:value-type="string">
            <text:p>insert into possui values(11,2,8180.379,2016);</text:p>
          </table:table-cell>
          <table:table-cell table:style-name="ce85" table:formula="of:=IF(ISNUMBER([.AT107]);CONCATENATE([.BQ107];[.W39];[.CO107];2;[.CO107];[.AT39];[.CO107];[.EI107];[.DL107]);&quot; &quot;)" office:value-type="string" office:string-value="insert into possui values(11,2,6910.41861699197,2017);" calcext:value-type="string">
            <text:p>insert into possui values(11,2,6910.41861699197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2" calcext:value-type="float">
            <text:p>2</text:p>
          </table:table-cell>
          <table:table-cell table:style-name="ce70" table:formula="of:=SUBSTITUTE([.X108];&quot;,&quot;;&quot;.&quot;)" office:value-type="string" office:string-value="..." calcext:value-type="string">
            <text:p>...</text:p>
          </table:table-cell>
          <table:table-cell table:style-name="ce70" table:formula="of:=SUBSTITUTE([.Y108];&quot;,&quot;;&quot;.&quot;)" office:value-type="string" office:string-value="..." calcext:value-type="string">
            <text:p>...</text:p>
          </table:table-cell>
          <table:table-cell table:style-name="ce70" table:formula="of:=SUBSTITUTE([.Z108];&quot;,&quot;;&quot;.&quot;)" office:value-type="string" office:string-value="..." calcext:value-type="string">
            <text:p>...</text:p>
          </table:table-cell>
          <table:table-cell table:style-name="ce70" table:formula="of:=SUBSTITUTE([.AA108];&quot;,&quot;;&quot;.&quot;)" office:value-type="string" office:string-value="121.343" calcext:value-type="string">
            <text:p>121.343</text:p>
          </table:table-cell>
          <table:table-cell table:style-name="ce70" table:formula="of:=SUBSTITUTE([.AB108];&quot;,&quot;;&quot;.&quot;)" office:value-type="string" office:string-value="681.7985" calcext:value-type="string">
            <text:p>681.7985</text:p>
          </table:table-cell>
          <table:table-cell table:style-name="ce70" table:formula="of:=SUBSTITUTE([.AC108];&quot;,&quot;;&quot;.&quot;)" office:value-type="string" office:string-value="882.542" calcext:value-type="string">
            <text:p>882.542</text:p>
          </table:table-cell>
          <table:table-cell table:style-name="ce70" table:formula="of:=SUBSTITUTE([.AD108];&quot;,&quot;;&quot;.&quot;)" office:value-type="string" office:string-value="992.486" calcext:value-type="string">
            <text:p>992.486</text:p>
          </table:table-cell>
          <table:table-cell table:style-name="ce70" table:formula="of:=SUBSTITUTE([.AE108];&quot;,&quot;;&quot;.&quot;)" office:value-type="string" office:string-value="1078" calcext:value-type="string">
            <text:p>1078</text:p>
          </table:table-cell>
          <table:table-cell table:style-name="ce70" table:formula="of:=SUBSTITUTE([.AF108];&quot;,&quot;;&quot;.&quot;)" office:value-type="string" office:string-value="1148.92" calcext:value-type="string">
            <text:p>1148.92</text:p>
          </table:table-cell>
          <table:table-cell table:style-name="ce70" table:formula="of:=SUBSTITUTE([.AG108];&quot;,&quot;;&quot;.&quot;)" office:value-type="string" office:string-value="1265.825" calcext:value-type="string">
            <text:p>1265.825</text:p>
          </table:table-cell>
          <table:table-cell table:style-name="ce70" table:formula="of:=SUBSTITUTE([.AH108];&quot;,&quot;;&quot;.&quot;)" office:value-type="string" office:string-value="1357.983" calcext:value-type="string">
            <text:p>1357.983</text:p>
          </table:table-cell>
          <table:table-cell table:style-name="ce70" table:formula="of:=SUBSTITUTE([.AI108];&quot;,&quot;;&quot;.&quot;)" office:value-type="string" office:string-value="1526.303" calcext:value-type="string">
            <text:p>1526.303</text:p>
          </table:table-cell>
          <table:table-cell table:style-name="ce70" table:formula="of:=SUBSTITUTE([.AJ108];&quot;,&quot;;&quot;.&quot;)" office:value-type="string" office:string-value="1672" calcext:value-type="string">
            <text:p>1672</text:p>
          </table:table-cell>
          <table:table-cell table:style-name="ce70" table:formula="of:=SUBSTITUTE([.AK108];&quot;,&quot;;&quot;.&quot;)" office:value-type="string" office:string-value="1683.34" calcext:value-type="string">
            <text:p>1683.34</text:p>
          </table:table-cell>
          <table:table-cell table:style-name="ce70" table:formula="of:=SUBSTITUTE([.AL108];&quot;,&quot;;&quot;.&quot;)" office:value-type="string" office:string-value="1693.912" calcext:value-type="string">
            <text:p>1693.912</text:p>
          </table:table-cell>
          <table:table-cell table:style-name="ce70" table:formula="of:=SUBSTITUTE([.AM108];&quot;,&quot;;&quot;.&quot;)" office:value-type="string" office:string-value="1820.461" calcext:value-type="string">
            <text:p>1820.461</text:p>
          </table:table-cell>
          <table:table-cell table:style-name="ce70" table:formula="of:=SUBSTITUTE([.AN108];&quot;,&quot;;&quot;.&quot;)" office:value-type="string" office:string-value="2000.913" calcext:value-type="string">
            <text:p>2000.913</text:p>
          </table:table-cell>
          <table:table-cell table:style-name="ce70" table:formula="of:=SUBSTITUTE([.AO108];&quot;,&quot;;&quot;.&quot;)" office:value-type="string" office:string-value="2203.857" calcext:value-type="string">
            <text:p>2203.857</text:p>
          </table:table-cell>
          <table:table-cell table:style-name="ce70" table:formula="of:=SUBSTITUTE([.AP108];&quot;,&quot;;&quot;.&quot;)" office:value-type="string" office:string-value="2293.494" calcext:value-type="string">
            <text:p>2293.494</text:p>
          </table:table-cell>
          <table:table-cell table:style-name="ce70" table:formula="of:=SUBSTITUTE([.AQ108];&quot;,&quot;;&quot;.&quot;)" office:value-type="string" office:string-value="2537.05" calcext:value-type="string">
            <text:p>2537.05</text:p>
          </table:table-cell>
          <table:table-cell table:style-name="ce70" table:formula="of:=SUBSTITUTE([.AR108];&quot;,&quot;;&quot;.&quot;)" office:value-type="string" office:string-value="2534.258" calcext:value-type="string">
            <text:p>2534.258</text:p>
          </table:table-cell>
          <table:table-cell table:style-name="ce70" table:formula="of:=SUBSTITUTE([.AS108];&quot;,&quot;;&quot;.&quot;)" office:value-type="string" office:string-value="2647.995" calcext:value-type="string">
            <text:p>2647.995</text:p>
          </table:table-cell>
          <table:table-cell table:style-name="ce70" table:formula="of:=SUBSTITUTE([.AT108];&quot;,&quot;;&quot;.&quot;)" office:value-type="string" office:string-value="2570.47386580234" calcext:value-type="string">
            <text:p>2570.47386580234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8]);CONCATENATE([.AU108];[.A40];[.BS108];2;[.BS108];[.X40];[.BS108];[.DM108];[.CP108]);&quot; &quot;)" office:value-type="string" office:string-value=" " calcext:value-type="string">
            <text:p><text:s/></text:p>
          </table:table-cell>
          <table:table-cell table:style-name="ce85" table:formula="of:=IF(ISNUMBER([.Y108]);CONCATENATE([.AV108];[.B40];[.BT108];2;[.BT108];[.Y40];[.BT108];[.DN108];[.CQ108]);&quot; &quot;)" office:value-type="string" office:string-value=" " calcext:value-type="string">
            <text:p><text:s/></text:p>
          </table:table-cell>
          <table:table-cell table:style-name="ce85" table:formula="of:=IF(ISNUMBER([.Z108]);CONCATENATE([.AW108];[.C40];[.BU108];2;[.BU108];[.Z40];[.BU108];[.DO108];[.CR108]);&quot; &quot;)" office:value-type="string" office:string-value=" " calcext:value-type="string">
            <text:p><text:s/></text:p>
          </table:table-cell>
          <table:table-cell table:style-name="ce85" table:formula="of:=IF(ISNUMBER([.AA108]);CONCATENATE([.AX108];[.D40];[.BV108];2;[.BV108];[.AA40];[.BV108];[.DP108];[.CS108]);&quot; &quot;)" office:value-type="string" office:string-value="insert into possui values(2,2,121.343,1998);" calcext:value-type="string">
            <text:p>insert into possui values(2,2,121.343,1998);</text:p>
          </table:table-cell>
          <table:table-cell table:style-name="ce85" table:formula="of:=IF(ISNUMBER([.AB108]);CONCATENATE([.AY108];[.E40];[.BW108];2;[.BW108];[.AB40];[.BW108];[.DQ108];[.CT108]);&quot; &quot;)" office:value-type="string" office:string-value="insert into possui values(2,2,681.7985,1999);" calcext:value-type="string">
            <text:p>insert into possui values(2,2,681.7985,1999);</text:p>
          </table:table-cell>
          <table:table-cell table:style-name="ce85" table:formula="of:=IF(ISNUMBER([.AC108]);CONCATENATE([.AZ108];[.F40];[.BX108];2;[.BX108];[.AC40];[.BX108];[.DR108];[.CU108]);&quot; &quot;)" office:value-type="string" office:string-value="insert into possui values(2,2,882.542,2000);" calcext:value-type="string">
            <text:p>insert into possui values(2,2,882.542,2000);</text:p>
          </table:table-cell>
          <table:table-cell table:style-name="ce85" table:formula="of:=IF(ISNUMBER([.AD108]);CONCATENATE([.BA108];[.G40];[.BY108];2;[.BY108];[.AD40];[.BY108];[.DS108];[.CV108]);&quot; &quot;)" office:value-type="string" office:string-value="insert into possui values(2,2,992.486,2001);" calcext:value-type="string">
            <text:p>insert into possui values(2,2,992.486,2001);</text:p>
          </table:table-cell>
          <table:table-cell table:style-name="ce85" table:formula="of:=IF(ISNUMBER([.AE108]);CONCATENATE([.BB108];[.H40];[.BZ108];2;[.BZ108];[.AE40];[.BZ108];[.DT108];[.CW108]);&quot; &quot;)" office:value-type="string" office:string-value="insert into possui values(2,2,1078,2002);" calcext:value-type="string">
            <text:p>insert into possui values(2,2,1078,2002);</text:p>
          </table:table-cell>
          <table:table-cell table:style-name="ce85" table:formula="of:=IF(ISNUMBER([.AF108]);CONCATENATE([.BC108];[.I40];[.CA108];2;[.CA108];[.AF40];[.CA108];[.DU108];[.CX108]);&quot; &quot;)" office:value-type="string" office:string-value="insert into possui values(2,2,1148.92,2003);" calcext:value-type="string">
            <text:p>insert into possui values(2,2,1148.92,2003);</text:p>
          </table:table-cell>
          <table:table-cell table:style-name="ce85" table:formula="of:=IF(ISNUMBER([.AG108]);CONCATENATE([.BD108];[.J40];[.CB108];2;[.CB108];[.AG40];[.CB108];[.DV108];[.CY108]);&quot; &quot;)" office:value-type="string" office:string-value="insert into possui values(2,2,1265.825,2004);" calcext:value-type="string">
            <text:p>insert into possui values(2,2,1265.825,2004);</text:p>
          </table:table-cell>
          <table:table-cell table:style-name="ce85" table:formula="of:=IF(ISNUMBER([.AH108]);CONCATENATE([.BE108];[.K40];[.CC108];2;[.CC108];[.AH40];[.CC108];[.DW108];[.CZ108]);&quot; &quot;)" office:value-type="string" office:string-value="insert into possui values(2,2,1357.983,2005);" calcext:value-type="string">
            <text:p>insert into possui values(2,2,1357.983,2005);</text:p>
          </table:table-cell>
          <table:table-cell table:style-name="ce85" table:formula="of:=IF(ISNUMBER([.AI108]);CONCATENATE([.BF108];[.L40];[.CD108];2;[.CD108];[.AI40];[.CD108];[.DX108];[.DA108]);&quot; &quot;)" office:value-type="string" office:string-value="insert into possui values(2,2,1526.303,2006);" calcext:value-type="string">
            <text:p>insert into possui values(2,2,1526.303,2006);</text:p>
          </table:table-cell>
          <table:table-cell table:style-name="ce85" table:formula="of:=IF(ISNUMBER([.AJ108]);CONCATENATE([.BG108];[.M40];[.CE108];2;[.CE108];[.AJ40];[.CE108];[.DY108];[.DB108]);&quot; &quot;)" office:value-type="string" office:string-value="insert into possui values(2,2,1672,2007);" calcext:value-type="string">
            <text:p>insert into possui values(2,2,1672,2007);</text:p>
          </table:table-cell>
          <table:table-cell table:style-name="ce85" table:formula="of:=IF(ISNUMBER([.AK108]);CONCATENATE([.BH108];[.N40];[.CF108];2;[.CF108];[.AK40];[.CF108];[.DZ108];[.DC108]);&quot; &quot;)" office:value-type="string" office:string-value="insert into possui values(2,2,1683.34,2008);" calcext:value-type="string">
            <text:p>insert into possui values(2,2,1683.34,2008);</text:p>
          </table:table-cell>
          <table:table-cell table:style-name="ce85" table:formula="of:=IF(ISNUMBER([.AL108]);CONCATENATE([.BI108];[.O40];[.CG108];2;[.CG108];[.AL40];[.CG108];[.EA108];[.DD108]);&quot; &quot;)" office:value-type="string" office:string-value="insert into possui values(2,2,1693.912,2009);" calcext:value-type="string">
            <text:p>insert into possui values(2,2,1693.912,2009);</text:p>
          </table:table-cell>
          <table:table-cell table:style-name="ce85" table:formula="of:=IF(ISNUMBER([.AM108]);CONCATENATE([.BJ108];[.P40];[.CH108];2;[.CH108];[.AM40];[.CH108];[.EB108];[.DE108]);&quot; &quot;)" office:value-type="string" office:string-value="insert into possui values(2,2,1820.461,2010);" calcext:value-type="string">
            <text:p>insert into possui values(2,2,1820.461,2010);</text:p>
          </table:table-cell>
          <table:table-cell table:style-name="ce85" table:formula="of:=IF(ISNUMBER([.AN108]);CONCATENATE([.BK108];[.Q40];[.CI108];2;[.CI108];[.AN40];[.CI108];[.EC108];[.DF108]);&quot; &quot;)" office:value-type="string" office:string-value="insert into possui values(2,2,2000.913,2011);" calcext:value-type="string">
            <text:p>insert into possui values(2,2,2000.913,2011);</text:p>
          </table:table-cell>
          <table:table-cell table:style-name="ce85" table:formula="of:=IF(ISNUMBER([.AO108]);CONCATENATE([.BL108];[.R40];[.CJ108];2;[.CJ108];[.AO40];[.CJ108];[.ED108];[.DG108]);&quot; &quot;)" office:value-type="string" office:string-value="insert into possui values(2,2,2203.857,2012);" calcext:value-type="string">
            <text:p>insert into possui values(2,2,2203.857,2012);</text:p>
          </table:table-cell>
          <table:table-cell table:style-name="ce85" table:formula="of:=IF(ISNUMBER([.AP108]);CONCATENATE([.BM108];[.S40];[.CK108];2;[.CK108];[.AP40];[.CK108];[.EE108];[.DH108]);&quot; &quot;)" office:value-type="string" office:string-value="insert into possui values(2,2,2293.494,2013);" calcext:value-type="string">
            <text:p>insert into possui values(2,2,2293.494,2013);</text:p>
          </table:table-cell>
          <table:table-cell table:style-name="ce85" table:formula="of:=IF(ISNUMBER([.AQ108]);CONCATENATE([.BN108];[.T40];[.CL108];2;[.CL108];[.AQ40];[.CL108];[.EF108];[.DI108]);&quot; &quot;)" office:value-type="string" office:string-value="insert into possui values(2,2,2537.05,2014);" calcext:value-type="string">
            <text:p>insert into possui values(2,2,2537.05,2014);</text:p>
          </table:table-cell>
          <table:table-cell table:style-name="ce85" table:formula="of:=IF(ISNUMBER([.AR108]);CONCATENATE([.BO108];[.U40];[.CM108];2;[.CM108];[.AR40];[.CM108];[.EG108];[.DJ108]);&quot; &quot;)" office:value-type="string" office:string-value="insert into possui values(2,2,2534.258,2015);" calcext:value-type="string">
            <text:p>insert into possui values(2,2,2534.258,2015);</text:p>
          </table:table-cell>
          <table:table-cell table:style-name="ce85" table:formula="of:=IF(ISNUMBER([.AS108]);CONCATENATE([.BP108];[.V40];[.CN108];2;[.CN108];[.AS40];[.CN108];[.EH108];[.DK108]);&quot; &quot;)" office:value-type="string" office:string-value="insert into possui values(2,2,2647.995,2016);" calcext:value-type="string">
            <text:p>insert into possui values(2,2,2647.995,2016);</text:p>
          </table:table-cell>
          <table:table-cell table:style-name="ce85" table:formula="of:=IF(ISNUMBER([.AT108]);CONCATENATE([.BQ108];[.W40];[.CO108];2;[.CO108];[.AT40];[.CO108];[.EI108];[.DL108]);&quot; &quot;)" office:value-type="string" office:string-value="insert into possui values(2,2,2570.47386580234,2017);" calcext:value-type="string">
            <text:p>insert into possui values(2,2,2570.47386580234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9" calcext:value-type="float">
            <text:p>9</text:p>
          </table:table-cell>
          <table:table-cell table:style-name="ce70" table:formula="of:=SUBSTITUTE([.X109];&quot;,&quot;;&quot;.&quot;)" office:value-type="string" office:string-value="1843" calcext:value-type="string">
            <text:p>1843</text:p>
          </table:table-cell>
          <table:table-cell table:style-name="ce70" table:formula="of:=SUBSTITUTE([.Y109];&quot;,&quot;;&quot;.&quot;)" office:value-type="string" office:string-value="2397.815" calcext:value-type="string">
            <text:p>2397.815</text:p>
          </table:table-cell>
          <table:table-cell table:style-name="ce70" table:formula="of:=SUBSTITUTE([.Z109];&quot;,&quot;;&quot;.&quot;)" office:value-type="string" office:string-value="1153.476" calcext:value-type="string">
            <text:p>1153.476</text:p>
          </table:table-cell>
          <table:table-cell table:style-name="ce70" table:formula="of:=SUBSTITUTE([.AA109];&quot;,&quot;;&quot;.&quot;)" office:value-type="string" office:string-value="1200.301" calcext:value-type="string">
            <text:p>1200.301</text:p>
          </table:table-cell>
          <table:table-cell table:style-name="ce70" table:formula="of:=SUBSTITUTE([.AB109];&quot;,&quot;;&quot;.&quot;)" office:value-type="string" office:string-value="1335.5445" calcext:value-type="string">
            <text:p>1335.5445</text:p>
          </table:table-cell>
          <table:table-cell table:style-name="ce70" table:formula="of:=SUBSTITUTE([.AC109];&quot;,&quot;;&quot;.&quot;)" office:value-type="string" office:string-value="1409.564" calcext:value-type="string">
            <text:p>1409.564</text:p>
          </table:table-cell>
          <table:table-cell table:style-name="ce70" table:formula="of:=SUBSTITUTE([.AD109];&quot;,&quot;;&quot;.&quot;)" office:value-type="string" office:string-value="1323.407" calcext:value-type="string">
            <text:p>1323.407</text:p>
          </table:table-cell>
          <table:table-cell table:style-name="ce70" table:formula="of:=SUBSTITUTE([.AE109];&quot;,&quot;;&quot;.&quot;)" office:value-type="string" office:string-value="1269" calcext:value-type="string">
            <text:p>1269</text:p>
          </table:table-cell>
          <table:table-cell table:style-name="ce70" table:formula="of:=SUBSTITUTE([.AF109];&quot;,&quot;;&quot;.&quot;)" office:value-type="string" office:string-value="1213.222" calcext:value-type="string">
            <text:p>1213.222</text:p>
          </table:table-cell>
          <table:table-cell table:style-name="ce70" table:formula="of:=SUBSTITUTE([.AG109];&quot;,&quot;;&quot;.&quot;)" office:value-type="string" office:string-value="1287.523" calcext:value-type="string">
            <text:p>1287.523</text:p>
          </table:table-cell>
          <table:table-cell table:style-name="ce70" table:formula="of:=SUBSTITUTE([.AH109];&quot;,&quot;;&quot;.&quot;)" office:value-type="string" office:string-value="1315.943" calcext:value-type="string">
            <text:p>1315.943</text:p>
          </table:table-cell>
          <table:table-cell table:style-name="ce70" table:formula="of:=SUBSTITUTE([.AI109];&quot;,&quot;;&quot;.&quot;)" office:value-type="string" office:string-value="1373.077" calcext:value-type="string">
            <text:p>1373.077</text:p>
          </table:table-cell>
          <table:table-cell table:style-name="ce70" table:formula="of:=SUBSTITUTE([.AJ109];&quot;,&quot;;&quot;.&quot;)" office:value-type="string" office:string-value="1435" calcext:value-type="string">
            <text:p>1435</text:p>
          </table:table-cell>
          <table:table-cell table:style-name="ce70" table:formula="of:=SUBSTITUTE([.AK109];&quot;,&quot;;&quot;.&quot;)" office:value-type="string" office:string-value="1434.363" calcext:value-type="string">
            <text:p>1434.363</text:p>
          </table:table-cell>
          <table:table-cell table:style-name="ce70" table:formula="of:=SUBSTITUTE([.AL109];&quot;,&quot;;&quot;.&quot;)" office:value-type="string" office:string-value="1458.459" calcext:value-type="string">
            <text:p>1458.459</text:p>
          </table:table-cell>
          <table:table-cell table:style-name="ce70" table:formula="of:=SUBSTITUTE([.AM109];&quot;,&quot;;&quot;.&quot;)" office:value-type="string" office:string-value="1465.225" calcext:value-type="string">
            <text:p>1465.225</text:p>
          </table:table-cell>
          <table:table-cell table:style-name="ce70" table:formula="of:=SUBSTITUTE([.AN109];&quot;,&quot;;&quot;.&quot;)" office:value-type="string" office:string-value="1555.267" calcext:value-type="string">
            <text:p>1555.267</text:p>
          </table:table-cell>
          <table:table-cell table:style-name="ce70" table:formula="of:=SUBSTITUTE([.AO109];&quot;,&quot;;&quot;.&quot;)" office:value-type="string" office:string-value="1595.349" calcext:value-type="string">
            <text:p>1595.349</text:p>
          </table:table-cell>
          <table:table-cell table:style-name="ce70" table:formula="of:=SUBSTITUTE([.AP109];&quot;,&quot;;&quot;.&quot;)" office:value-type="string" office:string-value="1716.586" calcext:value-type="string">
            <text:p>1716.586</text:p>
          </table:table-cell>
          <table:table-cell table:style-name="ce70" table:formula="of:=SUBSTITUTE([.AQ109];&quot;,&quot;;&quot;.&quot;)" office:value-type="string" office:string-value="2013.496" calcext:value-type="string">
            <text:p>2013.496</text:p>
          </table:table-cell>
          <table:table-cell table:style-name="ce70" table:formula="of:=SUBSTITUTE([.AR109];&quot;,&quot;;&quot;.&quot;)" office:value-type="string" office:string-value="2059.077" calcext:value-type="string">
            <text:p>2059.077</text:p>
          </table:table-cell>
          <table:table-cell table:style-name="ce70" table:formula="of:=SUBSTITUTE([.AS109];&quot;,&quot;;&quot;.&quot;)" office:value-type="string" office:string-value="2055.408" calcext:value-type="string">
            <text:p>2055.408</text:p>
          </table:table-cell>
          <table:table-cell table:style-name="ce70" table:formula="of:=SUBSTITUTE([.AT109];&quot;,&quot;;&quot;.&quot;)" office:value-type="string" office:string-value="1891.46038195598" calcext:value-type="string">
            <text:p>1891.46038195598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09]);CONCATENATE([.AU109];[.A41];[.BS109];2;[.BS109];[.X41];[.BS109];[.DM109];[.CP109]);&quot; &quot;)" office:value-type="string" office:string-value="insert into possui values(9,2,1843,1995);" calcext:value-type="string">
            <text:p>insert into possui values(9,2,1843,1995);</text:p>
          </table:table-cell>
          <table:table-cell table:style-name="ce85" table:formula="of:=IF(ISNUMBER([.Y109]);CONCATENATE([.AV109];[.B41];[.BT109];2;[.BT109];[.Y41];[.BT109];[.DN109];[.CQ109]);&quot; &quot;)" office:value-type="string" office:string-value="insert into possui values(9,2,2397.815,1996);" calcext:value-type="string">
            <text:p>insert into possui values(9,2,2397.815,1996);</text:p>
          </table:table-cell>
          <table:table-cell table:style-name="ce85" table:formula="of:=IF(ISNUMBER([.Z109]);CONCATENATE([.AW109];[.C41];[.BU109];2;[.BU109];[.Z41];[.BU109];[.DO109];[.CR109]);&quot; &quot;)" office:value-type="string" office:string-value="insert into possui values(9,2,1153.476,1997);" calcext:value-type="string">
            <text:p>insert into possui values(9,2,1153.476,1997);</text:p>
          </table:table-cell>
          <table:table-cell table:style-name="ce85" table:formula="of:=IF(ISNUMBER([.AA109]);CONCATENATE([.AX109];[.D41];[.BV109];2;[.BV109];[.AA41];[.BV109];[.DP109];[.CS109]);&quot; &quot;)" office:value-type="string" office:string-value="insert into possui values(9,2,1200.301,1998);" calcext:value-type="string">
            <text:p>insert into possui values(9,2,1200.301,1998);</text:p>
          </table:table-cell>
          <table:table-cell table:style-name="ce85" table:formula="of:=IF(ISNUMBER([.AB109]);CONCATENATE([.AY109];[.E41];[.BW109];2;[.BW109];[.AB41];[.BW109];[.DQ109];[.CT109]);&quot; &quot;)" office:value-type="string" office:string-value="insert into possui values(9,2,1335.5445,1999);" calcext:value-type="string">
            <text:p>insert into possui values(9,2,1335.5445,1999);</text:p>
          </table:table-cell>
          <table:table-cell table:style-name="ce85" table:formula="of:=IF(ISNUMBER([.AC109]);CONCATENATE([.AZ109];[.F41];[.BX109];2;[.BX109];[.AC41];[.BX109];[.DR109];[.CU109]);&quot; &quot;)" office:value-type="string" office:string-value="insert into possui values(9,2,1409.564,2000);" calcext:value-type="string">
            <text:p>insert into possui values(9,2,1409.564,2000);</text:p>
          </table:table-cell>
          <table:table-cell table:style-name="ce85" table:formula="of:=IF(ISNUMBER([.AD109]);CONCATENATE([.BA109];[.G41];[.BY109];2;[.BY109];[.AD41];[.BY109];[.DS109];[.CV109]);&quot; &quot;)" office:value-type="string" office:string-value="insert into possui values(9,2,1323.407,2001);" calcext:value-type="string">
            <text:p>insert into possui values(9,2,1323.407,2001);</text:p>
          </table:table-cell>
          <table:table-cell table:style-name="ce85" table:formula="of:=IF(ISNUMBER([.AE109]);CONCATENATE([.BB109];[.H41];[.BZ109];2;[.BZ109];[.AE41];[.BZ109];[.DT109];[.CW109]);&quot; &quot;)" office:value-type="string" office:string-value="insert into possui values(9,2,1269,2002);" calcext:value-type="string">
            <text:p>insert into possui values(9,2,1269,2002);</text:p>
          </table:table-cell>
          <table:table-cell table:style-name="ce85" table:formula="of:=IF(ISNUMBER([.AF109]);CONCATENATE([.BC109];[.I41];[.CA109];2;[.CA109];[.AF41];[.CA109];[.DU109];[.CX109]);&quot; &quot;)" office:value-type="string" office:string-value="insert into possui values(9,2,1213.222,2003);" calcext:value-type="string">
            <text:p>insert into possui values(9,2,1213.222,2003);</text:p>
          </table:table-cell>
          <table:table-cell table:style-name="ce85" table:formula="of:=IF(ISNUMBER([.AG109]);CONCATENATE([.BD109];[.J41];[.CB109];2;[.CB109];[.AG41];[.CB109];[.DV109];[.CY109]);&quot; &quot;)" office:value-type="string" office:string-value="insert into possui values(9,2,1287.523,2004);" calcext:value-type="string">
            <text:p>insert into possui values(9,2,1287.523,2004);</text:p>
          </table:table-cell>
          <table:table-cell table:style-name="ce85" table:formula="of:=IF(ISNUMBER([.AH109]);CONCATENATE([.BE109];[.K41];[.CC109];2;[.CC109];[.AH41];[.CC109];[.DW109];[.CZ109]);&quot; &quot;)" office:value-type="string" office:string-value="insert into possui values(9,2,1315.943,2005);" calcext:value-type="string">
            <text:p>insert into possui values(9,2,1315.943,2005);</text:p>
          </table:table-cell>
          <table:table-cell table:style-name="ce85" table:formula="of:=IF(ISNUMBER([.AI109]);CONCATENATE([.BF109];[.L41];[.CD109];2;[.CD109];[.AI41];[.CD109];[.DX109];[.DA109]);&quot; &quot;)" office:value-type="string" office:string-value="insert into possui values(9,2,1373.077,2006);" calcext:value-type="string">
            <text:p>insert into possui values(9,2,1373.077,2006);</text:p>
          </table:table-cell>
          <table:table-cell table:style-name="ce85" table:formula="of:=IF(ISNUMBER([.AJ109]);CONCATENATE([.BG109];[.M41];[.CE109];2;[.CE109];[.AJ41];[.CE109];[.DY109];[.DB109]);&quot; &quot;)" office:value-type="string" office:string-value="insert into possui values(9,2,1435,2007);" calcext:value-type="string">
            <text:p>insert into possui values(9,2,1435,2007);</text:p>
          </table:table-cell>
          <table:table-cell table:style-name="ce85" table:formula="of:=IF(ISNUMBER([.AK109]);CONCATENATE([.BH109];[.N41];[.CF109];2;[.CF109];[.AK41];[.CF109];[.DZ109];[.DC109]);&quot; &quot;)" office:value-type="string" office:string-value="insert into possui values(9,2,1434.363,2008);" calcext:value-type="string">
            <text:p>insert into possui values(9,2,1434.363,2008);</text:p>
          </table:table-cell>
          <table:table-cell table:style-name="ce85" table:formula="of:=IF(ISNUMBER([.AL109]);CONCATENATE([.BI109];[.O41];[.CG109];2;[.CG109];[.AL41];[.CG109];[.EA109];[.DD109]);&quot; &quot;)" office:value-type="string" office:string-value="insert into possui values(9,2,1458.459,2009);" calcext:value-type="string">
            <text:p>insert into possui values(9,2,1458.459,2009);</text:p>
          </table:table-cell>
          <table:table-cell table:style-name="ce85" table:formula="of:=IF(ISNUMBER([.AM109]);CONCATENATE([.BJ109];[.P41];[.CH109];2;[.CH109];[.AM41];[.CH109];[.EB109];[.DE109]);&quot; &quot;)" office:value-type="string" office:string-value="insert into possui values(9,2,1465.225,2010);" calcext:value-type="string">
            <text:p>insert into possui values(9,2,1465.225,2010);</text:p>
          </table:table-cell>
          <table:table-cell table:style-name="ce85" table:formula="of:=IF(ISNUMBER([.AN109]);CONCATENATE([.BK109];[.Q41];[.CI109];2;[.CI109];[.AN41];[.CI109];[.EC109];[.DF109]);&quot; &quot;)" office:value-type="string" office:string-value="insert into possui values(9,2,1555.267,2011);" calcext:value-type="string">
            <text:p>insert into possui values(9,2,1555.267,2011);</text:p>
          </table:table-cell>
          <table:table-cell table:style-name="ce85" table:formula="of:=IF(ISNUMBER([.AO109]);CONCATENATE([.BL109];[.R41];[.CJ109];2;[.CJ109];[.AO41];[.CJ109];[.ED109];[.DG109]);&quot; &quot;)" office:value-type="string" office:string-value="insert into possui values(9,2,1595.349,2012);" calcext:value-type="string">
            <text:p>insert into possui values(9,2,1595.349,2012);</text:p>
          </table:table-cell>
          <table:table-cell table:style-name="ce85" table:formula="of:=IF(ISNUMBER([.AP109]);CONCATENATE([.BM109];[.S41];[.CK109];2;[.CK109];[.AP41];[.CK109];[.EE109];[.DH109]);&quot; &quot;)" office:value-type="string" office:string-value="insert into possui values(9,2,1716.586,2013);" calcext:value-type="string">
            <text:p>insert into possui values(9,2,1716.586,2013);</text:p>
          </table:table-cell>
          <table:table-cell table:style-name="ce85" table:formula="of:=IF(ISNUMBER([.AQ109]);CONCATENATE([.BN109];[.T41];[.CL109];2;[.CL109];[.AQ41];[.CL109];[.EF109];[.DI109]);&quot; &quot;)" office:value-type="string" office:string-value="insert into possui values(9,2,2013.496,2014);" calcext:value-type="string">
            <text:p>insert into possui values(9,2,2013.496,2014);</text:p>
          </table:table-cell>
          <table:table-cell table:style-name="ce85" table:formula="of:=IF(ISNUMBER([.AR109]);CONCATENATE([.BO109];[.U41];[.CM109];2;[.CM109];[.AR41];[.CM109];[.EG109];[.DJ109]);&quot; &quot;)" office:value-type="string" office:string-value="insert into possui values(9,2,2059.077,2015);" calcext:value-type="string">
            <text:p>insert into possui values(9,2,2059.077,2015);</text:p>
          </table:table-cell>
          <table:table-cell table:style-name="ce85" table:formula="of:=IF(ISNUMBER([.AS109]);CONCATENATE([.BP109];[.V41];[.CN109];2;[.CN109];[.AS41];[.CN109];[.EH109];[.DK109]);&quot; &quot;)" office:value-type="string" office:string-value="insert into possui values(9,2,2055.408,2016);" calcext:value-type="string">
            <text:p>insert into possui values(9,2,2055.408,2016);</text:p>
          </table:table-cell>
          <table:table-cell table:style-name="ce85" table:formula="of:=IF(ISNUMBER([.AT109]);CONCATENATE([.BQ109];[.W41];[.CO109];2;[.CO109];[.AT41];[.CO109];[.EI109];[.DL109]);&quot; &quot;)" office:value-type="string" office:string-value="insert into possui values(9,2,1891.46038195598,2017);" calcext:value-type="string">
            <text:p>insert into possui values(9,2,1891.46038195598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16" calcext:value-type="float">
            <text:p>16</text:p>
          </table:table-cell>
          <table:table-cell table:style-name="ce70" table:formula="of:=SUBSTITUTE([.X110];&quot;,&quot;;&quot;.&quot;)" office:value-type="string" office:string-value="365" calcext:value-type="string">
            <text:p>365</text:p>
          </table:table-cell>
          <table:table-cell table:style-name="ce70" table:formula="of:=SUBSTITUTE([.Y110];&quot;,&quot;;&quot;.&quot;)" office:value-type="string" office:string-value="408.482" calcext:value-type="string">
            <text:p>408.482</text:p>
          </table:table-cell>
          <table:table-cell table:style-name="ce70" table:formula="of:=SUBSTITUTE([.Z110];&quot;,&quot;;&quot;.&quot;)" office:value-type="string" office:string-value="300.555" calcext:value-type="string">
            <text:p>300.555</text:p>
          </table:table-cell>
          <table:table-cell table:style-name="ce70" table:formula="of:=SUBSTITUTE([.AA110];&quot;,&quot;;&quot;.&quot;)" office:value-type="string" office:string-value="718.516" calcext:value-type="string">
            <text:p>718.516</text:p>
          </table:table-cell>
          <table:table-cell table:style-name="ce70" table:formula="of:=SUBSTITUTE([.AB110];&quot;,&quot;;&quot;.&quot;)" office:value-type="string" office:string-value="1003.339" calcext:value-type="string">
            <text:p>1003.339</text:p>
          </table:table-cell>
          <table:table-cell table:style-name="ce70" table:formula="of:=SUBSTITUTE([.AC110];&quot;,&quot;;&quot;.&quot;)" office:value-type="string" office:string-value="1016.0087275" calcext:value-type="string">
            <text:p>1016.0087275</text:p>
          </table:table-cell>
          <table:table-cell table:style-name="ce70" table:formula="of:=SUBSTITUTE([.AD110];&quot;,&quot;;&quot;.&quot;)" office:value-type="string" office:string-value="956.376" calcext:value-type="string">
            <text:p>956.376</text:p>
          </table:table-cell>
          <table:table-cell table:style-name="ce70" table:formula="of:=SUBSTITUTE([.AE110];&quot;,&quot;;&quot;.&quot;)" office:value-type="string" office:string-value="928" calcext:value-type="string">
            <text:p>928</text:p>
          </table:table-cell>
          <table:table-cell table:style-name="ce70" table:formula="of:=SUBSTITUTE([.AF110];&quot;,&quot;;&quot;.&quot;)" office:value-type="string" office:string-value="892.354092" calcext:value-type="string">
            <text:p>892.354092</text:p>
          </table:table-cell>
          <table:table-cell table:style-name="ce70" table:formula="of:=SUBSTITUTE([.AG110];&quot;,&quot;;&quot;.&quot;)" office:value-type="string" office:string-value="745.051" calcext:value-type="string">
            <text:p>745.051</text:p>
          </table:table-cell>
          <table:table-cell table:style-name="ce70" table:formula="of:=SUBSTITUTE([.AH110];&quot;,&quot;;&quot;.&quot;)" office:value-type="string" office:string-value="832.924" calcext:value-type="string">
            <text:p>832.924</text:p>
          </table:table-cell>
          <table:table-cell table:style-name="ce70" table:formula="of:=SUBSTITUTE([.AI110];&quot;,&quot;;&quot;.&quot;)" office:value-type="string" office:string-value="1147.68" calcext:value-type="string">
            <text:p>1147.68</text:p>
          </table:table-cell>
          <table:table-cell table:style-name="ce70" table:formula="of:=SUBSTITUTE([.AJ110];&quot;,&quot;;&quot;.&quot;)" office:value-type="string" office:string-value="1370" calcext:value-type="string">
            <text:p>1370</text:p>
          </table:table-cell>
          <table:table-cell table:style-name="ce70" table:formula="of:=SUBSTITUTE([.AK110];&quot;,&quot;;&quot;.&quot;)" office:value-type="string" office:string-value="..." calcext:value-type="string">
            <text:p>...</text:p>
          </table:table-cell>
          <table:table-cell table:style-name="ce70" table:formula="of:=SUBSTITUTE([.AL110];&quot;,&quot;;&quot;.&quot;)" office:value-type="string" office:string-value="..." calcext:value-type="string">
            <text:p>...</text:p>
          </table:table-cell>
          <table:table-cell table:style-name="ce70" table:formula="of:=SUBSTITUTE([.AM110];&quot;,&quot;;&quot;.&quot;)" office:value-type="string" office:string-value="..." calcext:value-type="string">
            <text:p>...</text:p>
          </table:table-cell>
          <table:table-cell table:style-name="ce70" table:formula="of:=SUBSTITUTE([.AN110];&quot;,&quot;;&quot;.&quot;)" office:value-type="string" office:string-value="..." calcext:value-type="string">
            <text:p>...</text:p>
          </table:table-cell>
          <table:table-cell table:style-name="ce70" table:formula="of:=SUBSTITUTE([.AO110];&quot;,&quot;;&quot;.&quot;)" office:value-type="string" office:string-value="..." calcext:value-type="string">
            <text:p>...</text:p>
          </table:table-cell>
          <table:table-cell table:style-name="ce70" table:formula="of:=SUBSTITUTE([.AP110];&quot;,&quot;;&quot;.&quot;)" office:value-type="string" office:string-value="..." calcext:value-type="string">
            <text:p>...</text:p>
          </table:table-cell>
          <table:table-cell table:style-name="ce70" table:formula="of:=SUBSTITUTE([.AQ110];&quot;,&quot;;&quot;.&quot;)" office:value-type="string" office:string-value="..." calcext:value-type="string">
            <text:p>...</text:p>
          </table:table-cell>
          <table:table-cell table:style-name="ce70" table:formula="of:=SUBSTITUTE([.AR110];&quot;,&quot;;&quot;.&quot;)" office:value-type="string" office:string-value="..." calcext:value-type="string">
            <text:p>...</text:p>
          </table:table-cell>
          <table:table-cell table:style-name="ce70" table:formula="of:=SUBSTITUTE([.AS110];&quot;,&quot;;&quot;.&quot;)" office:value-type="string" office:string-value="..." calcext:value-type="string">
            <text:p>...</text:p>
          </table:table-cell>
          <table:table-cell table:style-name="ce70" table:formula="of:=SUBSTITUTE([.AT110];&quot;,&quot;;&quot;.&quot;)" office:value-type="string" office:string-value="..." calcext:value-type="string">
            <text:p>...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0]);CONCATENATE([.AU110];[.A42];[.BS110];2;[.BS110];[.X42];[.BS110];[.DM110];[.CP110]);&quot; &quot;)" office:value-type="string" office:string-value="insert into possui values(16,2,365,1995);" calcext:value-type="string">
            <text:p>insert into possui values(16,2,365,1995);</text:p>
          </table:table-cell>
          <table:table-cell table:style-name="ce85" table:formula="of:=IF(ISNUMBER([.Y110]);CONCATENATE([.AV110];[.B42];[.BT110];2;[.BT110];[.Y42];[.BT110];[.DN110];[.CQ110]);&quot; &quot;)" office:value-type="string" office:string-value="insert into possui values(16,2,408.482,1996);" calcext:value-type="string">
            <text:p>insert into possui values(16,2,408.482,1996);</text:p>
          </table:table-cell>
          <table:table-cell table:style-name="ce85" table:formula="of:=IF(ISNUMBER([.Z110]);CONCATENATE([.AW110];[.C42];[.BU110];2;[.BU110];[.Z42];[.BU110];[.DO110];[.CR110]);&quot; &quot;)" office:value-type="string" office:string-value="insert into possui values(16,2,300.555,1997);" calcext:value-type="string">
            <text:p>insert into possui values(16,2,300.555,1997);</text:p>
          </table:table-cell>
          <table:table-cell table:style-name="ce85" table:formula="of:=IF(ISNUMBER([.AA110]);CONCATENATE([.AX110];[.D42];[.BV110];2;[.BV110];[.AA42];[.BV110];[.DP110];[.CS110]);&quot; &quot;)" office:value-type="string" office:string-value="insert into possui values(16,2,718.516,1998);" calcext:value-type="string">
            <text:p>insert into possui values(16,2,718.516,1998);</text:p>
          </table:table-cell>
          <table:table-cell table:style-name="ce85" table:formula="of:=IF(ISNUMBER([.AB110]);CONCATENATE([.AY110];[.E42];[.BW110];2;[.BW110];[.AB42];[.BW110];[.DQ110];[.CT110]);&quot; &quot;)" office:value-type="string" office:string-value="insert into possui values(16,2,1003.339,1999);" calcext:value-type="string">
            <text:p>insert into possui values(16,2,1003.339,1999);</text:p>
          </table:table-cell>
          <table:table-cell table:style-name="ce85" table:formula="of:=IF(ISNUMBER([.AC110]);CONCATENATE([.AZ110];[.F42];[.BX110];2;[.BX110];[.AC42];[.BX110];[.DR110];[.CU110]);&quot; &quot;)" office:value-type="string" office:string-value="insert into possui values(16,2,1016.0087275,2000);" calcext:value-type="string">
            <text:p>insert into possui values(16,2,1016.0087275,2000);</text:p>
          </table:table-cell>
          <table:table-cell table:style-name="ce85" table:formula="of:=IF(ISNUMBER([.AD110]);CONCATENATE([.BA110];[.G42];[.BY110];2;[.BY110];[.AD42];[.BY110];[.DS110];[.CV110]);&quot; &quot;)" office:value-type="string" office:string-value="insert into possui values(16,2,956.376,2001);" calcext:value-type="string">
            <text:p>insert into possui values(16,2,956.376,2001);</text:p>
          </table:table-cell>
          <table:table-cell table:style-name="ce85" table:formula="of:=IF(ISNUMBER([.AE110]);CONCATENATE([.BB110];[.H42];[.BZ110];2;[.BZ110];[.AE42];[.BZ110];[.DT110];[.CW110]);&quot; &quot;)" office:value-type="string" office:string-value="insert into possui values(16,2,928,2002);" calcext:value-type="string">
            <text:p>insert into possui values(16,2,928,2002);</text:p>
          </table:table-cell>
          <table:table-cell table:style-name="ce85" table:formula="of:=IF(ISNUMBER([.AF110]);CONCATENATE([.BC110];[.I42];[.CA110];2;[.CA110];[.AF42];[.CA110];[.DU110];[.CX110]);&quot; &quot;)" office:value-type="string" office:string-value="insert into possui values(16,2,892.354092,2003);" calcext:value-type="string">
            <text:p>insert into possui values(16,2,892.354092,2003);</text:p>
          </table:table-cell>
          <table:table-cell table:style-name="ce85" table:formula="of:=IF(ISNUMBER([.AG110]);CONCATENATE([.BD110];[.J42];[.CB110];2;[.CB110];[.AG42];[.CB110];[.DV110];[.CY110]);&quot; &quot;)" office:value-type="string" office:string-value="insert into possui values(16,2,745.051,2004);" calcext:value-type="string">
            <text:p>insert into possui values(16,2,745.051,2004);</text:p>
          </table:table-cell>
          <table:table-cell table:style-name="ce85" table:formula="of:=IF(ISNUMBER([.AH110]);CONCATENATE([.BE110];[.K42];[.CC110];2;[.CC110];[.AH42];[.CC110];[.DW110];[.CZ110]);&quot; &quot;)" office:value-type="string" office:string-value="insert into possui values(16,2,832.924,2005);" calcext:value-type="string">
            <text:p>insert into possui values(16,2,832.924,2005);</text:p>
          </table:table-cell>
          <table:table-cell table:style-name="ce85" table:formula="of:=IF(ISNUMBER([.AI110]);CONCATENATE([.BF110];[.L42];[.CD110];2;[.CD110];[.AI42];[.CD110];[.DX110];[.DA110]);&quot; &quot;)" office:value-type="string" office:string-value="insert into possui values(16,2,1147.68,2006);" calcext:value-type="string">
            <text:p>insert into possui values(16,2,1147.68,2006);</text:p>
          </table:table-cell>
          <table:table-cell table:style-name="ce85" table:formula="of:=IF(ISNUMBER([.AJ110]);CONCATENATE([.BG110];[.M42];[.CE110];2;[.CE110];[.AJ42];[.CE110];[.DY110];[.DB110]);&quot; &quot;)" office:value-type="string" office:string-value="insert into possui values(16,2,1370,2007);" calcext:value-type="string">
            <text:p>insert into possui values(16,2,1370,2007);</text:p>
          </table:table-cell>
          <table:table-cell table:style-name="ce85" table:formula="of:=IF(ISNUMBER([.AK110]);CONCATENATE([.BH110];[.N42];[.CF110];2;[.CF110];[.AK42];[.CF110];[.DZ110];[.DC110]);&quot; &quot;)" office:value-type="string" office:string-value=" " calcext:value-type="string">
            <text:p><text:s/></text:p>
          </table:table-cell>
          <table:table-cell table:style-name="ce85" table:formula="of:=IF(ISNUMBER([.AL110]);CONCATENATE([.BI110];[.O42];[.CG110];2;[.CG110];[.AL42];[.CG110];[.EA110];[.DD110]);&quot; &quot;)" office:value-type="string" office:string-value=" " calcext:value-type="string">
            <text:p><text:s/></text:p>
          </table:table-cell>
          <table:table-cell table:style-name="ce85" table:formula="of:=IF(ISNUMBER([.AM110]);CONCATENATE([.BJ110];[.P42];[.CH110];2;[.CH110];[.AM42];[.CH110];[.EB110];[.DE110]);&quot; &quot;)" office:value-type="string" office:string-value=" " calcext:value-type="string">
            <text:p><text:s/></text:p>
          </table:table-cell>
          <table:table-cell table:style-name="ce85" table:formula="of:=IF(ISNUMBER([.AN110]);CONCATENATE([.BK110];[.Q42];[.CI110];2;[.CI110];[.AN42];[.CI110];[.EC110];[.DF110]);&quot; &quot;)" office:value-type="string" office:string-value=" " calcext:value-type="string">
            <text:p><text:s/></text:p>
          </table:table-cell>
          <table:table-cell table:style-name="ce85" table:formula="of:=IF(ISNUMBER([.AO110]);CONCATENATE([.BL110];[.R42];[.CJ110];2;[.CJ110];[.AO42];[.CJ110];[.ED110];[.DG110]);&quot; &quot;)" office:value-type="string" office:string-value=" " calcext:value-type="string">
            <text:p><text:s/></text:p>
          </table:table-cell>
          <table:table-cell table:style-name="ce85" table:formula="of:=IF(ISNUMBER([.AP110]);CONCATENATE([.BM110];[.S42];[.CK110];2;[.CK110];[.AP42];[.CK110];[.EE110];[.DH110]);&quot; &quot;)" office:value-type="string" office:string-value=" " calcext:value-type="string">
            <text:p><text:s/></text:p>
          </table:table-cell>
          <table:table-cell table:style-name="ce85" table:formula="of:=IF(ISNUMBER([.AQ110]);CONCATENATE([.BN110];[.T42];[.CL110];2;[.CL110];[.AQ42];[.CL110];[.EF110];[.DI110]);&quot; &quot;)" office:value-type="string" office:string-value=" " calcext:value-type="string">
            <text:p><text:s/></text:p>
          </table:table-cell>
          <table:table-cell table:style-name="ce85" table:formula="of:=IF(ISNUMBER([.AR110]);CONCATENATE([.BO110];[.U42];[.CM110];2;[.CM110];[.AR42];[.CM110];[.EG110];[.DJ110]);&quot; &quot;)" office:value-type="string" office:string-value=" " calcext:value-type="string">
            <text:p><text:s/></text:p>
          </table:table-cell>
          <table:table-cell table:style-name="ce85" table:formula="of:=IF(ISNUMBER([.AS110]);CONCATENATE([.BP110];[.V42];[.CN110];2;[.CN110];[.AS42];[.CN110];[.EH110];[.DK110]);&quot; &quot;)" office:value-type="string" office:string-value=" " calcext:value-type="string">
            <text:p><text:s/></text:p>
          </table:table-cell>
          <table:table-cell table:style-name="ce85" table:formula="of:=IF(ISNUMBER([.AT110]);CONCATENATE([.BQ110];[.W42];[.CO110];2;[.CO110];[.AT42];[.CO110];[.EI110];[.DL110]);&quot; &quot;)" office:value-type="string" office:string-value=" " calcext:value-type="string">
            <text:p><text:s/>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10" calcext:value-type="float">
            <text:p>10</text:p>
          </table:table-cell>
          <table:table-cell table:style-name="ce70" table:formula="of:=SUBSTITUTE([.X111];&quot;,&quot;;&quot;.&quot;)" office:value-type="string" office:string-value="1291" calcext:value-type="string">
            <text:p>1291</text:p>
          </table:table-cell>
          <table:table-cell table:style-name="ce70" table:formula="of:=SUBSTITUTE([.Y111];&quot;,&quot;;&quot;.&quot;)" office:value-type="string" office:string-value="1584.48" calcext:value-type="string">
            <text:p>1584.48</text:p>
          </table:table-cell>
          <table:table-cell table:style-name="ce70" table:formula="of:=SUBSTITUTE([.Z111];&quot;,&quot;;&quot;.&quot;)" office:value-type="string" office:string-value="1163.115" calcext:value-type="string">
            <text:p>1163.115</text:p>
          </table:table-cell>
          <table:table-cell table:style-name="ce70" table:formula="of:=SUBSTITUTE([.AA111];&quot;,&quot;;&quot;.&quot;)" office:value-type="string" office:string-value="1161.161" calcext:value-type="string">
            <text:p>1161.161</text:p>
          </table:table-cell>
          <table:table-cell table:style-name="ce70" table:formula="of:=SUBSTITUTE([.AB111];&quot;,&quot;;&quot;.&quot;)" office:value-type="string" office:string-value="1322.903" calcext:value-type="string">
            <text:p>1322.903</text:p>
          </table:table-cell>
          <table:table-cell table:style-name="ce70" table:formula="of:=SUBSTITUTE([.AC111];&quot;,&quot;;&quot;.&quot;)" office:value-type="string" office:string-value="1382.941" calcext:value-type="string">
            <text:p>1382.941</text:p>
          </table:table-cell>
          <table:table-cell table:style-name="ce70" table:formula="of:=SUBSTITUTE([.AD111];&quot;,&quot;;&quot;.&quot;)" office:value-type="string" office:string-value="1251.453" calcext:value-type="string">
            <text:p>1251.453</text:p>
          </table:table-cell>
          <table:table-cell table:style-name="ce70" table:formula="of:=SUBSTITUTE([.AE111];&quot;,&quot;;&quot;.&quot;)" office:value-type="string" office:string-value="1190" calcext:value-type="string">
            <text:p>1190</text:p>
          </table:table-cell>
          <table:table-cell table:style-name="ce70" table:formula="of:=SUBSTITUTE([.AF111];&quot;,&quot;;&quot;.&quot;)" office:value-type="string" office:string-value="1178.292" calcext:value-type="string">
            <text:p>1178.292</text:p>
          </table:table-cell>
          <table:table-cell table:style-name="ce70" table:formula="of:=SUBSTITUTE([.AG111];&quot;,&quot;;&quot;.&quot;)" office:value-type="string" office:string-value="1279.558" calcext:value-type="string">
            <text:p>1279.558</text:p>
          </table:table-cell>
          <table:table-cell table:style-name="ce70" table:formula="of:=SUBSTITUTE([.AH111];&quot;,&quot;;&quot;.&quot;)" office:value-type="string" office:string-value="1335.014" calcext:value-type="string">
            <text:p>1335.014</text:p>
          </table:table-cell>
          <table:table-cell table:style-name="ce70" table:formula="of:=SUBSTITUTE([.AI111];&quot;,&quot;;&quot;.&quot;)" office:value-type="string" office:string-value="1390.032" calcext:value-type="string">
            <text:p>1390.032</text:p>
          </table:table-cell>
          <table:table-cell table:style-name="ce70" table:formula="of:=SUBSTITUTE([.AJ111];&quot;,&quot;;&quot;.&quot;)" office:value-type="string" office:string-value="1440" calcext:value-type="string">
            <text:p>1440</text:p>
          </table:table-cell>
          <table:table-cell table:style-name="ce70" table:formula="of:=SUBSTITUTE([.AK111];&quot;,&quot;;&quot;.&quot;)" office:value-type="string" office:string-value="1432.995" calcext:value-type="string">
            <text:p>1432.995</text:p>
          </table:table-cell>
          <table:table-cell table:style-name="ce70" table:formula="of:=SUBSTITUTE([.AL111];&quot;,&quot;;&quot;.&quot;)" office:value-type="string" office:string-value="1457.837" calcext:value-type="string">
            <text:p>1457.837</text:p>
          </table:table-cell>
          <table:table-cell table:style-name="ce70" table:formula="of:=SUBSTITUTE([.AM111];&quot;,&quot;;&quot;.&quot;)" office:value-type="string" office:string-value="1446.249" calcext:value-type="string">
            <text:p>1446.249</text:p>
          </table:table-cell>
          <table:table-cell table:style-name="ce70" table:formula="of:=SUBSTITUTE([.AN111];&quot;,&quot;;&quot;.&quot;)" office:value-type="string" office:string-value="1561.694" calcext:value-type="string">
            <text:p>1561.694</text:p>
          </table:table-cell>
          <table:table-cell table:style-name="ce70" table:formula="of:=SUBSTITUTE([.AO111];&quot;,&quot;;&quot;.&quot;)" office:value-type="string" office:string-value="1652.747" calcext:value-type="string">
            <text:p>1652.747</text:p>
          </table:table-cell>
          <table:table-cell table:style-name="ce70" table:formula="of:=SUBSTITUTE([.AP111];&quot;,&quot;;&quot;.&quot;)" office:value-type="string" office:string-value="1782.716" calcext:value-type="string">
            <text:p>1782.716</text:p>
          </table:table-cell>
          <table:table-cell table:style-name="ce70" table:formula="of:=SUBSTITUTE([.AQ111];&quot;,&quot;;&quot;.&quot;)" office:value-type="string" office:string-value="2091.34" calcext:value-type="string">
            <text:p>2091.34</text:p>
          </table:table-cell>
          <table:table-cell table:style-name="ce70" table:formula="of:=SUBSTITUTE([.AR111];&quot;,&quot;;&quot;.&quot;)" office:value-type="string" office:string-value="2158.554" calcext:value-type="string">
            <text:p>2158.554</text:p>
          </table:table-cell>
          <table:table-cell table:style-name="ce70" table:formula="of:=SUBSTITUTE([.AS111];&quot;,&quot;;&quot;.&quot;)" office:value-type="string" office:string-value="2177.863" calcext:value-type="string">
            <text:p>2177.863</text:p>
          </table:table-cell>
          <table:table-cell table:style-name="ce70" table:formula="of:=SUBSTITUTE([.AT111];&quot;,&quot;;&quot;.&quot;)" office:value-type="string" office:string-value="1926.17782515656" calcext:value-type="string">
            <text:p>1926.17782515656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1]);CONCATENATE([.AU111];[.A43];[.BS111];2;[.BS111];[.X43];[.BS111];[.DM111];[.CP111]);&quot; &quot;)" office:value-type="string" office:string-value="insert into possui values(10,2,1291,1995);" calcext:value-type="string">
            <text:p>insert into possui values(10,2,1291,1995);</text:p>
          </table:table-cell>
          <table:table-cell table:style-name="ce85" table:formula="of:=IF(ISNUMBER([.Y111]);CONCATENATE([.AV111];[.B43];[.BT111];2;[.BT111];[.Y43];[.BT111];[.DN111];[.CQ111]);&quot; &quot;)" office:value-type="string" office:string-value="insert into possui values(10,2,1584.48,1996);" calcext:value-type="string">
            <text:p>insert into possui values(10,2,1584.48,1996);</text:p>
          </table:table-cell>
          <table:table-cell table:style-name="ce85" table:formula="of:=IF(ISNUMBER([.Z111]);CONCATENATE([.AW111];[.C43];[.BU111];2;[.BU111];[.Z43];[.BU111];[.DO111];[.CR111]);&quot; &quot;)" office:value-type="string" office:string-value="insert into possui values(10,2,1163.115,1997);" calcext:value-type="string">
            <text:p>insert into possui values(10,2,1163.115,1997);</text:p>
          </table:table-cell>
          <table:table-cell table:style-name="ce85" table:formula="of:=IF(ISNUMBER([.AA111]);CONCATENATE([.AX111];[.D43];[.BV111];2;[.BV111];[.AA43];[.BV111];[.DP111];[.CS111]);&quot; &quot;)" office:value-type="string" office:string-value="insert into possui values(10,2,1161.161,1998);" calcext:value-type="string">
            <text:p>insert into possui values(10,2,1161.161,1998);</text:p>
          </table:table-cell>
          <table:table-cell table:style-name="ce85" table:formula="of:=IF(ISNUMBER([.AB111]);CONCATENATE([.AY111];[.E43];[.BW111];2;[.BW111];[.AB43];[.BW111];[.DQ111];[.CT111]);&quot; &quot;)" office:value-type="string" office:string-value="insert into possui values(10,2,1322.903,1999);" calcext:value-type="string">
            <text:p>insert into possui values(10,2,1322.903,1999);</text:p>
          </table:table-cell>
          <table:table-cell table:style-name="ce85" table:formula="of:=IF(ISNUMBER([.AC111]);CONCATENATE([.AZ111];[.F43];[.BX111];2;[.BX111];[.AC43];[.BX111];[.DR111];[.CU111]);&quot; &quot;)" office:value-type="string" office:string-value="insert into possui values(10,2,1382.941,2000);" calcext:value-type="string">
            <text:p>insert into possui values(10,2,1382.941,2000);</text:p>
          </table:table-cell>
          <table:table-cell table:style-name="ce85" table:formula="of:=IF(ISNUMBER([.AD111]);CONCATENATE([.BA111];[.G43];[.BY111];2;[.BY111];[.AD43];[.BY111];[.DS111];[.CV111]);&quot; &quot;)" office:value-type="string" office:string-value="insert into possui values(10,2,1251.453,2001);" calcext:value-type="string">
            <text:p>insert into possui values(10,2,1251.453,2001);</text:p>
          </table:table-cell>
          <table:table-cell table:style-name="ce85" table:formula="of:=IF(ISNUMBER([.AE111]);CONCATENATE([.BB111];[.H43];[.BZ111];2;[.BZ111];[.AE43];[.BZ111];[.DT111];[.CW111]);&quot; &quot;)" office:value-type="string" office:string-value="insert into possui values(10,2,1190,2002);" calcext:value-type="string">
            <text:p>insert into possui values(10,2,1190,2002);</text:p>
          </table:table-cell>
          <table:table-cell table:style-name="ce85" table:formula="of:=IF(ISNUMBER([.AF111]);CONCATENATE([.BC111];[.I43];[.CA111];2;[.CA111];[.AF43];[.CA111];[.DU111];[.CX111]);&quot; &quot;)" office:value-type="string" office:string-value="insert into possui values(10,2,1178.292,2003);" calcext:value-type="string">
            <text:p>insert into possui values(10,2,1178.292,2003);</text:p>
          </table:table-cell>
          <table:table-cell table:style-name="ce85" table:formula="of:=IF(ISNUMBER([.AG111]);CONCATENATE([.BD111];[.J43];[.CB111];2;[.CB111];[.AG43];[.CB111];[.DV111];[.CY111]);&quot; &quot;)" office:value-type="string" office:string-value="insert into possui values(10,2,1279.558,2004);" calcext:value-type="string">
            <text:p>insert into possui values(10,2,1279.558,2004);</text:p>
          </table:table-cell>
          <table:table-cell table:style-name="ce85" table:formula="of:=IF(ISNUMBER([.AH111]);CONCATENATE([.BE111];[.K43];[.CC111];2;[.CC111];[.AH43];[.CC111];[.DW111];[.CZ111]);&quot; &quot;)" office:value-type="string" office:string-value="insert into possui values(10,2,1335.014,2005);" calcext:value-type="string">
            <text:p>insert into possui values(10,2,1335.014,2005);</text:p>
          </table:table-cell>
          <table:table-cell table:style-name="ce85" table:formula="of:=IF(ISNUMBER([.AI111]);CONCATENATE([.BF111];[.L43];[.CD111];2;[.CD111];[.AI43];[.CD111];[.DX111];[.DA111]);&quot; &quot;)" office:value-type="string" office:string-value="insert into possui values(10,2,1390.032,2006);" calcext:value-type="string">
            <text:p>insert into possui values(10,2,1390.032,2006);</text:p>
          </table:table-cell>
          <table:table-cell table:style-name="ce85" table:formula="of:=IF(ISNUMBER([.AJ111]);CONCATENATE([.BG111];[.M43];[.CE111];2;[.CE111];[.AJ43];[.CE111];[.DY111];[.DB111]);&quot; &quot;)" office:value-type="string" office:string-value="insert into possui values(10,2,1440,2007);" calcext:value-type="string">
            <text:p>insert into possui values(10,2,1440,2007);</text:p>
          </table:table-cell>
          <table:table-cell table:style-name="ce85" table:formula="of:=IF(ISNUMBER([.AK111]);CONCATENATE([.BH111];[.N43];[.CF111];2;[.CF111];[.AK43];[.CF111];[.DZ111];[.DC111]);&quot; &quot;)" office:value-type="string" office:string-value="insert into possui values(10,2,1432.995,2008);" calcext:value-type="string">
            <text:p>insert into possui values(10,2,1432.995,2008);</text:p>
          </table:table-cell>
          <table:table-cell table:style-name="ce85" table:formula="of:=IF(ISNUMBER([.AL111]);CONCATENATE([.BI111];[.O43];[.CG111];2;[.CG111];[.AL43];[.CG111];[.EA111];[.DD111]);&quot; &quot;)" office:value-type="string" office:string-value="insert into possui values(10,2,1457.837,2009);" calcext:value-type="string">
            <text:p>insert into possui values(10,2,1457.837,2009);</text:p>
          </table:table-cell>
          <table:table-cell table:style-name="ce85" table:formula="of:=IF(ISNUMBER([.AM111]);CONCATENATE([.BJ111];[.P43];[.CH111];2;[.CH111];[.AM43];[.CH111];[.EB111];[.DE111]);&quot; &quot;)" office:value-type="string" office:string-value="insert into possui values(10,2,1446.249,2010);" calcext:value-type="string">
            <text:p>insert into possui values(10,2,1446.249,2010);</text:p>
          </table:table-cell>
          <table:table-cell table:style-name="ce85" table:formula="of:=IF(ISNUMBER([.AN111]);CONCATENATE([.BK111];[.Q43];[.CI111];2;[.CI111];[.AN43];[.CI111];[.EC111];[.DF111]);&quot; &quot;)" office:value-type="string" office:string-value="insert into possui values(10,2,1561.694,2011);" calcext:value-type="string">
            <text:p>insert into possui values(10,2,1561.694,2011);</text:p>
          </table:table-cell>
          <table:table-cell table:style-name="ce85" table:formula="of:=IF(ISNUMBER([.AO111]);CONCATENATE([.BL111];[.R43];[.CJ111];2;[.CJ111];[.AO43];[.CJ111];[.ED111];[.DG111]);&quot; &quot;)" office:value-type="string" office:string-value="insert into possui values(10,2,1652.747,2012);" calcext:value-type="string">
            <text:p>insert into possui values(10,2,1652.747,2012);</text:p>
          </table:table-cell>
          <table:table-cell table:style-name="ce85" table:formula="of:=IF(ISNUMBER([.AP111]);CONCATENATE([.BM111];[.S43];[.CK111];2;[.CK111];[.AP43];[.CK111];[.EE111];[.DH111]);&quot; &quot;)" office:value-type="string" office:string-value="insert into possui values(10,2,1782.716,2013);" calcext:value-type="string">
            <text:p>insert into possui values(10,2,1782.716,2013);</text:p>
          </table:table-cell>
          <table:table-cell table:style-name="ce85" table:formula="of:=IF(ISNUMBER([.AQ111]);CONCATENATE([.BN111];[.T43];[.CL111];2;[.CL111];[.AQ43];[.CL111];[.EF111];[.DI111]);&quot; &quot;)" office:value-type="string" office:string-value="insert into possui values(10,2,2091.34,2014);" calcext:value-type="string">
            <text:p>insert into possui values(10,2,2091.34,2014);</text:p>
          </table:table-cell>
          <table:table-cell table:style-name="ce85" table:formula="of:=IF(ISNUMBER([.AR111]);CONCATENATE([.BO111];[.U43];[.CM111];2;[.CM111];[.AR43];[.CM111];[.EG111];[.DJ111]);&quot; &quot;)" office:value-type="string" office:string-value="insert into possui values(10,2,2158.554,2015);" calcext:value-type="string">
            <text:p>insert into possui values(10,2,2158.554,2015);</text:p>
          </table:table-cell>
          <table:table-cell table:style-name="ce85" table:formula="of:=IF(ISNUMBER([.AS111]);CONCATENATE([.BP111];[.V43];[.CN111];2;[.CN111];[.AS43];[.CN111];[.EH111];[.DK111]);&quot; &quot;)" office:value-type="string" office:string-value="insert into possui values(10,2,2177.863,2016);" calcext:value-type="string">
            <text:p>insert into possui values(10,2,2177.863,2016);</text:p>
          </table:table-cell>
          <table:table-cell table:style-name="ce85" table:formula="of:=IF(ISNUMBER([.AT111]);CONCATENATE([.BQ111];[.W43];[.CO111];2;[.CO111];[.AT43];[.CO111];[.EI111];[.DL111]);&quot; &quot;)" office:value-type="string" office:string-value="insert into possui values(10,2,1926.17782515656,2017);" calcext:value-type="string">
            <text:p>insert into possui values(10,2,1926.17782515656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6" calcext:value-type="float">
            <text:p>6</text:p>
          </table:table-cell>
          <table:table-cell table:style-name="ce70" table:formula="of:=SUBSTITUTE([.X112];&quot;,&quot;;&quot;.&quot;)" office:value-type="string" office:string-value="..." calcext:value-type="string">
            <text:p>...</text:p>
          </table:table-cell>
          <table:table-cell table:style-name="ce70" table:formula="of:=SUBSTITUTE([.Y112];&quot;,&quot;;&quot;.&quot;)" office:value-type="string" office:string-value="..." calcext:value-type="string">
            <text:p>...</text:p>
          </table:table-cell>
          <table:table-cell table:style-name="ce70" table:formula="of:=SUBSTITUTE([.Z112];&quot;,&quot;;&quot;.&quot;)" office:value-type="string" office:string-value="..." calcext:value-type="string">
            <text:p>...</text:p>
          </table:table-cell>
          <table:table-cell table:style-name="ce70" table:formula="of:=SUBSTITUTE([.AA112];&quot;,&quot;;&quot;.&quot;)" office:value-type="string" office:string-value="422.601" calcext:value-type="string">
            <text:p>422.601</text:p>
          </table:table-cell>
          <table:table-cell table:style-name="ce70" table:formula="of:=SUBSTITUTE([.AB112];&quot;,&quot;;&quot;.&quot;)" office:value-type="string" office:string-value="1713.007" calcext:value-type="string">
            <text:p>1713.007</text:p>
          </table:table-cell>
          <table:table-cell table:style-name="ce70" table:formula="of:=SUBSTITUTE([.AC112];&quot;,&quot;;&quot;.&quot;)" office:value-type="string" office:string-value="2020.118" calcext:value-type="string">
            <text:p>2020.118</text:p>
          </table:table-cell>
          <table:table-cell table:style-name="ce70" table:formula="of:=SUBSTITUTE([.AD112];&quot;,&quot;;&quot;.&quot;)" office:value-type="string" office:string-value="2026.349" calcext:value-type="string">
            <text:p>2026.349</text:p>
          </table:table-cell>
          <table:table-cell table:style-name="ce70" table:formula="of:=SUBSTITUTE([.AE112];&quot;,&quot;;&quot;.&quot;)" office:value-type="string" office:string-value="2017" calcext:value-type="string">
            <text:p>2017</text:p>
          </table:table-cell>
          <table:table-cell table:style-name="ce70" table:formula="of:=SUBSTITUTE([.AF112];&quot;,&quot;;&quot;.&quot;)" office:value-type="string" office:string-value="1992.061" calcext:value-type="string">
            <text:p>1992.061</text:p>
          </table:table-cell>
          <table:table-cell table:style-name="ce70" table:formula="of:=SUBSTITUTE([.AG112];&quot;,&quot;;&quot;.&quot;)" office:value-type="string" office:string-value="2137.032" calcext:value-type="string">
            <text:p>2137.032</text:p>
          </table:table-cell>
          <table:table-cell table:style-name="ce70" table:formula="of:=SUBSTITUTE([.AH112];&quot;,&quot;;&quot;.&quot;)" office:value-type="string" office:string-value="2235.392" calcext:value-type="string">
            <text:p>2235.392</text:p>
          </table:table-cell>
          <table:table-cell table:style-name="ce70" table:formula="of:=SUBSTITUTE([.AI112];&quot;,&quot;;&quot;.&quot;)" office:value-type="string" office:string-value="2355.854" calcext:value-type="string">
            <text:p>2355.854</text:p>
          </table:table-cell>
          <table:table-cell table:style-name="ce70" table:formula="of:=SUBSTITUTE([.AJ112];&quot;,&quot;;&quot;.&quot;)" office:value-type="string" office:string-value="2567" calcext:value-type="string">
            <text:p>2567</text:p>
          </table:table-cell>
          <table:table-cell table:style-name="ce70" table:formula="of:=SUBSTITUTE([.AK112];&quot;,&quot;;&quot;.&quot;)" office:value-type="string" office:string-value="2602.093819" calcext:value-type="string">
            <text:p>2602.093819</text:p>
          </table:table-cell>
          <table:table-cell table:style-name="ce70" table:formula="of:=SUBSTITUTE([.AL112];&quot;,&quot;;&quot;.&quot;)" office:value-type="string" office:string-value="2647.561" calcext:value-type="string">
            <text:p>2647.561</text:p>
          </table:table-cell>
          <table:table-cell table:style-name="ce70" table:formula="of:=SUBSTITUTE([.AM112];&quot;,&quot;;&quot;.&quot;)" office:value-type="string" office:string-value="2815.542" calcext:value-type="string">
            <text:p>2815.542</text:p>
          </table:table-cell>
          <table:table-cell table:style-name="ce70" table:formula="of:=SUBSTITUTE([.AN112];&quot;,&quot;;&quot;.&quot;)" office:value-type="string" office:string-value="3142.171" calcext:value-type="string">
            <text:p>3142.171</text:p>
          </table:table-cell>
          <table:table-cell table:style-name="ce70" table:formula="of:=SUBSTITUTE([.AO112];&quot;,&quot;;&quot;.&quot;)" office:value-type="string" office:string-value="3338.067" calcext:value-type="string">
            <text:p>3338.067</text:p>
          </table:table-cell>
          <table:table-cell table:style-name="ce70" table:formula="of:=SUBSTITUTE([.AP112];&quot;,&quot;;&quot;.&quot;)" office:value-type="string" office:string-value="3724.213" calcext:value-type="string">
            <text:p>3724.213</text:p>
          </table:table-cell>
          <table:table-cell table:style-name="ce70" table:formula="of:=SUBSTITUTE([.AQ112];&quot;,&quot;;&quot;.&quot;)" office:value-type="string" office:string-value="4197.014" calcext:value-type="string">
            <text:p>4197.014</text:p>
          </table:table-cell>
          <table:table-cell table:style-name="ce70" table:formula="of:=SUBSTITUTE([.AR112];&quot;,&quot;;&quot;.&quot;)" office:value-type="string" office:string-value="4072.989" calcext:value-type="string">
            <text:p>4072.989</text:p>
          </table:table-cell>
          <table:table-cell table:style-name="ce70" table:formula="of:=SUBSTITUTE([.AS112];&quot;,&quot;;&quot;.&quot;)" office:value-type="string" office:string-value="4072.129" calcext:value-type="string">
            <text:p>4072.129</text:p>
          </table:table-cell>
          <table:table-cell table:style-name="ce70" table:formula="of:=SUBSTITUTE([.AT112];&quot;,&quot;;&quot;.&quot;)" office:value-type="string" office:string-value="3871.77892397868" calcext:value-type="string">
            <text:p>3871.77892397868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2]);CONCATENATE([.AU112];[.A44];[.BS112];2;[.BS112];[.X44];[.BS112];[.DM112];[.CP112]);&quot; &quot;)" office:value-type="string" office:string-value=" " calcext:value-type="string">
            <text:p><text:s/></text:p>
          </table:table-cell>
          <table:table-cell table:style-name="ce85" table:formula="of:=IF(ISNUMBER([.Y112]);CONCATENATE([.AV112];[.B44];[.BT112];2;[.BT112];[.Y44];[.BT112];[.DN112];[.CQ112]);&quot; &quot;)" office:value-type="string" office:string-value=" " calcext:value-type="string">
            <text:p><text:s/></text:p>
          </table:table-cell>
          <table:table-cell table:style-name="ce85" table:formula="of:=IF(ISNUMBER([.Z112]);CONCATENATE([.AW112];[.C44];[.BU112];2;[.BU112];[.Z44];[.BU112];[.DO112];[.CR112]);&quot; &quot;)" office:value-type="string" office:string-value=" " calcext:value-type="string">
            <text:p><text:s/></text:p>
          </table:table-cell>
          <table:table-cell table:style-name="ce85" table:formula="of:=IF(ISNUMBER([.AA112]);CONCATENATE([.AX112];[.D44];[.BV112];2;[.BV112];[.AA44];[.BV112];[.DP112];[.CS112]);&quot; &quot;)" office:value-type="string" office:string-value="insert into possui values(6,2,422.601,1998);" calcext:value-type="string">
            <text:p>insert into possui values(6,2,422.601,1998);</text:p>
          </table:table-cell>
          <table:table-cell table:style-name="ce85" table:formula="of:=IF(ISNUMBER([.AB112]);CONCATENATE([.AY112];[.E44];[.BW112];2;[.BW112];[.AB44];[.BW112];[.DQ112];[.CT112]);&quot; &quot;)" office:value-type="string" office:string-value="insert into possui values(6,2,1713.007,1999);" calcext:value-type="string">
            <text:p>insert into possui values(6,2,1713.007,1999);</text:p>
          </table:table-cell>
          <table:table-cell table:style-name="ce85" table:formula="of:=IF(ISNUMBER([.AC112]);CONCATENATE([.AZ112];[.F44];[.BX112];2;[.BX112];[.AC44];[.BX112];[.DR112];[.CU112]);&quot; &quot;)" office:value-type="string" office:string-value="insert into possui values(6,2,2020.118,2000);" calcext:value-type="string">
            <text:p>insert into possui values(6,2,2020.118,2000);</text:p>
          </table:table-cell>
          <table:table-cell table:style-name="ce85" table:formula="of:=IF(ISNUMBER([.AD112]);CONCATENATE([.BA112];[.G44];[.BY112];2;[.BY112];[.AD44];[.BY112];[.DS112];[.CV112]);&quot; &quot;)" office:value-type="string" office:string-value="insert into possui values(6,2,2026.349,2001);" calcext:value-type="string">
            <text:p>insert into possui values(6,2,2026.349,2001);</text:p>
          </table:table-cell>
          <table:table-cell table:style-name="ce85" table:formula="of:=IF(ISNUMBER([.AE112]);CONCATENATE([.BB112];[.H44];[.BZ112];2;[.BZ112];[.AE44];[.BZ112];[.DT112];[.CW112]);&quot; &quot;)" office:value-type="string" office:string-value="insert into possui values(6,2,2017,2002);" calcext:value-type="string">
            <text:p>insert into possui values(6,2,2017,2002);</text:p>
          </table:table-cell>
          <table:table-cell table:style-name="ce85" table:formula="of:=IF(ISNUMBER([.AF112]);CONCATENATE([.BC112];[.I44];[.CA112];2;[.CA112];[.AF44];[.CA112];[.DU112];[.CX112]);&quot; &quot;)" office:value-type="string" office:string-value="insert into possui values(6,2,1992.061,2003);" calcext:value-type="string">
            <text:p>insert into possui values(6,2,1992.061,2003);</text:p>
          </table:table-cell>
          <table:table-cell table:style-name="ce85" table:formula="of:=IF(ISNUMBER([.AG112]);CONCATENATE([.BD112];[.J44];[.CB112];2;[.CB112];[.AG44];[.CB112];[.DV112];[.CY112]);&quot; &quot;)" office:value-type="string" office:string-value="insert into possui values(6,2,2137.032,2004);" calcext:value-type="string">
            <text:p>insert into possui values(6,2,2137.032,2004);</text:p>
          </table:table-cell>
          <table:table-cell table:style-name="ce85" table:formula="of:=IF(ISNUMBER([.AH112]);CONCATENATE([.BE112];[.K44];[.CC112];2;[.CC112];[.AH44];[.CC112];[.DW112];[.CZ112]);&quot; &quot;)" office:value-type="string" office:string-value="insert into possui values(6,2,2235.392,2005);" calcext:value-type="string">
            <text:p>insert into possui values(6,2,2235.392,2005);</text:p>
          </table:table-cell>
          <table:table-cell table:style-name="ce85" table:formula="of:=IF(ISNUMBER([.AI112]);CONCATENATE([.BF112];[.L44];[.CD112];2;[.CD112];[.AI44];[.CD112];[.DX112];[.DA112]);&quot; &quot;)" office:value-type="string" office:string-value="insert into possui values(6,2,2355.854,2006);" calcext:value-type="string">
            <text:p>insert into possui values(6,2,2355.854,2006);</text:p>
          </table:table-cell>
          <table:table-cell table:style-name="ce85" table:formula="of:=IF(ISNUMBER([.AJ112]);CONCATENATE([.BG112];[.M44];[.CE112];2;[.CE112];[.AJ44];[.CE112];[.DY112];[.DB112]);&quot; &quot;)" office:value-type="string" office:string-value="insert into possui values(6,2,2567,2007);" calcext:value-type="string">
            <text:p>insert into possui values(6,2,2567,2007);</text:p>
          </table:table-cell>
          <table:table-cell table:style-name="ce85" table:formula="of:=IF(ISNUMBER([.AK112]);CONCATENATE([.BH112];[.N44];[.CF112];2;[.CF112];[.AK44];[.CF112];[.DZ112];[.DC112]);&quot; &quot;)" office:value-type="string" office:string-value="insert into possui values(6,2,2602.093819,2008);" calcext:value-type="string">
            <text:p>insert into possui values(6,2,2602.093819,2008);</text:p>
          </table:table-cell>
          <table:table-cell table:style-name="ce85" table:formula="of:=IF(ISNUMBER([.AL112]);CONCATENATE([.BI112];[.O44];[.CG112];2;[.CG112];[.AL44];[.CG112];[.EA112];[.DD112]);&quot; &quot;)" office:value-type="string" office:string-value="insert into possui values(6,2,2647.561,2009);" calcext:value-type="string">
            <text:p>insert into possui values(6,2,2647.561,2009);</text:p>
          </table:table-cell>
          <table:table-cell table:style-name="ce85" table:formula="of:=IF(ISNUMBER([.AM112]);CONCATENATE([.BJ112];[.P44];[.CH112];2;[.CH112];[.AM44];[.CH112];[.EB112];[.DE112]);&quot; &quot;)" office:value-type="string" office:string-value="insert into possui values(6,2,2815.542,2010);" calcext:value-type="string">
            <text:p>insert into possui values(6,2,2815.542,2010);</text:p>
          </table:table-cell>
          <table:table-cell table:style-name="ce85" table:formula="of:=IF(ISNUMBER([.AN112]);CONCATENATE([.BK112];[.Q44];[.CI112];2;[.CI112];[.AN44];[.CI112];[.EC112];[.DF112]);&quot; &quot;)" office:value-type="string" office:string-value="insert into possui values(6,2,3142.171,2011);" calcext:value-type="string">
            <text:p>insert into possui values(6,2,3142.171,2011);</text:p>
          </table:table-cell>
          <table:table-cell table:style-name="ce85" table:formula="of:=IF(ISNUMBER([.AO112]);CONCATENATE([.BL112];[.R44];[.CJ112];2;[.CJ112];[.AO44];[.CJ112];[.ED112];[.DG112]);&quot; &quot;)" office:value-type="string" office:string-value="insert into possui values(6,2,3338.067,2012);" calcext:value-type="string">
            <text:p>insert into possui values(6,2,3338.067,2012);</text:p>
          </table:table-cell>
          <table:table-cell table:style-name="ce85" table:formula="of:=IF(ISNUMBER([.AP112]);CONCATENATE([.BM112];[.S44];[.CK112];2;[.CK112];[.AP44];[.CK112];[.EE112];[.DH112]);&quot; &quot;)" office:value-type="string" office:string-value="insert into possui values(6,2,3724.213,2013);" calcext:value-type="string">
            <text:p>insert into possui values(6,2,3724.213,2013);</text:p>
          </table:table-cell>
          <table:table-cell table:style-name="ce85" table:formula="of:=IF(ISNUMBER([.AQ112]);CONCATENATE([.BN112];[.T44];[.CL112];2;[.CL112];[.AQ44];[.CL112];[.EF112];[.DI112]);&quot; &quot;)" office:value-type="string" office:string-value="insert into possui values(6,2,4197.014,2014);" calcext:value-type="string">
            <text:p>insert into possui values(6,2,4197.014,2014);</text:p>
          </table:table-cell>
          <table:table-cell table:style-name="ce85" table:formula="of:=IF(ISNUMBER([.AR112]);CONCATENATE([.BO112];[.U44];[.CM112];2;[.CM112];[.AR44];[.CM112];[.EG112];[.DJ112]);&quot; &quot;)" office:value-type="string" office:string-value="insert into possui values(6,2,4072.989,2015);" calcext:value-type="string">
            <text:p>insert into possui values(6,2,4072.989,2015);</text:p>
          </table:table-cell>
          <table:table-cell table:style-name="ce85" table:formula="of:=IF(ISNUMBER([.AS112]);CONCATENATE([.BP112];[.V44];[.CN112];2;[.CN112];[.AS44];[.CN112];[.EH112];[.DK112]);&quot; &quot;)" office:value-type="string" office:string-value="insert into possui values(6,2,4072.129,2016);" calcext:value-type="string">
            <text:p>insert into possui values(6,2,4072.129,2016);</text:p>
          </table:table-cell>
          <table:table-cell table:style-name="ce85" table:formula="of:=IF(ISNUMBER([.AT112]);CONCATENATE([.BQ112];[.W44];[.CO112];2;[.CO112];[.AT44];[.CO112];[.EI112];[.DL112]);&quot; &quot;)" office:value-type="string" office:string-value="insert into possui values(6,2,3871.77892397868,2017);" calcext:value-type="string">
            <text:p>insert into possui values(6,2,3871.77892397868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14" calcext:value-type="float">
            <text:p>14</text:p>
          </table:table-cell>
          <table:table-cell table:style-name="ce70" table:formula="of:=SUBSTITUTE([.X113];&quot;,&quot;;&quot;.&quot;)" office:value-type="string" office:string-value="578" calcext:value-type="string">
            <text:p>578</text:p>
          </table:table-cell>
          <table:table-cell table:style-name="ce70" table:formula="of:=SUBSTITUTE([.Y113];&quot;,&quot;;&quot;.&quot;)" office:value-type="string" office:string-value="731.311" calcext:value-type="string">
            <text:p>731.311</text:p>
          </table:table-cell>
          <table:table-cell table:style-name="ce70" table:formula="of:=SUBSTITUTE([.Z113];&quot;,&quot;;&quot;.&quot;)" office:value-type="string" office:string-value="613.5" calcext:value-type="string">
            <text:p>613.5</text:p>
          </table:table-cell>
          <table:table-cell table:style-name="ce70" table:formula="of:=SUBSTITUTE([.AA113];&quot;,&quot;;&quot;.&quot;)" office:value-type="string" office:string-value="706.899" calcext:value-type="string">
            <text:p>706.899</text:p>
          </table:table-cell>
          <table:table-cell table:style-name="ce70" table:formula="of:=SUBSTITUTE([.AB113];&quot;,&quot;;&quot;.&quot;)" office:value-type="string" office:string-value="1331.979" calcext:value-type="string">
            <text:p>1331.979</text:p>
          </table:table-cell>
          <table:table-cell table:style-name="ce70" table:formula="of:=SUBSTITUTE([.AC113];&quot;,&quot;;&quot;.&quot;)" office:value-type="string" office:string-value="1320.256" calcext:value-type="string">
            <text:p>1320.256</text:p>
          </table:table-cell>
          <table:table-cell table:style-name="ce70" table:formula="of:=SUBSTITUTE([.AD113];&quot;,&quot;;&quot;.&quot;)" office:value-type="string" office:string-value="1263.959" calcext:value-type="string">
            <text:p>1263.959</text:p>
          </table:table-cell>
          <table:table-cell table:style-name="ce70" table:formula="of:=SUBSTITUTE([.AE113];&quot;,&quot;;&quot;.&quot;)" office:value-type="string" office:string-value="1230" calcext:value-type="string">
            <text:p>1230</text:p>
          </table:table-cell>
          <table:table-cell table:style-name="ce70" table:formula="of:=SUBSTITUTE([.AF113];&quot;,&quot;;&quot;.&quot;)" office:value-type="string" office:string-value="1055.317" calcext:value-type="string">
            <text:p>1055.317</text:p>
          </table:table-cell>
          <table:table-cell table:style-name="ce70" table:formula="of:=SUBSTITUTE([.AG113];&quot;,&quot;;&quot;.&quot;)" office:value-type="string" office:string-value="1290.939" calcext:value-type="string">
            <text:p>1290.939</text:p>
          </table:table-cell>
          <table:table-cell table:style-name="ce70" table:formula="of:=SUBSTITUTE([.AH113];&quot;,&quot;;&quot;.&quot;)" office:value-type="string" office:string-value="1292.514" calcext:value-type="string">
            <text:p>1292.514</text:p>
          </table:table-cell>
          <table:table-cell table:style-name="ce70" table:formula="of:=SUBSTITUTE([.AI113];&quot;,&quot;;&quot;.&quot;)" office:value-type="string" office:string-value="1286.116" calcext:value-type="string">
            <text:p>1286.116</text:p>
          </table:table-cell>
          <table:table-cell table:style-name="ce70" table:formula="of:=SUBSTITUTE([.AJ113];&quot;,&quot;;&quot;.&quot;)" office:value-type="string" office:string-value="1757" calcext:value-type="string">
            <text:p>1757</text:p>
          </table:table-cell>
          <table:table-cell table:style-name="ce70" table:formula="of:=SUBSTITUTE([.AK113];&quot;,&quot;;&quot;.&quot;)" office:value-type="string" office:string-value="1570.221" calcext:value-type="string">
            <text:p>1570.221</text:p>
          </table:table-cell>
          <table:table-cell table:style-name="ce70" table:formula="of:=SUBSTITUTE([.AL113];&quot;,&quot;;&quot;.&quot;)" office:value-type="string" office:string-value="1675.078" calcext:value-type="string">
            <text:p>1675.078</text:p>
          </table:table-cell>
          <table:table-cell table:style-name="ce70" table:formula="of:=SUBSTITUTE([.AM113];&quot;,&quot;;&quot;.&quot;)" office:value-type="string" office:string-value="1532.539" calcext:value-type="string">
            <text:p>1532.539</text:p>
          </table:table-cell>
          <table:table-cell table:style-name="ce70" table:formula="of:=SUBSTITUTE([.AN113];&quot;,&quot;;&quot;.&quot;)" office:value-type="string" office:string-value="1374.369" calcext:value-type="string">
            <text:p>1374.369</text:p>
          </table:table-cell>
          <table:table-cell table:style-name="ce70" table:formula="of:=SUBSTITUTE([.AO113];&quot;,&quot;;&quot;.&quot;)" office:value-type="string" office:string-value="1403.46" calcext:value-type="string">
            <text:p>1403.46</text:p>
          </table:table-cell>
          <table:table-cell table:style-name="ce70" table:formula="of:=SUBSTITUTE([.AP113];&quot;,&quot;;&quot;.&quot;)" office:value-type="string" office:string-value="2149.322" calcext:value-type="string">
            <text:p>2149.322</text:p>
          </table:table-cell>
          <table:table-cell table:style-name="ce70" table:formula="of:=SUBSTITUTE([.AQ113];&quot;,&quot;;&quot;.&quot;)" office:value-type="string" office:string-value="3097.503" calcext:value-type="string">
            <text:p>3097.503</text:p>
          </table:table-cell>
          <table:table-cell table:style-name="ce70" table:formula="of:=SUBSTITUTE([.AR113];&quot;,&quot;;&quot;.&quot;)" office:value-type="string" office:string-value="3817.345" calcext:value-type="string">
            <text:p>3817.345</text:p>
          </table:table-cell>
          <table:table-cell table:style-name="ce70" table:formula="of:=SUBSTITUTE([.AS113];&quot;,&quot;;&quot;.&quot;)" office:value-type="string" office:string-value="3644.794" calcext:value-type="string">
            <text:p>3644.794</text:p>
          </table:table-cell>
          <table:table-cell table:style-name="ce70" table:formula="of:=SUBSTITUTE([.AT113];&quot;,&quot;;&quot;.&quot;)" office:value-type="string" office:string-value="3197.58959672298" calcext:value-type="string">
            <text:p>3197.58959672298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3]);CONCATENATE([.AU113];[.A45];[.BS113];2;[.BS113];[.X45];[.BS113];[.DM113];[.CP113]);&quot; &quot;)" office:value-type="string" office:string-value="insert into possui values(14,2,578,1995);" calcext:value-type="string">
            <text:p>insert into possui values(14,2,578,1995);</text:p>
          </table:table-cell>
          <table:table-cell table:style-name="ce85" table:formula="of:=IF(ISNUMBER([.Y113]);CONCATENATE([.AV113];[.B45];[.BT113];2;[.BT113];[.Y45];[.BT113];[.DN113];[.CQ113]);&quot; &quot;)" office:value-type="string" office:string-value="insert into possui values(14,2,731.311,1996);" calcext:value-type="string">
            <text:p>insert into possui values(14,2,731.311,1996);</text:p>
          </table:table-cell>
          <table:table-cell table:style-name="ce85" table:formula="of:=IF(ISNUMBER([.Z113]);CONCATENATE([.AW113];[.C45];[.BU113];2;[.BU113];[.Z45];[.BU113];[.DO113];[.CR113]);&quot; &quot;)" office:value-type="string" office:string-value="insert into possui values(14,2,613.5,1997);" calcext:value-type="string">
            <text:p>insert into possui values(14,2,613.5,1997);</text:p>
          </table:table-cell>
          <table:table-cell table:style-name="ce85" table:formula="of:=IF(ISNUMBER([.AA113]);CONCATENATE([.AX113];[.D45];[.BV113];2;[.BV113];[.AA45];[.BV113];[.DP113];[.CS113]);&quot; &quot;)" office:value-type="string" office:string-value="insert into possui values(14,2,706.899,1998);" calcext:value-type="string">
            <text:p>insert into possui values(14,2,706.899,1998);</text:p>
          </table:table-cell>
          <table:table-cell table:style-name="ce85" table:formula="of:=IF(ISNUMBER([.AB113]);CONCATENATE([.AY113];[.E45];[.BW113];2;[.BW113];[.AB45];[.BW113];[.DQ113];[.CT113]);&quot; &quot;)" office:value-type="string" office:string-value="insert into possui values(14,2,1331.979,1999);" calcext:value-type="string">
            <text:p>insert into possui values(14,2,1331.979,1999);</text:p>
          </table:table-cell>
          <table:table-cell table:style-name="ce85" table:formula="of:=IF(ISNUMBER([.AC113]);CONCATENATE([.AZ113];[.F45];[.BX113];2;[.BX113];[.AC45];[.BX113];[.DR113];[.CU113]);&quot; &quot;)" office:value-type="string" office:string-value="insert into possui values(14,2,1320.256,2000);" calcext:value-type="string">
            <text:p>insert into possui values(14,2,1320.256,2000);</text:p>
          </table:table-cell>
          <table:table-cell table:style-name="ce85" table:formula="of:=IF(ISNUMBER([.AD113]);CONCATENATE([.BA113];[.G45];[.BY113];2;[.BY113];[.AD45];[.BY113];[.DS113];[.CV113]);&quot; &quot;)" office:value-type="string" office:string-value="insert into possui values(14,2,1263.959,2001);" calcext:value-type="string">
            <text:p>insert into possui values(14,2,1263.959,2001);</text:p>
          </table:table-cell>
          <table:table-cell table:style-name="ce85" table:formula="of:=IF(ISNUMBER([.AE113]);CONCATENATE([.BB113];[.H45];[.BZ113];2;[.BZ113];[.AE45];[.BZ113];[.DT113];[.CW113]);&quot; &quot;)" office:value-type="string" office:string-value="insert into possui values(14,2,1230,2002);" calcext:value-type="string">
            <text:p>insert into possui values(14,2,1230,2002);</text:p>
          </table:table-cell>
          <table:table-cell table:style-name="ce85" table:formula="of:=IF(ISNUMBER([.AF113]);CONCATENATE([.BC113];[.I45];[.CA113];2;[.CA113];[.AF45];[.CA113];[.DU113];[.CX113]);&quot; &quot;)" office:value-type="string" office:string-value="insert into possui values(14,2,1055.317,2003);" calcext:value-type="string">
            <text:p>insert into possui values(14,2,1055.317,2003);</text:p>
          </table:table-cell>
          <table:table-cell table:style-name="ce85" table:formula="of:=IF(ISNUMBER([.AG113]);CONCATENATE([.BD113];[.J45];[.CB113];2;[.CB113];[.AG45];[.CB113];[.DV113];[.CY113]);&quot; &quot;)" office:value-type="string" office:string-value="insert into possui values(14,2,1290.939,2004);" calcext:value-type="string">
            <text:p>insert into possui values(14,2,1290.939,2004);</text:p>
          </table:table-cell>
          <table:table-cell table:style-name="ce85" table:formula="of:=IF(ISNUMBER([.AH113]);CONCATENATE([.BE113];[.K45];[.CC113];2;[.CC113];[.AH45];[.CC113];[.DW113];[.CZ113]);&quot; &quot;)" office:value-type="string" office:string-value="insert into possui values(14,2,1292.514,2005);" calcext:value-type="string">
            <text:p>insert into possui values(14,2,1292.514,2005);</text:p>
          </table:table-cell>
          <table:table-cell table:style-name="ce85" table:formula="of:=IF(ISNUMBER([.AI113]);CONCATENATE([.BF113];[.L45];[.CD113];2;[.CD113];[.AI45];[.CD113];[.DX113];[.DA113]);&quot; &quot;)" office:value-type="string" office:string-value="insert into possui values(14,2,1286.116,2006);" calcext:value-type="string">
            <text:p>insert into possui values(14,2,1286.116,2006);</text:p>
          </table:table-cell>
          <table:table-cell table:style-name="ce85" table:formula="of:=IF(ISNUMBER([.AJ113]);CONCATENATE([.BG113];[.M45];[.CE113];2;[.CE113];[.AJ45];[.CE113];[.DY113];[.DB113]);&quot; &quot;)" office:value-type="string" office:string-value="insert into possui values(14,2,1757,2007);" calcext:value-type="string">
            <text:p>insert into possui values(14,2,1757,2007);</text:p>
          </table:table-cell>
          <table:table-cell table:style-name="ce85" table:formula="of:=IF(ISNUMBER([.AK113]);CONCATENATE([.BH113];[.N45];[.CF113];2;[.CF113];[.AK45];[.CF113];[.DZ113];[.DC113]);&quot; &quot;)" office:value-type="string" office:string-value="insert into possui values(14,2,1570.221,2008);" calcext:value-type="string">
            <text:p>insert into possui values(14,2,1570.221,2008);</text:p>
          </table:table-cell>
          <table:table-cell table:style-name="ce85" table:formula="of:=IF(ISNUMBER([.AL113]);CONCATENATE([.BI113];[.O45];[.CG113];2;[.CG113];[.AL45];[.CG113];[.EA113];[.DD113]);&quot; &quot;)" office:value-type="string" office:string-value="insert into possui values(14,2,1675.078,2009);" calcext:value-type="string">
            <text:p>insert into possui values(14,2,1675.078,2009);</text:p>
          </table:table-cell>
          <table:table-cell table:style-name="ce85" table:formula="of:=IF(ISNUMBER([.AM113]);CONCATENATE([.BJ113];[.P45];[.CH113];2;[.CH113];[.AM45];[.CH113];[.EB113];[.DE113]);&quot; &quot;)" office:value-type="string" office:string-value="insert into possui values(14,2,1532.539,2010);" calcext:value-type="string">
            <text:p>insert into possui values(14,2,1532.539,2010);</text:p>
          </table:table-cell>
          <table:table-cell table:style-name="ce85" table:formula="of:=IF(ISNUMBER([.AN113]);CONCATENATE([.BK113];[.Q45];[.CI113];2;[.CI113];[.AN45];[.CI113];[.EC113];[.DF113]);&quot; &quot;)" office:value-type="string" office:string-value="insert into possui values(14,2,1374.369,2011);" calcext:value-type="string">
            <text:p>insert into possui values(14,2,1374.369,2011);</text:p>
          </table:table-cell>
          <table:table-cell table:style-name="ce85" table:formula="of:=IF(ISNUMBER([.AO113]);CONCATENATE([.BL113];[.R45];[.CJ113];2;[.CJ113];[.AO45];[.CJ113];[.ED113];[.DG113]);&quot; &quot;)" office:value-type="string" office:string-value="insert into possui values(14,2,1403.46,2012);" calcext:value-type="string">
            <text:p>insert into possui values(14,2,1403.46,2012);</text:p>
          </table:table-cell>
          <table:table-cell table:style-name="ce85" table:formula="of:=IF(ISNUMBER([.AP113]);CONCATENATE([.BM113];[.S45];[.CK113];2;[.CK113];[.AP45];[.CK113];[.EE113];[.DH113]);&quot; &quot;)" office:value-type="string" office:string-value="insert into possui values(14,2,2149.322,2013);" calcext:value-type="string">
            <text:p>insert into possui values(14,2,2149.322,2013);</text:p>
          </table:table-cell>
          <table:table-cell table:style-name="ce85" table:formula="of:=IF(ISNUMBER([.AQ113]);CONCATENATE([.BN113];[.T45];[.CL113];2;[.CL113];[.AQ45];[.CL113];[.EF113];[.DI113]);&quot; &quot;)" office:value-type="string" office:string-value="insert into possui values(14,2,3097.503,2014);" calcext:value-type="string">
            <text:p>insert into possui values(14,2,3097.503,2014);</text:p>
          </table:table-cell>
          <table:table-cell table:style-name="ce85" table:formula="of:=IF(ISNUMBER([.AR113]);CONCATENATE([.BO113];[.U45];[.CM113];2;[.CM113];[.AR45];[.CM113];[.EG113];[.DJ113]);&quot; &quot;)" office:value-type="string" office:string-value="insert into possui values(14,2,3817.345,2015);" calcext:value-type="string">
            <text:p>insert into possui values(14,2,3817.345,2015);</text:p>
          </table:table-cell>
          <table:table-cell table:style-name="ce85" table:formula="of:=IF(ISNUMBER([.AS113]);CONCATENATE([.BP113];[.V45];[.CN113];2;[.CN113];[.AS45];[.CN113];[.EH113];[.DK113]);&quot; &quot;)" office:value-type="string" office:string-value="insert into possui values(14,2,3644.794,2016);" calcext:value-type="string">
            <text:p>insert into possui values(14,2,3644.794,2016);</text:p>
          </table:table-cell>
          <table:table-cell table:style-name="ce85" table:formula="of:=IF(ISNUMBER([.AT113]);CONCATENATE([.BQ113];[.W45];[.CO113];2;[.CO113];[.AT45];[.CO113];[.EI113];[.DL113]);&quot; &quot;)" office:value-type="string" office:string-value="insert into possui values(14,2,3197.58959672298,2017);" calcext:value-type="string">
            <text:p>insert into possui values(14,2,3197.58959672298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12" calcext:value-type="float">
            <text:p>12</text:p>
          </table:table-cell>
          <table:table-cell table:style-name="ce70" table:formula="of:=SUBSTITUTE([.X114];&quot;,&quot;;&quot;.&quot;)" office:value-type="string" office:string-value="2832" calcext:value-type="string">
            <text:p>2832</text:p>
          </table:table-cell>
          <table:table-cell table:style-name="ce70" table:formula="of:=SUBSTITUTE([.Y114];&quot;,&quot;;&quot;.&quot;)" office:value-type="string" office:string-value="2839.416" calcext:value-type="string">
            <text:p>2839.416</text:p>
          </table:table-cell>
          <table:table-cell table:style-name="ce70" table:formula="of:=SUBSTITUTE([.Z114];&quot;,&quot;;&quot;.&quot;)" office:value-type="string" office:string-value="1787.66" calcext:value-type="string">
            <text:p>1787.66</text:p>
          </table:table-cell>
          <table:table-cell table:style-name="ce70" table:formula="of:=SUBSTITUTE([.AA114];&quot;,&quot;;&quot;.&quot;)" office:value-type="string" office:string-value="1798.807" calcext:value-type="string">
            <text:p>1798.807</text:p>
          </table:table-cell>
          <table:table-cell table:style-name="ce70" table:formula="of:=SUBSTITUTE([.AB114];&quot;,&quot;;&quot;.&quot;)" office:value-type="string" office:string-value="2039.03" calcext:value-type="string">
            <text:p>2039.03</text:p>
          </table:table-cell>
          <table:table-cell table:style-name="ce70" table:formula="of:=SUBSTITUTE([.AC114];&quot;,&quot;;&quot;.&quot;)" office:value-type="string" office:string-value="2075.84" calcext:value-type="string">
            <text:p>2075.84</text:p>
          </table:table-cell>
          <table:table-cell table:style-name="ce70" table:formula="of:=SUBSTITUTE([.AD114];&quot;,&quot;;&quot;.&quot;)" office:value-type="string" office:string-value="1917.694" calcext:value-type="string">
            <text:p>1917.694</text:p>
          </table:table-cell>
          <table:table-cell table:style-name="ce70" table:formula="of:=SUBSTITUTE([.AE114];&quot;,&quot;;&quot;.&quot;)" office:value-type="string" office:string-value="1859" calcext:value-type="string">
            <text:p>1859</text:p>
          </table:table-cell>
          <table:table-cell table:style-name="ce70" table:formula="of:=SUBSTITUTE([.AF114];&quot;,&quot;;&quot;.&quot;)" office:value-type="string" office:string-value="1829.133" calcext:value-type="string">
            <text:p>1829.133</text:p>
          </table:table-cell>
          <table:table-cell table:style-name="ce70" table:formula="of:=SUBSTITUTE([.AG114];&quot;,&quot;;&quot;.&quot;)" office:value-type="string" office:string-value="1913.036" calcext:value-type="string">
            <text:p>1913.036</text:p>
          </table:table-cell>
          <table:table-cell table:style-name="ce70" table:formula="of:=SUBSTITUTE([.AH114];&quot;,&quot;;&quot;.&quot;)" office:value-type="string" office:string-value="1910.085" calcext:value-type="string">
            <text:p>1910.085</text:p>
          </table:table-cell>
          <table:table-cell table:style-name="ce70" table:formula="of:=SUBSTITUTE([.AI114];&quot;,&quot;;&quot;.&quot;)" office:value-type="string" office:string-value="1990.214" calcext:value-type="string">
            <text:p>1990.214</text:p>
          </table:table-cell>
          <table:table-cell table:style-name="ce70" table:formula="of:=SUBSTITUTE([.AJ114];&quot;,&quot;;&quot;.&quot;)" office:value-type="string" office:string-value="2203" calcext:value-type="string">
            <text:p>2203</text:p>
          </table:table-cell>
          <table:table-cell table:style-name="ce70" table:formula="of:=SUBSTITUTE([.AK114];&quot;,&quot;;&quot;.&quot;)" office:value-type="string" office:string-value="2095.726" calcext:value-type="string">
            <text:p>2095.726</text:p>
          </table:table-cell>
          <table:table-cell table:style-name="ce70" table:formula="of:=SUBSTITUTE([.AL114];&quot;,&quot;;&quot;.&quot;)" office:value-type="string" office:string-value="2044.512" calcext:value-type="string">
            <text:p>2044.512</text:p>
          </table:table-cell>
          <table:table-cell table:style-name="ce70" table:formula="of:=SUBSTITUTE([.AM114];&quot;,&quot;;&quot;.&quot;)" office:value-type="string" office:string-value="1983.472" calcext:value-type="string">
            <text:p>1983.472</text:p>
          </table:table-cell>
          <table:table-cell table:style-name="ce70" table:formula="of:=SUBSTITUTE([.AN114];&quot;,&quot;;&quot;.&quot;)" office:value-type="string" office:string-value="2128.734" calcext:value-type="string">
            <text:p>2128.734</text:p>
          </table:table-cell>
          <table:table-cell table:style-name="ce70" table:formula="of:=SUBSTITUTE([.AO114];&quot;,&quot;;&quot;.&quot;)" office:value-type="string" office:string-value="2193.729" calcext:value-type="string">
            <text:p>2193.729</text:p>
          </table:table-cell>
          <table:table-cell table:style-name="ce70" table:formula="of:=SUBSTITUTE([.AP114];&quot;,&quot;;&quot;.&quot;)" office:value-type="string" office:string-value="2507.507" calcext:value-type="string">
            <text:p>2507.507</text:p>
          </table:table-cell>
          <table:table-cell table:style-name="ce70" table:formula="of:=SUBSTITUTE([.AQ114];&quot;,&quot;;&quot;.&quot;)" office:value-type="string" office:string-value="2980.546" calcext:value-type="string">
            <text:p>2980.546</text:p>
          </table:table-cell>
          <table:table-cell table:style-name="ce70" table:formula="of:=SUBSTITUTE([.AR114];&quot;,&quot;;&quot;.&quot;)" office:value-type="string" office:string-value="2949.976" calcext:value-type="string">
            <text:p>2949.976</text:p>
          </table:table-cell>
          <table:table-cell table:style-name="ce70" table:formula="of:=SUBSTITUTE([.AS114];&quot;,&quot;;&quot;.&quot;)" office:value-type="string" office:string-value="2868.454" calcext:value-type="string">
            <text:p>2868.454</text:p>
          </table:table-cell>
          <table:table-cell table:style-name="ce70" table:formula="of:=SUBSTITUTE([.AT114];&quot;,&quot;;&quot;.&quot;)" office:value-type="string" office:string-value="2571.22269310935" calcext:value-type="string">
            <text:p>2571.22269310935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4]);CONCATENATE([.AU114];[.A46];[.BS114];2;[.BS114];[.X46];[.BS114];[.DM114];[.CP114]);&quot; &quot;)" office:value-type="string" office:string-value="insert into possui values(12,2,2832,1995);" calcext:value-type="string">
            <text:p>insert into possui values(12,2,2832,1995);</text:p>
          </table:table-cell>
          <table:table-cell table:style-name="ce85" table:formula="of:=IF(ISNUMBER([.Y114]);CONCATENATE([.AV114];[.B46];[.BT114];2;[.BT114];[.Y46];[.BT114];[.DN114];[.CQ114]);&quot; &quot;)" office:value-type="string" office:string-value="insert into possui values(12,2,2839.416,1996);" calcext:value-type="string">
            <text:p>insert into possui values(12,2,2839.416,1996);</text:p>
          </table:table-cell>
          <table:table-cell table:style-name="ce85" table:formula="of:=IF(ISNUMBER([.Z114]);CONCATENATE([.AW114];[.C46];[.BU114];2;[.BU114];[.Z46];[.BU114];[.DO114];[.CR114]);&quot; &quot;)" office:value-type="string" office:string-value="insert into possui values(12,2,1787.66,1997);" calcext:value-type="string">
            <text:p>insert into possui values(12,2,1787.66,1997);</text:p>
          </table:table-cell>
          <table:table-cell table:style-name="ce85" table:formula="of:=IF(ISNUMBER([.AA114]);CONCATENATE([.AX114];[.D46];[.BV114];2;[.BV114];[.AA46];[.BV114];[.DP114];[.CS114]);&quot; &quot;)" office:value-type="string" office:string-value="insert into possui values(12,2,1798.807,1998);" calcext:value-type="string">
            <text:p>insert into possui values(12,2,1798.807,1998);</text:p>
          </table:table-cell>
          <table:table-cell table:style-name="ce85" table:formula="of:=IF(ISNUMBER([.AB114]);CONCATENATE([.AY114];[.E46];[.BW114];2;[.BW114];[.AB46];[.BW114];[.DQ114];[.CT114]);&quot; &quot;)" office:value-type="string" office:string-value="insert into possui values(12,2,2039.03,1999);" calcext:value-type="string">
            <text:p>insert into possui values(12,2,2039.03,1999);</text:p>
          </table:table-cell>
          <table:table-cell table:style-name="ce85" table:formula="of:=IF(ISNUMBER([.AC114]);CONCATENATE([.AZ114];[.F46];[.BX114];2;[.BX114];[.AC46];[.BX114];[.DR114];[.CU114]);&quot; &quot;)" office:value-type="string" office:string-value="insert into possui values(12,2,2075.84,2000);" calcext:value-type="string">
            <text:p>insert into possui values(12,2,2075.84,2000);</text:p>
          </table:table-cell>
          <table:table-cell table:style-name="ce85" table:formula="of:=IF(ISNUMBER([.AD114]);CONCATENATE([.BA114];[.G46];[.BY114];2;[.BY114];[.AD46];[.BY114];[.DS114];[.CV114]);&quot; &quot;)" office:value-type="string" office:string-value="insert into possui values(12,2,1917.694,2001);" calcext:value-type="string">
            <text:p>insert into possui values(12,2,1917.694,2001);</text:p>
          </table:table-cell>
          <table:table-cell table:style-name="ce85" table:formula="of:=IF(ISNUMBER([.AE114]);CONCATENATE([.BB114];[.H46];[.BZ114];2;[.BZ114];[.AE46];[.BZ114];[.DT114];[.CW114]);&quot; &quot;)" office:value-type="string" office:string-value="insert into possui values(12,2,1859,2002);" calcext:value-type="string">
            <text:p>insert into possui values(12,2,1859,2002);</text:p>
          </table:table-cell>
          <table:table-cell table:style-name="ce85" table:formula="of:=IF(ISNUMBER([.AF114]);CONCATENATE([.BC114];[.I46];[.CA114];2;[.CA114];[.AF46];[.CA114];[.DU114];[.CX114]);&quot; &quot;)" office:value-type="string" office:string-value="insert into possui values(12,2,1829.133,2003);" calcext:value-type="string">
            <text:p>insert into possui values(12,2,1829.133,2003);</text:p>
          </table:table-cell>
          <table:table-cell table:style-name="ce85" table:formula="of:=IF(ISNUMBER([.AG114]);CONCATENATE([.BD114];[.J46];[.CB114];2;[.CB114];[.AG46];[.CB114];[.DV114];[.CY114]);&quot; &quot;)" office:value-type="string" office:string-value="insert into possui values(12,2,1913.036,2004);" calcext:value-type="string">
            <text:p>insert into possui values(12,2,1913.036,2004);</text:p>
          </table:table-cell>
          <table:table-cell table:style-name="ce85" table:formula="of:=IF(ISNUMBER([.AH114]);CONCATENATE([.BE114];[.K46];[.CC114];2;[.CC114];[.AH46];[.CC114];[.DW114];[.CZ114]);&quot; &quot;)" office:value-type="string" office:string-value="insert into possui values(12,2,1910.085,2005);" calcext:value-type="string">
            <text:p>insert into possui values(12,2,1910.085,2005);</text:p>
          </table:table-cell>
          <table:table-cell table:style-name="ce85" table:formula="of:=IF(ISNUMBER([.AI114]);CONCATENATE([.BF114];[.L46];[.CD114];2;[.CD114];[.AI46];[.CD114];[.DX114];[.DA114]);&quot; &quot;)" office:value-type="string" office:string-value="insert into possui values(12,2,1990.214,2006);" calcext:value-type="string">
            <text:p>insert into possui values(12,2,1990.214,2006);</text:p>
          </table:table-cell>
          <table:table-cell table:style-name="ce85" table:formula="of:=IF(ISNUMBER([.AJ114]);CONCATENATE([.BG114];[.M46];[.CE114];2;[.CE114];[.AJ46];[.CE114];[.DY114];[.DB114]);&quot; &quot;)" office:value-type="string" office:string-value="insert into possui values(12,2,2203,2007);" calcext:value-type="string">
            <text:p>insert into possui values(12,2,2203,2007);</text:p>
          </table:table-cell>
          <table:table-cell table:style-name="ce85" table:formula="of:=IF(ISNUMBER([.AK114]);CONCATENATE([.BH114];[.N46];[.CF114];2;[.CF114];[.AK46];[.CF114];[.DZ114];[.DC114]);&quot; &quot;)" office:value-type="string" office:string-value="insert into possui values(12,2,2095.726,2008);" calcext:value-type="string">
            <text:p>insert into possui values(12,2,2095.726,2008);</text:p>
          </table:table-cell>
          <table:table-cell table:style-name="ce85" table:formula="of:=IF(ISNUMBER([.AL114]);CONCATENATE([.BI114];[.O46];[.CG114];2;[.CG114];[.AL46];[.CG114];[.EA114];[.DD114]);&quot; &quot;)" office:value-type="string" office:string-value="insert into possui values(12,2,2044.512,2009);" calcext:value-type="string">
            <text:p>insert into possui values(12,2,2044.512,2009);</text:p>
          </table:table-cell>
          <table:table-cell table:style-name="ce85" table:formula="of:=IF(ISNUMBER([.AM114]);CONCATENATE([.BJ114];[.P46];[.CH114];2;[.CH114];[.AM46];[.CH114];[.EB114];[.DE114]);&quot; &quot;)" office:value-type="string" office:string-value="insert into possui values(12,2,1983.472,2010);" calcext:value-type="string">
            <text:p>insert into possui values(12,2,1983.472,2010);</text:p>
          </table:table-cell>
          <table:table-cell table:style-name="ce85" table:formula="of:=IF(ISNUMBER([.AN114]);CONCATENATE([.BK114];[.Q46];[.CI114];2;[.CI114];[.AN46];[.CI114];[.EC114];[.DF114]);&quot; &quot;)" office:value-type="string" office:string-value="insert into possui values(12,2,2128.734,2011);" calcext:value-type="string">
            <text:p>insert into possui values(12,2,2128.734,2011);</text:p>
          </table:table-cell>
          <table:table-cell table:style-name="ce85" table:formula="of:=IF(ISNUMBER([.AO114]);CONCATENATE([.BL114];[.R46];[.CJ114];2;[.CJ114];[.AO46];[.CJ114];[.ED114];[.DG114]);&quot; &quot;)" office:value-type="string" office:string-value="insert into possui values(12,2,2193.729,2012);" calcext:value-type="string">
            <text:p>insert into possui values(12,2,2193.729,2012);</text:p>
          </table:table-cell>
          <table:table-cell table:style-name="ce85" table:formula="of:=IF(ISNUMBER([.AP114]);CONCATENATE([.BM114];[.S46];[.CK114];2;[.CK114];[.AP46];[.CK114];[.EE114];[.DH114]);&quot; &quot;)" office:value-type="string" office:string-value="insert into possui values(12,2,2507.507,2013);" calcext:value-type="string">
            <text:p>insert into possui values(12,2,2507.507,2013);</text:p>
          </table:table-cell>
          <table:table-cell table:style-name="ce85" table:formula="of:=IF(ISNUMBER([.AQ114]);CONCATENATE([.BN114];[.T46];[.CL114];2;[.CL114];[.AQ46];[.CL114];[.EF114];[.DI114]);&quot; &quot;)" office:value-type="string" office:string-value="insert into possui values(12,2,2980.546,2014);" calcext:value-type="string">
            <text:p>insert into possui values(12,2,2980.546,2014);</text:p>
          </table:table-cell>
          <table:table-cell table:style-name="ce85" table:formula="of:=IF(ISNUMBER([.AR114]);CONCATENATE([.BO114];[.U46];[.CM114];2;[.CM114];[.AR46];[.CM114];[.EG114];[.DJ114]);&quot; &quot;)" office:value-type="string" office:string-value="insert into possui values(12,2,2949.976,2015);" calcext:value-type="string">
            <text:p>insert into possui values(12,2,2949.976,2015);</text:p>
          </table:table-cell>
          <table:table-cell table:style-name="ce85" table:formula="of:=IF(ISNUMBER([.AS114]);CONCATENATE([.BP114];[.V46];[.CN114];2;[.CN114];[.AS46];[.CN114];[.EH114];[.DK114]);&quot; &quot;)" office:value-type="string" office:string-value="insert into possui values(12,2,2868.454,2016);" calcext:value-type="string">
            <text:p>insert into possui values(12,2,2868.454,2016);</text:p>
          </table:table-cell>
          <table:table-cell table:style-name="ce85" table:formula="of:=IF(ISNUMBER([.AT114]);CONCATENATE([.BQ114];[.W46];[.CO114];2;[.CO114];[.AT46];[.CO114];[.EI114];[.DL114]);&quot; &quot;)" office:value-type="string" office:string-value="insert into possui values(12,2,2571.22269310935,2017);" calcext:value-type="string">
            <text:p>insert into possui values(12,2,2571.22269310935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1" calcext:value-type="float">
            <text:p>1</text:p>
          </table:table-cell>
          <table:table-cell table:style-name="ce70" table:formula="of:=SUBSTITUTE([.X115];&quot;,&quot;;&quot;.&quot;)" office:value-type="string" office:string-value="..." calcext:value-type="string">
            <text:p>...</text:p>
          </table:table-cell>
          <table:table-cell table:style-name="ce70" table:formula="of:=SUBSTITUTE([.Y115];&quot;,&quot;;&quot;.&quot;)" office:value-type="string" office:string-value="..." calcext:value-type="string">
            <text:p>...</text:p>
          </table:table-cell>
          <table:table-cell table:style-name="ce70" table:formula="of:=SUBSTITUTE([.Z115];&quot;,&quot;;&quot;.&quot;)" office:value-type="string" office:string-value="..." calcext:value-type="string">
            <text:p>...</text:p>
          </table:table-cell>
          <table:table-cell table:style-name="ce70" table:formula="of:=SUBSTITUTE([.AA115];&quot;,&quot;;&quot;.&quot;)" office:value-type="string" office:string-value="1703.15589454179" calcext:value-type="string">
            <text:p>1703.15589454179</text:p>
          </table:table-cell>
          <table:table-cell table:style-name="ce70" table:formula="of:=SUBSTITUTE([.AB115];&quot;,&quot;;&quot;.&quot;)" office:value-type="string" office:string-value="6342.461" calcext:value-type="string">
            <text:p>6342.461</text:p>
          </table:table-cell>
          <table:table-cell table:style-name="ce70" table:formula="of:=SUBSTITUTE([.AC115];&quot;,&quot;;&quot;.&quot;)" office:value-type="string" office:string-value="7382.6865" calcext:value-type="string">
            <text:p>7382.6865</text:p>
          </table:table-cell>
          <table:table-cell table:style-name="ce70" table:formula="of:=SUBSTITUTE([.AD115];&quot;,&quot;;&quot;.&quot;)" office:value-type="string" office:string-value="7620.237" calcext:value-type="string">
            <text:p>7620.237</text:p>
          </table:table-cell>
          <table:table-cell table:style-name="ce70" table:formula="of:=SUBSTITUTE([.AE115];&quot;,&quot;;&quot;.&quot;)" office:value-type="string" office:string-value="7675" calcext:value-type="string">
            <text:p>7675</text:p>
          </table:table-cell>
          <table:table-cell table:style-name="ce70" table:formula="of:=SUBSTITUTE([.AF115];&quot;,&quot;;&quot;.&quot;)" office:value-type="string" office:string-value="7502.361" calcext:value-type="string">
            <text:p>7502.361</text:p>
          </table:table-cell>
          <table:table-cell table:style-name="ce70" table:formula="of:=SUBSTITUTE([.AG115];&quot;,&quot;;&quot;.&quot;)" office:value-type="string" office:string-value="7854.755" calcext:value-type="string">
            <text:p>7854.755</text:p>
          </table:table-cell>
          <table:table-cell table:style-name="ce70" table:formula="of:=SUBSTITUTE([.AH115];&quot;,&quot;;&quot;.&quot;)" office:value-type="string" office:string-value="8100.025" calcext:value-type="string">
            <text:p>8100.025</text:p>
          </table:table-cell>
          <table:table-cell table:style-name="ce70" table:formula="of:=SUBSTITUTE([.AI115];&quot;,&quot;;&quot;.&quot;)" office:value-type="string" office:string-value="8436.556" calcext:value-type="string">
            <text:p>8436.556</text:p>
          </table:table-cell>
          <table:table-cell table:style-name="ce70" table:formula="of:=SUBSTITUTE([.AJ115];&quot;,&quot;;&quot;.&quot;)" office:value-type="string" office:string-value="9375" calcext:value-type="string">
            <text:p>9375</text:p>
          </table:table-cell>
          <table:table-cell table:style-name="ce70" table:formula="of:=SUBSTITUTE([.AK115];&quot;,&quot;;&quot;.&quot;)" office:value-type="string" office:string-value="9852.123" calcext:value-type="string">
            <text:p>9852.123</text:p>
          </table:table-cell>
          <table:table-cell table:style-name="ce70" table:formula="of:=SUBSTITUTE([.AL115];&quot;,&quot;;&quot;.&quot;)" office:value-type="string" office:string-value="9937.201" calcext:value-type="string">
            <text:p>9937.201</text:p>
          </table:table-cell>
          <table:table-cell table:style-name="ce70" table:formula="of:=SUBSTITUTE([.AM115];&quot;,&quot;;&quot;.&quot;)" office:value-type="string" office:string-value="10774.40225" calcext:value-type="string">
            <text:p>10774.40225</text:p>
          </table:table-cell>
          <table:table-cell table:style-name="ce70" table:formula="of:=SUBSTITUTE([.AN115];&quot;,&quot;;&quot;.&quot;)" office:value-type="string" office:string-value="12459.342" calcext:value-type="string">
            <text:p>12459.342</text:p>
          </table:table-cell>
          <table:table-cell table:style-name="ce70" table:formula="of:=SUBSTITUTE([.AO115];&quot;,&quot;;&quot;.&quot;)" office:value-type="string" office:string-value="13113.615" calcext:value-type="string">
            <text:p>13113.615</text:p>
          </table:table-cell>
          <table:table-cell table:style-name="ce70" table:formula="of:=SUBSTITUTE([.AP115];&quot;,&quot;;&quot;.&quot;)" office:value-type="string" office:string-value="13692.589" calcext:value-type="string">
            <text:p>13692.589</text:p>
          </table:table-cell>
          <table:table-cell table:style-name="ce70" table:formula="of:=SUBSTITUTE([.AQ115];&quot;,&quot;;&quot;.&quot;)" office:value-type="string" office:string-value="14791.445" calcext:value-type="string">
            <text:p>14791.445</text:p>
          </table:table-cell>
          <table:table-cell table:style-name="ce70" table:formula="of:=SUBSTITUTE([.AR115];&quot;,&quot;;&quot;.&quot;)" office:value-type="string" office:string-value="14509.391" calcext:value-type="string">
            <text:p>14509.391</text:p>
          </table:table-cell>
          <table:table-cell table:style-name="ce70" table:formula="of:=SUBSTITUTE([.AS115];&quot;,&quot;;&quot;.&quot;)" office:value-type="string" office:string-value="14731.755" calcext:value-type="string">
            <text:p>14731.755</text:p>
          </table:table-cell>
          <table:table-cell table:style-name="ce70" table:formula="of:=SUBSTITUTE([.AT115];&quot;,&quot;;&quot;.&quot;)" office:value-type="string" office:string-value="13052.8962355954" calcext:value-type="string">
            <text:p>13052.8962355954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5]);CONCATENATE([.AU115];[.A47];[.BS115];2;[.BS115];[.X47];[.BS115];[.DM115];[.CP115]);&quot; &quot;)" office:value-type="string" office:string-value=" " calcext:value-type="string">
            <text:p><text:s/></text:p>
          </table:table-cell>
          <table:table-cell table:style-name="ce85" table:formula="of:=IF(ISNUMBER([.Y115]);CONCATENATE([.AV115];[.B47];[.BT115];2;[.BT115];[.Y47];[.BT115];[.DN115];[.CQ115]);&quot; &quot;)" office:value-type="string" office:string-value=" " calcext:value-type="string">
            <text:p><text:s/></text:p>
          </table:table-cell>
          <table:table-cell table:style-name="ce85" table:formula="of:=IF(ISNUMBER([.Z115]);CONCATENATE([.AW115];[.C47];[.BU115];2;[.BU115];[.Z47];[.BU115];[.DO115];[.CR115]);&quot; &quot;)" office:value-type="string" office:string-value=" " calcext:value-type="string">
            <text:p><text:s/></text:p>
          </table:table-cell>
          <table:table-cell table:style-name="ce85" table:formula="of:=IF(ISNUMBER([.AA115]);CONCATENATE([.AX115];[.D47];[.BV115];2;[.BV115];[.AA47];[.BV115];[.DP115];[.CS115]);&quot; &quot;)" office:value-type="string" office:string-value="insert into possui values(1,2,1703.15589454179,1998);" calcext:value-type="string">
            <text:p>insert into possui values(1,2,1703.15589454179,1998);</text:p>
          </table:table-cell>
          <table:table-cell table:style-name="ce85" table:formula="of:=IF(ISNUMBER([.AB115]);CONCATENATE([.AY115];[.E47];[.BW115];2;[.BW115];[.AB47];[.BW115];[.DQ115];[.CT115]);&quot; &quot;)" office:value-type="string" office:string-value="insert into possui values(1,2,6342.461,1999);" calcext:value-type="string">
            <text:p>insert into possui values(1,2,6342.461,1999);</text:p>
          </table:table-cell>
          <table:table-cell table:style-name="ce85" table:formula="of:=IF(ISNUMBER([.AC115]);CONCATENATE([.AZ115];[.F47];[.BX115];2;[.BX115];[.AC47];[.BX115];[.DR115];[.CU115]);&quot; &quot;)" office:value-type="string" office:string-value="insert into possui values(1,2,7382.6865,2000);" calcext:value-type="string">
            <text:p>insert into possui values(1,2,7382.6865,2000);</text:p>
          </table:table-cell>
          <table:table-cell table:style-name="ce85" table:formula="of:=IF(ISNUMBER([.AD115]);CONCATENATE([.BA115];[.G47];[.BY115];2;[.BY115];[.AD47];[.BY115];[.DS115];[.CV115]);&quot; &quot;)" office:value-type="string" office:string-value="insert into possui values(1,2,7620.237,2001);" calcext:value-type="string">
            <text:p>insert into possui values(1,2,7620.237,2001);</text:p>
          </table:table-cell>
          <table:table-cell table:style-name="ce85" table:formula="of:=IF(ISNUMBER([.AE115]);CONCATENATE([.BB115];[.H47];[.BZ115];2;[.BZ115];[.AE47];[.BZ115];[.DT115];[.CW115]);&quot; &quot;)" office:value-type="string" office:string-value="insert into possui values(1,2,7675,2002);" calcext:value-type="string">
            <text:p>insert into possui values(1,2,7675,2002);</text:p>
          </table:table-cell>
          <table:table-cell table:style-name="ce85" table:formula="of:=IF(ISNUMBER([.AF115]);CONCATENATE([.BC115];[.I47];[.CA115];2;[.CA115];[.AF47];[.CA115];[.DU115];[.CX115]);&quot; &quot;)" office:value-type="string" office:string-value="insert into possui values(1,2,7502.361,2003);" calcext:value-type="string">
            <text:p>insert into possui values(1,2,7502.361,2003);</text:p>
          </table:table-cell>
          <table:table-cell table:style-name="ce85" table:formula="of:=IF(ISNUMBER([.AG115]);CONCATENATE([.BD115];[.J47];[.CB115];2;[.CB115];[.AG47];[.CB115];[.DV115];[.CY115]);&quot; &quot;)" office:value-type="string" office:string-value="insert into possui values(1,2,7854.755,2004);" calcext:value-type="string">
            <text:p>insert into possui values(1,2,7854.755,2004);</text:p>
          </table:table-cell>
          <table:table-cell table:style-name="ce85" table:formula="of:=IF(ISNUMBER([.AH115]);CONCATENATE([.BE115];[.K47];[.CC115];2;[.CC115];[.AH47];[.CC115];[.DW115];[.CZ115]);&quot; &quot;)" office:value-type="string" office:string-value="insert into possui values(1,2,8100.025,2005);" calcext:value-type="string">
            <text:p>insert into possui values(1,2,8100.025,2005);</text:p>
          </table:table-cell>
          <table:table-cell table:style-name="ce85" table:formula="of:=IF(ISNUMBER([.AI115]);CONCATENATE([.BF115];[.L47];[.CD115];2;[.CD115];[.AI47];[.CD115];[.DX115];[.DA115]);&quot; &quot;)" office:value-type="string" office:string-value="insert into possui values(1,2,8436.556,2006);" calcext:value-type="string">
            <text:p>insert into possui values(1,2,8436.556,2006);</text:p>
          </table:table-cell>
          <table:table-cell table:style-name="ce85" table:formula="of:=IF(ISNUMBER([.AJ115]);CONCATENATE([.BG115];[.M47];[.CE115];2;[.CE115];[.AJ47];[.CE115];[.DY115];[.DB115]);&quot; &quot;)" office:value-type="string" office:string-value="insert into possui values(1,2,9375,2007);" calcext:value-type="string">
            <text:p>insert into possui values(1,2,9375,2007);</text:p>
          </table:table-cell>
          <table:table-cell table:style-name="ce85" table:formula="of:=IF(ISNUMBER([.AK115]);CONCATENATE([.BH115];[.N47];[.CF115];2;[.CF115];[.AK47];[.CF115];[.DZ115];[.DC115]);&quot; &quot;)" office:value-type="string" office:string-value="insert into possui values(1,2,9852.123,2008);" calcext:value-type="string">
            <text:p>insert into possui values(1,2,9852.123,2008);</text:p>
          </table:table-cell>
          <table:table-cell table:style-name="ce85" table:formula="of:=IF(ISNUMBER([.AL115]);CONCATENATE([.BI115];[.O47];[.CG115];2;[.CG115];[.AL47];[.CG115];[.EA115];[.DD115]);&quot; &quot;)" office:value-type="string" office:string-value="insert into possui values(1,2,9937.201,2009);" calcext:value-type="string">
            <text:p>insert into possui values(1,2,9937.201,2009);</text:p>
          </table:table-cell>
          <table:table-cell table:style-name="ce85" table:formula="of:=IF(ISNUMBER([.AM115]);CONCATENATE([.BJ115];[.P47];[.CH115];2;[.CH115];[.AM47];[.CH115];[.EB115];[.DE115]);&quot; &quot;)" office:value-type="string" office:string-value="insert into possui values(1,2,10774.40225,2010);" calcext:value-type="string">
            <text:p>insert into possui values(1,2,10774.40225,2010);</text:p>
          </table:table-cell>
          <table:table-cell table:style-name="ce85" table:formula="of:=IF(ISNUMBER([.AN115]);CONCATENATE([.BK115];[.Q47];[.CI115];2;[.CI115];[.AN47];[.CI115];[.EC115];[.DF115]);&quot; &quot;)" office:value-type="string" office:string-value="insert into possui values(1,2,12459.342,2011);" calcext:value-type="string">
            <text:p>insert into possui values(1,2,12459.342,2011);</text:p>
          </table:table-cell>
          <table:table-cell table:style-name="ce85" table:formula="of:=IF(ISNUMBER([.AO115]);CONCATENATE([.BL115];[.R47];[.CJ115];2;[.CJ115];[.AO47];[.CJ115];[.ED115];[.DG115]);&quot; &quot;)" office:value-type="string" office:string-value="insert into possui values(1,2,13113.615,2012);" calcext:value-type="string">
            <text:p>insert into possui values(1,2,13113.615,2012);</text:p>
          </table:table-cell>
          <table:table-cell table:style-name="ce85" table:formula="of:=IF(ISNUMBER([.AP115]);CONCATENATE([.BM115];[.S47];[.CK115];2;[.CK115];[.AP47];[.CK115];[.EE115];[.DH115]);&quot; &quot;)" office:value-type="string" office:string-value="insert into possui values(1,2,13692.589,2013);" calcext:value-type="string">
            <text:p>insert into possui values(1,2,13692.589,2013);</text:p>
          </table:table-cell>
          <table:table-cell table:style-name="ce85" table:formula="of:=IF(ISNUMBER([.AQ115]);CONCATENATE([.BN115];[.T47];[.CL115];2;[.CL115];[.AQ47];[.CL115];[.EF115];[.DI115]);&quot; &quot;)" office:value-type="string" office:string-value="insert into possui values(1,2,14791.445,2014);" calcext:value-type="string">
            <text:p>insert into possui values(1,2,14791.445,2014);</text:p>
          </table:table-cell>
          <table:table-cell table:style-name="ce85" table:formula="of:=IF(ISNUMBER([.AR115]);CONCATENATE([.BO115];[.U47];[.CM115];2;[.CM115];[.AR47];[.CM115];[.EG115];[.DJ115]);&quot; &quot;)" office:value-type="string" office:string-value="insert into possui values(1,2,14509.391,2015);" calcext:value-type="string">
            <text:p>insert into possui values(1,2,14509.391,2015);</text:p>
          </table:table-cell>
          <table:table-cell table:style-name="ce85" table:formula="of:=IF(ISNUMBER([.AS115]);CONCATENATE([.BP115];[.V47];[.CN115];2;[.CN115];[.AS47];[.CN115];[.EH115];[.DK115]);&quot; &quot;)" office:value-type="string" office:string-value="insert into possui values(1,2,14731.755,2016);" calcext:value-type="string">
            <text:p>insert into possui values(1,2,14731.755,2016);</text:p>
          </table:table-cell>
          <table:table-cell table:style-name="ce85" table:formula="of:=IF(ISNUMBER([.AT115]);CONCATENATE([.BQ115];[.W47];[.CO115];2;[.CO115];[.AT47];[.CO115];[.EI115];[.DL115]);&quot; &quot;)" office:value-type="string" office:string-value="insert into possui values(1,2,13052.8962355954,2017);" calcext:value-type="string">
            <text:p>insert into possui values(1,2,13052.8962355954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15" calcext:value-type="float">
            <text:p>15</text:p>
          </table:table-cell>
          <table:table-cell table:style-name="ce70" table:formula="of:=SUBSTITUTE([.X116];&quot;,&quot;;&quot;.&quot;)" office:value-type="string" office:string-value="1224" calcext:value-type="string">
            <text:p>1224</text:p>
          </table:table-cell>
          <table:table-cell table:style-name="ce70" table:formula="of:=SUBSTITUTE([.Y116];&quot;,&quot;;&quot;.&quot;)" office:value-type="string" office:string-value="1399.551" calcext:value-type="string">
            <text:p>1399.551</text:p>
          </table:table-cell>
          <table:table-cell table:style-name="ce70" table:formula="of:=SUBSTITUTE([.Z116];&quot;,&quot;;&quot;.&quot;)" office:value-type="string" office:string-value="1025.332" calcext:value-type="string">
            <text:p>1025.332</text:p>
          </table:table-cell>
          <table:table-cell table:style-name="ce70" table:formula="of:=SUBSTITUTE([.AA116];&quot;,&quot;;&quot;.&quot;)" office:value-type="string" office:string-value="1221.239" calcext:value-type="string">
            <text:p>1221.239</text:p>
          </table:table-cell>
          <table:table-cell table:style-name="ce70" table:formula="of:=SUBSTITUTE([.AB116];&quot;,&quot;;&quot;.&quot;)" office:value-type="string" office:string-value="1990.086" calcext:value-type="string">
            <text:p>1990.086</text:p>
          </table:table-cell>
          <table:table-cell table:style-name="ce70" table:formula="of:=SUBSTITUTE([.AC116];&quot;,&quot;;&quot;.&quot;)" office:value-type="string" office:string-value="2485.386" calcext:value-type="string">
            <text:p>2485.386</text:p>
          </table:table-cell>
          <table:table-cell table:style-name="ce70" table:formula="of:=SUBSTITUTE([.AD116];&quot;,&quot;;&quot;.&quot;)" office:value-type="string" office:string-value="2468.28" calcext:value-type="string">
            <text:p>2468.28</text:p>
          </table:table-cell>
          <table:table-cell table:style-name="ce70" table:formula="of:=SUBSTITUTE([.AE116];&quot;,&quot;;&quot;.&quot;)" office:value-type="string" office:string-value="2555" calcext:value-type="string">
            <text:p>2555</text:p>
          </table:table-cell>
          <table:table-cell table:style-name="ce70" table:formula="of:=SUBSTITUTE([.AF116];&quot;,&quot;;&quot;.&quot;)" office:value-type="string" office:string-value="2646.255" calcext:value-type="string">
            <text:p>2646.255</text:p>
          </table:table-cell>
          <table:table-cell table:style-name="ce70" table:formula="of:=SUBSTITUTE([.AG116];&quot;,&quot;;&quot;.&quot;)" office:value-type="string" office:string-value="2853.601" calcext:value-type="string">
            <text:p>2853.601</text:p>
          </table:table-cell>
          <table:table-cell table:style-name="ce70" table:formula="of:=SUBSTITUTE([.AH116];&quot;,&quot;;&quot;.&quot;)" office:value-type="string" office:string-value="2939.395" calcext:value-type="string">
            <text:p>2939.395</text:p>
          </table:table-cell>
          <table:table-cell table:style-name="ce70" table:formula="of:=SUBSTITUTE([.AI116];&quot;,&quot;;&quot;.&quot;)" office:value-type="string" office:string-value="3219.337" calcext:value-type="string">
            <text:p>3219.337</text:p>
          </table:table-cell>
          <table:table-cell table:style-name="ce70" table:formula="of:=SUBSTITUTE([.AJ116];&quot;,&quot;;&quot;.&quot;)" office:value-type="string" office:string-value="3453" calcext:value-type="string">
            <text:p>3453</text:p>
          </table:table-cell>
          <table:table-cell table:style-name="ce70" table:formula="of:=SUBSTITUTE([.AK116];&quot;,&quot;;&quot;.&quot;)" office:value-type="string" office:string-value="3374.628" calcext:value-type="string">
            <text:p>3374.628</text:p>
          </table:table-cell>
          <table:table-cell table:style-name="ce70" table:formula="of:=SUBSTITUTE([.AL116];&quot;,&quot;;&quot;.&quot;)" office:value-type="string" office:string-value="3359.173" calcext:value-type="string">
            <text:p>3359.173</text:p>
          </table:table-cell>
          <table:table-cell table:style-name="ce70" table:formula="of:=SUBSTITUTE([.AM116];&quot;,&quot;;&quot;.&quot;)" office:value-type="string" office:string-value="3348.396" calcext:value-type="string">
            <text:p>3348.396</text:p>
          </table:table-cell>
          <table:table-cell table:style-name="ce70" table:formula="of:=SUBSTITUTE([.AN116];&quot;,&quot;;&quot;.&quot;)" office:value-type="string" office:string-value="3907.231" calcext:value-type="string">
            <text:p>3907.231</text:p>
          </table:table-cell>
          <table:table-cell table:style-name="ce70" table:formula="of:=SUBSTITUTE([.AO116];&quot;,&quot;;&quot;.&quot;)" office:value-type="string" office:string-value="4170.769" calcext:value-type="string">
            <text:p>4170.769</text:p>
          </table:table-cell>
          <table:table-cell table:style-name="ce70" table:formula="of:=SUBSTITUTE([.AP116];&quot;,&quot;;&quot;.&quot;)" office:value-type="string" office:string-value="4854.298" calcext:value-type="string">
            <text:p>4854.298</text:p>
          </table:table-cell>
          <table:table-cell table:style-name="ce70" table:formula="of:=SUBSTITUTE([.AQ116];&quot;,&quot;;&quot;.&quot;)" office:value-type="string" office:string-value="5024.692" calcext:value-type="string">
            <text:p>5024.692</text:p>
          </table:table-cell>
          <table:table-cell table:style-name="ce70" table:formula="of:=SUBSTITUTE([.AR116];&quot;,&quot;;&quot;.&quot;)" office:value-type="string" office:string-value="4553.454" calcext:value-type="string">
            <text:p>4553.454</text:p>
          </table:table-cell>
          <table:table-cell table:style-name="ce70" table:formula="of:=SUBSTITUTE([.AS116];&quot;,&quot;;&quot;.&quot;)" office:value-type="string" office:string-value="4572.398" calcext:value-type="string">
            <text:p>4572.398</text:p>
          </table:table-cell>
          <table:table-cell table:style-name="ce70" table:formula="of:=SUBSTITUTE([.AT116];&quot;,&quot;;&quot;.&quot;)" office:value-type="string" office:string-value="4052.21162773255" calcext:value-type="string">
            <text:p>4052.21162773255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6]);CONCATENATE([.AU116];[.A48];[.BS116];2;[.BS116];[.X48];[.BS116];[.DM116];[.CP116]);&quot; &quot;)" office:value-type="string" office:string-value="insert into possui values(15,2,1224,1995);" calcext:value-type="string">
            <text:p>insert into possui values(15,2,1224,1995);</text:p>
          </table:table-cell>
          <table:table-cell table:style-name="ce85" table:formula="of:=IF(ISNUMBER([.Y116]);CONCATENATE([.AV116];[.B48];[.BT116];2;[.BT116];[.Y48];[.BT116];[.DN116];[.CQ116]);&quot; &quot;)" office:value-type="string" office:string-value="insert into possui values(15,2,1399.551,1996);" calcext:value-type="string">
            <text:p>insert into possui values(15,2,1399.551,1996);</text:p>
          </table:table-cell>
          <table:table-cell table:style-name="ce85" table:formula="of:=IF(ISNUMBER([.Z116]);CONCATENATE([.AW116];[.C48];[.BU116];2;[.BU116];[.Z48];[.BU116];[.DO116];[.CR116]);&quot; &quot;)" office:value-type="string" office:string-value="insert into possui values(15,2,1025.332,1997);" calcext:value-type="string">
            <text:p>insert into possui values(15,2,1025.332,1997);</text:p>
          </table:table-cell>
          <table:table-cell table:style-name="ce85" table:formula="of:=IF(ISNUMBER([.AA116]);CONCATENATE([.AX116];[.D48];[.BV116];2;[.BV116];[.AA48];[.BV116];[.DP116];[.CS116]);&quot; &quot;)" office:value-type="string" office:string-value="insert into possui values(15,2,1221.239,1998);" calcext:value-type="string">
            <text:p>insert into possui values(15,2,1221.239,1998);</text:p>
          </table:table-cell>
          <table:table-cell table:style-name="ce85" table:formula="of:=IF(ISNUMBER([.AB116]);CONCATENATE([.AY116];[.E48];[.BW116];2;[.BW116];[.AB48];[.BW116];[.DQ116];[.CT116]);&quot; &quot;)" office:value-type="string" office:string-value="insert into possui values(15,2,1990.086,1999);" calcext:value-type="string">
            <text:p>insert into possui values(15,2,1990.086,1999);</text:p>
          </table:table-cell>
          <table:table-cell table:style-name="ce85" table:formula="of:=IF(ISNUMBER([.AC116]);CONCATENATE([.AZ116];[.F48];[.BX116];2;[.BX116];[.AC48];[.BX116];[.DR116];[.CU116]);&quot; &quot;)" office:value-type="string" office:string-value="insert into possui values(15,2,2485.386,2000);" calcext:value-type="string">
            <text:p>insert into possui values(15,2,2485.386,2000);</text:p>
          </table:table-cell>
          <table:table-cell table:style-name="ce85" table:formula="of:=IF(ISNUMBER([.AD116]);CONCATENATE([.BA116];[.G48];[.BY116];2;[.BY116];[.AD48];[.BY116];[.DS116];[.CV116]);&quot; &quot;)" office:value-type="string" office:string-value="insert into possui values(15,2,2468.28,2001);" calcext:value-type="string">
            <text:p>insert into possui values(15,2,2468.28,2001);</text:p>
          </table:table-cell>
          <table:table-cell table:style-name="ce85" table:formula="of:=IF(ISNUMBER([.AE116]);CONCATENATE([.BB116];[.H48];[.BZ116];2;[.BZ116];[.AE48];[.BZ116];[.DT116];[.CW116]);&quot; &quot;)" office:value-type="string" office:string-value="insert into possui values(15,2,2555,2002);" calcext:value-type="string">
            <text:p>insert into possui values(15,2,2555,2002);</text:p>
          </table:table-cell>
          <table:table-cell table:style-name="ce85" table:formula="of:=IF(ISNUMBER([.AF116]);CONCATENATE([.BC116];[.I48];[.CA116];2;[.CA116];[.AF48];[.CA116];[.DU116];[.CX116]);&quot; &quot;)" office:value-type="string" office:string-value="insert into possui values(15,2,2646.255,2003);" calcext:value-type="string">
            <text:p>insert into possui values(15,2,2646.255,2003);</text:p>
          </table:table-cell>
          <table:table-cell table:style-name="ce85" table:formula="of:=IF(ISNUMBER([.AG116]);CONCATENATE([.BD116];[.J48];[.CB116];2;[.CB116];[.AG48];[.CB116];[.DV116];[.CY116]);&quot; &quot;)" office:value-type="string" office:string-value="insert into possui values(15,2,2853.601,2004);" calcext:value-type="string">
            <text:p>insert into possui values(15,2,2853.601,2004);</text:p>
          </table:table-cell>
          <table:table-cell table:style-name="ce85" table:formula="of:=IF(ISNUMBER([.AH116]);CONCATENATE([.BE116];[.K48];[.CC116];2;[.CC116];[.AH48];[.CC116];[.DW116];[.CZ116]);&quot; &quot;)" office:value-type="string" office:string-value="insert into possui values(15,2,2939.395,2005);" calcext:value-type="string">
            <text:p>insert into possui values(15,2,2939.395,2005);</text:p>
          </table:table-cell>
          <table:table-cell table:style-name="ce85" table:formula="of:=IF(ISNUMBER([.AI116]);CONCATENATE([.BF116];[.L48];[.CD116];2;[.CD116];[.AI48];[.CD116];[.DX116];[.DA116]);&quot; &quot;)" office:value-type="string" office:string-value="insert into possui values(15,2,3219.337,2006);" calcext:value-type="string">
            <text:p>insert into possui values(15,2,3219.337,2006);</text:p>
          </table:table-cell>
          <table:table-cell table:style-name="ce85" table:formula="of:=IF(ISNUMBER([.AJ116]);CONCATENATE([.BG116];[.M48];[.CE116];2;[.CE116];[.AJ48];[.CE116];[.DY116];[.DB116]);&quot; &quot;)" office:value-type="string" office:string-value="insert into possui values(15,2,3453,2007);" calcext:value-type="string">
            <text:p>insert into possui values(15,2,3453,2007);</text:p>
          </table:table-cell>
          <table:table-cell table:style-name="ce85" table:formula="of:=IF(ISNUMBER([.AK116]);CONCATENATE([.BH116];[.N48];[.CF116];2;[.CF116];[.AK48];[.CF116];[.DZ116];[.DC116]);&quot; &quot;)" office:value-type="string" office:string-value="insert into possui values(15,2,3374.628,2008);" calcext:value-type="string">
            <text:p>insert into possui values(15,2,3374.628,2008);</text:p>
          </table:table-cell>
          <table:table-cell table:style-name="ce85" table:formula="of:=IF(ISNUMBER([.AL116]);CONCATENATE([.BI116];[.O48];[.CG116];2;[.CG116];[.AL48];[.CG116];[.EA116];[.DD116]);&quot; &quot;)" office:value-type="string" office:string-value="insert into possui values(15,2,3359.173,2009);" calcext:value-type="string">
            <text:p>insert into possui values(15,2,3359.173,2009);</text:p>
          </table:table-cell>
          <table:table-cell table:style-name="ce85" table:formula="of:=IF(ISNUMBER([.AM116]);CONCATENATE([.BJ116];[.P48];[.CH116];2;[.CH116];[.AM48];[.CH116];[.EB116];[.DE116]);&quot; &quot;)" office:value-type="string" office:string-value="insert into possui values(15,2,3348.396,2010);" calcext:value-type="string">
            <text:p>insert into possui values(15,2,3348.396,2010);</text:p>
          </table:table-cell>
          <table:table-cell table:style-name="ce85" table:formula="of:=IF(ISNUMBER([.AN116]);CONCATENATE([.BK116];[.Q48];[.CI116];2;[.CI116];[.AN48];[.CI116];[.EC116];[.DF116]);&quot; &quot;)" office:value-type="string" office:string-value="insert into possui values(15,2,3907.231,2011);" calcext:value-type="string">
            <text:p>insert into possui values(15,2,3907.231,2011);</text:p>
          </table:table-cell>
          <table:table-cell table:style-name="ce85" table:formula="of:=IF(ISNUMBER([.AO116]);CONCATENATE([.BL116];[.R48];[.CJ116];2;[.CJ116];[.AO48];[.CJ116];[.ED116];[.DG116]);&quot; &quot;)" office:value-type="string" office:string-value="insert into possui values(15,2,4170.769,2012);" calcext:value-type="string">
            <text:p>insert into possui values(15,2,4170.769,2012);</text:p>
          </table:table-cell>
          <table:table-cell table:style-name="ce85" table:formula="of:=IF(ISNUMBER([.AP116]);CONCATENATE([.BM116];[.S48];[.CK116];2;[.CK116];[.AP48];[.CK116];[.EE116];[.DH116]);&quot; &quot;)" office:value-type="string" office:string-value="insert into possui values(15,2,4854.298,2013);" calcext:value-type="string">
            <text:p>insert into possui values(15,2,4854.298,2013);</text:p>
          </table:table-cell>
          <table:table-cell table:style-name="ce85" table:formula="of:=IF(ISNUMBER([.AQ116]);CONCATENATE([.BN116];[.T48];[.CL116];2;[.CL116];[.AQ48];[.CL116];[.EF116];[.DI116]);&quot; &quot;)" office:value-type="string" office:string-value="insert into possui values(15,2,5024.692,2014);" calcext:value-type="string">
            <text:p>insert into possui values(15,2,5024.692,2014);</text:p>
          </table:table-cell>
          <table:table-cell table:style-name="ce85" table:formula="of:=IF(ISNUMBER([.AR116]);CONCATENATE([.BO116];[.U48];[.CM116];2;[.CM116];[.AR48];[.CM116];[.EG116];[.DJ116]);&quot; &quot;)" office:value-type="string" office:string-value="insert into possui values(15,2,4553.454,2015);" calcext:value-type="string">
            <text:p>insert into possui values(15,2,4553.454,2015);</text:p>
          </table:table-cell>
          <table:table-cell table:style-name="ce85" table:formula="of:=IF(ISNUMBER([.AS116]);CONCATENATE([.BP116];[.V48];[.CN116];2;[.CN116];[.AS48];[.CN116];[.EH116];[.DK116]);&quot; &quot;)" office:value-type="string" office:string-value="insert into possui values(15,2,4572.398,2016);" calcext:value-type="string">
            <text:p>insert into possui values(15,2,4572.398,2016);</text:p>
          </table:table-cell>
          <table:table-cell table:style-name="ce85" table:formula="of:=IF(ISNUMBER([.AT116]);CONCATENATE([.BQ116];[.W48];[.CO116];2;[.CO116];[.AT48];[.CO116];[.EI116];[.DL116]);&quot; &quot;)" office:value-type="string" office:string-value="insert into possui values(15,2,4052.21162773255,2017);" calcext:value-type="string">
            <text:p>insert into possui values(15,2,4052.21162773255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8" calcext:value-type="float">
            <text:p>8</text:p>
          </table:table-cell>
          <table:table-cell table:style-name="ce70" table:formula="of:=SUBSTITUTE([.X117];&quot;,&quot;;&quot;.&quot;)" office:value-type="string" office:string-value="..." calcext:value-type="string">
            <text:p>...</text:p>
          </table:table-cell>
          <table:table-cell table:style-name="ce70" table:formula="of:=SUBSTITUTE([.Y117];&quot;,&quot;;&quot;.&quot;)" office:value-type="string" office:string-value="160.474" calcext:value-type="string">
            <text:p>160.474</text:p>
          </table:table-cell>
          <table:table-cell table:style-name="ce70" table:formula="of:=SUBSTITUTE([.Z117];&quot;,&quot;;&quot;.&quot;)" office:value-type="string" office:string-value="413.646" calcext:value-type="string">
            <text:p>413.646</text:p>
          </table:table-cell>
          <table:table-cell table:style-name="ce70" table:formula="of:=SUBSTITUTE([.AA117];&quot;,&quot;;&quot;.&quot;)" office:value-type="string" office:string-value="457.143" calcext:value-type="string">
            <text:p>457.143</text:p>
          </table:table-cell>
          <table:table-cell table:style-name="ce70" table:formula="of:=SUBSTITUTE([.AB117];&quot;,&quot;;&quot;.&quot;)" office:value-type="string" office:string-value="514.297" calcext:value-type="string">
            <text:p>514.297</text:p>
          </table:table-cell>
          <table:table-cell table:style-name="ce70" table:formula="of:=SUBSTITUTE([.AC117];&quot;,&quot;;&quot;.&quot;)" office:value-type="string" office:string-value="566.991" calcext:value-type="string">
            <text:p>566.991</text:p>
          </table:table-cell>
          <table:table-cell table:style-name="ce70" table:formula="of:=SUBSTITUTE([.AD117];&quot;,&quot;;&quot;.&quot;)" office:value-type="string" office:string-value="532.816" calcext:value-type="string">
            <text:p>532.816</text:p>
          </table:table-cell>
          <table:table-cell table:style-name="ce70" table:formula="of:=SUBSTITUTE([.AE117];&quot;,&quot;;&quot;.&quot;)" office:value-type="string" office:string-value="516" calcext:value-type="string">
            <text:p>516</text:p>
          </table:table-cell>
          <table:table-cell table:style-name="ce70" table:formula="of:=SUBSTITUTE([.AF117];&quot;,&quot;;&quot;.&quot;)" office:value-type="string" office:string-value="515.216" calcext:value-type="string">
            <text:p>515.216</text:p>
          </table:table-cell>
          <table:table-cell table:style-name="ce70" table:formula="of:=SUBSTITUTE([.AG117];&quot;,&quot;;&quot;.&quot;)" office:value-type="string" office:string-value="593.723" calcext:value-type="string">
            <text:p>593.723</text:p>
          </table:table-cell>
          <table:table-cell table:style-name="ce70" table:formula="of:=SUBSTITUTE([.AH117];&quot;,&quot;;&quot;.&quot;)" office:value-type="string" office:string-value="635.632" calcext:value-type="string">
            <text:p>635.632</text:p>
          </table:table-cell>
          <table:table-cell table:style-name="ce70" table:formula="of:=SUBSTITUTE([.AI117];&quot;,&quot;;&quot;.&quot;)" office:value-type="string" office:string-value="653.595" calcext:value-type="string">
            <text:p>653.595</text:p>
          </table:table-cell>
          <table:table-cell table:style-name="ce70" table:formula="of:=SUBSTITUTE([.AJ117];&quot;,&quot;;&quot;.&quot;)" office:value-type="string" office:string-value="680" calcext:value-type="string">
            <text:p>680</text:p>
          </table:table-cell>
          <table:table-cell table:style-name="ce70" table:formula="of:=SUBSTITUTE([.AK117];&quot;,&quot;;&quot;.&quot;)" office:value-type="string" office:string-value="674.553" calcext:value-type="string">
            <text:p>674.553</text:p>
          </table:table-cell>
          <table:table-cell table:style-name="ce70" table:formula="of:=SUBSTITUTE([.AL117];&quot;,&quot;;&quot;.&quot;)" office:value-type="string" office:string-value="688.28" calcext:value-type="string">
            <text:p>688.28</text:p>
          </table:table-cell>
          <table:table-cell table:style-name="ce70" table:formula="of:=SUBSTITUTE([.AM117];&quot;,&quot;;&quot;.&quot;)" office:value-type="string" office:string-value="675.088" calcext:value-type="string">
            <text:p>675.088</text:p>
          </table:table-cell>
          <table:table-cell table:style-name="ce70" table:formula="of:=SUBSTITUTE([.AN117];&quot;,&quot;;&quot;.&quot;)" office:value-type="string" office:string-value="721.821" calcext:value-type="string">
            <text:p>721.821</text:p>
          </table:table-cell>
          <table:table-cell table:style-name="ce70" table:formula="of:=SUBSTITUTE([.AO117];&quot;,&quot;;&quot;.&quot;)" office:value-type="string" office:string-value="746.402" calcext:value-type="string">
            <text:p>746.402</text:p>
          </table:table-cell>
          <table:table-cell table:style-name="ce70" table:formula="of:=SUBSTITUTE([.AP117];&quot;,&quot;;&quot;.&quot;)" office:value-type="string" office:string-value="764.578" calcext:value-type="string">
            <text:p>764.578</text:p>
          </table:table-cell>
          <table:table-cell table:style-name="ce70" table:formula="of:=SUBSTITUTE([.AQ117];&quot;,&quot;;&quot;.&quot;)" office:value-type="string" office:string-value="822.488" calcext:value-type="string">
            <text:p>822.488</text:p>
          </table:table-cell>
          <table:table-cell table:style-name="ce70" table:formula="of:=SUBSTITUTE([.AR117];&quot;,&quot;;&quot;.&quot;)" office:value-type="string" office:string-value="794.612" calcext:value-type="string">
            <text:p>794.612</text:p>
          </table:table-cell>
          <table:table-cell table:style-name="ce70" table:formula="of:=SUBSTITUTE([.AS117];&quot;,&quot;;&quot;.&quot;)" office:value-type="string" office:string-value="778.75" calcext:value-type="string">
            <text:p>778.75</text:p>
          </table:table-cell>
          <table:table-cell table:style-name="ce70" table:formula="of:=SUBSTITUTE([.AT117];&quot;,&quot;;&quot;.&quot;)" office:value-type="string" office:string-value="707.893089464169" calcext:value-type="string">
            <text:p>707.893089464169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7]);CONCATENATE([.AU117];[.A49];[.BS117];2;[.BS117];[.X49];[.BS117];[.DM117];[.CP117]);&quot; &quot;)" office:value-type="string" office:string-value=" " calcext:value-type="string">
            <text:p><text:s/></text:p>
          </table:table-cell>
          <table:table-cell table:style-name="ce85" table:formula="of:=IF(ISNUMBER([.Y117]);CONCATENATE([.AV117];[.B49];[.BT117];2;[.BT117];[.Y49];[.BT117];[.DN117];[.CQ117]);&quot; &quot;)" office:value-type="string" office:string-value="insert into possui values(8,2,160.474,1996);" calcext:value-type="string">
            <text:p>insert into possui values(8,2,160.474,1996);</text:p>
          </table:table-cell>
          <table:table-cell table:style-name="ce85" table:formula="of:=IF(ISNUMBER([.Z117]);CONCATENATE([.AW117];[.C49];[.BU117];2;[.BU117];[.Z49];[.BU117];[.DO117];[.CR117]);&quot; &quot;)" office:value-type="string" office:string-value="insert into possui values(8,2,413.646,1997);" calcext:value-type="string">
            <text:p>insert into possui values(8,2,413.646,1997);</text:p>
          </table:table-cell>
          <table:table-cell table:style-name="ce85" table:formula="of:=IF(ISNUMBER([.AA117]);CONCATENATE([.AX117];[.D49];[.BV117];2;[.BV117];[.AA49];[.BV117];[.DP117];[.CS117]);&quot; &quot;)" office:value-type="string" office:string-value="insert into possui values(8,2,457.143,1998);" calcext:value-type="string">
            <text:p>insert into possui values(8,2,457.143,1998);</text:p>
          </table:table-cell>
          <table:table-cell table:style-name="ce85" table:formula="of:=IF(ISNUMBER([.AB117]);CONCATENATE([.AY117];[.E49];[.BW117];2;[.BW117];[.AB49];[.BW117];[.DQ117];[.CT117]);&quot; &quot;)" office:value-type="string" office:string-value="insert into possui values(8,2,514.297,1999);" calcext:value-type="string">
            <text:p>insert into possui values(8,2,514.297,1999);</text:p>
          </table:table-cell>
          <table:table-cell table:style-name="ce85" table:formula="of:=IF(ISNUMBER([.AC117]);CONCATENATE([.AZ117];[.F49];[.BX117];2;[.BX117];[.AC49];[.BX117];[.DR117];[.CU117]);&quot; &quot;)" office:value-type="string" office:string-value="insert into possui values(8,2,566.991,2000);" calcext:value-type="string">
            <text:p>insert into possui values(8,2,566.991,2000);</text:p>
          </table:table-cell>
          <table:table-cell table:style-name="ce85" table:formula="of:=IF(ISNUMBER([.AD117]);CONCATENATE([.BA117];[.G49];[.BY117];2;[.BY117];[.AD49];[.BY117];[.DS117];[.CV117]);&quot; &quot;)" office:value-type="string" office:string-value="insert into possui values(8,2,532.816,2001);" calcext:value-type="string">
            <text:p>insert into possui values(8,2,532.816,2001);</text:p>
          </table:table-cell>
          <table:table-cell table:style-name="ce85" table:formula="of:=IF(ISNUMBER([.AE117]);CONCATENATE([.BB117];[.H49];[.BZ117];2;[.BZ117];[.AE49];[.BZ117];[.DT117];[.CW117]);&quot; &quot;)" office:value-type="string" office:string-value="insert into possui values(8,2,516,2002);" calcext:value-type="string">
            <text:p>insert into possui values(8,2,516,2002);</text:p>
          </table:table-cell>
          <table:table-cell table:style-name="ce85" table:formula="of:=IF(ISNUMBER([.AF117]);CONCATENATE([.BC117];[.I49];[.CA117];2;[.CA117];[.AF49];[.CA117];[.DU117];[.CX117]);&quot; &quot;)" office:value-type="string" office:string-value="insert into possui values(8,2,515.216,2003);" calcext:value-type="string">
            <text:p>insert into possui values(8,2,515.216,2003);</text:p>
          </table:table-cell>
          <table:table-cell table:style-name="ce85" table:formula="of:=IF(ISNUMBER([.AG117]);CONCATENATE([.BD117];[.J49];[.CB117];2;[.CB117];[.AG49];[.CB117];[.DV117];[.CY117]);&quot; &quot;)" office:value-type="string" office:string-value="insert into possui values(8,2,593.723,2004);" calcext:value-type="string">
            <text:p>insert into possui values(8,2,593.723,2004);</text:p>
          </table:table-cell>
          <table:table-cell table:style-name="ce85" table:formula="of:=IF(ISNUMBER([.AH117]);CONCATENATE([.BE117];[.K49];[.CC117];2;[.CC117];[.AH49];[.CC117];[.DW117];[.CZ117]);&quot; &quot;)" office:value-type="string" office:string-value="insert into possui values(8,2,635.632,2005);" calcext:value-type="string">
            <text:p>insert into possui values(8,2,635.632,2005);</text:p>
          </table:table-cell>
          <table:table-cell table:style-name="ce85" table:formula="of:=IF(ISNUMBER([.AI117]);CONCATENATE([.BF117];[.L49];[.CD117];2;[.CD117];[.AI49];[.CD117];[.DX117];[.DA117]);&quot; &quot;)" office:value-type="string" office:string-value="insert into possui values(8,2,653.595,2006);" calcext:value-type="string">
            <text:p>insert into possui values(8,2,653.595,2006);</text:p>
          </table:table-cell>
          <table:table-cell table:style-name="ce85" table:formula="of:=IF(ISNUMBER([.AJ117]);CONCATENATE([.BG117];[.M49];[.CE117];2;[.CE117];[.AJ49];[.CE117];[.DY117];[.DB117]);&quot; &quot;)" office:value-type="string" office:string-value="insert into possui values(8,2,680,2007);" calcext:value-type="string">
            <text:p>insert into possui values(8,2,680,2007);</text:p>
          </table:table-cell>
          <table:table-cell table:style-name="ce85" table:formula="of:=IF(ISNUMBER([.AK117]);CONCATENATE([.BH117];[.N49];[.CF117];2;[.CF117];[.AK49];[.CF117];[.DZ117];[.DC117]);&quot; &quot;)" office:value-type="string" office:string-value="insert into possui values(8,2,674.553,2008);" calcext:value-type="string">
            <text:p>insert into possui values(8,2,674.553,2008);</text:p>
          </table:table-cell>
          <table:table-cell table:style-name="ce85" table:formula="of:=IF(ISNUMBER([.AL117]);CONCATENATE([.BI117];[.O49];[.CG117];2;[.CG117];[.AL49];[.CG117];[.EA117];[.DD117]);&quot; &quot;)" office:value-type="string" office:string-value="insert into possui values(8,2,688.28,2009);" calcext:value-type="string">
            <text:p>insert into possui values(8,2,688.28,2009);</text:p>
          </table:table-cell>
          <table:table-cell table:style-name="ce85" table:formula="of:=IF(ISNUMBER([.AM117]);CONCATENATE([.BJ117];[.P49];[.CH117];2;[.CH117];[.AM49];[.CH117];[.EB117];[.DE117]);&quot; &quot;)" office:value-type="string" office:string-value="insert into possui values(8,2,675.088,2010);" calcext:value-type="string">
            <text:p>insert into possui values(8,2,675.088,2010);</text:p>
          </table:table-cell>
          <table:table-cell table:style-name="ce85" table:formula="of:=IF(ISNUMBER([.AN117]);CONCATENATE([.BK117];[.Q49];[.CI117];2;[.CI117];[.AN49];[.CI117];[.EC117];[.DF117]);&quot; &quot;)" office:value-type="string" office:string-value="insert into possui values(8,2,721.821,2011);" calcext:value-type="string">
            <text:p>insert into possui values(8,2,721.821,2011);</text:p>
          </table:table-cell>
          <table:table-cell table:style-name="ce85" table:formula="of:=IF(ISNUMBER([.AO117]);CONCATENATE([.BL117];[.R49];[.CJ117];2;[.CJ117];[.AO49];[.CJ117];[.ED117];[.DG117]);&quot; &quot;)" office:value-type="string" office:string-value="insert into possui values(8,2,746.402,2012);" calcext:value-type="string">
            <text:p>insert into possui values(8,2,746.402,2012);</text:p>
          </table:table-cell>
          <table:table-cell table:style-name="ce85" table:formula="of:=IF(ISNUMBER([.AP117]);CONCATENATE([.BM117];[.S49];[.CK117];2;[.CK117];[.AP49];[.CK117];[.EE117];[.DH117]);&quot; &quot;)" office:value-type="string" office:string-value="insert into possui values(8,2,764.578,2013);" calcext:value-type="string">
            <text:p>insert into possui values(8,2,764.578,2013);</text:p>
          </table:table-cell>
          <table:table-cell table:style-name="ce85" table:formula="of:=IF(ISNUMBER([.AQ117]);CONCATENATE([.BN117];[.T49];[.CL117];2;[.CL117];[.AQ49];[.CL117];[.EF117];[.DI117]);&quot; &quot;)" office:value-type="string" office:string-value="insert into possui values(8,2,822.488,2014);" calcext:value-type="string">
            <text:p>insert into possui values(8,2,822.488,2014);</text:p>
          </table:table-cell>
          <table:table-cell table:style-name="ce85" table:formula="of:=IF(ISNUMBER([.AR117]);CONCATENATE([.BO117];[.U49];[.CM117];2;[.CM117];[.AR49];[.CM117];[.EG117];[.DJ117]);&quot; &quot;)" office:value-type="string" office:string-value="insert into possui values(8,2,794.612,2015);" calcext:value-type="string">
            <text:p>insert into possui values(8,2,794.612,2015);</text:p>
          </table:table-cell>
          <table:table-cell table:style-name="ce85" table:formula="of:=IF(ISNUMBER([.AS117]);CONCATENATE([.BP117];[.V49];[.CN117];2;[.CN117];[.AS49];[.CN117];[.EH117];[.DK117]);&quot; &quot;)" office:value-type="string" office:string-value="insert into possui values(8,2,778.75,2016);" calcext:value-type="string">
            <text:p>insert into possui values(8,2,778.75,2016);</text:p>
          </table:table-cell>
          <table:table-cell table:style-name="ce85" table:formula="of:=IF(ISNUMBER([.AT117]);CONCATENATE([.BQ117];[.W49];[.CO117];2;[.CO117];[.AT49];[.CO117];[.EI117];[.DL117]);&quot; &quot;)" office:value-type="string" office:string-value="insert into possui values(8,2,707.893089464169,2017);" calcext:value-type="string">
            <text:p>insert into possui values(8,2,707.893089464169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13" calcext:value-type="float">
            <text:p>13</text:p>
          </table:table-cell>
          <table:table-cell table:style-name="ce70" table:formula="of:=SUBSTITUTE([.X118];&quot;,&quot;;&quot;.&quot;)" office:value-type="string" office:string-value="618" calcext:value-type="string">
            <text:p>618</text:p>
          </table:table-cell>
          <table:table-cell table:style-name="ce70" table:formula="of:=SUBSTITUTE([.Y118];&quot;,&quot;;&quot;.&quot;)" office:value-type="string" office:string-value="751.093" calcext:value-type="string">
            <text:p>751.093</text:p>
          </table:table-cell>
          <table:table-cell table:style-name="ce70" table:formula="of:=SUBSTITUTE([.Z118];&quot;,&quot;;&quot;.&quot;)" office:value-type="string" office:string-value="507.96" calcext:value-type="string">
            <text:p>507.96</text:p>
          </table:table-cell>
          <table:table-cell table:style-name="ce70" table:formula="of:=SUBSTITUTE([.AA118];&quot;,&quot;;&quot;.&quot;)" office:value-type="string" office:string-value="660.996" calcext:value-type="string">
            <text:p>660.996</text:p>
          </table:table-cell>
          <table:table-cell table:style-name="ce70" table:formula="of:=SUBSTITUTE([.AB118];&quot;,&quot;;&quot;.&quot;)" office:value-type="string" office:string-value="981.701" calcext:value-type="string">
            <text:p>981.701</text:p>
          </table:table-cell>
          <table:table-cell table:style-name="ce70" table:formula="of:=SUBSTITUTE([.AC118];&quot;,&quot;;&quot;.&quot;)" office:value-type="string" office:string-value="1067.175" calcext:value-type="string">
            <text:p>1067.175</text:p>
          </table:table-cell>
          <table:table-cell table:style-name="ce70" table:formula="of:=SUBSTITUTE([.AD118];&quot;,&quot;;&quot;.&quot;)" office:value-type="string" office:string-value="1022.633" calcext:value-type="string">
            <text:p>1022.633</text:p>
          </table:table-cell>
          <table:table-cell table:style-name="ce70" table:formula="of:=SUBSTITUTE([.AE118];&quot;,&quot;;&quot;.&quot;)" office:value-type="string" office:string-value="988" calcext:value-type="string">
            <text:p>988</text:p>
          </table:table-cell>
          <table:table-cell table:style-name="ce70" table:formula="of:=SUBSTITUTE([.AF118];&quot;,&quot;;&quot;.&quot;)" office:value-type="string" office:string-value="998.774" calcext:value-type="string">
            <text:p>998.774</text:p>
          </table:table-cell>
          <table:table-cell table:style-name="ce70" table:formula="of:=SUBSTITUTE([.AG118];&quot;,&quot;;&quot;.&quot;)" office:value-type="string" office:string-value="1066.161" calcext:value-type="string">
            <text:p>1066.161</text:p>
          </table:table-cell>
          <table:table-cell table:style-name="ce70" table:formula="of:=SUBSTITUTE([.AH118];&quot;,&quot;;&quot;.&quot;)" office:value-type="string" office:string-value="1101.729" calcext:value-type="string">
            <text:p>1101.729</text:p>
          </table:table-cell>
          <table:table-cell table:style-name="ce70" table:formula="of:=SUBSTITUTE([.AI118];&quot;,&quot;;&quot;.&quot;)" office:value-type="string" office:string-value="1205.031" calcext:value-type="string">
            <text:p>1205.031</text:p>
          </table:table-cell>
          <table:table-cell table:style-name="ce70" table:formula="of:=SUBSTITUTE([.AJ118];&quot;,&quot;;&quot;.&quot;)" office:value-type="string" office:string-value="1264" calcext:value-type="string">
            <text:p>1264</text:p>
          </table:table-cell>
          <table:table-cell table:style-name="ce70" table:formula="of:=SUBSTITUTE([.AK118];&quot;,&quot;;&quot;.&quot;)" office:value-type="string" office:string-value="1266.91" calcext:value-type="string">
            <text:p>1266.91</text:p>
          </table:table-cell>
          <table:table-cell table:style-name="ce70" table:formula="of:=SUBSTITUTE([.AL118];&quot;,&quot;;&quot;.&quot;)" office:value-type="string" office:string-value="1216.836" calcext:value-type="string">
            <text:p>1216.836</text:p>
          </table:table-cell>
          <table:table-cell table:style-name="ce70" table:formula="of:=SUBSTITUTE([.AM118];&quot;,&quot;;&quot;.&quot;)" office:value-type="string" office:string-value="1268.439" calcext:value-type="string">
            <text:p>1268.439</text:p>
          </table:table-cell>
          <table:table-cell table:style-name="ce70" table:formula="of:=SUBSTITUTE([.AN118];&quot;,&quot;;&quot;.&quot;)" office:value-type="string" office:string-value="1452.258" calcext:value-type="string">
            <text:p>1452.258</text:p>
          </table:table-cell>
          <table:table-cell table:style-name="ce70" table:formula="of:=SUBSTITUTE([.AO118];&quot;,&quot;;&quot;.&quot;)" office:value-type="string" office:string-value="1590.424" calcext:value-type="string">
            <text:p>1590.424</text:p>
          </table:table-cell>
          <table:table-cell table:style-name="ce70" table:formula="of:=SUBSTITUTE([.AP118];&quot;,&quot;;&quot;.&quot;)" office:value-type="string" office:string-value="1734.318" calcext:value-type="string">
            <text:p>1734.318</text:p>
          </table:table-cell>
          <table:table-cell table:style-name="ce70" table:formula="of:=SUBSTITUTE([.AQ118];&quot;,&quot;;&quot;.&quot;)" office:value-type="string" office:string-value="2267.76" calcext:value-type="string">
            <text:p>2267.76</text:p>
          </table:table-cell>
          <table:table-cell table:style-name="ce70" table:formula="of:=SUBSTITUTE([.AR118];&quot;,&quot;;&quot;.&quot;)" office:value-type="string" office:string-value="2241.587" calcext:value-type="string">
            <text:p>2241.587</text:p>
          </table:table-cell>
          <table:table-cell table:style-name="ce70" table:formula="of:=SUBSTITUTE([.AS118];&quot;,&quot;;&quot;.&quot;)" office:value-type="string" office:string-value="2278.642" calcext:value-type="string">
            <text:p>2278.642</text:p>
          </table:table-cell>
          <table:table-cell table:style-name="ce70" table:formula="of:=SUBSTITUTE([.AT118];&quot;,&quot;;&quot;.&quot;)" office:value-type="string" office:string-value="1990.0673689365" calcext:value-type="string">
            <text:p>1990.0673689365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8]);CONCATENATE([.AU118];[.A50];[.BS118];2;[.BS118];[.X50];[.BS118];[.DM118];[.CP118]);&quot; &quot;)" office:value-type="string" office:string-value="insert into possui values(13,2,618,1995);" calcext:value-type="string">
            <text:p>insert into possui values(13,2,618,1995);</text:p>
          </table:table-cell>
          <table:table-cell table:style-name="ce85" table:formula="of:=IF(ISNUMBER([.Y118]);CONCATENATE([.AV118];[.B50];[.BT118];2;[.BT118];[.Y50];[.BT118];[.DN118];[.CQ118]);&quot; &quot;)" office:value-type="string" office:string-value="insert into possui values(13,2,751.093,1996);" calcext:value-type="string">
            <text:p>insert into possui values(13,2,751.093,1996);</text:p>
          </table:table-cell>
          <table:table-cell table:style-name="ce85" table:formula="of:=IF(ISNUMBER([.Z118]);CONCATENATE([.AW118];[.C50];[.BU118];2;[.BU118];[.Z50];[.BU118];[.DO118];[.CR118]);&quot; &quot;)" office:value-type="string" office:string-value="insert into possui values(13,2,507.96,1997);" calcext:value-type="string">
            <text:p>insert into possui values(13,2,507.96,1997);</text:p>
          </table:table-cell>
          <table:table-cell table:style-name="ce85" table:formula="of:=IF(ISNUMBER([.AA118]);CONCATENATE([.AX118];[.D50];[.BV118];2;[.BV118];[.AA50];[.BV118];[.DP118];[.CS118]);&quot; &quot;)" office:value-type="string" office:string-value="insert into possui values(13,2,660.996,1998);" calcext:value-type="string">
            <text:p>insert into possui values(13,2,660.996,1998);</text:p>
          </table:table-cell>
          <table:table-cell table:style-name="ce85" table:formula="of:=IF(ISNUMBER([.AB118]);CONCATENATE([.AY118];[.E50];[.BW118];2;[.BW118];[.AB50];[.BW118];[.DQ118];[.CT118]);&quot; &quot;)" office:value-type="string" office:string-value="insert into possui values(13,2,981.701,1999);" calcext:value-type="string">
            <text:p>insert into possui values(13,2,981.701,1999);</text:p>
          </table:table-cell>
          <table:table-cell table:style-name="ce85" table:formula="of:=IF(ISNUMBER([.AC118]);CONCATENATE([.AZ118];[.F50];[.BX118];2;[.BX118];[.AC50];[.BX118];[.DR118];[.CU118]);&quot; &quot;)" office:value-type="string" office:string-value="insert into possui values(13,2,1067.175,2000);" calcext:value-type="string">
            <text:p>insert into possui values(13,2,1067.175,2000);</text:p>
          </table:table-cell>
          <table:table-cell table:style-name="ce85" table:formula="of:=IF(ISNUMBER([.AD118]);CONCATENATE([.BA118];[.G50];[.BY118];2;[.BY118];[.AD50];[.BY118];[.DS118];[.CV118]);&quot; &quot;)" office:value-type="string" office:string-value="insert into possui values(13,2,1022.633,2001);" calcext:value-type="string">
            <text:p>insert into possui values(13,2,1022.633,2001);</text:p>
          </table:table-cell>
          <table:table-cell table:style-name="ce85" table:formula="of:=IF(ISNUMBER([.AE118]);CONCATENATE([.BB118];[.H50];[.BZ118];2;[.BZ118];[.AE50];[.BZ118];[.DT118];[.CW118]);&quot; &quot;)" office:value-type="string" office:string-value="insert into possui values(13,2,988,2002);" calcext:value-type="string">
            <text:p>insert into possui values(13,2,988,2002);</text:p>
          </table:table-cell>
          <table:table-cell table:style-name="ce85" table:formula="of:=IF(ISNUMBER([.AF118]);CONCATENATE([.BC118];[.I50];[.CA118];2;[.CA118];[.AF50];[.CA118];[.DU118];[.CX118]);&quot; &quot;)" office:value-type="string" office:string-value="insert into possui values(13,2,998.774,2003);" calcext:value-type="string">
            <text:p>insert into possui values(13,2,998.774,2003);</text:p>
          </table:table-cell>
          <table:table-cell table:style-name="ce85" table:formula="of:=IF(ISNUMBER([.AG118]);CONCATENATE([.BD118];[.J50];[.CB118];2;[.CB118];[.AG50];[.CB118];[.DV118];[.CY118]);&quot; &quot;)" office:value-type="string" office:string-value="insert into possui values(13,2,1066.161,2004);" calcext:value-type="string">
            <text:p>insert into possui values(13,2,1066.161,2004);</text:p>
          </table:table-cell>
          <table:table-cell table:style-name="ce85" table:formula="of:=IF(ISNUMBER([.AH118]);CONCATENATE([.BE118];[.K50];[.CC118];2;[.CC118];[.AH50];[.CC118];[.DW118];[.CZ118]);&quot; &quot;)" office:value-type="string" office:string-value="insert into possui values(13,2,1101.729,2005);" calcext:value-type="string">
            <text:p>insert into possui values(13,2,1101.729,2005);</text:p>
          </table:table-cell>
          <table:table-cell table:style-name="ce85" table:formula="of:=IF(ISNUMBER([.AI118]);CONCATENATE([.BF118];[.L50];[.CD118];2;[.CD118];[.AI50];[.CD118];[.DX118];[.DA118]);&quot; &quot;)" office:value-type="string" office:string-value="insert into possui values(13,2,1205.031,2006);" calcext:value-type="string">
            <text:p>insert into possui values(13,2,1205.031,2006);</text:p>
          </table:table-cell>
          <table:table-cell table:style-name="ce85" table:formula="of:=IF(ISNUMBER([.AJ118]);CONCATENATE([.BG118];[.M50];[.CE118];2;[.CE118];[.AJ50];[.CE118];[.DY118];[.DB118]);&quot; &quot;)" office:value-type="string" office:string-value="insert into possui values(13,2,1264,2007);" calcext:value-type="string">
            <text:p>insert into possui values(13,2,1264,2007);</text:p>
          </table:table-cell>
          <table:table-cell table:style-name="ce85" table:formula="of:=IF(ISNUMBER([.AK118]);CONCATENATE([.BH118];[.N50];[.CF118];2;[.CF118];[.AK50];[.CF118];[.DZ118];[.DC118]);&quot; &quot;)" office:value-type="string" office:string-value="insert into possui values(13,2,1266.91,2008);" calcext:value-type="string">
            <text:p>insert into possui values(13,2,1266.91,2008);</text:p>
          </table:table-cell>
          <table:table-cell table:style-name="ce85" table:formula="of:=IF(ISNUMBER([.AL118]);CONCATENATE([.BI118];[.O50];[.CG118];2;[.CG118];[.AL50];[.CG118];[.EA118];[.DD118]);&quot; &quot;)" office:value-type="string" office:string-value="insert into possui values(13,2,1216.836,2009);" calcext:value-type="string">
            <text:p>insert into possui values(13,2,1216.836,2009);</text:p>
          </table:table-cell>
          <table:table-cell table:style-name="ce85" table:formula="of:=IF(ISNUMBER([.AM118]);CONCATENATE([.BJ118];[.P50];[.CH118];2;[.CH118];[.AM50];[.CH118];[.EB118];[.DE118]);&quot; &quot;)" office:value-type="string" office:string-value="insert into possui values(13,2,1268.439,2010);" calcext:value-type="string">
            <text:p>insert into possui values(13,2,1268.439,2010);</text:p>
          </table:table-cell>
          <table:table-cell table:style-name="ce85" table:formula="of:=IF(ISNUMBER([.AN118]);CONCATENATE([.BK118];[.Q50];[.CI118];2;[.CI118];[.AN50];[.CI118];[.EC118];[.DF118]);&quot; &quot;)" office:value-type="string" office:string-value="insert into possui values(13,2,1452.258,2011);" calcext:value-type="string">
            <text:p>insert into possui values(13,2,1452.258,2011);</text:p>
          </table:table-cell>
          <table:table-cell table:style-name="ce85" table:formula="of:=IF(ISNUMBER([.AO118]);CONCATENATE([.BL118];[.R50];[.CJ118];2;[.CJ118];[.AO50];[.CJ118];[.ED118];[.DG118]);&quot; &quot;)" office:value-type="string" office:string-value="insert into possui values(13,2,1590.424,2012);" calcext:value-type="string">
            <text:p>insert into possui values(13,2,1590.424,2012);</text:p>
          </table:table-cell>
          <table:table-cell table:style-name="ce85" table:formula="of:=IF(ISNUMBER([.AP118]);CONCATENATE([.BM118];[.S50];[.CK118];2;[.CK118];[.AP50];[.CK118];[.EE118];[.DH118]);&quot; &quot;)" office:value-type="string" office:string-value="insert into possui values(13,2,1734.318,2013);" calcext:value-type="string">
            <text:p>insert into possui values(13,2,1734.318,2013);</text:p>
          </table:table-cell>
          <table:table-cell table:style-name="ce85" table:formula="of:=IF(ISNUMBER([.AQ118]);CONCATENATE([.BN118];[.T50];[.CL118];2;[.CL118];[.AQ50];[.CL118];[.EF118];[.DI118]);&quot; &quot;)" office:value-type="string" office:string-value="insert into possui values(13,2,2267.76,2014);" calcext:value-type="string">
            <text:p>insert into possui values(13,2,2267.76,2014);</text:p>
          </table:table-cell>
          <table:table-cell table:style-name="ce85" table:formula="of:=IF(ISNUMBER([.AR118]);CONCATENATE([.BO118];[.U50];[.CM118];2;[.CM118];[.AR50];[.CM118];[.EG118];[.DJ118]);&quot; &quot;)" office:value-type="string" office:string-value="insert into possui values(13,2,2241.587,2015);" calcext:value-type="string">
            <text:p>insert into possui values(13,2,2241.587,2015);</text:p>
          </table:table-cell>
          <table:table-cell table:style-name="ce85" table:formula="of:=IF(ISNUMBER([.AS118]);CONCATENATE([.BP118];[.V50];[.CN118];2;[.CN118];[.AS50];[.CN118];[.EH118];[.DK118]);&quot; &quot;)" office:value-type="string" office:string-value="insert into possui values(13,2,2278.642,2016);" calcext:value-type="string">
            <text:p>insert into possui values(13,2,2278.642,2016);</text:p>
          </table:table-cell>
          <table:table-cell table:style-name="ce85" table:formula="of:=IF(ISNUMBER([.AT118]);CONCATENATE([.BQ118];[.W50];[.CO118];2;[.CO118];[.AT50];[.CO118];[.EI118];[.DL118]);&quot; &quot;)" office:value-type="string" office:string-value="insert into possui values(13,2,1990.0673689365,2017);" calcext:value-type="string">
            <text:p>insert into possui values(13,2,1990.0673689365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7" calcext:value-type="float">
            <text:p>7</text:p>
          </table:table-cell>
          <table:table-cell table:style-name="ce70" table:formula="of:=SUBSTITUTE([.X119];&quot;,&quot;;&quot;.&quot;)" office:value-type="string" office:string-value="..." calcext:value-type="string">
            <text:p>...</text:p>
          </table:table-cell>
          <table:table-cell table:style-name="ce70" table:formula="of:=SUBSTITUTE([.Y119];&quot;,&quot;;&quot;.&quot;)" office:value-type="string" office:string-value="997.797" calcext:value-type="string">
            <text:p>997.797</text:p>
          </table:table-cell>
          <table:table-cell table:style-name="ce70" table:formula="of:=SUBSTITUTE([.Z119];&quot;,&quot;;&quot;.&quot;)" office:value-type="string" office:string-value="3241.51" calcext:value-type="string">
            <text:p>3241.51</text:p>
          </table:table-cell>
          <table:table-cell table:style-name="ce70" table:formula="of:=SUBSTITUTE([.AA119];&quot;,&quot;;&quot;.&quot;)" office:value-type="string" office:string-value="3227.763" calcext:value-type="string">
            <text:p>3227.763</text:p>
          </table:table-cell>
          <table:table-cell table:style-name="ce70" table:formula="of:=SUBSTITUTE([.AB119];&quot;,&quot;;&quot;.&quot;)" office:value-type="string" office:string-value="2430.073" calcext:value-type="string">
            <text:p>2430.073</text:p>
          </table:table-cell>
          <table:table-cell table:style-name="ce70" table:formula="of:=SUBSTITUTE([.AC119];&quot;,&quot;;&quot;.&quot;)" office:value-type="string" office:string-value="2529.59" calcext:value-type="string">
            <text:p>2529.59</text:p>
          </table:table-cell>
          <table:table-cell table:style-name="ce70" table:formula="of:=SUBSTITUTE([.AD119];&quot;,&quot;;&quot;.&quot;)" office:value-type="string" office:string-value="2566.734" calcext:value-type="string">
            <text:p>2566.734</text:p>
          </table:table-cell>
          <table:table-cell table:style-name="ce70" table:formula="of:=SUBSTITUTE([.AE119];&quot;,&quot;;&quot;.&quot;)" office:value-type="string" office:string-value="2608" calcext:value-type="string">
            <text:p>2608</text:p>
          </table:table-cell>
          <table:table-cell table:style-name="ce70" table:formula="of:=SUBSTITUTE([.AF119];&quot;,&quot;;&quot;.&quot;)" office:value-type="string" office:string-value="2636.485" calcext:value-type="string">
            <text:p>2636.485</text:p>
          </table:table-cell>
          <table:table-cell table:style-name="ce70" table:formula="of:=SUBSTITUTE([.AG119];&quot;,&quot;;&quot;.&quot;)" office:value-type="string" office:string-value="2883.34" calcext:value-type="string">
            <text:p>2883.34</text:p>
          </table:table-cell>
          <table:table-cell table:style-name="ce70" table:formula="of:=SUBSTITUTE([.AH119];&quot;,&quot;;&quot;.&quot;)" office:value-type="string" office:string-value="3207.177" calcext:value-type="string">
            <text:p>3207.177</text:p>
          </table:table-cell>
          <table:table-cell table:style-name="ce70" table:formula="of:=SUBSTITUTE([.AI119];&quot;,&quot;;&quot;.&quot;)" office:value-type="string" office:string-value="3378.797" calcext:value-type="string">
            <text:p>3378.797</text:p>
          </table:table-cell>
          <table:table-cell table:style-name="ce70" table:formula="of:=SUBSTITUTE([.AJ119];&quot;,&quot;;&quot;.&quot;)" office:value-type="string" office:string-value="3671" calcext:value-type="string">
            <text:p>3671</text:p>
          </table:table-cell>
          <table:table-cell table:style-name="ce70" table:formula="of:=SUBSTITUTE([.AK119];&quot;,&quot;;&quot;.&quot;)" office:value-type="string" office:string-value="3642.887" calcext:value-type="string">
            <text:p>3642.887</text:p>
          </table:table-cell>
          <table:table-cell table:style-name="ce70" table:formula="of:=SUBSTITUTE([.AL119];&quot;,&quot;;&quot;.&quot;)" office:value-type="string" office:string-value="3637.354" calcext:value-type="string">
            <text:p>3637.354</text:p>
          </table:table-cell>
          <table:table-cell table:style-name="ce70" table:formula="of:=SUBSTITUTE([.AM119];&quot;,&quot;;&quot;.&quot;)" office:value-type="string" office:string-value="3669.656" calcext:value-type="string">
            <text:p>3669.656</text:p>
          </table:table-cell>
          <table:table-cell table:style-name="ce70" table:formula="of:=SUBSTITUTE([.AN119];&quot;,&quot;;&quot;.&quot;)" office:value-type="string" office:string-value="4076.601" calcext:value-type="string">
            <text:p>4076.601</text:p>
          </table:table-cell>
          <table:table-cell table:style-name="ce70" table:formula="of:=SUBSTITUTE([.AO119];&quot;,&quot;;&quot;.&quot;)" office:value-type="string" office:string-value="4243.57" calcext:value-type="string">
            <text:p>4243.57</text:p>
          </table:table-cell>
          <table:table-cell table:style-name="ce70" table:formula="of:=SUBSTITUTE([.AP119];&quot;,&quot;;&quot;.&quot;)" office:value-type="string" office:string-value="4212.675" calcext:value-type="string">
            <text:p>4212.675</text:p>
          </table:table-cell>
          <table:table-cell table:style-name="ce70" table:formula="of:=SUBSTITUTE([.AQ119];&quot;,&quot;;&quot;.&quot;)" office:value-type="string" office:string-value="4942.726" calcext:value-type="string">
            <text:p>4942.726</text:p>
          </table:table-cell>
          <table:table-cell table:style-name="ce70" table:formula="of:=SUBSTITUTE([.AR119];&quot;,&quot;;&quot;.&quot;)" office:value-type="string" office:string-value="5569.811" calcext:value-type="string">
            <text:p>5569.811</text:p>
          </table:table-cell>
          <table:table-cell table:style-name="ce70" table:formula="of:=SUBSTITUTE([.AS119];&quot;,&quot;;&quot;.&quot;)" office:value-type="string" office:string-value="5898.967" calcext:value-type="string">
            <text:p>5898.967</text:p>
          </table:table-cell>
          <table:table-cell table:style-name="ce70" table:formula="of:=SUBSTITUTE([.AT119];&quot;,&quot;;&quot;.&quot;)" office:value-type="string" office:string-value="5026.55707321192" calcext:value-type="string">
            <text:p>5026.55707321192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19]);CONCATENATE([.AU119];[.A51];[.BS119];2;[.BS119];[.X51];[.BS119];[.DM119];[.CP119]);&quot; &quot;)" office:value-type="string" office:string-value=" " calcext:value-type="string">
            <text:p><text:s/></text:p>
          </table:table-cell>
          <table:table-cell table:style-name="ce85" table:formula="of:=IF(ISNUMBER([.Y119]);CONCATENATE([.AV119];[.B51];[.BT119];2;[.BT119];[.Y51];[.BT119];[.DN119];[.CQ119]);&quot; &quot;)" office:value-type="string" office:string-value="insert into possui values(7,2,997.797,1996);" calcext:value-type="string">
            <text:p>insert into possui values(7,2,997.797,1996);</text:p>
          </table:table-cell>
          <table:table-cell table:style-name="ce85" table:formula="of:=IF(ISNUMBER([.Z119]);CONCATENATE([.AW119];[.C51];[.BU119];2;[.BU119];[.Z51];[.BU119];[.DO119];[.CR119]);&quot; &quot;)" office:value-type="string" office:string-value="insert into possui values(7,2,3241.51,1997);" calcext:value-type="string">
            <text:p>insert into possui values(7,2,3241.51,1997);</text:p>
          </table:table-cell>
          <table:table-cell table:style-name="ce85" table:formula="of:=IF(ISNUMBER([.AA119]);CONCATENATE([.AX119];[.D51];[.BV119];2;[.BV119];[.AA51];[.BV119];[.DP119];[.CS119]);&quot; &quot;)" office:value-type="string" office:string-value="insert into possui values(7,2,3227.763,1998);" calcext:value-type="string">
            <text:p>insert into possui values(7,2,3227.763,1998);</text:p>
          </table:table-cell>
          <table:table-cell table:style-name="ce85" table:formula="of:=IF(ISNUMBER([.AB119]);CONCATENATE([.AY119];[.E51];[.BW119];2;[.BW119];[.AB51];[.BW119];[.DQ119];[.CT119]);&quot; &quot;)" office:value-type="string" office:string-value="insert into possui values(7,2,2430.073,1999);" calcext:value-type="string">
            <text:p>insert into possui values(7,2,2430.073,1999);</text:p>
          </table:table-cell>
          <table:table-cell table:style-name="ce85" table:formula="of:=IF(ISNUMBER([.AC119]);CONCATENATE([.AZ119];[.F51];[.BX119];2;[.BX119];[.AC51];[.BX119];[.DR119];[.CU119]);&quot; &quot;)" office:value-type="string" office:string-value="insert into possui values(7,2,2529.59,2000);" calcext:value-type="string">
            <text:p>insert into possui values(7,2,2529.59,2000);</text:p>
          </table:table-cell>
          <table:table-cell table:style-name="ce85" table:formula="of:=IF(ISNUMBER([.AD119]);CONCATENATE([.BA119];[.G51];[.BY119];2;[.BY119];[.AD51];[.BY119];[.DS119];[.CV119]);&quot; &quot;)" office:value-type="string" office:string-value="insert into possui values(7,2,2566.734,2001);" calcext:value-type="string">
            <text:p>insert into possui values(7,2,2566.734,2001);</text:p>
          </table:table-cell>
          <table:table-cell table:style-name="ce85" table:formula="of:=IF(ISNUMBER([.AE119]);CONCATENATE([.BB119];[.H51];[.BZ119];2;[.BZ119];[.AE51];[.BZ119];[.DT119];[.CW119]);&quot; &quot;)" office:value-type="string" office:string-value="insert into possui values(7,2,2608,2002);" calcext:value-type="string">
            <text:p>insert into possui values(7,2,2608,2002);</text:p>
          </table:table-cell>
          <table:table-cell table:style-name="ce85" table:formula="of:=IF(ISNUMBER([.AF119]);CONCATENATE([.BC119];[.I51];[.CA119];2;[.CA119];[.AF51];[.CA119];[.DU119];[.CX119]);&quot; &quot;)" office:value-type="string" office:string-value="insert into possui values(7,2,2636.485,2003);" calcext:value-type="string">
            <text:p>insert into possui values(7,2,2636.485,2003);</text:p>
          </table:table-cell>
          <table:table-cell table:style-name="ce85" table:formula="of:=IF(ISNUMBER([.AG119]);CONCATENATE([.BD119];[.J51];[.CB119];2;[.CB119];[.AG51];[.CB119];[.DV119];[.CY119]);&quot; &quot;)" office:value-type="string" office:string-value="insert into possui values(7,2,2883.34,2004);" calcext:value-type="string">
            <text:p>insert into possui values(7,2,2883.34,2004);</text:p>
          </table:table-cell>
          <table:table-cell table:style-name="ce85" table:formula="of:=IF(ISNUMBER([.AH119]);CONCATENATE([.BE119];[.K51];[.CC119];2;[.CC119];[.AH51];[.CC119];[.DW119];[.CZ119]);&quot; &quot;)" office:value-type="string" office:string-value="insert into possui values(7,2,3207.177,2005);" calcext:value-type="string">
            <text:p>insert into possui values(7,2,3207.177,2005);</text:p>
          </table:table-cell>
          <table:table-cell table:style-name="ce85" table:formula="of:=IF(ISNUMBER([.AI119]);CONCATENATE([.BF119];[.L51];[.CD119];2;[.CD119];[.AI51];[.CD119];[.DX119];[.DA119]);&quot; &quot;)" office:value-type="string" office:string-value="insert into possui values(7,2,3378.797,2006);" calcext:value-type="string">
            <text:p>insert into possui values(7,2,3378.797,2006);</text:p>
          </table:table-cell>
          <table:table-cell table:style-name="ce85" table:formula="of:=IF(ISNUMBER([.AJ119]);CONCATENATE([.BG119];[.M51];[.CE119];2;[.CE119];[.AJ51];[.CE119];[.DY119];[.DB119]);&quot; &quot;)" office:value-type="string" office:string-value="insert into possui values(7,2,3671,2007);" calcext:value-type="string">
            <text:p>insert into possui values(7,2,3671,2007);</text:p>
          </table:table-cell>
          <table:table-cell table:style-name="ce85" table:formula="of:=IF(ISNUMBER([.AK119]);CONCATENATE([.BH119];[.N51];[.CF119];2;[.CF119];[.AK51];[.CF119];[.DZ119];[.DC119]);&quot; &quot;)" office:value-type="string" office:string-value="insert into possui values(7,2,3642.887,2008);" calcext:value-type="string">
            <text:p>insert into possui values(7,2,3642.887,2008);</text:p>
          </table:table-cell>
          <table:table-cell table:style-name="ce85" table:formula="of:=IF(ISNUMBER([.AL119]);CONCATENATE([.BI119];[.O51];[.CG119];2;[.CG119];[.AL51];[.CG119];[.EA119];[.DD119]);&quot; &quot;)" office:value-type="string" office:string-value="insert into possui values(7,2,3637.354,2009);" calcext:value-type="string">
            <text:p>insert into possui values(7,2,3637.354,2009);</text:p>
          </table:table-cell>
          <table:table-cell table:style-name="ce85" table:formula="of:=IF(ISNUMBER([.AM119]);CONCATENATE([.BJ119];[.P51];[.CH119];2;[.CH119];[.AM51];[.CH119];[.EB119];[.DE119]);&quot; &quot;)" office:value-type="string" office:string-value="insert into possui values(7,2,3669.656,2010);" calcext:value-type="string">
            <text:p>insert into possui values(7,2,3669.656,2010);</text:p>
          </table:table-cell>
          <table:table-cell table:style-name="ce85" table:formula="of:=IF(ISNUMBER([.AN119]);CONCATENATE([.BK119];[.Q51];[.CI119];2;[.CI119];[.AN51];[.CI119];[.EC119];[.DF119]);&quot; &quot;)" office:value-type="string" office:string-value="insert into possui values(7,2,4076.601,2011);" calcext:value-type="string">
            <text:p>insert into possui values(7,2,4076.601,2011);</text:p>
          </table:table-cell>
          <table:table-cell table:style-name="ce85" table:formula="of:=IF(ISNUMBER([.AO119]);CONCATENATE([.BL119];[.R51];[.CJ119];2;[.CJ119];[.AO51];[.CJ119];[.ED119];[.DG119]);&quot; &quot;)" office:value-type="string" office:string-value="insert into possui values(7,2,4243.57,2012);" calcext:value-type="string">
            <text:p>insert into possui values(7,2,4243.57,2012);</text:p>
          </table:table-cell>
          <table:table-cell table:style-name="ce85" table:formula="of:=IF(ISNUMBER([.AP119]);CONCATENATE([.BM119];[.S51];[.CK119];2;[.CK119];[.AP51];[.CK119];[.EE119];[.DH119]);&quot; &quot;)" office:value-type="string" office:string-value="insert into possui values(7,2,4212.675,2013);" calcext:value-type="string">
            <text:p>insert into possui values(7,2,4212.675,2013);</text:p>
          </table:table-cell>
          <table:table-cell table:style-name="ce85" table:formula="of:=IF(ISNUMBER([.AQ119]);CONCATENATE([.BN119];[.T51];[.CL119];2;[.CL119];[.AQ51];[.CL119];[.EF119];[.DI119]);&quot; &quot;)" office:value-type="string" office:string-value="insert into possui values(7,2,4942.726,2014);" calcext:value-type="string">
            <text:p>insert into possui values(7,2,4942.726,2014);</text:p>
          </table:table-cell>
          <table:table-cell table:style-name="ce85" table:formula="of:=IF(ISNUMBER([.AR119]);CONCATENATE([.BO119];[.U51];[.CM119];2;[.CM119];[.AR51];[.CM119];[.EG119];[.DJ119]);&quot; &quot;)" office:value-type="string" office:string-value="insert into possui values(7,2,5569.811,2015);" calcext:value-type="string">
            <text:p>insert into possui values(7,2,5569.811,2015);</text:p>
          </table:table-cell>
          <table:table-cell table:style-name="ce85" table:formula="of:=IF(ISNUMBER([.AS119]);CONCATENATE([.BP119];[.V51];[.CN119];2;[.CN119];[.AS51];[.CN119];[.EH119];[.DK119]);&quot; &quot;)" office:value-type="string" office:string-value="insert into possui values(7,2,5898.967,2016);" calcext:value-type="string">
            <text:p>insert into possui values(7,2,5898.967,2016);</text:p>
          </table:table-cell>
          <table:table-cell table:style-name="ce85" table:formula="of:=IF(ISNUMBER([.AT119]);CONCATENATE([.BQ119];[.W51];[.CO119];2;[.CO119];[.AT51];[.CO119];[.EI119];[.DL119]);&quot; &quot;)" office:value-type="string" office:string-value="insert into possui values(7,2,5026.55707321192,2017);" calcext:value-type="string">
            <text:p>insert into possui values(7,2,5026.55707321192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style-name="ce1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style-name="ce43"/>
          <table:table-cell table:style-name="ce45"/>
          <table:table-cell table:style-name="ce47"/>
          <table:table-cell table:style-name="ce49"/>
          <table:table-cell table:style-name="ce51"/>
          <table:table-cell table:style-name="ce53"/>
          <table:table-cell table:style-name="ce55"/>
          <table:table-cell table:style-name="ce57"/>
          <table:table-cell table:style-name="ce59"/>
          <table:table-cell table:style-name="ce61"/>
          <table:table-cell table:style-name="ce63"/>
          <table:table-cell table:style-name="ce65"/>
          <table:table-cell table:style-name="ce70" table:formula="of:=SUBSTITUTE([.X120];&quot;,&quot;;&quot;.&quot;)">
            <text:p/>
          </table:table-cell>
          <table:table-cell table:style-name="ce70" table:formula="of:=SUBSTITUTE([.Y120];&quot;,&quot;;&quot;.&quot;)">
            <text:p/>
          </table:table-cell>
          <table:table-cell table:style-name="ce70" table:formula="of:=SUBSTITUTE([.Z120];&quot;,&quot;;&quot;.&quot;)">
            <text:p/>
          </table:table-cell>
          <table:table-cell table:style-name="ce70" table:formula="of:=SUBSTITUTE([.AA120];&quot;,&quot;;&quot;.&quot;)">
            <text:p/>
          </table:table-cell>
          <table:table-cell table:style-name="ce70" table:formula="of:=SUBSTITUTE([.AB120];&quot;,&quot;;&quot;.&quot;)">
            <text:p/>
          </table:table-cell>
          <table:table-cell table:style-name="ce70" table:formula="of:=SUBSTITUTE([.AC120];&quot;,&quot;;&quot;.&quot;)">
            <text:p/>
          </table:table-cell>
          <table:table-cell table:style-name="ce70" table:formula="of:=SUBSTITUTE([.AD120];&quot;,&quot;;&quot;.&quot;)">
            <text:p/>
          </table:table-cell>
          <table:table-cell table:style-name="ce70" table:formula="of:=SUBSTITUTE([.AE120];&quot;,&quot;;&quot;.&quot;)">
            <text:p/>
          </table:table-cell>
          <table:table-cell table:style-name="ce70" table:formula="of:=SUBSTITUTE([.AF120];&quot;,&quot;;&quot;.&quot;)">
            <text:p/>
          </table:table-cell>
          <table:table-cell table:style-name="ce70" table:formula="of:=SUBSTITUTE([.AG120];&quot;,&quot;;&quot;.&quot;)">
            <text:p/>
          </table:table-cell>
          <table:table-cell table:style-name="ce70" table:formula="of:=SUBSTITUTE([.AH120];&quot;,&quot;;&quot;.&quot;)">
            <text:p/>
          </table:table-cell>
          <table:table-cell table:style-name="ce70" table:formula="of:=SUBSTITUTE([.AI120];&quot;,&quot;;&quot;.&quot;)">
            <text:p/>
          </table:table-cell>
          <table:table-cell table:style-name="ce70" table:formula="of:=SUBSTITUTE([.AJ120];&quot;,&quot;;&quot;.&quot;)">
            <text:p/>
          </table:table-cell>
          <table:table-cell table:style-name="ce70" table:formula="of:=SUBSTITUTE([.AK120];&quot;,&quot;;&quot;.&quot;)">
            <text:p/>
          </table:table-cell>
          <table:table-cell table:style-name="ce70" table:formula="of:=SUBSTITUTE([.AL120];&quot;,&quot;;&quot;.&quot;)">
            <text:p/>
          </table:table-cell>
          <table:table-cell table:style-name="ce70" table:formula="of:=SUBSTITUTE([.AM120];&quot;,&quot;;&quot;.&quot;)">
            <text:p/>
          </table:table-cell>
          <table:table-cell table:style-name="ce70" table:formula="of:=SUBSTITUTE([.AN120];&quot;,&quot;;&quot;.&quot;)">
            <text:p/>
          </table:table-cell>
          <table:table-cell table:style-name="ce70" table:formula="of:=SUBSTITUTE([.AO120];&quot;,&quot;;&quot;.&quot;)">
            <text:p/>
          </table:table-cell>
          <table:table-cell table:style-name="ce70" table:formula="of:=SUBSTITUTE([.AP120];&quot;,&quot;;&quot;.&quot;)">
            <text:p/>
          </table:table-cell>
          <table:table-cell table:style-name="ce70" table:formula="of:=SUBSTITUTE([.AQ120];&quot;,&quot;;&quot;.&quot;)">
            <text:p/>
          </table:table-cell>
          <table:table-cell table:style-name="ce70" table:formula="of:=SUBSTITUTE([.AR120];&quot;,&quot;;&quot;.&quot;)">
            <text:p/>
          </table:table-cell>
          <table:table-cell table:style-name="ce70" table:formula="of:=SUBSTITUTE([.AS120];&quot;,&quot;;&quot;.&quot;)">
            <text:p/>
          </table:table-cell>
          <table:table-cell table:style-name="ce70" table:formula="of:=SUBSTITUTE([.AT120];&quot;,&quot;;&quot;.&quot;)">
            <text:p/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20]);CONCATENATE([.AU120];[.A52];[.BS120];2;[.BS120];[.X52];[.BS120];[.DM120];[.CP120]);&quot; &quot;)" office:value-type="string" office:string-value=" " calcext:value-type="string">
            <text:p><text:s/></text:p>
          </table:table-cell>
          <table:table-cell table:style-name="ce18" table:number-columns-repeated="35"/>
          <table:table-cell table:number-columns-repeated="938"/>
        </table:table-row>
        <table:table-row table:style-name="ro8">
          <table:table-cell table:number-columns-repeated="23" table:style-name="ce8" office:value-type="string" calcext:value-type="string">
            <text:p>Estações da Linha 4 (10)</text:p>
          </table:table-cell>
          <table:table-cell table:style-name="ce70" table:formula="of:=SUBSTITUTE([.X121];&quot;,&quot;;&quot;.&quot;)" office:value-type="string" office:string-value="..." calcext:value-type="string">
            <text:p>...</text:p>
          </table:table-cell>
          <table:table-cell table:style-name="ce70" table:formula="of:=SUBSTITUTE([.Y121];&quot;,&quot;;&quot;.&quot;)" office:value-type="string" office:string-value="..." calcext:value-type="string">
            <text:p>...</text:p>
          </table:table-cell>
          <table:table-cell table:style-name="ce70" table:formula="of:=SUBSTITUTE([.Z121];&quot;,&quot;;&quot;.&quot;)" office:value-type="string" office:string-value="..." calcext:value-type="string">
            <text:p>...</text:p>
          </table:table-cell>
          <table:table-cell table:style-name="ce70" table:formula="of:=SUBSTITUTE([.AA121];&quot;,&quot;;&quot;.&quot;)" office:value-type="string" office:string-value="..." calcext:value-type="string">
            <text:p>...</text:p>
          </table:table-cell>
          <table:table-cell table:style-name="ce70" table:formula="of:=SUBSTITUTE([.AB121];&quot;,&quot;;&quot;.&quot;)" office:value-type="string" office:string-value="..." calcext:value-type="string">
            <text:p>...</text:p>
          </table:table-cell>
          <table:table-cell table:style-name="ce70" table:formula="of:=SUBSTITUTE([.AC121];&quot;,&quot;;&quot;.&quot;)" office:value-type="string" office:string-value="..." calcext:value-type="string">
            <text:p>...</text:p>
          </table:table-cell>
          <table:table-cell table:style-name="ce70" table:formula="of:=SUBSTITUTE([.AD121];&quot;,&quot;;&quot;.&quot;)" office:value-type="string" office:string-value="..." calcext:value-type="string">
            <text:p>...</text:p>
          </table:table-cell>
          <table:table-cell table:style-name="ce70" table:formula="of:=SUBSTITUTE([.AE121];&quot;,&quot;;&quot;.&quot;)" office:value-type="string" office:string-value="..." calcext:value-type="string">
            <text:p>...</text:p>
          </table:table-cell>
          <table:table-cell table:style-name="ce70" table:formula="of:=SUBSTITUTE([.AF121];&quot;,&quot;;&quot;.&quot;)" office:value-type="string" office:string-value="..." calcext:value-type="string">
            <text:p>...</text:p>
          </table:table-cell>
          <table:table-cell table:style-name="ce70" table:formula="of:=SUBSTITUTE([.AG121];&quot;,&quot;;&quot;.&quot;)" office:value-type="string" office:string-value="..." calcext:value-type="string">
            <text:p>...</text:p>
          </table:table-cell>
          <table:table-cell table:style-name="ce70" table:formula="of:=SUBSTITUTE([.AH121];&quot;,&quot;;&quot;.&quot;)" office:value-type="string" office:string-value="..." calcext:value-type="string">
            <text:p>...</text:p>
          </table:table-cell>
          <table:table-cell table:style-name="ce70" table:formula="of:=SUBSTITUTE([.AI121];&quot;,&quot;;&quot;.&quot;)" office:value-type="string" office:string-value="..." calcext:value-type="string">
            <text:p>...</text:p>
          </table:table-cell>
          <table:table-cell table:style-name="ce70" table:formula="of:=SUBSTITUTE([.AJ121];&quot;,&quot;;&quot;.&quot;)" office:value-type="string" office:string-value="..." calcext:value-type="string">
            <text:p>...</text:p>
          </table:table-cell>
          <table:table-cell table:style-name="ce70" table:formula="of:=SUBSTITUTE([.AK121];&quot;,&quot;;&quot;.&quot;)" office:value-type="string" office:string-value="..." calcext:value-type="string">
            <text:p>...</text:p>
          </table:table-cell>
          <table:table-cell table:style-name="ce70" table:formula="of:=SUBSTITUTE([.AL121];&quot;,&quot;;&quot;.&quot;)" office:value-type="string" office:string-value="..." calcext:value-type="string">
            <text:p>...</text:p>
          </table:table-cell>
          <table:table-cell table:style-name="ce70" table:formula="of:=SUBSTITUTE([.AM121];&quot;,&quot;;&quot;.&quot;)" office:value-type="string" office:string-value="..." calcext:value-type="string">
            <text:p>...</text:p>
          </table:table-cell>
          <table:table-cell table:style-name="ce70" table:formula="of:=SUBSTITUTE([.AN121];&quot;,&quot;;&quot;.&quot;)" office:value-type="string" office:string-value="..." calcext:value-type="string">
            <text:p>...</text:p>
          </table:table-cell>
          <table:table-cell table:style-name="ce70" table:formula="of:=SUBSTITUTE([.AO121];&quot;,&quot;;&quot;.&quot;)" office:value-type="string" office:string-value="..." calcext:value-type="string">
            <text:p>...</text:p>
          </table:table-cell>
          <table:table-cell table:style-name="ce70" table:formula="of:=SUBSTITUTE([.AP121];&quot;,&quot;;&quot;.&quot;)" office:value-type="string" office:string-value="..." calcext:value-type="string">
            <text:p>...</text:p>
          </table:table-cell>
          <table:table-cell table:style-name="ce70" table:formula="of:=SUBSTITUTE([.AQ121];&quot;,&quot;;&quot;.&quot;)" office:value-type="string" office:string-value="..." calcext:value-type="string">
            <text:p>...</text:p>
          </table:table-cell>
          <table:table-cell table:style-name="ce70" table:formula="of:=SUBSTITUTE([.AR121];&quot;,&quot;;&quot;.&quot;)" office:value-type="string" office:string-value="..." calcext:value-type="string">
            <text:p>...</text:p>
          </table:table-cell>
          <table:table-cell table:style-name="ce70" table:formula="of:=SUBSTITUTE([.AS121];&quot;,&quot;;&quot;.&quot;)" office:value-type="string" office:string-value="5819.266" calcext:value-type="string">
            <text:p>5819.266</text:p>
          </table:table-cell>
          <table:table-cell table:style-name="ce70" table:formula="of:=SUBSTITUTE([.AT121];&quot;,&quot;;&quot;.&quot;)" office:value-type="string" office:string-value="26041.3330145478" calcext:value-type="string">
            <text:p>26041.3330145478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21]);CONCATENATE([.AU121];[.A53];[.BS121];2;[.BS121];[.X53];[.BS121];[.DM121];[.CP121]);&quot; &quot;)" office:value-type="string" office:string-value=" " calcext:value-type="string">
            <text:p><text:s/></text:p>
          </table:table-cell>
          <table:table-cell table:style-name="ce18" table:number-columns-repeated="35"/>
          <table:table-cell table:number-columns-repeated="938"/>
        </table:table-row>
        <table:table-row table:style-name="ro8">
          <table:table-cell table:style-name="ce9" table:number-columns-repeated="23"/>
          <table:table-cell table:style-name="ce70" table:formula="of:=SUBSTITUTE([.X122];&quot;,&quot;;&quot;.&quot;)">
            <text:p/>
          </table:table-cell>
          <table:table-cell table:style-name="ce70" table:formula="of:=SUBSTITUTE([.Y122];&quot;,&quot;;&quot;.&quot;)">
            <text:p/>
          </table:table-cell>
          <table:table-cell table:style-name="ce70" table:formula="of:=SUBSTITUTE([.Z122];&quot;,&quot;;&quot;.&quot;)">
            <text:p/>
          </table:table-cell>
          <table:table-cell table:style-name="ce70" table:formula="of:=SUBSTITUTE([.AA122];&quot;,&quot;;&quot;.&quot;)">
            <text:p/>
          </table:table-cell>
          <table:table-cell table:style-name="ce70" table:formula="of:=SUBSTITUTE([.AB122];&quot;,&quot;;&quot;.&quot;)">
            <text:p/>
          </table:table-cell>
          <table:table-cell table:style-name="ce70" table:formula="of:=SUBSTITUTE([.AC122];&quot;,&quot;;&quot;.&quot;)">
            <text:p/>
          </table:table-cell>
          <table:table-cell table:style-name="ce70" table:formula="of:=SUBSTITUTE([.AD122];&quot;,&quot;;&quot;.&quot;)">
            <text:p/>
          </table:table-cell>
          <table:table-cell table:style-name="ce70" table:formula="of:=SUBSTITUTE([.AE122];&quot;,&quot;;&quot;.&quot;)">
            <text:p/>
          </table:table-cell>
          <table:table-cell table:style-name="ce70" table:formula="of:=SUBSTITUTE([.AF122];&quot;,&quot;;&quot;.&quot;)">
            <text:p/>
          </table:table-cell>
          <table:table-cell table:style-name="ce70" table:formula="of:=SUBSTITUTE([.AG122];&quot;,&quot;;&quot;.&quot;)">
            <text:p/>
          </table:table-cell>
          <table:table-cell table:style-name="ce70" table:formula="of:=SUBSTITUTE([.AH122];&quot;,&quot;;&quot;.&quot;)">
            <text:p/>
          </table:table-cell>
          <table:table-cell table:style-name="ce70" table:formula="of:=SUBSTITUTE([.AI122];&quot;,&quot;;&quot;.&quot;)">
            <text:p/>
          </table:table-cell>
          <table:table-cell table:style-name="ce70" table:formula="of:=SUBSTITUTE([.AJ122];&quot;,&quot;;&quot;.&quot;)">
            <text:p/>
          </table:table-cell>
          <table:table-cell table:style-name="ce70" table:formula="of:=SUBSTITUTE([.AK122];&quot;,&quot;;&quot;.&quot;)">
            <text:p/>
          </table:table-cell>
          <table:table-cell table:style-name="ce70" table:formula="of:=SUBSTITUTE([.AL122];&quot;,&quot;;&quot;.&quot;)">
            <text:p/>
          </table:table-cell>
          <table:table-cell table:style-name="ce70" table:formula="of:=SUBSTITUTE([.AM122];&quot;,&quot;;&quot;.&quot;)">
            <text:p/>
          </table:table-cell>
          <table:table-cell table:style-name="ce70" table:formula="of:=SUBSTITUTE([.AN122];&quot;,&quot;;&quot;.&quot;)">
            <text:p/>
          </table:table-cell>
          <table:table-cell table:style-name="ce70" table:formula="of:=SUBSTITUTE([.AO122];&quot;,&quot;;&quot;.&quot;)">
            <text:p/>
          </table:table-cell>
          <table:table-cell table:style-name="ce70" table:formula="of:=SUBSTITUTE([.AP122];&quot;,&quot;;&quot;.&quot;)">
            <text:p/>
          </table:table-cell>
          <table:table-cell table:style-name="ce70" table:formula="of:=SUBSTITUTE([.AQ122];&quot;,&quot;;&quot;.&quot;)">
            <text:p/>
          </table:table-cell>
          <table:table-cell table:style-name="ce70" table:formula="of:=SUBSTITUTE([.AR122];&quot;,&quot;;&quot;.&quot;)">
            <text:p/>
          </table:table-cell>
          <table:table-cell table:style-name="ce70" table:formula="of:=SUBSTITUTE([.AS122];&quot;,&quot;;&quot;.&quot;)">
            <text:p/>
          </table:table-cell>
          <table:table-cell table:style-name="ce70" table:formula="of:=SUBSTITUTE([.AT122];&quot;,&quot;;&quot;.&quot;)">
            <text:p/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22]);CONCATENATE([.AU122];[.A54];[.BS122];2;[.BS122];[.X54];[.BS122];[.DM122];[.CP122]);&quot; &quot;)" office:value-type="string" office:string-value=" " calcext:value-type="string">
            <text:p><text:s/></text:p>
          </table:table-cell>
          <table:table-cell table:style-name="ce18" table:number-columns-repeated="35"/>
          <table:table-cell table:number-columns-repeated="938"/>
        </table:table-row>
        <table:table-row table:style-name="ro8">
          <table:table-cell table:number-columns-repeated="23" table:style-name="ce9" office:value-type="float" office:value="37" calcext:value-type="float">
            <text:p>37</text:p>
          </table:table-cell>
          <table:table-cell table:style-name="ce70" table:formula="of:=SUBSTITUTE([.X123];&quot;,&quot;;&quot;.&quot;)" office:value-type="string" office:string-value="..." calcext:value-type="string">
            <text:p>...</text:p>
          </table:table-cell>
          <table:table-cell table:style-name="ce70" table:formula="of:=SUBSTITUTE([.Y123];&quot;,&quot;;&quot;.&quot;)" office:value-type="string" office:string-value="..." calcext:value-type="string">
            <text:p>...</text:p>
          </table:table-cell>
          <table:table-cell table:style-name="ce70" table:formula="of:=SUBSTITUTE([.Z123];&quot;,&quot;;&quot;.&quot;)" office:value-type="string" office:string-value="..." calcext:value-type="string">
            <text:p>...</text:p>
          </table:table-cell>
          <table:table-cell table:style-name="ce70" table:formula="of:=SUBSTITUTE([.AA123];&quot;,&quot;;&quot;.&quot;)" office:value-type="string" office:string-value="..." calcext:value-type="string">
            <text:p>...</text:p>
          </table:table-cell>
          <table:table-cell table:style-name="ce70" table:formula="of:=SUBSTITUTE([.AB123];&quot;,&quot;;&quot;.&quot;)" office:value-type="string" office:string-value="..." calcext:value-type="string">
            <text:p>...</text:p>
          </table:table-cell>
          <table:table-cell table:style-name="ce70" table:formula="of:=SUBSTITUTE([.AC123];&quot;,&quot;;&quot;.&quot;)" office:value-type="string" office:string-value="..." calcext:value-type="string">
            <text:p>...</text:p>
          </table:table-cell>
          <table:table-cell table:style-name="ce70" table:formula="of:=SUBSTITUTE([.AD123];&quot;,&quot;;&quot;.&quot;)" office:value-type="string" office:string-value="..." calcext:value-type="string">
            <text:p>...</text:p>
          </table:table-cell>
          <table:table-cell table:style-name="ce70" table:formula="of:=SUBSTITUTE([.AE123];&quot;,&quot;;&quot;.&quot;)" office:value-type="string" office:string-value="..." calcext:value-type="string">
            <text:p>...</text:p>
          </table:table-cell>
          <table:table-cell table:style-name="ce70" table:formula="of:=SUBSTITUTE([.AF123];&quot;,&quot;;&quot;.&quot;)" office:value-type="string" office:string-value="..." calcext:value-type="string">
            <text:p>...</text:p>
          </table:table-cell>
          <table:table-cell table:style-name="ce70" table:formula="of:=SUBSTITUTE([.AG123];&quot;,&quot;;&quot;.&quot;)" office:value-type="string" office:string-value="..." calcext:value-type="string">
            <text:p>...</text:p>
          </table:table-cell>
          <table:table-cell table:style-name="ce70" table:formula="of:=SUBSTITUTE([.AH123];&quot;,&quot;;&quot;.&quot;)" office:value-type="string" office:string-value="..." calcext:value-type="string">
            <text:p>...</text:p>
          </table:table-cell>
          <table:table-cell table:style-name="ce70" table:formula="of:=SUBSTITUTE([.AI123];&quot;,&quot;;&quot;.&quot;)" office:value-type="string" office:string-value="..." calcext:value-type="string">
            <text:p>...</text:p>
          </table:table-cell>
          <table:table-cell table:style-name="ce70" table:formula="of:=SUBSTITUTE([.AJ123];&quot;,&quot;;&quot;.&quot;)" office:value-type="string" office:string-value="..." calcext:value-type="string">
            <text:p>...</text:p>
          </table:table-cell>
          <table:table-cell table:style-name="ce70" table:formula="of:=SUBSTITUTE([.AK123];&quot;,&quot;;&quot;.&quot;)" office:value-type="string" office:string-value="..." calcext:value-type="string">
            <text:p>...</text:p>
          </table:table-cell>
          <table:table-cell table:style-name="ce70" table:formula="of:=SUBSTITUTE([.AL123];&quot;,&quot;;&quot;.&quot;)" office:value-type="string" office:string-value="..." calcext:value-type="string">
            <text:p>...</text:p>
          </table:table-cell>
          <table:table-cell table:style-name="ce70" table:formula="of:=SUBSTITUTE([.AM123];&quot;,&quot;;&quot;.&quot;)" office:value-type="string" office:string-value="..." calcext:value-type="string">
            <text:p>...</text:p>
          </table:table-cell>
          <table:table-cell table:style-name="ce70" table:formula="of:=SUBSTITUTE([.AN123];&quot;,&quot;;&quot;.&quot;)" office:value-type="string" office:string-value="..." calcext:value-type="string">
            <text:p>...</text:p>
          </table:table-cell>
          <table:table-cell table:style-name="ce70" table:formula="of:=SUBSTITUTE([.AO123];&quot;,&quot;;&quot;.&quot;)" office:value-type="string" office:string-value="..." calcext:value-type="string">
            <text:p>...</text:p>
          </table:table-cell>
          <table:table-cell table:style-name="ce70" table:formula="of:=SUBSTITUTE([.AP123];&quot;,&quot;;&quot;.&quot;)" office:value-type="string" office:string-value="..." calcext:value-type="string">
            <text:p>...</text:p>
          </table:table-cell>
          <table:table-cell table:style-name="ce70" table:formula="of:=SUBSTITUTE([.AQ123];&quot;,&quot;;&quot;.&quot;)" office:value-type="string" office:string-value="..." calcext:value-type="string">
            <text:p>...</text:p>
          </table:table-cell>
          <table:table-cell table:style-name="ce70" table:formula="of:=SUBSTITUTE([.AR123];&quot;,&quot;;&quot;.&quot;)" office:value-type="string" office:string-value="..." calcext:value-type="string">
            <text:p>...</text:p>
          </table:table-cell>
          <table:table-cell table:style-name="ce70" table:formula="of:=SUBSTITUTE([.AS123];&quot;,&quot;;&quot;.&quot;)" office:value-type="string" office:string-value="724.54" calcext:value-type="string">
            <text:p>724.54</text:p>
          </table:table-cell>
          <table:table-cell table:style-name="ce70" table:formula="of:=SUBSTITUTE([.AT123];&quot;,&quot;;&quot;.&quot;)" office:value-type="string" office:string-value="4020.49502201533" calcext:value-type="string">
            <text:p>4020.49502201533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23]);CONCATENATE([.AU123];[.A55];[.BS123];4;[.BS123];[.X55];[.BS123];[.DM123];[.CP123]);&quot; &quot;)" office:value-type="string" office:string-value=" " calcext:value-type="string">
            <text:p><text:s/></text:p>
          </table:table-cell>
          <table:table-cell table:style-name="ce85" table:formula="of:=IF(ISNUMBER([.Y123]);CONCATENATE([.AV123];[.B55];[.BT123];4;[.BT123];[.Y55];[.BT123];[.DN123];[.CQ123]);&quot; &quot;)" office:value-type="string" office:string-value=" " calcext:value-type="string">
            <text:p><text:s/></text:p>
          </table:table-cell>
          <table:table-cell table:style-name="ce85" table:formula="of:=IF(ISNUMBER([.Z123]);CONCATENATE([.AW123];[.C55];[.BU123];4;[.BU123];[.Z55];[.BU123];[.DO123];[.CR123]);&quot; &quot;)" office:value-type="string" office:string-value=" " calcext:value-type="string">
            <text:p><text:s/></text:p>
          </table:table-cell>
          <table:table-cell table:style-name="ce85" table:formula="of:=IF(ISNUMBER([.AA123]);CONCATENATE([.AX123];[.D55];[.BV123];4;[.BV123];[.AA55];[.BV123];[.DP123];[.CS123]);&quot; &quot;)" office:value-type="string" office:string-value=" " calcext:value-type="string">
            <text:p><text:s/></text:p>
          </table:table-cell>
          <table:table-cell table:style-name="ce85" table:formula="of:=IF(ISNUMBER([.AB123]);CONCATENATE([.AY123];[.E55];[.BW123];4;[.BW123];[.AB55];[.BW123];[.DQ123];[.CT123]);&quot; &quot;)" office:value-type="string" office:string-value=" " calcext:value-type="string">
            <text:p><text:s/></text:p>
          </table:table-cell>
          <table:table-cell table:style-name="ce85" table:formula="of:=IF(ISNUMBER([.AC123]);CONCATENATE([.AZ123];[.F55];[.BX123];4;[.BX123];[.AC55];[.BX123];[.DR123];[.CU123]);&quot; &quot;)" office:value-type="string" office:string-value=" " calcext:value-type="string">
            <text:p><text:s/></text:p>
          </table:table-cell>
          <table:table-cell table:style-name="ce85" table:formula="of:=IF(ISNUMBER([.AD123]);CONCATENATE([.BA123];[.G55];[.BY123];4;[.BY123];[.AD55];[.BY123];[.DS123];[.CV123]);&quot; &quot;)" office:value-type="string" office:string-value=" " calcext:value-type="string">
            <text:p><text:s/></text:p>
          </table:table-cell>
          <table:table-cell table:style-name="ce85" table:formula="of:=IF(ISNUMBER([.AE123]);CONCATENATE([.BB123];[.H55];[.BZ123];4;[.BZ123];[.AE55];[.BZ123];[.DT123];[.CW123]);&quot; &quot;)" office:value-type="string" office:string-value=" " calcext:value-type="string">
            <text:p><text:s/></text:p>
          </table:table-cell>
          <table:table-cell table:style-name="ce85" table:formula="of:=IF(ISNUMBER([.AF123]);CONCATENATE([.BC123];[.I55];[.CA123];4;[.CA123];[.AF55];[.CA123];[.DU123];[.CX123]);&quot; &quot;)" office:value-type="string" office:string-value=" " calcext:value-type="string">
            <text:p><text:s/></text:p>
          </table:table-cell>
          <table:table-cell table:style-name="ce85" table:formula="of:=IF(ISNUMBER([.AG123]);CONCATENATE([.BD123];[.J55];[.CB123];4;[.CB123];[.AG55];[.CB123];[.DV123];[.CY123]);&quot; &quot;)" office:value-type="string" office:string-value=" " calcext:value-type="string">
            <text:p><text:s/></text:p>
          </table:table-cell>
          <table:table-cell table:style-name="ce85" table:formula="of:=IF(ISNUMBER([.AH123]);CONCATENATE([.BE123];[.K55];[.CC123];4;[.CC123];[.AH55];[.CC123];[.DW123];[.CZ123]);&quot; &quot;)" office:value-type="string" office:string-value=" " calcext:value-type="string">
            <text:p><text:s/></text:p>
          </table:table-cell>
          <table:table-cell table:style-name="ce85" table:formula="of:=IF(ISNUMBER([.AI123]);CONCATENATE([.BF123];[.L55];[.CD123];4;[.CD123];[.AI55];[.CD123];[.DX123];[.DA123]);&quot; &quot;)" office:value-type="string" office:string-value=" " calcext:value-type="string">
            <text:p><text:s/></text:p>
          </table:table-cell>
          <table:table-cell table:style-name="ce85" table:formula="of:=IF(ISNUMBER([.AJ123]);CONCATENATE([.BG123];[.M55];[.CE123];4;[.CE123];[.AJ55];[.CE123];[.DY123];[.DB123]);&quot; &quot;)" office:value-type="string" office:string-value=" " calcext:value-type="string">
            <text:p><text:s/></text:p>
          </table:table-cell>
          <table:table-cell table:style-name="ce85" table:formula="of:=IF(ISNUMBER([.AK123]);CONCATENATE([.BH123];[.N55];[.CF123];4;[.CF123];[.AK55];[.CF123];[.DZ123];[.DC123]);&quot; &quot;)" office:value-type="string" office:string-value=" " calcext:value-type="string">
            <text:p><text:s/></text:p>
          </table:table-cell>
          <table:table-cell table:style-name="ce85" table:formula="of:=IF(ISNUMBER([.AL123]);CONCATENATE([.BI123];[.O55];[.CG123];4;[.CG123];[.AL55];[.CG123];[.EA123];[.DD123]);&quot; &quot;)" office:value-type="string" office:string-value=" " calcext:value-type="string">
            <text:p><text:s/></text:p>
          </table:table-cell>
          <table:table-cell table:style-name="ce85" table:formula="of:=IF(ISNUMBER([.AM123]);CONCATENATE([.BJ123];[.P55];[.CH123];4;[.CH123];[.AM55];[.CH123];[.EB123];[.DE123]);&quot; &quot;)" office:value-type="string" office:string-value=" " calcext:value-type="string">
            <text:p><text:s/></text:p>
          </table:table-cell>
          <table:table-cell table:style-name="ce85" table:formula="of:=IF(ISNUMBER([.AN123]);CONCATENATE([.BK123];[.Q55];[.CI123];4;[.CI123];[.AN55];[.CI123];[.EC123];[.DF123]);&quot; &quot;)" office:value-type="string" office:string-value=" " calcext:value-type="string">
            <text:p><text:s/></text:p>
          </table:table-cell>
          <table:table-cell table:style-name="ce85" table:formula="of:=IF(ISNUMBER([.AO123]);CONCATENATE([.BL123];[.R55];[.CJ123];4;[.CJ123];[.AO55];[.CJ123];[.ED123];[.DG123]);&quot; &quot;)" office:value-type="string" office:string-value=" " calcext:value-type="string">
            <text:p><text:s/></text:p>
          </table:table-cell>
          <table:table-cell table:style-name="ce85" table:formula="of:=IF(ISNUMBER([.AP123]);CONCATENATE([.BM123];[.S55];[.CK123];4;[.CK123];[.AP55];[.CK123];[.EE123];[.DH123]);&quot; &quot;)" office:value-type="string" office:string-value=" " calcext:value-type="string">
            <text:p><text:s/></text:p>
          </table:table-cell>
          <table:table-cell table:style-name="ce85" table:formula="of:=IF(ISNUMBER([.AQ123]);CONCATENATE([.BN123];[.T55];[.CL123];4;[.CL123];[.AQ55];[.CL123];[.EF123];[.DI123]);&quot; &quot;)" office:value-type="string" office:string-value=" " calcext:value-type="string">
            <text:p><text:s/></text:p>
          </table:table-cell>
          <table:table-cell table:style-name="ce85" table:formula="of:=IF(ISNUMBER([.AR123]);CONCATENATE([.BO123];[.U55];[.CM123];4;[.CM123];[.AR55];[.CM123];[.EG123];[.DJ123]);&quot; &quot;)" office:value-type="string" office:string-value=" " calcext:value-type="string">
            <text:p><text:s/></text:p>
          </table:table-cell>
          <table:table-cell table:style-name="ce85" table:formula="of:=IF(ISNUMBER([.AS123]);CONCATENATE([.BP123];[.V55];[.CN123];4;[.CN123];[.AS55];[.CN123];[.EH123];[.DK123]);&quot; &quot;)" office:value-type="string" office:string-value="insert into possui values(37,4,724.54,2016);" calcext:value-type="string">
            <text:p>insert into possui values(37,4,724.54,2016);</text:p>
          </table:table-cell>
          <table:table-cell table:style-name="ce85" table:formula="of:=IF(ISNUMBER([.AT123]);CONCATENATE([.BQ123];[.W55];[.CO123];4;[.CO123];[.AT55];[.CO123];[.EI123];[.DL123]);&quot; &quot;)" office:value-type="string" office:string-value="insert into possui values(37,4,4020.49502201533,2017);" calcext:value-type="string">
            <text:p>insert into possui values(37,4,4020.49502201533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38" calcext:value-type="float">
            <text:p>38</text:p>
          </table:table-cell>
          <table:table-cell table:style-name="ce70" table:formula="of:=SUBSTITUTE([.X124];&quot;,&quot;;&quot;.&quot;)" office:value-type="string" office:string-value="..." calcext:value-type="string">
            <text:p>...</text:p>
          </table:table-cell>
          <table:table-cell table:style-name="ce70" table:formula="of:=SUBSTITUTE([.Y124];&quot;,&quot;;&quot;.&quot;)" office:value-type="string" office:string-value="..." calcext:value-type="string">
            <text:p>...</text:p>
          </table:table-cell>
          <table:table-cell table:style-name="ce70" table:formula="of:=SUBSTITUTE([.Z124];&quot;,&quot;;&quot;.&quot;)" office:value-type="string" office:string-value="..." calcext:value-type="string">
            <text:p>...</text:p>
          </table:table-cell>
          <table:table-cell table:style-name="ce70" table:formula="of:=SUBSTITUTE([.AA124];&quot;,&quot;;&quot;.&quot;)" office:value-type="string" office:string-value="..." calcext:value-type="string">
            <text:p>...</text:p>
          </table:table-cell>
          <table:table-cell table:style-name="ce70" table:formula="of:=SUBSTITUTE([.AB124];&quot;,&quot;;&quot;.&quot;)" office:value-type="string" office:string-value="..." calcext:value-type="string">
            <text:p>...</text:p>
          </table:table-cell>
          <table:table-cell table:style-name="ce70" table:formula="of:=SUBSTITUTE([.AC124];&quot;,&quot;;&quot;.&quot;)" office:value-type="string" office:string-value="..." calcext:value-type="string">
            <text:p>...</text:p>
          </table:table-cell>
          <table:table-cell table:style-name="ce70" table:formula="of:=SUBSTITUTE([.AD124];&quot;,&quot;;&quot;.&quot;)" office:value-type="string" office:string-value="..." calcext:value-type="string">
            <text:p>...</text:p>
          </table:table-cell>
          <table:table-cell table:style-name="ce70" table:formula="of:=SUBSTITUTE([.AE124];&quot;,&quot;;&quot;.&quot;)" office:value-type="string" office:string-value="..." calcext:value-type="string">
            <text:p>...</text:p>
          </table:table-cell>
          <table:table-cell table:style-name="ce70" table:formula="of:=SUBSTITUTE([.AF124];&quot;,&quot;;&quot;.&quot;)" office:value-type="string" office:string-value="..." calcext:value-type="string">
            <text:p>...</text:p>
          </table:table-cell>
          <table:table-cell table:style-name="ce70" table:formula="of:=SUBSTITUTE([.AG124];&quot;,&quot;;&quot;.&quot;)" office:value-type="string" office:string-value="..." calcext:value-type="string">
            <text:p>...</text:p>
          </table:table-cell>
          <table:table-cell table:style-name="ce70" table:formula="of:=SUBSTITUTE([.AH124];&quot;,&quot;;&quot;.&quot;)" office:value-type="string" office:string-value="..." calcext:value-type="string">
            <text:p>...</text:p>
          </table:table-cell>
          <table:table-cell table:style-name="ce70" table:formula="of:=SUBSTITUTE([.AI124];&quot;,&quot;;&quot;.&quot;)" office:value-type="string" office:string-value="..." calcext:value-type="string">
            <text:p>...</text:p>
          </table:table-cell>
          <table:table-cell table:style-name="ce70" table:formula="of:=SUBSTITUTE([.AJ124];&quot;,&quot;;&quot;.&quot;)" office:value-type="string" office:string-value="..." calcext:value-type="string">
            <text:p>...</text:p>
          </table:table-cell>
          <table:table-cell table:style-name="ce70" table:formula="of:=SUBSTITUTE([.AK124];&quot;,&quot;;&quot;.&quot;)" office:value-type="string" office:string-value="..." calcext:value-type="string">
            <text:p>...</text:p>
          </table:table-cell>
          <table:table-cell table:style-name="ce70" table:formula="of:=SUBSTITUTE([.AL124];&quot;,&quot;;&quot;.&quot;)" office:value-type="string" office:string-value="..." calcext:value-type="string">
            <text:p>...</text:p>
          </table:table-cell>
          <table:table-cell table:style-name="ce70" table:formula="of:=SUBSTITUTE([.AM124];&quot;,&quot;;&quot;.&quot;)" office:value-type="string" office:string-value="..." calcext:value-type="string">
            <text:p>...</text:p>
          </table:table-cell>
          <table:table-cell table:style-name="ce70" table:formula="of:=SUBSTITUTE([.AN124];&quot;,&quot;;&quot;.&quot;)" office:value-type="string" office:string-value="..." calcext:value-type="string">
            <text:p>...</text:p>
          </table:table-cell>
          <table:table-cell table:style-name="ce70" table:formula="of:=SUBSTITUTE([.AO124];&quot;,&quot;;&quot;.&quot;)" office:value-type="string" office:string-value="..." calcext:value-type="string">
            <text:p>...</text:p>
          </table:table-cell>
          <table:table-cell table:style-name="ce70" table:formula="of:=SUBSTITUTE([.AP124];&quot;,&quot;;&quot;.&quot;)" office:value-type="string" office:string-value="..." calcext:value-type="string">
            <text:p>...</text:p>
          </table:table-cell>
          <table:table-cell table:style-name="ce70" table:formula="of:=SUBSTITUTE([.AQ124];&quot;,&quot;;&quot;.&quot;)" office:value-type="string" office:string-value="..." calcext:value-type="string">
            <text:p>...</text:p>
          </table:table-cell>
          <table:table-cell table:style-name="ce70" table:formula="of:=SUBSTITUTE([.AR124];&quot;,&quot;;&quot;.&quot;)" office:value-type="string" office:string-value="..." calcext:value-type="string">
            <text:p>...</text:p>
          </table:table-cell>
          <table:table-cell table:style-name="ce70" table:formula="of:=SUBSTITUTE([.AS124];&quot;,&quot;;&quot;.&quot;)" office:value-type="string" office:string-value="702.105" calcext:value-type="string">
            <text:p>702.105</text:p>
          </table:table-cell>
          <table:table-cell table:style-name="ce70" table:formula="of:=SUBSTITUTE([.AT124];&quot;,&quot;;&quot;.&quot;)" office:value-type="string" office:string-value="3310.38510218119" calcext:value-type="string">
            <text:p>3310.38510218119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24]);CONCATENATE([.AU124];[.A56];[.BS124];4;[.BS124];[.X56];[.BS124];[.DM124];[.CP124]);&quot; &quot;)" office:value-type="string" office:string-value=" " calcext:value-type="string">
            <text:p><text:s/></text:p>
          </table:table-cell>
          <table:table-cell table:style-name="ce85" table:formula="of:=IF(ISNUMBER([.Y124]);CONCATENATE([.AV124];[.B56];[.BT124];4;[.BT124];[.Y56];[.BT124];[.DN124];[.CQ124]);&quot; &quot;)" office:value-type="string" office:string-value=" " calcext:value-type="string">
            <text:p><text:s/></text:p>
          </table:table-cell>
          <table:table-cell table:style-name="ce85" table:formula="of:=IF(ISNUMBER([.Z124]);CONCATENATE([.AW124];[.C56];[.BU124];4;[.BU124];[.Z56];[.BU124];[.DO124];[.CR124]);&quot; &quot;)" office:value-type="string" office:string-value=" " calcext:value-type="string">
            <text:p><text:s/></text:p>
          </table:table-cell>
          <table:table-cell table:style-name="ce85" table:formula="of:=IF(ISNUMBER([.AA124]);CONCATENATE([.AX124];[.D56];[.BV124];4;[.BV124];[.AA56];[.BV124];[.DP124];[.CS124]);&quot; &quot;)" office:value-type="string" office:string-value=" " calcext:value-type="string">
            <text:p><text:s/></text:p>
          </table:table-cell>
          <table:table-cell table:style-name="ce85" table:formula="of:=IF(ISNUMBER([.AB124]);CONCATENATE([.AY124];[.E56];[.BW124];4;[.BW124];[.AB56];[.BW124];[.DQ124];[.CT124]);&quot; &quot;)" office:value-type="string" office:string-value=" " calcext:value-type="string">
            <text:p><text:s/></text:p>
          </table:table-cell>
          <table:table-cell table:style-name="ce85" table:formula="of:=IF(ISNUMBER([.AC124]);CONCATENATE([.AZ124];[.F56];[.BX124];4;[.BX124];[.AC56];[.BX124];[.DR124];[.CU124]);&quot; &quot;)" office:value-type="string" office:string-value=" " calcext:value-type="string">
            <text:p><text:s/></text:p>
          </table:table-cell>
          <table:table-cell table:style-name="ce85" table:formula="of:=IF(ISNUMBER([.AD124]);CONCATENATE([.BA124];[.G56];[.BY124];4;[.BY124];[.AD56];[.BY124];[.DS124];[.CV124]);&quot; &quot;)" office:value-type="string" office:string-value=" " calcext:value-type="string">
            <text:p><text:s/></text:p>
          </table:table-cell>
          <table:table-cell table:style-name="ce85" table:formula="of:=IF(ISNUMBER([.AE124]);CONCATENATE([.BB124];[.H56];[.BZ124];4;[.BZ124];[.AE56];[.BZ124];[.DT124];[.CW124]);&quot; &quot;)" office:value-type="string" office:string-value=" " calcext:value-type="string">
            <text:p><text:s/></text:p>
          </table:table-cell>
          <table:table-cell table:style-name="ce85" table:formula="of:=IF(ISNUMBER([.AF124]);CONCATENATE([.BC124];[.I56];[.CA124];4;[.CA124];[.AF56];[.CA124];[.DU124];[.CX124]);&quot; &quot;)" office:value-type="string" office:string-value=" " calcext:value-type="string">
            <text:p><text:s/></text:p>
          </table:table-cell>
          <table:table-cell table:style-name="ce85" table:formula="of:=IF(ISNUMBER([.AG124]);CONCATENATE([.BD124];[.J56];[.CB124];4;[.CB124];[.AG56];[.CB124];[.DV124];[.CY124]);&quot; &quot;)" office:value-type="string" office:string-value=" " calcext:value-type="string">
            <text:p><text:s/></text:p>
          </table:table-cell>
          <table:table-cell table:style-name="ce85" table:formula="of:=IF(ISNUMBER([.AH124]);CONCATENATE([.BE124];[.K56];[.CC124];4;[.CC124];[.AH56];[.CC124];[.DW124];[.CZ124]);&quot; &quot;)" office:value-type="string" office:string-value=" " calcext:value-type="string">
            <text:p><text:s/></text:p>
          </table:table-cell>
          <table:table-cell table:style-name="ce85" table:formula="of:=IF(ISNUMBER([.AI124]);CONCATENATE([.BF124];[.L56];[.CD124];4;[.CD124];[.AI56];[.CD124];[.DX124];[.DA124]);&quot; &quot;)" office:value-type="string" office:string-value=" " calcext:value-type="string">
            <text:p><text:s/></text:p>
          </table:table-cell>
          <table:table-cell table:style-name="ce85" table:formula="of:=IF(ISNUMBER([.AJ124]);CONCATENATE([.BG124];[.M56];[.CE124];4;[.CE124];[.AJ56];[.CE124];[.DY124];[.DB124]);&quot; &quot;)" office:value-type="string" office:string-value=" " calcext:value-type="string">
            <text:p><text:s/></text:p>
          </table:table-cell>
          <table:table-cell table:style-name="ce85" table:formula="of:=IF(ISNUMBER([.AK124]);CONCATENATE([.BH124];[.N56];[.CF124];4;[.CF124];[.AK56];[.CF124];[.DZ124];[.DC124]);&quot; &quot;)" office:value-type="string" office:string-value=" " calcext:value-type="string">
            <text:p><text:s/></text:p>
          </table:table-cell>
          <table:table-cell table:style-name="ce85" table:formula="of:=IF(ISNUMBER([.AL124]);CONCATENATE([.BI124];[.O56];[.CG124];4;[.CG124];[.AL56];[.CG124];[.EA124];[.DD124]);&quot; &quot;)" office:value-type="string" office:string-value=" " calcext:value-type="string">
            <text:p><text:s/></text:p>
          </table:table-cell>
          <table:table-cell table:style-name="ce85" table:formula="of:=IF(ISNUMBER([.AM124]);CONCATENATE([.BJ124];[.P56];[.CH124];4;[.CH124];[.AM56];[.CH124];[.EB124];[.DE124]);&quot; &quot;)" office:value-type="string" office:string-value=" " calcext:value-type="string">
            <text:p><text:s/></text:p>
          </table:table-cell>
          <table:table-cell table:style-name="ce85" table:formula="of:=IF(ISNUMBER([.AN124]);CONCATENATE([.BK124];[.Q56];[.CI124];4;[.CI124];[.AN56];[.CI124];[.EC124];[.DF124]);&quot; &quot;)" office:value-type="string" office:string-value=" " calcext:value-type="string">
            <text:p><text:s/></text:p>
          </table:table-cell>
          <table:table-cell table:style-name="ce85" table:formula="of:=IF(ISNUMBER([.AO124]);CONCATENATE([.BL124];[.R56];[.CJ124];4;[.CJ124];[.AO56];[.CJ124];[.ED124];[.DG124]);&quot; &quot;)" office:value-type="string" office:string-value=" " calcext:value-type="string">
            <text:p><text:s/></text:p>
          </table:table-cell>
          <table:table-cell table:style-name="ce85" table:formula="of:=IF(ISNUMBER([.AP124]);CONCATENATE([.BM124];[.S56];[.CK124];4;[.CK124];[.AP56];[.CK124];[.EE124];[.DH124]);&quot; &quot;)" office:value-type="string" office:string-value=" " calcext:value-type="string">
            <text:p><text:s/></text:p>
          </table:table-cell>
          <table:table-cell table:style-name="ce85" table:formula="of:=IF(ISNUMBER([.AQ124]);CONCATENATE([.BN124];[.T56];[.CL124];4;[.CL124];[.AQ56];[.CL124];[.EF124];[.DI124]);&quot; &quot;)" office:value-type="string" office:string-value=" " calcext:value-type="string">
            <text:p><text:s/></text:p>
          </table:table-cell>
          <table:table-cell table:style-name="ce85" table:formula="of:=IF(ISNUMBER([.AR124]);CONCATENATE([.BO124];[.U56];[.CM124];4;[.CM124];[.AR56];[.CM124];[.EG124];[.DJ124]);&quot; &quot;)" office:value-type="string" office:string-value=" " calcext:value-type="string">
            <text:p><text:s/></text:p>
          </table:table-cell>
          <table:table-cell table:style-name="ce85" table:formula="of:=IF(ISNUMBER([.AS124]);CONCATENATE([.BP124];[.V56];[.CN124];4;[.CN124];[.AS56];[.CN124];[.EH124];[.DK124]);&quot; &quot;)" office:value-type="string" office:string-value="insert into possui values(38,4,702.105,2016);" calcext:value-type="string">
            <text:p>insert into possui values(38,4,702.105,2016);</text:p>
          </table:table-cell>
          <table:table-cell table:style-name="ce85" table:formula="of:=IF(ISNUMBER([.AT124]);CONCATENATE([.BQ124];[.W56];[.CO124];4;[.CO124];[.AT56];[.CO124];[.EI124];[.DL124]);&quot; &quot;)" office:value-type="string" office:string-value="insert into possui values(38,4,3310.38510218119,2017);" calcext:value-type="string">
            <text:p>insert into possui values(38,4,3310.38510218119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39" calcext:value-type="float">
            <text:p>39</text:p>
          </table:table-cell>
          <table:table-cell table:style-name="ce70" table:formula="of:=SUBSTITUTE([.X125];&quot;,&quot;;&quot;.&quot;)" office:value-type="string" office:string-value="..." calcext:value-type="string">
            <text:p>...</text:p>
          </table:table-cell>
          <table:table-cell table:style-name="ce70" table:formula="of:=SUBSTITUTE([.Y125];&quot;,&quot;;&quot;.&quot;)" office:value-type="string" office:string-value="..." calcext:value-type="string">
            <text:p>...</text:p>
          </table:table-cell>
          <table:table-cell table:style-name="ce70" table:formula="of:=SUBSTITUTE([.Z125];&quot;,&quot;;&quot;.&quot;)" office:value-type="string" office:string-value="..." calcext:value-type="string">
            <text:p>...</text:p>
          </table:table-cell>
          <table:table-cell table:style-name="ce70" table:formula="of:=SUBSTITUTE([.AA125];&quot;,&quot;;&quot;.&quot;)" office:value-type="string" office:string-value="..." calcext:value-type="string">
            <text:p>...</text:p>
          </table:table-cell>
          <table:table-cell table:style-name="ce70" table:formula="of:=SUBSTITUTE([.AB125];&quot;,&quot;;&quot;.&quot;)" office:value-type="string" office:string-value="..." calcext:value-type="string">
            <text:p>...</text:p>
          </table:table-cell>
          <table:table-cell table:style-name="ce70" table:formula="of:=SUBSTITUTE([.AC125];&quot;,&quot;;&quot;.&quot;)" office:value-type="string" office:string-value="..." calcext:value-type="string">
            <text:p>...</text:p>
          </table:table-cell>
          <table:table-cell table:style-name="ce70" table:formula="of:=SUBSTITUTE([.AD125];&quot;,&quot;;&quot;.&quot;)" office:value-type="string" office:string-value="..." calcext:value-type="string">
            <text:p>...</text:p>
          </table:table-cell>
          <table:table-cell table:style-name="ce70" table:formula="of:=SUBSTITUTE([.AE125];&quot;,&quot;;&quot;.&quot;)" office:value-type="string" office:string-value="..." calcext:value-type="string">
            <text:p>...</text:p>
          </table:table-cell>
          <table:table-cell table:style-name="ce70" table:formula="of:=SUBSTITUTE([.AF125];&quot;,&quot;;&quot;.&quot;)" office:value-type="string" office:string-value="..." calcext:value-type="string">
            <text:p>...</text:p>
          </table:table-cell>
          <table:table-cell table:style-name="ce70" table:formula="of:=SUBSTITUTE([.AG125];&quot;,&quot;;&quot;.&quot;)" office:value-type="string" office:string-value="..." calcext:value-type="string">
            <text:p>...</text:p>
          </table:table-cell>
          <table:table-cell table:style-name="ce70" table:formula="of:=SUBSTITUTE([.AH125];&quot;,&quot;;&quot;.&quot;)" office:value-type="string" office:string-value="..." calcext:value-type="string">
            <text:p>...</text:p>
          </table:table-cell>
          <table:table-cell table:style-name="ce70" table:formula="of:=SUBSTITUTE([.AI125];&quot;,&quot;;&quot;.&quot;)" office:value-type="string" office:string-value="..." calcext:value-type="string">
            <text:p>...</text:p>
          </table:table-cell>
          <table:table-cell table:style-name="ce70" table:formula="of:=SUBSTITUTE([.AJ125];&quot;,&quot;;&quot;.&quot;)" office:value-type="string" office:string-value="..." calcext:value-type="string">
            <text:p>...</text:p>
          </table:table-cell>
          <table:table-cell table:style-name="ce70" table:formula="of:=SUBSTITUTE([.AK125];&quot;,&quot;;&quot;.&quot;)" office:value-type="string" office:string-value="..." calcext:value-type="string">
            <text:p>...</text:p>
          </table:table-cell>
          <table:table-cell table:style-name="ce70" table:formula="of:=SUBSTITUTE([.AL125];&quot;,&quot;;&quot;.&quot;)" office:value-type="string" office:string-value="..." calcext:value-type="string">
            <text:p>...</text:p>
          </table:table-cell>
          <table:table-cell table:style-name="ce70" table:formula="of:=SUBSTITUTE([.AM125];&quot;,&quot;;&quot;.&quot;)" office:value-type="string" office:string-value="..." calcext:value-type="string">
            <text:p>...</text:p>
          </table:table-cell>
          <table:table-cell table:style-name="ce70" table:formula="of:=SUBSTITUTE([.AN125];&quot;,&quot;;&quot;.&quot;)" office:value-type="string" office:string-value="..." calcext:value-type="string">
            <text:p>...</text:p>
          </table:table-cell>
          <table:table-cell table:style-name="ce70" table:formula="of:=SUBSTITUTE([.AO125];&quot;,&quot;;&quot;.&quot;)" office:value-type="string" office:string-value="..." calcext:value-type="string">
            <text:p>...</text:p>
          </table:table-cell>
          <table:table-cell table:style-name="ce70" table:formula="of:=SUBSTITUTE([.AP125];&quot;,&quot;;&quot;.&quot;)" office:value-type="string" office:string-value="..." calcext:value-type="string">
            <text:p>...</text:p>
          </table:table-cell>
          <table:table-cell table:style-name="ce70" table:formula="of:=SUBSTITUTE([.AQ125];&quot;,&quot;;&quot;.&quot;)" office:value-type="string" office:string-value="..." calcext:value-type="string">
            <text:p>...</text:p>
          </table:table-cell>
          <table:table-cell table:style-name="ce70" table:formula="of:=SUBSTITUTE([.AR125];&quot;,&quot;;&quot;.&quot;)" office:value-type="string" office:string-value="..." calcext:value-type="string">
            <text:p>...</text:p>
          </table:table-cell>
          <table:table-cell table:style-name="ce70" table:formula="of:=SUBSTITUTE([.AS125];&quot;,&quot;;&quot;.&quot;)" office:value-type="string" office:string-value="942.571" calcext:value-type="string">
            <text:p>942.571</text:p>
          </table:table-cell>
          <table:table-cell table:style-name="ce70" table:formula="of:=SUBSTITUTE([.AT125];&quot;,&quot;;&quot;.&quot;)" office:value-type="string" office:string-value="4576.24147975311" calcext:value-type="string">
            <text:p>4576.24147975311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25]);CONCATENATE([.AU125];[.A57];[.BS125];4;[.BS125];[.X57];[.BS125];[.DM125];[.CP125]);&quot; &quot;)" office:value-type="string" office:string-value=" " calcext:value-type="string">
            <text:p><text:s/></text:p>
          </table:table-cell>
          <table:table-cell table:style-name="ce85" table:formula="of:=IF(ISNUMBER([.Y125]);CONCATENATE([.AV125];[.B57];[.BT125];4;[.BT125];[.Y57];[.BT125];[.DN125];[.CQ125]);&quot; &quot;)" office:value-type="string" office:string-value=" " calcext:value-type="string">
            <text:p><text:s/></text:p>
          </table:table-cell>
          <table:table-cell table:style-name="ce85" table:formula="of:=IF(ISNUMBER([.Z125]);CONCATENATE([.AW125];[.C57];[.BU125];4;[.BU125];[.Z57];[.BU125];[.DO125];[.CR125]);&quot; &quot;)" office:value-type="string" office:string-value=" " calcext:value-type="string">
            <text:p><text:s/></text:p>
          </table:table-cell>
          <table:table-cell table:style-name="ce85" table:formula="of:=IF(ISNUMBER([.AA125]);CONCATENATE([.AX125];[.D57];[.BV125];4;[.BV125];[.AA57];[.BV125];[.DP125];[.CS125]);&quot; &quot;)" office:value-type="string" office:string-value=" " calcext:value-type="string">
            <text:p><text:s/></text:p>
          </table:table-cell>
          <table:table-cell table:style-name="ce85" table:formula="of:=IF(ISNUMBER([.AB125]);CONCATENATE([.AY125];[.E57];[.BW125];4;[.BW125];[.AB57];[.BW125];[.DQ125];[.CT125]);&quot; &quot;)" office:value-type="string" office:string-value=" " calcext:value-type="string">
            <text:p><text:s/></text:p>
          </table:table-cell>
          <table:table-cell table:style-name="ce85" table:formula="of:=IF(ISNUMBER([.AC125]);CONCATENATE([.AZ125];[.F57];[.BX125];4;[.BX125];[.AC57];[.BX125];[.DR125];[.CU125]);&quot; &quot;)" office:value-type="string" office:string-value=" " calcext:value-type="string">
            <text:p><text:s/></text:p>
          </table:table-cell>
          <table:table-cell table:style-name="ce85" table:formula="of:=IF(ISNUMBER([.AD125]);CONCATENATE([.BA125];[.G57];[.BY125];4;[.BY125];[.AD57];[.BY125];[.DS125];[.CV125]);&quot; &quot;)" office:value-type="string" office:string-value=" " calcext:value-type="string">
            <text:p><text:s/></text:p>
          </table:table-cell>
          <table:table-cell table:style-name="ce85" table:formula="of:=IF(ISNUMBER([.AE125]);CONCATENATE([.BB125];[.H57];[.BZ125];4;[.BZ125];[.AE57];[.BZ125];[.DT125];[.CW125]);&quot; &quot;)" office:value-type="string" office:string-value=" " calcext:value-type="string">
            <text:p><text:s/></text:p>
          </table:table-cell>
          <table:table-cell table:style-name="ce85" table:formula="of:=IF(ISNUMBER([.AF125]);CONCATENATE([.BC125];[.I57];[.CA125];4;[.CA125];[.AF57];[.CA125];[.DU125];[.CX125]);&quot; &quot;)" office:value-type="string" office:string-value=" " calcext:value-type="string">
            <text:p><text:s/></text:p>
          </table:table-cell>
          <table:table-cell table:style-name="ce85" table:formula="of:=IF(ISNUMBER([.AG125]);CONCATENATE([.BD125];[.J57];[.CB125];4;[.CB125];[.AG57];[.CB125];[.DV125];[.CY125]);&quot; &quot;)" office:value-type="string" office:string-value=" " calcext:value-type="string">
            <text:p><text:s/></text:p>
          </table:table-cell>
          <table:table-cell table:style-name="ce85" table:formula="of:=IF(ISNUMBER([.AH125]);CONCATENATE([.BE125];[.K57];[.CC125];4;[.CC125];[.AH57];[.CC125];[.DW125];[.CZ125]);&quot; &quot;)" office:value-type="string" office:string-value=" " calcext:value-type="string">
            <text:p><text:s/></text:p>
          </table:table-cell>
          <table:table-cell table:style-name="ce85" table:formula="of:=IF(ISNUMBER([.AI125]);CONCATENATE([.BF125];[.L57];[.CD125];4;[.CD125];[.AI57];[.CD125];[.DX125];[.DA125]);&quot; &quot;)" office:value-type="string" office:string-value=" " calcext:value-type="string">
            <text:p><text:s/></text:p>
          </table:table-cell>
          <table:table-cell table:style-name="ce85" table:formula="of:=IF(ISNUMBER([.AJ125]);CONCATENATE([.BG125];[.M57];[.CE125];4;[.CE125];[.AJ57];[.CE125];[.DY125];[.DB125]);&quot; &quot;)" office:value-type="string" office:string-value=" " calcext:value-type="string">
            <text:p><text:s/></text:p>
          </table:table-cell>
          <table:table-cell table:style-name="ce85" table:formula="of:=IF(ISNUMBER([.AK125]);CONCATENATE([.BH125];[.N57];[.CF125];4;[.CF125];[.AK57];[.CF125];[.DZ125];[.DC125]);&quot; &quot;)" office:value-type="string" office:string-value=" " calcext:value-type="string">
            <text:p><text:s/></text:p>
          </table:table-cell>
          <table:table-cell table:style-name="ce85" table:formula="of:=IF(ISNUMBER([.AL125]);CONCATENATE([.BI125];[.O57];[.CG125];4;[.CG125];[.AL57];[.CG125];[.EA125];[.DD125]);&quot; &quot;)" office:value-type="string" office:string-value=" " calcext:value-type="string">
            <text:p><text:s/></text:p>
          </table:table-cell>
          <table:table-cell table:style-name="ce85" table:formula="of:=IF(ISNUMBER([.AM125]);CONCATENATE([.BJ125];[.P57];[.CH125];4;[.CH125];[.AM57];[.CH125];[.EB125];[.DE125]);&quot; &quot;)" office:value-type="string" office:string-value=" " calcext:value-type="string">
            <text:p><text:s/></text:p>
          </table:table-cell>
          <table:table-cell table:style-name="ce85" table:formula="of:=IF(ISNUMBER([.AN125]);CONCATENATE([.BK125];[.Q57];[.CI125];4;[.CI125];[.AN57];[.CI125];[.EC125];[.DF125]);&quot; &quot;)" office:value-type="string" office:string-value=" " calcext:value-type="string">
            <text:p><text:s/></text:p>
          </table:table-cell>
          <table:table-cell table:style-name="ce85" table:formula="of:=IF(ISNUMBER([.AO125]);CONCATENATE([.BL125];[.R57];[.CJ125];4;[.CJ125];[.AO57];[.CJ125];[.ED125];[.DG125]);&quot; &quot;)" office:value-type="string" office:string-value=" " calcext:value-type="string">
            <text:p><text:s/></text:p>
          </table:table-cell>
          <table:table-cell table:style-name="ce85" table:formula="of:=IF(ISNUMBER([.AP125]);CONCATENATE([.BM125];[.S57];[.CK125];4;[.CK125];[.AP57];[.CK125];[.EE125];[.DH125]);&quot; &quot;)" office:value-type="string" office:string-value=" " calcext:value-type="string">
            <text:p><text:s/></text:p>
          </table:table-cell>
          <table:table-cell table:style-name="ce85" table:formula="of:=IF(ISNUMBER([.AQ125]);CONCATENATE([.BN125];[.T57];[.CL125];4;[.CL125];[.AQ57];[.CL125];[.EF125];[.DI125]);&quot; &quot;)" office:value-type="string" office:string-value=" " calcext:value-type="string">
            <text:p><text:s/></text:p>
          </table:table-cell>
          <table:table-cell table:style-name="ce85" table:formula="of:=IF(ISNUMBER([.AR125]);CONCATENATE([.BO125];[.U57];[.CM125];4;[.CM125];[.AR57];[.CM125];[.EG125];[.DJ125]);&quot; &quot;)" office:value-type="string" office:string-value=" " calcext:value-type="string">
            <text:p><text:s/></text:p>
          </table:table-cell>
          <table:table-cell table:style-name="ce85" table:formula="of:=IF(ISNUMBER([.AS125]);CONCATENATE([.BP125];[.V57];[.CN125];4;[.CN125];[.AS57];[.CN125];[.EH125];[.DK125]);&quot; &quot;)" office:value-type="string" office:string-value="insert into possui values(39,4,942.571,2016);" calcext:value-type="string">
            <text:p>insert into possui values(39,4,942.571,2016);</text:p>
          </table:table-cell>
          <table:table-cell table:style-name="ce85" table:formula="of:=IF(ISNUMBER([.AT125]);CONCATENATE([.BQ125];[.W57];[.CO125];4;[.CO125];[.AT57];[.CO125];[.EI125];[.DL125]);&quot; &quot;)" office:value-type="string" office:string-value="insert into possui values(39,4,4576.24147975311,2017);" calcext:value-type="string">
            <text:p>insert into possui values(39,4,4576.24147975311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40" calcext:value-type="float">
            <text:p>40</text:p>
          </table:table-cell>
          <table:table-cell table:style-name="ce70" table:formula="of:=SUBSTITUTE([.X126];&quot;,&quot;;&quot;.&quot;)" office:value-type="string" office:string-value="..." calcext:value-type="string">
            <text:p>...</text:p>
          </table:table-cell>
          <table:table-cell table:style-name="ce70" table:formula="of:=SUBSTITUTE([.Y126];&quot;,&quot;;&quot;.&quot;)" office:value-type="string" office:string-value="..." calcext:value-type="string">
            <text:p>...</text:p>
          </table:table-cell>
          <table:table-cell table:style-name="ce70" table:formula="of:=SUBSTITUTE([.Z126];&quot;,&quot;;&quot;.&quot;)" office:value-type="string" office:string-value="..." calcext:value-type="string">
            <text:p>...</text:p>
          </table:table-cell>
          <table:table-cell table:style-name="ce70" table:formula="of:=SUBSTITUTE([.AA126];&quot;,&quot;;&quot;.&quot;)" office:value-type="string" office:string-value="..." calcext:value-type="string">
            <text:p>...</text:p>
          </table:table-cell>
          <table:table-cell table:style-name="ce70" table:formula="of:=SUBSTITUTE([.AB126];&quot;,&quot;;&quot;.&quot;)" office:value-type="string" office:string-value="..." calcext:value-type="string">
            <text:p>...</text:p>
          </table:table-cell>
          <table:table-cell table:style-name="ce70" table:formula="of:=SUBSTITUTE([.AC126];&quot;,&quot;;&quot;.&quot;)" office:value-type="string" office:string-value="..." calcext:value-type="string">
            <text:p>...</text:p>
          </table:table-cell>
          <table:table-cell table:style-name="ce70" table:formula="of:=SUBSTITUTE([.AD126];&quot;,&quot;;&quot;.&quot;)" office:value-type="string" office:string-value="..." calcext:value-type="string">
            <text:p>...</text:p>
          </table:table-cell>
          <table:table-cell table:style-name="ce70" table:formula="of:=SUBSTITUTE([.AE126];&quot;,&quot;;&quot;.&quot;)" office:value-type="string" office:string-value="..." calcext:value-type="string">
            <text:p>...</text:p>
          </table:table-cell>
          <table:table-cell table:style-name="ce70" table:formula="of:=SUBSTITUTE([.AF126];&quot;,&quot;;&quot;.&quot;)" office:value-type="string" office:string-value="..." calcext:value-type="string">
            <text:p>...</text:p>
          </table:table-cell>
          <table:table-cell table:style-name="ce70" table:formula="of:=SUBSTITUTE([.AG126];&quot;,&quot;;&quot;.&quot;)" office:value-type="string" office:string-value="..." calcext:value-type="string">
            <text:p>...</text:p>
          </table:table-cell>
          <table:table-cell table:style-name="ce70" table:formula="of:=SUBSTITUTE([.AH126];&quot;,&quot;;&quot;.&quot;)" office:value-type="string" office:string-value="..." calcext:value-type="string">
            <text:p>...</text:p>
          </table:table-cell>
          <table:table-cell table:style-name="ce70" table:formula="of:=SUBSTITUTE([.AI126];&quot;,&quot;;&quot;.&quot;)" office:value-type="string" office:string-value="..." calcext:value-type="string">
            <text:p>...</text:p>
          </table:table-cell>
          <table:table-cell table:style-name="ce70" table:formula="of:=SUBSTITUTE([.AJ126];&quot;,&quot;;&quot;.&quot;)" office:value-type="string" office:string-value="..." calcext:value-type="string">
            <text:p>...</text:p>
          </table:table-cell>
          <table:table-cell table:style-name="ce70" table:formula="of:=SUBSTITUTE([.AK126];&quot;,&quot;;&quot;.&quot;)" office:value-type="string" office:string-value="..." calcext:value-type="string">
            <text:p>...</text:p>
          </table:table-cell>
          <table:table-cell table:style-name="ce70" table:formula="of:=SUBSTITUTE([.AL126];&quot;,&quot;;&quot;.&quot;)" office:value-type="string" office:string-value="..." calcext:value-type="string">
            <text:p>...</text:p>
          </table:table-cell>
          <table:table-cell table:style-name="ce70" table:formula="of:=SUBSTITUTE([.AM126];&quot;,&quot;;&quot;.&quot;)" office:value-type="string" office:string-value="..." calcext:value-type="string">
            <text:p>...</text:p>
          </table:table-cell>
          <table:table-cell table:style-name="ce70" table:formula="of:=SUBSTITUTE([.AN126];&quot;,&quot;;&quot;.&quot;)" office:value-type="string" office:string-value="..." calcext:value-type="string">
            <text:p>...</text:p>
          </table:table-cell>
          <table:table-cell table:style-name="ce70" table:formula="of:=SUBSTITUTE([.AO126];&quot;,&quot;;&quot;.&quot;)" office:value-type="string" office:string-value="..." calcext:value-type="string">
            <text:p>...</text:p>
          </table:table-cell>
          <table:table-cell table:style-name="ce70" table:formula="of:=SUBSTITUTE([.AP126];&quot;,&quot;;&quot;.&quot;)" office:value-type="string" office:string-value="..." calcext:value-type="string">
            <text:p>...</text:p>
          </table:table-cell>
          <table:table-cell table:style-name="ce70" table:formula="of:=SUBSTITUTE([.AQ126];&quot;,&quot;;&quot;.&quot;)" office:value-type="string" office:string-value="..." calcext:value-type="string">
            <text:p>...</text:p>
          </table:table-cell>
          <table:table-cell table:style-name="ce70" table:formula="of:=SUBSTITUTE([.AR126];&quot;,&quot;;&quot;.&quot;)" office:value-type="string" office:string-value="..." calcext:value-type="string">
            <text:p>...</text:p>
          </table:table-cell>
          <table:table-cell table:style-name="ce70" table:formula="of:=SUBSTITUTE([.AS126];&quot;,&quot;;&quot;.&quot;)" office:value-type="string" office:string-value="652.257" calcext:value-type="string">
            <text:p>652.257</text:p>
          </table:table-cell>
          <table:table-cell table:style-name="ce70" table:formula="of:=SUBSTITUTE([.AT126];&quot;,&quot;;&quot;.&quot;)" office:value-type="string" office:string-value="3298.73254517411" calcext:value-type="string">
            <text:p>3298.73254517411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26]);CONCATENATE([.AU126];[.A58];[.BS126];4;[.BS126];[.X58];[.BS126];[.DM126];[.CP126]);&quot; &quot;)" office:value-type="string" office:string-value=" " calcext:value-type="string">
            <text:p><text:s/></text:p>
          </table:table-cell>
          <table:table-cell table:style-name="ce85" table:formula="of:=IF(ISNUMBER([.Y126]);CONCATENATE([.AV126];[.B58];[.BT126];4;[.BT126];[.Y58];[.BT126];[.DN126];[.CQ126]);&quot; &quot;)" office:value-type="string" office:string-value=" " calcext:value-type="string">
            <text:p><text:s/></text:p>
          </table:table-cell>
          <table:table-cell table:style-name="ce85" table:formula="of:=IF(ISNUMBER([.Z126]);CONCATENATE([.AW126];[.C58];[.BU126];4;[.BU126];[.Z58];[.BU126];[.DO126];[.CR126]);&quot; &quot;)" office:value-type="string" office:string-value=" " calcext:value-type="string">
            <text:p><text:s/></text:p>
          </table:table-cell>
          <table:table-cell table:style-name="ce85" table:formula="of:=IF(ISNUMBER([.AA126]);CONCATENATE([.AX126];[.D58];[.BV126];4;[.BV126];[.AA58];[.BV126];[.DP126];[.CS126]);&quot; &quot;)" office:value-type="string" office:string-value=" " calcext:value-type="string">
            <text:p><text:s/></text:p>
          </table:table-cell>
          <table:table-cell table:style-name="ce85" table:formula="of:=IF(ISNUMBER([.AB126]);CONCATENATE([.AY126];[.E58];[.BW126];4;[.BW126];[.AB58];[.BW126];[.DQ126];[.CT126]);&quot; &quot;)" office:value-type="string" office:string-value=" " calcext:value-type="string">
            <text:p><text:s/></text:p>
          </table:table-cell>
          <table:table-cell table:style-name="ce85" table:formula="of:=IF(ISNUMBER([.AC126]);CONCATENATE([.AZ126];[.F58];[.BX126];4;[.BX126];[.AC58];[.BX126];[.DR126];[.CU126]);&quot; &quot;)" office:value-type="string" office:string-value=" " calcext:value-type="string">
            <text:p><text:s/></text:p>
          </table:table-cell>
          <table:table-cell table:style-name="ce85" table:formula="of:=IF(ISNUMBER([.AD126]);CONCATENATE([.BA126];[.G58];[.BY126];4;[.BY126];[.AD58];[.BY126];[.DS126];[.CV126]);&quot; &quot;)" office:value-type="string" office:string-value=" " calcext:value-type="string">
            <text:p><text:s/></text:p>
          </table:table-cell>
          <table:table-cell table:style-name="ce85" table:formula="of:=IF(ISNUMBER([.AE126]);CONCATENATE([.BB126];[.H58];[.BZ126];4;[.BZ126];[.AE58];[.BZ126];[.DT126];[.CW126]);&quot; &quot;)" office:value-type="string" office:string-value=" " calcext:value-type="string">
            <text:p><text:s/></text:p>
          </table:table-cell>
          <table:table-cell table:style-name="ce85" table:formula="of:=IF(ISNUMBER([.AF126]);CONCATENATE([.BC126];[.I58];[.CA126];4;[.CA126];[.AF58];[.CA126];[.DU126];[.CX126]);&quot; &quot;)" office:value-type="string" office:string-value=" " calcext:value-type="string">
            <text:p><text:s/></text:p>
          </table:table-cell>
          <table:table-cell table:style-name="ce85" table:formula="of:=IF(ISNUMBER([.AG126]);CONCATENATE([.BD126];[.J58];[.CB126];4;[.CB126];[.AG58];[.CB126];[.DV126];[.CY126]);&quot; &quot;)" office:value-type="string" office:string-value=" " calcext:value-type="string">
            <text:p><text:s/></text:p>
          </table:table-cell>
          <table:table-cell table:style-name="ce85" table:formula="of:=IF(ISNUMBER([.AH126]);CONCATENATE([.BE126];[.K58];[.CC126];4;[.CC126];[.AH58];[.CC126];[.DW126];[.CZ126]);&quot; &quot;)" office:value-type="string" office:string-value=" " calcext:value-type="string">
            <text:p><text:s/></text:p>
          </table:table-cell>
          <table:table-cell table:style-name="ce85" table:formula="of:=IF(ISNUMBER([.AI126]);CONCATENATE([.BF126];[.L58];[.CD126];4;[.CD126];[.AI58];[.CD126];[.DX126];[.DA126]);&quot; &quot;)" office:value-type="string" office:string-value=" " calcext:value-type="string">
            <text:p><text:s/></text:p>
          </table:table-cell>
          <table:table-cell table:style-name="ce85" table:formula="of:=IF(ISNUMBER([.AJ126]);CONCATENATE([.BG126];[.M58];[.CE126];4;[.CE126];[.AJ58];[.CE126];[.DY126];[.DB126]);&quot; &quot;)" office:value-type="string" office:string-value=" " calcext:value-type="string">
            <text:p><text:s/></text:p>
          </table:table-cell>
          <table:table-cell table:style-name="ce85" table:formula="of:=IF(ISNUMBER([.AK126]);CONCATENATE([.BH126];[.N58];[.CF126];4;[.CF126];[.AK58];[.CF126];[.DZ126];[.DC126]);&quot; &quot;)" office:value-type="string" office:string-value=" " calcext:value-type="string">
            <text:p><text:s/></text:p>
          </table:table-cell>
          <table:table-cell table:style-name="ce85" table:formula="of:=IF(ISNUMBER([.AL126]);CONCATENATE([.BI126];[.O58];[.CG126];4;[.CG126];[.AL58];[.CG126];[.EA126];[.DD126]);&quot; &quot;)" office:value-type="string" office:string-value=" " calcext:value-type="string">
            <text:p><text:s/></text:p>
          </table:table-cell>
          <table:table-cell table:style-name="ce85" table:formula="of:=IF(ISNUMBER([.AM126]);CONCATENATE([.BJ126];[.P58];[.CH126];4;[.CH126];[.AM58];[.CH126];[.EB126];[.DE126]);&quot; &quot;)" office:value-type="string" office:string-value=" " calcext:value-type="string">
            <text:p><text:s/></text:p>
          </table:table-cell>
          <table:table-cell table:style-name="ce85" table:formula="of:=IF(ISNUMBER([.AN126]);CONCATENATE([.BK126];[.Q58];[.CI126];4;[.CI126];[.AN58];[.CI126];[.EC126];[.DF126]);&quot; &quot;)" office:value-type="string" office:string-value=" " calcext:value-type="string">
            <text:p><text:s/></text:p>
          </table:table-cell>
          <table:table-cell table:style-name="ce85" table:formula="of:=IF(ISNUMBER([.AO126]);CONCATENATE([.BL126];[.R58];[.CJ126];4;[.CJ126];[.AO58];[.CJ126];[.ED126];[.DG126]);&quot; &quot;)" office:value-type="string" office:string-value=" " calcext:value-type="string">
            <text:p><text:s/></text:p>
          </table:table-cell>
          <table:table-cell table:style-name="ce85" table:formula="of:=IF(ISNUMBER([.AP126]);CONCATENATE([.BM126];[.S58];[.CK126];4;[.CK126];[.AP58];[.CK126];[.EE126];[.DH126]);&quot; &quot;)" office:value-type="string" office:string-value=" " calcext:value-type="string">
            <text:p><text:s/></text:p>
          </table:table-cell>
          <table:table-cell table:style-name="ce85" table:formula="of:=IF(ISNUMBER([.AQ126]);CONCATENATE([.BN126];[.T58];[.CL126];4;[.CL126];[.AQ58];[.CL126];[.EF126];[.DI126]);&quot; &quot;)" office:value-type="string" office:string-value=" " calcext:value-type="string">
            <text:p><text:s/></text:p>
          </table:table-cell>
          <table:table-cell table:style-name="ce85" table:formula="of:=IF(ISNUMBER([.AR126]);CONCATENATE([.BO126];[.U58];[.CM126];4;[.CM126];[.AR58];[.CM126];[.EG126];[.DJ126]);&quot; &quot;)" office:value-type="string" office:string-value=" " calcext:value-type="string">
            <text:p><text:s/></text:p>
          </table:table-cell>
          <table:table-cell table:style-name="ce85" table:formula="of:=IF(ISNUMBER([.AS126]);CONCATENATE([.BP126];[.V58];[.CN126];4;[.CN126];[.AS58];[.CN126];[.EH126];[.DK126]);&quot; &quot;)" office:value-type="string" office:string-value="insert into possui values(40,4,652.257,2016);" calcext:value-type="string">
            <text:p>insert into possui values(40,4,652.257,2016);</text:p>
          </table:table-cell>
          <table:table-cell table:style-name="ce85" table:formula="of:=IF(ISNUMBER([.AT126]);CONCATENATE([.BQ126];[.W58];[.CO126];4;[.CO126];[.AT58];[.CO126];[.EI126];[.DL126]);&quot; &quot;)" office:value-type="string" office:string-value="insert into possui values(40,4,3298.73254517411,2017);" calcext:value-type="string">
            <text:p>insert into possui values(40,4,3298.73254517411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number-columns-repeated="23" table:style-name="ce9" office:value-type="float" office:value="41" calcext:value-type="float">
            <text:p>41</text:p>
          </table:table-cell>
          <table:table-cell table:style-name="ce70" table:formula="of:=SUBSTITUTE([.X127];&quot;,&quot;;&quot;.&quot;)" office:value-type="string" office:string-value="..." calcext:value-type="string">
            <text:p>...</text:p>
          </table:table-cell>
          <table:table-cell table:style-name="ce70" table:formula="of:=SUBSTITUTE([.Y127];&quot;,&quot;;&quot;.&quot;)" office:value-type="string" office:string-value="..." calcext:value-type="string">
            <text:p>...</text:p>
          </table:table-cell>
          <table:table-cell table:style-name="ce70" table:formula="of:=SUBSTITUTE([.Z127];&quot;,&quot;;&quot;.&quot;)" office:value-type="string" office:string-value="..." calcext:value-type="string">
            <text:p>...</text:p>
          </table:table-cell>
          <table:table-cell table:style-name="ce70" table:formula="of:=SUBSTITUTE([.AA127];&quot;,&quot;;&quot;.&quot;)" office:value-type="string" office:string-value="..." calcext:value-type="string">
            <text:p>...</text:p>
          </table:table-cell>
          <table:table-cell table:style-name="ce70" table:formula="of:=SUBSTITUTE([.AB127];&quot;,&quot;;&quot;.&quot;)" office:value-type="string" office:string-value="..." calcext:value-type="string">
            <text:p>...</text:p>
          </table:table-cell>
          <table:table-cell table:style-name="ce70" table:formula="of:=SUBSTITUTE([.AC127];&quot;,&quot;;&quot;.&quot;)" office:value-type="string" office:string-value="..." calcext:value-type="string">
            <text:p>...</text:p>
          </table:table-cell>
          <table:table-cell table:style-name="ce70" table:formula="of:=SUBSTITUTE([.AD127];&quot;,&quot;;&quot;.&quot;)" office:value-type="string" office:string-value="..." calcext:value-type="string">
            <text:p>...</text:p>
          </table:table-cell>
          <table:table-cell table:style-name="ce70" table:formula="of:=SUBSTITUTE([.AE127];&quot;,&quot;;&quot;.&quot;)" office:value-type="string" office:string-value="..." calcext:value-type="string">
            <text:p>...</text:p>
          </table:table-cell>
          <table:table-cell table:style-name="ce70" table:formula="of:=SUBSTITUTE([.AF127];&quot;,&quot;;&quot;.&quot;)" office:value-type="string" office:string-value="..." calcext:value-type="string">
            <text:p>...</text:p>
          </table:table-cell>
          <table:table-cell table:style-name="ce70" table:formula="of:=SUBSTITUTE([.AG127];&quot;,&quot;;&quot;.&quot;)" office:value-type="string" office:string-value="..." calcext:value-type="string">
            <text:p>...</text:p>
          </table:table-cell>
          <table:table-cell table:style-name="ce70" table:formula="of:=SUBSTITUTE([.AH127];&quot;,&quot;;&quot;.&quot;)" office:value-type="string" office:string-value="..." calcext:value-type="string">
            <text:p>...</text:p>
          </table:table-cell>
          <table:table-cell table:style-name="ce70" table:formula="of:=SUBSTITUTE([.AI127];&quot;,&quot;;&quot;.&quot;)" office:value-type="string" office:string-value="..." calcext:value-type="string">
            <text:p>...</text:p>
          </table:table-cell>
          <table:table-cell table:style-name="ce70" table:formula="of:=SUBSTITUTE([.AJ127];&quot;,&quot;;&quot;.&quot;)" office:value-type="string" office:string-value="..." calcext:value-type="string">
            <text:p>...</text:p>
          </table:table-cell>
          <table:table-cell table:style-name="ce70" table:formula="of:=SUBSTITUTE([.AK127];&quot;,&quot;;&quot;.&quot;)" office:value-type="string" office:string-value="..." calcext:value-type="string">
            <text:p>...</text:p>
          </table:table-cell>
          <table:table-cell table:style-name="ce70" table:formula="of:=SUBSTITUTE([.AL127];&quot;,&quot;;&quot;.&quot;)" office:value-type="string" office:string-value="..." calcext:value-type="string">
            <text:p>...</text:p>
          </table:table-cell>
          <table:table-cell table:style-name="ce70" table:formula="of:=SUBSTITUTE([.AM127];&quot;,&quot;;&quot;.&quot;)" office:value-type="string" office:string-value="..." calcext:value-type="string">
            <text:p>...</text:p>
          </table:table-cell>
          <table:table-cell table:style-name="ce70" table:formula="of:=SUBSTITUTE([.AN127];&quot;,&quot;;&quot;.&quot;)" office:value-type="string" office:string-value="..." calcext:value-type="string">
            <text:p>...</text:p>
          </table:table-cell>
          <table:table-cell table:style-name="ce70" table:formula="of:=SUBSTITUTE([.AO127];&quot;,&quot;;&quot;.&quot;)" office:value-type="string" office:string-value="..." calcext:value-type="string">
            <text:p>...</text:p>
          </table:table-cell>
          <table:table-cell table:style-name="ce70" table:formula="of:=SUBSTITUTE([.AP127];&quot;,&quot;;&quot;.&quot;)" office:value-type="string" office:string-value="..." calcext:value-type="string">
            <text:p>...</text:p>
          </table:table-cell>
          <table:table-cell table:style-name="ce70" table:formula="of:=SUBSTITUTE([.AQ127];&quot;,&quot;;&quot;.&quot;)" office:value-type="string" office:string-value="..." calcext:value-type="string">
            <text:p>...</text:p>
          </table:table-cell>
          <table:table-cell table:style-name="ce70" table:formula="of:=SUBSTITUTE([.AR127];&quot;,&quot;;&quot;.&quot;)" office:value-type="string" office:string-value="..." calcext:value-type="string">
            <text:p>...</text:p>
          </table:table-cell>
          <table:table-cell table:style-name="ce70" table:formula="of:=SUBSTITUTE([.AS127];&quot;,&quot;;&quot;.&quot;)" office:value-type="string" office:string-value="2797.793" calcext:value-type="string">
            <text:p>2797.793</text:p>
          </table:table-cell>
          <table:table-cell table:style-name="ce70" table:formula="of:=SUBSTITUTE([.AT127];&quot;,&quot;;&quot;.&quot;)" office:value-type="string" office:string-value="10835.478865424" calcext:value-type="string">
            <text:p>10835.478865424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85" table:formula="of:=IF(ISNUMBER([.X127]);CONCATENATE([.AU127];[.A59];[.BS127];4;[.BS127];[.X59];[.BS127];[.DM127];[.CP127]);&quot; &quot;)" office:value-type="string" office:string-value=" " calcext:value-type="string">
            <text:p><text:s/></text:p>
          </table:table-cell>
          <table:table-cell table:style-name="ce85" table:formula="of:=IF(ISNUMBER([.Y127]);CONCATENATE([.AV127];[.B59];[.BT127];4;[.BT127];[.Y59];[.BT127];[.DN127];[.CQ127]);&quot; &quot;)" office:value-type="string" office:string-value=" " calcext:value-type="string">
            <text:p><text:s/></text:p>
          </table:table-cell>
          <table:table-cell table:style-name="ce85" table:formula="of:=IF(ISNUMBER([.Z127]);CONCATENATE([.AW127];[.C59];[.BU127];4;[.BU127];[.Z59];[.BU127];[.DO127];[.CR127]);&quot; &quot;)" office:value-type="string" office:string-value=" " calcext:value-type="string">
            <text:p><text:s/></text:p>
          </table:table-cell>
          <table:table-cell table:style-name="ce85" table:formula="of:=IF(ISNUMBER([.AA127]);CONCATENATE([.AX127];[.D59];[.BV127];4;[.BV127];[.AA59];[.BV127];[.DP127];[.CS127]);&quot; &quot;)" office:value-type="string" office:string-value=" " calcext:value-type="string">
            <text:p><text:s/></text:p>
          </table:table-cell>
          <table:table-cell table:style-name="ce85" table:formula="of:=IF(ISNUMBER([.AB127]);CONCATENATE([.AY127];[.E59];[.BW127];4;[.BW127];[.AB59];[.BW127];[.DQ127];[.CT127]);&quot; &quot;)" office:value-type="string" office:string-value=" " calcext:value-type="string">
            <text:p><text:s/></text:p>
          </table:table-cell>
          <table:table-cell table:style-name="ce85" table:formula="of:=IF(ISNUMBER([.AC127]);CONCATENATE([.AZ127];[.F59];[.BX127];4;[.BX127];[.AC59];[.BX127];[.DR127];[.CU127]);&quot; &quot;)" office:value-type="string" office:string-value=" " calcext:value-type="string">
            <text:p><text:s/></text:p>
          </table:table-cell>
          <table:table-cell table:style-name="ce85" table:formula="of:=IF(ISNUMBER([.AD127]);CONCATENATE([.BA127];[.G59];[.BY127];4;[.BY127];[.AD59];[.BY127];[.DS127];[.CV127]);&quot; &quot;)" office:value-type="string" office:string-value=" " calcext:value-type="string">
            <text:p><text:s/></text:p>
          </table:table-cell>
          <table:table-cell table:style-name="ce85" table:formula="of:=IF(ISNUMBER([.AE127]);CONCATENATE([.BB127];[.H59];[.BZ127];4;[.BZ127];[.AE59];[.BZ127];[.DT127];[.CW127]);&quot; &quot;)" office:value-type="string" office:string-value=" " calcext:value-type="string">
            <text:p><text:s/></text:p>
          </table:table-cell>
          <table:table-cell table:style-name="ce85" table:formula="of:=IF(ISNUMBER([.AF127]);CONCATENATE([.BC127];[.I59];[.CA127];4;[.CA127];[.AF59];[.CA127];[.DU127];[.CX127]);&quot; &quot;)" office:value-type="string" office:string-value=" " calcext:value-type="string">
            <text:p><text:s/></text:p>
          </table:table-cell>
          <table:table-cell table:style-name="ce85" table:formula="of:=IF(ISNUMBER([.AG127]);CONCATENATE([.BD127];[.J59];[.CB127];4;[.CB127];[.AG59];[.CB127];[.DV127];[.CY127]);&quot; &quot;)" office:value-type="string" office:string-value=" " calcext:value-type="string">
            <text:p><text:s/></text:p>
          </table:table-cell>
          <table:table-cell table:style-name="ce85" table:formula="of:=IF(ISNUMBER([.AH127]);CONCATENATE([.BE127];[.K59];[.CC127];4;[.CC127];[.AH59];[.CC127];[.DW127];[.CZ127]);&quot; &quot;)" office:value-type="string" office:string-value=" " calcext:value-type="string">
            <text:p><text:s/></text:p>
          </table:table-cell>
          <table:table-cell table:style-name="ce85" table:formula="of:=IF(ISNUMBER([.AI127]);CONCATENATE([.BF127];[.L59];[.CD127];4;[.CD127];[.AI59];[.CD127];[.DX127];[.DA127]);&quot; &quot;)" office:value-type="string" office:string-value=" " calcext:value-type="string">
            <text:p><text:s/></text:p>
          </table:table-cell>
          <table:table-cell table:style-name="ce85" table:formula="of:=IF(ISNUMBER([.AJ127]);CONCATENATE([.BG127];[.M59];[.CE127];4;[.CE127];[.AJ59];[.CE127];[.DY127];[.DB127]);&quot; &quot;)" office:value-type="string" office:string-value=" " calcext:value-type="string">
            <text:p><text:s/></text:p>
          </table:table-cell>
          <table:table-cell table:style-name="ce85" table:formula="of:=IF(ISNUMBER([.AK127]);CONCATENATE([.BH127];[.N59];[.CF127];4;[.CF127];[.AK59];[.CF127];[.DZ127];[.DC127]);&quot; &quot;)" office:value-type="string" office:string-value=" " calcext:value-type="string">
            <text:p><text:s/></text:p>
          </table:table-cell>
          <table:table-cell table:style-name="ce85" table:formula="of:=IF(ISNUMBER([.AL127]);CONCATENATE([.BI127];[.O59];[.CG127];4;[.CG127];[.AL59];[.CG127];[.EA127];[.DD127]);&quot; &quot;)" office:value-type="string" office:string-value=" " calcext:value-type="string">
            <text:p><text:s/></text:p>
          </table:table-cell>
          <table:table-cell table:style-name="ce85" table:formula="of:=IF(ISNUMBER([.AM127]);CONCATENATE([.BJ127];[.P59];[.CH127];4;[.CH127];[.AM59];[.CH127];[.EB127];[.DE127]);&quot; &quot;)" office:value-type="string" office:string-value=" " calcext:value-type="string">
            <text:p><text:s/></text:p>
          </table:table-cell>
          <table:table-cell table:style-name="ce85" table:formula="of:=IF(ISNUMBER([.AN127]);CONCATENATE([.BK127];[.Q59];[.CI127];4;[.CI127];[.AN59];[.CI127];[.EC127];[.DF127]);&quot; &quot;)" office:value-type="string" office:string-value=" " calcext:value-type="string">
            <text:p><text:s/></text:p>
          </table:table-cell>
          <table:table-cell table:style-name="ce85" table:formula="of:=IF(ISNUMBER([.AO127]);CONCATENATE([.BL127];[.R59];[.CJ127];4;[.CJ127];[.AO59];[.CJ127];[.ED127];[.DG127]);&quot; &quot;)" office:value-type="string" office:string-value=" " calcext:value-type="string">
            <text:p><text:s/></text:p>
          </table:table-cell>
          <table:table-cell table:style-name="ce85" table:formula="of:=IF(ISNUMBER([.AP127]);CONCATENATE([.BM127];[.S59];[.CK127];4;[.CK127];[.AP59];[.CK127];[.EE127];[.DH127]);&quot; &quot;)" office:value-type="string" office:string-value=" " calcext:value-type="string">
            <text:p><text:s/></text:p>
          </table:table-cell>
          <table:table-cell table:style-name="ce85" table:formula="of:=IF(ISNUMBER([.AQ127]);CONCATENATE([.BN127];[.T59];[.CL127];4;[.CL127];[.AQ59];[.CL127];[.EF127];[.DI127]);&quot; &quot;)" office:value-type="string" office:string-value=" " calcext:value-type="string">
            <text:p><text:s/></text:p>
          </table:table-cell>
          <table:table-cell table:style-name="ce85" table:formula="of:=IF(ISNUMBER([.AR127]);CONCATENATE([.BO127];[.U59];[.CM127];4;[.CM127];[.AR59];[.CM127];[.EG127];[.DJ127]);&quot; &quot;)" office:value-type="string" office:string-value=" " calcext:value-type="string">
            <text:p><text:s/></text:p>
          </table:table-cell>
          <table:table-cell table:style-name="ce85" table:formula="of:=IF(ISNUMBER([.AS127]);CONCATENATE([.BP127];[.V59];[.CN127];4;[.CN127];[.AS59];[.CN127];[.EH127];[.DK127]);&quot; &quot;)" office:value-type="string" office:string-value="insert into possui values(41,4,2797.793,2016);" calcext:value-type="string">
            <text:p>insert into possui values(41,4,2797.793,2016);</text:p>
          </table:table-cell>
          <table:table-cell table:style-name="ce85" table:formula="of:=IF(ISNUMBER([.AT127]);CONCATENATE([.BQ127];[.W59];[.CO127];4;[.CO127];[.AT59];[.CO127];[.EI127];[.DL127]);&quot; &quot;)" office:value-type="string" office:string-value="insert into possui values(41,4,10835.478865424,2017);" calcext:value-type="string">
            <text:p>insert into possui values(41,4,10835.478865424,2017);</text:p>
          </table:table-cell>
          <table:table-cell table:style-name="ce18" table:number-columns-repeated="13"/>
          <table:table-cell table:number-columns-repeated="938"/>
        </table:table-row>
        <table:table-row table:style-name="ro8">
          <table:table-cell table:style-name="ce9" table:number-columns-repeated="23"/>
          <table:table-cell table:style-name="ce70" table:number-columns-repeated="23"/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18" table:number-columns-repeated="36"/>
          <table:table-cell table:number-columns-repeated="938"/>
        </table:table-row>
        <table:table-row table:style-name="ro8">
          <table:table-cell table:number-columns-repeated="23" table:style-name="ce12" office:value-type="string" calcext:value-type="string">
            <text:p>Transferências das Linhas 1 e 2 para Linha 4</text:p>
          </table:table-cell>
          <table:table-cell table:number-columns-repeated="21" table:style-name="ce72" office:value-type="string" calcext:value-type="string">
            <text:p>...</text:p>
          </table:table-cell>
          <table:table-cell table:style-name="ce72" office:value-type="float" office:value="3474.97" calcext:value-type="float">
            <text:p><text:s text:c="2"/>3 475</text:p>
          </table:table-cell>
          <table:table-cell table:style-name="ce72" office:value-type="float" office:value="15919.834" calcext:value-type="float">
            <text:p><text:s text:c="2"/>15 920</text:p>
          </table:table-cell>
          <table:table-cell table:style-name="ce113" office:value-type="string" calcext:value-type="string">
            <text:p>insert into possui values(</text:p>
          </table:table-cell>
          <table:table-cell table:style-name="ce113" office:value-type="string" calcext:value-type="string">
            <text:p>);</text:p>
          </table:table-cell>
          <table:table-cell table:style-name="ce113" office:value-type="string" calcext:value-type="string">
            <text:p>,</text:p>
          </table:table-cell>
          <table:table-cell table:style-name="ce113" office:value-type="string" calcext:value-type="string">
            <text:p>'</text:p>
          </table:table-cell>
          <table:table-cell table:style-name="ce18" table:number-columns-repeated="36"/>
          <table:table-cell table:number-columns-repeated="938"/>
        </table:table-row>
        <table:table-row table:style-name="ro5">
          <table:table-cell table:style-name="ce13" table:number-columns-repeated="23"/>
          <table:table-cell table:style-name="ce73" table:number-columns-repeated="2"/>
          <table:table-cell table:style-name="ce83" table:number-columns-repeated="5"/>
          <table:table-cell table:style-name="ce95" table:number-columns-repeated="2"/>
          <table:table-cell table:style-name="ce18" table:number-columns-repeated="3"/>
          <table:table-cell table:style-name="ce107" table:number-columns-repeated="11"/>
          <table:table-cell table:style-name="ce18"/>
          <table:table-cell table:style-name="ce114"/>
          <table:table-cell table:style-name="ce18" table:number-columns-repeated="38"/>
          <table:table-cell table:number-columns-repeated="938"/>
        </table:table-row>
        <table:table-row table:style-name="ro9">
          <table:table-cell table:number-columns-repeated="2" table:style-name="ce14" office:value-type="string" calcext:value-type="string">
            <text:p>Fonte: Companhia do Metropolitano do Rio de Janeiro (até março de 1998) e MetrôRio (a partir de abril de 1998). </text:p>
          </table:table-cell>
          <table:table-cell table:style-name="ce14" office:value-type="string" calcext:value-type="string" table:number-columns-spanned="10" table:number-rows-spanned="1">
            <text:p>Fonte: Companhia do Metropolitano do Rio de Janeiro (até março de 1998) e MetrôRio (a partir de abril de 1998). </text:p>
          </table:table-cell>
          <table:covered-table-cell table:number-columns-repeated="9" table:style-name="ce14" office:value-type="string" calcext:value-type="string">
            <text:p>Fonte: Companhia do Metropolitano do Rio de Janeiro (até março de 1998) e MetrôRio (a partir de abril de 1998). </text:p>
          </table:covered-table-cell>
          <table:table-cell table:number-columns-repeated="11" table:style-name="ce14" office:value-type="string" calcext:value-type="string">
            <text:p>Fonte: Companhia do Metropolitano do Rio de Janeiro (até março de 1998) e MetrôRio (a partir de abril de 1998). </text:p>
          </table:table-cell>
          <table:table-cell table:style-name="ce14" table:number-columns-repeated="9"/>
          <table:table-cell table:style-name="ce103" table:number-columns-repeated="2"/>
          <table:table-cell table:style-name="ce106" table:number-columns-repeated="12"/>
          <table:table-cell table:style-name="ce18" table:number-columns-repeated="16"/>
          <table:table-cell table:style-name="ce106" table:number-columns-repeated="24"/>
          <table:table-cell table:style-name="ce116" table:number-columns-repeated="934"/>
          <table:table-cell table:number-columns-repeated="4"/>
        </table:table-row>
        <table:table-row table:style-name="ro8">
          <table:table-cell table:number-columns-repeated="23" table:style-name="ce15" office:value-type="string" calcext:value-type="string">
            <text:p>Notas:</text:p>
          </table:table-cell>
          <table:table-cell table:style-name="ce74" table:number-columns-repeated="2"/>
          <table:table-cell table:style-name="ce84" table:number-columns-repeated="3"/>
          <table:table-cell table:style-name="ce94" table:number-columns-repeated="2"/>
          <table:table-cell table:style-name="ce98"/>
          <table:table-cell table:style-name="ce102"/>
          <table:table-cell table:style-name="ce18" table:number-columns-repeated="3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8">
          <table:table-cell table:number-columns-repeated="23" table:style-name="ce16" office:value-type="string" calcext:value-type="string">
            <text:p>(1) - De 1995 a 1997, apenas entradas com bilhetes; de 1998 a 2000, entradas com 'bilhetes e entradas grátis; a partir de 2000, incorpora entradas de estudantes.</text:p>
          </table:table-cell>
          <table:table-cell table:style-name="ce18" table:number-columns-repeated="2"/>
          <table:table-cell table:style-name="ce19" table:number-columns-repeated="2"/>
          <table:table-cell table:style-name="ce90" table:number-columns-repeated="3"/>
          <table:table-cell table:style-name="ce95"/>
          <table:table-cell table:style-name="ce18" table:number-columns-repeated="4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8">
          <table:table-cell table:number-columns-repeated="23" table:style-name="ce17" office:value-type="string" calcext:value-type="string">
            <text:p>(2) - Entradas na estação Estácio, com destino à Linha 1.</text:p>
          </table:table-cell>
          <table:table-cell table:style-name="ce75" table:number-columns-repeated="2"/>
          <table:table-cell table:style-name="ce85" table:number-columns-repeated="2"/>
          <table:table-cell table:style-name="ce91"/>
          <table:table-cell table:style-name="ce87" table:number-columns-repeated="2"/>
          <table:table-cell table:style-name="ce95"/>
          <table:table-cell table:style-name="ce18" table:number-columns-repeated="4"/>
          <table:table-cell table:style-name="ce107" table:number-columns-repeated="11"/>
          <table:table-cell table:style-name="ce106" table:number-columns-repeated="16"/>
          <table:table-cell table:style-name="ce18" table:number-columns-repeated="24"/>
          <table:table-cell table:number-columns-repeated="938"/>
        </table:table-row>
        <table:table-row table:style-name="ro8">
          <table:table-cell table:number-columns-repeated="23" table:style-name="ce18" office:value-type="string" calcext:value-type="string">
            <text:p>(3)- Estações inauguradas em 1998: Cardeal Arcoverde (Linha 1), Pavuna, Irajá, Acari/ Fazenda Botafogo, Engº Rubens Paiva, Coelho Neto e Colégio (Linha 2).</text:p>
          </table:table-cell>
          <table:table-cell table:style-name="ce66" table:number-columns-repeated="2"/>
          <table:table-cell table:style-name="ce18" table:number-columns-repeated="2"/>
          <table:table-cell table:style-name="ce87" table:number-columns-repeated="3"/>
          <table:table-cell table:style-name="ce95"/>
          <table:table-cell table:style-name="ce18" table:number-columns-repeated="4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9">
          <table:table-cell table:number-columns-repeated="2" table:style-name="ce19" office:value-type="string" calcext:value-type="string">
            <text:p>(4)-Estação inaugurada em março de 2003: Siqueira Campos (Linha 1).</text:p>
          </table:table-cell>
          <table:table-cell table:style-name="ce19" office:value-type="string" calcext:value-type="string" table:number-columns-spanned="10" table:number-rows-spanned="1">
            <text:p>(4)-Estação inaugurada em março de 2003: Siqueira Campos (Linha 1).</text:p>
          </table:table-cell>
          <table:covered-table-cell table:number-columns-repeated="9" table:style-name="ce19" office:value-type="string" calcext:value-type="string">
            <text:p>(4)-Estação inaugurada em março de 2003: Siqueira Campos (Linha 1).</text:p>
          </table:covered-table-cell>
          <table:table-cell table:number-columns-repeated="11" table:style-name="ce19" office:value-type="string" calcext:value-type="string">
            <text:p>(4)-Estação inaugurada em março de 2003: Siqueira Campos (Linha 1).</text:p>
          </table:table-cell>
          <table:table-cell table:style-name="ce19" table:number-columns-repeated="9"/>
          <table:table-cell table:style-name="ce103" table:number-columns-repeated="2"/>
          <table:table-cell table:style-name="ce106" table:number-columns-repeated="12"/>
          <table:table-cell table:style-name="ce18" table:number-columns-repeated="16"/>
          <table:table-cell table:style-name="ce106" table:number-columns-repeated="24"/>
          <table:table-cell table:style-name="ce116" table:number-columns-repeated="934"/>
          <table:table-cell table:number-columns-repeated="4"/>
        </table:table-row>
        <table:table-row table:style-name="ro8">
          <table:table-cell table:number-columns-repeated="23" table:style-name="ce18" office:value-type="string" calcext:value-type="string">
            <text:p>(5) - Entradas na estação Estácio, com destino à Linha 2.</text:p>
          </table:table-cell>
          <table:table-cell table:style-name="ce66" table:number-columns-repeated="2"/>
          <table:table-cell table:style-name="ce18" table:number-columns-repeated="2"/>
          <table:table-cell table:style-name="ce87" table:number-columns-repeated="3"/>
          <table:table-cell table:style-name="ce95"/>
          <table:table-cell table:style-name="ce18" table:number-columns-repeated="4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8">
          <table:table-cell table:number-columns-repeated="23" table:style-name="ce20" office:value-type="string" calcext:value-type="string">
            <text:p>(6)- A estação Cantagalo foi inaugurada em 27 de fevereiro de 2007.</text:p>
          </table:table-cell>
          <table:table-cell table:style-name="ce70" table:number-columns-repeated="8"/>
          <table:table-cell table:style-name="ce86"/>
          <table:table-cell table:style-name="ce18" table:number-columns-repeated="3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8">
          <table:table-cell table:number-columns-repeated="23" table:style-name="ce20" office:value-type="string" calcext:value-type="string">
            <text:p>(7)- A estação Ipanema / General Osório foi inaugurada em 21 de dezembro de 2009. Durante parte do ano de 2013, a estação Ipanema / General Osório ficou fechada</text:p>
          </table:table-cell>
          <table:table-cell table:style-name="ce70" table:number-columns-repeated="8"/>
          <table:table-cell table:style-name="ce86"/>
          <table:table-cell table:style-name="ce18" table:number-columns-repeated="3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8">
          <table:table-cell table:number-columns-repeated="23" table:style-name="ce20" office:value-type="string" calcext:value-type="string">
            <text:p>para obras de extensão da Linha 4. Neste período, os ônibus de integração foram deslocados para a estação Siqueira Campos. Este fato justifica a redução no número</text:p>
          </table:table-cell>
          <table:table-cell table:style-name="ce70" table:number-columns-repeated="8"/>
          <table:table-cell table:style-name="ce86"/>
          <table:table-cell table:style-name="ce18" table:number-columns-repeated="3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8">
          <table:table-cell table:number-columns-repeated="23" table:style-name="ce20" office:value-type="string" calcext:value-type="string">
            <text:p>de passageiros na estação Ipanema / General Osório no ano de 2013 e o aumento de passageiros na estação Siqueira Campos neste mesmo ano.</text:p>
          </table:table-cell>
          <table:table-cell table:style-name="ce70" table:number-columns-repeated="8"/>
          <table:table-cell table:style-name="ce86"/>
          <table:table-cell table:style-name="ce18" table:number-columns-repeated="3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8">
          <table:table-cell table:number-columns-repeated="23" table:style-name="ce18" office:value-type="string" calcext:value-type="string">
            <text:p>(8)- A partir de 2008, os dados referentes as entradas na estação Estácio não foram mais disponibilizados em separado para aquelas com destino à linha 1 e à linha 2,</text:p>
          </table:table-cell>
          <table:table-cell table:style-name="ce66" table:number-columns-repeated="2"/>
          <table:table-cell table:style-name="ce18" table:number-columns-repeated="2"/>
          <table:table-cell table:style-name="ce87" table:number-columns-repeated="3"/>
          <table:table-cell table:style-name="ce95"/>
          <table:table-cell table:style-name="ce18" table:number-columns-repeated="4"/>
          <table:table-cell table:style-name="ce107" table:number-columns-repeated="11"/>
          <table:table-cell table:style-name="ce18" table:number-columns-repeated="40"/>
          <table:table-cell table:number-columns-repeated="193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 table:style-name="ce18" office:value-type="string" calcext:value-type="string">
            <text:p><text:s/>devido à nova visão representada pelo projeto de criação da Nova Linha 2 (que foi inaugurada em 22 de dezembro de 2009).</text:p>
          </table:table-cell>
          <table:table-cell table:style-name="ce66" table:number-columns-repeated="2"/>
          <table:table-cell table:style-name="ce18" table:number-columns-repeated="2"/>
          <table:table-cell table:style-name="ce87" table:number-columns-repeated="3"/>
          <table:table-cell table:style-name="ce95"/>
          <table:table-cell table:style-name="ce18" table:number-columns-repeated="4"/>
          <table:table-cell table:style-name="ce107" table:number-columns-repeated="11"/>
          <table:table-cell table:style-name="ce18" table:number-columns-repeated="40"/>
          <table:table-cell table:number-columns-repeated="193"/>
          <table:table-cell table:style-name="ce21" table:number-columns-repeated="741"/>
          <table:table-cell table:number-columns-repeated="4"/>
        </table:table-row>
        <table:table-row table:style-name="ro6">
          <table:table-cell table:number-columns-repeated="2" table:style-name="ce19" office:value-type="string" calcext:value-type="string">
            <text:p>(9)- A estação Cidade Nova foi inaugurada em 1 de novembro de 2010.</text:p>
          </table:table-cell>
          <table:table-cell table:style-name="ce19" office:value-type="string" calcext:value-type="string" table:number-columns-spanned="10" table:number-rows-spanned="1">
            <text:p>(9)- A estação Cidade Nova foi inaugurada em 1 de novembro de 2010.</text:p>
          </table:table-cell>
          <table:covered-table-cell table:number-columns-repeated="9" table:style-name="ce19" office:value-type="string" calcext:value-type="string">
            <text:p>(9)- A estação Cidade Nova foi inaugurada em 1 de novembro de 2010.</text:p>
          </table:covered-table-cell>
          <table:table-cell table:number-columns-repeated="11" table:style-name="ce19" office:value-type="string" calcext:value-type="string">
            <text:p>(9)- A estação Cidade Nova foi inaugurada em 1 de novembro de 2010.</text:p>
          </table:table-cell>
          <table:table-cell table:style-name="ce19" table:number-columns-repeated="9"/>
          <table:table-cell table:style-name="ce18" table:number-columns-repeated="3"/>
          <table:table-cell table:style-name="ce107" table:number-columns-repeated="11"/>
          <table:table-cell table:style-name="ce18" table:number-columns-repeated="40"/>
          <table:table-cell table:number-columns-repeated="193"/>
          <table:table-cell table:style-name="ce21" table:number-columns-repeated="741"/>
          <table:table-cell table:number-columns-repeated="4"/>
        </table:table-row>
        <table:table-row table:style-name="ro6">
          <table:table-cell table:number-columns-repeated="2" table:style-name="ce19" office:value-type="string" calcext:value-type="string">
            <text:p>(10) - Linha 4 inaugurada em agosto de 2016. Total transportando considerando as transferências realizadas em General Osório com destino à Linha 4.</text:p>
          </table:table-cell>
          <table:table-cell table:style-name="ce19" office:value-type="string" calcext:value-type="string" table:number-columns-spanned="12" table:number-rows-spanned="1">
            <text:p>(10) - Linha 4 inaugurada em agosto de 2016. Total transportando considerando as transferências realizadas em General Osório com destino à Linha 4.</text:p>
          </table:table-cell>
          <table:covered-table-cell table:number-columns-repeated="11" table:style-name="ce19" office:value-type="string" calcext:value-type="string">
            <text:p>(10) - Linha 4 inaugurada em agosto de 2016. Total transportando considerando as transferências realizadas em General Osório com destino à Linha 4.</text:p>
          </table:covered-table-cell>
          <table:table-cell table:number-columns-repeated="9" table:style-name="ce19" office:value-type="string" calcext:value-type="string">
            <text:p>(10) - Linha 4 inaugurada em agosto de 2016. Total transportando considerando as transferências realizadas em General Osório com destino à Linha 4.</text:p>
          </table:table-cell>
          <table:table-cell table:style-name="ce19" table:number-columns-repeated="11"/>
          <table:table-cell table:style-name="ce18"/>
          <table:table-cell table:style-name="ce107" table:number-columns-repeated="11"/>
          <table:table-cell table:style-name="ce18" table:number-columns-repeated="40"/>
          <table:table-cell table:number-columns-repeated="193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 table:style-name="ce18" office:value-type="string" calcext:value-type="string">
            <text:p>... Dado numérico não disponível.</text:p>
          </table:table-cell>
          <table:table-cell table:style-name="ce66" table:number-columns-repeated="2"/>
          <table:table-cell table:style-name="ce18" table:number-columns-repeated="2"/>
          <table:table-cell table:style-name="ce87" table:number-columns-repeated="3"/>
          <table:table-cell table:style-name="ce95"/>
          <table:table-cell table:style-name="ce18" table:number-columns-repeated="4"/>
          <table:table-cell table:style-name="ce107" table:number-columns-repeated="11"/>
          <table:table-cell table:style-name="ce18" table:number-columns-repeated="40"/>
          <table:table-cell table:number-columns-repeated="193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style-name="ce66" table:number-columns-repeated="2"/>
          <table:table-cell table:style-name="ce18" table:number-columns-repeated="2"/>
          <table:table-cell table:style-name="ce87" table:number-columns-repeated="3"/>
          <table:table-cell table:style-name="ce95"/>
          <table:table-cell table:style-name="ce18" table:number-columns-repeated="4"/>
          <table:table-cell table:style-name="ce107" table:number-columns-repeated="11"/>
          <table:table-cell table:style-name="ce18" table:number-columns-repeated="40"/>
          <table:table-cell table:number-columns-repeated="938"/>
        </table:table-row>
        <table:table-row table:style-name="ro8">
          <table:table-cell table:style-name="ce18" table:number-columns-repeated="23"/>
          <table:table-cell table:style-name="ce70" office:value-type="float" office:value="2796" calcext:value-type="float">
            <text:p><text:s text:c="2"/>2 796</text:p>
          </table:table-cell>
          <table:table-cell table:style-name="ce70" office:value-type="float" office:value="3039.249" calcext:value-type="float">
            <text:p><text:s text:c="2"/>3 039</text:p>
          </table:table-cell>
          <table:table-cell table:style-name="ce82" office:value-type="float" office:value="2234.187" calcext:value-type="float">
            <text:p><text:s text:c="2"/>2 234</text:p>
          </table:table-cell>
          <table:table-cell table:style-name="ce86" office:value-type="float" office:value="2621.218" calcext:value-type="float">
            <text:p><text:s text:c="2"/>2 621</text:p>
          </table:table-cell>
          <table:table-cell table:style-name="ce86" office:value-type="float" office:value="2893.83" calcext:value-type="float">
            <text:p><text:s text:c="2"/>2 894</text:p>
          </table:table-cell>
          <table:table-cell table:style-name="ce86" office:value-type="float" office:value="3051.289" calcext:value-type="float">
            <text:p><text:s text:c="2"/>3 051</text:p>
          </table:table-cell>
          <table:table-cell table:style-name="ce86" office:value-type="float" office:value="2961.188" calcext:value-type="float">
            <text:p><text:s text:c="2"/>2 961</text:p>
          </table:table-cell>
          <table:table-cell table:style-name="ce86" office:value-type="float" office:value="2942" calcext:value-type="float">
            <text:p><text:s text:c="2"/>2 942</text:p>
          </table:table-cell>
          <table:table-cell table:style-name="ce86" office:value-type="float" office:value="2895.864" calcext:value-type="float">
            <text:p><text:s text:c="2"/>2 896</text:p>
          </table:table-cell>
          <table:table-cell table:style-name="ce104" office:value-type="float" office:value="2952.068" calcext:value-type="float">
            <text:p><text:s text:c="2"/>2 952</text:p>
          </table:table-cell>
          <table:table-cell table:style-name="ce104" office:value-type="float" office:value="2926.316" calcext:value-type="float">
            <text:p><text:s text:c="2"/>2 926</text:p>
          </table:table-cell>
          <table:table-cell table:style-name="ce104" office:value-type="float" office:value="2950.81" calcext:value-type="float">
            <text:p><text:s text:c="2"/>2 951</text:p>
          </table:table-cell>
          <table:table-cell table:style-name="ce104" office:value-type="float" office:value="3117" calcext:value-type="float">
            <text:p><text:s text:c="2"/>3 117</text:p>
          </table:table-cell>
          <table:table-cell table:style-name="ce104" office:value-type="float" office:value="3059.643" calcext:value-type="float">
            <text:p><text:s text:c="2"/>3 060</text:p>
          </table:table-cell>
          <table:table-cell table:style-name="ce104" office:value-type="float" office:value="2959.363" calcext:value-type="float">
            <text:p><text:s text:c="2"/>2 959</text:p>
          </table:table-cell>
          <table:table-cell table:style-name="ce104" office:value-type="float" office:value="2805.271" calcext:value-type="float">
            <text:p><text:s text:c="2"/>2 805</text:p>
          </table:table-cell>
          <table:table-cell table:style-name="ce104" office:value-type="float" office:value="2956.958" calcext:value-type="float">
            <text:p><text:s text:c="2"/>2 957</text:p>
          </table:table-cell>
          <table:table-cell table:style-name="ce104" office:value-type="float" office:value="3031.121" calcext:value-type="float">
            <text:p><text:s text:c="2"/>3 031</text:p>
          </table:table-cell>
          <table:table-cell table:style-name="ce109" office:value-type="float" office:value="3218.844" calcext:value-type="float">
            <text:p><text:s text:c="2"/>3 219</text:p>
          </table:table-cell>
          <table:table-cell table:style-name="ce109" office:value-type="float" office:value="3706.599" calcext:value-type="float">
            <text:p><text:s text:c="2"/>3 707</text:p>
          </table:table-cell>
          <table:table-cell table:style-name="ce109" office:value-type="float" office:value="3732.994" calcext:value-type="float">
            <text:p><text:s text:c="2"/>3 733</text:p>
          </table:table-cell>
          <table:table-cell table:style-name="ce109" office:value-type="float" office:value="3849.354" calcext:value-type="float">
            <text:p><text:s text:c="2"/>3 849</text:p>
          </table:table-cell>
          <table:table-cell table:style-name="ce112" office:value-type="float" office:value="3564.05110628687" calcext:value-type="float">
            <text:p>3564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style-name="ce70" office:value-type="float" office:value="9280" calcext:value-type="float">
            <text:p><text:s text:c="2"/>9 280</text:p>
          </table:table-cell>
          <table:table-cell table:style-name="ce70" office:value-type="float" office:value="10006.451" calcext:value-type="float">
            <text:p><text:s text:c="2"/>10 006</text:p>
          </table:table-cell>
          <table:table-cell table:style-name="ce82" office:value-type="float" office:value="7480.049" calcext:value-type="float">
            <text:p><text:s text:c="2"/>7 480</text:p>
          </table:table-cell>
          <table:table-cell table:style-name="ce86" office:value-type="float" office:value="8484.474" calcext:value-type="float">
            <text:p><text:s text:c="2"/>8 484</text:p>
          </table:table-cell>
          <table:table-cell table:style-name="ce86" office:value-type="float" office:value="9234.753" calcext:value-type="float">
            <text:p><text:s text:c="2"/>9 235</text:p>
          </table:table-cell>
          <table:table-cell table:style-name="ce86" office:value-type="float" office:value="9882.302" calcext:value-type="float">
            <text:p><text:s text:c="2"/>9 882</text:p>
          </table:table-cell>
          <table:table-cell table:style-name="ce86" office:value-type="float" office:value="9573.236" calcext:value-type="float">
            <text:p><text:s text:c="2"/>9 573</text:p>
          </table:table-cell>
          <table:table-cell table:style-name="ce86" office:value-type="float" office:value="9666" calcext:value-type="float">
            <text:p><text:s text:c="2"/>9 666</text:p>
          </table:table-cell>
          <table:table-cell table:style-name="ce86" office:value-type="float" office:value="9389.341" calcext:value-type="float">
            <text:p><text:s text:c="2"/>9 389</text:p>
          </table:table-cell>
          <table:table-cell table:style-name="ce104" office:value-type="float" office:value="9448.144" calcext:value-type="float">
            <text:p><text:s text:c="2"/>9 448</text:p>
          </table:table-cell>
          <table:table-cell table:style-name="ce104" office:value-type="float" office:value="9851.427" calcext:value-type="float">
            <text:p><text:s text:c="2"/>9 851</text:p>
          </table:table-cell>
          <table:table-cell table:style-name="ce104" office:value-type="float" office:value="10271.355" calcext:value-type="float">
            <text:p><text:s text:c="2"/>10 271</text:p>
          </table:table-cell>
          <table:table-cell table:style-name="ce104" office:value-type="float" office:value="11407" calcext:value-type="float">
            <text:p><text:s text:c="2"/>11 407</text:p>
          </table:table-cell>
          <table:table-cell table:style-name="ce104" office:value-type="float" office:value="12368.108" calcext:value-type="float">
            <text:p><text:s text:c="2"/>12 368</text:p>
          </table:table-cell>
          <table:table-cell table:style-name="ce104" office:value-type="float" office:value="12399.348" calcext:value-type="float">
            <text:p><text:s text:c="2"/>12 399</text:p>
          </table:table-cell>
          <table:table-cell table:style-name="ce104" office:value-type="float" office:value="13487.265" calcext:value-type="float">
            <text:p><text:s text:c="2"/>13 487</text:p>
          </table:table-cell>
          <table:table-cell table:style-name="ce104" office:value-type="float" office:value="14615.53" calcext:value-type="float">
            <text:p><text:s text:c="2"/>14 616</text:p>
          </table:table-cell>
          <table:table-cell table:style-name="ce104" office:value-type="float" office:value="15055.861" calcext:value-type="float">
            <text:p><text:s text:c="2"/>15 056</text:p>
          </table:table-cell>
          <table:table-cell table:style-name="ce109" office:value-type="float" office:value="15693.647" calcext:value-type="float">
            <text:p><text:s text:c="2"/>15 694</text:p>
          </table:table-cell>
          <table:table-cell table:style-name="ce109" office:value-type="float" office:value="17390.66" calcext:value-type="float">
            <text:p><text:s text:c="2"/>17 391</text:p>
          </table:table-cell>
          <table:table-cell table:style-name="ce109" office:value-type="float" office:value="18350.472" calcext:value-type="float">
            <text:p><text:s text:c="2"/>18 350</text:p>
          </table:table-cell>
          <table:table-cell table:style-name="ce109" office:value-type="float" office:value="19394.585" calcext:value-type="float">
            <text:p><text:s text:c="2"/>19 395</text:p>
          </table:table-cell>
          <table:table-cell table:style-name="ce109" office:value-type="float" office:value="17858.2788712964" calcext:value-type="float">
            <text:p><text:s text:c="2"/>17 858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number-columns-repeated="12" table:style-name="ce70" office:value-type="string" calcext:value-type="string">
            <text:p>...</text:p>
          </table:table-cell>
          <table:table-cell table:style-name="ce104" office:value-type="float" office:value="3967" calcext:value-type="float">
            <text:p><text:s text:c="2"/>3 967</text:p>
          </table:table-cell>
          <table:table-cell table:style-name="ce104" office:value-type="float" office:value="5544.464" calcext:value-type="float">
            <text:p><text:s text:c="2"/>5 544</text:p>
          </table:table-cell>
          <table:table-cell table:style-name="ce104" office:value-type="float" office:value="5778.904" calcext:value-type="float">
            <text:p><text:s text:c="2"/>5 779</text:p>
          </table:table-cell>
          <table:table-cell table:style-name="ce104" office:value-type="float" office:value="3812.781" calcext:value-type="float">
            <text:p><text:s text:c="2"/>3 813</text:p>
          </table:table-cell>
          <table:table-cell table:style-name="ce104" office:value-type="float" office:value="3840.025" calcext:value-type="float">
            <text:p><text:s text:c="2"/>3 840</text:p>
          </table:table-cell>
          <table:table-cell table:style-name="ce104" office:value-type="float" office:value="4028.922" calcext:value-type="float">
            <text:p><text:s text:c="2"/>4 029</text:p>
          </table:table-cell>
          <table:table-cell table:style-name="ce109" office:value-type="float" office:value="3542.384" calcext:value-type="float">
            <text:p><text:s text:c="2"/>3 542</text:p>
          </table:table-cell>
          <table:table-cell table:style-name="ce109" office:value-type="float" office:value="4345.147" calcext:value-type="float">
            <text:p><text:s text:c="2"/>4 345</text:p>
          </table:table-cell>
          <table:table-cell table:style-name="ce109" office:value-type="float" office:value="4546.151" calcext:value-type="float">
            <text:p><text:s text:c="2"/>4 546</text:p>
          </table:table-cell>
          <table:table-cell table:style-name="ce109" office:value-type="float" office:value="5004.061" calcext:value-type="float">
            <text:p><text:s text:c="2"/>5 004</text:p>
          </table:table-cell>
          <table:table-cell table:style-name="ce109" office:value-type="float" office:value="4611.98366045639" calcext:value-type="float">
            <text:p><text:s text:c="2"/>4 612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number-columns-repeated="3" table:style-name="ce70" office:value-type="string" calcext:value-type="string">
            <text:p>...</text:p>
          </table:table-cell>
          <table:table-cell table:style-name="ce86" office:value-type="float" office:value="2619.52401322645" calcext:value-type="float">
            <text:p><text:s text:c="2"/>2 620</text:p>
          </table:table-cell>
          <table:table-cell table:style-name="ce86" office:value-type="float" office:value="6161.651" calcext:value-type="float">
            <text:p><text:s text:c="2"/>6 162</text:p>
          </table:table-cell>
          <table:table-cell table:style-name="ce89" office:value-type="float" office:value="6820.896" calcext:value-type="float">
            <text:p><text:s text:c="2"/>6 821</text:p>
          </table:table-cell>
          <table:table-cell table:style-name="ce89" office:value-type="float" office:value="6526.541" calcext:value-type="float">
            <text:p><text:s text:c="2"/>6 527</text:p>
          </table:table-cell>
          <table:table-cell table:style-name="ce86" office:value-type="float" office:value="6999" calcext:value-type="float">
            <text:p><text:s text:c="2"/>6 999</text:p>
          </table:table-cell>
          <table:table-cell table:style-name="ce86" office:value-type="float" office:value="4252.22" calcext:value-type="float">
            <text:p><text:s text:c="2"/>4 252</text:p>
          </table:table-cell>
          <table:table-cell table:style-name="ce104" office:value-type="float" office:value="3362.492" calcext:value-type="float">
            <text:p><text:s text:c="2"/>3 362</text:p>
          </table:table-cell>
          <table:table-cell table:style-name="ce104" office:value-type="float" office:value="3500.414" calcext:value-type="float">
            <text:p><text:s text:c="2"/>3 500</text:p>
          </table:table-cell>
          <table:table-cell table:style-name="ce104" office:value-type="float" office:value="3622.564" calcext:value-type="float">
            <text:p><text:s text:c="2"/>3 623</text:p>
          </table:table-cell>
          <table:table-cell table:style-name="ce104" office:value-type="float" office:value="3776" calcext:value-type="float">
            <text:p><text:s text:c="2"/>3 776</text:p>
          </table:table-cell>
          <table:table-cell table:style-name="ce104" office:value-type="float" office:value="3665.021" calcext:value-type="float">
            <text:p><text:s text:c="2"/>3 665</text:p>
          </table:table-cell>
          <table:table-cell table:style-name="ce104" office:value-type="float" office:value="3673.647" calcext:value-type="float">
            <text:p><text:s text:c="2"/>3 674</text:p>
          </table:table-cell>
          <table:table-cell table:style-name="ce104" office:value-type="float" office:value="3634.58" calcext:value-type="float">
            <text:p><text:s text:c="2"/>3 635</text:p>
          </table:table-cell>
          <table:table-cell table:style-name="ce104" office:value-type="float" office:value="3869.533" calcext:value-type="float">
            <text:p><text:s text:c="2"/>3 870</text:p>
          </table:table-cell>
          <table:table-cell table:style-name="ce104" office:value-type="float" office:value="3974.606" calcext:value-type="float">
            <text:p><text:s text:c="2"/>3 975</text:p>
          </table:table-cell>
          <table:table-cell table:style-name="ce109" office:value-type="float" office:value="4289.448" calcext:value-type="float">
            <text:p><text:s text:c="2"/>4 289</text:p>
          </table:table-cell>
          <table:table-cell table:style-name="ce109" office:value-type="float" office:value="4901.429" calcext:value-type="float">
            <text:p><text:s text:c="2"/>4 901</text:p>
          </table:table-cell>
          <table:table-cell table:style-name="ce109" office:value-type="float" office:value="4756.545" calcext:value-type="float">
            <text:p><text:s text:c="2"/>4 757</text:p>
          </table:table-cell>
          <table:table-cell table:style-name="ce109" office:value-type="float" office:value="5433.956" calcext:value-type="float">
            <text:p><text:s text:c="2"/>5 434</text:p>
          </table:table-cell>
          <table:table-cell table:style-name="ce109" office:value-type="float" office:value="4798.89748968094" calcext:value-type="float">
            <text:p><text:s text:c="2"/>4 799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style-name="ce70" office:value-type="float" office:value="9970" calcext:value-type="float">
            <text:p><text:s text:c="2"/>9 970</text:p>
          </table:table-cell>
          <table:table-cell table:style-name="ce70" office:value-type="float" office:value="10620.768" calcext:value-type="float">
            <text:p><text:s text:c="2"/>10 621</text:p>
          </table:table-cell>
          <table:table-cell table:style-name="ce82" office:value-type="float" office:value="8314.866" calcext:value-type="float">
            <text:p><text:s text:c="2"/>8 315</text:p>
          </table:table-cell>
          <table:table-cell table:style-name="ce86" office:value-type="float" office:value="9589.351" calcext:value-type="float">
            <text:p><text:s text:c="2"/>9 589</text:p>
          </table:table-cell>
          <table:table-cell table:style-name="ce86" office:value-type="float" office:value="10333.087" calcext:value-type="float">
            <text:p><text:s text:c="2"/>10 333</text:p>
          </table:table-cell>
          <table:table-cell table:style-name="ce86" office:value-type="float" office:value="10275.13" calcext:value-type="float">
            <text:p><text:s text:c="2"/>10 275</text:p>
          </table:table-cell>
          <table:table-cell table:style-name="ce86" office:value-type="float" office:value="10041.441" calcext:value-type="float">
            <text:p><text:s text:c="2"/>10 041</text:p>
          </table:table-cell>
          <table:table-cell table:style-name="ce86" office:value-type="float" office:value="10010" calcext:value-type="float">
            <text:p><text:s text:c="2"/>10 010</text:p>
          </table:table-cell>
          <table:table-cell table:style-name="ce86" office:value-type="float" office:value="10053.443" calcext:value-type="float">
            <text:p><text:s text:c="2"/>10 053</text:p>
          </table:table-cell>
          <table:table-cell table:style-name="ce104" office:value-type="float" office:value="10150.328" calcext:value-type="float">
            <text:p><text:s text:c="2"/>10 150</text:p>
          </table:table-cell>
          <table:table-cell table:style-name="ce104" office:value-type="float" office:value="10461.189" calcext:value-type="float">
            <text:p><text:s text:c="2"/>10 461</text:p>
          </table:table-cell>
          <table:table-cell table:style-name="ce104" office:value-type="float" office:value="11040.931" calcext:value-type="float">
            <text:p><text:s text:c="2"/>11 041</text:p>
          </table:table-cell>
          <table:table-cell table:style-name="ce104" office:value-type="float" office:value="12080" calcext:value-type="float">
            <text:p><text:s text:c="2"/>12 080</text:p>
          </table:table-cell>
          <table:table-cell table:style-name="ce104" office:value-type="float" office:value="12235.455" calcext:value-type="float">
            <text:p><text:s text:c="2"/>12 235</text:p>
          </table:table-cell>
          <table:table-cell table:style-name="ce104" office:value-type="float" office:value="11814.156" calcext:value-type="float">
            <text:p><text:s text:c="2"/>11 814</text:p>
          </table:table-cell>
          <table:table-cell table:style-name="ce104" office:value-type="float" office:value="12845.796" calcext:value-type="float">
            <text:p><text:s text:c="2"/>12 846</text:p>
          </table:table-cell>
          <table:table-cell table:style-name="ce104" office:value-type="float" office:value="14166.812" calcext:value-type="float">
            <text:p><text:s text:c="2"/>14 167</text:p>
          </table:table-cell>
          <table:table-cell table:style-name="ce104" office:value-type="float" office:value="14954.791" calcext:value-type="float">
            <text:p><text:s text:c="2"/>14 955</text:p>
          </table:table-cell>
          <table:table-cell table:style-name="ce109" office:value-type="float" office:value="15660.107" calcext:value-type="float">
            <text:p><text:s text:c="2"/>15 660</text:p>
          </table:table-cell>
          <table:table-cell table:style-name="ce109" office:value-type="float" office:value="17566.327" calcext:value-type="float">
            <text:p><text:s text:c="2"/>17 566</text:p>
          </table:table-cell>
          <table:table-cell table:style-name="ce109" office:value-type="float" office:value="17959.867" calcext:value-type="float">
            <text:p><text:s text:c="2"/>17 960</text:p>
          </table:table-cell>
          <table:table-cell table:style-name="ce109" office:value-type="float" office:value="19285.428" calcext:value-type="float">
            <text:p><text:s text:c="2"/>19 285</text:p>
          </table:table-cell>
          <table:table-cell table:style-name="ce109" office:value-type="float" office:value="18223.6498068628" calcext:value-type="float">
            <text:p><text:s text:c="2"/>18 224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style-name="ce70" office:value-type="float" office:value="2457" calcext:value-type="float">
            <text:p><text:s text:c="2"/>2 457</text:p>
          </table:table-cell>
          <table:table-cell table:style-name="ce70" office:value-type="float" office:value="2570.577" calcext:value-type="float">
            <text:p><text:s text:c="2"/>2 571</text:p>
          </table:table-cell>
          <table:table-cell table:style-name="ce82" office:value-type="float" office:value="1875.652" calcext:value-type="float">
            <text:p><text:s text:c="2"/>1 876</text:p>
          </table:table-cell>
          <table:table-cell table:style-name="ce86" office:value-type="float" office:value="2402.838" calcext:value-type="float">
            <text:p><text:s text:c="2"/>2 403</text:p>
          </table:table-cell>
          <table:table-cell table:style-name="ce86" office:value-type="float" office:value="2638.074" calcext:value-type="float">
            <text:p><text:s text:c="2"/>2 638</text:p>
          </table:table-cell>
          <table:table-cell table:style-name="ce86" office:value-type="float" office:value="2756.135" calcext:value-type="float">
            <text:p><text:s text:c="2"/>2 756</text:p>
          </table:table-cell>
          <table:table-cell table:style-name="ce86" office:value-type="float" office:value="2592.057" calcext:value-type="float">
            <text:p><text:s text:c="2"/>2 592</text:p>
          </table:table-cell>
          <table:table-cell table:style-name="ce86" office:value-type="float" office:value="2616" calcext:value-type="float">
            <text:p><text:s text:c="2"/>2 616</text:p>
          </table:table-cell>
          <table:table-cell table:style-name="ce86" office:value-type="float" office:value="2566.288" calcext:value-type="float">
            <text:p><text:s text:c="2"/>2 566</text:p>
          </table:table-cell>
          <table:table-cell table:style-name="ce104" office:value-type="float" office:value="2642.568" calcext:value-type="float">
            <text:p><text:s text:c="2"/>2 643</text:p>
          </table:table-cell>
          <table:table-cell table:style-name="ce104" office:value-type="float" office:value="2647.798" calcext:value-type="float">
            <text:p><text:s text:c="2"/>2 648</text:p>
          </table:table-cell>
          <table:table-cell table:style-name="ce104" office:value-type="float" office:value="2699.562" calcext:value-type="float">
            <text:p><text:s text:c="2"/>2 700</text:p>
          </table:table-cell>
          <table:table-cell table:style-name="ce104" office:value-type="float" office:value="2774" calcext:value-type="float">
            <text:p><text:s text:c="2"/>2 774</text:p>
          </table:table-cell>
          <table:table-cell table:style-name="ce104" office:value-type="float" office:value="2817.11" calcext:value-type="float">
            <text:p><text:s text:c="2"/>2 817</text:p>
          </table:table-cell>
          <table:table-cell table:style-name="ce104" office:value-type="float" office:value="2765.261" calcext:value-type="float">
            <text:p><text:s text:c="2"/>2 765</text:p>
          </table:table-cell>
          <table:table-cell table:style-name="ce104" office:value-type="float" office:value="3005.502" calcext:value-type="float">
            <text:p><text:s text:c="2"/>3 006</text:p>
          </table:table-cell>
          <table:table-cell table:style-name="ce104" office:value-type="float" office:value="3198.609" calcext:value-type="float">
            <text:p><text:s text:c="2"/>3 199</text:p>
          </table:table-cell>
          <table:table-cell table:style-name="ce104" office:value-type="float" office:value="3270.934" calcext:value-type="float">
            <text:p><text:s text:c="2"/>3 271</text:p>
          </table:table-cell>
          <table:table-cell table:style-name="ce109" office:value-type="float" office:value="3215.166" calcext:value-type="float">
            <text:p><text:s text:c="2"/>3 215</text:p>
          </table:table-cell>
          <table:table-cell table:style-name="ce109" office:value-type="float" office:value="3699.074" calcext:value-type="float">
            <text:p><text:s text:c="2"/>3 699</text:p>
          </table:table-cell>
          <table:table-cell table:style-name="ce109" office:value-type="float" office:value="3814.692" calcext:value-type="float">
            <text:p><text:s text:c="2"/>3 815</text:p>
          </table:table-cell>
          <table:table-cell table:style-name="ce109" office:value-type="float" office:value="3845.968" calcext:value-type="float">
            <text:p><text:s text:c="2"/>3 846</text:p>
          </table:table-cell>
          <table:table-cell table:style-name="ce109" office:value-type="float" office:value="3670.50469779388" calcext:value-type="float">
            <text:p><text:s text:c="2"/>3 67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style-name="ce70" office:value-type="float" office:value="7931" calcext:value-type="float">
            <text:p><text:s text:c="2"/>7 931</text:p>
          </table:table-cell>
          <table:table-cell table:style-name="ce70" office:value-type="float" office:value="8009.909" calcext:value-type="float">
            <text:p><text:s text:c="2"/>8 010</text:p>
          </table:table-cell>
          <table:table-cell table:style-name="ce82" office:value-type="float" office:value="4495.763" calcext:value-type="float">
            <text:p><text:s text:c="2"/>4 496</text:p>
          </table:table-cell>
          <table:table-cell table:style-name="ce86" office:value-type="float" office:value="4553.874" calcext:value-type="float">
            <text:p><text:s text:c="2"/>4 554</text:p>
          </table:table-cell>
          <table:table-cell table:style-name="ce86" office:value-type="float" office:value="5027.8915" calcext:value-type="float">
            <text:p><text:s text:c="2"/>5 028</text:p>
          </table:table-cell>
          <table:table-cell table:style-name="ce86" office:value-type="float" office:value="5653.023" calcext:value-type="float">
            <text:p><text:s text:c="2"/>5 653</text:p>
          </table:table-cell>
          <table:table-cell table:style-name="ce86" office:value-type="float" office:value="5557.323" calcext:value-type="float">
            <text:p><text:s text:c="2"/>5 557</text:p>
          </table:table-cell>
          <table:table-cell table:style-name="ce86" office:value-type="float" office:value="5915" calcext:value-type="float">
            <text:p><text:s text:c="2"/>5 915</text:p>
          </table:table-cell>
          <table:table-cell table:style-name="ce86" office:value-type="float" office:value="6241.937" calcext:value-type="float">
            <text:p><text:s text:c="2"/>6 242</text:p>
          </table:table-cell>
          <table:table-cell table:style-name="ce104" office:value-type="float" office:value="6824.18" calcext:value-type="float">
            <text:p><text:s text:c="2"/>6 824</text:p>
          </table:table-cell>
          <table:table-cell table:style-name="ce104" office:value-type="float" office:value="7381.092" calcext:value-type="float">
            <text:p><text:s text:c="2"/>7 381</text:p>
          </table:table-cell>
          <table:table-cell table:style-name="ce104" office:value-type="float" office:value="8655.229" calcext:value-type="float">
            <text:p><text:s text:c="2"/>8 655</text:p>
          </table:table-cell>
          <table:table-cell table:style-name="ce104" office:value-type="float" office:value="11087" calcext:value-type="float">
            <text:p><text:s text:c="2"/>11 087</text:p>
          </table:table-cell>
          <table:table-cell table:style-name="ce104" office:value-type="float" office:value="12598.91" calcext:value-type="float">
            <text:p><text:s text:c="2"/>12 599</text:p>
          </table:table-cell>
          <table:table-cell table:style-name="ce104" office:value-type="float" office:value="12539.23" calcext:value-type="float">
            <text:p><text:s text:c="2"/>12 539</text:p>
          </table:table-cell>
          <table:table-cell table:style-name="ce104" office:value-type="float" office:value="14835.941" calcext:value-type="float">
            <text:p><text:s text:c="2"/>14 836</text:p>
          </table:table-cell>
          <table:table-cell table:style-name="ce104" office:value-type="float" office:value="16642.107" calcext:value-type="float">
            <text:p><text:s text:c="2"/>16 642</text:p>
          </table:table-cell>
          <table:table-cell table:style-name="ce104" office:value-type="float" office:value="16532.8" calcext:value-type="float">
            <text:p><text:s text:c="2"/>16 533</text:p>
          </table:table-cell>
          <table:table-cell table:style-name="ce109" office:value-type="float" office:value="17187.073" calcext:value-type="float">
            <text:p><text:s text:c="2"/>17 187</text:p>
          </table:table-cell>
          <table:table-cell table:style-name="ce109" office:value-type="float" office:value="20920.761" calcext:value-type="float">
            <text:p><text:s text:c="2"/>20 921</text:p>
          </table:table-cell>
          <table:table-cell table:style-name="ce109" office:value-type="float" office:value="21886.886" calcext:value-type="float">
            <text:p><text:s text:c="2"/>21 887</text:p>
          </table:table-cell>
          <table:table-cell table:style-name="ce109" office:value-type="float" office:value="23210.152" calcext:value-type="float">
            <text:p><text:s text:c="2"/>23 210</text:p>
          </table:table-cell>
          <table:table-cell table:style-name="ce109" office:value-type="float" office:value="20577.6944884648" calcext:value-type="float">
            <text:p><text:s text:c="2"/>20 578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style-name="ce70" office:value-type="float" office:value="7058" calcext:value-type="float">
            <text:p><text:s text:c="2"/>7 058</text:p>
          </table:table-cell>
          <table:table-cell table:style-name="ce70" office:value-type="float" office:value="7258.822" calcext:value-type="float">
            <text:p><text:s text:c="2"/>7 259</text:p>
          </table:table-cell>
          <table:table-cell table:style-name="ce82" office:value-type="float" office:value="5608.543" calcext:value-type="float">
            <text:p><text:s text:c="2"/>5 609</text:p>
          </table:table-cell>
          <table:table-cell table:style-name="ce86" office:value-type="float" office:value="6448.713" calcext:value-type="float">
            <text:p><text:s text:c="2"/>6 449</text:p>
          </table:table-cell>
          <table:table-cell table:style-name="ce86" office:value-type="float" office:value="6603.593" calcext:value-type="float">
            <text:p><text:s text:c="2"/>6 604</text:p>
          </table:table-cell>
          <table:table-cell table:style-name="ce86" office:value-type="float" office:value="6511.45" calcext:value-type="float">
            <text:p><text:s text:c="2"/>6 511</text:p>
          </table:table-cell>
          <table:table-cell table:style-name="ce86" office:value-type="float" office:value="6265.6" calcext:value-type="float">
            <text:p><text:s text:c="2"/>6 266</text:p>
          </table:table-cell>
          <table:table-cell table:style-name="ce86" office:value-type="float" office:value="6124" calcext:value-type="float">
            <text:p><text:s text:c="2"/>6 124</text:p>
          </table:table-cell>
          <table:table-cell table:style-name="ce86" office:value-type="float" office:value="5980.421" calcext:value-type="float">
            <text:p><text:s text:c="2"/>5 980</text:p>
          </table:table-cell>
          <table:table-cell table:style-name="ce104" office:value-type="float" office:value="6172.045" calcext:value-type="float">
            <text:p><text:s text:c="2"/>6 172</text:p>
          </table:table-cell>
          <table:table-cell table:style-name="ce104" office:value-type="float" office:value="6518.471" calcext:value-type="float">
            <text:p><text:s text:c="2"/>6 518</text:p>
          </table:table-cell>
          <table:table-cell table:style-name="ce104" office:value-type="float" office:value="6985.485" calcext:value-type="float">
            <text:p><text:s text:c="2"/>6 985</text:p>
          </table:table-cell>
          <table:table-cell table:style-name="ce104" office:value-type="float" office:value="7569" calcext:value-type="float">
            <text:p><text:s text:c="2"/>7 569</text:p>
          </table:table-cell>
          <table:table-cell table:style-name="ce104" office:value-type="float" office:value="7702.257" calcext:value-type="float">
            <text:p><text:s text:c="2"/>7 702</text:p>
          </table:table-cell>
          <table:table-cell table:style-name="ce104" office:value-type="float" office:value="7544.177" calcext:value-type="float">
            <text:p><text:s text:c="2"/>7 544</text:p>
          </table:table-cell>
          <table:table-cell table:style-name="ce104" office:value-type="float" office:value="8175.716" calcext:value-type="float">
            <text:p><text:s text:c="2"/>8 176</text:p>
          </table:table-cell>
          <table:table-cell table:style-name="ce104" office:value-type="float" office:value="8937.719" calcext:value-type="float">
            <text:p><text:s text:c="2"/>8 938</text:p>
          </table:table-cell>
          <table:table-cell table:style-name="ce104" office:value-type="float" office:value="9670.652" calcext:value-type="float">
            <text:p><text:s text:c="2"/>9 671</text:p>
          </table:table-cell>
          <table:table-cell table:style-name="ce109" office:value-type="float" office:value="9794.566" calcext:value-type="float">
            <text:p><text:s text:c="2"/>9 795</text:p>
          </table:table-cell>
          <table:table-cell table:style-name="ce109" office:value-type="float" office:value="11018.933" calcext:value-type="float">
            <text:p><text:s text:c="2"/>11 019</text:p>
          </table:table-cell>
          <table:table-cell table:style-name="ce109" office:value-type="float" office:value="11655.546" calcext:value-type="float">
            <text:p><text:s text:c="2"/>11 656</text:p>
          </table:table-cell>
          <table:table-cell table:style-name="ce109" office:value-type="float" office:value="12013.769" calcext:value-type="float">
            <text:p><text:s text:c="2"/>12 014</text:p>
          </table:table-cell>
          <table:table-cell table:style-name="ce109" office:value-type="float" office:value="11240.1561986477" calcext:value-type="float">
            <text:p><text:s text:c="2"/>11 240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style-name="ce18" table:number-columns-repeated="23"/>
          <table:table-cell table:style-name="ce70" office:value-type="float" office:value="2161" calcext:value-type="float">
            <text:p><text:s text:c="2"/>2 161</text:p>
          </table:table-cell>
          <table:table-cell table:style-name="ce70" office:value-type="float" office:value="2418.4" calcext:value-type="float">
            <text:p><text:s text:c="2"/>2 418</text:p>
          </table:table-cell>
          <table:table-cell table:style-name="ce82" office:value-type="float" office:value="1767.458" calcext:value-type="float">
            <text:p><text:s text:c="2"/>1 767</text:p>
          </table:table-cell>
          <table:table-cell table:style-name="ce86" office:value-type="float" office:value="1601.862" calcext:value-type="float">
            <text:p><text:s text:c="2"/>1 602</text:p>
          </table:table-cell>
          <table:table-cell table:style-name="ce86" office:value-type="float" office:value="1736.422" calcext:value-type="float">
            <text:p><text:s text:c="2"/>1 736</text:p>
          </table:table-cell>
          <table:table-cell table:style-name="ce86" office:value-type="float" office:value="1738.0982725" calcext:value-type="float">
            <text:p><text:s text:c="2"/>1 738</text:p>
          </table:table-cell>
          <table:table-cell table:style-name="ce86" office:value-type="float" office:value="1641.289" calcext:value-type="float">
            <text:p><text:s text:c="2"/>1 641</text:p>
          </table:table-cell>
          <table:table-cell table:style-name="ce86" office:value-type="float" office:value="1593" calcext:value-type="float">
            <text:p><text:s text:c="2"/>1 593</text:p>
          </table:table-cell>
          <table:table-cell table:style-name="ce86" office:value-type="float" office:value="1587.802908" calcext:value-type="float">
            <text:p><text:s text:c="2"/>1 588</text:p>
          </table:table-cell>
          <table:table-cell table:style-name="ce104" office:value-type="float" office:value="1840.866" calcext:value-type="float">
            <text:p><text:s text:c="2"/>1 841</text:p>
          </table:table-cell>
          <table:table-cell table:style-name="ce104" office:value-type="float" office:value="2034.889" calcext:value-type="float">
            <text:p><text:s text:c="2"/>2 035</text:p>
          </table:table-cell>
          <table:table-cell table:style-name="ce104" office:value-type="float" office:value="1882.416" calcext:value-type="float">
            <text:p><text:s text:c="2"/>1 882</text:p>
          </table:table-cell>
          <table:table-cell table:style-name="ce104" office:value-type="float" office:value="1866" calcext:value-type="float">
            <text:p><text:s text:c="2"/>1 866</text:p>
          </table:table-cell>
          <table:table-cell table:style-name="ce104" office:value-type="string" calcext:value-type="string">
            <text:p>3371 (8)</text:p>
          </table:table-cell>
          <table:table-cell table:style-name="ce104" office:value-type="string" calcext:value-type="string">
            <text:p>3465 (8)</text:p>
          </table:table-cell>
          <table:table-cell table:style-name="ce104" office:value-type="float" office:value="2735.368" calcext:value-type="float">
            <text:p><text:s text:c="2"/>2 735</text:p>
          </table:table-cell>
          <table:table-cell table:style-name="ce104" office:value-type="float" office:value="2368.395" calcext:value-type="float">
            <text:p><text:s text:c="2"/>2 368</text:p>
          </table:table-cell>
          <table:table-cell table:style-name="ce104" office:value-type="float" office:value="2426.969" calcext:value-type="float">
            <text:p><text:s text:c="2"/>2 427</text:p>
          </table:table-cell>
          <table:table-cell table:style-name="ce109" office:value-type="float" office:value="2535.375" calcext:value-type="float">
            <text:p><text:s text:c="2"/>2 535</text:p>
          </table:table-cell>
          <table:table-cell table:style-name="ce109" office:value-type="float" office:value="3080.178" calcext:value-type="float">
            <text:p><text:s text:c="2"/>3 080</text:p>
          </table:table-cell>
          <table:table-cell table:style-name="ce109" office:value-type="float" office:value="3449.079" calcext:value-type="float">
            <text:p><text:s text:c="2"/>3 449</text:p>
          </table:table-cell>
          <table:table-cell table:style-name="ce109" office:value-type="float" office:value="3586.739" calcext:value-type="float">
            <text:p><text:s text:c="2"/>3 587</text:p>
          </table:table-cell>
          <table:table-cell table:style-name="ce109" office:value-type="float" office:value="2979.47379209153" calcext:value-type="float">
            <text:p><text:s text:c="2"/>2 979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office:value-type="float" office:value="3725" calcext:value-type="float">
            <text:p><text:s text:c="2"/>3 725</text:p>
          </table:table-cell>
          <table:table-cell table:style-name="ce70" office:value-type="float" office:value="3809.191" calcext:value-type="float">
            <text:p><text:s text:c="2"/>3 809</text:p>
          </table:table-cell>
          <table:table-cell table:style-name="ce82" office:value-type="float" office:value="2848.24" calcext:value-type="float">
            <text:p><text:s text:c="2"/>2 848</text:p>
          </table:table-cell>
          <table:table-cell table:style-name="ce86" office:value-type="float" office:value="3423.308" calcext:value-type="float">
            <text:p><text:s text:c="2"/>3 423</text:p>
          </table:table-cell>
          <table:table-cell table:style-name="ce86" office:value-type="float" office:value="3771.528" calcext:value-type="float">
            <text:p><text:s text:c="2"/>3 772</text:p>
          </table:table-cell>
          <table:table-cell table:style-name="ce86" office:value-type="float" office:value="3864.252" calcext:value-type="float">
            <text:p><text:s text:c="2"/>3 864</text:p>
          </table:table-cell>
          <table:table-cell table:style-name="ce86" office:value-type="float" office:value="3714.442" calcext:value-type="float">
            <text:p><text:s text:c="2"/>3 714</text:p>
          </table:table-cell>
          <table:table-cell table:style-name="ce86" office:value-type="float" office:value="3832" calcext:value-type="float">
            <text:p><text:s text:c="2"/>3 832</text:p>
          </table:table-cell>
          <table:table-cell table:style-name="ce86" office:value-type="float" office:value="3788.228" calcext:value-type="float">
            <text:p><text:s text:c="2"/>3 788</text:p>
          </table:table-cell>
          <table:table-cell table:style-name="ce104" office:value-type="float" office:value="3888.693" calcext:value-type="float">
            <text:p><text:s text:c="2"/>3 889</text:p>
          </table:table-cell>
          <table:table-cell table:style-name="ce104" office:value-type="float" office:value="4001.951" calcext:value-type="float">
            <text:p><text:s text:c="2"/>4 002</text:p>
          </table:table-cell>
          <table:table-cell table:style-name="ce104" office:value-type="float" office:value="4049.053" calcext:value-type="float">
            <text:p><text:s text:c="2"/>4 049</text:p>
          </table:table-cell>
          <table:table-cell table:style-name="ce104" office:value-type="float" office:value="4272" calcext:value-type="float">
            <text:p><text:s text:c="2"/>4 272</text:p>
          </table:table-cell>
          <table:table-cell table:style-name="ce104" office:value-type="float" office:value="4354.363" calcext:value-type="float">
            <text:p><text:s text:c="2"/>4 354</text:p>
          </table:table-cell>
          <table:table-cell table:style-name="ce104" office:value-type="float" office:value="4219.143" calcext:value-type="float">
            <text:p><text:s text:c="2"/>4 219</text:p>
          </table:table-cell>
          <table:table-cell table:style-name="ce104" office:value-type="float" office:value="4469.556" calcext:value-type="float">
            <text:p><text:s text:c="2"/>4 470</text:p>
          </table:table-cell>
          <table:table-cell table:style-name="ce104" office:value-type="float" office:value="4700.201" calcext:value-type="float">
            <text:p><text:s text:c="2"/>4 700</text:p>
          </table:table-cell>
          <table:table-cell table:style-name="ce104" office:value-type="float" office:value="4801.438" calcext:value-type="float">
            <text:p><text:s text:c="2"/>4 801</text:p>
          </table:table-cell>
          <table:table-cell table:style-name="ce109" office:value-type="float" office:value="4778.933" calcext:value-type="float">
            <text:p><text:s text:c="2"/>4 779</text:p>
          </table:table-cell>
          <table:table-cell table:style-name="ce109" office:value-type="float" office:value="5407.975" calcext:value-type="float">
            <text:p><text:s text:c="2"/>5 408</text:p>
          </table:table-cell>
          <table:table-cell table:style-name="ce109" office:value-type="float" office:value="5574.225" calcext:value-type="float">
            <text:p><text:s text:c="2"/>5 574</text:p>
          </table:table-cell>
          <table:table-cell table:style-name="ce109" office:value-type="float" office:value="5966.835" calcext:value-type="float">
            <text:p><text:s text:c="2"/>5 967</text:p>
          </table:table-cell>
          <table:table-cell table:style-name="ce109" office:value-type="float" office:value="5907.91726476869" calcext:value-type="float">
            <text:p><text:s text:c="2"/>5 908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office:value-type="float" office:value="2626" calcext:value-type="float">
            <text:p><text:s text:c="2"/>2 626</text:p>
          </table:table-cell>
          <table:table-cell table:style-name="ce70" office:value-type="float" office:value="2627.368" calcext:value-type="float">
            <text:p><text:s text:c="2"/>2 627</text:p>
          </table:table-cell>
          <table:table-cell table:style-name="ce82" office:value-type="float" office:value="1925.435" calcext:value-type="float">
            <text:p><text:s text:c="2"/>1 925</text:p>
          </table:table-cell>
          <table:table-cell table:style-name="ce86" office:value-type="float" office:value="2372.27" calcext:value-type="float">
            <text:p><text:s text:c="2"/>2 372</text:p>
          </table:table-cell>
          <table:table-cell table:style-name="ce86" office:value-type="float" office:value="2497.295" calcext:value-type="float">
            <text:p><text:s text:c="2"/>2 497</text:p>
          </table:table-cell>
          <table:table-cell table:style-name="ce86" office:value-type="float" office:value="2528.058" calcext:value-type="float">
            <text:p><text:s text:c="2"/>2 528</text:p>
          </table:table-cell>
          <table:table-cell table:style-name="ce86" office:value-type="float" office:value="2390.079" calcext:value-type="float">
            <text:p><text:s text:c="2"/>2 390</text:p>
          </table:table-cell>
          <table:table-cell table:style-name="ce86" office:value-type="float" office:value="2399" calcext:value-type="float">
            <text:p><text:s text:c="2"/>2 399</text:p>
          </table:table-cell>
          <table:table-cell table:style-name="ce86" office:value-type="float" office:value="2323.202" calcext:value-type="float">
            <text:p><text:s text:c="2"/>2 323</text:p>
          </table:table-cell>
          <table:table-cell table:style-name="ce104" office:value-type="float" office:value="2447.27" calcext:value-type="float">
            <text:p><text:s text:c="2"/>2 447</text:p>
          </table:table-cell>
          <table:table-cell table:style-name="ce104" office:value-type="float" office:value="2521.386" calcext:value-type="float">
            <text:p><text:s text:c="2"/>2 521</text:p>
          </table:table-cell>
          <table:table-cell table:style-name="ce104" office:value-type="float" office:value="2519.53" calcext:value-type="float">
            <text:p><text:s text:c="2"/>2 520</text:p>
          </table:table-cell>
          <table:table-cell table:style-name="ce104" office:value-type="float" office:value="2679" calcext:value-type="float">
            <text:p><text:s text:c="2"/>2 679</text:p>
          </table:table-cell>
          <table:table-cell table:style-name="ce104" office:value-type="float" office:value="2638.136" calcext:value-type="float">
            <text:p><text:s text:c="2"/>2 638</text:p>
          </table:table-cell>
          <table:table-cell table:style-name="ce104" office:value-type="float" office:value="2565.573" calcext:value-type="float">
            <text:p><text:s text:c="2"/>2 566</text:p>
          </table:table-cell>
          <table:table-cell table:style-name="ce104" office:value-type="float" office:value="2784.234" calcext:value-type="float">
            <text:p><text:s text:c="2"/>2 784</text:p>
          </table:table-cell>
          <table:table-cell table:style-name="ce104" office:value-type="float" office:value="2950.495" calcext:value-type="float">
            <text:p><text:s text:c="2"/>2 950</text:p>
          </table:table-cell>
          <table:table-cell table:style-name="ce104" office:value-type="float" office:value="3230.238" calcext:value-type="float">
            <text:p><text:s text:c="2"/>3 230</text:p>
          </table:table-cell>
          <table:table-cell table:style-name="ce109" office:value-type="float" office:value="3289.622" calcext:value-type="float">
            <text:p><text:s text:c="2"/>3 290</text:p>
          </table:table-cell>
          <table:table-cell table:style-name="ce109" office:value-type="float" office:value="3841.67" calcext:value-type="float">
            <text:p><text:s text:c="2"/>3 842</text:p>
          </table:table-cell>
          <table:table-cell table:style-name="ce109" office:value-type="float" office:value="3718.843" calcext:value-type="float">
            <text:p><text:s text:c="2"/>3 719</text:p>
          </table:table-cell>
          <table:table-cell table:style-name="ce109" office:value-type="float" office:value="3744.994" calcext:value-type="float">
            <text:p><text:s text:c="2"/>3 745</text:p>
          </table:table-cell>
          <table:table-cell table:style-name="ce109" office:value-type="float" office:value="3506.18685820079" calcext:value-type="float">
            <text:p><text:s text:c="2"/>3 506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number-columns-repeated="14" table:style-name="ce70" office:value-type="string" calcext:value-type="string">
            <text:p>...</text:p>
          </table:table-cell>
          <table:table-cell table:style-name="ce104" office:value-type="float" office:value="139.676" calcext:value-type="float">
            <text:p><text:s text:c="3"/>140</text:p>
          </table:table-cell>
          <table:table-cell table:style-name="ce104" office:value-type="float" office:value="8950.679" calcext:value-type="float">
            <text:p><text:s text:c="2"/>8 951</text:p>
          </table:table-cell>
          <table:table-cell table:style-name="ce104" office:value-type="float" office:value="10169.057" calcext:value-type="float">
            <text:p><text:s text:c="2"/>10 169</text:p>
          </table:table-cell>
          <table:table-cell table:style-name="ce104" office:value-type="float" office:value="10827.739" calcext:value-type="float">
            <text:p><text:s text:c="2"/>10 828</text:p>
          </table:table-cell>
          <table:table-cell table:style-name="ce109" office:value-type="float" office:value="2082.436" calcext:value-type="float">
            <text:p><text:s text:c="2"/>2 082</text:p>
          </table:table-cell>
          <table:table-cell table:style-name="ce109" office:value-type="float" office:value="11285.181" calcext:value-type="float">
            <text:p><text:s text:c="2"/>11 285</text:p>
          </table:table-cell>
          <table:table-cell table:style-name="ce109" office:value-type="float" office:value="12192.476" calcext:value-type="float">
            <text:p><text:s text:c="2"/>12 192</text:p>
          </table:table-cell>
          <table:table-cell table:style-name="ce109" office:value-type="float" office:value="12816.639" calcext:value-type="float">
            <text:p><text:s text:c="2"/>12 817</text:p>
          </table:table-cell>
          <table:table-cell table:style-name="ce109" office:value-type="float" office:value="7251.10287729122" calcext:value-type="float">
            <text:p><text:s text:c="2"/>7 25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office:value-type="float" office:value="4818" calcext:value-type="float">
            <text:p><text:s text:c="2"/>4 818</text:p>
          </table:table-cell>
          <table:table-cell table:style-name="ce70" office:value-type="float" office:value="4967.184" calcext:value-type="float">
            <text:p><text:s text:c="2"/>4 967</text:p>
          </table:table-cell>
          <table:table-cell table:style-name="ce82" office:value-type="float" office:value="3633.458" calcext:value-type="float">
            <text:p><text:s text:c="2"/>3 633</text:p>
          </table:table-cell>
          <table:table-cell table:style-name="ce86" office:value-type="float" office:value="4621.764" calcext:value-type="float">
            <text:p><text:s text:c="2"/>4 622</text:p>
          </table:table-cell>
          <table:table-cell table:style-name="ce86" office:value-type="float" office:value="5131.442" calcext:value-type="float">
            <text:p><text:s text:c="2"/>5 131</text:p>
          </table:table-cell>
          <table:table-cell table:style-name="ce86" office:value-type="float" office:value="5392.719" calcext:value-type="float">
            <text:p><text:s text:c="2"/>5 393</text:p>
          </table:table-cell>
          <table:table-cell table:style-name="ce86" office:value-type="float" office:value="5181.409" calcext:value-type="float">
            <text:p><text:s text:c="2"/>5 181</text:p>
          </table:table-cell>
          <table:table-cell table:style-name="ce86" office:value-type="float" office:value="5228" calcext:value-type="float">
            <text:p><text:s text:c="2"/>5 228</text:p>
          </table:table-cell>
          <table:table-cell table:style-name="ce86" office:value-type="float" office:value="5337.33" calcext:value-type="float">
            <text:p><text:s text:c="2"/>5 337</text:p>
          </table:table-cell>
          <table:table-cell table:style-name="ce104" office:value-type="float" office:value="5557.788" calcext:value-type="float">
            <text:p><text:s text:c="2"/>5 558</text:p>
          </table:table-cell>
          <table:table-cell table:style-name="ce104" office:value-type="float" office:value="6026.195" calcext:value-type="float">
            <text:p><text:s text:c="2"/>6 026</text:p>
          </table:table-cell>
          <table:table-cell table:style-name="ce104" office:value-type="float" office:value="6072.966" calcext:value-type="float">
            <text:p><text:s text:c="2"/>6 073</text:p>
          </table:table-cell>
          <table:table-cell table:style-name="ce104" office:value-type="float" office:value="6420" calcext:value-type="float">
            <text:p><text:s text:c="2"/>6 420</text:p>
          </table:table-cell>
          <table:table-cell table:style-name="ce104" office:value-type="float" office:value="6297.525" calcext:value-type="float">
            <text:p><text:s text:c="2"/>6 298</text:p>
          </table:table-cell>
          <table:table-cell table:style-name="ce104" office:value-type="float" office:value="6059.251" calcext:value-type="float">
            <text:p><text:s text:c="2"/>6 059</text:p>
          </table:table-cell>
          <table:table-cell table:style-name="ce104" office:value-type="float" office:value="6418.012" calcext:value-type="float">
            <text:p><text:s text:c="2"/>6 418</text:p>
          </table:table-cell>
          <table:table-cell table:style-name="ce104" office:value-type="float" office:value="6766.016" calcext:value-type="float">
            <text:p><text:s text:c="2"/>6 766</text:p>
          </table:table-cell>
          <table:table-cell table:style-name="ce104" office:value-type="float" office:value="6866.52" calcext:value-type="float">
            <text:p><text:s text:c="2"/>6 867</text:p>
          </table:table-cell>
          <table:table-cell table:style-name="ce109" office:value-type="float" office:value="7201.672" calcext:value-type="float">
            <text:p><text:s text:c="2"/>7 202</text:p>
          </table:table-cell>
          <table:table-cell table:style-name="ce109" office:value-type="float" office:value="8173.958" calcext:value-type="float">
            <text:p><text:s text:c="2"/>8 174</text:p>
          </table:table-cell>
          <table:table-cell table:style-name="ce109" office:value-type="float" office:value="8142.068" calcext:value-type="float">
            <text:p><text:s text:c="2"/>8 142</text:p>
          </table:table-cell>
          <table:table-cell table:style-name="ce109" office:value-type="float" office:value="8682.768" calcext:value-type="float">
            <text:p><text:s text:c="2"/>8 683</text:p>
          </table:table-cell>
          <table:table-cell table:style-name="ce109" office:value-type="float" office:value="8380.18569595179" calcext:value-type="float">
            <text:p><text:s text:c="2"/>8 380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office:value-type="float" office:value="2114" calcext:value-type="float">
            <text:p><text:s text:c="2"/>2 114</text:p>
          </table:table-cell>
          <table:table-cell table:style-name="ce70" office:value-type="float" office:value="2215.45" calcext:value-type="float">
            <text:p><text:s text:c="2"/>2 215</text:p>
          </table:table-cell>
          <table:table-cell table:style-name="ce82" office:value-type="float" office:value="1621.911" calcext:value-type="float">
            <text:p><text:s text:c="2"/>1 622</text:p>
          </table:table-cell>
          <table:table-cell table:style-name="ce86" office:value-type="float" office:value="1667.558" calcext:value-type="float">
            <text:p><text:s text:c="2"/>1 668</text:p>
          </table:table-cell>
          <table:table-cell table:style-name="ce86" office:value-type="float" office:value="1696.923" calcext:value-type="float">
            <text:p><text:s text:c="2"/>1 697</text:p>
          </table:table-cell>
          <table:table-cell table:style-name="ce86" office:value-type="float" office:value="1681.278" calcext:value-type="float">
            <text:p><text:s text:c="2"/>1 681</text:p>
          </table:table-cell>
          <table:table-cell table:style-name="ce86" office:value-type="float" office:value="1459.158" calcext:value-type="float">
            <text:p><text:s text:c="2"/>1 459</text:p>
          </table:table-cell>
          <table:table-cell table:style-name="ce86" office:value-type="float" office:value="1454" calcext:value-type="float">
            <text:p><text:s text:c="2"/>1 454</text:p>
          </table:table-cell>
          <table:table-cell table:style-name="ce86" office:value-type="float" office:value="1402.89" calcext:value-type="float">
            <text:p><text:s text:c="2"/>1 403</text:p>
          </table:table-cell>
          <table:table-cell table:style-name="ce104" office:value-type="float" office:value="1432.081" calcext:value-type="float">
            <text:p><text:s text:c="2"/>1 432</text:p>
          </table:table-cell>
          <table:table-cell table:style-name="ce104" office:value-type="float" office:value="1574.422" calcext:value-type="float">
            <text:p><text:s text:c="2"/>1 574</text:p>
          </table:table-cell>
          <table:table-cell table:style-name="ce104" office:value-type="float" office:value="1645.05" calcext:value-type="float">
            <text:p><text:s text:c="2"/>1 645</text:p>
          </table:table-cell>
          <table:table-cell table:style-name="ce104" office:value-type="float" office:value="1728" calcext:value-type="float">
            <text:p><text:s text:c="2"/>1 728</text:p>
          </table:table-cell>
          <table:table-cell table:style-name="ce104" office:value-type="float" office:value="1767.544" calcext:value-type="float">
            <text:p><text:s text:c="2"/>1 768</text:p>
          </table:table-cell>
          <table:table-cell table:style-name="ce104" office:value-type="float" office:value="1738.688" calcext:value-type="float">
            <text:p><text:s text:c="2"/>1 739</text:p>
          </table:table-cell>
          <table:table-cell table:style-name="ce104" office:value-type="float" office:value="1894.818" calcext:value-type="float">
            <text:p><text:s text:c="2"/>1 895</text:p>
          </table:table-cell>
          <table:table-cell table:style-name="ce104" office:value-type="float" office:value="1800.365" calcext:value-type="float">
            <text:p><text:s text:c="2"/>1 800</text:p>
          </table:table-cell>
          <table:table-cell table:style-name="ce104" office:value-type="float" office:value="1981.207" calcext:value-type="float">
            <text:p><text:s text:c="2"/>1 981</text:p>
          </table:table-cell>
          <table:table-cell table:style-name="ce109" office:value-type="float" office:value="2011.875" calcext:value-type="float">
            <text:p><text:s text:c="2"/>2 012</text:p>
          </table:table-cell>
          <table:table-cell table:style-name="ce109" office:value-type="float" office:value="2664.691" calcext:value-type="float">
            <text:p><text:s text:c="2"/>2 665</text:p>
          </table:table-cell>
          <table:table-cell table:style-name="ce109" office:value-type="float" office:value="2817.91" calcext:value-type="float">
            <text:p><text:s text:c="2"/>2 818</text:p>
          </table:table-cell>
          <table:table-cell table:style-name="ce109" office:value-type="float" office:value="2752.798" calcext:value-type="float">
            <text:p><text:s text:c="2"/>2 753</text:p>
          </table:table-cell>
          <table:table-cell table:style-name="ce109" office:value-type="float" office:value="2521.1874596466" calcext:value-type="float">
            <text:p><text:s text:c="2"/>2 52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office:value-type="float" office:value="2184" calcext:value-type="float">
            <text:p><text:s text:c="2"/>2 184</text:p>
          </table:table-cell>
          <table:table-cell table:style-name="ce70" office:value-type="float" office:value="2269.38" calcext:value-type="float">
            <text:p><text:s text:c="2"/>2 269</text:p>
          </table:table-cell>
          <table:table-cell table:style-name="ce82" office:value-type="float" office:value="1652.081" calcext:value-type="float">
            <text:p><text:s text:c="2"/>1 652</text:p>
          </table:table-cell>
          <table:table-cell table:style-name="ce86" office:value-type="float" office:value="1931" calcext:value-type="float">
            <text:p><text:s text:c="2"/>1 931</text:p>
          </table:table-cell>
          <table:table-cell table:style-name="ce86" office:value-type="float" office:value="2057.458" calcext:value-type="float">
            <text:p><text:s text:c="2"/>2 057</text:p>
          </table:table-cell>
          <table:table-cell table:style-name="ce86" office:value-type="float" office:value="2115.392" calcext:value-type="float">
            <text:p><text:s text:c="2"/>2 115</text:p>
          </table:table-cell>
          <table:table-cell table:style-name="ce86" office:value-type="float" office:value="2118.115" calcext:value-type="float">
            <text:p><text:s text:c="2"/>2 118</text:p>
          </table:table-cell>
          <table:table-cell table:style-name="ce86" office:value-type="float" office:value="2083" calcext:value-type="float">
            <text:p><text:s text:c="2"/>2 083</text:p>
          </table:table-cell>
          <table:table-cell table:style-name="ce86" office:value-type="float" office:value="2037.518" calcext:value-type="float">
            <text:p><text:s text:c="2"/>2 038</text:p>
          </table:table-cell>
          <table:table-cell table:style-name="ce104" office:value-type="float" office:value="2082.349" calcext:value-type="float">
            <text:p><text:s text:c="2"/>2 082</text:p>
          </table:table-cell>
          <table:table-cell table:style-name="ce104" office:value-type="float" office:value="2049.53" calcext:value-type="float">
            <text:p><text:s text:c="2"/>2 050</text:p>
          </table:table-cell>
          <table:table-cell table:style-name="ce104" office:value-type="float" office:value="2097.579" calcext:value-type="float">
            <text:p><text:s text:c="2"/>2 098</text:p>
          </table:table-cell>
          <table:table-cell table:style-name="ce104" office:value-type="float" office:value="2024" calcext:value-type="float">
            <text:p><text:s text:c="2"/>2 024</text:p>
          </table:table-cell>
          <table:table-cell table:style-name="ce104" office:value-type="float" office:value="1951.787" calcext:value-type="float">
            <text:p><text:s text:c="2"/>1 952</text:p>
          </table:table-cell>
          <table:table-cell table:style-name="ce104" office:value-type="float" office:value="1851.994" calcext:value-type="float">
            <text:p><text:s text:c="2"/>1 852</text:p>
          </table:table-cell>
          <table:table-cell table:style-name="ce104" office:value-type="float" office:value="2040.422" calcext:value-type="float">
            <text:p><text:s text:c="2"/>2 040</text:p>
          </table:table-cell>
          <table:table-cell table:style-name="ce104" office:value-type="float" office:value="2169.477" calcext:value-type="float">
            <text:p><text:s text:c="2"/>2 169</text:p>
          </table:table-cell>
          <table:table-cell table:style-name="ce104" office:value-type="float" office:value="2123.92" calcext:value-type="float">
            <text:p><text:s text:c="2"/>2 124</text:p>
          </table:table-cell>
          <table:table-cell table:style-name="ce109" office:value-type="float" office:value="2313.419" calcext:value-type="float">
            <text:p><text:s text:c="2"/>2 313</text:p>
          </table:table-cell>
          <table:table-cell table:style-name="ce109" office:value-type="float" office:value="2772.306" calcext:value-type="float">
            <text:p><text:s text:c="2"/>2 772</text:p>
          </table:table-cell>
          <table:table-cell table:style-name="ce109" office:value-type="float" office:value="2847.363" calcext:value-type="float">
            <text:p><text:s text:c="2"/>2 847</text:p>
          </table:table-cell>
          <table:table-cell table:style-name="ce109" office:value-type="float" office:value="2973.709" calcext:value-type="float">
            <text:p><text:s text:c="2"/>2 974</text:p>
          </table:table-cell>
          <table:table-cell table:style-name="ce109" office:value-type="float" office:value="2921.34921343832" calcext:value-type="float">
            <text:p><text:s text:c="2"/>2 92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office:value-type="float" office:value="9156" calcext:value-type="float">
            <text:p><text:s text:c="2"/>9 156</text:p>
          </table:table-cell>
          <table:table-cell table:style-name="ce70" office:value-type="float" office:value="9984" calcext:value-type="float">
            <text:p><text:s text:c="2"/>9 984</text:p>
          </table:table-cell>
          <table:table-cell table:style-name="ce82" office:value-type="float" office:value="7530.229" calcext:value-type="float">
            <text:p><text:s text:c="2"/>7 530</text:p>
          </table:table-cell>
          <table:table-cell table:style-name="ce86" office:value-type="float" office:value="9105.143" calcext:value-type="float">
            <text:p><text:s text:c="2"/>9 105</text:p>
          </table:table-cell>
          <table:table-cell table:style-name="ce86" office:value-type="float" office:value="10182.198" calcext:value-type="float">
            <text:p><text:s text:c="2"/>10 182</text:p>
          </table:table-cell>
          <table:table-cell table:style-name="ce86" office:value-type="float" office:value="10487.459" calcext:value-type="float">
            <text:p><text:s text:c="2"/>10 487</text:p>
          </table:table-cell>
          <table:table-cell table:style-name="ce86" office:value-type="float" office:value="10063.969" calcext:value-type="float">
            <text:p><text:s text:c="2"/>10 064</text:p>
          </table:table-cell>
          <table:table-cell table:style-name="ce86" office:value-type="float" office:value="9983" calcext:value-type="float">
            <text:p><text:s text:c="2"/>9 983</text:p>
          </table:table-cell>
          <table:table-cell table:style-name="ce86" office:value-type="float" office:value="9651.933" calcext:value-type="float">
            <text:p><text:s text:c="2"/>9 652</text:p>
          </table:table-cell>
          <table:table-cell table:style-name="ce104" office:value-type="float" office:value="10236.043" calcext:value-type="float">
            <text:p><text:s text:c="2"/>10 236</text:p>
          </table:table-cell>
          <table:table-cell table:style-name="ce104" office:value-type="float" office:value="11864.483" calcext:value-type="float">
            <text:p><text:s text:c="2"/>11 864</text:p>
          </table:table-cell>
          <table:table-cell table:style-name="ce104" office:value-type="float" office:value="12056.413" calcext:value-type="float">
            <text:p><text:s text:c="2"/>12 056</text:p>
          </table:table-cell>
          <table:table-cell table:style-name="ce104" office:value-type="float" office:value="12520" calcext:value-type="float">
            <text:p><text:s text:c="2"/>12 520</text:p>
          </table:table-cell>
          <table:table-cell table:style-name="ce104" office:value-type="float" office:value="12214.612" calcext:value-type="float">
            <text:p><text:s text:c="2"/>12 215</text:p>
          </table:table-cell>
          <table:table-cell table:style-name="ce104" office:value-type="float" office:value="11977.007" calcext:value-type="float">
            <text:p><text:s text:c="2"/>11 977</text:p>
          </table:table-cell>
          <table:table-cell table:style-name="ce104" office:value-type="float" office:value="11350.66" calcext:value-type="float">
            <text:p><text:s text:c="2"/>11 351</text:p>
          </table:table-cell>
          <table:table-cell table:style-name="ce104" office:value-type="float" office:value="11843.9" calcext:value-type="float">
            <text:p><text:s text:c="2"/>11 844</text:p>
          </table:table-cell>
          <table:table-cell table:style-name="ce104" office:value-type="float" office:value="12054.762" calcext:value-type="float">
            <text:p><text:s text:c="2"/>12 055</text:p>
          </table:table-cell>
          <table:table-cell table:style-name="ce109" office:value-type="float" office:value="12637.869" calcext:value-type="float">
            <text:p><text:s text:c="2"/>12 638</text:p>
          </table:table-cell>
          <table:table-cell table:style-name="ce109" office:value-type="float" office:value="10394.953" calcext:value-type="float">
            <text:p><text:s text:c="2"/>10 395</text:p>
          </table:table-cell>
          <table:table-cell table:style-name="ce109" office:value-type="float" office:value="9130.138" calcext:value-type="float">
            <text:p><text:s text:c="2"/>9 130</text:p>
          </table:table-cell>
          <table:table-cell table:style-name="ce109" office:value-type="float" office:value="9089.765" calcext:value-type="float">
            <text:p><text:s text:c="2"/>9 090</text:p>
          </table:table-cell>
          <table:table-cell table:style-name="ce109" office:value-type="float" office:value="8368.78743868791" calcext:value-type="float">
            <text:p><text:s text:c="2"/>8 369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office:value-type="float" office:value="2171" calcext:value-type="float">
            <text:p><text:s text:c="2"/>2 171</text:p>
          </table:table-cell>
          <table:table-cell table:style-name="ce70" office:value-type="float" office:value="2459.802" calcext:value-type="float">
            <text:p><text:s text:c="2"/>2 460</text:p>
          </table:table-cell>
          <table:table-cell table:style-name="ce82" office:value-type="float" office:value="1839.892" calcext:value-type="float">
            <text:p><text:s text:c="2"/>1 840</text:p>
          </table:table-cell>
          <table:table-cell table:style-name="ce86" office:value-type="float" office:value="2210.651" calcext:value-type="float">
            <text:p><text:s text:c="2"/>2 211</text:p>
          </table:table-cell>
          <table:table-cell table:style-name="ce86" office:value-type="float" office:value="2536.799" calcext:value-type="float">
            <text:p><text:s text:c="2"/>2 537</text:p>
          </table:table-cell>
          <table:table-cell table:style-name="ce86" office:value-type="float" office:value="2584.684" calcext:value-type="float">
            <text:p><text:s text:c="2"/>2 585</text:p>
          </table:table-cell>
          <table:table-cell table:style-name="ce86" office:value-type="float" office:value="2437.491" calcext:value-type="float">
            <text:p><text:s text:c="2"/>2 437</text:p>
          </table:table-cell>
          <table:table-cell table:style-name="ce86" office:value-type="float" office:value="2455" calcext:value-type="float">
            <text:p><text:s text:c="2"/>2 455</text:p>
          </table:table-cell>
          <table:table-cell table:style-name="ce86" office:value-type="float" office:value="2354.192" calcext:value-type="float">
            <text:p><text:s text:c="2"/>2 354</text:p>
          </table:table-cell>
          <table:table-cell table:style-name="ce104" office:value-type="float" office:value="2407.34" calcext:value-type="float">
            <text:p><text:s text:c="2"/>2 407</text:p>
          </table:table-cell>
          <table:table-cell table:style-name="ce104" office:value-type="float" office:value="2623.952" calcext:value-type="float">
            <text:p><text:s text:c="2"/>2 624</text:p>
          </table:table-cell>
          <table:table-cell table:style-name="ce104" office:value-type="float" office:value="2922.081" calcext:value-type="float">
            <text:p><text:s text:c="2"/>2 922</text:p>
          </table:table-cell>
          <table:table-cell table:style-name="ce104" office:value-type="float" office:value="3091" calcext:value-type="float">
            <text:p><text:s text:c="2"/>3 091</text:p>
          </table:table-cell>
          <table:table-cell table:style-name="ce104" office:value-type="float" office:value="3101.792" calcext:value-type="float">
            <text:p><text:s text:c="2"/>3 102</text:p>
          </table:table-cell>
          <table:table-cell table:style-name="ce104" office:value-type="float" office:value="2950.332" calcext:value-type="float">
            <text:p><text:s text:c="2"/>2 950</text:p>
          </table:table-cell>
          <table:table-cell table:style-name="ce104" office:value-type="float" office:value="2833.754" calcext:value-type="float">
            <text:p><text:s text:c="2"/>2 834</text:p>
          </table:table-cell>
          <table:table-cell table:style-name="ce104" office:value-type="float" office:value="3014.848" calcext:value-type="float">
            <text:p><text:s text:c="2"/>3 015</text:p>
          </table:table-cell>
          <table:table-cell table:style-name="ce104" office:value-type="float" office:value="3037.854" calcext:value-type="float">
            <text:p><text:s text:c="2"/>3 038</text:p>
          </table:table-cell>
          <table:table-cell table:style-name="ce109" office:value-type="float" office:value="3063.758" calcext:value-type="float">
            <text:p><text:s text:c="2"/>3 064</text:p>
          </table:table-cell>
          <table:table-cell table:style-name="ce109" office:value-type="float" office:value="3446.334" calcext:value-type="float">
            <text:p><text:s text:c="2"/>3 446</text:p>
          </table:table-cell>
          <table:table-cell table:style-name="ce109" office:value-type="float" office:value="3344.496" calcext:value-type="float">
            <text:p><text:s text:c="2"/>3 344</text:p>
          </table:table-cell>
          <table:table-cell table:style-name="ce109" office:value-type="float" office:value="3419.22" calcext:value-type="float">
            <text:p><text:s text:c="2"/>3 419</text:p>
          </table:table-cell>
          <table:table-cell table:style-name="ce109" office:value-type="float" office:value="3009.4535205114" calcext:value-type="float">
            <text:p><text:s text:c="2"/>3 009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number-columns-repeated="8" table:style-name="ce70" office:value-type="string" calcext:value-type="string">
            <text:p>...</text:p>
          </table:table-cell>
          <table:table-cell table:style-name="ce86" office:value-type="float" office:value="6270.871" calcext:value-type="float">
            <text:p><text:s text:c="2"/>6 271</text:p>
          </table:table-cell>
          <table:table-cell table:style-name="ce104" office:value-type="float" office:value="9288.502" calcext:value-type="float">
            <text:p><text:s text:c="2"/>9 289</text:p>
          </table:table-cell>
          <table:table-cell table:style-name="ce104" office:value-type="float" office:value="10370.802" calcext:value-type="float">
            <text:p><text:s text:c="2"/>10 371</text:p>
          </table:table-cell>
          <table:table-cell table:style-name="ce104" office:value-type="float" office:value="10974.082" calcext:value-type="float">
            <text:p><text:s text:c="2"/>10 974</text:p>
          </table:table-cell>
          <table:table-cell table:style-name="ce104" office:value-type="float" office:value="10573" calcext:value-type="float">
            <text:p><text:s text:c="2"/>10 573</text:p>
          </table:table-cell>
          <table:table-cell table:style-name="ce104" office:value-type="float" office:value="9869.539" calcext:value-type="float">
            <text:p><text:s text:c="2"/>9 870</text:p>
          </table:table-cell>
          <table:table-cell table:style-name="ce104" office:value-type="float" office:value="9584.55" calcext:value-type="float">
            <text:p><text:s text:c="2"/>9 585</text:p>
          </table:table-cell>
          <table:table-cell table:style-name="ce104" office:value-type="float" office:value="6667.661" calcext:value-type="float">
            <text:p><text:s text:c="2"/>6 668</text:p>
          </table:table-cell>
          <table:table-cell table:style-name="ce104" office:value-type="float" office:value="6981.736" calcext:value-type="float">
            <text:p><text:s text:c="2"/>6 982</text:p>
          </table:table-cell>
          <table:table-cell table:style-name="ce104" office:value-type="float" office:value="7362.261" calcext:value-type="float">
            <text:p><text:s text:c="2"/>7 362</text:p>
          </table:table-cell>
          <table:table-cell table:style-name="ce109" office:value-type="float" office:value="11145.758" calcext:value-type="float">
            <text:p><text:s text:c="2"/>11 146</text:p>
          </table:table-cell>
          <table:table-cell table:style-name="ce109" office:value-type="float" office:value="8416.731" calcext:value-type="float">
            <text:p><text:s text:c="2"/>8 417</text:p>
          </table:table-cell>
          <table:table-cell table:style-name="ce109" office:value-type="float" office:value="8519.544" calcext:value-type="float">
            <text:p><text:s text:c="2"/>8 520</text:p>
          </table:table-cell>
          <table:table-cell table:style-name="ce109" office:value-type="float" office:value="9333.73" calcext:value-type="float">
            <text:p><text:s text:c="2"/>9 334</text:p>
          </table:table-cell>
          <table:table-cell table:style-name="ce109" office:value-type="float" office:value="9132.64004100754" calcext:value-type="float">
            <text:p><text:s text:c="2"/>9 133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number-columns-repeated="19" table:style-name="ce70" office:value-type="string" calcext:value-type="string">
            <text:p>...</text:p>
          </table:table-cell>
          <table:table-cell table:style-name="ce70" office:value-type="float" office:value="5437.874" calcext:value-type="float">
            <text:p><text:s text:c="2"/>5 438</text:p>
          </table:table-cell>
          <table:table-cell table:style-name="ce70" office:value-type="float" office:value="7297.128" calcext:value-type="float">
            <text:p><text:s text:c="2"/>7 297</text:p>
          </table:table-cell>
          <table:table-cell table:style-name="ce70" office:value-type="float" office:value="7759.343" calcext:value-type="float">
            <text:p><text:s text:c="2"/>7 759</text:p>
          </table:table-cell>
          <table:table-cell table:style-name="ce70" office:value-type="float" office:value="7197.77732679554" calcext:value-type="float">
            <text:p><text:s text:c="2"/>7 198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office:value-type="float" office:value="7410" calcext:value-type="float">
            <text:p><text:s text:c="2"/>7 410</text:p>
          </table:table-cell>
          <table:table-cell table:style-name="ce70" office:value-type="float" office:value="7935.323" calcext:value-type="float">
            <text:p><text:s text:c="2"/>7 935</text:p>
          </table:table-cell>
          <table:table-cell table:style-name="ce82" office:value-type="float" office:value="6261.802" calcext:value-type="float">
            <text:p><text:s text:c="2"/>6 262</text:p>
          </table:table-cell>
          <table:table-cell table:style-name="ce86" office:value-type="float" office:value="7649.05" calcext:value-type="float">
            <text:p><text:s text:c="2"/>7 649</text:p>
          </table:table-cell>
          <table:table-cell table:style-name="ce86" office:value-type="float" office:value="8395.892" calcext:value-type="float">
            <text:p><text:s text:c="2"/>8 396</text:p>
          </table:table-cell>
          <table:table-cell table:style-name="ce86" office:value-type="float" office:value="8527.201" calcext:value-type="float">
            <text:p><text:s text:c="2"/>8 527</text:p>
          </table:table-cell>
          <table:table-cell table:style-name="ce86" office:value-type="float" office:value="8314.75" calcext:value-type="float">
            <text:p><text:s text:c="2"/>8 315</text:p>
          </table:table-cell>
          <table:table-cell table:style-name="ce86" office:value-type="float" office:value="8239" calcext:value-type="float">
            <text:p><text:s text:c="2"/>8 239</text:p>
          </table:table-cell>
          <table:table-cell table:style-name="ce86" office:value-type="float" office:value="8090.393" calcext:value-type="float">
            <text:p><text:s text:c="2"/>8 090</text:p>
          </table:table-cell>
          <table:table-cell table:style-name="ce104" office:value-type="float" office:value="8299.103" calcext:value-type="float">
            <text:p><text:s text:c="2"/>8 299</text:p>
          </table:table-cell>
          <table:table-cell table:style-name="ce104" office:value-type="float" office:value="8659.243" calcext:value-type="float">
            <text:p><text:s text:c="2"/>8 659</text:p>
          </table:table-cell>
          <table:table-cell table:style-name="ce104" office:value-type="float" office:value="8970.732" calcext:value-type="float">
            <text:p><text:s text:c="2"/>8 971</text:p>
          </table:table-cell>
          <table:table-cell table:style-name="ce104" office:value-type="float" office:value="9457" calcext:value-type="float">
            <text:p><text:s text:c="2"/>9 457</text:p>
          </table:table-cell>
          <table:table-cell table:style-name="ce104" office:value-type="float" office:value="9541.052" calcext:value-type="float">
            <text:p><text:s text:c="2"/>9 541</text:p>
          </table:table-cell>
          <table:table-cell table:style-name="ce104" office:value-type="float" office:value="9196.667" calcext:value-type="float">
            <text:p><text:s text:c="2"/>9 197</text:p>
          </table:table-cell>
          <table:table-cell table:style-name="ce104" office:value-type="float" office:value="9882.416" calcext:value-type="float">
            <text:p><text:s text:c="2"/>9 882</text:p>
          </table:table-cell>
          <table:table-cell table:style-name="ce104" office:value-type="float" office:value="10817.862" calcext:value-type="float">
            <text:p><text:s text:c="2"/>10 818</text:p>
          </table:table-cell>
          <table:table-cell table:style-name="ce104" office:value-type="float" office:value="11324.749" calcext:value-type="float">
            <text:p><text:s text:c="2"/>11 325</text:p>
          </table:table-cell>
          <table:table-cell table:style-name="ce109" office:value-type="float" office:value="12153.47" calcext:value-type="float">
            <text:p><text:s text:c="2"/>12 153</text:p>
          </table:table-cell>
          <table:table-cell table:style-name="ce109" office:value-type="float" office:value="13810.658" calcext:value-type="float">
            <text:p><text:s text:c="2"/>13 811</text:p>
          </table:table-cell>
          <table:table-cell table:style-name="ce109" office:value-type="float" office:value="13600.733" calcext:value-type="float">
            <text:p><text:s text:c="2"/>13 601</text:p>
          </table:table-cell>
          <table:table-cell table:style-name="ce109" office:value-type="float" office:value="15000.13" calcext:value-type="float">
            <text:p><text:s text:c="2"/>15 000</text:p>
          </table:table-cell>
          <table:table-cell table:style-name="ce109" office:value-type="float" office:value="13691.0951132286" calcext:value-type="float">
            <text:p><text:s text:c="2"/>13 69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140"/>
          <table:table-cell table:style-name="ce21" table:number-columns-repeated="741"/>
          <table:table-cell table:number-columns-repeated="4"/>
        </table:table-row>
        <table:table-row table:style-name="ro8">
          <table:table-cell table:number-columns-repeated="23"/>
          <table:table-cell table:style-name="ce70" table:number-columns-repeated="8"/>
          <table:table-cell table:style-name="ce86"/>
          <table:table-cell table:style-name="ce105" table:number-columns-repeated="3"/>
          <table:table-cell table:style-name="ce107" table:number-columns-repeated="9"/>
          <table:table-cell table:style-name="ce110" table:number-columns-repeated="2"/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8" office:value-type="float" office:value="9120" calcext:value-type="float">
            <text:p><text:s text:c="2"/>9 120</text:p>
          </table:table-cell>
          <table:table-cell table:style-name="ce8" office:value-type="float" office:value="12323.851" calcext:value-type="float">
            <text:p><text:s text:c="2"/>12 324</text:p>
          </table:table-cell>
          <table:table-cell table:style-name="ce8" office:value-type="float" office:value="11169.693" calcext:value-type="float">
            <text:p><text:s text:c="2"/>11 170</text:p>
          </table:table-cell>
          <table:table-cell table:style-name="ce8" office:value-type="float" office:value="15123.0038945418" calcext:value-type="float">
            <text:p><text:s text:c="2"/>15 123</text:p>
          </table:table-cell>
          <table:table-cell table:style-name="ce8" office:value-type="float" office:value="25991.501" calcext:value-type="float">
            <text:p><text:s text:c="2"/>25 992</text:p>
          </table:table-cell>
          <table:table-cell table:style-name="ce8" office:value-type="float" office:value="29151.6502275" calcext:value-type="float">
            <text:p><text:s text:c="2"/>29 152</text:p>
          </table:table-cell>
          <table:table-cell table:style-name="ce8" office:value-type="float" office:value="29080.237" calcext:value-type="float">
            <text:p><text:s text:c="2"/>29 080</text:p>
          </table:table-cell>
          <table:table-cell table:style-name="ce8" office:value-type="float" office:value="29304" calcext:value-type="float">
            <text:p><text:s text:c="2"/>29 304</text:p>
          </table:table-cell>
          <table:table-cell table:style-name="ce8" office:value-type="float" office:value="29158.715092" calcext:value-type="float">
            <text:p><text:s text:c="2"/>29 159</text:p>
          </table:table-cell>
          <table:table-cell table:style-name="ce8" office:value-type="float" office:value="31373.372" calcext:value-type="float">
            <text:p><text:s text:c="2"/>31 373</text:p>
          </table:table-cell>
          <table:table-cell table:style-name="ce8" office:value-type="float" office:value="34077.551" calcext:value-type="float">
            <text:p><text:s text:c="2"/>34 078</text:p>
          </table:table-cell>
          <table:table-cell table:style-name="ce8" office:value-type="float" office:value="35795.767" calcext:value-type="float">
            <text:p><text:s text:c="2"/>35 796</text:p>
          </table:table-cell>
          <table:table-cell table:style-name="ce8" office:value-type="float" office:value="39696" calcext:value-type="float">
            <text:p><text:s text:c="2"/>39 696</text:p>
          </table:table-cell>
          <table:table-cell table:style-name="ce8" office:value-type="float" office:value="38914.0678869612" calcext:value-type="float">
            <text:p><text:s text:c="2"/>38 914</text:p>
          </table:table-cell>
          <table:table-cell table:style-name="ce8" office:value-type="float" office:value="39524.826" calcext:value-type="float">
            <text:p><text:s text:c="2"/>39 525</text:p>
          </table:table-cell>
          <table:table-cell table:style-name="ce8" office:value-type="float" office:value="41610.16725" calcext:value-type="float">
            <text:p><text:s text:c="2"/>41 610</text:p>
          </table:table-cell>
          <table:table-cell table:style-name="ce8" office:value-type="float" office:value="48083.006" calcext:value-type="float">
            <text:p><text:s text:c="2"/>48 083</text:p>
          </table:table-cell>
          <table:table-cell table:style-name="ce8" office:value-type="float" office:value="51143.376" calcext:value-type="float">
            <text:p><text:s text:c="2"/>51 143</text:p>
          </table:table-cell>
          <table:table-cell table:style-name="ce8" office:value-type="float" office:value="56663.982" calcext:value-type="float">
            <text:p><text:s text:c="2"/>56 664</text:p>
          </table:table-cell>
          <table:table-cell table:style-name="ce8" office:value-type="float" office:value="65126.869" calcext:value-type="float">
            <text:p><text:s text:c="2"/>65 127</text:p>
          </table:table-cell>
          <table:table-cell table:style-name="ce8" office:value-type="float" office:value="65223.391" calcext:value-type="float">
            <text:p><text:s text:c="2"/>65 223</text:p>
          </table:table-cell>
          <table:table-cell table:style-name="ce111" office:value-type="float" office:value="66373.415" calcext:value-type="float">
            <text:p><text:s text:c="2"/>66 373</text:p>
          </table:table-cell>
          <table:table-cell table:style-name="ce111" office:value-type="float" office:value="59256.2230643426" calcext:value-type="float">
            <text:p><text:s text:c="2"/>59 256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table:number-columns-repeated="23"/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3" table:style-name="ce70" office:value-type="string" calcext:value-type="string">
            <text:p>...</text:p>
          </table:table-cell>
          <table:table-cell table:style-name="ce86" office:value-type="float" office:value="135.133" calcext:value-type="float">
            <text:p><text:s text:c="3"/>135</text:p>
          </table:table-cell>
          <table:table-cell table:style-name="ce86" office:value-type="float" office:value="699.877" calcext:value-type="float">
            <text:p><text:s text:c="3"/>700</text:p>
          </table:table-cell>
          <table:table-cell table:style-name="ce86" office:value-type="float" office:value="842.006" calcext:value-type="float">
            <text:p><text:s text:c="3"/>842</text:p>
          </table:table-cell>
          <table:table-cell table:style-name="ce86" office:value-type="float" office:value="885.817" calcext:value-type="float">
            <text:p><text:s text:c="3"/>886</text:p>
          </table:table-cell>
          <table:table-cell table:style-name="ce86" office:value-type="float" office:value="916" calcext:value-type="float">
            <text:p><text:s text:c="3"/>916</text:p>
          </table:table-cell>
          <table:table-cell table:style-name="ce86" office:value-type="float" office:value="929.961" calcext:value-type="float">
            <text:p><text:s text:c="3"/>930</text:p>
          </table:table-cell>
          <table:table-cell table:style-name="ce104" office:value-type="float" office:value="1005.327" calcext:value-type="float">
            <text:p><text:s text:c="2"/>1 005</text:p>
          </table:table-cell>
          <table:table-cell table:style-name="ce104" office:value-type="float" office:value="1029.949" calcext:value-type="float">
            <text:p><text:s text:c="2"/>1 030</text:p>
          </table:table-cell>
          <table:table-cell table:style-name="ce104" office:value-type="float" office:value="1093.17" calcext:value-type="float">
            <text:p><text:s text:c="2"/>1 093</text:p>
          </table:table-cell>
          <table:table-cell table:style-name="ce104" office:value-type="float" office:value="1167" calcext:value-type="float">
            <text:p><text:s text:c="2"/>1 167</text:p>
          </table:table-cell>
          <table:table-cell table:style-name="ce104" office:value-type="float" office:value="1216.608" calcext:value-type="float">
            <text:p><text:s text:c="2"/>1 217</text:p>
          </table:table-cell>
          <table:table-cell table:style-name="ce104" office:value-type="float" office:value="1271.434" calcext:value-type="float">
            <text:p><text:s text:c="2"/>1 271</text:p>
          </table:table-cell>
          <table:table-cell table:style-name="ce104" office:value-type="float" office:value="1365.196" calcext:value-type="float">
            <text:p><text:s text:c="2"/>1 365</text:p>
          </table:table-cell>
          <table:table-cell table:style-name="ce104" office:value-type="float" office:value="1468.498" calcext:value-type="float">
            <text:p><text:s text:c="2"/>1 468</text:p>
          </table:table-cell>
          <table:table-cell table:style-name="ce109" office:value-type="float" office:value="1572.486" calcext:value-type="float">
            <text:p><text:s text:c="2"/>1 572</text:p>
          </table:table-cell>
          <table:table-cell table:style-name="ce109" office:value-type="float" office:value="1574.77" calcext:value-type="float">
            <text:p><text:s text:c="2"/>1 575</text:p>
          </table:table-cell>
          <table:table-cell table:style-name="ce109" office:value-type="float" office:value="1770.329" calcext:value-type="float">
            <text:p><text:s text:c="2"/>1 770</text:p>
          </table:table-cell>
          <table:table-cell table:style-name="ce109" office:value-type="float" office:value="2030.851" calcext:value-type="float">
            <text:p><text:s text:c="2"/>2 031</text:p>
          </table:table-cell>
          <table:table-cell table:style-name="ce109" office:value-type="float" office:value="1760.699" calcext:value-type="float">
            <text:p><text:s text:c="2"/>1 761</text:p>
          </table:table-cell>
          <table:table-cell table:style-name="ce109" office:value-type="float" office:value="1661.22865201069" calcext:value-type="float">
            <text:p><text:s text:c="2"/>1 66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15" table:style-name="ce70" office:value-type="string" calcext:value-type="string">
            <text:p>...</text:p>
          </table:table-cell>
          <table:table-cell table:style-name="ce70" office:value-type="float" office:value="204.817" calcext:value-type="float">
            <text:p><text:s text:c="3"/>205</text:p>
          </table:table-cell>
          <table:table-cell table:style-name="ce70" office:value-type="float" office:value="1802.452" calcext:value-type="float">
            <text:p><text:s text:c="2"/>1 802</text:p>
          </table:table-cell>
          <table:table-cell table:style-name="ce70" office:value-type="float" office:value="2033.84" calcext:value-type="float">
            <text:p><text:s text:c="2"/>2 034</text:p>
          </table:table-cell>
          <table:table-cell table:style-name="ce70" office:value-type="float" office:value="2380.723" calcext:value-type="float">
            <text:p><text:s text:c="2"/>2 381</text:p>
          </table:table-cell>
          <table:table-cell table:style-name="ce70" office:value-type="float" office:value="2783.28" calcext:value-type="float">
            <text:p><text:s text:c="2"/>2 783</text:p>
          </table:table-cell>
          <table:table-cell table:style-name="ce70" office:value-type="float" office:value="2894.578" calcext:value-type="float">
            <text:p><text:s text:c="2"/>2 895</text:p>
          </table:table-cell>
          <table:table-cell table:style-name="ce70" office:value-type="float" office:value="3022.738" calcext:value-type="float">
            <text:p><text:s text:c="2"/>3 023</text:p>
          </table:table-cell>
          <table:table-cell table:style-name="ce70" office:value-type="float" office:value="2641.99893527055" calcext:value-type="float">
            <text:p><text:s text:c="2"/>2 642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3" table:style-name="ce70" office:value-type="string" calcext:value-type="string">
            <text:p>...</text:p>
          </table:table-cell>
          <table:table-cell table:style-name="ce86" office:value-type="float" office:value="148.162" calcext:value-type="float">
            <text:p><text:s text:c="3"/>148</text:p>
          </table:table-cell>
          <table:table-cell table:style-name="ce86" office:value-type="float" office:value="923.891" calcext:value-type="float">
            <text:p><text:s text:c="3"/>924</text:p>
          </table:table-cell>
          <table:table-cell table:style-name="ce86" office:value-type="float" office:value="1130.619" calcext:value-type="float">
            <text:p><text:s text:c="2"/>1 131</text:p>
          </table:table-cell>
          <table:table-cell table:style-name="ce86" office:value-type="float" office:value="1233.493" calcext:value-type="float">
            <text:p><text:s text:c="2"/>1 233</text:p>
          </table:table-cell>
          <table:table-cell table:style-name="ce86" office:value-type="float" office:value="1272" calcext:value-type="float">
            <text:p><text:s text:c="2"/>1 272</text:p>
          </table:table-cell>
          <table:table-cell table:style-name="ce86" office:value-type="float" office:value="1355.936" calcext:value-type="float">
            <text:p><text:s text:c="2"/>1 356</text:p>
          </table:table-cell>
          <table:table-cell table:style-name="ce104" office:value-type="float" office:value="1492.005" calcext:value-type="float">
            <text:p><text:s text:c="2"/>1 492</text:p>
          </table:table-cell>
          <table:table-cell table:style-name="ce104" office:value-type="float" office:value="2507.913" calcext:value-type="float">
            <text:p><text:s text:c="2"/>2 508</text:p>
          </table:table-cell>
          <table:table-cell table:style-name="ce104" office:value-type="float" office:value="2137.02" calcext:value-type="float">
            <text:p><text:s text:c="2"/>2 137</text:p>
          </table:table-cell>
          <table:table-cell table:style-name="ce104" office:value-type="float" office:value="2472" calcext:value-type="float">
            <text:p><text:s text:c="2"/>2 472</text:p>
          </table:table-cell>
          <table:table-cell table:style-name="ce104" office:value-type="float" office:value="2471.48106796116" calcext:value-type="float">
            <text:p><text:s text:c="2"/>2 471</text:p>
          </table:table-cell>
          <table:table-cell table:style-name="ce104" office:value-type="float" office:value="2564.739" calcext:value-type="float">
            <text:p><text:s text:c="2"/>2 565</text:p>
          </table:table-cell>
          <table:table-cell table:style-name="ce104" office:value-type="float" office:value="2990.353" calcext:value-type="float">
            <text:p><text:s text:c="2"/>2 990</text:p>
          </table:table-cell>
          <table:table-cell table:style-name="ce104" office:value-type="float" office:value="3252.665" calcext:value-type="float">
            <text:p><text:s text:c="2"/>3 253</text:p>
          </table:table-cell>
          <table:table-cell table:style-name="ce109" office:value-type="float" office:value="3675.917" calcext:value-type="float">
            <text:p><text:s text:c="2"/>3 676</text:p>
          </table:table-cell>
          <table:table-cell table:style-name="ce109" office:value-type="float" office:value="4169.9" calcext:value-type="float">
            <text:p><text:s text:c="2"/>4 170</text:p>
          </table:table-cell>
          <table:table-cell table:style-name="ce109" office:value-type="float" office:value="5086.306" calcext:value-type="float">
            <text:p><text:s text:c="2"/>5 086</text:p>
          </table:table-cell>
          <table:table-cell table:style-name="ce109" office:value-type="float" office:value="4609.505" calcext:value-type="float">
            <text:p><text:s text:c="2"/>4 610</text:p>
          </table:table-cell>
          <table:table-cell table:style-name="ce109" office:value-type="float" office:value="5087.162" calcext:value-type="float">
            <text:p><text:s text:c="2"/>5 087</text:p>
          </table:table-cell>
          <table:table-cell table:style-name="ce109" office:value-type="float" office:value="4854.75598623526" calcext:value-type="float">
            <text:p><text:s text:c="2"/>4 855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3" table:style-name="ce70" office:value-type="string" calcext:value-type="string">
            <text:p>...</text:p>
          </table:table-cell>
          <table:table-cell table:style-name="ce86" office:value-type="float" office:value="187.471" calcext:value-type="float">
            <text:p><text:s text:c="3"/>187</text:p>
          </table:table-cell>
          <table:table-cell table:style-name="ce86" office:value-type="float" office:value="996.477" calcext:value-type="float">
            <text:p><text:s text:c="3"/>996</text:p>
          </table:table-cell>
          <table:table-cell table:style-name="ce86" office:value-type="float" office:value="1199.738" calcext:value-type="float">
            <text:p><text:s text:c="2"/>1 200</text:p>
          </table:table-cell>
          <table:table-cell table:style-name="ce86" office:value-type="float" office:value="1247.919" calcext:value-type="float">
            <text:p><text:s text:c="2"/>1 248</text:p>
          </table:table-cell>
          <table:table-cell table:style-name="ce86" office:value-type="float" office:value="1291" calcext:value-type="float">
            <text:p><text:s text:c="2"/>1 291</text:p>
          </table:table-cell>
          <table:table-cell table:style-name="ce86" office:value-type="float" office:value="1271.494" calcext:value-type="float">
            <text:p><text:s text:c="2"/>1 271</text:p>
          </table:table-cell>
          <table:table-cell table:style-name="ce104" office:value-type="float" office:value="1416.263" calcext:value-type="float">
            <text:p><text:s text:c="2"/>1 416</text:p>
          </table:table-cell>
          <table:table-cell table:style-name="ce104" office:value-type="float" office:value="1507.861" calcext:value-type="float">
            <text:p><text:s text:c="2"/>1 508</text:p>
          </table:table-cell>
          <table:table-cell table:style-name="ce104" office:value-type="float" office:value="1588.416" calcext:value-type="float">
            <text:p><text:s text:c="2"/>1 588</text:p>
          </table:table-cell>
          <table:table-cell table:style-name="ce104" office:value-type="float" office:value="1741" calcext:value-type="float">
            <text:p><text:s text:c="2"/>1 741</text:p>
          </table:table-cell>
          <table:table-cell table:style-name="ce104" office:value-type="float" office:value="1800.629" calcext:value-type="float">
            <text:p><text:s text:c="2"/>1 801</text:p>
          </table:table-cell>
          <table:table-cell table:style-name="ce104" office:value-type="float" office:value="1854.304" calcext:value-type="float">
            <text:p><text:s text:c="2"/>1 854</text:p>
          </table:table-cell>
          <table:table-cell table:style-name="ce104" office:value-type="float" office:value="1990.598" calcext:value-type="float">
            <text:p><text:s text:c="2"/>1 991</text:p>
          </table:table-cell>
          <table:table-cell table:style-name="ce104" office:value-type="float" office:value="2190.883" calcext:value-type="float">
            <text:p><text:s text:c="2"/>2 191</text:p>
          </table:table-cell>
          <table:table-cell table:style-name="ce109" office:value-type="float" office:value="2299.981" calcext:value-type="float">
            <text:p><text:s text:c="2"/>2 300</text:p>
          </table:table-cell>
          <table:table-cell table:style-name="ce109" office:value-type="float" office:value="2480.746" calcext:value-type="float">
            <text:p><text:s text:c="2"/>2 481</text:p>
          </table:table-cell>
          <table:table-cell table:style-name="ce109" office:value-type="float" office:value="2718.101" calcext:value-type="float">
            <text:p><text:s text:c="2"/>2 718</text:p>
          </table:table-cell>
          <table:table-cell table:style-name="ce109" office:value-type="float" office:value="2644.838" calcext:value-type="float">
            <text:p><text:s text:c="2"/>2 645</text:p>
          </table:table-cell>
          <table:table-cell table:style-name="ce109" office:value-type="float" office:value="2595.282" calcext:value-type="float">
            <text:p><text:s text:c="2"/>2 595</text:p>
          </table:table-cell>
          <table:table-cell table:style-name="ce109" office:value-type="float" office:value="2329.4921921677" calcext:value-type="float">
            <text:p><text:s text:c="2"/>2 329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float" office:value="369" calcext:value-type="float">
            <text:p><text:s text:c="3"/>369</text:p>
          </table:table-cell>
          <table:table-cell table:style-name="ce70" office:value-type="float" office:value="1053.432" calcext:value-type="float">
            <text:p><text:s text:c="2"/>1 053</text:p>
          </table:table-cell>
          <table:table-cell table:style-name="ce82" office:value-type="float" office:value="962.939" calcext:value-type="float">
            <text:p><text:s text:c="3"/>963</text:p>
          </table:table-cell>
          <table:table-cell table:style-name="ce86" office:value-type="float" office:value="1252.313" calcext:value-type="float">
            <text:p><text:s text:c="2"/>1 252</text:p>
          </table:table-cell>
          <table:table-cell table:style-name="ce86" office:value-type="float" office:value="1685.037" calcext:value-type="float">
            <text:p><text:s text:c="2"/>1 685</text:p>
          </table:table-cell>
          <table:table-cell table:style-name="ce86" office:value-type="float" office:value="1840.189" calcext:value-type="float">
            <text:p><text:s text:c="2"/>1 840</text:p>
          </table:table-cell>
          <table:table-cell table:style-name="ce86" office:value-type="float" office:value="1770.584" calcext:value-type="float">
            <text:p><text:s text:c="2"/>1 771</text:p>
          </table:table-cell>
          <table:table-cell table:style-name="ce86" office:value-type="float" office:value="1911" calcext:value-type="float">
            <text:p><text:s text:c="2"/>1 911</text:p>
          </table:table-cell>
          <table:table-cell table:style-name="ce86" office:value-type="float" office:value="1992.934" calcext:value-type="float">
            <text:p><text:s text:c="2"/>1 993</text:p>
          </table:table-cell>
          <table:table-cell table:style-name="ce104" office:value-type="float" office:value="2289.233" calcext:value-type="float">
            <text:p><text:s text:c="2"/>2 289</text:p>
          </table:table-cell>
          <table:table-cell table:style-name="ce104" office:value-type="float" office:value="2768.015" calcext:value-type="float">
            <text:p><text:s text:c="2"/>2 768</text:p>
          </table:table-cell>
          <table:table-cell table:style-name="ce104" office:value-type="float" office:value="3014.569" calcext:value-type="float">
            <text:p><text:s text:c="2"/>3 015</text:p>
          </table:table-cell>
          <table:table-cell table:style-name="ce104" office:value-type="float" office:value="3429" calcext:value-type="float">
            <text:p><text:s text:c="2"/>3 429</text:p>
          </table:table-cell>
          <table:table-cell table:style-name="ce104" office:value-type="float" office:value="3795.51" calcext:value-type="float">
            <text:p><text:s text:c="2"/>3 796</text:p>
          </table:table-cell>
          <table:table-cell table:style-name="ce104" office:value-type="float" office:value="4018.146" calcext:value-type="float">
            <text:p><text:s text:c="2"/>4 018</text:p>
          </table:table-cell>
          <table:table-cell table:style-name="ce104" office:value-type="float" office:value="4259.734" calcext:value-type="float">
            <text:p><text:s text:c="2"/>4 260</text:p>
          </table:table-cell>
          <table:table-cell table:style-name="ce104" office:value-type="float" office:value="4988.107" calcext:value-type="float">
            <text:p><text:s text:c="2"/>4 988</text:p>
          </table:table-cell>
          <table:table-cell table:style-name="ce109" office:value-type="float" office:value="5309.163" calcext:value-type="float">
            <text:p><text:s text:c="2"/>5 309</text:p>
          </table:table-cell>
          <table:table-cell table:style-name="ce109" office:value-type="float" office:value="6625.547" calcext:value-type="float">
            <text:p><text:s text:c="2"/>6 626</text:p>
          </table:table-cell>
          <table:table-cell table:style-name="ce109" office:value-type="float" office:value="8002.793" calcext:value-type="float">
            <text:p><text:s text:c="2"/>8 003</text:p>
          </table:table-cell>
          <table:table-cell table:style-name="ce109" office:value-type="float" office:value="7782.565" calcext:value-type="float">
            <text:p><text:s text:c="2"/>7 783</text:p>
          </table:table-cell>
          <table:table-cell table:style-name="ce109" office:value-type="float" office:value="8180.379" calcext:value-type="float">
            <text:p><text:s text:c="2"/>8 180</text:p>
          </table:table-cell>
          <table:table-cell table:style-name="ce109" office:value-type="float" office:value="6910.41861699197" calcext:value-type="float">
            <text:p><text:s text:c="2"/>6 910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3" table:style-name="ce70" office:value-type="string" calcext:value-type="string">
            <text:p>...</text:p>
          </table:table-cell>
          <table:table-cell table:style-name="ce86" office:value-type="float" office:value="121.343" calcext:value-type="float">
            <text:p><text:s text:c="3"/>121</text:p>
          </table:table-cell>
          <table:table-cell table:style-name="ce86" office:value-type="float" office:value="681.7985" calcext:value-type="float">
            <text:p><text:s text:c="3"/>682</text:p>
          </table:table-cell>
          <table:table-cell table:style-name="ce86" office:value-type="float" office:value="882.542" calcext:value-type="float">
            <text:p><text:s text:c="3"/>883</text:p>
          </table:table-cell>
          <table:table-cell table:style-name="ce86" office:value-type="float" office:value="992.486" calcext:value-type="float">
            <text:p><text:s text:c="3"/>992</text:p>
          </table:table-cell>
          <table:table-cell table:style-name="ce86" office:value-type="float" office:value="1078" calcext:value-type="float">
            <text:p><text:s text:c="2"/>1 078</text:p>
          </table:table-cell>
          <table:table-cell table:style-name="ce86" office:value-type="float" office:value="1148.92" calcext:value-type="float">
            <text:p><text:s text:c="2"/>1 149</text:p>
          </table:table-cell>
          <table:table-cell table:style-name="ce104" office:value-type="float" office:value="1265.825" calcext:value-type="float">
            <text:p><text:s text:c="2"/>1 266</text:p>
          </table:table-cell>
          <table:table-cell table:style-name="ce104" office:value-type="float" office:value="1357.983" calcext:value-type="float">
            <text:p><text:s text:c="2"/>1 358</text:p>
          </table:table-cell>
          <table:table-cell table:style-name="ce104" office:value-type="float" office:value="1526.303" calcext:value-type="float">
            <text:p><text:s text:c="2"/>1 526</text:p>
          </table:table-cell>
          <table:table-cell table:style-name="ce104" office:value-type="float" office:value="1672" calcext:value-type="float">
            <text:p><text:s text:c="2"/>1 672</text:p>
          </table:table-cell>
          <table:table-cell table:style-name="ce104" office:value-type="float" office:value="1683.34" calcext:value-type="float">
            <text:p><text:s text:c="2"/>1 683</text:p>
          </table:table-cell>
          <table:table-cell table:style-name="ce104" office:value-type="float" office:value="1693.912" calcext:value-type="float">
            <text:p><text:s text:c="2"/>1 694</text:p>
          </table:table-cell>
          <table:table-cell table:style-name="ce104" office:value-type="float" office:value="1820.461" calcext:value-type="float">
            <text:p><text:s text:c="2"/>1 820</text:p>
          </table:table-cell>
          <table:table-cell table:style-name="ce104" office:value-type="float" office:value="2000.913" calcext:value-type="float">
            <text:p><text:s text:c="2"/>2 001</text:p>
          </table:table-cell>
          <table:table-cell table:style-name="ce109" office:value-type="float" office:value="2203.857" calcext:value-type="float">
            <text:p><text:s text:c="2"/>2 204</text:p>
          </table:table-cell>
          <table:table-cell table:style-name="ce109" office:value-type="float" office:value="2293.494" calcext:value-type="float">
            <text:p><text:s text:c="2"/>2 293</text:p>
          </table:table-cell>
          <table:table-cell table:style-name="ce109" office:value-type="float" office:value="2537.05" calcext:value-type="float">
            <text:p><text:s text:c="2"/>2 537</text:p>
          </table:table-cell>
          <table:table-cell table:style-name="ce109" office:value-type="float" office:value="2534.258" calcext:value-type="float">
            <text:p><text:s text:c="2"/>2 534</text:p>
          </table:table-cell>
          <table:table-cell table:style-name="ce109" office:value-type="float" office:value="2647.995" calcext:value-type="float">
            <text:p><text:s text:c="2"/>2 648</text:p>
          </table:table-cell>
          <table:table-cell table:style-name="ce109" office:value-type="float" office:value="2570.47386580234" calcext:value-type="float">
            <text:p><text:s text:c="2"/>2 570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float" office:value="1843" calcext:value-type="float">
            <text:p><text:s text:c="2"/>1 843</text:p>
          </table:table-cell>
          <table:table-cell table:style-name="ce70" office:value-type="float" office:value="2397.815" calcext:value-type="float">
            <text:p><text:s text:c="2"/>2 398</text:p>
          </table:table-cell>
          <table:table-cell table:style-name="ce82" office:value-type="float" office:value="1153.476" calcext:value-type="float">
            <text:p><text:s text:c="2"/>1 153</text:p>
          </table:table-cell>
          <table:table-cell table:style-name="ce86" office:value-type="float" office:value="1200.301" calcext:value-type="float">
            <text:p><text:s text:c="2"/>1 200</text:p>
          </table:table-cell>
          <table:table-cell table:style-name="ce86" office:value-type="float" office:value="1335.5445" calcext:value-type="float">
            <text:p><text:s text:c="2"/>1 336</text:p>
          </table:table-cell>
          <table:table-cell table:style-name="ce86" office:value-type="float" office:value="1409.564" calcext:value-type="float">
            <text:p><text:s text:c="2"/>1 410</text:p>
          </table:table-cell>
          <table:table-cell table:style-name="ce86" office:value-type="float" office:value="1323.407" calcext:value-type="float">
            <text:p><text:s text:c="2"/>1 323</text:p>
          </table:table-cell>
          <table:table-cell table:style-name="ce86" office:value-type="float" office:value="1269" calcext:value-type="float">
            <text:p><text:s text:c="2"/>1 269</text:p>
          </table:table-cell>
          <table:table-cell table:style-name="ce86" office:value-type="float" office:value="1213.222" calcext:value-type="float">
            <text:p><text:s text:c="2"/>1 213</text:p>
          </table:table-cell>
          <table:table-cell table:style-name="ce104" office:value-type="float" office:value="1287.523" calcext:value-type="float">
            <text:p><text:s text:c="2"/>1 288</text:p>
          </table:table-cell>
          <table:table-cell table:style-name="ce104" office:value-type="float" office:value="1315.943" calcext:value-type="float">
            <text:p><text:s text:c="2"/>1 316</text:p>
          </table:table-cell>
          <table:table-cell table:style-name="ce104" office:value-type="float" office:value="1373.077" calcext:value-type="float">
            <text:p><text:s text:c="2"/>1 373</text:p>
          </table:table-cell>
          <table:table-cell table:style-name="ce104" office:value-type="float" office:value="1435" calcext:value-type="float">
            <text:p><text:s text:c="2"/>1 435</text:p>
          </table:table-cell>
          <table:table-cell table:style-name="ce104" office:value-type="float" office:value="1434.363" calcext:value-type="float">
            <text:p><text:s text:c="2"/>1 434</text:p>
          </table:table-cell>
          <table:table-cell table:style-name="ce104" office:value-type="float" office:value="1458.459" calcext:value-type="float">
            <text:p><text:s text:c="2"/>1 458</text:p>
          </table:table-cell>
          <table:table-cell table:style-name="ce104" office:value-type="float" office:value="1465.225" calcext:value-type="float">
            <text:p><text:s text:c="2"/>1 465</text:p>
          </table:table-cell>
          <table:table-cell table:style-name="ce104" office:value-type="float" office:value="1555.267" calcext:value-type="float">
            <text:p><text:s text:c="2"/>1 555</text:p>
          </table:table-cell>
          <table:table-cell table:style-name="ce109" office:value-type="float" office:value="1595.349" calcext:value-type="float">
            <text:p><text:s text:c="2"/>1 595</text:p>
          </table:table-cell>
          <table:table-cell table:style-name="ce109" office:value-type="float" office:value="1716.586" calcext:value-type="float">
            <text:p><text:s text:c="2"/>1 717</text:p>
          </table:table-cell>
          <table:table-cell table:style-name="ce109" office:value-type="float" office:value="2013.496" calcext:value-type="float">
            <text:p><text:s text:c="2"/>2 013</text:p>
          </table:table-cell>
          <table:table-cell table:style-name="ce109" office:value-type="float" office:value="2059.077" calcext:value-type="float">
            <text:p><text:s text:c="2"/>2 059</text:p>
          </table:table-cell>
          <table:table-cell table:style-name="ce109" office:value-type="float" office:value="2055.408" calcext:value-type="float">
            <text:p><text:s text:c="2"/>2 055</text:p>
          </table:table-cell>
          <table:table-cell table:style-name="ce109" office:value-type="float" office:value="1891.46038195598" calcext:value-type="float">
            <text:p><text:s text:c="2"/>1 89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float" office:value="365" calcext:value-type="float">
            <text:p><text:s text:c="3"/>365</text:p>
          </table:table-cell>
          <table:table-cell table:style-name="ce70" office:value-type="float" office:value="408.482" calcext:value-type="float">
            <text:p><text:s text:c="3"/>408</text:p>
          </table:table-cell>
          <table:table-cell table:style-name="ce82" office:value-type="float" office:value="300.555" calcext:value-type="float">
            <text:p><text:s text:c="3"/>301</text:p>
          </table:table-cell>
          <table:table-cell table:style-name="ce86" office:value-type="float" office:value="718.516" calcext:value-type="float">
            <text:p><text:s text:c="3"/>719</text:p>
          </table:table-cell>
          <table:table-cell table:style-name="ce86" office:value-type="float" office:value="1003.339" calcext:value-type="float">
            <text:p><text:s text:c="2"/>1 003</text:p>
          </table:table-cell>
          <table:table-cell table:style-name="ce86" office:value-type="float" office:value="1016.0087275" calcext:value-type="float">
            <text:p><text:s text:c="2"/>1 016</text:p>
          </table:table-cell>
          <table:table-cell table:style-name="ce86" office:value-type="float" office:value="956.376" calcext:value-type="float">
            <text:p><text:s text:c="3"/>956</text:p>
          </table:table-cell>
          <table:table-cell table:style-name="ce86" office:value-type="float" office:value="928" calcext:value-type="float">
            <text:p><text:s text:c="3"/>928</text:p>
          </table:table-cell>
          <table:table-cell table:style-name="ce86" office:value-type="float" office:value="892.354092" calcext:value-type="float">
            <text:p><text:s text:c="3"/>892</text:p>
          </table:table-cell>
          <table:table-cell table:style-name="ce104" office:value-type="float" office:value="745.051" calcext:value-type="float">
            <text:p><text:s text:c="3"/>745</text:p>
          </table:table-cell>
          <table:table-cell table:style-name="ce104" office:value-type="float" office:value="832.924" calcext:value-type="float">
            <text:p><text:s text:c="3"/>833</text:p>
          </table:table-cell>
          <table:table-cell table:style-name="ce104" office:value-type="float" office:value="1147.68" calcext:value-type="float">
            <text:p><text:s text:c="2"/>1 148</text:p>
          </table:table-cell>
          <table:table-cell table:style-name="ce104" office:value-type="float" office:value="1370" calcext:value-type="float">
            <text:p><text:s text:c="2"/>1 370</text:p>
          </table:table-cell>
          <table:table-cell table:number-columns-repeated="10" table:style-name="ce70" office:value-type="string" calcext:value-type="string">
            <text:p>...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float" office:value="1291" calcext:value-type="float">
            <text:p><text:s text:c="2"/>1 291</text:p>
          </table:table-cell>
          <table:table-cell table:style-name="ce70" office:value-type="float" office:value="1584.48" calcext:value-type="float">
            <text:p><text:s text:c="2"/>1 584</text:p>
          </table:table-cell>
          <table:table-cell table:style-name="ce82" office:value-type="float" office:value="1163.115" calcext:value-type="float">
            <text:p><text:s text:c="2"/>1 163</text:p>
          </table:table-cell>
          <table:table-cell table:style-name="ce86" office:value-type="float" office:value="1161.161" calcext:value-type="float">
            <text:p><text:s text:c="2"/>1 161</text:p>
          </table:table-cell>
          <table:table-cell table:style-name="ce86" office:value-type="float" office:value="1322.903" calcext:value-type="float">
            <text:p><text:s text:c="2"/>1 323</text:p>
          </table:table-cell>
          <table:table-cell table:style-name="ce86" office:value-type="float" office:value="1382.941" calcext:value-type="float">
            <text:p><text:s text:c="2"/>1 383</text:p>
          </table:table-cell>
          <table:table-cell table:style-name="ce86" office:value-type="float" office:value="1251.453" calcext:value-type="float">
            <text:p><text:s text:c="2"/>1 251</text:p>
          </table:table-cell>
          <table:table-cell table:style-name="ce86" office:value-type="float" office:value="1190" calcext:value-type="float">
            <text:p><text:s text:c="2"/>1 190</text:p>
          </table:table-cell>
          <table:table-cell table:style-name="ce86" office:value-type="float" office:value="1178.292" calcext:value-type="float">
            <text:p><text:s text:c="2"/>1 178</text:p>
          </table:table-cell>
          <table:table-cell table:style-name="ce104" office:value-type="float" office:value="1279.558" calcext:value-type="float">
            <text:p><text:s text:c="2"/>1 280</text:p>
          </table:table-cell>
          <table:table-cell table:style-name="ce104" office:value-type="float" office:value="1335.014" calcext:value-type="float">
            <text:p><text:s text:c="2"/>1 335</text:p>
          </table:table-cell>
          <table:table-cell table:style-name="ce104" office:value-type="float" office:value="1390.032" calcext:value-type="float">
            <text:p><text:s text:c="2"/>1 390</text:p>
          </table:table-cell>
          <table:table-cell table:style-name="ce104" office:value-type="float" office:value="1440" calcext:value-type="float">
            <text:p><text:s text:c="2"/>1 440</text:p>
          </table:table-cell>
          <table:table-cell table:style-name="ce104" office:value-type="float" office:value="1432.995" calcext:value-type="float">
            <text:p><text:s text:c="2"/>1 433</text:p>
          </table:table-cell>
          <table:table-cell table:style-name="ce104" office:value-type="float" office:value="1457.837" calcext:value-type="float">
            <text:p><text:s text:c="2"/>1 458</text:p>
          </table:table-cell>
          <table:table-cell table:style-name="ce104" office:value-type="float" office:value="1446.249" calcext:value-type="float">
            <text:p><text:s text:c="2"/>1 446</text:p>
          </table:table-cell>
          <table:table-cell table:style-name="ce104" office:value-type="float" office:value="1561.694" calcext:value-type="float">
            <text:p><text:s text:c="2"/>1 562</text:p>
          </table:table-cell>
          <table:table-cell table:style-name="ce109" office:value-type="float" office:value="1652.747" calcext:value-type="float">
            <text:p><text:s text:c="2"/>1 653</text:p>
          </table:table-cell>
          <table:table-cell table:style-name="ce109" office:value-type="float" office:value="1782.716" calcext:value-type="float">
            <text:p><text:s text:c="2"/>1 783</text:p>
          </table:table-cell>
          <table:table-cell table:style-name="ce109" office:value-type="float" office:value="2091.34" calcext:value-type="float">
            <text:p><text:s text:c="2"/>2 091</text:p>
          </table:table-cell>
          <table:table-cell table:style-name="ce109" office:value-type="float" office:value="2158.554" calcext:value-type="float">
            <text:p><text:s text:c="2"/>2 159</text:p>
          </table:table-cell>
          <table:table-cell table:style-name="ce109" office:value-type="float" office:value="2177.863" calcext:value-type="float">
            <text:p><text:s text:c="2"/>2 178</text:p>
          </table:table-cell>
          <table:table-cell table:style-name="ce109" office:value-type="float" office:value="1926.17782515656" calcext:value-type="float">
            <text:p><text:s text:c="2"/>1 926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3" table:style-name="ce70" office:value-type="string" calcext:value-type="string">
            <text:p>...</text:p>
          </table:table-cell>
          <table:table-cell table:style-name="ce86" office:value-type="float" office:value="422.601" calcext:value-type="float">
            <text:p><text:s text:c="3"/>423</text:p>
          </table:table-cell>
          <table:table-cell table:style-name="ce86" office:value-type="float" office:value="1713.007" calcext:value-type="float">
            <text:p><text:s text:c="2"/>1 713</text:p>
          </table:table-cell>
          <table:table-cell table:style-name="ce86" office:value-type="float" office:value="2020.118" calcext:value-type="float">
            <text:p><text:s text:c="2"/>2 020</text:p>
          </table:table-cell>
          <table:table-cell table:style-name="ce86" office:value-type="float" office:value="2026.349" calcext:value-type="float">
            <text:p><text:s text:c="2"/>2 026</text:p>
          </table:table-cell>
          <table:table-cell table:style-name="ce86" office:value-type="float" office:value="2017" calcext:value-type="float">
            <text:p><text:s text:c="2"/>2 017</text:p>
          </table:table-cell>
          <table:table-cell table:style-name="ce86" office:value-type="float" office:value="1992.061" calcext:value-type="float">
            <text:p><text:s text:c="2"/>1 992</text:p>
          </table:table-cell>
          <table:table-cell table:style-name="ce104" office:value-type="float" office:value="2137.032" calcext:value-type="float">
            <text:p><text:s text:c="2"/>2 137</text:p>
          </table:table-cell>
          <table:table-cell table:style-name="ce104" office:value-type="float" office:value="2235.392" calcext:value-type="float">
            <text:p><text:s text:c="2"/>2 235</text:p>
          </table:table-cell>
          <table:table-cell table:style-name="ce104" office:value-type="float" office:value="2355.854" calcext:value-type="float">
            <text:p><text:s text:c="2"/>2 356</text:p>
          </table:table-cell>
          <table:table-cell table:style-name="ce104" office:value-type="float" office:value="2567" calcext:value-type="float">
            <text:p><text:s text:c="2"/>2 567</text:p>
          </table:table-cell>
          <table:table-cell table:style-name="ce104" office:value-type="float" office:value="2602.093819" calcext:value-type="float">
            <text:p><text:s text:c="2"/>2 602</text:p>
          </table:table-cell>
          <table:table-cell table:style-name="ce104" office:value-type="float" office:value="2647.561" calcext:value-type="float">
            <text:p><text:s text:c="2"/>2 648</text:p>
          </table:table-cell>
          <table:table-cell table:style-name="ce104" office:value-type="float" office:value="2815.542" calcext:value-type="float">
            <text:p><text:s text:c="2"/>2 816</text:p>
          </table:table-cell>
          <table:table-cell table:style-name="ce104" office:value-type="float" office:value="3142.171" calcext:value-type="float">
            <text:p><text:s text:c="2"/>3 142</text:p>
          </table:table-cell>
          <table:table-cell table:style-name="ce109" office:value-type="float" office:value="3338.067" calcext:value-type="float">
            <text:p><text:s text:c="2"/>3 338</text:p>
          </table:table-cell>
          <table:table-cell table:style-name="ce109" office:value-type="float" office:value="3724.213" calcext:value-type="float">
            <text:p><text:s text:c="2"/>3 724</text:p>
          </table:table-cell>
          <table:table-cell table:style-name="ce109" office:value-type="float" office:value="4197.014" calcext:value-type="float">
            <text:p><text:s text:c="2"/>4 197</text:p>
          </table:table-cell>
          <table:table-cell table:style-name="ce109" office:value-type="float" office:value="4072.989" calcext:value-type="float">
            <text:p><text:s text:c="2"/>4 073</text:p>
          </table:table-cell>
          <table:table-cell table:style-name="ce109" office:value-type="float" office:value="4072.129" calcext:value-type="float">
            <text:p><text:s text:c="2"/>4 072</text:p>
          </table:table-cell>
          <table:table-cell table:style-name="ce109" office:value-type="float" office:value="3871.77892397868" calcext:value-type="float">
            <text:p><text:s text:c="2"/>3 872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float" office:value="578" calcext:value-type="float">
            <text:p><text:s text:c="3"/>578</text:p>
          </table:table-cell>
          <table:table-cell table:style-name="ce70" office:value-type="float" office:value="731.311" calcext:value-type="float">
            <text:p><text:s text:c="3"/>731</text:p>
          </table:table-cell>
          <table:table-cell table:style-name="ce82" office:value-type="float" office:value="613.5" calcext:value-type="float">
            <text:p><text:s text:c="3"/>614</text:p>
          </table:table-cell>
          <table:table-cell table:style-name="ce86" office:value-type="float" office:value="706.899" calcext:value-type="float">
            <text:p><text:s text:c="3"/>707</text:p>
          </table:table-cell>
          <table:table-cell table:style-name="ce86" office:value-type="float" office:value="1331.979" calcext:value-type="float">
            <text:p><text:s text:c="2"/>1 332</text:p>
          </table:table-cell>
          <table:table-cell table:style-name="ce86" office:value-type="float" office:value="1320.256" calcext:value-type="float">
            <text:p><text:s text:c="2"/>1 320</text:p>
          </table:table-cell>
          <table:table-cell table:style-name="ce86" office:value-type="float" office:value="1263.959" calcext:value-type="float">
            <text:p><text:s text:c="2"/>1 264</text:p>
          </table:table-cell>
          <table:table-cell table:style-name="ce86" office:value-type="float" office:value="1230" calcext:value-type="float">
            <text:p><text:s text:c="2"/>1 230</text:p>
          </table:table-cell>
          <table:table-cell table:style-name="ce86" office:value-type="float" office:value="1055.317" calcext:value-type="float">
            <text:p><text:s text:c="2"/>1 055</text:p>
          </table:table-cell>
          <table:table-cell table:style-name="ce104" office:value-type="float" office:value="1290.939" calcext:value-type="float">
            <text:p><text:s text:c="2"/>1 291</text:p>
          </table:table-cell>
          <table:table-cell table:style-name="ce104" office:value-type="float" office:value="1292.514" calcext:value-type="float">
            <text:p><text:s text:c="2"/>1 293</text:p>
          </table:table-cell>
          <table:table-cell table:style-name="ce104" office:value-type="float" office:value="1286.116" calcext:value-type="float">
            <text:p><text:s text:c="2"/>1 286</text:p>
          </table:table-cell>
          <table:table-cell table:style-name="ce104" office:value-type="float" office:value="1757" calcext:value-type="float">
            <text:p><text:s text:c="2"/>1 757</text:p>
          </table:table-cell>
          <table:table-cell table:style-name="ce104" office:value-type="float" office:value="1570.221" calcext:value-type="float">
            <text:p><text:s text:c="2"/>1 570</text:p>
          </table:table-cell>
          <table:table-cell table:style-name="ce104" office:value-type="float" office:value="1675.078" calcext:value-type="float">
            <text:p><text:s text:c="2"/>1 675</text:p>
          </table:table-cell>
          <table:table-cell table:style-name="ce104" office:value-type="float" office:value="1532.539" calcext:value-type="float">
            <text:p><text:s text:c="2"/>1 533</text:p>
          </table:table-cell>
          <table:table-cell table:style-name="ce104" office:value-type="float" office:value="1374.369" calcext:value-type="float">
            <text:p><text:s text:c="2"/>1 374</text:p>
          </table:table-cell>
          <table:table-cell table:style-name="ce109" office:value-type="float" office:value="1403.46" calcext:value-type="float">
            <text:p><text:s text:c="2"/>1 403</text:p>
          </table:table-cell>
          <table:table-cell table:style-name="ce109" office:value-type="float" office:value="2149.322" calcext:value-type="float">
            <text:p><text:s text:c="2"/>2 149</text:p>
          </table:table-cell>
          <table:table-cell table:style-name="ce109" office:value-type="float" office:value="3097.503" calcext:value-type="float">
            <text:p><text:s text:c="2"/>3 098</text:p>
          </table:table-cell>
          <table:table-cell table:style-name="ce109" office:value-type="float" office:value="3817.345" calcext:value-type="float">
            <text:p><text:s text:c="2"/>3 817</text:p>
          </table:table-cell>
          <table:table-cell table:style-name="ce109" office:value-type="float" office:value="3644.794" calcext:value-type="float">
            <text:p><text:s text:c="2"/>3 645</text:p>
          </table:table-cell>
          <table:table-cell table:style-name="ce109" office:value-type="float" office:value="3197.58959672298" calcext:value-type="float">
            <text:p><text:s text:c="2"/>3 198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float" office:value="2832" calcext:value-type="float">
            <text:p><text:s text:c="2"/>2 832</text:p>
          </table:table-cell>
          <table:table-cell table:style-name="ce70" office:value-type="float" office:value="2839.416" calcext:value-type="float">
            <text:p><text:s text:c="2"/>2 839</text:p>
          </table:table-cell>
          <table:table-cell table:style-name="ce82" office:value-type="float" office:value="1787.66" calcext:value-type="float">
            <text:p><text:s text:c="2"/>1 788</text:p>
          </table:table-cell>
          <table:table-cell table:style-name="ce86" office:value-type="float" office:value="1798.807" calcext:value-type="float">
            <text:p><text:s text:c="2"/>1 799</text:p>
          </table:table-cell>
          <table:table-cell table:style-name="ce86" office:value-type="float" office:value="2039.03" calcext:value-type="float">
            <text:p><text:s text:c="2"/>2 039</text:p>
          </table:table-cell>
          <table:table-cell table:style-name="ce86" office:value-type="float" office:value="2075.84" calcext:value-type="float">
            <text:p><text:s text:c="2"/>2 076</text:p>
          </table:table-cell>
          <table:table-cell table:style-name="ce86" office:value-type="float" office:value="1917.694" calcext:value-type="float">
            <text:p><text:s text:c="2"/>1 918</text:p>
          </table:table-cell>
          <table:table-cell table:style-name="ce86" office:value-type="float" office:value="1859" calcext:value-type="float">
            <text:p><text:s text:c="2"/>1 859</text:p>
          </table:table-cell>
          <table:table-cell table:style-name="ce86" office:value-type="float" office:value="1829.133" calcext:value-type="float">
            <text:p><text:s text:c="2"/>1 829</text:p>
          </table:table-cell>
          <table:table-cell table:style-name="ce104" office:value-type="float" office:value="1913.036" calcext:value-type="float">
            <text:p><text:s text:c="2"/>1 913</text:p>
          </table:table-cell>
          <table:table-cell table:style-name="ce104" office:value-type="float" office:value="1910.085" calcext:value-type="float">
            <text:p><text:s text:c="2"/>1 910</text:p>
          </table:table-cell>
          <table:table-cell table:style-name="ce104" office:value-type="float" office:value="1990.214" calcext:value-type="float">
            <text:p><text:s text:c="2"/>1 990</text:p>
          </table:table-cell>
          <table:table-cell table:style-name="ce104" office:value-type="float" office:value="2203" calcext:value-type="float">
            <text:p><text:s text:c="2"/>2 203</text:p>
          </table:table-cell>
          <table:table-cell table:style-name="ce104" office:value-type="float" office:value="2095.726" calcext:value-type="float">
            <text:p><text:s text:c="2"/>2 096</text:p>
          </table:table-cell>
          <table:table-cell table:style-name="ce104" office:value-type="float" office:value="2044.512" calcext:value-type="float">
            <text:p><text:s text:c="2"/>2 045</text:p>
          </table:table-cell>
          <table:table-cell table:style-name="ce104" office:value-type="float" office:value="1983.472" calcext:value-type="float">
            <text:p><text:s text:c="2"/>1 983</text:p>
          </table:table-cell>
          <table:table-cell table:style-name="ce104" office:value-type="float" office:value="2128.734" calcext:value-type="float">
            <text:p><text:s text:c="2"/>2 129</text:p>
          </table:table-cell>
          <table:table-cell table:style-name="ce109" office:value-type="float" office:value="2193.729" calcext:value-type="float">
            <text:p><text:s text:c="2"/>2 194</text:p>
          </table:table-cell>
          <table:table-cell table:style-name="ce109" office:value-type="float" office:value="2507.507" calcext:value-type="float">
            <text:p><text:s text:c="2"/>2 508</text:p>
          </table:table-cell>
          <table:table-cell table:style-name="ce109" office:value-type="float" office:value="2980.546" calcext:value-type="float">
            <text:p><text:s text:c="2"/>2 981</text:p>
          </table:table-cell>
          <table:table-cell table:style-name="ce109" office:value-type="float" office:value="2949.976" calcext:value-type="float">
            <text:p><text:s text:c="2"/>2 950</text:p>
          </table:table-cell>
          <table:table-cell table:style-name="ce109" office:value-type="float" office:value="2868.454" calcext:value-type="float">
            <text:p><text:s text:c="2"/>2 868</text:p>
          </table:table-cell>
          <table:table-cell table:style-name="ce109" office:value-type="float" office:value="2571.22269310935" calcext:value-type="float">
            <text:p><text:s text:c="2"/>2 57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3" table:style-name="ce70" office:value-type="string" calcext:value-type="string">
            <text:p>...</text:p>
          </table:table-cell>
          <table:table-cell table:style-name="ce86" office:value-type="float" office:value="1703.15589454179" calcext:value-type="float">
            <text:p><text:s text:c="2"/>1 703</text:p>
          </table:table-cell>
          <table:table-cell table:style-name="ce86" office:value-type="float" office:value="6342.461" calcext:value-type="float">
            <text:p><text:s text:c="2"/>6 342</text:p>
          </table:table-cell>
          <table:table-cell table:style-name="ce86" office:value-type="float" office:value="7382.6865" calcext:value-type="float">
            <text:p><text:s text:c="2"/>7 383</text:p>
          </table:table-cell>
          <table:table-cell table:style-name="ce86" office:value-type="float" office:value="7620.237" calcext:value-type="float">
            <text:p><text:s text:c="2"/>7 620</text:p>
          </table:table-cell>
          <table:table-cell table:style-name="ce86" office:value-type="float" office:value="7675" calcext:value-type="float">
            <text:p><text:s text:c="2"/>7 675</text:p>
          </table:table-cell>
          <table:table-cell table:style-name="ce86" office:value-type="float" office:value="7502.361" calcext:value-type="float">
            <text:p><text:s text:c="2"/>7 502</text:p>
          </table:table-cell>
          <table:table-cell table:style-name="ce104" office:value-type="float" office:value="7854.755" calcext:value-type="float">
            <text:p><text:s text:c="2"/>7 855</text:p>
          </table:table-cell>
          <table:table-cell table:style-name="ce104" office:value-type="float" office:value="8100.025" calcext:value-type="float">
            <text:p><text:s text:c="2"/>8 100</text:p>
          </table:table-cell>
          <table:table-cell table:style-name="ce104" office:value-type="float" office:value="8436.556" calcext:value-type="float">
            <text:p><text:s text:c="2"/>8 437</text:p>
          </table:table-cell>
          <table:table-cell table:style-name="ce104" office:value-type="float" office:value="9375" calcext:value-type="float">
            <text:p><text:s text:c="2"/>9 375</text:p>
          </table:table-cell>
          <table:table-cell table:style-name="ce104" office:value-type="float" office:value="9852.123" calcext:value-type="float">
            <text:p><text:s text:c="2"/>9 852</text:p>
          </table:table-cell>
          <table:table-cell table:style-name="ce104" office:value-type="float" office:value="9937.201" calcext:value-type="float">
            <text:p><text:s text:c="2"/>9 937</text:p>
          </table:table-cell>
          <table:table-cell table:style-name="ce104" office:value-type="float" office:value="10774.40225" calcext:value-type="float">
            <text:p><text:s text:c="2"/>10 774</text:p>
          </table:table-cell>
          <table:table-cell table:style-name="ce104" office:value-type="float" office:value="12459.342" calcext:value-type="float">
            <text:p><text:s text:c="2"/>12 459</text:p>
          </table:table-cell>
          <table:table-cell table:style-name="ce109" office:value-type="float" office:value="13113.615" calcext:value-type="float">
            <text:p><text:s text:c="2"/>13 114</text:p>
          </table:table-cell>
          <table:table-cell table:style-name="ce109" office:value-type="float" office:value="13692.589" calcext:value-type="float">
            <text:p><text:s text:c="2"/>13 693</text:p>
          </table:table-cell>
          <table:table-cell table:style-name="ce109" office:value-type="float" office:value="14791.445" calcext:value-type="float">
            <text:p><text:s text:c="2"/>14 791</text:p>
          </table:table-cell>
          <table:table-cell table:style-name="ce109" office:value-type="float" office:value="14509.391" calcext:value-type="float">
            <text:p><text:s text:c="2"/>14 509</text:p>
          </table:table-cell>
          <table:table-cell table:style-name="ce109" office:value-type="float" office:value="14731.755" calcext:value-type="float">
            <text:p><text:s text:c="2"/>14 732</text:p>
          </table:table-cell>
          <table:table-cell table:style-name="ce109" office:value-type="float" office:value="13052.8962355954" calcext:value-type="float">
            <text:p><text:s text:c="2"/>13 053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float" office:value="1224" calcext:value-type="float">
            <text:p><text:s text:c="2"/>1 224</text:p>
          </table:table-cell>
          <table:table-cell table:style-name="ce70" office:value-type="float" office:value="1399.551" calcext:value-type="float">
            <text:p><text:s text:c="2"/>1 400</text:p>
          </table:table-cell>
          <table:table-cell table:style-name="ce82" office:value-type="float" office:value="1025.332" calcext:value-type="float">
            <text:p><text:s text:c="2"/>1 025</text:p>
          </table:table-cell>
          <table:table-cell table:style-name="ce86" office:value-type="float" office:value="1221.239" calcext:value-type="float">
            <text:p><text:s text:c="2"/>1 221</text:p>
          </table:table-cell>
          <table:table-cell table:style-name="ce86" office:value-type="float" office:value="1990.086" calcext:value-type="float">
            <text:p><text:s text:c="2"/>1 990</text:p>
          </table:table-cell>
          <table:table-cell table:style-name="ce86" office:value-type="float" office:value="2485.386" calcext:value-type="float">
            <text:p><text:s text:c="2"/>2 485</text:p>
          </table:table-cell>
          <table:table-cell table:style-name="ce86" office:value-type="float" office:value="2468.28" calcext:value-type="float">
            <text:p><text:s text:c="2"/>2 468</text:p>
          </table:table-cell>
          <table:table-cell table:style-name="ce86" office:value-type="float" office:value="2555" calcext:value-type="float">
            <text:p><text:s text:c="2"/>2 555</text:p>
          </table:table-cell>
          <table:table-cell table:style-name="ce86" office:value-type="float" office:value="2646.255" calcext:value-type="float">
            <text:p><text:s text:c="2"/>2 646</text:p>
          </table:table-cell>
          <table:table-cell table:style-name="ce104" office:value-type="float" office:value="2853.601" calcext:value-type="float">
            <text:p><text:s text:c="2"/>2 854</text:p>
          </table:table-cell>
          <table:table-cell table:style-name="ce104" office:value-type="float" office:value="2939.395" calcext:value-type="float">
            <text:p><text:s text:c="2"/>2 939</text:p>
          </table:table-cell>
          <table:table-cell table:style-name="ce104" office:value-type="float" office:value="3219.337" calcext:value-type="float">
            <text:p><text:s text:c="2"/>3 219</text:p>
          </table:table-cell>
          <table:table-cell table:style-name="ce104" office:value-type="float" office:value="3453" calcext:value-type="float">
            <text:p><text:s text:c="2"/>3 453</text:p>
          </table:table-cell>
          <table:table-cell table:style-name="ce104" office:value-type="float" office:value="3374.628" calcext:value-type="float">
            <text:p><text:s text:c="2"/>3 375</text:p>
          </table:table-cell>
          <table:table-cell table:style-name="ce104" office:value-type="float" office:value="3359.173" calcext:value-type="float">
            <text:p><text:s text:c="2"/>3 359</text:p>
          </table:table-cell>
          <table:table-cell table:style-name="ce104" office:value-type="float" office:value="3348.396" calcext:value-type="float">
            <text:p><text:s text:c="2"/>3 348</text:p>
          </table:table-cell>
          <table:table-cell table:style-name="ce104" office:value-type="float" office:value="3907.231" calcext:value-type="float">
            <text:p><text:s text:c="2"/>3 907</text:p>
          </table:table-cell>
          <table:table-cell table:style-name="ce109" office:value-type="float" office:value="4170.769" calcext:value-type="float">
            <text:p><text:s text:c="2"/>4 171</text:p>
          </table:table-cell>
          <table:table-cell table:style-name="ce109" office:value-type="float" office:value="4854.298" calcext:value-type="float">
            <text:p><text:s text:c="2"/>4 854</text:p>
          </table:table-cell>
          <table:table-cell table:style-name="ce109" office:value-type="float" office:value="5024.692" calcext:value-type="float">
            <text:p><text:s text:c="2"/>5 025</text:p>
          </table:table-cell>
          <table:table-cell table:style-name="ce109" office:value-type="float" office:value="4553.454" calcext:value-type="float">
            <text:p><text:s text:c="2"/>4 553</text:p>
          </table:table-cell>
          <table:table-cell table:style-name="ce109" office:value-type="float" office:value="4572.398" calcext:value-type="float">
            <text:p><text:s text:c="2"/>4 572</text:p>
          </table:table-cell>
          <table:table-cell table:style-name="ce109" office:value-type="float" office:value="4052.21162773255" calcext:value-type="float">
            <text:p><text:s text:c="2"/>4 052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string" calcext:value-type="string">
            <text:p>...</text:p>
          </table:table-cell>
          <table:table-cell table:style-name="ce70" office:value-type="float" office:value="160.474" calcext:value-type="float">
            <text:p><text:s text:c="3"/>160</text:p>
          </table:table-cell>
          <table:table-cell table:style-name="ce82" office:value-type="float" office:value="413.646" calcext:value-type="float">
            <text:p><text:s text:c="3"/>414</text:p>
          </table:table-cell>
          <table:table-cell table:style-name="ce86" office:value-type="float" office:value="457.143" calcext:value-type="float">
            <text:p><text:s text:c="3"/>457</text:p>
          </table:table-cell>
          <table:table-cell table:style-name="ce86" office:value-type="float" office:value="514.297" calcext:value-type="float">
            <text:p><text:s text:c="3"/>514</text:p>
          </table:table-cell>
          <table:table-cell table:style-name="ce86" office:value-type="float" office:value="566.991" calcext:value-type="float">
            <text:p><text:s text:c="3"/>567</text:p>
          </table:table-cell>
          <table:table-cell table:style-name="ce86" office:value-type="float" office:value="532.816" calcext:value-type="float">
            <text:p><text:s text:c="3"/>533</text:p>
          </table:table-cell>
          <table:table-cell table:style-name="ce86" office:value-type="float" office:value="516" calcext:value-type="float">
            <text:p><text:s text:c="3"/>516</text:p>
          </table:table-cell>
          <table:table-cell table:style-name="ce86" office:value-type="float" office:value="515.216" calcext:value-type="float">
            <text:p><text:s text:c="3"/>515</text:p>
          </table:table-cell>
          <table:table-cell table:style-name="ce104" office:value-type="float" office:value="593.723" calcext:value-type="float">
            <text:p><text:s text:c="3"/>594</text:p>
          </table:table-cell>
          <table:table-cell table:style-name="ce104" office:value-type="float" office:value="635.632" calcext:value-type="float">
            <text:p><text:s text:c="3"/>636</text:p>
          </table:table-cell>
          <table:table-cell table:style-name="ce104" office:value-type="float" office:value="653.595" calcext:value-type="float">
            <text:p><text:s text:c="3"/>654</text:p>
          </table:table-cell>
          <table:table-cell table:style-name="ce104" office:value-type="float" office:value="680" calcext:value-type="float">
            <text:p><text:s text:c="3"/>680</text:p>
          </table:table-cell>
          <table:table-cell table:style-name="ce104" office:value-type="float" office:value="674.553" calcext:value-type="float">
            <text:p><text:s text:c="3"/>675</text:p>
          </table:table-cell>
          <table:table-cell table:style-name="ce104" office:value-type="float" office:value="688.28" calcext:value-type="float">
            <text:p><text:s text:c="3"/>688</text:p>
          </table:table-cell>
          <table:table-cell table:style-name="ce104" office:value-type="float" office:value="675.088" calcext:value-type="float">
            <text:p><text:s text:c="3"/>675</text:p>
          </table:table-cell>
          <table:table-cell table:style-name="ce104" office:value-type="float" office:value="721.821" calcext:value-type="float">
            <text:p><text:s text:c="3"/>722</text:p>
          </table:table-cell>
          <table:table-cell table:style-name="ce109" office:value-type="float" office:value="746.402" calcext:value-type="float">
            <text:p><text:s text:c="3"/>746</text:p>
          </table:table-cell>
          <table:table-cell table:style-name="ce109" office:value-type="float" office:value="764.578" calcext:value-type="float">
            <text:p><text:s text:c="3"/>765</text:p>
          </table:table-cell>
          <table:table-cell table:style-name="ce109" office:value-type="float" office:value="822.488" calcext:value-type="float">
            <text:p><text:s text:c="3"/>822</text:p>
          </table:table-cell>
          <table:table-cell table:style-name="ce109" office:value-type="float" office:value="794.612" calcext:value-type="float">
            <text:p><text:s text:c="3"/>795</text:p>
          </table:table-cell>
          <table:table-cell table:style-name="ce109" office:value-type="float" office:value="778.75" calcext:value-type="float">
            <text:p><text:s text:c="3"/>779</text:p>
          </table:table-cell>
          <table:table-cell table:style-name="ce109" office:value-type="float" office:value="707.893089464169" calcext:value-type="float">
            <text:p><text:s text:c="3"/>708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float" office:value="618" calcext:value-type="float">
            <text:p><text:s text:c="3"/>618</text:p>
          </table:table-cell>
          <table:table-cell table:style-name="ce70" office:value-type="float" office:value="751.093" calcext:value-type="float">
            <text:p><text:s text:c="3"/>751</text:p>
          </table:table-cell>
          <table:table-cell table:style-name="ce82" office:value-type="float" office:value="507.96" calcext:value-type="float">
            <text:p><text:s text:c="3"/>508</text:p>
          </table:table-cell>
          <table:table-cell table:style-name="ce86" office:value-type="float" office:value="660.996" calcext:value-type="float">
            <text:p><text:s text:c="3"/>661</text:p>
          </table:table-cell>
          <table:table-cell table:style-name="ce86" office:value-type="float" office:value="981.701" calcext:value-type="float">
            <text:p><text:s text:c="3"/>982</text:p>
          </table:table-cell>
          <table:table-cell table:style-name="ce86" office:value-type="float" office:value="1067.175" calcext:value-type="float">
            <text:p><text:s text:c="2"/>1 067</text:p>
          </table:table-cell>
          <table:table-cell table:style-name="ce86" office:value-type="float" office:value="1022.633" calcext:value-type="float">
            <text:p><text:s text:c="2"/>1 023</text:p>
          </table:table-cell>
          <table:table-cell table:style-name="ce86" office:value-type="float" office:value="988" calcext:value-type="float">
            <text:p><text:s text:c="3"/>988</text:p>
          </table:table-cell>
          <table:table-cell table:style-name="ce86" office:value-type="float" office:value="998.774" calcext:value-type="float">
            <text:p><text:s text:c="3"/>999</text:p>
          </table:table-cell>
          <table:table-cell table:style-name="ce104" office:value-type="float" office:value="1066.161" calcext:value-type="float">
            <text:p><text:s text:c="2"/>1 066</text:p>
          </table:table-cell>
          <table:table-cell table:style-name="ce104" office:value-type="float" office:value="1101.729" calcext:value-type="float">
            <text:p><text:s text:c="2"/>1 102</text:p>
          </table:table-cell>
          <table:table-cell table:style-name="ce104" office:value-type="float" office:value="1205.031" calcext:value-type="float">
            <text:p><text:s text:c="2"/>1 205</text:p>
          </table:table-cell>
          <table:table-cell table:style-name="ce104" office:value-type="float" office:value="1264" calcext:value-type="float">
            <text:p><text:s text:c="2"/>1 264</text:p>
          </table:table-cell>
          <table:table-cell table:style-name="ce104" office:value-type="float" office:value="1266.91" calcext:value-type="float">
            <text:p><text:s text:c="2"/>1 267</text:p>
          </table:table-cell>
          <table:table-cell table:style-name="ce104" office:value-type="float" office:value="1216.836" calcext:value-type="float">
            <text:p><text:s text:c="2"/>1 217</text:p>
          </table:table-cell>
          <table:table-cell table:style-name="ce104" office:value-type="float" office:value="1268.439" calcext:value-type="float">
            <text:p><text:s text:c="2"/>1 268</text:p>
          </table:table-cell>
          <table:table-cell table:style-name="ce104" office:value-type="float" office:value="1452.258" calcext:value-type="float">
            <text:p><text:s text:c="2"/>1 452</text:p>
          </table:table-cell>
          <table:table-cell table:style-name="ce109" office:value-type="float" office:value="1590.424" calcext:value-type="float">
            <text:p><text:s text:c="2"/>1 590</text:p>
          </table:table-cell>
          <table:table-cell table:style-name="ce109" office:value-type="float" office:value="1734.318" calcext:value-type="float">
            <text:p><text:s text:c="2"/>1 734</text:p>
          </table:table-cell>
          <table:table-cell table:style-name="ce109" office:value-type="float" office:value="2267.76" calcext:value-type="float">
            <text:p><text:s text:c="2"/>2 268</text:p>
          </table:table-cell>
          <table:table-cell table:style-name="ce109" office:value-type="float" office:value="2241.587" calcext:value-type="float">
            <text:p><text:s text:c="2"/>2 242</text:p>
          </table:table-cell>
          <table:table-cell table:style-name="ce109" office:value-type="float" office:value="2278.642" calcext:value-type="float">
            <text:p><text:s text:c="2"/>2 279</text:p>
          </table:table-cell>
          <table:table-cell table:style-name="ce109" office:value-type="float" office:value="1990.0673689365" calcext:value-type="float">
            <text:p><text:s text:c="2"/>1 990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office:value-type="string" calcext:value-type="string">
            <text:p>...</text:p>
          </table:table-cell>
          <table:table-cell table:style-name="ce70" office:value-type="float" office:value="997.797" calcext:value-type="float">
            <text:p><text:s text:c="3"/>998</text:p>
          </table:table-cell>
          <table:table-cell table:style-name="ce82" office:value-type="float" office:value="3241.51" calcext:value-type="float">
            <text:p><text:s text:c="2"/>3 242</text:p>
          </table:table-cell>
          <table:table-cell table:style-name="ce86" office:value-type="float" office:value="3227.763" calcext:value-type="float">
            <text:p><text:s text:c="2"/>3 228</text:p>
          </table:table-cell>
          <table:table-cell table:style-name="ce86" office:value-type="float" office:value="2430.073" calcext:value-type="float">
            <text:p><text:s text:c="2"/>2 430</text:p>
          </table:table-cell>
          <table:table-cell table:style-name="ce86" office:value-type="float" office:value="2529.59" calcext:value-type="float">
            <text:p><text:s text:c="2"/>2 530</text:p>
          </table:table-cell>
          <table:table-cell table:style-name="ce86" office:value-type="float" office:value="2566.734" calcext:value-type="float">
            <text:p><text:s text:c="2"/>2 567</text:p>
          </table:table-cell>
          <table:table-cell table:style-name="ce86" office:value-type="float" office:value="2608" calcext:value-type="float">
            <text:p><text:s text:c="2"/>2 608</text:p>
          </table:table-cell>
          <table:table-cell table:style-name="ce86" office:value-type="float" office:value="2636.485" calcext:value-type="float">
            <text:p><text:s text:c="2"/>2 636</text:p>
          </table:table-cell>
          <table:table-cell table:style-name="ce104" office:value-type="float" office:value="2883.34" calcext:value-type="float">
            <text:p><text:s text:c="2"/>2 883</text:p>
          </table:table-cell>
          <table:table-cell table:style-name="ce104" office:value-type="float" office:value="3207.177" calcext:value-type="float">
            <text:p><text:s text:c="2"/>3 207</text:p>
          </table:table-cell>
          <table:table-cell table:style-name="ce104" office:value-type="float" office:value="3378.797" calcext:value-type="float">
            <text:p><text:s text:c="2"/>3 379</text:p>
          </table:table-cell>
          <table:table-cell table:style-name="ce104" office:value-type="float" office:value="3671" calcext:value-type="float">
            <text:p><text:s text:c="2"/>3 671</text:p>
          </table:table-cell>
          <table:table-cell table:style-name="ce104" office:value-type="float" office:value="3642.887" calcext:value-type="float">
            <text:p><text:s text:c="2"/>3 643</text:p>
          </table:table-cell>
          <table:table-cell table:style-name="ce104" office:value-type="float" office:value="3637.354" calcext:value-type="float">
            <text:p><text:s text:c="2"/>3 637</text:p>
          </table:table-cell>
          <table:table-cell table:style-name="ce104" office:value-type="float" office:value="3669.656" calcext:value-type="float">
            <text:p><text:s text:c="2"/>3 670</text:p>
          </table:table-cell>
          <table:table-cell table:style-name="ce104" office:value-type="float" office:value="4076.601" calcext:value-type="float">
            <text:p><text:s text:c="2"/>4 077</text:p>
          </table:table-cell>
          <table:table-cell table:style-name="ce109" office:value-type="float" office:value="4243.57" calcext:value-type="float">
            <text:p><text:s text:c="2"/>4 244</text:p>
          </table:table-cell>
          <table:table-cell table:style-name="ce109" office:value-type="float" office:value="4212.675" calcext:value-type="float">
            <text:p><text:s text:c="2"/>4 213</text:p>
          </table:table-cell>
          <table:table-cell table:style-name="ce109" office:value-type="float" office:value="4942.726" calcext:value-type="float">
            <text:p><text:s text:c="2"/>4 943</text:p>
          </table:table-cell>
          <table:table-cell table:style-name="ce109" office:value-type="float" office:value="5569.811" calcext:value-type="float">
            <text:p><text:s text:c="2"/>5 570</text:p>
          </table:table-cell>
          <table:table-cell table:style-name="ce109" office:value-type="float" office:value="5898.967" calcext:value-type="float">
            <text:p><text:s text:c="2"/>5 899</text:p>
          </table:table-cell>
          <table:table-cell table:style-name="ce109" office:value-type="float" office:value="5026.55707321192" calcext:value-type="float">
            <text:p><text:s text:c="2"/>5 027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table:number-columns-repeated="8"/>
          <table:table-cell table:style-name="ce86"/>
          <table:table-cell table:style-name="ce105" table:number-columns-repeated="3"/>
          <table:table-cell table:style-name="ce107" table:number-columns-repeated="9"/>
          <table:table-cell table:style-name="ce110" table:number-columns-repeated="2"/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21" table:style-name="ce76" office:value-type="string" calcext:value-type="string">
            <text:p>...</text:p>
          </table:table-cell>
          <table:table-cell table:style-name="ce111" office:value-type="float" office:value="5819.266" calcext:value-type="float">
            <text:p><text:s text:c="2"/>5 819</text:p>
          </table:table-cell>
          <table:table-cell table:style-name="ce111" office:value-type="float" office:value="26041.3330145478" calcext:value-type="float">
            <text:p><text:s text:c="2"/>26 041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style-name="ce70" table:number-columns-repeated="23"/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21" table:style-name="ce70" office:value-type="string" calcext:value-type="string">
            <text:p>...</text:p>
          </table:table-cell>
          <table:table-cell table:style-name="ce70" office:value-type="float" office:value="724.54" calcext:value-type="float">
            <text:p><text:s text:c="3"/>725</text:p>
          </table:table-cell>
          <table:table-cell table:style-name="ce70" office:value-type="float" office:value="4020.49502201533" calcext:value-type="float">
            <text:p><text:s text:c="2"/>4 020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21" table:style-name="ce70" office:value-type="string" calcext:value-type="string">
            <text:p>...</text:p>
          </table:table-cell>
          <table:table-cell table:style-name="ce70" office:value-type="float" office:value="702.105" calcext:value-type="float">
            <text:p><text:s text:c="3"/>702</text:p>
          </table:table-cell>
          <table:table-cell table:style-name="ce70" office:value-type="float" office:value="3310.38510218119" calcext:value-type="float">
            <text:p><text:s text:c="2"/>3 310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21" table:style-name="ce70" office:value-type="string" calcext:value-type="string">
            <text:p>...</text:p>
          </table:table-cell>
          <table:table-cell table:style-name="ce70" office:value-type="float" office:value="942.571" calcext:value-type="float">
            <text:p><text:s text:c="3"/>943</text:p>
          </table:table-cell>
          <table:table-cell table:style-name="ce70" office:value-type="float" office:value="4576.24147975311" calcext:value-type="float">
            <text:p><text:s text:c="2"/>4 576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21" table:style-name="ce70" office:value-type="string" calcext:value-type="string">
            <text:p>...</text:p>
          </table:table-cell>
          <table:table-cell table:style-name="ce70" office:value-type="float" office:value="652.257" calcext:value-type="float">
            <text:p><text:s text:c="3"/>652</text:p>
          </table:table-cell>
          <table:table-cell table:style-name="ce70" office:value-type="float" office:value="3298.73254517411" calcext:value-type="float">
            <text:p><text:s text:c="2"/>3 299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>
          <table:table-cell table:number-columns-repeated="23"/>
          <table:table-cell table:number-columns-repeated="21" table:style-name="ce70" office:value-type="string" calcext:value-type="string">
            <text:p>...</text:p>
          </table:table-cell>
          <table:table-cell table:style-name="ce70" office:value-type="float" office:value="2797.793" calcext:value-type="float">
            <text:p><text:s text:c="2"/>2 798</text:p>
          </table:table-cell>
          <table:table-cell table:style-name="ce70" office:value-type="float" office:value="10835.478865424" calcext:value-type="float">
            <text:p><text:s text:c="2"/>10 835</text:p>
          </table:table-cell>
          <table:table-cell table:number-columns-repeated="23" table:style-name="ce113" office:value-type="string" calcext:value-type="string">
            <text:p>insert into possui values(</text:p>
          </table:table-cell>
          <table:table-cell table:style-name="ce18"/>
          <table:table-cell table:number-columns-repeated="23" table:style-name="ce18" office:value-type="string" calcext:value-type="string">
            <text:p>,</text:p>
          </table:table-cell>
          <table:table-cell table:number-columns-repeated="23" office:value-type="string" calcext:value-type="string">
            <text:p>);</text:p>
          </table:table-cell>
          <table:table-cell table:style-name="ce69" office:value-type="float" office:value="1995" calcext:value-type="float">
            <text:p>1995</text:p>
          </table:table-cell>
          <table:table-cell table:style-name="ce69" office:value-type="float" office:value="1996" calcext:value-type="float">
            <text:p>1996</text:p>
          </table:table-cell>
          <table:table-cell table:style-name="ce69" office:value-type="float" office:value="1997" calcext:value-type="float">
            <text:p>1997</text:p>
          </table:table-cell>
          <table:table-cell table:style-name="ce69" office:value-type="float" office:value="1998" calcext:value-type="float">
            <text:p>1998</text:p>
          </table:table-cell>
          <table:table-cell table:style-name="ce69" office:value-type="float" office:value="1999" calcext:value-type="float">
            <text:p>1999</text:p>
          </table:table-cell>
          <table:table-cell table:style-name="ce69" office:value-type="float" office:value="2000" calcext:value-type="float">
            <text:p>2000</text:p>
          </table:table-cell>
          <table:table-cell table:style-name="ce69" office:value-type="float" office:value="2001" calcext:value-type="float">
            <text:p>2001</text:p>
          </table:table-cell>
          <table:table-cell table:style-name="ce69" office:value-type="float" office:value="2002" calcext:value-type="float">
            <text:p>2002</text:p>
          </table:table-cell>
          <table:table-cell table:style-name="ce69" office:value-type="float" office:value="2003" calcext:value-type="float">
            <text:p>2003</text:p>
          </table:table-cell>
          <table:table-cell table:style-name="ce69" office:value-type="float" office:value="2004" calcext:value-type="float">
            <text:p>2004</text:p>
          </table:table-cell>
          <table:table-cell table:style-name="ce69" office:value-type="float" office:value="2005" calcext:value-type="float">
            <text:p>2005</text:p>
          </table:table-cell>
          <table:table-cell table:style-name="ce69" office:value-type="float" office:value="2006" calcext:value-type="float">
            <text:p>2006</text:p>
          </table:table-cell>
          <table:table-cell table:style-name="ce69" office:value-type="float" office:value="2007" calcext:value-type="float">
            <text:p>2007</text:p>
          </table:table-cell>
          <table:table-cell table:style-name="ce69" office:value-type="float" office:value="2008" calcext:value-type="float">
            <text:p>2008</text:p>
          </table:table-cell>
          <table:table-cell table:style-name="ce69" office:value-type="float" office:value="2009" calcext:value-type="float">
            <text:p>2009</text:p>
          </table:table-cell>
          <table:table-cell table:style-name="ce69" office:value-type="float" office:value="2010" calcext:value-type="float">
            <text:p>2010</text:p>
          </table:table-cell>
          <table:table-cell table:style-name="ce69" office:value-type="float" office:value="2011" calcext:value-type="float">
            <text:p>2011</text:p>
          </table:table-cell>
          <table:table-cell table:style-name="ce69" office:value-type="float" office:value="2012" calcext:value-type="float">
            <text:p>2012</text:p>
          </table:table-cell>
          <table:table-cell table:style-name="ce69" office:value-type="float" office:value="2013" calcext:value-type="float">
            <text:p>2013</text:p>
          </table:table-cell>
          <table:table-cell table:style-name="ce69" office:value-type="float" office:value="2014" calcext:value-type="float">
            <text:p>2014</text:p>
          </table:table-cell>
          <table:table-cell table:style-name="ce69" office:value-type="float" office:value="2015" calcext:value-type="float">
            <text:p>2015</text:p>
          </table:table-cell>
          <table:table-cell table:style-name="ce69" office:value-type="float" office:value="2016" calcext:value-type="float">
            <text:p>2016</text:p>
          </table:table-cell>
          <table:table-cell table:style-name="ce69" office:value-type="float" office:value="2017" calcext:value-type="float">
            <text:p>2017</text:p>
          </table:table-cell>
          <table:table-cell table:number-columns-repeated="885"/>
        </table:table-row>
        <table:table-row table:style-name="ro8" table:number-rows-repeated="10484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'T 1267'.$A$1" table:cell-range-address="$'T 1267'.$W$1:.$AM$78" table:range-usable-as="print-range"/>
          <table:named-range table:name="Excel_BuiltIn_Print_Titles" table:base-cell-address="$'T 1267'.$A$1" table:cell-range-address="$'T 1267'.$A$1:.$AMJ$6" table:range-usable-as="repeat-column repeat-row"/>
        </table:named-expressions>
        <calcext:conditional-formats>
          <calcext:conditional-format calcext:target-range-address="'T 1267'.W32:'T 1267'.W32">
            <calcext:condition calcext:apply-style-name="Excel_CondFormat_1_1_1" calcext:value="=[.IV32]" calcext:base-cell-address="'T 1267'.W32"/>
          </calcext:conditional-format>
          <calcext:conditional-format calcext:target-range-address="'T 1267'.W52:'T 1267'.W52">
            <calcext:condition calcext:apply-style-name="Excel_CondFormat_1_2_1" calcext:value="=[.IV52]" calcext:base-cell-address="'T 1267'.W52"/>
          </calcext:conditional-format>
          <calcext:conditional-format calcext:target-range-address="'T 1267'.V32:'T 1267'.V32">
            <calcext:condition calcext:apply-style-name="Excel_CondFormat_1_1_1" calcext:value="=[.IU32]" calcext:base-cell-address="'T 1267'.V32"/>
          </calcext:conditional-format>
          <calcext:conditional-format calcext:target-range-address="'T 1267'.V52:'T 1267'.V52">
            <calcext:condition calcext:apply-style-name="Excel_CondFormat_1_2_1" calcext:value="=[.IU52]" calcext:base-cell-address="'T 1267'.V52"/>
          </calcext:conditional-format>
          <calcext:conditional-format calcext:target-range-address="'T 1267'.R32:'T 1267'.R32">
            <calcext:condition calcext:apply-style-name="Excel_CondFormat_1_1_1" calcext:value="=[.IR32]" calcext:base-cell-address="'T 1267'.R32"/>
          </calcext:conditional-format>
          <calcext:conditional-format calcext:target-range-address="'T 1267'.R52:'T 1267'.R52">
            <calcext:condition calcext:apply-style-name="Excel_CondFormat_1_2_1" calcext:value="=[.IR52]" calcext:base-cell-address="'T 1267'.R52"/>
          </calcext:conditional-format>
          <calcext:conditional-format calcext:target-range-address="'T 1267'.S32:'T 1267'.S32">
            <calcext:condition calcext:apply-style-name="Excel_CondFormat_1_1_1" calcext:value="=[.IS32]" calcext:base-cell-address="'T 1267'.S32"/>
          </calcext:conditional-format>
          <calcext:conditional-format calcext:target-range-address="'T 1267'.S52:'T 1267'.S52">
            <calcext:condition calcext:apply-style-name="Excel_CondFormat_1_2_1" calcext:value="=[.IS52]" calcext:base-cell-address="'T 1267'.S52"/>
          </calcext:conditional-format>
          <calcext:conditional-format calcext:target-range-address="'T 1267'.U32:'T 1267'.U32">
            <calcext:condition calcext:apply-style-name="Excel_CondFormat_1_1_1" calcext:value="=[.IT32]" calcext:base-cell-address="'T 1267'.U32"/>
          </calcext:conditional-format>
          <calcext:conditional-format calcext:target-range-address="'T 1267'.U52:'T 1267'.U52">
            <calcext:condition calcext:apply-style-name="Excel_CondFormat_1_2_1" calcext:value="=[.IT52]" calcext:base-cell-address="'T 1267'.U52"/>
          </calcext:conditional-format>
          <calcext:conditional-format calcext:target-range-address="'T 1267'.T32:'T 1267'.T32">
            <calcext:condition calcext:apply-style-name="Excel_CondFormat_1_1_1" calcext:value="=[.IS32]" calcext:base-cell-address="'T 1267'.T32"/>
          </calcext:conditional-format>
          <calcext:conditional-format calcext:target-range-address="'T 1267'.T52:'T 1267'.T52">
            <calcext:condition calcext:apply-style-name="Excel_CondFormat_1_2_1" calcext:value="=[.IS52]" calcext:base-cell-address="'T 1267'.T52"/>
          </calcext:conditional-format>
          <calcext:conditional-format calcext:target-range-address="'T 1267'.O32:'T 1267'.O32">
            <calcext:condition calcext:apply-style-name="Excel_CondFormat_1_1_1" calcext:value="=[.IO32]" calcext:base-cell-address="'T 1267'.O32"/>
          </calcext:conditional-format>
          <calcext:conditional-format calcext:target-range-address="'T 1267'.O52:'T 1267'.O52">
            <calcext:condition calcext:apply-style-name="Excel_CondFormat_1_2_1" calcext:value="=[.IO52]" calcext:base-cell-address="'T 1267'.O52"/>
          </calcext:conditional-format>
          <calcext:conditional-format calcext:target-range-address="'T 1267'.P32:'T 1267'.P32">
            <calcext:condition calcext:apply-style-name="Excel_CondFormat_1_1_1" calcext:value="=[.IP32]" calcext:base-cell-address="'T 1267'.P32"/>
          </calcext:conditional-format>
          <calcext:conditional-format calcext:target-range-address="'T 1267'.P52:'T 1267'.P52">
            <calcext:condition calcext:apply-style-name="Excel_CondFormat_1_2_1" calcext:value="=[.IP52]" calcext:base-cell-address="'T 1267'.P52"/>
          </calcext:conditional-format>
          <calcext:conditional-format calcext:target-range-address="'T 1267'.Q32:'T 1267'.Q32">
            <calcext:condition calcext:apply-style-name="Excel_CondFormat_1_1_1" calcext:value="=[.IP32]" calcext:base-cell-address="'T 1267'.Q32"/>
          </calcext:conditional-format>
          <calcext:conditional-format calcext:target-range-address="'T 1267'.Q52:'T 1267'.Q52">
            <calcext:condition calcext:apply-style-name="Excel_CondFormat_1_2_1" calcext:value="=[.IP52]" calcext:base-cell-address="'T 1267'.Q52"/>
          </calcext:conditional-format>
          <calcext:conditional-format calcext:target-range-address="'T 1267'.N32:'T 1267'.N32">
            <calcext:condition calcext:apply-style-name="Excel_CondFormat_1_1_1" calcext:value="=[.IM32]" calcext:base-cell-address="'T 1267'.N32"/>
          </calcext:conditional-format>
          <calcext:conditional-format calcext:target-range-address="'T 1267'.N52:'T 1267'.N52">
            <calcext:condition calcext:apply-style-name="Excel_CondFormat_1_2_1" calcext:value="=[.IM52]" calcext:base-cell-address="'T 1267'.N52"/>
          </calcext:conditional-format>
          <calcext:conditional-format calcext:target-range-address="'T 1267'.M32:'T 1267'.M32">
            <calcext:condition calcext:apply-style-name="Excel_CondFormat_1_1_1" calcext:value="=[.IL32]" calcext:base-cell-address="'T 1267'.M32"/>
          </calcext:conditional-format>
          <calcext:conditional-format calcext:target-range-address="'T 1267'.M52:'T 1267'.M52">
            <calcext:condition calcext:apply-style-name="Excel_CondFormat_1_2_1" calcext:value="=[.IL52]" calcext:base-cell-address="'T 1267'.M52"/>
          </calcext:conditional-format>
          <calcext:conditional-format calcext:target-range-address="'T 1267'.I32:'T 1267'.I32">
            <calcext:condition calcext:apply-style-name="Excel_CondFormat_1_1_1" calcext:value="=[.II32]" calcext:base-cell-address="'T 1267'.I32"/>
          </calcext:conditional-format>
          <calcext:conditional-format calcext:target-range-address="'T 1267'.I52:'T 1267'.I52">
            <calcext:condition calcext:apply-style-name="Excel_CondFormat_1_2_1" calcext:value="=[.II52]" calcext:base-cell-address="'T 1267'.I52"/>
          </calcext:conditional-format>
          <calcext:conditional-format calcext:target-range-address="'T 1267'.J32:'T 1267'.J32">
            <calcext:condition calcext:apply-style-name="Excel_CondFormat_1_1_1" calcext:value="=[.IJ32]" calcext:base-cell-address="'T 1267'.J32"/>
          </calcext:conditional-format>
          <calcext:conditional-format calcext:target-range-address="'T 1267'.J52:'T 1267'.J52">
            <calcext:condition calcext:apply-style-name="Excel_CondFormat_1_2_1" calcext:value="=[.IJ52]" calcext:base-cell-address="'T 1267'.J52"/>
          </calcext:conditional-format>
          <calcext:conditional-format calcext:target-range-address="'T 1267'.L32:'T 1267'.L32">
            <calcext:condition calcext:apply-style-name="Excel_CondFormat_1_1_1" calcext:value="=[.IK32]" calcext:base-cell-address="'T 1267'.L32"/>
          </calcext:conditional-format>
          <calcext:conditional-format calcext:target-range-address="'T 1267'.L52:'T 1267'.L52">
            <calcext:condition calcext:apply-style-name="Excel_CondFormat_1_2_1" calcext:value="=[.IK52]" calcext:base-cell-address="'T 1267'.L52"/>
          </calcext:conditional-format>
          <calcext:conditional-format calcext:target-range-address="'T 1267'.K32:'T 1267'.K32">
            <calcext:condition calcext:apply-style-name="Excel_CondFormat_1_1_1" calcext:value="=[.IJ32]" calcext:base-cell-address="'T 1267'.K32"/>
          </calcext:conditional-format>
          <calcext:conditional-format calcext:target-range-address="'T 1267'.K52:'T 1267'.K52">
            <calcext:condition calcext:apply-style-name="Excel_CondFormat_1_2_1" calcext:value="=[.IJ52]" calcext:base-cell-address="'T 1267'.K52"/>
          </calcext:conditional-format>
          <calcext:conditional-format calcext:target-range-address="'T 1267'.F32:'T 1267'.F32">
            <calcext:condition calcext:apply-style-name="Excel_CondFormat_1_1_1" calcext:value="=[.IF32]" calcext:base-cell-address="'T 1267'.F32"/>
          </calcext:conditional-format>
          <calcext:conditional-format calcext:target-range-address="'T 1267'.F52:'T 1267'.F52">
            <calcext:condition calcext:apply-style-name="Excel_CondFormat_1_2_1" calcext:value="=[.IF52]" calcext:base-cell-address="'T 1267'.F52"/>
          </calcext:conditional-format>
          <calcext:conditional-format calcext:target-range-address="'T 1267'.G32:'T 1267'.G32">
            <calcext:condition calcext:apply-style-name="Excel_CondFormat_1_1_1" calcext:value="=[.IG32]" calcext:base-cell-address="'T 1267'.G32"/>
          </calcext:conditional-format>
          <calcext:conditional-format calcext:target-range-address="'T 1267'.G52:'T 1267'.G52">
            <calcext:condition calcext:apply-style-name="Excel_CondFormat_1_2_1" calcext:value="=[.IG52]" calcext:base-cell-address="'T 1267'.G52"/>
          </calcext:conditional-format>
          <calcext:conditional-format calcext:target-range-address="'T 1267'.H32:'T 1267'.H32">
            <calcext:condition calcext:apply-style-name="Excel_CondFormat_1_1_1" calcext:value="=[.IG32]" calcext:base-cell-address="'T 1267'.H32"/>
          </calcext:conditional-format>
          <calcext:conditional-format calcext:target-range-address="'T 1267'.H52:'T 1267'.H52">
            <calcext:condition calcext:apply-style-name="Excel_CondFormat_1_2_1" calcext:value="=[.IG52]" calcext:base-cell-address="'T 1267'.H52"/>
          </calcext:conditional-format>
          <calcext:conditional-format calcext:target-range-address="'T 1267'.D32:'T 1267'.D32">
            <calcext:condition calcext:apply-style-name="Excel_CondFormat_1_1_1" calcext:value="=[.ID32]" calcext:base-cell-address="'T 1267'.D32"/>
          </calcext:conditional-format>
          <calcext:conditional-format calcext:target-range-address="'T 1267'.D52:'T 1267'.D52">
            <calcext:condition calcext:apply-style-name="Excel_CondFormat_1_2_1" calcext:value="=[.ID52]" calcext:base-cell-address="'T 1267'.D52"/>
          </calcext:conditional-format>
          <calcext:conditional-format calcext:target-range-address="'T 1267'.E32:'T 1267'.E32">
            <calcext:condition calcext:apply-style-name="Excel_CondFormat_1_1_1" calcext:value="=[.IE32]" calcext:base-cell-address="'T 1267'.E32"/>
          </calcext:conditional-format>
          <calcext:conditional-format calcext:target-range-address="'T 1267'.E52:'T 1267'.E52">
            <calcext:condition calcext:apply-style-name="Excel_CondFormat_1_2_1" calcext:value="=[.IE52]" calcext:base-cell-address="'T 1267'.E52"/>
          </calcext:conditional-format>
          <calcext:conditional-format calcext:target-range-address="'T 1267'.A32:'T 1267'.A32">
            <calcext:condition calcext:apply-style-name="Excel_CondFormat_1_1_1" calcext:value="=[.IA32]" calcext:base-cell-address="'T 1267'.A32"/>
          </calcext:conditional-format>
          <calcext:conditional-format calcext:target-range-address="'T 1267'.A52:'T 1267'.A52">
            <calcext:condition calcext:apply-style-name="Excel_CondFormat_1_2_1" calcext:value="=[.IA52]" calcext:base-cell-address="'T 1267'.A52"/>
          </calcext:conditional-format>
          <calcext:conditional-format calcext:target-range-address="'T 1267'.B32:'T 1267'.B32">
            <calcext:condition calcext:apply-style-name="Excel_CondFormat_1_1_1" calcext:value="=[.IB32]" calcext:base-cell-address="'T 1267'.B32"/>
          </calcext:conditional-format>
          <calcext:conditional-format calcext:target-range-address="'T 1267'.B52:'T 1267'.B52">
            <calcext:condition calcext:apply-style-name="Excel_CondFormat_1_2_1" calcext:value="=[.IB52]" calcext:base-cell-address="'T 1267'.B52"/>
          </calcext:conditional-format>
          <calcext:conditional-format calcext:target-range-address="'T 1267'.C32:'T 1267'.C32">
            <calcext:condition calcext:apply-style-name="Excel_CondFormat_1_1_1" calcext:value="=[.IB32]" calcext:base-cell-address="'T 1267'.C32"/>
          </calcext:conditional-format>
          <calcext:conditional-format calcext:target-range-address="'T 1267'.C52:'T 1267'.C52">
            <calcext:condition calcext:apply-style-name="Excel_CondFormat_1_2_1" calcext:value="=[.IB52]" calcext:base-cell-address="'T 1267'.C52"/>
          </calcext:conditional-format>
        </calcext:conditional-formats>
      </table:table>
      <table:table table:name="ESRI_MAPINFO_SHEET" table:style-name="ta2">
        <table:shapes>
          <draw:custom-shape draw:z-index="0" draw:name="EsriDoNotEdit" draw:style-name="gr1" draw:text-style-name="P2" svg:width="258.38mm" svg:height="44.01mm" svg:x="9.45mm" svg:y="0mm">
            <text:p text:style-name="P1"><text:span text:style-name="T1">NÃO EDITAR </text:span></text:p>
            <text:p text:style-name="P1"><text:span text:style-name="T1"><text:s/></text:span><text:span text:style-name="T1">Para uso somente da Esri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'T 1267'.W1:'T 1267'.W7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Univers (E1)" svg:font-family="'Univers (E1)'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07P0" style:volatile="true">
      <number:text>R$</number:text>
      <number:number number:decimal-places="0" loext:min-decimal-places="0" number:min-integer-digits="1" number:grouping="true"/>
    </number:number-style>
    <number:number-style style:name="N107">
      <number:text>-R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loext:min-decimal-places="2" number:min-integer-digits="1" number:grouping="true"/>
    </number:number-style>
    <number:number-style style:name="N109">
      <number:text>-R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</number:number-style>
    <number:number-style style:name="N123">
      <number:text>-R$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</number:number-style>
    <number:number-style style:name="N125">
      <number:text>-R$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8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9">
      <number:number number:decimal-places="0" loext:min-decimal-places="0" number:min-integer-digits="1">
        <number:embedded-text number:position="3"> </number:embedded-text>
      </number:number>
    </number:number-style>
    <number:percentage-style style:name="N140">
      <number:number number:decimal-places="1" loext:min-decimal-places="1" number:min-integer-digits="1"/>
      <number:text>%</number:text>
    </number:percentage-style>
    <number:number-style style:name="N141">
      <number:number number:decimal-places="2" loext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42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43P0" style:volatile="true">
      <number:text> </number:text>
      <number:number number:decimal-places="6" loext:min-decimal-places="0" number:min-integer-digits="0" number:decimal-replacement=""/>
      <number:text>  </number:text>
    </number:number-style>
    <number:number-style style:name="N143">
      <number:text/>
      <style:map style:condition="value()&gt;=0" style:apply-style-name="N143P0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0" loext:min-decimal-places="1" number:min-integer-digits="0" number:decimal-replacement=""/>
      <number:text>   </number:text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9" loext:min-decimal-places="0" number:min-integer-digits="0" number:decimal-replacement=""/>
      <number:text>   </number:text>
    </number:number-style>
    <number:number-style style:name="N148P0" style:volatile="true">
      <number:text>  </number:text>
      <number:number number:decimal-places="3" loext:min-decimal-places="0" number:min-integer-digits="0" number:decimal-replacement=""/>
      <number:text> </number:text>
    </number:number-style>
    <number:number-style style:name="N148">
      <number:number number:decimal-places="0" loext:min-decimal-places="0" number:min-integer-digits="0"/>
      <style:map style:condition="value()&gt;=0" style:apply-style-name="N148P0"/>
    </number:number-style>
    <number:number-style style:name="N149P0" style:volatile="true">
      <number:text>  </number:text>
      <number:number number:decimal-places="2" loext:min-decimal-places="0" number:min-integer-digits="0" number:decimal-replacement=""/>
      <number:text> </number:text>
    </number:number-style>
    <number:number-style style:name="N149">
      <number:number number:decimal-places="0" loext:min-decimal-places="0" number:min-integer-digits="0"/>
      <style:map style:condition="value()&gt;=0" style:apply-style-name="N149P0"/>
    </number:number-style>
    <number:number-style style:name="N150P0" style:volatile="true">
      <number:text>  </number:text>
      <number:number number:decimal-places="1" loext:min-decimal-places="0" number:min-integer-digits="0" number:decimal-replacement=""/>
      <number:text> </number:text>
    </number:number-style>
    <number:number-style style:name="N150">
      <number:number number:decimal-places="0" loext:min-decimal-places="0" number:min-integer-digits="0"/>
      <style:map style:condition="value()&gt;=0" style:apply-style-name="N150P0"/>
    </number:number-style>
    <number:number-style style:name="N151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52P0" style:volatile="true">
      <number:text>Sim</number:text>
    </number:number-style>
    <number:number-style style:name="N152P1" style:volatile="true">
      <number:text>Sim</number:text>
    </number:number-style>
    <number:number-style style:name="N152">
      <number:text>Não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Verdadeiro</number:text>
    </number:number-style>
    <number:number-style style:name="N153P1" style:volatile="true">
      <number:text>Verdadeiro</number:text>
    </number:number-style>
    <number:number-style style:name="N153">
      <number:text>Falso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Ativar</number:text>
    </number:number-style>
    <number:number-style style:name="N154P1" style:volatile="true">
      <number:text>Ativar</number:text>
    </number:number-style>
    <number:number-style style:name="N154">
      <number:text>Desativar</number:text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loext:min-decimal-places="1" number:min-integer-digits="1" number:grouping="true"/>
    </number:number-style>
    <number:currency-style style:name="N15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becalho_5f_tab" style:display-name="cabecalho_ta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 (E1)" fo:font-family="'Univers (E1)'" fo:font-size="7pt" fo:font-style="normal" fo:text-shadow="none" style:text-underline-style="none" fo:font-weight="normal" style:font-size-asian="7pt" style:font-style-asian="normal" style:font-weight-asian="normal" style:font-name-complex="Univers (E1)" style:font-family-complex="'Univers (E1)'" style:font-size-complex="7pt" style:font-style-complex="normal" style:font-weight-complex="normal"/>
    </style:style>
    <style:style style:name="corpo_5f_tab" style:display-name="corpo_tab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nivers (E1)" fo:font-family="'Univers (E1)'" fo:font-size="7pt" fo:font-style="normal" fo:text-shadow="none" style:text-underline-style="none" fo:font-weight="normal" style:font-size-asian="7pt" style:font-style-asian="normal" style:font-weight-asian="normal" style:font-name-complex="Univers (E1)" style:font-family-complex="'Univers (E1)'" style:font-size-complex="7pt" style:font-style-complex="normal" style:font-weight-complex="normal"/>
    </style:style>
    <style:style style:name="nome_5f_tabela" style:display-name="nome_tabe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 (E1)" fo:font-family="'Univers (E1)'" fo:font-size="9pt" fo:font-style="normal" fo:text-shadow="none" style:text-underline-style="none" fo:font-weight="normal" style:font-size-asian="9pt" style:font-style-asian="normal" style:font-weight-asian="normal" style:font-name-complex="Univers (E1)" style:font-family-complex="'Univers (E1)'" style:font-size-complex="9pt" style:font-style-complex="normal" style:font-weight-complex="normal"/>
    </style:style>
    <style:style style:name="Normal_5f_Redes_20_de_20_Transporte_20_e_20_Tráfego" style:display-name="Normal_Redes de Transporte e Tráfeg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regu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nivers (E1)" fo:font-family="'Univers (E1)'" fo:font-size="6pt" fo:font-style="normal" fo:text-shadow="none" style:text-underline-style="none" fo:font-weight="normal" style:font-size-asian="6pt" style:font-style-asian="normal" style:font-weight-asian="normal" style:font-name-complex="Univers (E1)" style:font-family-complex="'Univers (E1)'" style:font-size-complex="6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2_5f_1" style:display-name="Excel_CondFormat_1_2_1" style:family="table-cell" style:parent-style-name="Default">
      <style:text-properties fo:color="#0000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mm" fo:margin-bottom="1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0mm" fo:margin-bottom="20mm" fo:margin-left="13mm" fo:margin-right="13mm" style:first-page-number="continue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_20_1267" style:display-name="PageStyle_T 12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RI_5f_MAPINFO_5f_SHEET" style:display-name="PageStyle_ESRI_MAPINFO_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trÃopostaas para AnuÃ¡rio\transportes\passageiros\metrÃ´\MetrÃ´ Rio - Indicadores.htm MetrÃ´ Rio - Indicadores</dc:title>
    <meta:initial-creator>Adriano Alem</meta:initial-creator>
    <meta:creation-date>2000-01-05T15:47:35</meta:creation-date>
    <dc:date>2018-11-19T23:23:03.544000000</dc:date>
    <meta:print-date>2010-06-17T17:33:35</meta:print-date>
    <meta:editing-duration>PT1H10M4S</meta:editing-duration>
    <meta:editing-cycles>2</meta:editing-cycles>
    <meta:generator>LibreOffice/6.0.4.2$Windows_X86_64 LibreOffice_project/9b0d9b32d5dcda91d2f1a96dc04c645c450872bf</meta:generator>
    <meta:document-statistic meta:table-count="2" meta:cell-count="9434" meta:object-count="1"/>
    <meta:user-defined meta:name="ESRI_WORKBOOK_ID">d9f567fd1e73492f87c5861e274ba180</meta:user-defined>
  </office:meta>
</office:document-meta>
</file>